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" table:style-name="ta1">
        <table:shapes>
          <draw:frame draw:z-index="0" draw:style-name="gr1" draw:text-style-name="P1" svg:width="453.51pt" svg:height="255.09pt" svg:x="911.57pt" svg:y="142.84pt">
            <loext:p draw:notify-on-update-of-ranges="cpu.A2:cpu.A50 cpu.B1:cpu.B1 cpu.B2:cpu.B50 cpu.A2:cpu.A50 cpu.C1:cpu.C1 cpu.C2:cpu.C50 cpu.A2:cpu.A50 cpu.D1:cpu.D1 cpu.D2:cpu.D50 cpu.A2:cpu.A50 cpu.E1:cpu.E1 cpu.E2:cpu.E50 cpu.A2:cpu.A50 cpu.F1:cpu.F1 cpu.F2:cpu.F50 cpu.A2:cpu.A50 cpu.G1:cpu.G1 cpu.G2:cpu.G50 cpu.A2:cpu.A50 cpu.H1:cpu.H1 cpu.H2:cpu.H50 cpu.A2:cpu.A50 cpu.I1:cpu.I1 cpu.I2:cpu.I50 cpu.A2:cpu.A50 cpu.J1:cpu.J1 cpu.J2:cpu.J50 cpu.A2:cpu.A50 cpu.K1:cpu.K1 cpu.K2:cpu.K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usage_middle_RUN1</text:p>
          </table:table-cell>
          <table:table-cell office:value-type="string" calcext:value-type="string">
            <text:p>cpuusage_middle_RUN2</text:p>
          </table:table-cell>
          <table:table-cell office:value-type="string" calcext:value-type="string">
            <text:p>cpuusage_middle_RUN3</text:p>
          </table:table-cell>
          <table:table-cell office:value-type="string" calcext:value-type="string">
            <text:p>cpuusage_middle_RUN4</text:p>
          </table:table-cell>
          <table:table-cell office:value-type="string" calcext:value-type="string">
            <text:p>cpuusage_middle_RUN5</text:p>
          </table:table-cell>
          <table:table-cell office:value-type="string" calcext:value-type="string">
            <text:p>cpuusage_middle_RUN6</text:p>
          </table:table-cell>
          <table:table-cell office:value-type="string" calcext:value-type="string">
            <text:p>cpuusage_middle_RUN7</text:p>
          </table:table-cell>
          <table:table-cell office:value-type="string" calcext:value-type="string">
            <text:p>cpuusage_middle_RUN8</text:p>
          </table:table-cell>
          <table:table-cell office:value-type="string" calcext:value-type="string">
            <text:p>cpuusage_middle_RUN9</text:p>
          </table:table-cell>
          <table:table-cell office:value-type="string" calcext:value-type="string">
            <text:p>cpuusage_middle_RUN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7" calcext:value-type="float">
            <text:p>987</text:p>
          </table:table-cell>
          <table:table-cell office:value-type="float" office:value="990" calcext:value-type="float">
            <text:p>990</text:p>
          </table:table-cell>
          <table:table-cell office:value-type="float" office:value="994" calcext:value-type="float">
            <text:p>994</text:p>
          </table:table-cell>
          <table:table-cell office:value-type="float" office:value="980" calcext:value-type="float">
            <text:p>980</text:p>
          </table:table-cell>
          <table:table-cell office:value-type="float" office:value="989" calcext:value-type="float">
            <text:p>989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992" calcext:value-type="float">
            <text:p>992</text:p>
          </table:table-cell>
          <table:table-cell office:value-type="float" office:value="981" calcext:value-type="float">
            <text:p>981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office:value-type="float" office:value="995" calcext:value-type="float">
            <text:p>995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5" calcext:value-type="float">
            <text:p>985</text:p>
          </table:table-cell>
          <table:table-cell office:value-type="float" office:value="992" calcext:value-type="float">
            <text:p>992</text:p>
          </table:table-cell>
          <table:table-cell office:value-type="float" office:value="984" calcext:value-type="float">
            <text:p>984</text:p>
          </table:table-cell>
          <table:table-cell office:value-type="float" office:value="991" calcext:value-type="float">
            <text:p>991</text:p>
          </table:table-cell>
          <table:table-cell office:value-type="float" office:value="988" calcext:value-type="float">
            <text:p>988</text:p>
          </table:table-cell>
          <table:table-cell office:value-type="float" office:value="986" calcext:value-type="float">
            <text:p>986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85" calcext:value-type="float">
            <text:p>985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6" calcext:value-type="float">
            <text:p>986</text:p>
          </table:table-cell>
          <table:table-cell office:value-type="float" office:value="990" calcext:value-type="float">
            <text:p>990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996" calcext:value-type="float">
            <text:p>996</text:p>
          </table:table-cell>
          <table:table-cell office:value-type="float" office:value="983" calcext:value-type="float">
            <text:p>983</text:p>
          </table:table-cell>
          <table:table-cell office:value-type="float" office:value="990" calcext:value-type="float">
            <text:p>990</text:p>
          </table:table-cell>
          <table:table-cell office:value-type="float" office:value="995" calcext:value-type="float">
            <text:p>995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" calcext:value-type="float">
            <text:p>978</text:p>
          </table:table-cell>
          <table:table-cell office:value-type="float" office:value="991" calcext:value-type="float">
            <text:p>991</text:p>
          </table:table-cell>
          <table:table-cell office:value-type="float" office:value="978" calcext:value-type="float">
            <text:p>978</text:p>
          </table:table-cell>
          <table:table-cell office:value-type="float" office:value="963" calcext:value-type="float">
            <text:p>963</text:p>
          </table:table-cell>
          <table:table-cell office:value-type="float" office:value="985" calcext:value-type="float">
            <text:p>985</text:p>
          </table:table-cell>
          <table:table-cell office:value-type="float" office:value="991" calcext:value-type="float">
            <text:p>991</text:p>
          </table:table-cell>
          <table:table-cell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  <table:table-cell office:value-type="float" office:value="990" calcext:value-type="float">
            <text:p>990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0" calcext:value-type="float">
            <text:p>990</text:p>
          </table:table-cell>
          <table:table-cell office:value-type="float" office:value="982" calcext:value-type="float">
            <text:p>982</text:p>
          </table:table-cell>
          <table:table-cell office:value-type="float" office:value="976" calcext:value-type="float">
            <text:p>976</text:p>
          </table:table-cell>
          <table:table-cell office:value-type="float" office:value="965" calcext:value-type="float">
            <text:p>965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8" calcext:value-type="float">
            <text:p>988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4" calcext:value-type="float">
            <text:p>974</text:p>
          </table:table-cell>
          <table:table-cell office:value-type="float" office:value="973" calcext:value-type="float">
            <text:p>973</text:p>
          </table:table-cell>
          <table:table-cell office:value-type="float" office:value="969" calcext:value-type="float">
            <text:p>969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office:value-type="float" office:value="976" calcext:value-type="float">
            <text:p>976</text:p>
          </table:table-cell>
          <table:table-cell office:value-type="float" office:value="971" calcext:value-type="float">
            <text:p>971</text:p>
          </table:table-cell>
          <table:table-cell office:value-type="float" office:value="994" calcext:value-type="float">
            <text:p>994</text:p>
          </table:table-cell>
          <table:table-cell office:value-type="float" office:value="983" calcext:value-type="float">
            <text:p>983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  <table:table-cell office:value-type="float" office:value="929" calcext:value-type="float">
            <text:p>929</text:p>
          </table:table-cell>
          <table:table-cell office:value-type="float" office:value="973" calcext:value-type="float">
            <text:p>973</text:p>
          </table:table-cell>
          <table:table-cell office:value-type="float" office:value="978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6" calcext:value-type="float">
            <text:p>936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972" calcext:value-type="float">
            <text:p>972</text:p>
          </table:table-cell>
          <table:table-cell office:value-type="float" office:value="975" calcext:value-type="float">
            <text:p>975</text:p>
          </table:table-cell>
          <table:table-cell office:value-type="float" office:value="988" calcext:value-type="float">
            <text:p>988</text:p>
          </table:table-cell>
          <table:table-cell office:value-type="float" office:value="994" calcext:value-type="float">
            <text:p>994</text:p>
          </table:table-cell>
          <table:table-cell office:value-type="float" office:value="985" calcext:value-type="float">
            <text:p>985</text:p>
          </table:table-cell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905" calcext:value-type="float">
            <text:p>905</text:p>
          </table:table-cell>
          <table:table-cell office:value-type="float" office:value="931" calcext:value-type="float">
            <text:p>931</text:p>
          </table:table-cell>
          <table:table-cell office:value-type="float" office:value="966" calcext:value-type="float">
            <text:p>966</text:p>
          </table:table-cell>
          <table:table-cell office:value-type="float" office:value="972" calcext:value-type="float">
            <text:p>972</text:p>
          </table:table-cell>
          <table:table-cell office:value-type="float" office:value="994" calcext:value-type="float">
            <text:p>994</text:p>
          </table:table-cell>
          <table:table-cell office:value-type="float" office:value="992" calcext:value-type="float">
            <text:p>992</text:p>
          </table:table-cell>
          <table:table-cell office:value-type="float" office:value="981" calcext:value-type="float">
            <text:p>981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2" calcext:value-type="float">
            <text:p>882</text:p>
          </table:table-cell>
          <table:table-cell office:value-type="float" office:value="902" calcext:value-type="float">
            <text:p>902</text:p>
          </table:table-cell>
          <table:table-cell office:value-type="float" office:value="827" calcext:value-type="float">
            <text:p>827</text:p>
          </table:table-cell>
          <table:table-cell office:value-type="float" office:value="942" calcext:value-type="float">
            <text:p>942</text:p>
          </table:table-cell>
          <table:table-cell office:value-type="float" office:value="935" calcext:value-type="float">
            <text:p>935</text:p>
          </table:table-cell>
          <table:table-cell office:value-type="float" office:value="957" calcext:value-type="float">
            <text:p>957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float" office:value="969" calcext:value-type="float">
            <text:p>969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888" calcext:value-type="float">
            <text:p>888</text:p>
          </table:table-cell>
          <table:table-cell office:value-type="float" office:value="820" calcext:value-type="float">
            <text:p>820</text:p>
          </table:table-cell>
          <table:table-cell office:value-type="float" office:value="946" calcext:value-type="float">
            <text:p>946</text:p>
          </table:table-cell>
          <table:table-cell office:value-type="float" office:value="897" calcext:value-type="float">
            <text:p>897</text:p>
          </table:table-cell>
          <table:table-cell office:value-type="float" office:value="939" calcext:value-type="float">
            <text:p>939</text:p>
          </table:table-cell>
          <table:table-cell office:value-type="float" office:value="973" calcext:value-type="float">
            <text:p>973</text:p>
          </table:table-cell>
          <table:table-cell office:value-type="float" office:value="982" calcext:value-type="float">
            <text:p>982</text:p>
          </table:table-cell>
          <table:table-cell office:value-type="float" office:value="973" calcext:value-type="float">
            <text:p>973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0" calcext:value-type="float">
            <text:p>820</text:p>
          </table:table-cell>
          <table:table-cell office:value-type="float" office:value="846" calcext:value-type="float">
            <text:p>846</text:p>
          </table:table-cell>
          <table:table-cell office:value-type="float" office:value="805" calcext:value-type="float">
            <text:p>805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968" calcext:value-type="float">
            <text:p>968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1" calcext:value-type="float">
            <text:p>761</text:p>
          </table:table-cell>
          <table:table-cell office:value-type="float" office:value="789" calcext:value-type="float">
            <text:p>789</text:p>
          </table:table-cell>
          <table:table-cell office:value-type="float" office:value="802" calcext:value-type="float">
            <text:p>802</text:p>
          </table:table-cell>
          <table:table-cell office:value-type="float" office:value="922" calcext:value-type="float">
            <text:p>922</text:p>
          </table:table-cell>
          <table:table-cell office:value-type="float" office:value="906" calcext:value-type="float">
            <text:p>906</text:p>
          </table:table-cell>
          <table:table-cell office:value-type="float" office:value="834" calcext:value-type="float">
            <text:p>834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office:value-type="float" office:value="945" calcext:value-type="float">
            <text:p>945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4" calcext:value-type="float">
            <text:p>754</text:p>
          </table:table-cell>
          <table:table-cell office:value-type="float" office:value="753" calcext:value-type="float">
            <text:p>753</text:p>
          </table:table-cell>
          <table:table-cell office:value-type="float" office:value="790" calcext:value-type="float">
            <text:p>790</text:p>
          </table:table-cell>
          <table:table-cell office:value-type="float" office:value="927" calcext:value-type="float">
            <text:p>927</text:p>
          </table:table-cell>
          <table:table-cell office:value-type="float" office:value="906" calcext:value-type="float">
            <text:p>906</text:p>
          </table:table-cell>
          <table:table-cell office:value-type="float" office:value="831" calcext:value-type="float">
            <text:p>831</text:p>
          </table:table-cell>
          <table:table-cell office:value-type="float" office:value="975" calcext:value-type="float">
            <text:p>975</text:p>
          </table:table-cell>
          <table:table-cell office:value-type="float" office:value="962" calcext:value-type="float">
            <text:p>962</text:p>
          </table:table-cell>
          <table:table-cell office:value-type="float" office:value="946" calcext:value-type="float">
            <text:p>946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1" calcext:value-type="float">
            <text:p>741</text:p>
          </table:table-cell>
          <table:table-cell office:value-type="float" office:value="708" calcext:value-type="float">
            <text:p>708</text:p>
          </table:table-cell>
          <table:table-cell office:value-type="float" office:value="762" calcext:value-type="float">
            <text:p>762</text:p>
          </table:table-cell>
          <table:table-cell office:value-type="float" office:value="913" calcext:value-type="float">
            <text:p>913</text:p>
          </table:table-cell>
          <table:table-cell office:value-type="float" office:value="880" calcext:value-type="float">
            <text:p>880</text:p>
          </table:table-cell>
          <table:table-cell office:value-type="float" office:value="827" calcext:value-type="float">
            <text:p>827</text:p>
          </table:table-cell>
          <table:table-cell office:value-type="float" office:value="965" calcext:value-type="float">
            <text:p>965</text:p>
          </table:table-cell>
          <table:table-cell office:value-type="float" office:value="920" calcext:value-type="float">
            <text:p>920</text:p>
          </table:table-cell>
          <table:table-cell office:value-type="float" office:value="899" calcext:value-type="float">
            <text:p>899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4" calcext:value-type="float">
            <text:p>724</text:p>
          </table:table-cell>
          <table:table-cell office:value-type="float" office:value="639" calcext:value-type="float">
            <text:p>639</text:p>
          </table:table-cell>
          <table:table-cell office:value-type="float" office:value="768" calcext:value-type="float">
            <text:p>768</text:p>
          </table:table-cell>
          <table:table-cell office:value-type="float" office:value="857" calcext:value-type="float">
            <text:p>857</text:p>
          </table:table-cell>
          <table:table-cell office:value-type="float" office:value="823" calcext:value-type="float">
            <text:p>823</text:p>
          </table:table-cell>
          <table:table-cell office:value-type="float" office:value="818" calcext:value-type="float">
            <text:p>818</text:p>
          </table:table-cell>
          <table:table-cell office:value-type="float" office:value="955" calcext:value-type="float">
            <text:p>955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0" calcext:value-type="float">
            <text:p>730</text:p>
          </table:table-cell>
          <table:table-cell office:value-type="float" office:value="634" calcext:value-type="float">
            <text:p>634</text:p>
          </table:table-cell>
          <table:table-cell office:value-type="float" office:value="762" calcext:value-type="float">
            <text:p>762</text:p>
          </table:table-cell>
          <table:table-cell office:value-type="float" office:value="830" calcext:value-type="float">
            <text:p>830</text:p>
          </table:table-cell>
          <table:table-cell office:value-type="float" office:value="783" calcext:value-type="float">
            <text:p>783</text:p>
          </table:table-cell>
          <table:table-cell office:value-type="float" office:value="825" calcext:value-type="float">
            <text:p>825</text:p>
          </table:table-cell>
          <table:table-cell office:value-type="float" office:value="962" calcext:value-type="float">
            <text:p>962</text:p>
          </table:table-cell>
          <table:table-cell office:value-type="float" office:value="805" calcext:value-type="float">
            <text:p>805</text:p>
          </table:table-cell>
          <table:table-cell office:value-type="float" office:value="831" calcext:value-type="float">
            <text:p>831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7" calcext:value-type="float">
            <text:p>707</text:p>
          </table:table-cell>
          <table:table-cell office:value-type="float" office:value="312" calcext:value-type="float">
            <text:p>312</text:p>
          </table:table-cell>
          <table:table-cell office:value-type="float" office:value="757" calcext:value-type="float">
            <text:p>757</text:p>
          </table:table-cell>
          <table:table-cell office:value-type="float" office:value="814" calcext:value-type="float">
            <text:p>814</text:p>
          </table:table-cell>
          <table:table-cell office:value-type="float" office:value="755" calcext:value-type="float">
            <text:p>755</text:p>
          </table:table-cell>
          <table:table-cell office:value-type="float" office:value="833" calcext:value-type="float">
            <text:p>833</text:p>
          </table:table-cell>
          <table:table-cell office:value-type="float" office:value="953" calcext:value-type="float">
            <text:p>953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1" calcext:value-type="float">
            <text:p>671</text:p>
          </table:table-cell>
          <table:table-cell office:value-type="float" office:value="608" calcext:value-type="float">
            <text:p>608</text:p>
          </table:table-cell>
          <table:table-cell office:value-type="float" office:value="734" calcext:value-type="float">
            <text:p>734</text:p>
          </table:table-cell>
          <table:table-cell office:value-type="float" office:value="782" calcext:value-type="float">
            <text:p>782</text:p>
          </table:table-cell>
          <table:table-cell office:value-type="float" office:value="694" calcext:value-type="float">
            <text:p>694</text:p>
          </table:table-cell>
          <table:table-cell office:value-type="float" office:value="833" calcext:value-type="float">
            <text:p>833</text:p>
          </table:table-cell>
          <table:table-cell office:value-type="float" office:value="914" calcext:value-type="float">
            <text:p>914</text:p>
          </table:table-cell>
          <table:table-cell office:value-type="float" office:value="693" calcext:value-type="float">
            <text:p>693</text:p>
          </table:table-cell>
          <table:table-cell office:value-type="float" office:value="716" calcext:value-type="float">
            <text:p>716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7" calcext:value-type="float">
            <text:p>657</text:p>
          </table:table-cell>
          <table:table-cell office:value-type="float" office:value="619" calcext:value-type="float">
            <text:p>619</text:p>
          </table:table-cell>
          <table:table-cell office:value-type="float" office:value="724" calcext:value-type="float">
            <text:p>724</text:p>
          </table:table-cell>
          <table:table-cell office:value-type="float" office:value="760" calcext:value-type="float">
            <text:p>760</text:p>
          </table:table-cell>
          <table:table-cell office:value-type="float" office:value="642" calcext:value-type="float">
            <text:p>642</text:p>
          </table:table-cell>
          <table:table-cell office:value-type="float" office:value="817" calcext:value-type="float">
            <text:p>817</text:p>
          </table:table-cell>
          <table:table-cell office:value-type="float" office:value="866" calcext:value-type="float">
            <text:p>866</text:p>
          </table:table-cell>
          <table:table-cell office:value-type="float" office:value="681" calcext:value-type="float">
            <text:p>681</text:p>
          </table:table-cell>
          <table:table-cell office:value-type="float" office:value="710" calcext:value-type="float">
            <text:p>710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2" calcext:value-type="float">
            <text:p>652</text:p>
          </table:table-cell>
          <table:table-cell office:value-type="float" office:value="634" calcext:value-type="float">
            <text:p>634</text:p>
          </table:table-cell>
          <table:table-cell office:value-type="float" office:value="719" calcext:value-type="float">
            <text:p>719</text:p>
          </table:table-cell>
          <table:table-cell office:value-type="float" office:value="738" calcext:value-type="float">
            <text:p>738</text:p>
          </table:table-cell>
          <table:table-cell office:value-type="float" office:value="655" calcext:value-type="float">
            <text:p>655</text:p>
          </table:table-cell>
          <table:table-cell office:value-type="float" office:value="796" calcext:value-type="float">
            <text:p>796</text:p>
          </table:table-cell>
          <table:table-cell office:value-type="float" office:value="863" calcext:value-type="float">
            <text:p>863</text:p>
          </table:table-cell>
          <table:table-cell office:value-type="float" office:value="673" calcext:value-type="float">
            <text:p>673</text:p>
          </table:table-cell>
          <table:table-cell office:value-type="float" office:value="732" calcext:value-type="float">
            <text:p>732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5" calcext:value-type="float">
            <text:p>735</text:p>
          </table:table-cell>
          <table:table-cell office:value-type="float" office:value="673" calcext:value-type="float">
            <text:p>673</text:p>
          </table:table-cell>
          <table:table-cell office:value-type="float" office:value="719" calcext:value-type="float">
            <text:p>719</text:p>
          </table:table-cell>
          <table:table-cell office:value-type="float" office:value="690" calcext:value-type="float">
            <text:p>690</text:p>
          </table:table-cell>
          <table:table-cell office:value-type="float" office:value="616" calcext:value-type="float">
            <text:p>616</text:p>
          </table:table-cell>
          <table:table-cell office:value-type="float" office:value="764" calcext:value-type="float">
            <text:p>764</text:p>
          </table:table-cell>
          <table:table-cell office:value-type="float" office:value="856" calcext:value-type="float">
            <text:p>856</text:p>
          </table:table-cell>
          <table:table-cell office:value-type="float" office:value="642" calcext:value-type="float">
            <text:p>642</text:p>
          </table:table-cell>
          <table:table-cell office:value-type="float" office:value="744" calcext:value-type="float">
            <text:p>744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4" calcext:value-type="float">
            <text:p>774</text:p>
          </table:table-cell>
          <table:table-cell office:value-type="float" office:value="650" calcext:value-type="float">
            <text:p>650</text:p>
          </table:table-cell>
          <table:table-cell office:value-type="float" office:value="739" calcext:value-type="float">
            <text:p>739</text:p>
          </table:table-cell>
          <table:table-cell office:value-type="float" office:value="660" calcext:value-type="float">
            <text:p>660</text:p>
          </table:table-cell>
          <table:table-cell office:value-type="float" office:value="590" calcext:value-type="float">
            <text:p>590</text:p>
          </table:table-cell>
          <table:table-cell office:value-type="float" office:value="746" calcext:value-type="float">
            <text:p>746</text:p>
          </table:table-cell>
          <table:table-cell office:value-type="float" office:value="838" calcext:value-type="float">
            <text:p>838</text:p>
          </table:table-cell>
          <table:table-cell office:value-type="float" office:value="611" calcext:value-type="float">
            <text:p>611</text:p>
          </table:table-cell>
          <table:table-cell office:value-type="float" office:value="728" calcext:value-type="float">
            <text:p>728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7" calcext:value-type="float">
            <text:p>737</text:p>
          </table:table-cell>
          <table:table-cell office:value-type="float" office:value="571" calcext:value-type="float">
            <text:p>571</text:p>
          </table:table-cell>
          <table:table-cell office:value-type="float" office:value="708" calcext:value-type="float">
            <text:p>708</text:p>
          </table:table-cell>
          <table:table-cell office:value-type="float" office:value="656" calcext:value-type="float">
            <text:p>656</text:p>
          </table:table-cell>
          <table:table-cell office:value-type="float" office:value="576" calcext:value-type="float">
            <text:p>576</text:p>
          </table:table-cell>
          <table:table-cell office:value-type="float" office:value="730" calcext:value-type="float">
            <text:p>730</text:p>
          </table:table-cell>
          <table:table-cell office:value-type="float" office:value="849" calcext:value-type="float">
            <text:p>849</text:p>
          </table:table-cell>
          <table:table-cell office:value-type="float" office:value="573" calcext:value-type="float">
            <text:p>573</text:p>
          </table:table-cell>
          <table:table-cell office:value-type="float" office:value="666" calcext:value-type="float">
            <text:p>666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0" calcext:value-type="float">
            <text:p>570</text:p>
          </table:table-cell>
          <table:table-cell office:value-type="float" office:value="494" calcext:value-type="float">
            <text:p>494</text:p>
          </table:table-cell>
          <table:table-cell office:value-type="float" office:value="671" calcext:value-type="float">
            <text:p>671</text:p>
          </table:table-cell>
          <table:table-cell office:value-type="float" office:value="618" calcext:value-type="float">
            <text:p>618</text:p>
          </table:table-cell>
          <table:table-cell office:value-type="float" office:value="567" calcext:value-type="float">
            <text:p>567</text:p>
          </table:table-cell>
          <table:table-cell office:value-type="float" office:value="688" calcext:value-type="float">
            <text:p>688</text:p>
          </table:table-cell>
          <table:table-cell office:value-type="float" office:value="797" calcext:value-type="float">
            <text:p>797</text:p>
          </table:table-cell>
          <table:table-cell office:value-type="float" office:value="478" calcext:value-type="float">
            <text:p>478</text:p>
          </table:table-cell>
          <table:table-cell office:value-type="float" office:value="595" calcext:value-type="float">
            <text:p>595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492" calcext:value-type="float">
            <text:p>492</text:p>
          </table:table-cell>
          <table:table-cell office:value-type="float" office:value="583" calcext:value-type="float">
            <text:p>583</text:p>
          </table:table-cell>
          <table:table-cell office:value-type="float" office:value="597" calcext:value-type="float">
            <text:p>597</text:p>
          </table:table-cell>
          <table:table-cell office:value-type="float" office:value="587" calcext:value-type="float">
            <text:p>587</text:p>
          </table:table-cell>
          <table:table-cell office:value-type="float" office:value="678" calcext:value-type="float">
            <text:p>678</text:p>
          </table:table-cell>
          <table:table-cell office:value-type="float" office:value="757" calcext:value-type="float">
            <text:p>757</text:p>
          </table:table-cell>
          <table:table-cell office:value-type="float" office:value="458" calcext:value-type="float">
            <text:p>458</text:p>
          </table:table-cell>
          <table:table-cell office:value-type="float" office:value="554" calcext:value-type="float">
            <text:p>554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 office:value-type="float" office:value="457" calcext:value-type="float">
            <text:p>457</text:p>
          </table:table-cell>
          <table:table-cell office:value-type="float" office:value="656" calcext:value-type="float">
            <text:p>656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623" calcext:value-type="float">
            <text:p>623</text:p>
          </table:table-cell>
          <table:table-cell office:value-type="float" office:value="729" calcext:value-type="float">
            <text:p>729</text:p>
          </table:table-cell>
          <table:table-cell office:value-type="float" office:value="431" calcext:value-type="float">
            <text:p>431</text:p>
          </table:table-cell>
          <table:table-cell office:value-type="float" office:value="523" calcext:value-type="float">
            <text:p>52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3" calcext:value-type="float">
            <text:p>603</text:p>
          </table:table-cell>
          <table:table-cell office:value-type="float" office:value="388" calcext:value-type="float">
            <text:p>388</text:p>
          </table:table-cell>
          <table:table-cell office:value-type="float" office:value="637" calcext:value-type="float">
            <text:p>637</text:p>
          </table:table-cell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694" calcext:value-type="float">
            <text:p>694</text:p>
          </table:table-cell>
          <table:table-cell office:value-type="float" office:value="403" calcext:value-type="float">
            <text:p>403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3" calcext:value-type="float">
            <text:p>563</text:p>
          </table:table-cell>
          <table:table-cell office:value-type="float" office:value="415" calcext:value-type="float">
            <text:p>415</text:p>
          </table:table-cell>
          <table:table-cell office:value-type="float" office:value="631" calcext:value-type="float">
            <text:p>631</text:p>
          </table:table-cell>
          <table:table-cell office:value-type="float" office:value="502" calcext:value-type="float">
            <text:p>502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617" calcext:value-type="float">
            <text:p>617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7" calcext:value-type="float">
            <text:p>547</text:p>
          </table:table-cell>
          <table:table-cell office:value-type="float" office:value="410" calcext:value-type="float">
            <text:p>410</text:p>
          </table:table-cell>
          <table:table-cell office:value-type="float" office:value="594" calcext:value-type="float">
            <text:p>594</text:p>
          </table:table-cell>
          <table:table-cell office:value-type="float" office:value="461" calcext:value-type="float">
            <text:p>461</text:p>
          </table:table-cell>
          <table:table-cell office:value-type="float" office:value="440" calcext:value-type="float">
            <text:p>440</text:p>
          </table:table-cell>
          <table:table-cell office:value-type="float" office:value="535" calcext:value-type="float">
            <text:p>535</text:p>
          </table:table-cell>
          <table:table-cell office:value-type="float" office:value="607" calcext:value-type="float">
            <text:p>607</text:p>
          </table:table-cell>
          <table:table-cell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office:value-type="float" office:value="433" calcext:value-type="float">
            <text:p>433</text:p>
          </table:table-cell>
          <table:table-cell office:value-type="float" office:value="547" calcext:value-type="float">
            <text:p>547</text:p>
          </table:table-cell>
          <table:table-cell office:value-type="float" office:value="355" calcext:value-type="float">
            <text:p>355</text:p>
          </table:table-cell>
          <table:table-cell office:value-type="float" office:value="399" calcext:value-type="float">
            <text:p>399</text:p>
          </table:table-cell>
          <table:table-cell office:value-type="float" office:value="538" calcext:value-type="float">
            <text:p>538</text:p>
          </table:table-cell>
          <table:table-cell office:value-type="float" office:value="578" calcext:value-type="float">
            <text:p>578</text:p>
          </table:table-cell>
          <table:table-cell office:value-type="float" office:value="343" calcext:value-type="float">
            <text:p>343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5" calcext:value-type="float">
            <text:p>465</text:p>
          </table:table-cell>
          <table:table-cell office:value-type="float" office:value="417" calcext:value-type="float">
            <text:p>417</text:p>
          </table:table-cell>
          <table:table-cell office:value-type="float" office:value="531" calcext:value-type="float">
            <text:p>531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541" calcext:value-type="float">
            <text:p>541</text:p>
          </table:table-cell>
          <table:table-cell office:value-type="float" office:value="574" calcext:value-type="float">
            <text:p>574</text:p>
          </table:table-cell>
          <table:table-cell office:value-type="float" office:value="318" calcext:value-type="float">
            <text:p>318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" calcext:value-type="float">
            <text:p>431</text:p>
          </table:table-cell>
          <table:table-cell office:value-type="float" office:value="378" calcext:value-type="float">
            <text:p>378</text:p>
          </table:table-cell>
          <table:table-cell office:value-type="float" office:value="494" calcext:value-type="float">
            <text:p>494</text:p>
          </table:table-cell>
          <table:table-cell office:value-type="float" office:value="301" calcext:value-type="float">
            <text:p>301</text:p>
          </table:table-cell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office:value-type="float" office:value="543" calcext:value-type="float">
            <text:p>543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  <table:table-cell office:value-type="float" office:value="431" calcext:value-type="float">
            <text:p>431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409" calcext:value-type="float">
            <text:p>409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378" calcext:value-type="float">
            <text:p>378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310" calcext:value-type="float">
            <text:p>31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71" calcext:value-type="float">
            <text:p>271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58" calcext:value-type="float">
            <text:p>258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table table:name="users" table:style-name="ta1">
        <table:shapes>
          <draw:frame draw:z-index="0" draw:style-name="gr1" draw:text-style-name="P1" svg:width="453.51pt" svg:height="255.09pt" svg:x="726.6pt" svg:y="304.44pt">
            <loext:p draw:notify-on-update-of-ranges="users.A2:users.A50 users.B1:users.B1 users.B2:users.B50 users.A2:users.A50 users.C1:users.C1 users.C2:users.C50 users.A2:users.A50 users.D1:users.D1 users.D2:users.D50 users.A2:users.A50 users.E1:users.E1 users.E2:users.E50 users.A2:users.A50 users.F1:users.F1 users.F2:users.F50 users.A2:users.A50 users.G1:users.G1 users.G2:users.G50 users.A2:users.A50 users.H1:users.H1 users.H2:users.H50 users.A2:users.A50 users.I1:users.I1 users.I2:users.I50 users.A2:users.A50 users.J1:users.J1 users.J2:users.J50 users.A2:users.A50 users.K1:users.K1 users.K2:users.K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locustusers_RUN1</text:p>
          </table:table-cell>
          <table:table-cell office:value-type="string" calcext:value-type="string">
            <text:p>locustusers_RUN2</text:p>
          </table:table-cell>
          <table:table-cell office:value-type="string" calcext:value-type="string">
            <text:p>locustusers_RUN3</text:p>
          </table:table-cell>
          <table:table-cell office:value-type="string" calcext:value-type="string">
            <text:p>locustusers_RUN4</text:p>
          </table:table-cell>
          <table:table-cell office:value-type="string" calcext:value-type="string">
            <text:p>locustusers_RUN5</text:p>
          </table:table-cell>
          <table:table-cell office:value-type="string" calcext:value-type="string">
            <text:p>locustusers_RUN6</text:p>
          </table:table-cell>
          <table:table-cell office:value-type="string" calcext:value-type="string">
            <text:p>locustusers_RUN7</text:p>
          </table:table-cell>
          <table:table-cell office:value-type="string" calcext:value-type="string">
            <text:p>locustusers_RUN8</text:p>
          </table:table-cell>
          <table:table-cell office:value-type="string" calcext:value-type="string">
            <text:p>locustusers_RUN9</text:p>
          </table:table-cell>
          <table:table-cell office:value-type="string" calcext:value-type="string">
            <text:p>locustusers_RUN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589" calcext:value-type="float">
            <text:p>58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7" calcext:value-type="float">
            <text:p>547</text:p>
          </table:table-cell>
          <table:table-cell office:value-type="float" office:value="582" calcext:value-type="float">
            <text:p>582</text:p>
          </table:table-cell>
          <table:table-cell office:value-type="float" office:value="523" calcext:value-type="float">
            <text:p>523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7" calcext:value-type="float">
            <text:p>547</text:p>
          </table:table-cell>
          <table:table-cell office:value-type="float" office:value="582" calcext:value-type="float">
            <text:p>582</text:p>
          </table:table-cell>
          <table:table-cell office:value-type="float" office:value="523" calcext:value-type="float">
            <text:p>523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" calcext:value-type="float">
            <text:p>547</text:p>
          </table:table-cell>
          <table:table-cell office:value-type="float" office:value="582" calcext:value-type="float">
            <text:p>582</text:p>
          </table:table-cell>
          <table:table-cell office:value-type="float" office:value="523" calcext:value-type="float">
            <text:p>523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office:value-type="float" office:value="521" calcext:value-type="float">
            <text:p>521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535" calcext:value-type="float">
            <text:p>535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7" calcext:value-type="float">
            <text:p>53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5" calcext:value-type="float">
            <text:p>505</text:p>
          </table:table-cell>
          <table:table-cell office:value-type="float" office:value="521" calcext:value-type="float">
            <text:p>521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535" calcext:value-type="float">
            <text:p>535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7" calcext:value-type="float">
            <text:p>53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5" calcext:value-type="float">
            <text:p>505</text:p>
          </table:table-cell>
          <table:table-cell office:value-type="float" office:value="521" calcext:value-type="float">
            <text:p>521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535" calcext:value-type="float">
            <text:p>535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483" calcext:value-type="float">
            <text:p>48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425" calcext:value-type="float">
            <text:p>425</text:p>
          </table:table-cell>
          <table:table-cell office:value-type="float" office:value="366" calcext:value-type="float">
            <text:p>366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2" calcext:value-type="float">
            <text:p>392</text:p>
          </table:table-cell>
          <table:table-cell office:value-type="float" office:value="425" calcext:value-type="float">
            <text:p>425</text:p>
          </table:table-cell>
          <table:table-cell office:value-type="float" office:value="366" calcext:value-type="float">
            <text:p>366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2" calcext:value-type="float">
            <text:p>392</text:p>
          </table:table-cell>
          <table:table-cell office:value-type="float" office:value="425" calcext:value-type="float">
            <text:p>425</text:p>
          </table:table-cell>
          <table:table-cell office:value-type="float" office:value="366" calcext:value-type="float">
            <text:p>366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66" calcext:value-type="float">
            <text:p>4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06" calcext:value-type="float">
            <text:p>4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378" calcext:value-type="float">
            <text:p>378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403" calcext:value-type="float">
            <text:p>4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403" calcext:value-type="float">
            <text:p>4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office:value-type="float" office:value="355" calcext:value-type="float">
            <text:p>355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403" calcext:value-type="float">
            <text:p>403</text:p>
          </table:table-cell>
          <table:table-cell office:value-type="float" office:value="312" calcext:value-type="float">
            <text:p>312</text:p>
          </table:table-cell>
          <table:table-cell office:value-type="float" office:value="339" calcext:value-type="float">
            <text:p>33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339" calcext:value-type="float">
            <text:p>33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339" calcext:value-type="float">
            <text:p>33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" calcext:value-type="float">
            <text:p>327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office:value-type="float" office:value="282" calcext:value-type="float">
            <text:p>282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office:value-type="float" office:value="282" calcext:value-type="float">
            <text:p>282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office:value-type="float" office:value="282" calcext:value-type="float">
            <text:p>282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ul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200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734" calcext:value-type="float">
            <text:p>52734</text:p>
          </table:table-cell>
          <table:table-cell office:value-type="float" office:value="48687" calcext:value-type="float">
            <text:p>48687</text:p>
          </table:table-cell>
          <table:table-cell office:value-type="float" office:value="54245" calcext:value-type="float">
            <text:p>54245</text:p>
          </table:table-cell>
          <table:table-cell office:value-type="float" office:value="51746" calcext:value-type="float">
            <text:p>51746</text:p>
          </table:table-cell>
          <table:table-cell office:value-type="float" office:value="50853" calcext:value-type="float">
            <text:p>50853</text:p>
          </table:table-cell>
          <table:table-cell office:value-type="float" office:value="55018" calcext:value-type="float">
            <text:p>55018</text:p>
          </table:table-cell>
          <table:table-cell office:value-type="float" office:value="58280" calcext:value-type="float">
            <text:p>58280</text:p>
          </table:table-cell>
          <table:table-cell office:value-type="float" office:value="50362" calcext:value-type="float">
            <text:p>50362</text:p>
          </table:table-cell>
          <table:table-cell office:value-type="float" office:value="51948" calcext:value-type="float">
            <text:p>51948</text:p>
          </table:table-cell>
          <table:table-cell office:value-type="float" office:value="51344" calcext:value-type="float">
            <text:p>513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951" calcext:value-type="float">
            <text:p>50951</text:p>
          </table:table-cell>
          <table:table-cell office:value-type="float" office:value="46902" calcext:value-type="float">
            <text:p>46902</text:p>
          </table:table-cell>
          <table:table-cell office:value-type="float" office:value="52486" calcext:value-type="float">
            <text:p>52486</text:p>
          </table:table-cell>
          <table:table-cell office:value-type="float" office:value="49989" calcext:value-type="float">
            <text:p>49989</text:p>
          </table:table-cell>
          <table:table-cell office:value-type="float" office:value="49075" calcext:value-type="float">
            <text:p>49075</text:p>
          </table:table-cell>
          <table:table-cell office:value-type="float" office:value="53277" calcext:value-type="float">
            <text:p>53277</text:p>
          </table:table-cell>
          <table:table-cell office:value-type="float" office:value="56601" calcext:value-type="float">
            <text:p>56601</text:p>
          </table:table-cell>
          <table:table-cell office:value-type="float" office:value="48613" calcext:value-type="float">
            <text:p>48613</text:p>
          </table:table-cell>
          <table:table-cell office:value-type="float" office:value="50271" calcext:value-type="float">
            <text:p>50271</text:p>
          </table:table-cell>
          <table:table-cell office:value-type="float" office:value="49771" calcext:value-type="float">
            <text:p>497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170" calcext:value-type="float">
            <text:p>49170</text:p>
          </table:table-cell>
          <table:table-cell office:value-type="float" office:value="45150" calcext:value-type="float">
            <text:p>45150</text:p>
          </table:table-cell>
          <table:table-cell office:value-type="float" office:value="50728" calcext:value-type="float">
            <text:p>50728</text:p>
          </table:table-cell>
          <table:table-cell office:value-type="float" office:value="48202" calcext:value-type="float">
            <text:p>48202</text:p>
          </table:table-cell>
          <table:table-cell office:value-type="float" office:value="47272" calcext:value-type="float">
            <text:p>47272</text:p>
          </table:table-cell>
          <table:table-cell office:value-type="float" office:value="51511" calcext:value-type="float">
            <text:p>51511</text:p>
          </table:table-cell>
          <table:table-cell office:value-type="float" office:value="54854" calcext:value-type="float">
            <text:p>54854</text:p>
          </table:table-cell>
          <table:table-cell office:value-type="float" office:value="46934" calcext:value-type="float">
            <text:p>46934</text:p>
          </table:table-cell>
          <table:table-cell office:value-type="float" office:value="48538" calcext:value-type="float">
            <text:p>48538</text:p>
          </table:table-cell>
          <table:table-cell office:value-type="float" office:value="48044" calcext:value-type="float">
            <text:p>48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432" calcext:value-type="float">
            <text:p>47432</text:p>
          </table:table-cell>
          <table:table-cell office:value-type="float" office:value="43358" calcext:value-type="float">
            <text:p>43358</text:p>
          </table:table-cell>
          <table:table-cell office:value-type="float" office:value="48951" calcext:value-type="float">
            <text:p>48951</text:p>
          </table:table-cell>
          <table:table-cell office:value-type="float" office:value="46425" calcext:value-type="float">
            <text:p>46425</text:p>
          </table:table-cell>
          <table:table-cell office:value-type="float" office:value="45474" calcext:value-type="float">
            <text:p>45474</text:p>
          </table:table-cell>
          <table:table-cell office:value-type="float" office:value="49756" calcext:value-type="float">
            <text:p>49756</text:p>
          </table:table-cell>
          <table:table-cell office:value-type="float" office:value="53125" calcext:value-type="float">
            <text:p>53125</text:p>
          </table:table-cell>
          <table:table-cell office:value-type="float" office:value="45268" calcext:value-type="float">
            <text:p>45268</text:p>
          </table:table-cell>
          <table:table-cell office:value-type="float" office:value="46770" calcext:value-type="float">
            <text:p>46770</text:p>
          </table:table-cell>
          <table:table-cell office:value-type="float" office:value="46266" calcext:value-type="float">
            <text:p>462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656" calcext:value-type="float">
            <text:p>45656</text:p>
          </table:table-cell>
          <table:table-cell office:value-type="float" office:value="41574" calcext:value-type="float">
            <text:p>41574</text:p>
          </table:table-cell>
          <table:table-cell office:value-type="float" office:value="47177" calcext:value-type="float">
            <text:p>47177</text:p>
          </table:table-cell>
          <table:table-cell office:value-type="float" office:value="44661" calcext:value-type="float">
            <text:p>44661</text:p>
          </table:table-cell>
          <table:table-cell office:value-type="float" office:value="43688" calcext:value-type="float">
            <text:p>43688</text:p>
          </table:table-cell>
          <table:table-cell office:value-type="float" office:value="47958" calcext:value-type="float">
            <text:p>47958</text:p>
          </table:table-cell>
          <table:table-cell office:value-type="float" office:value="51407" calcext:value-type="float">
            <text:p>51407</text:p>
          </table:table-cell>
          <table:table-cell office:value-type="float" office:value="43562" calcext:value-type="float">
            <text:p>43562</text:p>
          </table:table-cell>
          <table:table-cell office:value-type="float" office:value="44992" calcext:value-type="float">
            <text:p>44992</text:p>
          </table:table-cell>
          <table:table-cell office:value-type="float" office:value="44516" calcext:value-type="float">
            <text:p>445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831" calcext:value-type="float">
            <text:p>43831</text:p>
          </table:table-cell>
          <table:table-cell office:value-type="float" office:value="39745" calcext:value-type="float">
            <text:p>39745</text:p>
          </table:table-cell>
          <table:table-cell office:value-type="float" office:value="45388" calcext:value-type="float">
            <text:p>45388</text:p>
          </table:table-cell>
          <table:table-cell office:value-type="float" office:value="42831" calcext:value-type="float">
            <text:p>42831</text:p>
          </table:table-cell>
          <table:table-cell office:value-type="float" office:value="41884" calcext:value-type="float">
            <text:p>41884</text:p>
          </table:table-cell>
          <table:table-cell office:value-type="float" office:value="46149" calcext:value-type="float">
            <text:p>46149</text:p>
          </table:table-cell>
          <table:table-cell office:value-type="float" office:value="49669" calcext:value-type="float">
            <text:p>49669</text:p>
          </table:table-cell>
          <table:table-cell office:value-type="float" office:value="41825" calcext:value-type="float">
            <text:p>41825</text:p>
          </table:table-cell>
          <table:table-cell office:value-type="float" office:value="43205" calcext:value-type="float">
            <text:p>43205</text:p>
          </table:table-cell>
          <table:table-cell office:value-type="float" office:value="42796" calcext:value-type="float">
            <text:p>427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029" calcext:value-type="float">
            <text:p>42029</text:p>
          </table:table-cell>
          <table:table-cell office:value-type="float" office:value="37899" calcext:value-type="float">
            <text:p>37899</text:p>
          </table:table-cell>
          <table:table-cell office:value-type="float" office:value="43582" calcext:value-type="float">
            <text:p>43582</text:p>
          </table:table-cell>
          <table:table-cell office:value-type="float" office:value="41044" calcext:value-type="float">
            <text:p>41044</text:p>
          </table:table-cell>
          <table:table-cell office:value-type="float" office:value="40060" calcext:value-type="float">
            <text:p>40060</text:p>
          </table:table-cell>
          <table:table-cell office:value-type="float" office:value="44399" calcext:value-type="float">
            <text:p>44399</text:p>
          </table:table-cell>
          <table:table-cell office:value-type="float" office:value="47976" calcext:value-type="float">
            <text:p>47976</text:p>
          </table:table-cell>
          <table:table-cell office:value-type="float" office:value="40093" calcext:value-type="float">
            <text:p>40093</text:p>
          </table:table-cell>
          <table:table-cell office:value-type="float" office:value="41479" calcext:value-type="float">
            <text:p>41479</text:p>
          </table:table-cell>
          <table:table-cell office:value-type="float" office:value="41065" calcext:value-type="float">
            <text:p>410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242" calcext:value-type="float">
            <text:p>40242</text:p>
          </table:table-cell>
          <table:table-cell office:value-type="float" office:value="36081" calcext:value-type="float">
            <text:p>36081</text:p>
          </table:table-cell>
          <table:table-cell office:value-type="float" office:value="41775" calcext:value-type="float">
            <text:p>41775</text:p>
          </table:table-cell>
          <table:table-cell office:value-type="float" office:value="39258" calcext:value-type="float">
            <text:p>39258</text:p>
          </table:table-cell>
          <table:table-cell office:value-type="float" office:value="38264" calcext:value-type="float">
            <text:p>38264</text:p>
          </table:table-cell>
          <table:table-cell office:value-type="float" office:value="42587" calcext:value-type="float">
            <text:p>42587</text:p>
          </table:table-cell>
          <table:table-cell office:value-type="float" office:value="46292" calcext:value-type="float">
            <text:p>46292</text:p>
          </table:table-cell>
          <table:table-cell office:value-type="float" office:value="38385" calcext:value-type="float">
            <text:p>38385</text:p>
          </table:table-cell>
          <table:table-cell office:value-type="float" office:value="39711" calcext:value-type="float">
            <text:p>39711</text:p>
          </table:table-cell>
          <table:table-cell office:value-type="float" office:value="39346" calcext:value-type="float">
            <text:p>393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422" calcext:value-type="float">
            <text:p>38422</text:p>
          </table:table-cell>
          <table:table-cell office:value-type="float" office:value="34247" calcext:value-type="float">
            <text:p>34247</text:p>
          </table:table-cell>
          <table:table-cell office:value-type="float" office:value="39938" calcext:value-type="float">
            <text:p>39938</text:p>
          </table:table-cell>
          <table:table-cell office:value-type="float" office:value="37463" calcext:value-type="float">
            <text:p>37463</text:p>
          </table:table-cell>
          <table:table-cell office:value-type="float" office:value="36468" calcext:value-type="float">
            <text:p>36468</text:p>
          </table:table-cell>
          <table:table-cell office:value-type="float" office:value="40755" calcext:value-type="float">
            <text:p>40755</text:p>
          </table:table-cell>
          <table:table-cell office:value-type="float" office:value="44667" calcext:value-type="float">
            <text:p>44667</text:p>
          </table:table-cell>
          <table:table-cell office:value-type="float" office:value="36652" calcext:value-type="float">
            <text:p>36652</text:p>
          </table:table-cell>
          <table:table-cell office:value-type="float" office:value="37941" calcext:value-type="float">
            <text:p>37941</text:p>
          </table:table-cell>
          <table:table-cell office:value-type="float" office:value="37613" calcext:value-type="float">
            <text:p>376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654" calcext:value-type="float">
            <text:p>36654</text:p>
          </table:table-cell>
          <table:table-cell office:value-type="float" office:value="32505" calcext:value-type="float">
            <text:p>32505</text:p>
          </table:table-cell>
          <table:table-cell office:value-type="float" office:value="38235" calcext:value-type="float">
            <text:p>38235</text:p>
          </table:table-cell>
          <table:table-cell office:value-type="float" office:value="35748" calcext:value-type="float">
            <text:p>35748</text:p>
          </table:table-cell>
          <table:table-cell office:value-type="float" office:value="34704" calcext:value-type="float">
            <text:p>34704</text:p>
          </table:table-cell>
          <table:table-cell office:value-type="float" office:value="38954" calcext:value-type="float">
            <text:p>38954</text:p>
          </table:table-cell>
          <table:table-cell office:value-type="float" office:value="42933" calcext:value-type="float">
            <text:p>42933</text:p>
          </table:table-cell>
          <table:table-cell office:value-type="float" office:value="34944" calcext:value-type="float">
            <text:p>34944</text:p>
          </table:table-cell>
          <table:table-cell office:value-type="float" office:value="36163" calcext:value-type="float">
            <text:p>36163</text:p>
          </table:table-cell>
          <table:table-cell office:value-type="float" office:value="35869" calcext:value-type="float">
            <text:p>358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18" calcext:value-type="float">
            <text:p>34918</text:p>
          </table:table-cell>
          <table:table-cell office:value-type="float" office:value="30740" calcext:value-type="float">
            <text:p>30740</text:p>
          </table:table-cell>
          <table:table-cell office:value-type="float" office:value="36500" calcext:value-type="float">
            <text:p>36500</text:p>
          </table:table-cell>
          <table:table-cell office:value-type="float" office:value="34029" calcext:value-type="float">
            <text:p>34029</text:p>
          </table:table-cell>
          <table:table-cell office:value-type="float" office:value="32903" calcext:value-type="float">
            <text:p>32903</text:p>
          </table:table-cell>
          <table:table-cell office:value-type="float" office:value="37175" calcext:value-type="float">
            <text:p>37175</text:p>
          </table:table-cell>
          <table:table-cell office:value-type="float" office:value="41180" calcext:value-type="float">
            <text:p>41180</text:p>
          </table:table-cell>
          <table:table-cell office:value-type="float" office:value="33200" calcext:value-type="float">
            <text:p>33200</text:p>
          </table:table-cell>
          <table:table-cell office:value-type="float" office:value="34416" calcext:value-type="float">
            <text:p>34416</text:p>
          </table:table-cell>
          <table:table-cell office:value-type="float" office:value="34145" calcext:value-type="float">
            <text:p>341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160" calcext:value-type="float">
            <text:p>33160</text:p>
          </table:table-cell>
          <table:table-cell office:value-type="float" office:value="29010" calcext:value-type="float">
            <text:p>29010</text:p>
          </table:table-cell>
          <table:table-cell office:value-type="float" office:value="34747" calcext:value-type="float">
            <text:p>34747</text:p>
          </table:table-cell>
          <table:table-cell office:value-type="float" office:value="32322" calcext:value-type="float">
            <text:p>32322</text:p>
          </table:table-cell>
          <table:table-cell office:value-type="float" office:value="31118" calcext:value-type="float">
            <text:p>31118</text:p>
          </table:table-cell>
          <table:table-cell office:value-type="float" office:value="35399" calcext:value-type="float">
            <text:p>35399</text:p>
          </table:table-cell>
          <table:table-cell office:value-type="float" office:value="39419" calcext:value-type="float">
            <text:p>39419</text:p>
          </table:table-cell>
          <table:table-cell office:value-type="float" office:value="31427" calcext:value-type="float">
            <text:p>31427</text:p>
          </table:table-cell>
          <table:table-cell office:value-type="float" office:value="32645" calcext:value-type="float">
            <text:p>32645</text:p>
          </table:table-cell>
          <table:table-cell office:value-type="float" office:value="32402" calcext:value-type="float">
            <text:p>324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595" calcext:value-type="float">
            <text:p>31595</text:p>
          </table:table-cell>
          <table:table-cell office:value-type="float" office:value="27339" calcext:value-type="float">
            <text:p>27339</text:p>
          </table:table-cell>
          <table:table-cell office:value-type="float" office:value="33266" calcext:value-type="float">
            <text:p>33266</text:p>
          </table:table-cell>
          <table:table-cell office:value-type="float" office:value="30654" calcext:value-type="float">
            <text:p>30654</text:p>
          </table:table-cell>
          <table:table-cell office:value-type="float" office:value="29466" calcext:value-type="float">
            <text:p>29466</text:p>
          </table:table-cell>
          <table:table-cell office:value-type="float" office:value="33726" calcext:value-type="float">
            <text:p>33726</text:p>
          </table:table-cell>
          <table:table-cell office:value-type="float" office:value="37694" calcext:value-type="float">
            <text:p>37694</text:p>
          </table:table-cell>
          <table:table-cell office:value-type="float" office:value="29663" calcext:value-type="float">
            <text:p>29663</text:p>
          </table:table-cell>
          <table:table-cell office:value-type="float" office:value="30881" calcext:value-type="float">
            <text:p>30881</text:p>
          </table:table-cell>
          <table:table-cell office:value-type="float" office:value="30715" calcext:value-type="float">
            <text:p>30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45" calcext:value-type="float">
            <text:p>30045</text:p>
          </table:table-cell>
          <table:table-cell office:value-type="float" office:value="25651" calcext:value-type="float">
            <text:p>25651</text:p>
          </table:table-cell>
          <table:table-cell office:value-type="float" office:value="31824" calcext:value-type="float">
            <text:p>31824</text:p>
          </table:table-cell>
          <table:table-cell office:value-type="float" office:value="28956" calcext:value-type="float">
            <text:p>28956</text:p>
          </table:table-cell>
          <table:table-cell office:value-type="float" office:value="27840" calcext:value-type="float">
            <text:p>27840</text:p>
          </table:table-cell>
          <table:table-cell office:value-type="float" office:value="32023" calcext:value-type="float">
            <text:p>32023</text:p>
          </table:table-cell>
          <table:table-cell office:value-type="float" office:value="35951" calcext:value-type="float">
            <text:p>35951</text:p>
          </table:table-cell>
          <table:table-cell office:value-type="float" office:value="27889" calcext:value-type="float">
            <text:p>27889</text:p>
          </table:table-cell>
          <table:table-cell office:value-type="float" office:value="29092" calcext:value-type="float">
            <text:p>29092</text:p>
          </table:table-cell>
          <table:table-cell office:value-type="float" office:value="29024" calcext:value-type="float">
            <text:p>290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514" calcext:value-type="float">
            <text:p>28514</text:p>
          </table:table-cell>
          <table:table-cell office:value-type="float" office:value="24080" calcext:value-type="float">
            <text:p>24080</text:p>
          </table:table-cell>
          <table:table-cell office:value-type="float" office:value="30389" calcext:value-type="float">
            <text:p>30389</text:p>
          </table:table-cell>
          <table:table-cell office:value-type="float" office:value="27248" calcext:value-type="float">
            <text:p>27248</text:p>
          </table:table-cell>
          <table:table-cell office:value-type="float" office:value="26171" calcext:value-type="float">
            <text:p>26171</text:p>
          </table:table-cell>
          <table:table-cell office:value-type="float" office:value="30340" calcext:value-type="float">
            <text:p>30340</text:p>
          </table:table-cell>
          <table:table-cell office:value-type="float" office:value="34195" calcext:value-type="float">
            <text:p>34195</text:p>
          </table:table-cell>
          <table:table-cell office:value-type="float" office:value="26069" calcext:value-type="float">
            <text:p>26069</text:p>
          </table:table-cell>
          <table:table-cell office:value-type="float" office:value="27342" calcext:value-type="float">
            <text:p>27342</text:p>
          </table:table-cell>
          <table:table-cell office:value-type="float" office:value="27328" calcext:value-type="float">
            <text:p>273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151" calcext:value-type="float">
            <text:p>27151</text:p>
          </table:table-cell>
          <table:table-cell office:value-type="float" office:value="22656" calcext:value-type="float">
            <text:p>22656</text:p>
          </table:table-cell>
          <table:table-cell office:value-type="float" office:value="28947" calcext:value-type="float">
            <text:p>28947</text:p>
          </table:table-cell>
          <table:table-cell office:value-type="float" office:value="25603" calcext:value-type="float">
            <text:p>25603</text:p>
          </table:table-cell>
          <table:table-cell office:value-type="float" office:value="24534" calcext:value-type="float">
            <text:p>24534</text:p>
          </table:table-cell>
          <table:table-cell office:value-type="float" office:value="28854" calcext:value-type="float">
            <text:p>28854</text:p>
          </table:table-cell>
          <table:table-cell office:value-type="float" office:value="32447" calcext:value-type="float">
            <text:p>32447</text:p>
          </table:table-cell>
          <table:table-cell office:value-type="float" office:value="24341" calcext:value-type="float">
            <text:p>24341</text:p>
          </table:table-cell>
          <table:table-cell office:value-type="float" office:value="25607" calcext:value-type="float">
            <text:p>25607</text:p>
          </table:table-cell>
          <table:table-cell office:value-type="float" office:value="25673" calcext:value-type="float">
            <text:p>256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13" calcext:value-type="float">
            <text:p>25813</text:p>
          </table:table-cell>
          <table:table-cell office:value-type="float" office:value="21213" calcext:value-type="float">
            <text:p>21213</text:p>
          </table:table-cell>
          <table:table-cell office:value-type="float" office:value="27500" calcext:value-type="float">
            <text:p>27500</text:p>
          </table:table-cell>
          <table:table-cell office:value-type="float" office:value="23934" calcext:value-type="float">
            <text:p>23934</text:p>
          </table:table-cell>
          <table:table-cell office:value-type="float" office:value="22892" calcext:value-type="float">
            <text:p>22892</text:p>
          </table:table-cell>
          <table:table-cell office:value-type="float" office:value="27388" calcext:value-type="float">
            <text:p>27388</text:p>
          </table:table-cell>
          <table:table-cell office:value-type="float" office:value="30712" calcext:value-type="float">
            <text:p>30712</text:p>
          </table:table-cell>
          <table:table-cell office:value-type="float" office:value="22598" calcext:value-type="float">
            <text:p>22598</text:p>
          </table:table-cell>
          <table:table-cell office:value-type="float" office:value="23833" calcext:value-type="float">
            <text:p>23833</text:p>
          </table:table-cell>
          <table:table-cell office:value-type="float" office:value="24013" calcext:value-type="float">
            <text:p>240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83" calcext:value-type="float">
            <text:p>24483</text:p>
          </table:table-cell>
          <table:table-cell office:value-type="float" office:value="19919" calcext:value-type="float">
            <text:p>19919</text:p>
          </table:table-cell>
          <table:table-cell office:value-type="float" office:value="26039" calcext:value-type="float">
            <text:p>26039</text:p>
          </table:table-cell>
          <table:table-cell office:value-type="float" office:value="22241" calcext:value-type="float">
            <text:p>22241</text:p>
          </table:table-cell>
          <table:table-cell office:value-type="float" office:value="21262" calcext:value-type="float">
            <text:p>21262</text:p>
          </table:table-cell>
          <table:table-cell office:value-type="float" office:value="25924" calcext:value-type="float">
            <text:p>25924</text:p>
          </table:table-cell>
          <table:table-cell office:value-type="float" office:value="28970" calcext:value-type="float">
            <text:p>28970</text:p>
          </table:table-cell>
          <table:table-cell office:value-type="float" office:value="20855" calcext:value-type="float">
            <text:p>20855</text:p>
          </table:table-cell>
          <table:table-cell office:value-type="float" office:value="22209" calcext:value-type="float">
            <text:p>22209</text:p>
          </table:table-cell>
          <table:table-cell office:value-type="float" office:value="22330" calcext:value-type="float">
            <text:p>223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185" calcext:value-type="float">
            <text:p>23185</text:p>
          </table:table-cell>
          <table:table-cell office:value-type="float" office:value="18811" calcext:value-type="float">
            <text:p>18811</text:p>
          </table:table-cell>
          <table:table-cell office:value-type="float" office:value="24644" calcext:value-type="float">
            <text:p>24644</text:p>
          </table:table-cell>
          <table:table-cell office:value-type="float" office:value="20709" calcext:value-type="float">
            <text:p>20709</text:p>
          </table:table-cell>
          <table:table-cell office:value-type="float" office:value="19777" calcext:value-type="float">
            <text:p>19777</text:p>
          </table:table-cell>
          <table:table-cell office:value-type="float" office:value="24461" calcext:value-type="float">
            <text:p>24461</text:p>
          </table:table-cell>
          <table:table-cell office:value-type="float" office:value="27297" calcext:value-type="float">
            <text:p>27297</text:p>
          </table:table-cell>
          <table:table-cell office:value-type="float" office:value="19372" calcext:value-type="float">
            <text:p>19372</text:p>
          </table:table-cell>
          <table:table-cell office:value-type="float" office:value="20624" calcext:value-type="float">
            <text:p>20624</text:p>
          </table:table-cell>
          <table:table-cell office:value-type="float" office:value="20948" calcext:value-type="float">
            <text:p>20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893" calcext:value-type="float">
            <text:p>21893</text:p>
          </table:table-cell>
          <table:table-cell office:value-type="float" office:value="17685" calcext:value-type="float">
            <text:p>17685</text:p>
          </table:table-cell>
          <table:table-cell office:value-type="float" office:value="23280" calcext:value-type="float">
            <text:p>23280</text:p>
          </table:table-cell>
          <table:table-cell office:value-type="float" office:value="19173" calcext:value-type="float">
            <text:p>19173</text:p>
          </table:table-cell>
          <table:table-cell office:value-type="float" office:value="18341" calcext:value-type="float">
            <text:p>18341</text:p>
          </table:table-cell>
          <table:table-cell office:value-type="float" office:value="23011" calcext:value-type="float">
            <text:p>23011</text:p>
          </table:table-cell>
          <table:table-cell office:value-type="float" office:value="25585" calcext:value-type="float">
            <text:p>25585</text:p>
          </table:table-cell>
          <table:table-cell office:value-type="float" office:value="17879" calcext:value-type="float">
            <text:p>17879</text:p>
          </table:table-cell>
          <table:table-cell office:value-type="float" office:value="19041" calcext:value-type="float">
            <text:p>19041</text:p>
          </table:table-cell>
          <table:table-cell office:value-type="float" office:value="19560" calcext:value-type="float">
            <text:p>195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85" calcext:value-type="float">
            <text:p>20585</text:p>
          </table:table-cell>
          <table:table-cell office:value-type="float" office:value="16481" calcext:value-type="float">
            <text:p>16481</text:p>
          </table:table-cell>
          <table:table-cell office:value-type="float" office:value="21897" calcext:value-type="float">
            <text:p>21897</text:p>
          </table:table-cell>
          <table:table-cell office:value-type="float" office:value="17618" calcext:value-type="float">
            <text:p>17618</text:p>
          </table:table-cell>
          <table:table-cell office:value-type="float" office:value="16887" calcext:value-type="float">
            <text:p>16887</text:p>
          </table:table-cell>
          <table:table-cell office:value-type="float" office:value="21553" calcext:value-type="float">
            <text:p>21553</text:p>
          </table:table-cell>
          <table:table-cell office:value-type="float" office:value="23879" calcext:value-type="float">
            <text:p>23879</text:p>
          </table:table-cell>
          <table:table-cell office:value-type="float" office:value="16380" calcext:value-type="float">
            <text:p>16380</text:p>
          </table:table-cell>
          <table:table-cell office:value-type="float" office:value="17718" calcext:value-type="float">
            <text:p>17718</text:p>
          </table:table-cell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77" calcext:value-type="float">
            <text:p>19377</text:p>
          </table:table-cell>
          <table:table-cell office:value-type="float" office:value="15412" calcext:value-type="float">
            <text:p>15412</text:p>
          </table:table-cell>
          <table:table-cell office:value-type="float" office:value="20542" calcext:value-type="float">
            <text:p>20542</text:p>
          </table:table-cell>
          <table:table-cell office:value-type="float" office:value="16220" calcext:value-type="float">
            <text:p>16220</text:p>
          </table:table-cell>
          <table:table-cell office:value-type="float" office:value="15657" calcext:value-type="float">
            <text:p>15657</text:p>
          </table:table-cell>
          <table:table-cell office:value-type="float" office:value="20105" calcext:value-type="float">
            <text:p>20105</text:p>
          </table:table-cell>
          <table:table-cell office:value-type="float" office:value="22292" calcext:value-type="float">
            <text:p>22292</text:p>
          </table:table-cell>
          <table:table-cell office:value-type="float" office:value="15118" calcext:value-type="float">
            <text:p>15118</text:p>
          </table:table-cell>
          <table:table-cell office:value-type="float" office:value="16448" calcext:value-type="float">
            <text:p>16448</text:p>
          </table:table-cell>
          <table:table-cell office:value-type="float" office:value="17017" calcext:value-type="float">
            <text:p>170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205" calcext:value-type="float">
            <text:p>18205</text:p>
          </table:table-cell>
          <table:table-cell office:value-type="float" office:value="14326" calcext:value-type="float">
            <text:p>14326</text:p>
          </table:table-cell>
          <table:table-cell office:value-type="float" office:value="19255" calcext:value-type="float">
            <text:p>19255</text:p>
          </table:table-cell>
          <table:table-cell office:value-type="float" office:value="14816" calcext:value-type="float">
            <text:p>14816</text:p>
          </table:table-cell>
          <table:table-cell office:value-type="float" office:value="14440" calcext:value-type="float">
            <text:p>14440</text:p>
          </table:table-cell>
          <table:table-cell office:value-type="float" office:value="18682" calcext:value-type="float">
            <text:p>18682</text:p>
          </table:table-cell>
          <table:table-cell office:value-type="float" office:value="20704" calcext:value-type="float">
            <text:p>20704</text:p>
          </table:table-cell>
          <table:table-cell office:value-type="float" office:value="13893" calcext:value-type="float">
            <text:p>13893</text:p>
          </table:table-cell>
          <table:table-cell office:value-type="float" office:value="15177" calcext:value-type="float">
            <text:p>15177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020" calcext:value-type="float">
            <text:p>17020</text:p>
          </table:table-cell>
          <table:table-cell office:value-type="float" office:value="13114" calcext:value-type="float">
            <text:p>13114</text:p>
          </table:table-cell>
          <table:table-cell office:value-type="float" office:value="17970" calcext:value-type="float">
            <text:p>17970</text:p>
          </table:table-cell>
          <table:table-cell office:value-type="float" office:value="13406" calcext:value-type="float">
            <text:p>13406</text:p>
          </table:table-cell>
          <table:table-cell office:value-type="float" office:value="13213" calcext:value-type="float">
            <text:p>13213</text:p>
          </table:table-cell>
          <table:table-cell office:value-type="float" office:value="17257" calcext:value-type="float">
            <text:p>17257</text:p>
          </table:table-cell>
          <table:table-cell office:value-type="float" office:value="19148" calcext:value-type="float">
            <text:p>19148</text:p>
          </table:table-cell>
          <table:table-cell office:value-type="float" office:value="12652" calcext:value-type="float">
            <text:p>12652</text:p>
          </table:table-cell>
          <table:table-cell office:value-type="float" office:value="13833" calcext:value-type="float">
            <text:p>13833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649" calcext:value-type="float">
            <text:p>15649</text:p>
          </table:table-cell>
          <table:table-cell office:value-type="float" office:value="11903" calcext:value-type="float">
            <text:p>11903</text:p>
          </table:table-cell>
          <table:table-cell office:value-type="float" office:value="16615" calcext:value-type="float">
            <text:p>16615</text:p>
          </table:table-cell>
          <table:table-cell office:value-type="float" office:value="12146" calcext:value-type="float">
            <text:p>12146</text:p>
          </table:table-cell>
          <table:table-cell office:value-type="float" office:value="12111" calcext:value-type="float">
            <text:p>12111</text:p>
          </table:table-cell>
          <table:table-cell office:value-type="float" office:value="15927" calcext:value-type="float">
            <text:p>15927</text:p>
          </table:table-cell>
          <table:table-cell office:value-type="float" office:value="17618" calcext:value-type="float">
            <text:p>17618</text:p>
          </table:table-cell>
          <table:table-cell office:value-type="float" office:value="11495" calcext:value-type="float">
            <text:p>11495</text:p>
          </table:table-cell>
          <table:table-cell office:value-type="float" office:value="12497" calcext:value-type="float">
            <text:p>12497</text:p>
          </table:table-cell>
          <table:table-cell office:value-type="float" office:value="13625" calcext:value-type="float">
            <text:p>13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62" calcext:value-type="float">
            <text:p>14262</text:p>
          </table:table-cell>
          <table:table-cell office:value-type="float" office:value="10691" calcext:value-type="float">
            <text:p>10691</text:p>
          </table:table-cell>
          <table:table-cell office:value-type="float" office:value="15281" calcext:value-type="float">
            <text:p>15281</text:p>
          </table:table-cell>
          <table:table-cell office:value-type="float" office:value="10878" calcext:value-type="float">
            <text:p>10878</text:p>
          </table:table-cell>
          <table:table-cell office:value-type="float" office:value="11034" calcext:value-type="float">
            <text:p>11034</text:p>
          </table:table-cell>
          <table:table-cell office:value-type="float" office:value="14622" calcext:value-type="float">
            <text:p>14622</text:p>
          </table:table-cell>
          <table:table-cell office:value-type="float" office:value="16098" calcext:value-type="float">
            <text:p>16098</text:p>
          </table:table-cell>
          <table:table-cell office:value-type="float" office:value="10387" calcext:value-type="float">
            <text:p>10387</text:p>
          </table:table-cell>
          <table:table-cell office:value-type="float" office:value="11165" calcext:value-type="float">
            <text:p>11165</text:p>
          </table:table-cell>
          <table:table-cell office:value-type="float" office:value="12535" calcext:value-type="float">
            <text:p>12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03" calcext:value-type="float">
            <text:p>12903</text:p>
          </table:table-cell>
          <table:table-cell office:value-type="float" office:value="9784" calcext:value-type="float">
            <text:p>9784</text:p>
          </table:table-cell>
          <table:table-cell office:value-type="float" office:value="13951" calcext:value-type="float">
            <text:p>13951</text:p>
          </table:table-cell>
          <table:table-cell office:value-type="float" office:value="9588" calcext:value-type="float">
            <text:p>9588</text:p>
          </table:table-cell>
          <table:table-cell office:value-type="float" office:value="9965" calcext:value-type="float">
            <text:p>9965</text:p>
          </table:table-cell>
          <table:table-cell office:value-type="float" office:value="13292" calcext:value-type="float">
            <text:p>13292</text:p>
          </table:table-cell>
          <table:table-cell office:value-type="float" office:value="14583" calcext:value-type="float">
            <text:p>14583</text:p>
          </table:table-cell>
          <table:table-cell office:value-type="float" office:value="9254" calcext:value-type="float">
            <text:p>9254</text:p>
          </table:table-cell>
          <table:table-cell office:value-type="float" office:value="10063" calcext:value-type="float">
            <text:p>10063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12" calcext:value-type="float">
            <text:p>11812</text:p>
          </table:table-cell>
          <table:table-cell office:value-type="float" office:value="8904" calcext:value-type="float">
            <text:p>8904</text:p>
          </table:table-cell>
          <table:table-cell office:value-type="float" office:value="12749" calcext:value-type="float">
            <text:p>12749</text:p>
          </table:table-cell>
          <table:table-cell office:value-type="float" office:value="8495" calcext:value-type="float">
            <text:p>8495</text:p>
          </table:table-cell>
          <table:table-cell office:value-type="float" office:value="8881" calcext:value-type="float">
            <text:p>8881</text:p>
          </table:table-cell>
          <table:table-cell office:value-type="float" office:value="12052" calcext:value-type="float">
            <text:p>12052</text:p>
          </table:table-cell>
          <table:table-cell office:value-type="float" office:value="13218" calcext:value-type="float">
            <text:p>13218</text:p>
          </table:table-cell>
          <table:table-cell office:value-type="float" office:value="8424" calcext:value-type="float">
            <text:p>8424</text:p>
          </table:table-cell>
          <table:table-cell office:value-type="float" office:value="9039" calcext:value-type="float">
            <text:p>9039</text:p>
          </table:table-cell>
          <table:table-cell office:value-type="float" office:value="10547" calcext:value-type="float">
            <text:p>10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15" calcext:value-type="float">
            <text:p>10515</text:p>
          </table:table-cell>
          <table:table-cell office:value-type="float" office:value="8030" calcext:value-type="float">
            <text:p>8030</text:p>
          </table:table-cell>
          <table:table-cell office:value-type="float" office:value="11752" calcext:value-type="float">
            <text:p>11752</text:p>
          </table:table-cell>
          <table:table-cell office:value-type="float" office:value="7412" calcext:value-type="float">
            <text:p>7412</text:p>
          </table:table-cell>
          <table:table-cell office:value-type="float" office:value="7798" calcext:value-type="float">
            <text:p>7798</text:p>
          </table:table-cell>
          <table:table-cell office:value-type="float" office:value="10821" calcext:value-type="float">
            <text:p>10821</text:p>
          </table:table-cell>
          <table:table-cell office:value-type="float" office:value="11872" calcext:value-type="float">
            <text:p>11872</text:p>
          </table:table-cell>
          <table:table-cell office:value-type="float" office:value="7633" calcext:value-type="float">
            <text:p>7633</text:p>
          </table:table-cell>
          <table:table-cell office:value-type="float" office:value="7996" calcext:value-type="float">
            <text:p>7996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28" calcext:value-type="float">
            <text:p>9228</text:p>
          </table:table-cell>
          <table:table-cell office:value-type="float" office:value="7287" calcext:value-type="float">
            <text:p>7287</text:p>
          </table:table-cell>
          <table:table-cell office:value-type="float" office:value="10563" calcext:value-type="float">
            <text:p>10563</text:p>
          </table:table-cell>
          <table:table-cell office:value-type="float" office:value="6334" calcext:value-type="float">
            <text:p>6334</text:p>
          </table:table-cell>
          <table:table-cell office:value-type="float" office:value="6717" calcext:value-type="float">
            <text:p>6717</text:p>
          </table:table-cell>
          <table:table-cell office:value-type="float" office:value="9588" calcext:value-type="float">
            <text:p>9588</text:p>
          </table:table-cell>
          <table:table-cell office:value-type="float" office:value="10532" calcext:value-type="float">
            <text:p>10532</text:p>
          </table:table-cell>
          <table:table-cell office:value-type="float" office:value="6839" calcext:value-type="float">
            <text:p>6839</text:p>
          </table:table-cell>
          <table:table-cell office:value-type="float" office:value="7120" calcext:value-type="float">
            <text:p>7120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64" calcext:value-type="float">
            <text:p>8164</text:p>
          </table:table-cell>
          <table:table-cell office:value-type="float" office:value="6623" calcext:value-type="float">
            <text:p>6623</text:p>
          </table:table-cell>
          <table:table-cell office:value-type="float" office:value="9435" calcext:value-type="float">
            <text:p>9435</text:p>
          </table:table-cell>
          <table:table-cell office:value-type="float" office:value="5425" calcext:value-type="float">
            <text:p>5425</text:p>
          </table:table-cell>
          <table:table-cell office:value-type="float" office:value="5801" calcext:value-type="float">
            <text:p>5801</text:p>
          </table:table-cell>
          <table:table-cell office:value-type="float" office:value="8637" calcext:value-type="float">
            <text:p>8637</text:p>
          </table:table-cell>
          <table:table-cell office:value-type="float" office:value="9391" calcext:value-type="float">
            <text:p>9391</text:p>
          </table:table-cell>
          <table:table-cell office:value-type="float" office:value="6127" calcext:value-type="float">
            <text:p>6127</text:p>
          </table:table-cell>
          <table:table-cell office:value-type="float" office:value="6262" calcext:value-type="float">
            <text:p>6262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5" calcext:value-type="float">
            <text:p>7115</text:p>
          </table:table-cell>
          <table:table-cell office:value-type="float" office:value="5895" calcext:value-type="float">
            <text:p>5895</text:p>
          </table:table-cell>
          <table:table-cell office:value-type="float" office:value="8316" calcext:value-type="float">
            <text:p>8316</text:p>
          </table:table-cell>
          <table:table-cell office:value-type="float" office:value="4550" calcext:value-type="float">
            <text:p>4550</text:p>
          </table:table-cell>
          <table:table-cell office:value-type="float" office:value="4939" calcext:value-type="float">
            <text:p>4939</text:p>
          </table:table-cell>
          <table:table-cell office:value-type="float" office:value="7747" calcext:value-type="float">
            <text:p>7747</text:p>
          </table:table-cell>
          <table:table-cell office:value-type="float" office:value="8264" calcext:value-type="float">
            <text:p>8264</text:p>
          </table:table-cell>
          <table:table-cell office:value-type="float" office:value="5421" calcext:value-type="float">
            <text:p>5421</text:p>
          </table:table-cell>
          <table:table-cell office:value-type="float" office:value="5406" calcext:value-type="float">
            <text:p>5406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88" calcext:value-type="float">
            <text:p>6088</text:p>
          </table:table-cell>
          <table:table-cell office:value-type="float" office:value="5089" calcext:value-type="float">
            <text:p>5089</text:p>
          </table:table-cell>
          <table:table-cell office:value-type="float" office:value="7202" calcext:value-type="float">
            <text:p>7202</text:p>
          </table:table-cell>
          <table:table-cell office:value-type="float" office:value="3656" calcext:value-type="float">
            <text:p>3656</text:p>
          </table:table-cell>
          <table:table-cell office:value-type="float" office:value="4070" calcext:value-type="float">
            <text:p>4070</text:p>
          </table:table-cell>
          <table:table-cell office:value-type="float" office:value="6860" calcext:value-type="float">
            <text:p>6860</text:p>
          </table:table-cell>
          <table:table-cell office:value-type="float" office:value="7147" calcext:value-type="float">
            <text:p>7147</text:p>
          </table:table-cell>
          <table:table-cell office:value-type="float" office:value="4728" calcext:value-type="float">
            <text:p>4728</text:p>
          </table:table-cell>
          <table:table-cell office:value-type="float" office:value="4721" calcext:value-type="float">
            <text:p>4721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23" calcext:value-type="float">
            <text:p>5223</text:p>
          </table:table-cell>
          <table:table-cell office:value-type="float" office:value="4283" calcext:value-type="float">
            <text:p>4283</text:p>
          </table:table-cell>
          <table:table-cell office:value-type="float" office:value="6240" calcext:value-type="float">
            <text:p>6240</text:p>
          </table:table-cell>
          <table:table-cell office:value-type="float" office:value="2994" calcext:value-type="float">
            <text:p>2994</text:p>
          </table:table-cell>
          <table:table-cell office:value-type="float" office:value="3385" calcext:value-type="float">
            <text:p>3385</text:p>
          </table:table-cell>
          <table:table-cell office:value-type="float" office:value="5964" calcext:value-type="float">
            <text:p>5964</text:p>
          </table:table-cell>
          <table:table-cell office:value-type="float" office:value="6172" calcext:value-type="float">
            <text:p>6172</text:p>
          </table:table-cell>
          <table:table-cell office:value-type="float" office:value="4120" calcext:value-type="float">
            <text:p>4120</text:p>
          </table:table-cell>
          <table:table-cell office:value-type="float" office:value="4049" calcext:value-type="float">
            <text:p>4049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7" calcext:value-type="float">
            <text:p>4377</text:p>
          </table:table-cell>
          <table:table-cell office:value-type="float" office:value="3471" calcext:value-type="float">
            <text:p>3471</text:p>
          </table:table-cell>
          <table:table-cell office:value-type="float" office:value="5293" calcext:value-type="float">
            <text:p>5293</text:p>
          </table:table-cell>
          <table:table-cell office:value-type="float" office:value="2356" calcext:value-type="float">
            <text:p>2356</text:p>
          </table:table-cell>
          <table:table-cell office:value-type="float" office:value="2751" calcext:value-type="float">
            <text:p>2751</text:p>
          </table:table-cell>
          <table:table-cell office:value-type="float" office:value="5063" calcext:value-type="float">
            <text:p>5063</text:p>
          </table:table-cell>
          <table:table-cell office:value-type="float" office:value="5198" calcext:value-type="float">
            <text:p>5198</text:p>
          </table:table-cell>
          <table:table-cell office:value-type="float" office:value="3538" calcext:value-type="float">
            <text:p>3538</text:p>
          </table:table-cell>
          <table:table-cell office:value-type="float" office:value="3380" calcext:value-type="float">
            <text:p>3380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8" calcext:value-type="float">
            <text:p>3538</text:p>
          </table:table-cell>
          <table:table-cell office:value-type="float" office:value="2843" calcext:value-type="float">
            <text:p>2843</text:p>
          </table:table-cell>
          <table:table-cell office:value-type="float" office:value="4370" calcext:value-type="float">
            <text:p>4370</text:p>
          </table:table-cell>
          <table:table-cell office:value-type="float" office:value="1721" calcext:value-type="float">
            <text:p>1721</text:p>
          </table:table-cell>
          <table:table-cell office:value-type="float" office:value="2094" calcext:value-type="float">
            <text:p>2094</text:p>
          </table:table-cell>
          <table:table-cell office:value-type="float" office:value="4168" calcext:value-type="float">
            <text:p>4168</text:p>
          </table:table-cell>
          <table:table-cell office:value-type="float" office:value="4246" calcext:value-type="float">
            <text:p>4246</text:p>
          </table:table-cell>
          <table:table-cell office:value-type="float" office:value="2963" calcext:value-type="float">
            <text:p>2963</text:p>
          </table:table-cell>
          <table:table-cell office:value-type="float" office:value="2907" calcext:value-type="float">
            <text:p>2907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6" calcext:value-type="float">
            <text:p>2916</text:p>
          </table:table-cell>
          <table:table-cell office:value-type="float" office:value="2254" calcext:value-type="float">
            <text:p>2254</text:p>
          </table:table-cell>
          <table:table-cell office:value-type="float" office:value="3611" calcext:value-type="float">
            <text:p>3611</text:p>
          </table:table-cell>
          <table:table-cell office:value-type="float" office:value="1324" calcext:value-type="float">
            <text:p>1324</text:p>
          </table:table-cell>
          <table:table-cell office:value-type="float" office:value="1682" calcext:value-type="float">
            <text:p>1682</text:p>
          </table:table-cell>
          <table:table-cell office:value-type="float" office:value="3394" calcext:value-type="float">
            <text:p>3394</text:p>
          </table:table-cell>
          <table:table-cell office:value-type="float" office:value="3477" calcext:value-type="float">
            <text:p>3477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16" calcext:value-type="float">
            <text:p>2316</text:p>
          </table:table-cell>
          <table:table-cell office:value-type="float" office:value="1662" calcext:value-type="float">
            <text:p>1662</text:p>
          </table:table-cell>
          <table:table-cell office:value-type="float" office:value="2885" calcext:value-type="float">
            <text:p>2885</text:p>
          </table:table-cell>
          <table:table-cell office:value-type="float" office:value="953" calcext:value-type="float">
            <text:p>953</text:p>
          </table:table-cell>
          <table:table-cell office:value-type="float" office:value="1317" calcext:value-type="float">
            <text:p>1317</text:p>
          </table:table-cell>
          <table:table-cell office:value-type="float" office:value="2625" calcext:value-type="float">
            <text:p>2625</text:p>
          </table:table-cell>
          <table:table-cell office:value-type="float" office:value="2748" calcext:value-type="float">
            <text:p>2748</text:p>
          </table:table-cell>
          <table:table-cell office:value-type="float" office:value="2140" calcext:value-type="float">
            <text:p>2140</text:p>
          </table:table-cell>
          <table:table-cell office:value-type="float" office:value="2013" calcext:value-type="float">
            <text:p>2013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6" calcext:value-type="float">
            <text:p>1716</text:p>
          </table:table-cell>
          <table:table-cell office:value-type="float" office:value="1662" calcext:value-type="float">
            <text:p>1662</text:p>
          </table:table-cell>
          <table:table-cell office:value-type="float" office:value="2167" calcext:value-type="float">
            <text:p>2167</text:p>
          </table:table-cell>
          <table:table-cell office:value-type="float" office:value="580" calcext:value-type="float">
            <text:p>580</text:p>
          </table:table-cell>
          <table:table-cell office:value-type="float" office:value="958" calcext:value-type="float">
            <text:p>958</text:p>
          </table:table-cell>
          <table:table-cell office:value-type="float" office:value="1857" calcext:value-type="float">
            <text:p>1857</text:p>
          </table:table-cell>
          <table:table-cell office:value-type="float" office:value="2016" calcext:value-type="float">
            <text:p>2016</text:p>
          </table:table-cell>
          <table:table-cell office:value-type="float" office:value="1746" calcext:value-type="float">
            <text:p>1746</text:p>
          </table:table-cell>
          <table:table-cell office:value-type="float" office:value="1605" calcext:value-type="float">
            <text:p>1605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9" calcext:value-type="float">
            <text:p>1319</text:p>
          </table:table-cell>
          <table:table-cell office:value-type="float" office:value="1280" calcext:value-type="float">
            <text:p>1280</text:p>
          </table:table-cell>
          <table:table-cell office:value-type="float" office:value="1670" calcext:value-type="float">
            <text:p>1670</text:p>
          </table:table-cell>
          <table:table-cell office:value-type="float" office:value="432" calcext:value-type="float">
            <text:p>432</text:p>
          </table:table-cell>
          <table:table-cell office:value-type="float" office:value="751" calcext:value-type="float">
            <text:p>751</text:p>
          </table:table-cell>
          <table:table-cell office:value-type="float" office:value="1367" calcext:value-type="float">
            <text:p>1367</text:p>
          </table:table-cell>
          <table:table-cell office:value-type="float" office:value="1526" calcext:value-type="float">
            <text:p>1526</text:p>
          </table:table-cell>
          <table:table-cell office:value-type="float" office:value="1421" calcext:value-type="float">
            <text:p>1421</text:p>
          </table:table-cell>
          <table:table-cell office:value-type="float" office:value="1195" calcext:value-type="float">
            <text:p>119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925" calcext:value-type="float">
            <text:p>925</text:p>
          </table:table-cell>
          <table:table-cell office:value-type="float" office:value="1202" calcext:value-type="float">
            <text:p>1202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924" calcext:value-type="float">
            <text:p>924</text:p>
          </table:table-cell>
          <table:table-cell office:value-type="float" office:value="1052" calcext:value-type="float">
            <text:p>1052</text:p>
          </table:table-cell>
          <table:table-cell office:value-type="float" office:value="1123" calcext:value-type="float">
            <text:p>1123</text:p>
          </table:table-cell>
          <table:table-cell office:value-type="float" office:value="798" calcext:value-type="float">
            <text:p>79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585" calcext:value-type="float">
            <text:p>585</text:p>
          </table:table-cell>
          <table:table-cell office:value-type="float" office:value="748" calcext:value-type="float">
            <text:p>748</text:p>
          </table:table-cell>
          <table:table-cell office:value-type="float" office:value="205" calcext:value-type="float">
            <text:p>205</text:p>
          </table:table-cell>
          <table:table-cell office:value-type="float" office:value="406" calcext:value-type="float">
            <text:p>406</text:p>
          </table:table-cell>
          <table:table-cell office:value-type="float" office:value="482" calcext:value-type="float">
            <text:p>482</text:p>
          </table:table-cell>
          <table:table-cell office:value-type="float" office:value="571" calcext:value-type="float">
            <text:p>571</text:p>
          </table:table-cell>
          <table:table-cell office:value-type="float" office:value="819" calcext:value-type="float">
            <text:p>819</text:p>
          </table:table-cell>
          <table:table-cell office:value-type="float" office:value="525" calcext:value-type="float">
            <text:p>525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" calcext:value-type="float">
            <text:p>393</text:p>
          </table:table-cell>
          <table:table-cell office:value-type="float" office:value="383" calcext:value-type="float">
            <text:p>383</text:p>
          </table:table-cell>
          <table:table-cell office:value-type="float" office:value="489" calcext:value-type="float">
            <text:p>489</text:p>
          </table:table-cell>
          <table:table-cell office:value-type="float" office:value="137" calcext:value-type="float">
            <text:p>137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549" calcext:value-type="float">
            <text:p>549</text:p>
          </table:table-cell>
          <table:table-cell office:value-type="float" office:value="267" calcext:value-type="float">
            <text:p>26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200_2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704" calcext:value-type="float">
            <text:p>52704</text:p>
          </table:table-cell>
          <table:table-cell office:value-type="float" office:value="48558" calcext:value-type="float">
            <text:p>48558</text:p>
          </table:table-cell>
          <table:table-cell office:value-type="float" office:value="54330" calcext:value-type="float">
            <text:p>54330</text:p>
          </table:table-cell>
          <table:table-cell office:value-type="float" office:value="51838" calcext:value-type="float">
            <text:p>51838</text:p>
          </table:table-cell>
          <table:table-cell office:value-type="float" office:value="50397" calcext:value-type="float">
            <text:p>50397</text:p>
          </table:table-cell>
          <table:table-cell office:value-type="float" office:value="55110" calcext:value-type="float">
            <text:p>55110</text:p>
          </table:table-cell>
          <table:table-cell office:value-type="float" office:value="58490" calcext:value-type="float">
            <text:p>58490</text:p>
          </table:table-cell>
          <table:table-cell office:value-type="float" office:value="50307" calcext:value-type="float">
            <text:p>50307</text:p>
          </table:table-cell>
          <table:table-cell office:value-type="float" office:value="52381" calcext:value-type="float">
            <text:p>52381</text:p>
          </table:table-cell>
          <table:table-cell office:value-type="float" office:value="51389" calcext:value-type="float">
            <text:p>513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919" calcext:value-type="float">
            <text:p>50919</text:p>
          </table:table-cell>
          <table:table-cell office:value-type="float" office:value="46776" calcext:value-type="float">
            <text:p>46776</text:p>
          </table:table-cell>
          <table:table-cell office:value-type="float" office:value="52527" calcext:value-type="float">
            <text:p>52527</text:p>
          </table:table-cell>
          <table:table-cell office:value-type="float" office:value="50082" calcext:value-type="float">
            <text:p>50082</text:p>
          </table:table-cell>
          <table:table-cell office:value-type="float" office:value="48666" calcext:value-type="float">
            <text:p>48666</text:p>
          </table:table-cell>
          <table:table-cell office:value-type="float" office:value="53377" calcext:value-type="float">
            <text:p>53377</text:p>
          </table:table-cell>
          <table:table-cell office:value-type="float" office:value="56759" calcext:value-type="float">
            <text:p>56759</text:p>
          </table:table-cell>
          <table:table-cell office:value-type="float" office:value="48567" calcext:value-type="float">
            <text:p>48567</text:p>
          </table:table-cell>
          <table:table-cell office:value-type="float" office:value="50637" calcext:value-type="float">
            <text:p>50637</text:p>
          </table:table-cell>
          <table:table-cell office:value-type="float" office:value="49793" calcext:value-type="float">
            <text:p>497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113" calcext:value-type="float">
            <text:p>49113</text:p>
          </table:table-cell>
          <table:table-cell office:value-type="float" office:value="45006" calcext:value-type="float">
            <text:p>45006</text:p>
          </table:table-cell>
          <table:table-cell office:value-type="float" office:value="50750" calcext:value-type="float">
            <text:p>50750</text:p>
          </table:table-cell>
          <table:table-cell office:value-type="float" office:value="48330" calcext:value-type="float">
            <text:p>48330</text:p>
          </table:table-cell>
          <table:table-cell office:value-type="float" office:value="46893" calcext:value-type="float">
            <text:p>46893</text:p>
          </table:table-cell>
          <table:table-cell office:value-type="float" office:value="51658" calcext:value-type="float">
            <text:p>51658</text:p>
          </table:table-cell>
          <table:table-cell office:value-type="float" office:value="55000" calcext:value-type="float">
            <text:p>55000</text:p>
          </table:table-cell>
          <table:table-cell office:value-type="float" office:value="46856" calcext:value-type="float">
            <text:p>46856</text:p>
          </table:table-cell>
          <table:table-cell office:value-type="float" office:value="48910" calcext:value-type="float">
            <text:p>48910</text:p>
          </table:table-cell>
          <table:table-cell office:value-type="float" office:value="47973" calcext:value-type="float">
            <text:p>47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320" calcext:value-type="float">
            <text:p>47320</text:p>
          </table:table-cell>
          <table:table-cell office:value-type="float" office:value="43261" calcext:value-type="float">
            <text:p>43261</text:p>
          </table:table-cell>
          <table:table-cell office:value-type="float" office:value="48940" calcext:value-type="float">
            <text:p>48940</text:p>
          </table:table-cell>
          <table:table-cell office:value-type="float" office:value="46571" calcext:value-type="float">
            <text:p>46571</text:p>
          </table:table-cell>
          <table:table-cell office:value-type="float" office:value="45152" calcext:value-type="float">
            <text:p>45152</text:p>
          </table:table-cell>
          <table:table-cell office:value-type="float" office:value="49931" calcext:value-type="float">
            <text:p>49931</text:p>
          </table:table-cell>
          <table:table-cell office:value-type="float" office:value="53250" calcext:value-type="float">
            <text:p>53250</text:p>
          </table:table-cell>
          <table:table-cell office:value-type="float" office:value="45138" calcext:value-type="float">
            <text:p>45138</text:p>
          </table:table-cell>
          <table:table-cell office:value-type="float" office:value="47116" calcext:value-type="float">
            <text:p>47116</text:p>
          </table:table-cell>
          <table:table-cell office:value-type="float" office:value="46183" calcext:value-type="float">
            <text:p>461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521" calcext:value-type="float">
            <text:p>45521</text:p>
          </table:table-cell>
          <table:table-cell office:value-type="float" office:value="41530" calcext:value-type="float">
            <text:p>41530</text:p>
          </table:table-cell>
          <table:table-cell office:value-type="float" office:value="47138" calcext:value-type="float">
            <text:p>47138</text:p>
          </table:table-cell>
          <table:table-cell office:value-type="float" office:value="44801" calcext:value-type="float">
            <text:p>44801</text:p>
          </table:table-cell>
          <table:table-cell office:value-type="float" office:value="43382" calcext:value-type="float">
            <text:p>43382</text:p>
          </table:table-cell>
          <table:table-cell office:value-type="float" office:value="48123" calcext:value-type="float">
            <text:p>48123</text:p>
          </table:table-cell>
          <table:table-cell office:value-type="float" office:value="51510" calcext:value-type="float">
            <text:p>51510</text:p>
          </table:table-cell>
          <table:table-cell office:value-type="float" office:value="43419" calcext:value-type="float">
            <text:p>43419</text:p>
          </table:table-cell>
          <table:table-cell office:value-type="float" office:value="45305" calcext:value-type="float">
            <text:p>45305</text:p>
          </table:table-cell>
          <table:table-cell office:value-type="float" office:value="44394" calcext:value-type="float">
            <text:p>44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708" calcext:value-type="float">
            <text:p>43708</text:p>
          </table:table-cell>
          <table:table-cell office:value-type="float" office:value="39771" calcext:value-type="float">
            <text:p>39771</text:p>
          </table:table-cell>
          <table:table-cell office:value-type="float" office:value="45322" calcext:value-type="float">
            <text:p>45322</text:p>
          </table:table-cell>
          <table:table-cell office:value-type="float" office:value="42977" calcext:value-type="float">
            <text:p>42977</text:p>
          </table:table-cell>
          <table:table-cell office:value-type="float" office:value="41633" calcext:value-type="float">
            <text:p>41633</text:p>
          </table:table-cell>
          <table:table-cell office:value-type="float" office:value="46316" calcext:value-type="float">
            <text:p>46316</text:p>
          </table:table-cell>
          <table:table-cell office:value-type="float" office:value="49733" calcext:value-type="float">
            <text:p>49733</text:p>
          </table:table-cell>
          <table:table-cell office:value-type="float" office:value="41688" calcext:value-type="float">
            <text:p>41688</text:p>
          </table:table-cell>
          <table:table-cell office:value-type="float" office:value="43484" calcext:value-type="float">
            <text:p>43484</text:p>
          </table:table-cell>
          <table:table-cell office:value-type="float" office:value="42637" calcext:value-type="float">
            <text:p>426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917" calcext:value-type="float">
            <text:p>41917</text:p>
          </table:table-cell>
          <table:table-cell office:value-type="float" office:value="37992" calcext:value-type="float">
            <text:p>37992</text:p>
          </table:table-cell>
          <table:table-cell office:value-type="float" office:value="43529" calcext:value-type="float">
            <text:p>43529</text:p>
          </table:table-cell>
          <table:table-cell office:value-type="float" office:value="41195" calcext:value-type="float">
            <text:p>41195</text:p>
          </table:table-cell>
          <table:table-cell office:value-type="float" office:value="39854" calcext:value-type="float">
            <text:p>39854</text:p>
          </table:table-cell>
          <table:table-cell office:value-type="float" office:value="44544" calcext:value-type="float">
            <text:p>44544</text:p>
          </table:table-cell>
          <table:table-cell office:value-type="float" office:value="48043" calcext:value-type="float">
            <text:p>48043</text:p>
          </table:table-cell>
          <table:table-cell office:value-type="float" office:value="39997" calcext:value-type="float">
            <text:p>39997</text:p>
          </table:table-cell>
          <table:table-cell office:value-type="float" office:value="41686" calcext:value-type="float">
            <text:p>41686</text:p>
          </table:table-cell>
          <table:table-cell office:value-type="float" office:value="40883" calcext:value-type="float">
            <text:p>408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115" calcext:value-type="float">
            <text:p>40115</text:p>
          </table:table-cell>
          <table:table-cell office:value-type="float" office:value="36196" calcext:value-type="float">
            <text:p>36196</text:p>
          </table:table-cell>
          <table:table-cell office:value-type="float" office:value="41739" calcext:value-type="float">
            <text:p>41739</text:p>
          </table:table-cell>
          <table:table-cell office:value-type="float" office:value="39432" calcext:value-type="float">
            <text:p>39432</text:p>
          </table:table-cell>
          <table:table-cell office:value-type="float" office:value="38071" calcext:value-type="float">
            <text:p>38071</text:p>
          </table:table-cell>
          <table:table-cell office:value-type="float" office:value="42733" calcext:value-type="float">
            <text:p>42733</text:p>
          </table:table-cell>
          <table:table-cell office:value-type="float" office:value="46302" calcext:value-type="float">
            <text:p>46302</text:p>
          </table:table-cell>
          <table:table-cell office:value-type="float" office:value="38299" calcext:value-type="float">
            <text:p>38299</text:p>
          </table:table-cell>
          <table:table-cell office:value-type="float" office:value="39922" calcext:value-type="float">
            <text:p>39922</text:p>
          </table:table-cell>
          <table:table-cell office:value-type="float" office:value="39114" calcext:value-type="float">
            <text:p>391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276" calcext:value-type="float">
            <text:p>38276</text:p>
          </table:table-cell>
          <table:table-cell office:value-type="float" office:value="34397" calcext:value-type="float">
            <text:p>34397</text:p>
          </table:table-cell>
          <table:table-cell office:value-type="float" office:value="39910" calcext:value-type="float">
            <text:p>39910</text:p>
          </table:table-cell>
          <table:table-cell office:value-type="float" office:value="37652" calcext:value-type="float">
            <text:p>37652</text:p>
          </table:table-cell>
          <table:table-cell office:value-type="float" office:value="36283" calcext:value-type="float">
            <text:p>36283</text:p>
          </table:table-cell>
          <table:table-cell office:value-type="float" office:value="40933" calcext:value-type="float">
            <text:p>40933</text:p>
          </table:table-cell>
          <table:table-cell office:value-type="float" office:value="44617" calcext:value-type="float">
            <text:p>44617</text:p>
          </table:table-cell>
          <table:table-cell office:value-type="float" office:value="36597" calcext:value-type="float">
            <text:p>36597</text:p>
          </table:table-cell>
          <table:table-cell office:value-type="float" office:value="38142" calcext:value-type="float">
            <text:p>38142</text:p>
          </table:table-cell>
          <table:table-cell office:value-type="float" office:value="37355" calcext:value-type="float">
            <text:p>373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542" calcext:value-type="float">
            <text:p>36542</text:p>
          </table:table-cell>
          <table:table-cell office:value-type="float" office:value="32642" calcext:value-type="float">
            <text:p>32642</text:p>
          </table:table-cell>
          <table:table-cell office:value-type="float" office:value="38186" calcext:value-type="float">
            <text:p>38186</text:p>
          </table:table-cell>
          <table:table-cell office:value-type="float" office:value="35953" calcext:value-type="float">
            <text:p>35953</text:p>
          </table:table-cell>
          <table:table-cell office:value-type="float" office:value="34519" calcext:value-type="float">
            <text:p>34519</text:p>
          </table:table-cell>
          <table:table-cell office:value-type="float" office:value="39115" calcext:value-type="float">
            <text:p>39115</text:p>
          </table:table-cell>
          <table:table-cell office:value-type="float" office:value="42839" calcext:value-type="float">
            <text:p>42839</text:p>
          </table:table-cell>
          <table:table-cell office:value-type="float" office:value="34940" calcext:value-type="float">
            <text:p>34940</text:p>
          </table:table-cell>
          <table:table-cell office:value-type="float" office:value="36334" calcext:value-type="float">
            <text:p>36334</text:p>
          </table:table-cell>
          <table:table-cell office:value-type="float" office:value="35602" calcext:value-type="float">
            <text:p>356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762" calcext:value-type="float">
            <text:p>34762</text:p>
          </table:table-cell>
          <table:table-cell office:value-type="float" office:value="30841" calcext:value-type="float">
            <text:p>30841</text:p>
          </table:table-cell>
          <table:table-cell office:value-type="float" office:value="36453" calcext:value-type="float">
            <text:p>36453</text:p>
          </table:table-cell>
          <table:table-cell office:value-type="float" office:value="34250" calcext:value-type="float">
            <text:p>34250</text:p>
          </table:table-cell>
          <table:table-cell office:value-type="float" office:value="32725" calcext:value-type="float">
            <text:p>32725</text:p>
          </table:table-cell>
          <table:table-cell office:value-type="float" office:value="37320" calcext:value-type="float">
            <text:p>37320</text:p>
          </table:table-cell>
          <table:table-cell office:value-type="float" office:value="41053" calcext:value-type="float">
            <text:p>41053</text:p>
          </table:table-cell>
          <table:table-cell office:value-type="float" office:value="33193" calcext:value-type="float">
            <text:p>33193</text:p>
          </table:table-cell>
          <table:table-cell office:value-type="float" office:value="34528" calcext:value-type="float">
            <text:p>34528</text:p>
          </table:table-cell>
          <table:table-cell office:value-type="float" office:value="33890" calcext:value-type="float">
            <text:p>338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016" calcext:value-type="float">
            <text:p>33016</text:p>
          </table:table-cell>
          <table:table-cell office:value-type="float" office:value="29131" calcext:value-type="float">
            <text:p>29131</text:p>
          </table:table-cell>
          <table:table-cell office:value-type="float" office:value="34689" calcext:value-type="float">
            <text:p>34689</text:p>
          </table:table-cell>
          <table:table-cell office:value-type="float" office:value="32546" calcext:value-type="float">
            <text:p>32546</text:p>
          </table:table-cell>
          <table:table-cell office:value-type="float" office:value="30914" calcext:value-type="float">
            <text:p>30914</text:p>
          </table:table-cell>
          <table:table-cell office:value-type="float" office:value="35511" calcext:value-type="float">
            <text:p>35511</text:p>
          </table:table-cell>
          <table:table-cell office:value-type="float" office:value="39258" calcext:value-type="float">
            <text:p>39258</text:p>
          </table:table-cell>
          <table:table-cell office:value-type="float" office:value="31405" calcext:value-type="float">
            <text:p>31405</text:p>
          </table:table-cell>
          <table:table-cell office:value-type="float" office:value="32779" calcext:value-type="float">
            <text:p>32779</text:p>
          </table:table-cell>
          <table:table-cell office:value-type="float" office:value="32212" calcext:value-type="float">
            <text:p>322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459" calcext:value-type="float">
            <text:p>31459</text:p>
          </table:table-cell>
          <table:table-cell office:value-type="float" office:value="27451" calcext:value-type="float">
            <text:p>27451</text:p>
          </table:table-cell>
          <table:table-cell office:value-type="float" office:value="33234" calcext:value-type="float">
            <text:p>33234</text:p>
          </table:table-cell>
          <table:table-cell office:value-type="float" office:value="30856" calcext:value-type="float">
            <text:p>30856</text:p>
          </table:table-cell>
          <table:table-cell office:value-type="float" office:value="29244" calcext:value-type="float">
            <text:p>29244</text:p>
          </table:table-cell>
          <table:table-cell office:value-type="float" office:value="33799" calcext:value-type="float">
            <text:p>33799</text:p>
          </table:table-cell>
          <table:table-cell office:value-type="float" office:value="37525" calcext:value-type="float">
            <text:p>37525</text:p>
          </table:table-cell>
          <table:table-cell office:value-type="float" office:value="29664" calcext:value-type="float">
            <text:p>29664</text:p>
          </table:table-cell>
          <table:table-cell office:value-type="float" office:value="30997" calcext:value-type="float">
            <text:p>30997</text:p>
          </table:table-cell>
          <table:table-cell office:value-type="float" office:value="30558" calcext:value-type="float">
            <text:p>305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28" calcext:value-type="float">
            <text:p>29928</text:p>
          </table:table-cell>
          <table:table-cell office:value-type="float" office:value="25775" calcext:value-type="float">
            <text:p>25775</text:p>
          </table:table-cell>
          <table:table-cell office:value-type="float" office:value="31778" calcext:value-type="float">
            <text:p>31778</text:p>
          </table:table-cell>
          <table:table-cell office:value-type="float" office:value="29148" calcext:value-type="float">
            <text:p>29148</text:p>
          </table:table-cell>
          <table:table-cell office:value-type="float" office:value="27614" calcext:value-type="float">
            <text:p>27614</text:p>
          </table:table-cell>
          <table:table-cell office:value-type="float" office:value="32100" calcext:value-type="float">
            <text:p>32100</text:p>
          </table:table-cell>
          <table:table-cell office:value-type="float" office:value="35810" calcext:value-type="float">
            <text:p>35810</text:p>
          </table:table-cell>
          <table:table-cell office:value-type="float" office:value="27889" calcext:value-type="float">
            <text:p>27889</text:p>
          </table:table-cell>
          <table:table-cell office:value-type="float" office:value="29215" calcext:value-type="float">
            <text:p>29215</text:p>
          </table:table-cell>
          <table:table-cell office:value-type="float" office:value="28886" calcext:value-type="float">
            <text:p>288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382" calcext:value-type="float">
            <text:p>28382</text:p>
          </table:table-cell>
          <table:table-cell office:value-type="float" office:value="24189" calcext:value-type="float">
            <text:p>24189</text:p>
          </table:table-cell>
          <table:table-cell office:value-type="float" office:value="30314" calcext:value-type="float">
            <text:p>30314</text:p>
          </table:table-cell>
          <table:table-cell office:value-type="float" office:value="27456" calcext:value-type="float">
            <text:p>27456</text:p>
          </table:table-cell>
          <table:table-cell office:value-type="float" office:value="25861" calcext:value-type="float">
            <text:p>25861</text:p>
          </table:table-cell>
          <table:table-cell office:value-type="float" office:value="30407" calcext:value-type="float">
            <text:p>30407</text:p>
          </table:table-cell>
          <table:table-cell office:value-type="float" office:value="34100" calcext:value-type="float">
            <text:p>34100</text:p>
          </table:table-cell>
          <table:table-cell office:value-type="float" office:value="26038" calcext:value-type="float">
            <text:p>26038</text:p>
          </table:table-cell>
          <table:table-cell office:value-type="float" office:value="27462" calcext:value-type="float">
            <text:p>27462</text:p>
          </table:table-cell>
          <table:table-cell office:value-type="float" office:value="27187" calcext:value-type="float">
            <text:p>271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28" calcext:value-type="float">
            <text:p>27028</text:p>
          </table:table-cell>
          <table:table-cell office:value-type="float" office:value="22762" calcext:value-type="float">
            <text:p>22762</text:p>
          </table:table-cell>
          <table:table-cell office:value-type="float" office:value="28881" calcext:value-type="float">
            <text:p>28881</text:p>
          </table:table-cell>
          <table:table-cell office:value-type="float" office:value="25787" calcext:value-type="float">
            <text:p>25787</text:p>
          </table:table-cell>
          <table:table-cell office:value-type="float" office:value="24242" calcext:value-type="float">
            <text:p>24242</text:p>
          </table:table-cell>
          <table:table-cell office:value-type="float" office:value="28921" calcext:value-type="float">
            <text:p>28921</text:p>
          </table:table-cell>
          <table:table-cell office:value-type="float" office:value="32368" calcext:value-type="float">
            <text:p>32368</text:p>
          </table:table-cell>
          <table:table-cell office:value-type="float" office:value="24325" calcext:value-type="float">
            <text:p>24325</text:p>
          </table:table-cell>
          <table:table-cell office:value-type="float" office:value="25742" calcext:value-type="float">
            <text:p>25742</text:p>
          </table:table-cell>
          <table:table-cell office:value-type="float" office:value="25536" calcext:value-type="float">
            <text:p>2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01" calcext:value-type="float">
            <text:p>25701</text:p>
          </table:table-cell>
          <table:table-cell office:value-type="float" office:value="21343" calcext:value-type="float">
            <text:p>21343</text:p>
          </table:table-cell>
          <table:table-cell office:value-type="float" office:value="27442" calcext:value-type="float">
            <text:p>27442</text:p>
          </table:table-cell>
          <table:table-cell office:value-type="float" office:value="24127" calcext:value-type="float">
            <text:p>24127</text:p>
          </table:table-cell>
          <table:table-cell office:value-type="float" office:value="22614" calcext:value-type="float">
            <text:p>22614</text:p>
          </table:table-cell>
          <table:table-cell office:value-type="float" office:value="27457" calcext:value-type="float">
            <text:p>27457</text:p>
          </table:table-cell>
          <table:table-cell office:value-type="float" office:value="30616" calcext:value-type="float">
            <text:p>30616</text:p>
          </table:table-cell>
          <table:table-cell office:value-type="float" office:value="22572" calcext:value-type="float">
            <text:p>22572</text:p>
          </table:table-cell>
          <table:table-cell office:value-type="float" office:value="23979" calcext:value-type="float">
            <text:p>23979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370" calcext:value-type="float">
            <text:p>24370</text:p>
          </table:table-cell>
          <table:table-cell office:value-type="float" office:value="20028" calcext:value-type="float">
            <text:p>20028</text:p>
          </table:table-cell>
          <table:table-cell office:value-type="float" office:value="26013" calcext:value-type="float">
            <text:p>26013</text:p>
          </table:table-cell>
          <table:table-cell office:value-type="float" office:value="22422" calcext:value-type="float">
            <text:p>22422</text:p>
          </table:table-cell>
          <table:table-cell office:value-type="float" office:value="20989" calcext:value-type="float">
            <text:p>20989</text:p>
          </table:table-cell>
          <table:table-cell office:value-type="float" office:value="25989" calcext:value-type="float">
            <text:p>25989</text:p>
          </table:table-cell>
          <table:table-cell office:value-type="float" office:value="28865" calcext:value-type="float">
            <text:p>28865</text:p>
          </table:table-cell>
          <table:table-cell office:value-type="float" office:value="20808" calcext:value-type="float">
            <text:p>20808</text:p>
          </table:table-cell>
          <table:table-cell office:value-type="float" office:value="22373" calcext:value-type="float">
            <text:p>22373</text:p>
          </table:table-cell>
          <table:table-cell office:value-type="float" office:value="22242" calcext:value-type="float">
            <text:p>22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068" calcext:value-type="float">
            <text:p>23068</text:p>
          </table:table-cell>
          <table:table-cell office:value-type="float" office:value="18933" calcext:value-type="float">
            <text:p>18933</text:p>
          </table:table-cell>
          <table:table-cell office:value-type="float" office:value="24613" calcext:value-type="float">
            <text:p>24613</text:p>
          </table:table-cell>
          <table:table-cell office:value-type="float" office:value="20882" calcext:value-type="float">
            <text:p>20882</text:p>
          </table:table-cell>
          <table:table-cell office:value-type="float" office:value="19529" calcext:value-type="float">
            <text:p>19529</text:p>
          </table:table-cell>
          <table:table-cell office:value-type="float" office:value="24526" calcext:value-type="float">
            <text:p>24526</text:p>
          </table:table-cell>
          <table:table-cell office:value-type="float" office:value="27189" calcext:value-type="float">
            <text:p>27189</text:p>
          </table:table-cell>
          <table:table-cell office:value-type="float" office:value="19303" calcext:value-type="float">
            <text:p>19303</text:p>
          </table:table-cell>
          <table:table-cell office:value-type="float" office:value="20776" calcext:value-type="float">
            <text:p>20776</text:p>
          </table:table-cell>
          <table:table-cell office:value-type="float" office:value="20842" calcext:value-type="float">
            <text:p>20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775" calcext:value-type="float">
            <text:p>21775</text:p>
          </table:table-cell>
          <table:table-cell office:value-type="float" office:value="17816" calcext:value-type="float">
            <text:p>17816</text:p>
          </table:table-cell>
          <table:table-cell office:value-type="float" office:value="23221" calcext:value-type="float">
            <text:p>23221</text:p>
          </table:table-cell>
          <table:table-cell office:value-type="float" office:value="19339" calcext:value-type="float">
            <text:p>19339</text:p>
          </table:table-cell>
          <table:table-cell office:value-type="float" office:value="18080" calcext:value-type="float">
            <text:p>18080</text:p>
          </table:table-cell>
          <table:table-cell office:value-type="float" office:value="23068" calcext:value-type="float">
            <text:p>23068</text:p>
          </table:table-cell>
          <table:table-cell office:value-type="float" office:value="25485" calcext:value-type="float">
            <text:p>25485</text:p>
          </table:table-cell>
          <table:table-cell office:value-type="float" office:value="17832" calcext:value-type="float">
            <text:p>17832</text:p>
          </table:table-cell>
          <table:table-cell office:value-type="float" office:value="19182" calcext:value-type="float">
            <text:p>19182</text:p>
          </table:table-cell>
          <table:table-cell office:value-type="float" office:value="19454" calcext:value-type="float">
            <text:p>194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08" calcext:value-type="float">
            <text:p>20508</text:p>
          </table:table-cell>
          <table:table-cell office:value-type="float" office:value="16614" calcext:value-type="float">
            <text:p>16614</text:p>
          </table:table-cell>
          <table:table-cell office:value-type="float" office:value="21847" calcext:value-type="float">
            <text:p>21847</text:p>
          </table:table-cell>
          <table:table-cell office:value-type="float" office:value="17793" calcext:value-type="float">
            <text:p>17793</text:p>
          </table:table-cell>
          <table:table-cell office:value-type="float" office:value="16613" calcext:value-type="float">
            <text:p>16613</text:p>
          </table:table-cell>
          <table:table-cell office:value-type="float" office:value="21597" calcext:value-type="float">
            <text:p>21597</text:p>
          </table:table-cell>
          <table:table-cell office:value-type="float" office:value="23773" calcext:value-type="float">
            <text:p>23773</text:p>
          </table:table-cell>
          <table:table-cell office:value-type="float" office:value="16343" calcext:value-type="float">
            <text:p>16343</text:p>
          </table:table-cell>
          <table:table-cell office:value-type="float" office:value="17873" calcext:value-type="float">
            <text:p>17873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30" calcext:value-type="float">
            <text:p>19330</text:p>
          </table:table-cell>
          <table:table-cell office:value-type="float" office:value="15514" calcext:value-type="float">
            <text:p>15514</text:p>
          </table:table-cell>
          <table:table-cell office:value-type="float" office:value="20505" calcext:value-type="float">
            <text:p>20505</text:p>
          </table:table-cell>
          <table:table-cell office:value-type="float" office:value="16364" calcext:value-type="float">
            <text:p>16364</text:p>
          </table:table-cell>
          <table:table-cell office:value-type="float" office:value="15404" calcext:value-type="float">
            <text:p>15404</text:p>
          </table:table-cell>
          <table:table-cell office:value-type="float" office:value="20164" calcext:value-type="float">
            <text:p>20164</text:p>
          </table:table-cell>
          <table:table-cell office:value-type="float" office:value="22176" calcext:value-type="float">
            <text:p>22176</text:p>
          </table:table-cell>
          <table:table-cell office:value-type="float" office:value="15076" calcext:value-type="float">
            <text:p>15076</text:p>
          </table:table-cell>
          <table:table-cell office:value-type="float" office:value="16592" calcext:value-type="float">
            <text:p>16592</text:p>
          </table:table-cell>
          <table:table-cell office:value-type="float" office:value="16924" calcext:value-type="float">
            <text:p>16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66" calcext:value-type="float">
            <text:p>18166</text:p>
          </table:table-cell>
          <table:table-cell office:value-type="float" office:value="14408" calcext:value-type="float">
            <text:p>14408</text:p>
          </table:table-cell>
          <table:table-cell office:value-type="float" office:value="19227" calcext:value-type="float">
            <text:p>19227</text:p>
          </table:table-cell>
          <table:table-cell office:value-type="float" office:value="14947" calcext:value-type="float">
            <text:p>14947</text:p>
          </table:table-cell>
          <table:table-cell office:value-type="float" office:value="14213" calcext:value-type="float">
            <text:p>14213</text:p>
          </table:table-cell>
          <table:table-cell office:value-type="float" office:value="18722" calcext:value-type="float">
            <text:p>18722</text:p>
          </table:table-cell>
          <table:table-cell office:value-type="float" office:value="20615" calcext:value-type="float">
            <text:p>20615</text:p>
          </table:table-cell>
          <table:table-cell office:value-type="float" office:value="13821" calcext:value-type="float">
            <text:p>13821</text:p>
          </table:table-cell>
          <table:table-cell office:value-type="float" office:value="15324" calcext:value-type="float">
            <text:p>15324</text:p>
          </table:table-cell>
          <table:table-cell office:value-type="float" office:value="15783" calcext:value-type="float">
            <text:p>157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997" calcext:value-type="float">
            <text:p>16997</text:p>
          </table:table-cell>
          <table:table-cell office:value-type="float" office:value="13205" calcext:value-type="float">
            <text:p>13205</text:p>
          </table:table-cell>
          <table:table-cell office:value-type="float" office:value="17958" calcext:value-type="float">
            <text:p>17958</text:p>
          </table:table-cell>
          <table:table-cell office:value-type="float" office:value="13537" calcext:value-type="float">
            <text:p>13537</text:p>
          </table:table-cell>
          <table:table-cell office:value-type="float" office:value="13026" calcext:value-type="float">
            <text:p>13026</text:p>
          </table:table-cell>
          <table:table-cell office:value-type="float" office:value="17271" calcext:value-type="float">
            <text:p>17271</text:p>
          </table:table-cell>
          <table:table-cell office:value-type="float" office:value="19041" calcext:value-type="float">
            <text:p>19041</text:p>
          </table:table-cell>
          <table:table-cell office:value-type="float" office:value="12583" calcext:value-type="float">
            <text:p>12583</text:p>
          </table:table-cell>
          <table:table-cell office:value-type="float" office:value="13989" calcext:value-type="float">
            <text:p>13989</text:p>
          </table:table-cell>
          <table:table-cell office:value-type="float" office:value="14657" calcext:value-type="float">
            <text:p>146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639" calcext:value-type="float">
            <text:p>15639</text:p>
          </table:table-cell>
          <table:table-cell office:value-type="float" office:value="11982" calcext:value-type="float">
            <text:p>11982</text:p>
          </table:table-cell>
          <table:table-cell office:value-type="float" office:value="16635" calcext:value-type="float">
            <text:p>16635</text:p>
          </table:table-cell>
          <table:table-cell office:value-type="float" office:value="12257" calcext:value-type="float">
            <text:p>12257</text:p>
          </table:table-cell>
          <table:table-cell office:value-type="float" office:value="11936" calcext:value-type="float">
            <text:p>11936</text:p>
          </table:table-cell>
          <table:table-cell office:value-type="float" office:value="15946" calcext:value-type="float">
            <text:p>15946</text:p>
          </table:table-cell>
          <table:table-cell office:value-type="float" office:value="17529" calcext:value-type="float">
            <text:p>17529</text:p>
          </table:table-cell>
          <table:table-cell office:value-type="float" office:value="11443" calcext:value-type="float">
            <text:p>11443</text:p>
          </table:table-cell>
          <table:table-cell office:value-type="float" office:value="12639" calcext:value-type="float">
            <text:p>12639</text:p>
          </table:table-cell>
          <table:table-cell office:value-type="float" office:value="13566" calcext:value-type="float">
            <text:p>13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51" calcext:value-type="float">
            <text:p>14251</text:p>
          </table:table-cell>
          <table:table-cell office:value-type="float" office:value="10772" calcext:value-type="float">
            <text:p>10772</text:p>
          </table:table-cell>
          <table:table-cell office:value-type="float" office:value="15298" calcext:value-type="float">
            <text:p>15298</text:p>
          </table:table-cell>
          <table:table-cell office:value-type="float" office:value="10982" calcext:value-type="float">
            <text:p>10982</text:p>
          </table:table-cell>
          <table:table-cell office:value-type="float" office:value="10860" calcext:value-type="float">
            <text:p>10860</text:p>
          </table:table-cell>
          <table:table-cell office:value-type="float" office:value="14637" calcext:value-type="float">
            <text:p>14637</text:p>
          </table:table-cell>
          <table:table-cell office:value-type="float" office:value="16023" calcext:value-type="float">
            <text:p>16023</text:p>
          </table:table-cell>
          <table:table-cell office:value-type="float" office:value="10307" calcext:value-type="float">
            <text:p>10307</text:p>
          </table:table-cell>
          <table:table-cell office:value-type="float" office:value="11299" calcext:value-type="float">
            <text:p>11299</text:p>
          </table:table-cell>
          <table:table-cell office:value-type="float" office:value="12473" calcext:value-type="float">
            <text:p>124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93" calcext:value-type="float">
            <text:p>12893</text:p>
          </table:table-cell>
          <table:table-cell office:value-type="float" office:value="9846" calcext:value-type="float">
            <text:p>9846</text:p>
          </table:table-cell>
          <table:table-cell office:value-type="float" office:value="13966" calcext:value-type="float">
            <text:p>13966</text:p>
          </table:table-cell>
          <table:table-cell office:value-type="float" office:value="9722" calcext:value-type="float">
            <text:p>9722</text:p>
          </table:table-cell>
          <table:table-cell office:value-type="float" office:value="9776" calcext:value-type="float">
            <text:p>9776</text:p>
          </table:table-cell>
          <table:table-cell office:value-type="float" office:value="13305" calcext:value-type="float">
            <text:p>13305</text:p>
          </table:table-cell>
          <table:table-cell office:value-type="float" office:value="14518" calcext:value-type="float">
            <text:p>14518</text:p>
          </table:table-cell>
          <table:table-cell office:value-type="float" office:value="9168" calcext:value-type="float">
            <text:p>9168</text:p>
          </table:table-cell>
          <table:table-cell office:value-type="float" office:value="10206" calcext:value-type="float">
            <text:p>1020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93" calcext:value-type="float">
            <text:p>11793</text:p>
          </table:table-cell>
          <table:table-cell office:value-type="float" office:value="8942" calcext:value-type="float">
            <text:p>8942</text:p>
          </table:table-cell>
          <table:table-cell office:value-type="float" office:value="12770" calcext:value-type="float">
            <text:p>12770</text:p>
          </table:table-cell>
          <table:table-cell office:value-type="float" office:value="8624" calcext:value-type="float">
            <text:p>8624</text:p>
          </table:table-cell>
          <table:table-cell office:value-type="float" office:value="8698" calcext:value-type="float">
            <text:p>8698</text:p>
          </table:table-cell>
          <table:table-cell office:value-type="float" office:value="12081" calcext:value-type="float">
            <text:p>12081</text:p>
          </table:table-cell>
          <table:table-cell office:value-type="float" office:value="13164" calcext:value-type="float">
            <text:p>13164</text:p>
          </table:table-cell>
          <table:table-cell office:value-type="float" office:value="8350" calcext:value-type="float">
            <text:p>8350</text:p>
          </table:table-cell>
          <table:table-cell office:value-type="float" office:value="9145" calcext:value-type="float">
            <text:p>9145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03" calcext:value-type="float">
            <text:p>10503</text:p>
          </table:table-cell>
          <table:table-cell office:value-type="float" office:value="8054" calcext:value-type="float">
            <text:p>8054</text:p>
          </table:table-cell>
          <table:table-cell office:value-type="float" office:value="11756" calcext:value-type="float">
            <text:p>11756</text:p>
          </table:table-cell>
          <table:table-cell office:value-type="float" office:value="7540" calcext:value-type="float">
            <text:p>7540</text:p>
          </table:table-cell>
          <table:table-cell office:value-type="float" office:value="7627" calcext:value-type="float">
            <text:p>7627</text:p>
          </table:table-cell>
          <table:table-cell office:value-type="float" office:value="10841" calcext:value-type="float">
            <text:p>10841</text:p>
          </table:table-cell>
          <table:table-cell office:value-type="float" office:value="11828" calcext:value-type="float">
            <text:p>11828</text:p>
          </table:table-cell>
          <table:table-cell office:value-type="float" office:value="7547" calcext:value-type="float">
            <text:p>7547</text:p>
          </table:table-cell>
          <table:table-cell office:value-type="float" office:value="8086" calcext:value-type="float">
            <text:p>8086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20" calcext:value-type="float">
            <text:p>9220</text:p>
          </table:table-cell>
          <table:table-cell office:value-type="float" office:value="7322" calcext:value-type="float">
            <text:p>7322</text:p>
          </table:table-cell>
          <table:table-cell office:value-type="float" office:value="10588" calcext:value-type="float">
            <text:p>10588</text:p>
          </table:table-cell>
          <table:table-cell office:value-type="float" office:value="6449" calcext:value-type="float">
            <text:p>6449</text:p>
          </table:table-cell>
          <table:table-cell office:value-type="float" office:value="6548" calcext:value-type="float">
            <text:p>6548</text:p>
          </table:table-cell>
          <table:table-cell office:value-type="float" office:value="9628" calcext:value-type="float">
            <text:p>9628</text:p>
          </table:table-cell>
          <table:table-cell office:value-type="float" office:value="10495" calcext:value-type="float">
            <text:p>10495</text:p>
          </table:table-cell>
          <table:table-cell office:value-type="float" office:value="6754" calcext:value-type="float">
            <text:p>6754</text:p>
          </table:table-cell>
          <table:table-cell office:value-type="float" office:value="7194" calcext:value-type="float">
            <text:p>7194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54" calcext:value-type="float">
            <text:p>8154</text:p>
          </table:table-cell>
          <table:table-cell office:value-type="float" office:value="6671" calcext:value-type="float">
            <text:p>6671</text:p>
          </table:table-cell>
          <table:table-cell office:value-type="float" office:value="9466" calcext:value-type="float">
            <text:p>9466</text:p>
          </table:table-cell>
          <table:table-cell office:value-type="float" office:value="5529" calcext:value-type="float">
            <text:p>5529</text:p>
          </table:table-cell>
          <table:table-cell office:value-type="float" office:value="5641" calcext:value-type="float">
            <text:p>5641</text:p>
          </table:table-cell>
          <table:table-cell office:value-type="float" office:value="8694" calcext:value-type="float">
            <text:p>8694</text:p>
          </table:table-cell>
          <table:table-cell office:value-type="float" office:value="9343" calcext:value-type="float">
            <text:p>9343</text:p>
          </table:table-cell>
          <table:table-cell office:value-type="float" office:value="6041" calcext:value-type="float">
            <text:p>6041</text:p>
          </table:table-cell>
          <table:table-cell office:value-type="float" office:value="6334" calcext:value-type="float">
            <text:p>6334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23" calcext:value-type="float">
            <text:p>7123</text:p>
          </table:table-cell>
          <table:table-cell office:value-type="float" office:value="5947" calcext:value-type="float">
            <text:p>5947</text:p>
          </table:table-cell>
          <table:table-cell office:value-type="float" office:value="8348" calcext:value-type="float">
            <text:p>8348</text:p>
          </table:table-cell>
          <table:table-cell office:value-type="float" office:value="4646" calcext:value-type="float">
            <text:p>4646</text:p>
          </table:table-cell>
          <table:table-cell office:value-type="float" office:value="4784" calcext:value-type="float">
            <text:p>4784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5348" calcext:value-type="float">
            <text:p>5348</text:p>
          </table:table-cell>
          <table:table-cell office:value-type="float" office:value="5489" calcext:value-type="float">
            <text:p>548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00" calcext:value-type="float">
            <text:p>6100</text:p>
          </table:table-cell>
          <table:table-cell office:value-type="float" office:value="5131" calcext:value-type="float">
            <text:p>5131</text:p>
          </table:table-cell>
          <table:table-cell office:value-type="float" office:value="7230" calcext:value-type="float">
            <text:p>7230</text:p>
          </table:table-cell>
          <table:table-cell office:value-type="float" office:value="3752" calcext:value-type="float">
            <text:p>3752</text:p>
          </table:table-cell>
          <table:table-cell office:value-type="float" office:value="3920" calcext:value-type="float">
            <text:p>3920</text:p>
          </table:table-cell>
          <table:table-cell office:value-type="float" office:value="6903" calcext:value-type="float">
            <text:p>6903</text:p>
          </table:table-cell>
          <table:table-cell office:value-type="float" office:value="7114" calcext:value-type="float">
            <text:p>7114</text:p>
          </table:table-cell>
          <table:table-cell office:value-type="float" office:value="4648" calcext:value-type="float">
            <text:p>4648</text:p>
          </table:table-cell>
          <table:table-cell office:value-type="float" office:value="4789" calcext:value-type="float">
            <text:p>4789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30" calcext:value-type="float">
            <text:p>5230</text:p>
          </table:table-cell>
          <table:table-cell office:value-type="float" office:value="4315" calcext:value-type="float">
            <text:p>4315</text:p>
          </table:table-cell>
          <table:table-cell office:value-type="float" office:value="6266" calcext:value-type="float">
            <text:p>6266</text:p>
          </table:table-cell>
          <table:table-cell office:value-type="float" office:value="3069" calcext:value-type="float">
            <text:p>3069</text:p>
          </table:table-cell>
          <table:table-cell office:value-type="float" office:value="3255" calcext:value-type="float">
            <text:p>3255</text:p>
          </table:table-cell>
          <table:table-cell office:value-type="float" office:value="5987" calcext:value-type="float">
            <text:p>5987</text:p>
          </table:table-cell>
          <table:table-cell office:value-type="float" office:value="6123" calcext:value-type="float">
            <text:p>6123</text:p>
          </table:table-cell>
          <table:table-cell office:value-type="float" office:value="4060" calcext:value-type="float">
            <text:p>4060</text:p>
          </table:table-cell>
          <table:table-cell office:value-type="float" office:value="4104" calcext:value-type="float">
            <text:p>4104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4" calcext:value-type="float">
            <text:p>4374</text:p>
          </table:table-cell>
          <table:table-cell office:value-type="float" office:value="3495" calcext:value-type="float">
            <text:p>3495</text:p>
          </table:table-cell>
          <table:table-cell office:value-type="float" office:value="5316" calcext:value-type="float">
            <text:p>5316</text:p>
          </table:table-cell>
          <table:table-cell office:value-type="float" office:value="2432" calcext:value-type="float">
            <text:p>2432</text:p>
          </table:table-cell>
          <table:table-cell office:value-type="float" office:value="2617" calcext:value-type="float">
            <text:p>2617</text:p>
          </table:table-cell>
          <table:table-cell office:value-type="float" office:value="5077" calcext:value-type="float">
            <text:p>5077</text:p>
          </table:table-cell>
          <table:table-cell office:value-type="float" office:value="5162" calcext:value-type="float">
            <text:p>5162</text:p>
          </table:table-cell>
          <table:table-cell office:value-type="float" office:value="3494" calcext:value-type="float">
            <text:p>3494</text:p>
          </table:table-cell>
          <table:table-cell office:value-type="float" office:value="3444" calcext:value-type="float">
            <text:p>3444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0" calcext:value-type="float">
            <text:p>3530</text:p>
          </table:table-cell>
          <table:table-cell office:value-type="float" office:value="2873" calcext:value-type="float">
            <text:p>2873</text:p>
          </table:table-cell>
          <table:table-cell office:value-type="float" office:value="4379" calcext:value-type="float">
            <text:p>4379</text:p>
          </table:table-cell>
          <table:table-cell office:value-type="float" office:value="1777" calcext:value-type="float">
            <text:p>1777</text:p>
          </table:table-cell>
          <table:table-cell office:value-type="float" office:value="1979" calcext:value-type="float">
            <text:p>1979</text:p>
          </table:table-cell>
          <table:table-cell office:value-type="float" office:value="4169" calcext:value-type="float">
            <text:p>4169</text:p>
          </table:table-cell>
          <table:table-cell office:value-type="float" office:value="4211" calcext:value-type="float">
            <text:p>4211</text:p>
          </table:table-cell>
          <table:table-cell office:value-type="float" office:value="2926" calcext:value-type="float">
            <text:p>2926</text:p>
          </table:table-cell>
          <table:table-cell office:value-type="float" office:value="2961" calcext:value-type="float">
            <text:p>2961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1" calcext:value-type="float">
            <text:p>2901</text:p>
          </table:table-cell>
          <table:table-cell office:value-type="float" office:value="2272" calcext:value-type="float">
            <text:p>2272</text:p>
          </table:table-cell>
          <table:table-cell office:value-type="float" office:value="3626" calcext:value-type="float">
            <text:p>3626</text:p>
          </table:table-cell>
          <table:table-cell office:value-type="float" office:value="1365" calcext:value-type="float">
            <text:p>1365</text:p>
          </table:table-cell>
          <table:table-cell office:value-type="float" office:value="1580" calcext:value-type="float">
            <text:p>1580</text:p>
          </table:table-cell>
          <table:table-cell office:value-type="float" office:value="3379" calcext:value-type="float">
            <text:p>3379</text:p>
          </table:table-cell>
          <table:table-cell office:value-type="float" office:value="3458" calcext:value-type="float">
            <text:p>3458</text:p>
          </table:table-cell>
          <table:table-cell office:value-type="float" office:value="2508" calcext:value-type="float">
            <text:p>2508</text:p>
          </table:table-cell>
          <table:table-cell office:value-type="float" office:value="2511" calcext:value-type="float">
            <text:p>2511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9" calcext:value-type="float">
            <text:p>2299</text:p>
          </table:table-cell>
          <table:table-cell office:value-type="float" office:value="1682" calcext:value-type="float">
            <text:p>1682</text:p>
          </table:table-cell>
          <table:table-cell office:value-type="float" office:value="2896" calcext:value-type="float">
            <text:p>2896</text:p>
          </table:table-cell>
          <table:table-cell office:value-type="float" office:value="997" calcext:value-type="float">
            <text:p>997</text:p>
          </table:table-cell>
          <table:table-cell office:value-type="float" office:value="1232" calcext:value-type="float">
            <text:p>1232</text:p>
          </table:table-cell>
          <table:table-cell office:value-type="float" office:value="2606" calcext:value-type="float">
            <text:p>2606</text:p>
          </table:table-cell>
          <table:table-cell office:value-type="float" office:value="2728" calcext:value-type="float">
            <text:p>2728</text:p>
          </table:table-cell>
          <table:table-cell office:value-type="float" office:value="2101" calcext:value-type="float">
            <text:p>2101</text:p>
          </table:table-cell>
          <table:table-cell office:value-type="float" office:value="2061" calcext:value-type="float">
            <text:p>2061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4" calcext:value-type="float">
            <text:p>1714</text:p>
          </table:table-cell>
          <table:table-cell office:value-type="float" office:value="1682" calcext:value-type="float">
            <text:p>1682</text:p>
          </table:table-cell>
          <table:table-cell office:value-type="float" office:value="2186" calcext:value-type="float">
            <text:p>2186</text:p>
          </table:table-cell>
          <table:table-cell office:value-type="float" office:value="627" calcext:value-type="float">
            <text:p>627</text:p>
          </table:table-cell>
          <table:table-cell office:value-type="float" office:value="878" calcext:value-type="float">
            <text:p>878</text:p>
          </table:table-cell>
          <table:table-cell office:value-type="float" office:value="1846" calcext:value-type="float">
            <text:p>1846</text:p>
          </table:table-cell>
          <table:table-cell office:value-type="float" office:value="2002" calcext:value-type="float">
            <text:p>2002</text:p>
          </table:table-cell>
          <table:table-cell office:value-type="float" office:value="1699" calcext:value-type="float">
            <text:p>1699</text:p>
          </table:table-cell>
          <table:table-cell office:value-type="float" office:value="1649" calcext:value-type="float">
            <text:p>1649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6" calcext:value-type="float">
            <text:p>1316</text:p>
          </table:table-cell>
          <table:table-cell office:value-type="float" office:value="1300" calcext:value-type="float">
            <text:p>1300</text:p>
          </table:table-cell>
          <table:table-cell office:value-type="float" office:value="1677" calcext:value-type="float">
            <text:p>1677</text:p>
          </table:table-cell>
          <table:table-cell office:value-type="float" office:value="472" calcext:value-type="float">
            <text:p>472</text:p>
          </table:table-cell>
          <table:table-cell office:value-type="float" office:value="687" calcext:value-type="float">
            <text:p>687</text:p>
          </table:table-cell>
          <table:table-cell office:value-type="float" office:value="1348" calcext:value-type="float">
            <text:p>1348</text:p>
          </table:table-cell>
          <table:table-cell office:value-type="float" office:value="1498" calcext:value-type="float">
            <text:p>1498</text:p>
          </table:table-cell>
          <table:table-cell office:value-type="float" office:value="1394" calcext:value-type="float">
            <text:p>1394</text:p>
          </table:table-cell>
          <table:table-cell office:value-type="float" office:value="1240" calcext:value-type="float">
            <text:p>12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949" calcext:value-type="float">
            <text:p>949</text:p>
          </table:table-cell>
          <table:table-cell office:value-type="float" office:value="1208" calcext:value-type="float">
            <text:p>1208</text:p>
          </table:table-cell>
          <table:table-cell office:value-type="float" office:value="354" calcext:value-type="float">
            <text:p>354</text:p>
          </table:table-cell>
          <table:table-cell office:value-type="float" office:value="515" calcext:value-type="float">
            <text:p>515</text:p>
          </table:table-cell>
          <table:table-cell office:value-type="float" office:value="905" calcext:value-type="float">
            <text:p>905</text:p>
          </table:table-cell>
          <table:table-cell office:value-type="float" office:value="1036" calcext:value-type="float">
            <text:p>1036</text:p>
          </table:table-cell>
          <table:table-cell office:value-type="float" office:value="1095" calcext:value-type="float">
            <text:p>1095</text:p>
          </table:table-cell>
          <table:table-cell office:value-type="float" office:value="831" calcext:value-type="float">
            <text:p>83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601" calcext:value-type="float">
            <text:p>601</text:p>
          </table:table-cell>
          <table:table-cell office:value-type="float" office:value="746" calcext:value-type="float">
            <text:p>746</text:p>
          </table:table-cell>
          <table:table-cell office:value-type="float" office:value="229" calcext:value-type="float">
            <text:p>229</text:p>
          </table:table-cell>
          <table:table-cell office:value-type="float" office:value="351" calcext:value-type="float">
            <text:p>351</text:p>
          </table:table-cell>
          <table:table-cell office:value-type="float" office:value="475" calcext:value-type="float">
            <text:p>475</text:p>
          </table:table-cell>
          <table:table-cell office:value-type="float" office:value="568" calcext:value-type="float">
            <text:p>568</text:p>
          </table:table-cell>
          <table:table-cell office:value-type="float" office:value="808" calcext:value-type="float">
            <text:p>808</text:p>
          </table:table-cell>
          <table:table-cell office:value-type="float" office:value="548" calcext:value-type="float">
            <text:p>54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391" calcext:value-type="float">
            <text:p>391</text:p>
          </table:table-cell>
          <table:table-cell office:value-type="float" office:value="491" calcext:value-type="float">
            <text:p>491</text:p>
          </table:table-cell>
          <table:table-cell office:value-type="float" office:value="148" calcext:value-type="float">
            <text:p>148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office:value-type="float" office:value="360" calcext:value-type="float">
            <text:p>360</text:p>
          </table:table-cell>
          <table:table-cell office:value-type="float" office:value="544" calcext:value-type="float">
            <text:p>544</text:p>
          </table:table-cell>
          <table:table-cell office:value-type="float" office:value="282" calcext:value-type="float">
            <text:p>28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500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9" calcext:value-type="float">
            <text:p>1969</text:p>
          </table:table-cell>
          <table:table-cell office:value-type="float" office:value="1988" calcext:value-type="float">
            <text:p>1988</text:p>
          </table:table-cell>
          <table:table-cell office:value-type="float" office:value="1663" calcext:value-type="float">
            <text:p>1663</text:p>
          </table:table-cell>
          <table:table-cell office:value-type="float" office:value="1761" calcext:value-type="float">
            <text:p>1761</text:p>
          </table:table-cell>
          <table:table-cell office:value-type="float" office:value="2019" calcext:value-type="float">
            <text:p>2019</text:p>
          </table:table-cell>
          <table:table-cell office:value-type="float" office:value="2238" calcext:value-type="float">
            <text:p>2238</text:p>
          </table:table-cell>
          <table:table-cell office:value-type="float" office:value="3679" calcext:value-type="float">
            <text:p>3679</text:p>
          </table:table-cell>
          <table:table-cell office:value-type="float" office:value="3529" calcext:value-type="float">
            <text:p>3529</text:p>
          </table:table-cell>
          <table:table-cell office:value-type="float" office:value="2600" calcext:value-type="float">
            <text:p>260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80" calcext:value-type="float">
            <text:p>1780</text:p>
          </table:table-cell>
          <table:table-cell office:value-type="float" office:value="1770" calcext:value-type="float">
            <text:p>1770</text:p>
          </table:table-cell>
          <table:table-cell office:value-type="float" office:value="1467" calcext:value-type="float">
            <text:p>1467</text:p>
          </table:table-cell>
          <table:table-cell office:value-type="float" office:value="1554" calcext:value-type="float">
            <text:p>1554</text:p>
          </table:table-cell>
          <table:table-cell office:value-type="float" office:value="1797" calcext:value-type="float">
            <text:p>1797</text:p>
          </table:table-cell>
          <table:table-cell office:value-type="float" office:value="2004" calcext:value-type="float">
            <text:p>2004</text:p>
          </table:table-cell>
          <table:table-cell office:value-type="float" office:value="3416" calcext:value-type="float">
            <text:p>3416</text:p>
          </table:table-cell>
          <table:table-cell office:value-type="float" office:value="3307" calcext:value-type="float">
            <text:p>3307</text:p>
          </table:table-cell>
          <table:table-cell office:value-type="float" office:value="2318" calcext:value-type="float">
            <text:p>231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4" calcext:value-type="float">
            <text:p>1584</text:p>
          </table:table-cell>
          <table:table-cell office:value-type="float" office:value="1532" calcext:value-type="float">
            <text:p>1532</text:p>
          </table:table-cell>
          <table:table-cell office:value-type="float" office:value="1256" calcext:value-type="float">
            <text:p>1256</text:p>
          </table:table-cell>
          <table:table-cell office:value-type="float" office:value="1351" calcext:value-type="float">
            <text:p>1351</text:p>
          </table:table-cell>
          <table:table-cell office:value-type="float" office:value="1614" calcext:value-type="float">
            <text:p>1614</text:p>
          </table:table-cell>
          <table:table-cell office:value-type="float" office:value="1773" calcext:value-type="float">
            <text:p>1773</text:p>
          </table:table-cell>
          <table:table-cell office:value-type="float" office:value="3220" calcext:value-type="float">
            <text:p>3220</text:p>
          </table:table-cell>
          <table:table-cell office:value-type="float" office:value="3018" calcext:value-type="float">
            <text:p>3018</text:p>
          </table:table-cell>
          <table:table-cell office:value-type="float" office:value="2072" calcext:value-type="float">
            <text:p>207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4" calcext:value-type="float">
            <text:p>1354</text:p>
          </table:table-cell>
          <table:table-cell office:value-type="float" office:value="1317" calcext:value-type="float">
            <text:p>1317</text:p>
          </table:table-cell>
          <table:table-cell office:value-type="float" office:value="1070" calcext:value-type="float">
            <text:p>1070</text:p>
          </table:table-cell>
          <table:table-cell office:value-type="float" office:value="1150" calcext:value-type="float">
            <text:p>1150</text:p>
          </table:table-cell>
          <table:table-cell office:value-type="float" office:value="1423" calcext:value-type="float">
            <text:p>1423</text:p>
          </table:table-cell>
          <table:table-cell office:value-type="float" office:value="1535" calcext:value-type="float">
            <text:p>1535</text:p>
          </table:table-cell>
          <table:table-cell office:value-type="float" office:value="2994" calcext:value-type="float">
            <text:p>2994</text:p>
          </table:table-cell>
          <table:table-cell office:value-type="float" office:value="2710" calcext:value-type="float">
            <text:p>2710</text:p>
          </table:table-cell>
          <table:table-cell office:value-type="float" office:value="1876" calcext:value-type="float">
            <text:p>1876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9" calcext:value-type="float">
            <text:p>1159</text:p>
          </table:table-cell>
          <table:table-cell office:value-type="float" office:value="1106" calcext:value-type="float">
            <text:p>1106</text:p>
          </table:table-cell>
          <table:table-cell office:value-type="float" office:value="878" calcext:value-type="float">
            <text:p>878</text:p>
          </table:table-cell>
          <table:table-cell office:value-type="float" office:value="926" calcext:value-type="float">
            <text:p>926</text:p>
          </table:table-cell>
          <table:table-cell office:value-type="float" office:value="1219" calcext:value-type="float">
            <text:p>1219</text:p>
          </table:table-cell>
          <table:table-cell office:value-type="float" office:value="1361" calcext:value-type="float">
            <text:p>1361</text:p>
          </table:table-cell>
          <table:table-cell office:value-type="float" office:value="2743" calcext:value-type="float">
            <text:p>2743</text:p>
          </table:table-cell>
          <table:table-cell office:value-type="float" office:value="2462" calcext:value-type="float">
            <text:p>2462</text:p>
          </table:table-cell>
          <table:table-cell office:value-type="float" office:value="1676" calcext:value-type="float">
            <text:p>167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4" calcext:value-type="float">
            <text:p>994</text:p>
          </table:table-cell>
          <table:table-cell office:value-type="float" office:value="930" calcext:value-type="float">
            <text:p>930</text:p>
          </table:table-cell>
          <table:table-cell office:value-type="float" office:value="709" calcext:value-type="float">
            <text:p>709</text:p>
          </table:table-cell>
          <table:table-cell office:value-type="float" office:value="786" calcext:value-type="float">
            <text:p>786</text:p>
          </table:table-cell>
          <table:table-cell office:value-type="float" office:value="1029" calcext:value-type="float">
            <text:p>1029</text:p>
          </table:table-cell>
          <table:table-cell office:value-type="float" office:value="1186" calcext:value-type="float">
            <text:p>1186</text:p>
          </table:table-cell>
          <table:table-cell office:value-type="float" office:value="2530" calcext:value-type="float">
            <text:p>2530</text:p>
          </table:table-cell>
          <table:table-cell office:value-type="float" office:value="2230" calcext:value-type="float">
            <text:p>2230</text:p>
          </table:table-cell>
          <table:table-cell office:value-type="float" office:value="1517" calcext:value-type="float">
            <text:p>151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8" calcext:value-type="float">
            <text:p>848</text:p>
          </table:table-cell>
          <table:table-cell office:value-type="float" office:value="770" calcext:value-type="float">
            <text:p>770</text:p>
          </table:table-cell>
          <table:table-cell office:value-type="float" office:value="566" calcext:value-type="float">
            <text:p>566</text:p>
          </table:table-cell>
          <table:table-cell office:value-type="float" office:value="672" calcext:value-type="float">
            <text:p>672</text:p>
          </table:table-cell>
          <table:table-cell office:value-type="float" office:value="885" calcext:value-type="float">
            <text:p>885</text:p>
          </table:table-cell>
          <table:table-cell office:value-type="float" office:value="970" calcext:value-type="float">
            <text:p>970</text:p>
          </table:table-cell>
          <table:table-cell office:value-type="float" office:value="2277" calcext:value-type="float">
            <text:p>2277</text:p>
          </table:table-cell>
          <table:table-cell office:value-type="float" office:value="1981" calcext:value-type="float">
            <text:p>1981</text:p>
          </table:table-cell>
          <table:table-cell office:value-type="float" office:value="1311" calcext:value-type="float">
            <text:p>131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office:value-type="float" office:value="580" calcext:value-type="float">
            <text:p>580</text:p>
          </table:table-cell>
          <table:table-cell office:value-type="float" office:value="439" calcext:value-type="float">
            <text:p>439</text:p>
          </table:table-cell>
          <table:table-cell office:value-type="float" office:value="577" calcext:value-type="float">
            <text:p>577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office:value-type="float" office:value="2023" calcext:value-type="float">
            <text:p>2023</text:p>
          </table:table-cell>
          <table:table-cell office:value-type="float" office:value="1726" calcext:value-type="float">
            <text:p>1726</text:p>
          </table:table-cell>
          <table:table-cell office:value-type="float" office:value="1116" calcext:value-type="float">
            <text:p>1116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5" calcext:value-type="float">
            <text:p>565</text:p>
          </table:table-cell>
          <table:table-cell office:value-type="float" office:value="434" calcext:value-type="float">
            <text:p>434</text:p>
          </table:table-cell>
          <table:table-cell office:value-type="float" office:value="342" calcext:value-type="float">
            <text:p>342</text:p>
          </table:table-cell>
          <table:table-cell office:value-type="float" office:value="484" calcext:value-type="float">
            <text:p>484</text:p>
          </table:table-cell>
          <table:table-cell office:value-type="float" office:value="607" calcext:value-type="float">
            <text:p>607</text:p>
          </table:table-cell>
          <table:table-cell office:value-type="float" office:value="640" calcext:value-type="float">
            <text:p>640</text:p>
          </table:table-cell>
          <table:table-cell office:value-type="float" office:value="1703" calcext:value-type="float">
            <text:p>1703</text:p>
          </table:table-cell>
          <table:table-cell office:value-type="float" office:value="1487" calcext:value-type="float">
            <text:p>1487</text:p>
          </table:table-cell>
          <table:table-cell office:value-type="float" office:value="937" calcext:value-type="float">
            <text:p>93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8" calcext:value-type="float">
            <text:p>478</text:p>
          </table:table-cell>
          <table:table-cell office:value-type="float" office:value="342" calcext:value-type="float">
            <text:p>342</text:p>
          </table:table-cell>
          <table:table-cell office:value-type="float" office:value="269" calcext:value-type="float">
            <text:p>269</text:p>
          </table:table-cell>
          <table:table-cell office:value-type="float" office:value="432" calcext:value-type="float">
            <text:p>432</text:p>
          </table:table-cell>
          <table:table-cell office:value-type="float" office:value="465" calcext:value-type="float">
            <text:p>465</text:p>
          </table:table-cell>
          <table:table-cell office:value-type="float" office:value="539" calcext:value-type="float">
            <text:p>539</text:p>
          </table:table-cell>
          <table:table-cell office:value-type="float" office:value="1490" calcext:value-type="float">
            <text:p>1490</text:p>
          </table:table-cell>
          <table:table-cell office:value-type="float" office:value="1217" calcext:value-type="float">
            <text:p>1217</text:p>
          </table:table-cell>
          <table:table-cell office:value-type="float" office:value="777" calcext:value-type="float">
            <text:p>77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392" calcext:value-type="float">
            <text:p>392</text:p>
          </table:table-cell>
          <table:table-cell office:value-type="float" office:value="374" calcext:value-type="float">
            <text:p>374</text:p>
          </table:table-cell>
          <table:table-cell office:value-type="float" office:value="407" calcext:value-type="float">
            <text:p>407</text:p>
          </table:table-cell>
          <table:table-cell office:value-type="float" office:value="1276" calcext:value-type="float">
            <text:p>1276</text:p>
          </table:table-cell>
          <table:table-cell office:value-type="float" office:value="1002" calcext:value-type="float">
            <text:p>1002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6" calcext:value-type="float">
            <text:p>326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  <table:table-cell office:value-type="float" office:value="335" calcext:value-type="float">
            <text:p>335</text:p>
          </table:table-cell>
          <table:table-cell office:value-type="float" office:value="253" calcext:value-type="float">
            <text:p>253</text:p>
          </table:table-cell>
          <table:table-cell office:value-type="float" office:value="289" calcext:value-type="float">
            <text:p>289</text:p>
          </table:table-cell>
          <table:table-cell office:value-type="float" office:value="1083" calcext:value-type="float">
            <text:p>1083</text:p>
          </table:table-cell>
          <table:table-cell office:value-type="float" office:value="797" calcext:value-type="float">
            <text:p>797</text:p>
          </table:table-cell>
          <table:table-cell office:value-type="float" office:value="473" calcext:value-type="float">
            <text:p>47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3" calcext:value-type="float">
            <text:p>303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918" calcext:value-type="float">
            <text:p>918</text:p>
          </table:table-cell>
          <table:table-cell office:value-type="float" office:value="616" calcext:value-type="float">
            <text:p>616</text:p>
          </table:table-cell>
          <table:table-cell office:value-type="float" office:value="383" calcext:value-type="float">
            <text:p>3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770" calcext:value-type="float">
            <text:p>770</text:p>
          </table:table-cell>
          <table:table-cell office:value-type="float" office:value="437" calcext:value-type="float">
            <text:p>437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25" calcext:value-type="float">
            <text:p>625</text:p>
          </table:table-cell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09" calcext:value-type="float">
            <text:p>409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</table:table-row>
      </table:table>
      <table:table table:name="500_2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7" calcext:value-type="float">
            <text:p>2007</text:p>
          </table:table-cell>
          <table:table-cell office:value-type="float" office:value="1811" calcext:value-type="float">
            <text:p>1811</text:p>
          </table:table-cell>
          <table:table-cell office:value-type="float" office:value="1669" calcext:value-type="float">
            <text:p>1669</text:p>
          </table:table-cell>
          <table:table-cell office:value-type="float" office:value="1796" calcext:value-type="float">
            <text:p>1796</text:p>
          </table:table-cell>
          <table:table-cell office:value-type="float" office:value="2008" calcext:value-type="float">
            <text:p>2008</text:p>
          </table:table-cell>
          <table:table-cell office:value-type="float" office:value="2154" calcext:value-type="float">
            <text:p>2154</text:p>
          </table:table-cell>
          <table:table-cell office:value-type="float" office:value="3793" calcext:value-type="float">
            <text:p>3793</text:p>
          </table:table-cell>
          <table:table-cell office:value-type="float" office:value="3537" calcext:value-type="float">
            <text:p>3537</text:p>
          </table:table-cell>
          <table:table-cell office:value-type="float" office:value="2551" calcext:value-type="float">
            <text:p>2551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7" calcext:value-type="float">
            <text:p>1807</text:p>
          </table:table-cell>
          <table:table-cell office:value-type="float" office:value="1633" calcext:value-type="float">
            <text:p>1633</text:p>
          </table:table-cell>
          <table:table-cell office:value-type="float" office:value="1482" calcext:value-type="float">
            <text:p>1482</text:p>
          </table:table-cell>
          <table:table-cell office:value-type="float" office:value="1577" calcext:value-type="float">
            <text:p>1577</text:p>
          </table:table-cell>
          <table:table-cell office:value-type="float" office:value="1781" calcext:value-type="float">
            <text:p>1781</text:p>
          </table:table-cell>
          <table:table-cell office:value-type="float" office:value="1917" calcext:value-type="float">
            <text:p>1917</text:p>
          </table:table-cell>
          <table:table-cell office:value-type="float" office:value="3535" calcext:value-type="float">
            <text:p>3535</text:p>
          </table:table-cell>
          <table:table-cell office:value-type="float" office:value="3315" calcext:value-type="float">
            <text:p>3315</text:p>
          </table:table-cell>
          <table:table-cell office:value-type="float" office:value="2303" calcext:value-type="float">
            <text:p>230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20" calcext:value-type="float">
            <text:p>1620</text:p>
          </table:table-cell>
          <table:table-cell office:value-type="float" office:value="1443" calcext:value-type="float">
            <text:p>1443</text:p>
          </table:table-cell>
          <table:table-cell office:value-type="float" office:value="1266" calcext:value-type="float">
            <text:p>1266</text:p>
          </table:table-cell>
          <table:table-cell office:value-type="float" office:value="1359" calcext:value-type="float">
            <text:p>1359</text:p>
          </table:table-cell>
          <table:table-cell office:value-type="float" office:value="1600" calcext:value-type="float">
            <text:p>1600</text:p>
          </table:table-cell>
          <table:table-cell office:value-type="float" office:value="1665" calcext:value-type="float">
            <text:p>1665</text:p>
          </table:table-cell>
          <table:table-cell office:value-type="float" office:value="3310" calcext:value-type="float">
            <text:p>3310</text:p>
          </table:table-cell>
          <table:table-cell office:value-type="float" office:value="3047" calcext:value-type="float">
            <text:p>3047</text:p>
          </table:table-cell>
          <table:table-cell office:value-type="float" office:value="2062" calcext:value-type="float">
            <text:p>2062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6" calcext:value-type="float">
            <text:p>1426</text:p>
          </table:table-cell>
          <table:table-cell office:value-type="float" office:value="1244" calcext:value-type="float">
            <text:p>1244</text:p>
          </table:table-cell>
          <table:table-cell office:value-type="float" office:value="1071" calcext:value-type="float">
            <text:p>1071</text:p>
          </table:table-cell>
          <table:table-cell office:value-type="float" office:value="1138" calcext:value-type="float">
            <text:p>1138</text:p>
          </table:table-cell>
          <table:table-cell office:value-type="float" office:value="1381" calcext:value-type="float">
            <text:p>1381</text:p>
          </table:table-cell>
          <table:table-cell office:value-type="float" office:value="1444" calcext:value-type="float">
            <text:p>1444</text:p>
          </table:table-cell>
          <table:table-cell office:value-type="float" office:value="3055" calcext:value-type="float">
            <text:p>3055</text:p>
          </table:table-cell>
          <table:table-cell office:value-type="float" office:value="2780" calcext:value-type="float">
            <text:p>2780</text:p>
          </table:table-cell>
          <table:table-cell office:value-type="float" office:value="1872" calcext:value-type="float">
            <text:p>1872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40" calcext:value-type="float">
            <text:p>1240</text:p>
          </table:table-cell>
          <table:table-cell office:value-type="float" office:value="1037" calcext:value-type="float">
            <text:p>1037</text:p>
          </table:table-cell>
          <table:table-cell office:value-type="float" office:value="884" calcext:value-type="float">
            <text:p>884</text:p>
          </table:table-cell>
          <table:table-cell office:value-type="float" office:value="930" calcext:value-type="float">
            <text:p>930</text:p>
          </table:table-cell>
          <table:table-cell office:value-type="float" office:value="1203" calcext:value-type="float">
            <text:p>1203</text:p>
          </table:table-cell>
          <table:table-cell office:value-type="float" office:value="1265" calcext:value-type="float">
            <text:p>1265</text:p>
          </table:table-cell>
          <table:table-cell office:value-type="float" office:value="2828" calcext:value-type="float">
            <text:p>2828</text:p>
          </table:table-cell>
          <table:table-cell office:value-type="float" office:value="2524" calcext:value-type="float">
            <text:p>2524</text:p>
          </table:table-cell>
          <table:table-cell office:value-type="float" office:value="1712" calcext:value-type="float">
            <text:p>171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6" calcext:value-type="float">
            <text:p>1066</text:p>
          </table:table-cell>
          <table:table-cell office:value-type="float" office:value="849" calcext:value-type="float">
            <text:p>849</text:p>
          </table:table-cell>
          <table:table-cell office:value-type="float" office:value="701" calcext:value-type="float">
            <text:p>701</text:p>
          </table:table-cell>
          <table:table-cell office:value-type="float" office:value="781" calcext:value-type="float">
            <text:p>781</text:p>
          </table:table-cell>
          <table:table-cell office:value-type="float" office:value="995" calcext:value-type="float">
            <text:p>995</text:p>
          </table:table-cell>
          <table:table-cell office:value-type="float" office:value="1107" calcext:value-type="float">
            <text:p>1107</text:p>
          </table:table-cell>
          <table:table-cell office:value-type="float" office:value="2597" calcext:value-type="float">
            <text:p>2597</text:p>
          </table:table-cell>
          <table:table-cell office:value-type="float" office:value="2307" calcext:value-type="float">
            <text:p>2307</text:p>
          </table:table-cell>
          <table:table-cell office:value-type="float" office:value="1544" calcext:value-type="float">
            <text:p>1544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8" calcext:value-type="float">
            <text:p>888</text:p>
          </table:table-cell>
          <table:table-cell office:value-type="float" office:value="685" calcext:value-type="float">
            <text:p>685</text:p>
          </table:table-cell>
          <table:table-cell office:value-type="float" office:value="556" calcext:value-type="float">
            <text:p>556</text:p>
          </table:table-cell>
          <table:table-cell office:value-type="float" office:value="671" calcext:value-type="float">
            <text:p>671</text:p>
          </table:table-cell>
          <table:table-cell office:value-type="float" office:value="838" calcext:value-type="float">
            <text:p>838</text:p>
          </table:table-cell>
          <table:table-cell office:value-type="float" office:value="901" calcext:value-type="float">
            <text:p>901</text:p>
          </table:table-cell>
          <table:table-cell office:value-type="float" office:value="2325" calcext:value-type="float">
            <text:p>2325</text:p>
          </table:table-cell>
          <table:table-cell office:value-type="float" office:value="2024" calcext:value-type="float">
            <text:p>2024</text:p>
          </table:table-cell>
          <table:table-cell office:value-type="float" office:value="1356" calcext:value-type="float">
            <text:p>135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5" calcext:value-type="float">
            <text:p>715</text:p>
          </table:table-cell>
          <table:table-cell office:value-type="float" office:value="519" calcext:value-type="float">
            <text:p>519</text:p>
          </table:table-cell>
          <table:table-cell office:value-type="float" office:value="436" calcext:value-type="float">
            <text:p>436</text:p>
          </table:table-cell>
          <table:table-cell office:value-type="float" office:value="584" calcext:value-type="float">
            <text:p>584</text:p>
          </table:table-cell>
          <table:table-cell office:value-type="float" office:value="694" calcext:value-type="float">
            <text:p>694</text:p>
          </table:table-cell>
          <table:table-cell office:value-type="float" office:value="742" calcext:value-type="float">
            <text:p>742</text:p>
          </table:table-cell>
          <table:table-cell office:value-type="float" office:value="2075" calcext:value-type="float">
            <text:p>2075</text:p>
          </table:table-cell>
          <table:table-cell office:value-type="float" office:value="1747" calcext:value-type="float">
            <text:p>1747</text:p>
          </table:table-cell>
          <table:table-cell office:value-type="float" office:value="1136" calcext:value-type="float">
            <text:p>113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office:value-type="float" office:value="499" calcext:value-type="float">
            <text:p>499</text:p>
          </table:table-cell>
          <table:table-cell office:value-type="float" office:value="578" calcext:value-type="float">
            <text:p>578</text:p>
          </table:table-cell>
          <table:table-cell office:value-type="float" office:value="572" calcext:value-type="float">
            <text:p>572</text:p>
          </table:table-cell>
          <table:table-cell office:value-type="float" office:value="1774" calcext:value-type="float">
            <text:p>1774</text:p>
          </table:table-cell>
          <table:table-cell office:value-type="float" office:value="1477" calcext:value-type="float">
            <text:p>1477</text:p>
          </table:table-cell>
          <table:table-cell office:value-type="float" office:value="957" calcext:value-type="float">
            <text:p>95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7" calcext:value-type="float">
            <text:p>467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office:value-type="float" office:value="431" calcext:value-type="float">
            <text:p>431</text:p>
          </table:table-cell>
          <table:table-cell office:value-type="float" office:value="444" calcext:value-type="float">
            <text:p>444</text:p>
          </table:table-cell>
          <table:table-cell office:value-type="float" office:value="485" calcext:value-type="float">
            <text:p>485</text:p>
          </table:table-cell>
          <table:table-cell office:value-type="float" office:value="1559" calcext:value-type="float">
            <text:p>1559</text:p>
          </table:table-cell>
          <table:table-cell office:value-type="float" office:value="1170" calcext:value-type="float">
            <text:p>1170</text:p>
          </table:table-cell>
          <table:table-cell office:value-type="float" office:value="791" calcext:value-type="float">
            <text:p>79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3" calcext:value-type="float">
            <text:p>393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388" calcext:value-type="float">
            <text:p>388</text:p>
          </table:table-cell>
          <table:table-cell office:value-type="float" office:value="342" calcext:value-type="float">
            <text:p>342</text:p>
          </table:table-cell>
          <table:table-cell office:value-type="float" office:value="370" calcext:value-type="float">
            <text:p>370</text:p>
          </table:table-cell>
          <table:table-cell office:value-type="float" office:value="1344" calcext:value-type="float">
            <text:p>1344</text:p>
          </table:table-cell>
          <table:table-cell office:value-type="float" office:value="947" calcext:value-type="float">
            <text:p>947</text:p>
          </table:table-cell>
          <table:table-cell office:value-type="float" office:value="646" calcext:value-type="float">
            <text:p>64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4" calcext:value-type="float">
            <text:p>324</text:p>
          </table:table-cell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332" calcext:value-type="float">
            <text:p>332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146" calcext:value-type="float">
            <text:p>1146</text:p>
          </table:table-cell>
          <table:table-cell office:value-type="float" office:value="763" calcext:value-type="float">
            <text:p>763</text:p>
          </table:table-cell>
          <table:table-cell office:value-type="float" office:value="511" calcext:value-type="float">
            <text:p>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6" calcext:value-type="float">
            <text:p>296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office:value-type="float" office:value="283" calcext:value-type="float">
            <text:p>283</text:p>
          </table:table-cell>
          <table:table-cell office:value-type="float" office:value="173" calcext:value-type="float">
            <text:p>173</text:p>
          </table:table-cell>
          <table:table-cell office:value-type="float" office:value="207" calcext:value-type="float">
            <text:p>207</text:p>
          </table:table-cell>
          <table:table-cell office:value-type="float" office:value="968" calcext:value-type="float">
            <text:p>968</text:p>
          </table:table-cell>
          <table:table-cell office:value-type="float" office:value="548" calcext:value-type="float">
            <text:p>548</text:p>
          </table:table-cell>
          <table:table-cell office:value-type="float" office:value="414" calcext:value-type="float">
            <text:p>4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799" calcext:value-type="float">
            <text:p>799</text:p>
          </table:table-cell>
          <table:table-cell office:value-type="float" office:value="370" calcext:value-type="float">
            <text:p>370</text:p>
          </table:table-cell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office:value-type="float" office:value="131" calcext:value-type="float">
            <text:p>131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25" calcext:value-type="float">
            <text:p>625</text:p>
          </table:table-cell>
          <table:table-cell office:value-type="float" office:value="259" calcext:value-type="float">
            <text:p>259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129" calcext:value-type="float">
            <text:p>129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395" calcext:value-type="float">
            <text:p>395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  <table:table-cell office:value-type="float" office:value="124" calcext:value-type="float">
            <text:p>124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97" calcext:value-type="float">
            <text:p>297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</table:table>
      <table:table table:name="viewfeed" table:style-name="ta1">
        <table:shapes>
          <draw:frame draw:z-index="0" draw:style-name="gr1" draw:text-style-name="P1" svg:width="718.7pt" svg:height="255.09pt" svg:x="60.38pt" svg:y="618.8pt">
            <loext:p draw:notify-on-update-of-ranges="viewfeed.N2:viewfeed.N46 viewfeed.O1:viewfeed.O1 viewfeed.O2:viewfeed.O46 viewfeed.N2:viewfeed.N46 viewfeed.P1:viewfeed.P1 viewfeed.P2:viewfeed.P46 viewfeed.N2:viewfeed.N46 viewfeed.Q1:viewfeed.Q1 viewfeed.Q2:viewfeed.Q46 viewfeed.N2:viewfeed.N46 viewfeed.R1:viewfeed.R1 viewfeed.R2:viewfeed.R46 viewfeed.N2:viewfeed.N46 viewfeed.S1:viewfeed.S1 viewfeed.S2:viewfeed.S46 viewfeed.N2:viewfeed.N46 viewfeed.T1:viewfeed.T1 viewfeed.T2:viewfeed.T46 viewfeed.N2:viewfeed.N46 viewfeed.U1:viewfeed.U1 viewfeed.U2:viewfeed.U46 viewfeed.N2:viewfeed.N46 viewfeed.V1:viewfeed.V1 viewfeed.V2:viewfeed.V46 viewfeed.N2:viewfeed.N46 viewfeed.W1:viewfeed.W1 viewfeed.W2:viewfeed.W46 viewfeed.N2:viewfeed.N46 viewfeed.X1:viewfeed.X1 viewfeed.X2:viewfeed.X4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viewfeedresponsetime1_RUN1</text:p>
          </table:table-cell>
          <table:table-cell office:value-type="string" calcext:value-type="string">
            <text:p>viewfeedresponsetime1_RUN2</text:p>
          </table:table-cell>
          <table:table-cell office:value-type="string" calcext:value-type="string">
            <text:p>viewfeedresponsetime1_RUN3</text:p>
          </table:table-cell>
          <table:table-cell office:value-type="string" calcext:value-type="string">
            <text:p>viewfeedresponsetime1_RUN4</text:p>
          </table:table-cell>
          <table:table-cell office:value-type="string" calcext:value-type="string">
            <text:p>viewfeedresponsetime1_RUN5</text:p>
          </table:table-cell>
          <table:table-cell office:value-type="string" calcext:value-type="string">
            <text:p>viewfeedresponsetime1_RUN6</text:p>
          </table:table-cell>
          <table:table-cell office:value-type="string" calcext:value-type="string">
            <text:p>viewfeedresponsetime1_RUN7</text:p>
          </table:table-cell>
          <table:table-cell office:value-type="string" calcext:value-type="string">
            <text:p>viewfeedresponsetime1_RUN8</text:p>
          </table:table-cell>
          <table:table-cell office:value-type="string" calcext:value-type="string">
            <text:p>viewfeedresponsetime1_RUN9</text:p>
          </table:table-cell>
          <table:table-cell office:value-type="string" calcext:value-type="string">
            <text:p>viewfeedresponsetime1_RUN10</text:p>
          </table:table-cell>
          <table:table-cell table:number-columns-repeated="2"/>
          <table:table-cell table:formula="of:=[.A1]" office:value-type="string" office:string-value="Minutes" calcext:value-type="string">
            <text:p>Minutes</text:p>
          </table:table-cell>
          <table:table-cell table:formula="of:=[.B1]" office:value-type="string" office:string-value="viewfeedresponsetime1_RUN1" calcext:value-type="string">
            <text:p>viewfeedresponsetime1_RUN1</text:p>
          </table:table-cell>
          <table:table-cell table:formula="of:=[.C1]" office:value-type="string" office:string-value="viewfeedresponsetime1_RUN2" calcext:value-type="string">
            <text:p>viewfeedresponsetime1_RUN2</text:p>
          </table:table-cell>
          <table:table-cell table:formula="of:=[.D1]" office:value-type="string" office:string-value="viewfeedresponsetime1_RUN3" calcext:value-type="string">
            <text:p>viewfeedresponsetime1_RUN3</text:p>
          </table:table-cell>
          <table:table-cell table:formula="of:=[.E1]" office:value-type="string" office:string-value="viewfeedresponsetime1_RUN4" calcext:value-type="string">
            <text:p>viewfeedresponsetime1_RUN4</text:p>
          </table:table-cell>
          <table:table-cell table:formula="of:=[.F1]" office:value-type="string" office:string-value="viewfeedresponsetime1_RUN5" calcext:value-type="string">
            <text:p>viewfeedresponsetime1_RUN5</text:p>
          </table:table-cell>
          <table:table-cell table:formula="of:=[.G1]" office:value-type="string" office:string-value="viewfeedresponsetime1_RUN6" calcext:value-type="string">
            <text:p>viewfeedresponsetime1_RUN6</text:p>
          </table:table-cell>
          <table:table-cell table:formula="of:=[.H1]" office:value-type="string" office:string-value="viewfeedresponsetime1_RUN7" calcext:value-type="string">
            <text:p>viewfeedresponsetime1_RUN7</text:p>
          </table:table-cell>
          <table:table-cell table:formula="of:=[.I1]" office:value-type="string" office:string-value="viewfeedresponsetime1_RUN8" calcext:value-type="string">
            <text:p>viewfeedresponsetime1_RUN8</text:p>
          </table:table-cell>
          <table:table-cell table:formula="of:=[.J1]" office:value-type="string" office:string-value="viewfeedresponsetime1_RUN9" calcext:value-type="string">
            <text:p>viewfeedresponsetime1_RUN9</text:p>
          </table:table-cell>
          <table:table-cell table:formula="of:=[.K1]" office:value-type="string" office:string-value="viewfeedresponsetime1_RUN10" calcext:value-type="string">
            <text:p>viewfeedresponsetime1_RUN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7347230" calcext:value-type="float">
            <text:p>207347230</text:p>
          </table:table-cell>
          <table:table-cell office:value-type="float" office:value="205459355" calcext:value-type="float">
            <text:p>205459355</text:p>
          </table:table-cell>
          <table:table-cell office:value-type="float" office:value="214342284" calcext:value-type="float">
            <text:p>214342284</text:p>
          </table:table-cell>
          <table:table-cell office:value-type="float" office:value="212158807" calcext:value-type="float">
            <text:p>212158807</text:p>
          </table:table-cell>
          <table:table-cell office:value-type="float" office:value="227280808" calcext:value-type="float">
            <text:p>227280808</text:p>
          </table:table-cell>
          <table:table-cell office:value-type="float" office:value="230758764" calcext:value-type="float">
            <text:p>230758764</text:p>
          </table:table-cell>
          <table:table-cell office:value-type="float" office:value="239965444" calcext:value-type="float">
            <text:p>239965444</text:p>
          </table:table-cell>
          <table:table-cell office:value-type="float" office:value="229696358" calcext:value-type="float">
            <text:p>229696358</text:p>
          </table:table-cell>
          <table:table-cell office:value-type="float" office:value="213024318" calcext:value-type="float">
            <text:p>213024318</text:p>
          </table:table-cell>
          <table:table-cell office:value-type="float" office:value="211027875" calcext:value-type="float">
            <text:p>211027875</text:p>
          </table:table-cell>
          <table:table-cell table:number-columns-repeated="2"/>
          <table:table-cell table:formula="of:=[.A2]" office:value-type="float" office:value="45" calcext:value-type="float">
            <text:p>45</text:p>
          </table:table-cell>
          <table:table-cell table:formula="of:=[.B2]/1000000" office:value-type="float" office:value="207.34723" calcext:value-type="float">
            <text:p>207.34723</text:p>
          </table:table-cell>
          <table:table-cell table:formula="of:=[.C2]/1000000" office:value-type="float" office:value="205.459355" calcext:value-type="float">
            <text:p>205.459355</text:p>
          </table:table-cell>
          <table:table-cell table:formula="of:=[.D2]/1000000" office:value-type="float" office:value="214.342284" calcext:value-type="float">
            <text:p>214.342284</text:p>
          </table:table-cell>
          <table:table-cell table:formula="of:=[.E2]/1000000" office:value-type="float" office:value="212.158807" calcext:value-type="float">
            <text:p>212.158807</text:p>
          </table:table-cell>
          <table:table-cell table:formula="of:=[.F2]/1000000" office:value-type="float" office:value="227.280808" calcext:value-type="float">
            <text:p>227.280808</text:p>
          </table:table-cell>
          <table:table-cell table:formula="of:=[.G2]/1000000" office:value-type="float" office:value="230.758764" calcext:value-type="float">
            <text:p>230.758764</text:p>
          </table:table-cell>
          <table:table-cell table:formula="of:=[.H2]/1000000" office:value-type="float" office:value="239.965444" calcext:value-type="float">
            <text:p>239.965444</text:p>
          </table:table-cell>
          <table:table-cell table:formula="of:=[.I2]/1000000" office:value-type="float" office:value="229.696358" calcext:value-type="float">
            <text:p>229.696358</text:p>
          </table:table-cell>
          <table:table-cell table:formula="of:=[.J2]/1000000" office:value-type="float" office:value="213.024318" calcext:value-type="float">
            <text:p>213.024318</text:p>
          </table:table-cell>
          <table:table-cell table:formula="of:=[.K2]/1000000" office:value-type="float" office:value="211.027875" calcext:value-type="float">
            <text:p>211.027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3019641" calcext:value-type="float">
            <text:p>213019641</text:p>
          </table:table-cell>
          <table:table-cell office:value-type="float" office:value="216517550" calcext:value-type="float">
            <text:p>216517550</text:p>
          </table:table-cell>
          <table:table-cell office:value-type="float" office:value="208362883" calcext:value-type="float">
            <text:p>208362883</text:p>
          </table:table-cell>
          <table:table-cell office:value-type="float" office:value="212512447" calcext:value-type="float">
            <text:p>212512447</text:p>
          </table:table-cell>
          <table:table-cell office:value-type="float" office:value="210087479" calcext:value-type="float">
            <text:p>210087479</text:p>
          </table:table-cell>
          <table:table-cell office:value-type="float" office:value="228877245" calcext:value-type="float">
            <text:p>228877245</text:p>
          </table:table-cell>
          <table:table-cell office:value-type="float" office:value="234251707" calcext:value-type="float">
            <text:p>234251707</text:p>
          </table:table-cell>
          <table:table-cell office:value-type="float" office:value="249237377" calcext:value-type="float">
            <text:p>249237377</text:p>
          </table:table-cell>
          <table:table-cell office:value-type="float" office:value="215040922" calcext:value-type="float">
            <text:p>215040922</text:p>
          </table:table-cell>
          <table:table-cell office:value-type="float" office:value="210197975" calcext:value-type="float">
            <text:p>210197975</text:p>
          </table:table-cell>
          <table:table-cell table:number-columns-repeated="2"/>
          <table:table-cell table:formula="of:=[.A3]" office:value-type="float" office:value="44" calcext:value-type="float">
            <text:p>44</text:p>
          </table:table-cell>
          <table:table-cell table:formula="of:=[.B3]/1000000" office:value-type="float" office:value="213.019641" calcext:value-type="float">
            <text:p>213.019641</text:p>
          </table:table-cell>
          <table:table-cell table:formula="of:=[.C3]/1000000" office:value-type="float" office:value="216.51755" calcext:value-type="float">
            <text:p>216.51755</text:p>
          </table:table-cell>
          <table:table-cell table:formula="of:=[.D3]/1000000" office:value-type="float" office:value="208.362883" calcext:value-type="float">
            <text:p>208.362883</text:p>
          </table:table-cell>
          <table:table-cell table:formula="of:=[.E3]/1000000" office:value-type="float" office:value="212.512447" calcext:value-type="float">
            <text:p>212.512447</text:p>
          </table:table-cell>
          <table:table-cell table:formula="of:=[.F3]/1000000" office:value-type="float" office:value="210.087479" calcext:value-type="float">
            <text:p>210.087479</text:p>
          </table:table-cell>
          <table:table-cell table:formula="of:=[.G3]/1000000" office:value-type="float" office:value="228.877245" calcext:value-type="float">
            <text:p>228.877245</text:p>
          </table:table-cell>
          <table:table-cell table:formula="of:=[.H3]/1000000" office:value-type="float" office:value="234.251707" calcext:value-type="float">
            <text:p>234.251707</text:p>
          </table:table-cell>
          <table:table-cell table:formula="of:=[.I3]/1000000" office:value-type="float" office:value="249.237377" calcext:value-type="float">
            <text:p>249.237377</text:p>
          </table:table-cell>
          <table:table-cell table:formula="of:=[.J3]/1000000" office:value-type="float" office:value="215.040922" calcext:value-type="float">
            <text:p>215.040922</text:p>
          </table:table-cell>
          <table:table-cell table:formula="of:=[.K3]/1000000" office:value-type="float" office:value="210.197975" calcext:value-type="float">
            <text:p>210.1979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3152459" calcext:value-type="float">
            <text:p>213152459</text:p>
          </table:table-cell>
          <table:table-cell office:value-type="float" office:value="213940037" calcext:value-type="float">
            <text:p>213940037</text:p>
          </table:table-cell>
          <table:table-cell office:value-type="float" office:value="214960066" calcext:value-type="float">
            <text:p>214960066</text:p>
          </table:table-cell>
          <table:table-cell office:value-type="float" office:value="208533201" calcext:value-type="float">
            <text:p>208533201</text:p>
          </table:table-cell>
          <table:table-cell office:value-type="float" office:value="207836792" calcext:value-type="float">
            <text:p>207836792</text:p>
          </table:table-cell>
          <table:table-cell office:value-type="float" office:value="221249203" calcext:value-type="float">
            <text:p>221249203</text:p>
          </table:table-cell>
          <table:table-cell office:value-type="float" office:value="231337750" calcext:value-type="float">
            <text:p>231337750</text:p>
          </table:table-cell>
          <table:table-cell office:value-type="float" office:value="242203551" calcext:value-type="float">
            <text:p>242203551</text:p>
          </table:table-cell>
          <table:table-cell office:value-type="float" office:value="235007137" calcext:value-type="float">
            <text:p>235007137</text:p>
          </table:table-cell>
          <table:table-cell office:value-type="float" office:value="219971260" calcext:value-type="float">
            <text:p>219971260</text:p>
          </table:table-cell>
          <table:table-cell table:number-columns-repeated="2"/>
          <table:table-cell table:formula="of:=[.A4]" office:value-type="float" office:value="43" calcext:value-type="float">
            <text:p>43</text:p>
          </table:table-cell>
          <table:table-cell table:formula="of:=[.B4]/1000000" office:value-type="float" office:value="213.152459" calcext:value-type="float">
            <text:p>213.152459</text:p>
          </table:table-cell>
          <table:table-cell table:formula="of:=[.C4]/1000000" office:value-type="float" office:value="213.940037" calcext:value-type="float">
            <text:p>213.940037</text:p>
          </table:table-cell>
          <table:table-cell table:formula="of:=[.D4]/1000000" office:value-type="float" office:value="214.960066" calcext:value-type="float">
            <text:p>214.960066</text:p>
          </table:table-cell>
          <table:table-cell table:formula="of:=[.E4]/1000000" office:value-type="float" office:value="208.533201" calcext:value-type="float">
            <text:p>208.533201</text:p>
          </table:table-cell>
          <table:table-cell table:formula="of:=[.F4]/1000000" office:value-type="float" office:value="207.836792" calcext:value-type="float">
            <text:p>207.836792</text:p>
          </table:table-cell>
          <table:table-cell table:formula="of:=[.G4]/1000000" office:value-type="float" office:value="221.249203" calcext:value-type="float">
            <text:p>221.249203</text:p>
          </table:table-cell>
          <table:table-cell table:formula="of:=[.H4]/1000000" office:value-type="float" office:value="231.33775" calcext:value-type="float">
            <text:p>231.33775</text:p>
          </table:table-cell>
          <table:table-cell table:formula="of:=[.I4]/1000000" office:value-type="float" office:value="242.203551" calcext:value-type="float">
            <text:p>242.203551</text:p>
          </table:table-cell>
          <table:table-cell table:formula="of:=[.J4]/1000000" office:value-type="float" office:value="235.007137" calcext:value-type="float">
            <text:p>235.007137</text:p>
          </table:table-cell>
          <table:table-cell table:formula="of:=[.K4]/1000000" office:value-type="float" office:value="219.97126" calcext:value-type="float">
            <text:p>219.97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8419258" calcext:value-type="float">
            <text:p>208419258</text:p>
          </table:table-cell>
          <table:table-cell office:value-type="float" office:value="217403566" calcext:value-type="float">
            <text:p>217403566</text:p>
          </table:table-cell>
          <table:table-cell office:value-type="float" office:value="201431084" calcext:value-type="float">
            <text:p>201431084</text:p>
          </table:table-cell>
          <table:table-cell office:value-type="float" office:value="205270376" calcext:value-type="float">
            <text:p>205270376</text:p>
          </table:table-cell>
          <table:table-cell office:value-type="float" office:value="212441607" calcext:value-type="float">
            <text:p>212441607</text:p>
          </table:table-cell>
          <table:table-cell office:value-type="float" office:value="203847198" calcext:value-type="float">
            <text:p>203847198</text:p>
          </table:table-cell>
          <table:table-cell office:value-type="float" office:value="220294723" calcext:value-type="float">
            <text:p>220294723</text:p>
          </table:table-cell>
          <table:table-cell office:value-type="float" office:value="243124097" calcext:value-type="float">
            <text:p>243124097</text:p>
          </table:table-cell>
          <table:table-cell office:value-type="float" office:value="201823233" calcext:value-type="float">
            <text:p>201823233</text:p>
          </table:table-cell>
          <table:table-cell office:value-type="float" office:value="214753068" calcext:value-type="float">
            <text:p>214753068</text:p>
          </table:table-cell>
          <table:table-cell table:number-columns-repeated="2"/>
          <table:table-cell table:formula="of:=[.A5]" office:value-type="float" office:value="42" calcext:value-type="float">
            <text:p>42</text:p>
          </table:table-cell>
          <table:table-cell table:formula="of:=[.B5]/1000000" office:value-type="float" office:value="208.419258" calcext:value-type="float">
            <text:p>208.419258</text:p>
          </table:table-cell>
          <table:table-cell table:formula="of:=[.C5]/1000000" office:value-type="float" office:value="217.403566" calcext:value-type="float">
            <text:p>217.403566</text:p>
          </table:table-cell>
          <table:table-cell table:formula="of:=[.D5]/1000000" office:value-type="float" office:value="201.431084" calcext:value-type="float">
            <text:p>201.431084</text:p>
          </table:table-cell>
          <table:table-cell table:formula="of:=[.E5]/1000000" office:value-type="float" office:value="205.270376" calcext:value-type="float">
            <text:p>205.270376</text:p>
          </table:table-cell>
          <table:table-cell table:formula="of:=[.F5]/1000000" office:value-type="float" office:value="212.441607" calcext:value-type="float">
            <text:p>212.441607</text:p>
          </table:table-cell>
          <table:table-cell table:formula="of:=[.G5]/1000000" office:value-type="float" office:value="203.847198" calcext:value-type="float">
            <text:p>203.847198</text:p>
          </table:table-cell>
          <table:table-cell table:formula="of:=[.H5]/1000000" office:value-type="float" office:value="220.294723" calcext:value-type="float">
            <text:p>220.294723</text:p>
          </table:table-cell>
          <table:table-cell table:formula="of:=[.I5]/1000000" office:value-type="float" office:value="243.124097" calcext:value-type="float">
            <text:p>243.124097</text:p>
          </table:table-cell>
          <table:table-cell table:formula="of:=[.J5]/1000000" office:value-type="float" office:value="201.823233" calcext:value-type="float">
            <text:p>201.823233</text:p>
          </table:table-cell>
          <table:table-cell table:formula="of:=[.K5]/1000000" office:value-type="float" office:value="214.753068" calcext:value-type="float">
            <text:p>214.7530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9888241" calcext:value-type="float">
            <text:p>209888241</text:p>
          </table:table-cell>
          <table:table-cell office:value-type="float" office:value="209387030" calcext:value-type="float">
            <text:p>209387030</text:p>
          </table:table-cell>
          <table:table-cell office:value-type="float" office:value="211400026" calcext:value-type="float">
            <text:p>211400026</text:p>
          </table:table-cell>
          <table:table-cell office:value-type="float" office:value="203486248" calcext:value-type="float">
            <text:p>203486248</text:p>
          </table:table-cell>
          <table:table-cell office:value-type="float" office:value="214812797" calcext:value-type="float">
            <text:p>214812797</text:p>
          </table:table-cell>
          <table:table-cell office:value-type="float" office:value="206130313" calcext:value-type="float">
            <text:p>206130313</text:p>
          </table:table-cell>
          <table:table-cell office:value-type="float" office:value="216895257" calcext:value-type="float">
            <text:p>216895257</text:p>
          </table:table-cell>
          <table:table-cell office:value-type="float" office:value="233355229" calcext:value-type="float">
            <text:p>233355229</text:p>
          </table:table-cell>
          <table:table-cell office:value-type="float" office:value="214456707" calcext:value-type="float">
            <text:p>214456707</text:p>
          </table:table-cell>
          <table:table-cell office:value-type="float" office:value="209140515" calcext:value-type="float">
            <text:p>209140515</text:p>
          </table:table-cell>
          <table:table-cell table:number-columns-repeated="2"/>
          <table:table-cell table:formula="of:=[.A6]" office:value-type="float" office:value="41" calcext:value-type="float">
            <text:p>41</text:p>
          </table:table-cell>
          <table:table-cell table:formula="of:=[.B6]/1000000" office:value-type="float" office:value="209.888241" calcext:value-type="float">
            <text:p>209.888241</text:p>
          </table:table-cell>
          <table:table-cell table:formula="of:=[.C6]/1000000" office:value-type="float" office:value="209.38703" calcext:value-type="float">
            <text:p>209.38703</text:p>
          </table:table-cell>
          <table:table-cell table:formula="of:=[.D6]/1000000" office:value-type="float" office:value="211.400026" calcext:value-type="float">
            <text:p>211.400026</text:p>
          </table:table-cell>
          <table:table-cell table:formula="of:=[.E6]/1000000" office:value-type="float" office:value="203.486248" calcext:value-type="float">
            <text:p>203.486248</text:p>
          </table:table-cell>
          <table:table-cell table:formula="of:=[.F6]/1000000" office:value-type="float" office:value="214.812797" calcext:value-type="float">
            <text:p>214.812797</text:p>
          </table:table-cell>
          <table:table-cell table:formula="of:=[.G6]/1000000" office:value-type="float" office:value="206.130313" calcext:value-type="float">
            <text:p>206.130313</text:p>
          </table:table-cell>
          <table:table-cell table:formula="of:=[.H6]/1000000" office:value-type="float" office:value="216.895257" calcext:value-type="float">
            <text:p>216.895257</text:p>
          </table:table-cell>
          <table:table-cell table:formula="of:=[.I6]/1000000" office:value-type="float" office:value="233.355229" calcext:value-type="float">
            <text:p>233.355229</text:p>
          </table:table-cell>
          <table:table-cell table:formula="of:=[.J6]/1000000" office:value-type="float" office:value="214.456707" calcext:value-type="float">
            <text:p>214.456707</text:p>
          </table:table-cell>
          <table:table-cell table:formula="of:=[.K6]/1000000" office:value-type="float" office:value="209.140515" calcext:value-type="float">
            <text:p>209.140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23212" calcext:value-type="float">
            <text:p>201823212</text:p>
          </table:table-cell>
          <table:table-cell office:value-type="float" office:value="203267927" calcext:value-type="float">
            <text:p>203267927</text:p>
          </table:table-cell>
          <table:table-cell office:value-type="float" office:value="192993979" calcext:value-type="float">
            <text:p>192993979</text:p>
          </table:table-cell>
          <table:table-cell office:value-type="float" office:value="186466703" calcext:value-type="float">
            <text:p>186466703</text:p>
          </table:table-cell>
          <table:table-cell office:value-type="float" office:value="202180702" calcext:value-type="float">
            <text:p>202180702</text:p>
          </table:table-cell>
          <table:table-cell office:value-type="float" office:value="220757732" calcext:value-type="float">
            <text:p>220757732</text:p>
          </table:table-cell>
          <table:table-cell office:value-type="float" office:value="234840908" calcext:value-type="float">
            <text:p>234840908</text:p>
          </table:table-cell>
          <table:table-cell office:value-type="float" office:value="226581263" calcext:value-type="float">
            <text:p>226581263</text:p>
          </table:table-cell>
          <table:table-cell office:value-type="float" office:value="204688943" calcext:value-type="float">
            <text:p>204688943</text:p>
          </table:table-cell>
          <table:table-cell office:value-type="float" office:value="216241659" calcext:value-type="float">
            <text:p>216241659</text:p>
          </table:table-cell>
          <table:table-cell table:number-columns-repeated="2"/>
          <table:table-cell table:formula="of:=[.A7]" office:value-type="float" office:value="40" calcext:value-type="float">
            <text:p>40</text:p>
          </table:table-cell>
          <table:table-cell table:formula="of:=[.B7]/1000000" office:value-type="float" office:value="201.823212" calcext:value-type="float">
            <text:p>201.823212</text:p>
          </table:table-cell>
          <table:table-cell table:formula="of:=[.C7]/1000000" office:value-type="float" office:value="203.267927" calcext:value-type="float">
            <text:p>203.267927</text:p>
          </table:table-cell>
          <table:table-cell table:formula="of:=[.D7]/1000000" office:value-type="float" office:value="192.993979" calcext:value-type="float">
            <text:p>192.993979</text:p>
          </table:table-cell>
          <table:table-cell table:formula="of:=[.E7]/1000000" office:value-type="float" office:value="186.466703" calcext:value-type="float">
            <text:p>186.466703</text:p>
          </table:table-cell>
          <table:table-cell table:formula="of:=[.F7]/1000000" office:value-type="float" office:value="202.180702" calcext:value-type="float">
            <text:p>202.180702</text:p>
          </table:table-cell>
          <table:table-cell table:formula="of:=[.G7]/1000000" office:value-type="float" office:value="220.757732" calcext:value-type="float">
            <text:p>220.757732</text:p>
          </table:table-cell>
          <table:table-cell table:formula="of:=[.H7]/1000000" office:value-type="float" office:value="234.840908" calcext:value-type="float">
            <text:p>234.840908</text:p>
          </table:table-cell>
          <table:table-cell table:formula="of:=[.I7]/1000000" office:value-type="float" office:value="226.581263" calcext:value-type="float">
            <text:p>226.581263</text:p>
          </table:table-cell>
          <table:table-cell table:formula="of:=[.J7]/1000000" office:value-type="float" office:value="204.688943" calcext:value-type="float">
            <text:p>204.688943</text:p>
          </table:table-cell>
          <table:table-cell table:formula="of:=[.K7]/1000000" office:value-type="float" office:value="216.241659" calcext:value-type="float">
            <text:p>216.241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8967798" calcext:value-type="float">
            <text:p>208967798</text:p>
          </table:table-cell>
          <table:table-cell office:value-type="float" office:value="202701482" calcext:value-type="float">
            <text:p>202701482</text:p>
          </table:table-cell>
          <table:table-cell office:value-type="float" office:value="192837763" calcext:value-type="float">
            <text:p>192837763</text:p>
          </table:table-cell>
          <table:table-cell office:value-type="float" office:value="180982747" calcext:value-type="float">
            <text:p>180982747</text:p>
          </table:table-cell>
          <table:table-cell office:value-type="float" office:value="197263409" calcext:value-type="float">
            <text:p>197263409</text:p>
          </table:table-cell>
          <table:table-cell office:value-type="float" office:value="210743836" calcext:value-type="float">
            <text:p>210743836</text:p>
          </table:table-cell>
          <table:table-cell office:value-type="float" office:value="242784404" calcext:value-type="float">
            <text:p>242784404</text:p>
          </table:table-cell>
          <table:table-cell office:value-type="float" office:value="246200162" calcext:value-type="float">
            <text:p>246200162</text:p>
          </table:table-cell>
          <table:table-cell office:value-type="float" office:value="219902302" calcext:value-type="float">
            <text:p>219902302</text:p>
          </table:table-cell>
          <table:table-cell office:value-type="float" office:value="208028845" calcext:value-type="float">
            <text:p>208028845</text:p>
          </table:table-cell>
          <table:table-cell table:number-columns-repeated="2"/>
          <table:table-cell table:formula="of:=[.A8]" office:value-type="float" office:value="39" calcext:value-type="float">
            <text:p>39</text:p>
          </table:table-cell>
          <table:table-cell table:formula="of:=[.B8]/1000000" office:value-type="float" office:value="208.967798" calcext:value-type="float">
            <text:p>208.967798</text:p>
          </table:table-cell>
          <table:table-cell table:formula="of:=[.C8]/1000000" office:value-type="float" office:value="202.701482" calcext:value-type="float">
            <text:p>202.701482</text:p>
          </table:table-cell>
          <table:table-cell table:formula="of:=[.D8]/1000000" office:value-type="float" office:value="192.837763" calcext:value-type="float">
            <text:p>192.837763</text:p>
          </table:table-cell>
          <table:table-cell table:formula="of:=[.E8]/1000000" office:value-type="float" office:value="180.982747" calcext:value-type="float">
            <text:p>180.982747</text:p>
          </table:table-cell>
          <table:table-cell table:formula="of:=[.F8]/1000000" office:value-type="float" office:value="197.263409" calcext:value-type="float">
            <text:p>197.263409</text:p>
          </table:table-cell>
          <table:table-cell table:formula="of:=[.G8]/1000000" office:value-type="float" office:value="210.743836" calcext:value-type="float">
            <text:p>210.743836</text:p>
          </table:table-cell>
          <table:table-cell table:formula="of:=[.H8]/1000000" office:value-type="float" office:value="242.784404" calcext:value-type="float">
            <text:p>242.784404</text:p>
          </table:table-cell>
          <table:table-cell table:formula="of:=[.I8]/1000000" office:value-type="float" office:value="246.200162" calcext:value-type="float">
            <text:p>246.200162</text:p>
          </table:table-cell>
          <table:table-cell table:formula="of:=[.J8]/1000000" office:value-type="float" office:value="219.902302" calcext:value-type="float">
            <text:p>219.902302</text:p>
          </table:table-cell>
          <table:table-cell table:formula="of:=[.K8]/1000000" office:value-type="float" office:value="208.028845" calcext:value-type="float">
            <text:p>208.0288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570576" calcext:value-type="float">
            <text:p>192570576</text:p>
          </table:table-cell>
          <table:table-cell office:value-type="float" office:value="199504291" calcext:value-type="float">
            <text:p>199504291</text:p>
          </table:table-cell>
          <table:table-cell office:value-type="float" office:value="192978909" calcext:value-type="float">
            <text:p>192978909</text:p>
          </table:table-cell>
          <table:table-cell office:value-type="float" office:value="185201723" calcext:value-type="float">
            <text:p>185201723</text:p>
          </table:table-cell>
          <table:table-cell office:value-type="float" office:value="198953639" calcext:value-type="float">
            <text:p>198953639</text:p>
          </table:table-cell>
          <table:table-cell office:value-type="float" office:value="205451422" calcext:value-type="float">
            <text:p>205451422</text:p>
          </table:table-cell>
          <table:table-cell office:value-type="float" office:value="234377903" calcext:value-type="float">
            <text:p>234377903</text:p>
          </table:table-cell>
          <table:table-cell office:value-type="float" office:value="226598535" calcext:value-type="float">
            <text:p>226598535</text:p>
          </table:table-cell>
          <table:table-cell office:value-type="float" office:value="202011920" calcext:value-type="float">
            <text:p>202011920</text:p>
          </table:table-cell>
          <table:table-cell office:value-type="float" office:value="232136156" calcext:value-type="float">
            <text:p>232136156</text:p>
          </table:table-cell>
          <table:table-cell table:number-columns-repeated="2"/>
          <table:table-cell table:formula="of:=[.A9]" office:value-type="float" office:value="38" calcext:value-type="float">
            <text:p>38</text:p>
          </table:table-cell>
          <table:table-cell table:formula="of:=[.B9]/1000000" office:value-type="float" office:value="192.570576" calcext:value-type="float">
            <text:p>192.570576</text:p>
          </table:table-cell>
          <table:table-cell table:formula="of:=[.C9]/1000000" office:value-type="float" office:value="199.504291" calcext:value-type="float">
            <text:p>199.504291</text:p>
          </table:table-cell>
          <table:table-cell table:formula="of:=[.D9]/1000000" office:value-type="float" office:value="192.978909" calcext:value-type="float">
            <text:p>192.978909</text:p>
          </table:table-cell>
          <table:table-cell table:formula="of:=[.E9]/1000000" office:value-type="float" office:value="185.201723" calcext:value-type="float">
            <text:p>185.201723</text:p>
          </table:table-cell>
          <table:table-cell table:formula="of:=[.F9]/1000000" office:value-type="float" office:value="198.953639" calcext:value-type="float">
            <text:p>198.953639</text:p>
          </table:table-cell>
          <table:table-cell table:formula="of:=[.G9]/1000000" office:value-type="float" office:value="205.451422" calcext:value-type="float">
            <text:p>205.451422</text:p>
          </table:table-cell>
          <table:table-cell table:formula="of:=[.H9]/1000000" office:value-type="float" office:value="234.377903" calcext:value-type="float">
            <text:p>234.377903</text:p>
          </table:table-cell>
          <table:table-cell table:formula="of:=[.I9]/1000000" office:value-type="float" office:value="226.598535" calcext:value-type="float">
            <text:p>226.598535</text:p>
          </table:table-cell>
          <table:table-cell table:formula="of:=[.J9]/1000000" office:value-type="float" office:value="202.01192" calcext:value-type="float">
            <text:p>202.01192</text:p>
          </table:table-cell>
          <table:table-cell table:formula="of:=[.K9]/1000000" office:value-type="float" office:value="232.136156" calcext:value-type="float">
            <text:p>232.1361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8300567" calcext:value-type="float">
            <text:p>188300567</text:p>
          </table:table-cell>
          <table:table-cell office:value-type="float" office:value="182024687" calcext:value-type="float">
            <text:p>182024687</text:p>
          </table:table-cell>
          <table:table-cell office:value-type="float" office:value="180051375" calcext:value-type="float">
            <text:p>180051375</text:p>
          </table:table-cell>
          <table:table-cell office:value-type="float" office:value="167032911" calcext:value-type="float">
            <text:p>167032911</text:p>
          </table:table-cell>
          <table:table-cell office:value-type="float" office:value="191273473" calcext:value-type="float">
            <text:p>191273473</text:p>
          </table:table-cell>
          <table:table-cell office:value-type="float" office:value="188189284" calcext:value-type="float">
            <text:p>188189284</text:p>
          </table:table-cell>
          <table:table-cell office:value-type="float" office:value="213228046" calcext:value-type="float">
            <text:p>213228046</text:p>
          </table:table-cell>
          <table:table-cell office:value-type="float" office:value="232676619" calcext:value-type="float">
            <text:p>232676619</text:p>
          </table:table-cell>
          <table:table-cell office:value-type="float" office:value="202933029" calcext:value-type="float">
            <text:p>202933029</text:p>
          </table:table-cell>
          <table:table-cell office:value-type="float" office:value="195488122" calcext:value-type="float">
            <text:p>195488122</text:p>
          </table:table-cell>
          <table:table-cell table:number-columns-repeated="2"/>
          <table:table-cell table:formula="of:=[.A10]" office:value-type="float" office:value="37" calcext:value-type="float">
            <text:p>37</text:p>
          </table:table-cell>
          <table:table-cell table:formula="of:=[.B10]/1000000" office:value-type="float" office:value="188.300567" calcext:value-type="float">
            <text:p>188.300567</text:p>
          </table:table-cell>
          <table:table-cell table:formula="of:=[.C10]/1000000" office:value-type="float" office:value="182.024687" calcext:value-type="float">
            <text:p>182.024687</text:p>
          </table:table-cell>
          <table:table-cell table:formula="of:=[.D10]/1000000" office:value-type="float" office:value="180.051375" calcext:value-type="float">
            <text:p>180.051375</text:p>
          </table:table-cell>
          <table:table-cell table:formula="of:=[.E10]/1000000" office:value-type="float" office:value="167.032911" calcext:value-type="float">
            <text:p>167.032911</text:p>
          </table:table-cell>
          <table:table-cell table:formula="of:=[.F10]/1000000" office:value-type="float" office:value="191.273473" calcext:value-type="float">
            <text:p>191.273473</text:p>
          </table:table-cell>
          <table:table-cell table:formula="of:=[.G10]/1000000" office:value-type="float" office:value="188.189284" calcext:value-type="float">
            <text:p>188.189284</text:p>
          </table:table-cell>
          <table:table-cell table:formula="of:=[.H10]/1000000" office:value-type="float" office:value="213.228046" calcext:value-type="float">
            <text:p>213.228046</text:p>
          </table:table-cell>
          <table:table-cell table:formula="of:=[.I10]/1000000" office:value-type="float" office:value="232.676619" calcext:value-type="float">
            <text:p>232.676619</text:p>
          </table:table-cell>
          <table:table-cell table:formula="of:=[.J10]/1000000" office:value-type="float" office:value="202.933029" calcext:value-type="float">
            <text:p>202.933029</text:p>
          </table:table-cell>
          <table:table-cell table:formula="of:=[.K10]/1000000" office:value-type="float" office:value="195.488122" calcext:value-type="float">
            <text:p>195.488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432154" calcext:value-type="float">
            <text:p>178432154</text:p>
          </table:table-cell>
          <table:table-cell office:value-type="float" office:value="183972159" calcext:value-type="float">
            <text:p>183972159</text:p>
          </table:table-cell>
          <table:table-cell office:value-type="float" office:value="172310747" calcext:value-type="float">
            <text:p>172310747</text:p>
          </table:table-cell>
          <table:table-cell office:value-type="float" office:value="170468674" calcext:value-type="float">
            <text:p>170468674</text:p>
          </table:table-cell>
          <table:table-cell office:value-type="float" office:value="200057950" calcext:value-type="float">
            <text:p>200057950</text:p>
          </table:table-cell>
          <table:table-cell office:value-type="float" office:value="182571336" calcext:value-type="float">
            <text:p>182571336</text:p>
          </table:table-cell>
          <table:table-cell office:value-type="float" office:value="216413617" calcext:value-type="float">
            <text:p>216413617</text:p>
          </table:table-cell>
          <table:table-cell office:value-type="float" office:value="227618900" calcext:value-type="float">
            <text:p>227618900</text:p>
          </table:table-cell>
          <table:table-cell office:value-type="float" office:value="198277151" calcext:value-type="float">
            <text:p>198277151</text:p>
          </table:table-cell>
          <table:table-cell office:value-type="float" office:value="187661655" calcext:value-type="float">
            <text:p>187661655</text:p>
          </table:table-cell>
          <table:table-cell table:number-columns-repeated="2"/>
          <table:table-cell table:formula="of:=[.A11]" office:value-type="float" office:value="36" calcext:value-type="float">
            <text:p>36</text:p>
          </table:table-cell>
          <table:table-cell table:formula="of:=[.B11]/1000000" office:value-type="float" office:value="178.432154" calcext:value-type="float">
            <text:p>178.432154</text:p>
          </table:table-cell>
          <table:table-cell table:formula="of:=[.C11]/1000000" office:value-type="float" office:value="183.972159" calcext:value-type="float">
            <text:p>183.972159</text:p>
          </table:table-cell>
          <table:table-cell table:formula="of:=[.D11]/1000000" office:value-type="float" office:value="172.310747" calcext:value-type="float">
            <text:p>172.310747</text:p>
          </table:table-cell>
          <table:table-cell table:formula="of:=[.E11]/1000000" office:value-type="float" office:value="170.468674" calcext:value-type="float">
            <text:p>170.468674</text:p>
          </table:table-cell>
          <table:table-cell table:formula="of:=[.F11]/1000000" office:value-type="float" office:value="200.05795" calcext:value-type="float">
            <text:p>200.05795</text:p>
          </table:table-cell>
          <table:table-cell table:formula="of:=[.G11]/1000000" office:value-type="float" office:value="182.571336" calcext:value-type="float">
            <text:p>182.571336</text:p>
          </table:table-cell>
          <table:table-cell table:formula="of:=[.H11]/1000000" office:value-type="float" office:value="216.413617" calcext:value-type="float">
            <text:p>216.413617</text:p>
          </table:table-cell>
          <table:table-cell table:formula="of:=[.I11]/1000000" office:value-type="float" office:value="227.6189" calcext:value-type="float">
            <text:p>227.6189</text:p>
          </table:table-cell>
          <table:table-cell table:formula="of:=[.J11]/1000000" office:value-type="float" office:value="198.277151" calcext:value-type="float">
            <text:p>198.277151</text:p>
          </table:table-cell>
          <table:table-cell table:formula="of:=[.K11]/1000000" office:value-type="float" office:value="187.661655" calcext:value-type="float">
            <text:p>187.6616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906622" calcext:value-type="float">
            <text:p>175906622</text:p>
          </table:table-cell>
          <table:table-cell office:value-type="float" office:value="180252850" calcext:value-type="float">
            <text:p>180252850</text:p>
          </table:table-cell>
          <table:table-cell office:value-type="float" office:value="142075918" calcext:value-type="float">
            <text:p>142075918</text:p>
          </table:table-cell>
          <table:table-cell office:value-type="float" office:value="173395046" calcext:value-type="float">
            <text:p>173395046</text:p>
          </table:table-cell>
          <table:table-cell office:value-type="float" office:value="186856471" calcext:value-type="float">
            <text:p>186856471</text:p>
          </table:table-cell>
          <table:table-cell office:value-type="float" office:value="182109962" calcext:value-type="float">
            <text:p>182109962</text:p>
          </table:table-cell>
          <table:table-cell office:value-type="float" office:value="212446409" calcext:value-type="float">
            <text:p>212446409</text:p>
          </table:table-cell>
          <table:table-cell office:value-type="float" office:value="212237450" calcext:value-type="float">
            <text:p>212237450</text:p>
          </table:table-cell>
          <table:table-cell office:value-type="float" office:value="204381135" calcext:value-type="float">
            <text:p>204381135</text:p>
          </table:table-cell>
          <table:table-cell office:value-type="float" office:value="200648510" calcext:value-type="float">
            <text:p>200648510</text:p>
          </table:table-cell>
          <table:table-cell table:number-columns-repeated="2"/>
          <table:table-cell table:formula="of:=[.A12]" office:value-type="float" office:value="35" calcext:value-type="float">
            <text:p>35</text:p>
          </table:table-cell>
          <table:table-cell table:formula="of:=[.B12]/1000000" office:value-type="float" office:value="175.906622" calcext:value-type="float">
            <text:p>175.906622</text:p>
          </table:table-cell>
          <table:table-cell table:formula="of:=[.C12]/1000000" office:value-type="float" office:value="180.25285" calcext:value-type="float">
            <text:p>180.25285</text:p>
          </table:table-cell>
          <table:table-cell table:formula="of:=[.D12]/1000000" office:value-type="float" office:value="142.075918" calcext:value-type="float">
            <text:p>142.075918</text:p>
          </table:table-cell>
          <table:table-cell table:formula="of:=[.E12]/1000000" office:value-type="float" office:value="173.395046" calcext:value-type="float">
            <text:p>173.395046</text:p>
          </table:table-cell>
          <table:table-cell table:formula="of:=[.F12]/1000000" office:value-type="float" office:value="186.856471" calcext:value-type="float">
            <text:p>186.856471</text:p>
          </table:table-cell>
          <table:table-cell table:formula="of:=[.G12]/1000000" office:value-type="float" office:value="182.109962" calcext:value-type="float">
            <text:p>182.109962</text:p>
          </table:table-cell>
          <table:table-cell table:formula="of:=[.H12]/1000000" office:value-type="float" office:value="212.446409" calcext:value-type="float">
            <text:p>212.446409</text:p>
          </table:table-cell>
          <table:table-cell table:formula="of:=[.I12]/1000000" office:value-type="float" office:value="212.23745" calcext:value-type="float">
            <text:p>212.23745</text:p>
          </table:table-cell>
          <table:table-cell table:formula="of:=[.J12]/1000000" office:value-type="float" office:value="204.381135" calcext:value-type="float">
            <text:p>204.381135</text:p>
          </table:table-cell>
          <table:table-cell table:formula="of:=[.K12]/1000000" office:value-type="float" office:value="200.64851" calcext:value-type="float">
            <text:p>200.648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523349" calcext:value-type="float">
            <text:p>114523349</text:p>
          </table:table-cell>
          <table:table-cell office:value-type="float" office:value="119693292" calcext:value-type="float">
            <text:p>119693292</text:p>
          </table:table-cell>
          <table:table-cell office:value-type="float" office:value="90358014" calcext:value-type="float">
            <text:p>90358014</text:p>
          </table:table-cell>
          <table:table-cell office:value-type="float" office:value="168304865" calcext:value-type="float">
            <text:p>168304865</text:p>
          </table:table-cell>
          <table:table-cell office:value-type="float" office:value="174382626" calcext:value-type="float">
            <text:p>174382626</text:p>
          </table:table-cell>
          <table:table-cell office:value-type="float" office:value="197186937" calcext:value-type="float">
            <text:p>197186937</text:p>
          </table:table-cell>
          <table:table-cell office:value-type="float" office:value="207924943" calcext:value-type="float">
            <text:p>207924943</text:p>
          </table:table-cell>
          <table:table-cell office:value-type="float" office:value="211737760" calcext:value-type="float">
            <text:p>211737760</text:p>
          </table:table-cell>
          <table:table-cell office:value-type="float" office:value="196872097" calcext:value-type="float">
            <text:p>196872097</text:p>
          </table:table-cell>
          <table:table-cell office:value-type="float" office:value="201158380" calcext:value-type="float">
            <text:p>201158380</text:p>
          </table:table-cell>
          <table:table-cell table:number-columns-repeated="2"/>
          <table:table-cell table:formula="of:=[.A13]" office:value-type="float" office:value="34" calcext:value-type="float">
            <text:p>34</text:p>
          </table:table-cell>
          <table:table-cell table:formula="of:=[.B13]/1000000" office:value-type="float" office:value="114.523349" calcext:value-type="float">
            <text:p>114.523349</text:p>
          </table:table-cell>
          <table:table-cell table:formula="of:=[.C13]/1000000" office:value-type="float" office:value="119.693292" calcext:value-type="float">
            <text:p>119.693292</text:p>
          </table:table-cell>
          <table:table-cell table:formula="of:=[.D13]/1000000" office:value-type="float" office:value="90.358014" calcext:value-type="float">
            <text:p>90.358014</text:p>
          </table:table-cell>
          <table:table-cell table:formula="of:=[.E13]/1000000" office:value-type="float" office:value="168.304865" calcext:value-type="float">
            <text:p>168.304865</text:p>
          </table:table-cell>
          <table:table-cell table:formula="of:=[.F13]/1000000" office:value-type="float" office:value="174.382626" calcext:value-type="float">
            <text:p>174.382626</text:p>
          </table:table-cell>
          <table:table-cell table:formula="of:=[.G13]/1000000" office:value-type="float" office:value="197.186937" calcext:value-type="float">
            <text:p>197.186937</text:p>
          </table:table-cell>
          <table:table-cell table:formula="of:=[.H13]/1000000" office:value-type="float" office:value="207.924943" calcext:value-type="float">
            <text:p>207.924943</text:p>
          </table:table-cell>
          <table:table-cell table:formula="of:=[.I13]/1000000" office:value-type="float" office:value="211.73776" calcext:value-type="float">
            <text:p>211.73776</text:p>
          </table:table-cell>
          <table:table-cell table:formula="of:=[.J13]/1000000" office:value-type="float" office:value="196.872097" calcext:value-type="float">
            <text:p>196.872097</text:p>
          </table:table-cell>
          <table:table-cell table:formula="of:=[.K13]/1000000" office:value-type="float" office:value="201.15838" calcext:value-type="float">
            <text:p>201.158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7889973" calcext:value-type="float">
            <text:p>117889973</text:p>
          </table:table-cell>
          <table:table-cell office:value-type="float" office:value="115573582" calcext:value-type="float">
            <text:p>115573582</text:p>
          </table:table-cell>
          <table:table-cell office:value-type="float" office:value="94976143" calcext:value-type="float">
            <text:p>94976143</text:p>
          </table:table-cell>
          <table:table-cell office:value-type="float" office:value="167527636" calcext:value-type="float">
            <text:p>167527636</text:p>
          </table:table-cell>
          <table:table-cell office:value-type="float" office:value="156692437" calcext:value-type="float">
            <text:p>156692437</text:p>
          </table:table-cell>
          <table:table-cell office:value-type="float" office:value="164003842" calcext:value-type="float">
            <text:p>164003842</text:p>
          </table:table-cell>
          <table:table-cell office:value-type="float" office:value="206735691" calcext:value-type="float">
            <text:p>206735691</text:p>
          </table:table-cell>
          <table:table-cell office:value-type="float" office:value="204497478" calcext:value-type="float">
            <text:p>204497478</text:p>
          </table:table-cell>
          <table:table-cell office:value-type="float" office:value="190054681" calcext:value-type="float">
            <text:p>190054681</text:p>
          </table:table-cell>
          <table:table-cell office:value-type="float" office:value="195324779" calcext:value-type="float">
            <text:p>195324779</text:p>
          </table:table-cell>
          <table:table-cell table:number-columns-repeated="2"/>
          <table:table-cell table:formula="of:=[.A14]" office:value-type="float" office:value="33" calcext:value-type="float">
            <text:p>33</text:p>
          </table:table-cell>
          <table:table-cell table:formula="of:=[.B14]/1000000" office:value-type="float" office:value="117.889973" calcext:value-type="float">
            <text:p>117.889973</text:p>
          </table:table-cell>
          <table:table-cell table:formula="of:=[.C14]/1000000" office:value-type="float" office:value="115.573582" calcext:value-type="float">
            <text:p>115.573582</text:p>
          </table:table-cell>
          <table:table-cell table:formula="of:=[.D14]/1000000" office:value-type="float" office:value="94.976143" calcext:value-type="float">
            <text:p>94.976143</text:p>
          </table:table-cell>
          <table:table-cell table:formula="of:=[.E14]/1000000" office:value-type="float" office:value="167.527636" calcext:value-type="float">
            <text:p>167.527636</text:p>
          </table:table-cell>
          <table:table-cell table:formula="of:=[.F14]/1000000" office:value-type="float" office:value="156.692437" calcext:value-type="float">
            <text:p>156.692437</text:p>
          </table:table-cell>
          <table:table-cell table:formula="of:=[.G14]/1000000" office:value-type="float" office:value="164.003842" calcext:value-type="float">
            <text:p>164.003842</text:p>
          </table:table-cell>
          <table:table-cell table:formula="of:=[.H14]/1000000" office:value-type="float" office:value="206.735691" calcext:value-type="float">
            <text:p>206.735691</text:p>
          </table:table-cell>
          <table:table-cell table:formula="of:=[.I14]/1000000" office:value-type="float" office:value="204.497478" calcext:value-type="float">
            <text:p>204.497478</text:p>
          </table:table-cell>
          <table:table-cell table:formula="of:=[.J14]/1000000" office:value-type="float" office:value="190.054681" calcext:value-type="float">
            <text:p>190.054681</text:p>
          </table:table-cell>
          <table:table-cell table:formula="of:=[.K14]/1000000" office:value-type="float" office:value="195.324779" calcext:value-type="float">
            <text:p>195.324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818974" calcext:value-type="float">
            <text:p>95818974</text:p>
          </table:table-cell>
          <table:table-cell office:value-type="float" office:value="105688667" calcext:value-type="float">
            <text:p>105688667</text:p>
          </table:table-cell>
          <table:table-cell office:value-type="float" office:value="95374669" calcext:value-type="float">
            <text:p>95374669</text:p>
          </table:table-cell>
          <table:table-cell office:value-type="float" office:value="155086956" calcext:value-type="float">
            <text:p>155086956</text:p>
          </table:table-cell>
          <table:table-cell office:value-type="float" office:value="144669199" calcext:value-type="float">
            <text:p>144669199</text:p>
          </table:table-cell>
          <table:table-cell office:value-type="float" office:value="177171726" calcext:value-type="float">
            <text:p>177171726</text:p>
          </table:table-cell>
          <table:table-cell office:value-type="float" office:value="212116112" calcext:value-type="float">
            <text:p>212116112</text:p>
          </table:table-cell>
          <table:table-cell office:value-type="float" office:value="194737174" calcext:value-type="float">
            <text:p>194737174</text:p>
          </table:table-cell>
          <table:table-cell office:value-type="float" office:value="190825962" calcext:value-type="float">
            <text:p>190825962</text:p>
          </table:table-cell>
          <table:table-cell office:value-type="float" office:value="185686988" calcext:value-type="float">
            <text:p>185686988</text:p>
          </table:table-cell>
          <table:table-cell table:number-columns-repeated="2"/>
          <table:table-cell table:formula="of:=[.A15]" office:value-type="float" office:value="32" calcext:value-type="float">
            <text:p>32</text:p>
          </table:table-cell>
          <table:table-cell table:formula="of:=[.B15]/1000000" office:value-type="float" office:value="95.818974" calcext:value-type="float">
            <text:p>95.818974</text:p>
          </table:table-cell>
          <table:table-cell table:formula="of:=[.C15]/1000000" office:value-type="float" office:value="105.688667" calcext:value-type="float">
            <text:p>105.688667</text:p>
          </table:table-cell>
          <table:table-cell table:formula="of:=[.D15]/1000000" office:value-type="float" office:value="95.374669" calcext:value-type="float">
            <text:p>95.374669</text:p>
          </table:table-cell>
          <table:table-cell table:formula="of:=[.E15]/1000000" office:value-type="float" office:value="155.086956" calcext:value-type="float">
            <text:p>155.086956</text:p>
          </table:table-cell>
          <table:table-cell table:formula="of:=[.F15]/1000000" office:value-type="float" office:value="144.669199" calcext:value-type="float">
            <text:p>144.669199</text:p>
          </table:table-cell>
          <table:table-cell table:formula="of:=[.G15]/1000000" office:value-type="float" office:value="177.171726" calcext:value-type="float">
            <text:p>177.171726</text:p>
          </table:table-cell>
          <table:table-cell table:formula="of:=[.H15]/1000000" office:value-type="float" office:value="212.116112" calcext:value-type="float">
            <text:p>212.116112</text:p>
          </table:table-cell>
          <table:table-cell table:formula="of:=[.I15]/1000000" office:value-type="float" office:value="194.737174" calcext:value-type="float">
            <text:p>194.737174</text:p>
          </table:table-cell>
          <table:table-cell table:formula="of:=[.J15]/1000000" office:value-type="float" office:value="190.825962" calcext:value-type="float">
            <text:p>190.825962</text:p>
          </table:table-cell>
          <table:table-cell table:formula="of:=[.K15]/1000000" office:value-type="float" office:value="185.686988" calcext:value-type="float">
            <text:p>185.686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673011" calcext:value-type="float">
            <text:p>98673011</text:p>
          </table:table-cell>
          <table:table-cell office:value-type="float" office:value="89301032" calcext:value-type="float">
            <text:p>89301032</text:p>
          </table:table-cell>
          <table:table-cell office:value-type="float" office:value="89890435" calcext:value-type="float">
            <text:p>89890435</text:p>
          </table:table-cell>
          <table:table-cell office:value-type="float" office:value="158024244" calcext:value-type="float">
            <text:p>158024244</text:p>
          </table:table-cell>
          <table:table-cell office:value-type="float" office:value="135777489" calcext:value-type="float">
            <text:p>135777489</text:p>
          </table:table-cell>
          <table:table-cell office:value-type="float" office:value="99209785" calcext:value-type="float">
            <text:p>99209785</text:p>
          </table:table-cell>
          <table:table-cell office:value-type="float" office:value="202648394" calcext:value-type="float">
            <text:p>202648394</text:p>
          </table:table-cell>
          <table:table-cell office:value-type="float" office:value="184119616" calcext:value-type="float">
            <text:p>184119616</text:p>
          </table:table-cell>
          <table:table-cell office:value-type="float" office:value="191553987" calcext:value-type="float">
            <text:p>191553987</text:p>
          </table:table-cell>
          <table:table-cell office:value-type="float" office:value="157661728" calcext:value-type="float">
            <text:p>157661728</text:p>
          </table:table-cell>
          <table:table-cell table:number-columns-repeated="2"/>
          <table:table-cell table:formula="of:=[.A16]" office:value-type="float" office:value="31" calcext:value-type="float">
            <text:p>31</text:p>
          </table:table-cell>
          <table:table-cell table:formula="of:=[.B16]/1000000" office:value-type="float" office:value="98.673011" calcext:value-type="float">
            <text:p>98.673011</text:p>
          </table:table-cell>
          <table:table-cell table:formula="of:=[.C16]/1000000" office:value-type="float" office:value="89.301032" calcext:value-type="float">
            <text:p>89.301032</text:p>
          </table:table-cell>
          <table:table-cell table:formula="of:=[.D16]/1000000" office:value-type="float" office:value="89.890435" calcext:value-type="float">
            <text:p>89.890435</text:p>
          </table:table-cell>
          <table:table-cell table:formula="of:=[.E16]/1000000" office:value-type="float" office:value="158.024244" calcext:value-type="float">
            <text:p>158.024244</text:p>
          </table:table-cell>
          <table:table-cell table:formula="of:=[.F16]/1000000" office:value-type="float" office:value="135.777489" calcext:value-type="float">
            <text:p>135.777489</text:p>
          </table:table-cell>
          <table:table-cell table:formula="of:=[.G16]/1000000" office:value-type="float" office:value="99.209785" calcext:value-type="float">
            <text:p>99.209785</text:p>
          </table:table-cell>
          <table:table-cell table:formula="of:=[.H16]/1000000" office:value-type="float" office:value="202.648394" calcext:value-type="float">
            <text:p>202.648394</text:p>
          </table:table-cell>
          <table:table-cell table:formula="of:=[.I16]/1000000" office:value-type="float" office:value="184.119616" calcext:value-type="float">
            <text:p>184.119616</text:p>
          </table:table-cell>
          <table:table-cell table:formula="of:=[.J16]/1000000" office:value-type="float" office:value="191.553987" calcext:value-type="float">
            <text:p>191.553987</text:p>
          </table:table-cell>
          <table:table-cell table:formula="of:=[.K16]/1000000" office:value-type="float" office:value="157.661728" calcext:value-type="float">
            <text:p>157.661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495349" calcext:value-type="float">
            <text:p>75495349</text:p>
          </table:table-cell>
          <table:table-cell office:value-type="float" office:value="64556132" calcext:value-type="float">
            <text:p>64556132</text:p>
          </table:table-cell>
          <table:table-cell office:value-type="float" office:value="90993864" calcext:value-type="float">
            <text:p>90993864</text:p>
          </table:table-cell>
          <table:table-cell office:value-type="float" office:value="138228160" calcext:value-type="float">
            <text:p>138228160</text:p>
          </table:table-cell>
          <table:table-cell office:value-type="float" office:value="135534965" calcext:value-type="float">
            <text:p>135534965</text:p>
          </table:table-cell>
          <table:table-cell office:value-type="float" office:value="97285978" calcext:value-type="float">
            <text:p>97285978</text:p>
          </table:table-cell>
          <table:table-cell office:value-type="float" office:value="198577464" calcext:value-type="float">
            <text:p>198577464</text:p>
          </table:table-cell>
          <table:table-cell office:value-type="float" office:value="187471370" calcext:value-type="float">
            <text:p>187471370</text:p>
          </table:table-cell>
          <table:table-cell office:value-type="float" office:value="175107171" calcext:value-type="float">
            <text:p>175107171</text:p>
          </table:table-cell>
          <table:table-cell office:value-type="float" office:value="155751443" calcext:value-type="float">
            <text:p>155751443</text:p>
          </table:table-cell>
          <table:table-cell table:number-columns-repeated="2"/>
          <table:table-cell table:formula="of:=[.A17]" office:value-type="float" office:value="30" calcext:value-type="float">
            <text:p>30</text:p>
          </table:table-cell>
          <table:table-cell table:formula="of:=[.B17]/1000000" office:value-type="float" office:value="75.495349" calcext:value-type="float">
            <text:p>75.495349</text:p>
          </table:table-cell>
          <table:table-cell table:formula="of:=[.C17]/1000000" office:value-type="float" office:value="64.556132" calcext:value-type="float">
            <text:p>64.556132</text:p>
          </table:table-cell>
          <table:table-cell table:formula="of:=[.D17]/1000000" office:value-type="float" office:value="90.993864" calcext:value-type="float">
            <text:p>90.993864</text:p>
          </table:table-cell>
          <table:table-cell table:formula="of:=[.E17]/1000000" office:value-type="float" office:value="138.22816" calcext:value-type="float">
            <text:p>138.22816</text:p>
          </table:table-cell>
          <table:table-cell table:formula="of:=[.F17]/1000000" office:value-type="float" office:value="135.534965" calcext:value-type="float">
            <text:p>135.534965</text:p>
          </table:table-cell>
          <table:table-cell table:formula="of:=[.G17]/1000000" office:value-type="float" office:value="97.285978" calcext:value-type="float">
            <text:p>97.285978</text:p>
          </table:table-cell>
          <table:table-cell table:formula="of:=[.H17]/1000000" office:value-type="float" office:value="198.577464" calcext:value-type="float">
            <text:p>198.577464</text:p>
          </table:table-cell>
          <table:table-cell table:formula="of:=[.I17]/1000000" office:value-type="float" office:value="187.47137" calcext:value-type="float">
            <text:p>187.47137</text:p>
          </table:table-cell>
          <table:table-cell table:formula="of:=[.J17]/1000000" office:value-type="float" office:value="175.107171" calcext:value-type="float">
            <text:p>175.107171</text:p>
          </table:table-cell>
          <table:table-cell table:formula="of:=[.K17]/1000000" office:value-type="float" office:value="155.751443" calcext:value-type="float">
            <text:p>155.7514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175296" calcext:value-type="float">
            <text:p>86175296</text:p>
          </table:table-cell>
          <table:table-cell office:value-type="float" office:value="64954093" calcext:value-type="float">
            <text:p>64954093</text:p>
          </table:table-cell>
          <table:table-cell office:value-type="float" office:value="73719678" calcext:value-type="float">
            <text:p>73719678</text:p>
          </table:table-cell>
          <table:table-cell office:value-type="float" office:value="154907603" calcext:value-type="float">
            <text:p>154907603</text:p>
          </table:table-cell>
          <table:table-cell office:value-type="float" office:value="112281728" calcext:value-type="float">
            <text:p>112281728</text:p>
          </table:table-cell>
          <table:table-cell office:value-type="float" office:value="103963748" calcext:value-type="float">
            <text:p>103963748</text:p>
          </table:table-cell>
          <table:table-cell office:value-type="float" office:value="189227920" calcext:value-type="float">
            <text:p>189227920</text:p>
          </table:table-cell>
          <table:table-cell office:value-type="float" office:value="158551074" calcext:value-type="float">
            <text:p>158551074</text:p>
          </table:table-cell>
          <table:table-cell office:value-type="float" office:value="122826785" calcext:value-type="float">
            <text:p>122826785</text:p>
          </table:table-cell>
          <table:table-cell office:value-type="float" office:value="124695009" calcext:value-type="float">
            <text:p>124695009</text:p>
          </table:table-cell>
          <table:table-cell table:number-columns-repeated="2"/>
          <table:table-cell table:formula="of:=[.A18]" office:value-type="float" office:value="29" calcext:value-type="float">
            <text:p>29</text:p>
          </table:table-cell>
          <table:table-cell table:formula="of:=[.B18]/1000000" office:value-type="float" office:value="86.175296" calcext:value-type="float">
            <text:p>86.175296</text:p>
          </table:table-cell>
          <table:table-cell table:formula="of:=[.C18]/1000000" office:value-type="float" office:value="64.954093" calcext:value-type="float">
            <text:p>64.954093</text:p>
          </table:table-cell>
          <table:table-cell table:formula="of:=[.D18]/1000000" office:value-type="float" office:value="73.719678" calcext:value-type="float">
            <text:p>73.719678</text:p>
          </table:table-cell>
          <table:table-cell table:formula="of:=[.E18]/1000000" office:value-type="float" office:value="154.907603" calcext:value-type="float">
            <text:p>154.907603</text:p>
          </table:table-cell>
          <table:table-cell table:formula="of:=[.F18]/1000000" office:value-type="float" office:value="112.281728" calcext:value-type="float">
            <text:p>112.281728</text:p>
          </table:table-cell>
          <table:table-cell table:formula="of:=[.G18]/1000000" office:value-type="float" office:value="103.963748" calcext:value-type="float">
            <text:p>103.963748</text:p>
          </table:table-cell>
          <table:table-cell table:formula="of:=[.H18]/1000000" office:value-type="float" office:value="189.22792" calcext:value-type="float">
            <text:p>189.22792</text:p>
          </table:table-cell>
          <table:table-cell table:formula="of:=[.I18]/1000000" office:value-type="float" office:value="158.551074" calcext:value-type="float">
            <text:p>158.551074</text:p>
          </table:table-cell>
          <table:table-cell table:formula="of:=[.J18]/1000000" office:value-type="float" office:value="122.826785" calcext:value-type="float">
            <text:p>122.826785</text:p>
          </table:table-cell>
          <table:table-cell table:formula="of:=[.K18]/1000000" office:value-type="float" office:value="124.695009" calcext:value-type="float">
            <text:p>124.695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048442" calcext:value-type="float">
            <text:p>72048442</text:p>
          </table:table-cell>
          <table:table-cell office:value-type="float" office:value="53537380" calcext:value-type="float">
            <text:p>53537380</text:p>
          </table:table-cell>
          <table:table-cell office:value-type="float" office:value="80635176" calcext:value-type="float">
            <text:p>80635176</text:p>
          </table:table-cell>
          <table:table-cell office:value-type="float" office:value="119514500" calcext:value-type="float">
            <text:p>119514500</text:p>
          </table:table-cell>
          <table:table-cell office:value-type="float" office:value="102743564" calcext:value-type="float">
            <text:p>102743564</text:p>
          </table:table-cell>
          <table:table-cell office:value-type="float" office:value="91594809" calcext:value-type="float">
            <text:p>91594809</text:p>
          </table:table-cell>
          <table:table-cell office:value-type="float" office:value="191582720" calcext:value-type="float">
            <text:p>191582720</text:p>
          </table:table-cell>
          <table:table-cell office:value-type="float" office:value="112619891" calcext:value-type="float">
            <text:p>112619891</text:p>
          </table:table-cell>
          <table:table-cell office:value-type="float" office:value="108476145" calcext:value-type="float">
            <text:p>108476145</text:p>
          </table:table-cell>
          <table:table-cell office:value-type="float" office:value="94886041" calcext:value-type="float">
            <text:p>94886041</text:p>
          </table:table-cell>
          <table:table-cell table:number-columns-repeated="2"/>
          <table:table-cell table:formula="of:=[.A19]" office:value-type="float" office:value="28" calcext:value-type="float">
            <text:p>28</text:p>
          </table:table-cell>
          <table:table-cell table:formula="of:=[.B19]/1000000" office:value-type="float" office:value="72.048442" calcext:value-type="float">
            <text:p>72.048442</text:p>
          </table:table-cell>
          <table:table-cell table:formula="of:=[.C19]/1000000" office:value-type="float" office:value="53.53738" calcext:value-type="float">
            <text:p>53.53738</text:p>
          </table:table-cell>
          <table:table-cell table:formula="of:=[.D19]/1000000" office:value-type="float" office:value="80.635176" calcext:value-type="float">
            <text:p>80.635176</text:p>
          </table:table-cell>
          <table:table-cell table:formula="of:=[.E19]/1000000" office:value-type="float" office:value="119.5145" calcext:value-type="float">
            <text:p>119.5145</text:p>
          </table:table-cell>
          <table:table-cell table:formula="of:=[.F19]/1000000" office:value-type="float" office:value="102.743564" calcext:value-type="float">
            <text:p>102.743564</text:p>
          </table:table-cell>
          <table:table-cell table:formula="of:=[.G19]/1000000" office:value-type="float" office:value="91.594809" calcext:value-type="float">
            <text:p>91.594809</text:p>
          </table:table-cell>
          <table:table-cell table:formula="of:=[.H19]/1000000" office:value-type="float" office:value="191.58272" calcext:value-type="float">
            <text:p>191.58272</text:p>
          </table:table-cell>
          <table:table-cell table:formula="of:=[.I19]/1000000" office:value-type="float" office:value="112.619891" calcext:value-type="float">
            <text:p>112.619891</text:p>
          </table:table-cell>
          <table:table-cell table:formula="of:=[.J19]/1000000" office:value-type="float" office:value="108.476145" calcext:value-type="float">
            <text:p>108.476145</text:p>
          </table:table-cell>
          <table:table-cell table:formula="of:=[.K19]/1000000" office:value-type="float" office:value="94.886041" calcext:value-type="float">
            <text:p>94.886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389513" calcext:value-type="float">
            <text:p>64389513</text:p>
          </table:table-cell>
          <table:table-cell office:value-type="float" office:value="56883905" calcext:value-type="float">
            <text:p>56883905</text:p>
          </table:table-cell>
          <table:table-cell office:value-type="float" office:value="74182495" calcext:value-type="float">
            <text:p>74182495</text:p>
          </table:table-cell>
          <table:table-cell office:value-type="float" office:value="110296263" calcext:value-type="float">
            <text:p>110296263</text:p>
          </table:table-cell>
          <table:table-cell office:value-type="float" office:value="81876917" calcext:value-type="float">
            <text:p>81876917</text:p>
          </table:table-cell>
          <table:table-cell office:value-type="float" office:value="112221983" calcext:value-type="float">
            <text:p>112221983</text:p>
          </table:table-cell>
          <table:table-cell office:value-type="float" office:value="189625528" calcext:value-type="float">
            <text:p>189625528</text:p>
          </table:table-cell>
          <table:table-cell office:value-type="float" office:value="93743982" calcext:value-type="float">
            <text:p>93743982</text:p>
          </table:table-cell>
          <table:table-cell office:value-type="float" office:value="102558708" calcext:value-type="float">
            <text:p>102558708</text:p>
          </table:table-cell>
          <table:table-cell office:value-type="float" office:value="89355498" calcext:value-type="float">
            <text:p>89355498</text:p>
          </table:table-cell>
          <table:table-cell table:number-columns-repeated="2"/>
          <table:table-cell table:formula="of:=[.A20]" office:value-type="float" office:value="27" calcext:value-type="float">
            <text:p>27</text:p>
          </table:table-cell>
          <table:table-cell table:formula="of:=[.B20]/1000000" office:value-type="float" office:value="64.389513" calcext:value-type="float">
            <text:p>64.389513</text:p>
          </table:table-cell>
          <table:table-cell table:formula="of:=[.C20]/1000000" office:value-type="float" office:value="56.883905" calcext:value-type="float">
            <text:p>56.883905</text:p>
          </table:table-cell>
          <table:table-cell table:formula="of:=[.D20]/1000000" office:value-type="float" office:value="74.182495" calcext:value-type="float">
            <text:p>74.182495</text:p>
          </table:table-cell>
          <table:table-cell table:formula="of:=[.E20]/1000000" office:value-type="float" office:value="110.296263" calcext:value-type="float">
            <text:p>110.296263</text:p>
          </table:table-cell>
          <table:table-cell table:formula="of:=[.F20]/1000000" office:value-type="float" office:value="81.876917" calcext:value-type="float">
            <text:p>81.876917</text:p>
          </table:table-cell>
          <table:table-cell table:formula="of:=[.G20]/1000000" office:value-type="float" office:value="112.221983" calcext:value-type="float">
            <text:p>112.221983</text:p>
          </table:table-cell>
          <table:table-cell table:formula="of:=[.H20]/1000000" office:value-type="float" office:value="189.625528" calcext:value-type="float">
            <text:p>189.625528</text:p>
          </table:table-cell>
          <table:table-cell table:formula="of:=[.I20]/1000000" office:value-type="float" office:value="93.743982" calcext:value-type="float">
            <text:p>93.743982</text:p>
          </table:table-cell>
          <table:table-cell table:formula="of:=[.J20]/1000000" office:value-type="float" office:value="102.558708" calcext:value-type="float">
            <text:p>102.558708</text:p>
          </table:table-cell>
          <table:table-cell table:formula="of:=[.K20]/1000000" office:value-type="float" office:value="89.355498" calcext:value-type="float">
            <text:p>89.3554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998621" calcext:value-type="float">
            <text:p>76998621</text:p>
          </table:table-cell>
          <table:table-cell office:value-type="float" office:value="117905801" calcext:value-type="float">
            <text:p>117905801</text:p>
          </table:table-cell>
          <table:table-cell office:value-type="float" office:value="83559467" calcext:value-type="float">
            <text:p>83559467</text:p>
          </table:table-cell>
          <table:table-cell office:value-type="float" office:value="90908806" calcext:value-type="float">
            <text:p>90908806</text:p>
          </table:table-cell>
          <table:table-cell office:value-type="float" office:value="57106567" calcext:value-type="float">
            <text:p>57106567</text:p>
          </table:table-cell>
          <table:table-cell office:value-type="float" office:value="82276470" calcext:value-type="float">
            <text:p>82276470</text:p>
          </table:table-cell>
          <table:table-cell office:value-type="float" office:value="190947172" calcext:value-type="float">
            <text:p>190947172</text:p>
          </table:table-cell>
          <table:table-cell office:value-type="float" office:value="78412942" calcext:value-type="float">
            <text:p>78412942</text:p>
          </table:table-cell>
          <table:table-cell office:value-type="float" office:value="87965296" calcext:value-type="float">
            <text:p>87965296</text:p>
          </table:table-cell>
          <table:table-cell office:value-type="float" office:value="70808860" calcext:value-type="float">
            <text:p>70808860</text:p>
          </table:table-cell>
          <table:table-cell table:number-columns-repeated="2"/>
          <table:table-cell table:formula="of:=[.A21]" office:value-type="float" office:value="26" calcext:value-type="float">
            <text:p>26</text:p>
          </table:table-cell>
          <table:table-cell table:formula="of:=[.B21]/1000000" office:value-type="float" office:value="76.998621" calcext:value-type="float">
            <text:p>76.998621</text:p>
          </table:table-cell>
          <table:table-cell table:formula="of:=[.C21]/1000000" office:value-type="float" office:value="117.905801" calcext:value-type="float">
            <text:p>117.905801</text:p>
          </table:table-cell>
          <table:table-cell table:formula="of:=[.D21]/1000000" office:value-type="float" office:value="83.559467" calcext:value-type="float">
            <text:p>83.559467</text:p>
          </table:table-cell>
          <table:table-cell table:formula="of:=[.E21]/1000000" office:value-type="float" office:value="90.908806" calcext:value-type="float">
            <text:p>90.908806</text:p>
          </table:table-cell>
          <table:table-cell table:formula="of:=[.F21]/1000000" office:value-type="float" office:value="57.106567" calcext:value-type="float">
            <text:p>57.106567</text:p>
          </table:table-cell>
          <table:table-cell table:formula="of:=[.G21]/1000000" office:value-type="float" office:value="82.27647" calcext:value-type="float">
            <text:p>82.27647</text:p>
          </table:table-cell>
          <table:table-cell table:formula="of:=[.H21]/1000000" office:value-type="float" office:value="190.947172" calcext:value-type="float">
            <text:p>190.947172</text:p>
          </table:table-cell>
          <table:table-cell table:formula="of:=[.I21]/1000000" office:value-type="float" office:value="78.412942" calcext:value-type="float">
            <text:p>78.412942</text:p>
          </table:table-cell>
          <table:table-cell table:formula="of:=[.J21]/1000000" office:value-type="float" office:value="87.965296" calcext:value-type="float">
            <text:p>87.965296</text:p>
          </table:table-cell>
          <table:table-cell table:formula="of:=[.K21]/1000000" office:value-type="float" office:value="70.80886" calcext:value-type="float">
            <text:p>70.808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413719" calcext:value-type="float">
            <text:p>50413719</text:p>
          </table:table-cell>
          <table:table-cell office:value-type="float" office:value="65486942" calcext:value-type="float">
            <text:p>65486942</text:p>
          </table:table-cell>
          <table:table-cell office:value-type="float" office:value="80119567" calcext:value-type="float">
            <text:p>80119567</text:p>
          </table:table-cell>
          <table:table-cell office:value-type="float" office:value="85027573" calcext:value-type="float">
            <text:p>85027573</text:p>
          </table:table-cell>
          <table:table-cell office:value-type="float" office:value="65854174" calcext:value-type="float">
            <text:p>65854174</text:p>
          </table:table-cell>
          <table:table-cell office:value-type="float" office:value="108826281" calcext:value-type="float">
            <text:p>108826281</text:p>
          </table:table-cell>
          <table:table-cell office:value-type="float" office:value="145574500" calcext:value-type="float">
            <text:p>145574500</text:p>
          </table:table-cell>
          <table:table-cell office:value-type="float" office:value="70975490" calcext:value-type="float">
            <text:p>70975490</text:p>
          </table:table-cell>
          <table:table-cell office:value-type="float" office:value="70091441" calcext:value-type="float">
            <text:p>70091441</text:p>
          </table:table-cell>
          <table:table-cell office:value-type="float" office:value="53684224" calcext:value-type="float">
            <text:p>53684224</text:p>
          </table:table-cell>
          <table:table-cell table:number-columns-repeated="2"/>
          <table:table-cell table:formula="of:=[.A22]" office:value-type="float" office:value="25" calcext:value-type="float">
            <text:p>25</text:p>
          </table:table-cell>
          <table:table-cell table:formula="of:=[.B22]/1000000" office:value-type="float" office:value="50.413719" calcext:value-type="float">
            <text:p>50.413719</text:p>
          </table:table-cell>
          <table:table-cell table:formula="of:=[.C22]/1000000" office:value-type="float" office:value="65.486942" calcext:value-type="float">
            <text:p>65.486942</text:p>
          </table:table-cell>
          <table:table-cell table:formula="of:=[.D22]/1000000" office:value-type="float" office:value="80.119567" calcext:value-type="float">
            <text:p>80.119567</text:p>
          </table:table-cell>
          <table:table-cell table:formula="of:=[.E22]/1000000" office:value-type="float" office:value="85.027573" calcext:value-type="float">
            <text:p>85.027573</text:p>
          </table:table-cell>
          <table:table-cell table:formula="of:=[.F22]/1000000" office:value-type="float" office:value="65.854174" calcext:value-type="float">
            <text:p>65.854174</text:p>
          </table:table-cell>
          <table:table-cell table:formula="of:=[.G22]/1000000" office:value-type="float" office:value="108.826281" calcext:value-type="float">
            <text:p>108.826281</text:p>
          </table:table-cell>
          <table:table-cell table:formula="of:=[.H22]/1000000" office:value-type="float" office:value="145.5745" calcext:value-type="float">
            <text:p>145.5745</text:p>
          </table:table-cell>
          <table:table-cell table:formula="of:=[.I22]/1000000" office:value-type="float" office:value="70.97549" calcext:value-type="float">
            <text:p>70.97549</text:p>
          </table:table-cell>
          <table:table-cell table:formula="of:=[.J22]/1000000" office:value-type="float" office:value="70.091441" calcext:value-type="float">
            <text:p>70.091441</text:p>
          </table:table-cell>
          <table:table-cell table:formula="of:=[.K22]/1000000" office:value-type="float" office:value="53.684224" calcext:value-type="float">
            <text:p>53.684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965597" calcext:value-type="float">
            <text:p>57965597</text:p>
          </table:table-cell>
          <table:table-cell office:value-type="float" office:value="65871499" calcext:value-type="float">
            <text:p>65871499</text:p>
          </table:table-cell>
          <table:table-cell office:value-type="float" office:value="68717224" calcext:value-type="float">
            <text:p>68717224</text:p>
          </table:table-cell>
          <table:table-cell office:value-type="float" office:value="88221274" calcext:value-type="float">
            <text:p>88221274</text:p>
          </table:table-cell>
          <table:table-cell office:value-type="float" office:value="52057215" calcext:value-type="float">
            <text:p>52057215</text:p>
          </table:table-cell>
          <table:table-cell office:value-type="float" office:value="115243135" calcext:value-type="float">
            <text:p>115243135</text:p>
          </table:table-cell>
          <table:table-cell office:value-type="float" office:value="121193278" calcext:value-type="float">
            <text:p>121193278</text:p>
          </table:table-cell>
          <table:table-cell office:value-type="float" office:value="74054503" calcext:value-type="float">
            <text:p>74054503</text:p>
          </table:table-cell>
          <table:table-cell office:value-type="float" office:value="80111947" calcext:value-type="float">
            <text:p>80111947</text:p>
          </table:table-cell>
          <table:table-cell office:value-type="float" office:value="60818895" calcext:value-type="float">
            <text:p>60818895</text:p>
          </table:table-cell>
          <table:table-cell table:number-columns-repeated="2"/>
          <table:table-cell table:formula="of:=[.A23]" office:value-type="float" office:value="24" calcext:value-type="float">
            <text:p>24</text:p>
          </table:table-cell>
          <table:table-cell table:formula="of:=[.B23]/1000000" office:value-type="float" office:value="57.965597" calcext:value-type="float">
            <text:p>57.965597</text:p>
          </table:table-cell>
          <table:table-cell table:formula="of:=[.C23]/1000000" office:value-type="float" office:value="65.871499" calcext:value-type="float">
            <text:p>65.871499</text:p>
          </table:table-cell>
          <table:table-cell table:formula="of:=[.D23]/1000000" office:value-type="float" office:value="68.717224" calcext:value-type="float">
            <text:p>68.717224</text:p>
          </table:table-cell>
          <table:table-cell table:formula="of:=[.E23]/1000000" office:value-type="float" office:value="88.221274" calcext:value-type="float">
            <text:p>88.221274</text:p>
          </table:table-cell>
          <table:table-cell table:formula="of:=[.F23]/1000000" office:value-type="float" office:value="52.057215" calcext:value-type="float">
            <text:p>52.057215</text:p>
          </table:table-cell>
          <table:table-cell table:formula="of:=[.G23]/1000000" office:value-type="float" office:value="115.243135" calcext:value-type="float">
            <text:p>115.243135</text:p>
          </table:table-cell>
          <table:table-cell table:formula="of:=[.H23]/1000000" office:value-type="float" office:value="121.193278" calcext:value-type="float">
            <text:p>121.193278</text:p>
          </table:table-cell>
          <table:table-cell table:formula="of:=[.I23]/1000000" office:value-type="float" office:value="74.054503" calcext:value-type="float">
            <text:p>74.054503</text:p>
          </table:table-cell>
          <table:table-cell table:formula="of:=[.J23]/1000000" office:value-type="float" office:value="80.111947" calcext:value-type="float">
            <text:p>80.111947</text:p>
          </table:table-cell>
          <table:table-cell table:formula="of:=[.K23]/1000000" office:value-type="float" office:value="60.818895" calcext:value-type="float">
            <text:p>60.818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465709" calcext:value-type="float">
            <text:p>53465709</text:p>
          </table:table-cell>
          <table:table-cell office:value-type="float" office:value="51443981" calcext:value-type="float">
            <text:p>51443981</text:p>
          </table:table-cell>
          <table:table-cell office:value-type="float" office:value="75252012" calcext:value-type="float">
            <text:p>75252012</text:p>
          </table:table-cell>
          <table:table-cell office:value-type="float" office:value="78946487" calcext:value-type="float">
            <text:p>78946487</text:p>
          </table:table-cell>
          <table:table-cell office:value-type="float" office:value="64336068" calcext:value-type="float">
            <text:p>64336068</text:p>
          </table:table-cell>
          <table:table-cell office:value-type="float" office:value="96893750" calcext:value-type="float">
            <text:p>96893750</text:p>
          </table:table-cell>
          <table:table-cell office:value-type="float" office:value="111268664" calcext:value-type="float">
            <text:p>111268664</text:p>
          </table:table-cell>
          <table:table-cell office:value-type="float" office:value="61851193" calcext:value-type="float">
            <text:p>61851193</text:p>
          </table:table-cell>
          <table:table-cell office:value-type="float" office:value="76371011" calcext:value-type="float">
            <text:p>76371011</text:p>
          </table:table-cell>
          <table:table-cell office:value-type="float" office:value="49088454" calcext:value-type="float">
            <text:p>49088454</text:p>
          </table:table-cell>
          <table:table-cell table:number-columns-repeated="2"/>
          <table:table-cell table:formula="of:=[.A24]" office:value-type="float" office:value="23" calcext:value-type="float">
            <text:p>23</text:p>
          </table:table-cell>
          <table:table-cell table:formula="of:=[.B24]/1000000" office:value-type="float" office:value="53.465709" calcext:value-type="float">
            <text:p>53.465709</text:p>
          </table:table-cell>
          <table:table-cell table:formula="of:=[.C24]/1000000" office:value-type="float" office:value="51.443981" calcext:value-type="float">
            <text:p>51.443981</text:p>
          </table:table-cell>
          <table:table-cell table:formula="of:=[.D24]/1000000" office:value-type="float" office:value="75.252012" calcext:value-type="float">
            <text:p>75.252012</text:p>
          </table:table-cell>
          <table:table-cell table:formula="of:=[.E24]/1000000" office:value-type="float" office:value="78.946487" calcext:value-type="float">
            <text:p>78.946487</text:p>
          </table:table-cell>
          <table:table-cell table:formula="of:=[.F24]/1000000" office:value-type="float" office:value="64.336068" calcext:value-type="float">
            <text:p>64.336068</text:p>
          </table:table-cell>
          <table:table-cell table:formula="of:=[.G24]/1000000" office:value-type="float" office:value="96.89375" calcext:value-type="float">
            <text:p>96.89375</text:p>
          </table:table-cell>
          <table:table-cell table:formula="of:=[.H24]/1000000" office:value-type="float" office:value="111.268664" calcext:value-type="float">
            <text:p>111.268664</text:p>
          </table:table-cell>
          <table:table-cell table:formula="of:=[.I24]/1000000" office:value-type="float" office:value="61.851193" calcext:value-type="float">
            <text:p>61.851193</text:p>
          </table:table-cell>
          <table:table-cell table:formula="of:=[.J24]/1000000" office:value-type="float" office:value="76.371011" calcext:value-type="float">
            <text:p>76.371011</text:p>
          </table:table-cell>
          <table:table-cell table:formula="of:=[.K24]/1000000" office:value-type="float" office:value="49.088454" calcext:value-type="float">
            <text:p>49.088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544150" calcext:value-type="float">
            <text:p>65544150</text:p>
          </table:table-cell>
          <table:table-cell office:value-type="float" office:value="60104983" calcext:value-type="float">
            <text:p>60104983</text:p>
          </table:table-cell>
          <table:table-cell office:value-type="float" office:value="74034451" calcext:value-type="float">
            <text:p>74034451</text:p>
          </table:table-cell>
          <table:table-cell office:value-type="float" office:value="77623678" calcext:value-type="float">
            <text:p>77623678</text:p>
          </table:table-cell>
          <table:table-cell office:value-type="float" office:value="49700097" calcext:value-type="float">
            <text:p>49700097</text:p>
          </table:table-cell>
          <table:table-cell office:value-type="float" office:value="94991197" calcext:value-type="float">
            <text:p>94991197</text:p>
          </table:table-cell>
          <table:table-cell office:value-type="float" office:value="110789712" calcext:value-type="float">
            <text:p>110789712</text:p>
          </table:table-cell>
          <table:table-cell office:value-type="float" office:value="53467665" calcext:value-type="float">
            <text:p>53467665</text:p>
          </table:table-cell>
          <table:table-cell office:value-type="float" office:value="70609557" calcext:value-type="float">
            <text:p>70609557</text:p>
          </table:table-cell>
          <table:table-cell office:value-type="float" office:value="58267234" calcext:value-type="float">
            <text:p>58267234</text:p>
          </table:table-cell>
          <table:table-cell table:number-columns-repeated="2"/>
          <table:table-cell table:formula="of:=[.A25]" office:value-type="float" office:value="22" calcext:value-type="float">
            <text:p>22</text:p>
          </table:table-cell>
          <table:table-cell table:formula="of:=[.B25]/1000000" office:value-type="float" office:value="65.54415" calcext:value-type="float">
            <text:p>65.54415</text:p>
          </table:table-cell>
          <table:table-cell table:formula="of:=[.C25]/1000000" office:value-type="float" office:value="60.104983" calcext:value-type="float">
            <text:p>60.104983</text:p>
          </table:table-cell>
          <table:table-cell table:formula="of:=[.D25]/1000000" office:value-type="float" office:value="74.034451" calcext:value-type="float">
            <text:p>74.034451</text:p>
          </table:table-cell>
          <table:table-cell table:formula="of:=[.E25]/1000000" office:value-type="float" office:value="77.623678" calcext:value-type="float">
            <text:p>77.623678</text:p>
          </table:table-cell>
          <table:table-cell table:formula="of:=[.F25]/1000000" office:value-type="float" office:value="49.700097" calcext:value-type="float">
            <text:p>49.700097</text:p>
          </table:table-cell>
          <table:table-cell table:formula="of:=[.G25]/1000000" office:value-type="float" office:value="94.991197" calcext:value-type="float">
            <text:p>94.991197</text:p>
          </table:table-cell>
          <table:table-cell table:formula="of:=[.H25]/1000000" office:value-type="float" office:value="110.789712" calcext:value-type="float">
            <text:p>110.789712</text:p>
          </table:table-cell>
          <table:table-cell table:formula="of:=[.I25]/1000000" office:value-type="float" office:value="53.467665" calcext:value-type="float">
            <text:p>53.467665</text:p>
          </table:table-cell>
          <table:table-cell table:formula="of:=[.J25]/1000000" office:value-type="float" office:value="70.609557" calcext:value-type="float">
            <text:p>70.609557</text:p>
          </table:table-cell>
          <table:table-cell table:formula="of:=[.K25]/1000000" office:value-type="float" office:value="58.267234" calcext:value-type="float">
            <text:p>58.2672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407510" calcext:value-type="float">
            <text:p>101407510</text:p>
          </table:table-cell>
          <table:table-cell office:value-type="float" office:value="65135127" calcext:value-type="float">
            <text:p>65135127</text:p>
          </table:table-cell>
          <table:table-cell office:value-type="float" office:value="74246189" calcext:value-type="float">
            <text:p>74246189</text:p>
          </table:table-cell>
          <table:table-cell office:value-type="float" office:value="51544734" calcext:value-type="float">
            <text:p>51544734</text:p>
          </table:table-cell>
          <table:table-cell office:value-type="float" office:value="46412069" calcext:value-type="float">
            <text:p>46412069</text:p>
          </table:table-cell>
          <table:table-cell office:value-type="float" office:value="82521742" calcext:value-type="float">
            <text:p>82521742</text:p>
          </table:table-cell>
          <table:table-cell office:value-type="float" office:value="97933701" calcext:value-type="float">
            <text:p>97933701</text:p>
          </table:table-cell>
          <table:table-cell office:value-type="float" office:value="52316507" calcext:value-type="float">
            <text:p>52316507</text:p>
          </table:table-cell>
          <table:table-cell office:value-type="float" office:value="75898092" calcext:value-type="float">
            <text:p>75898092</text:p>
          </table:table-cell>
          <table:table-cell office:value-type="float" office:value="52229975" calcext:value-type="float">
            <text:p>52229975</text:p>
          </table:table-cell>
          <table:table-cell table:number-columns-repeated="2"/>
          <table:table-cell table:formula="of:=[.A26]" office:value-type="float" office:value="21" calcext:value-type="float">
            <text:p>21</text:p>
          </table:table-cell>
          <table:table-cell table:formula="of:=[.B26]/1000000" office:value-type="float" office:value="101.40751" calcext:value-type="float">
            <text:p>101.40751</text:p>
          </table:table-cell>
          <table:table-cell table:formula="of:=[.C26]/1000000" office:value-type="float" office:value="65.135127" calcext:value-type="float">
            <text:p>65.135127</text:p>
          </table:table-cell>
          <table:table-cell table:formula="of:=[.D26]/1000000" office:value-type="float" office:value="74.246189" calcext:value-type="float">
            <text:p>74.246189</text:p>
          </table:table-cell>
          <table:table-cell table:formula="of:=[.E26]/1000000" office:value-type="float" office:value="51.544734" calcext:value-type="float">
            <text:p>51.544734</text:p>
          </table:table-cell>
          <table:table-cell table:formula="of:=[.F26]/1000000" office:value-type="float" office:value="46.412069" calcext:value-type="float">
            <text:p>46.412069</text:p>
          </table:table-cell>
          <table:table-cell table:formula="of:=[.G26]/1000000" office:value-type="float" office:value="82.521742" calcext:value-type="float">
            <text:p>82.521742</text:p>
          </table:table-cell>
          <table:table-cell table:formula="of:=[.H26]/1000000" office:value-type="float" office:value="97.933701" calcext:value-type="float">
            <text:p>97.933701</text:p>
          </table:table-cell>
          <table:table-cell table:formula="of:=[.I26]/1000000" office:value-type="float" office:value="52.316507" calcext:value-type="float">
            <text:p>52.316507</text:p>
          </table:table-cell>
          <table:table-cell table:formula="of:=[.J26]/1000000" office:value-type="float" office:value="75.898092" calcext:value-type="float">
            <text:p>75.898092</text:p>
          </table:table-cell>
          <table:table-cell table:formula="of:=[.K26]/1000000" office:value-type="float" office:value="52.229975" calcext:value-type="float">
            <text:p>52.2299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596353" calcext:value-type="float">
            <text:p>71596353</text:p>
          </table:table-cell>
          <table:table-cell office:value-type="float" office:value="37605839" calcext:value-type="float">
            <text:p>37605839</text:p>
          </table:table-cell>
          <table:table-cell office:value-type="float" office:value="68221720" calcext:value-type="float">
            <text:p>68221720</text:p>
          </table:table-cell>
          <table:table-cell office:value-type="float" office:value="46868099" calcext:value-type="float">
            <text:p>46868099</text:p>
          </table:table-cell>
          <table:table-cell office:value-type="float" office:value="43038278" calcext:value-type="float">
            <text:p>43038278</text:p>
          </table:table-cell>
          <table:table-cell office:value-type="float" office:value="83267898" calcext:value-type="float">
            <text:p>83267898</text:p>
          </table:table-cell>
          <table:table-cell office:value-type="float" office:value="121696215" calcext:value-type="float">
            <text:p>121696215</text:p>
          </table:table-cell>
          <table:table-cell office:value-type="float" office:value="39907478" calcext:value-type="float">
            <text:p>39907478</text:p>
          </table:table-cell>
          <table:table-cell office:value-type="float" office:value="62366396" calcext:value-type="float">
            <text:p>62366396</text:p>
          </table:table-cell>
          <table:table-cell office:value-type="float" office:value="48485605" calcext:value-type="float">
            <text:p>48485605</text:p>
          </table:table-cell>
          <table:table-cell table:number-columns-repeated="2"/>
          <table:table-cell table:formula="of:=[.A27]" office:value-type="float" office:value="20" calcext:value-type="float">
            <text:p>20</text:p>
          </table:table-cell>
          <table:table-cell table:formula="of:=[.B27]/1000000" office:value-type="float" office:value="71.596353" calcext:value-type="float">
            <text:p>71.596353</text:p>
          </table:table-cell>
          <table:table-cell table:formula="of:=[.C27]/1000000" office:value-type="float" office:value="37.605839" calcext:value-type="float">
            <text:p>37.605839</text:p>
          </table:table-cell>
          <table:table-cell table:formula="of:=[.D27]/1000000" office:value-type="float" office:value="68.22172" calcext:value-type="float">
            <text:p>68.22172</text:p>
          </table:table-cell>
          <table:table-cell table:formula="of:=[.E27]/1000000" office:value-type="float" office:value="46.868099" calcext:value-type="float">
            <text:p>46.868099</text:p>
          </table:table-cell>
          <table:table-cell table:formula="of:=[.F27]/1000000" office:value-type="float" office:value="43.038278" calcext:value-type="float">
            <text:p>43.038278</text:p>
          </table:table-cell>
          <table:table-cell table:formula="of:=[.G27]/1000000" office:value-type="float" office:value="83.267898" calcext:value-type="float">
            <text:p>83.267898</text:p>
          </table:table-cell>
          <table:table-cell table:formula="of:=[.H27]/1000000" office:value-type="float" office:value="121.696215" calcext:value-type="float">
            <text:p>121.696215</text:p>
          </table:table-cell>
          <table:table-cell table:formula="of:=[.I27]/1000000" office:value-type="float" office:value="39.907478" calcext:value-type="float">
            <text:p>39.907478</text:p>
          </table:table-cell>
          <table:table-cell table:formula="of:=[.J27]/1000000" office:value-type="float" office:value="62.366396" calcext:value-type="float">
            <text:p>62.366396</text:p>
          </table:table-cell>
          <table:table-cell table:formula="of:=[.K27]/1000000" office:value-type="float" office:value="48.485605" calcext:value-type="float">
            <text:p>48.4856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149280" calcext:value-type="float">
            <text:p>73149280</text:p>
          </table:table-cell>
          <table:table-cell office:value-type="float" office:value="43621606" calcext:value-type="float">
            <text:p>43621606</text:p>
          </table:table-cell>
          <table:table-cell office:value-type="float" office:value="62235620" calcext:value-type="float">
            <text:p>62235620</text:p>
          </table:table-cell>
          <table:table-cell office:value-type="float" office:value="55612916" calcext:value-type="float">
            <text:p>55612916</text:p>
          </table:table-cell>
          <table:table-cell office:value-type="float" office:value="41710785" calcext:value-type="float">
            <text:p>41710785</text:p>
          </table:table-cell>
          <table:table-cell office:value-type="float" office:value="69569145" calcext:value-type="float">
            <text:p>69569145</text:p>
          </table:table-cell>
          <table:table-cell office:value-type="float" office:value="83735497" calcext:value-type="float">
            <text:p>83735497</text:p>
          </table:table-cell>
          <table:table-cell office:value-type="float" office:value="41656901" calcext:value-type="float">
            <text:p>41656901</text:p>
          </table:table-cell>
          <table:table-cell office:value-type="float" office:value="49338513" calcext:value-type="float">
            <text:p>49338513</text:p>
          </table:table-cell>
          <table:table-cell office:value-type="float" office:value="45017280" calcext:value-type="float">
            <text:p>45017280</text:p>
          </table:table-cell>
          <table:table-cell table:number-columns-repeated="2"/>
          <table:table-cell table:formula="of:=[.A28]" office:value-type="float" office:value="19" calcext:value-type="float">
            <text:p>19</text:p>
          </table:table-cell>
          <table:table-cell table:formula="of:=[.B28]/1000000" office:value-type="float" office:value="73.14928" calcext:value-type="float">
            <text:p>73.14928</text:p>
          </table:table-cell>
          <table:table-cell table:formula="of:=[.C28]/1000000" office:value-type="float" office:value="43.621606" calcext:value-type="float">
            <text:p>43.621606</text:p>
          </table:table-cell>
          <table:table-cell table:formula="of:=[.D28]/1000000" office:value-type="float" office:value="62.23562" calcext:value-type="float">
            <text:p>62.23562</text:p>
          </table:table-cell>
          <table:table-cell table:formula="of:=[.E28]/1000000" office:value-type="float" office:value="55.612916" calcext:value-type="float">
            <text:p>55.612916</text:p>
          </table:table-cell>
          <table:table-cell table:formula="of:=[.F28]/1000000" office:value-type="float" office:value="41.710785" calcext:value-type="float">
            <text:p>41.710785</text:p>
          </table:table-cell>
          <table:table-cell table:formula="of:=[.G28]/1000000" office:value-type="float" office:value="69.569145" calcext:value-type="float">
            <text:p>69.569145</text:p>
          </table:table-cell>
          <table:table-cell table:formula="of:=[.H28]/1000000" office:value-type="float" office:value="83.735497" calcext:value-type="float">
            <text:p>83.735497</text:p>
          </table:table-cell>
          <table:table-cell table:formula="of:=[.I28]/1000000" office:value-type="float" office:value="41.656901" calcext:value-type="float">
            <text:p>41.656901</text:p>
          </table:table-cell>
          <table:table-cell table:formula="of:=[.J28]/1000000" office:value-type="float" office:value="49.338513" calcext:value-type="float">
            <text:p>49.338513</text:p>
          </table:table-cell>
          <table:table-cell table:formula="of:=[.K28]/1000000" office:value-type="float" office:value="45.01728" calcext:value-type="float">
            <text:p>45.017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195815" calcext:value-type="float">
            <text:p>63195815</text:p>
          </table:table-cell>
          <table:table-cell office:value-type="float" office:value="42037024" calcext:value-type="float">
            <text:p>42037024</text:p>
          </table:table-cell>
          <table:table-cell office:value-type="float" office:value="64684838" calcext:value-type="float">
            <text:p>64684838</text:p>
          </table:table-cell>
          <table:table-cell office:value-type="float" office:value="55372584" calcext:value-type="float">
            <text:p>55372584</text:p>
          </table:table-cell>
          <table:table-cell office:value-type="float" office:value="48200735" calcext:value-type="float">
            <text:p>48200735</text:p>
          </table:table-cell>
          <table:table-cell office:value-type="float" office:value="57413207" calcext:value-type="float">
            <text:p>57413207</text:p>
          </table:table-cell>
          <table:table-cell office:value-type="float" office:value="83538119" calcext:value-type="float">
            <text:p>83538119</text:p>
          </table:table-cell>
          <table:table-cell office:value-type="float" office:value="44980990" calcext:value-type="float">
            <text:p>44980990</text:p>
          </table:table-cell>
          <table:table-cell office:value-type="float" office:value="53948455" calcext:value-type="float">
            <text:p>53948455</text:p>
          </table:table-cell>
          <table:table-cell office:value-type="float" office:value="48273974" calcext:value-type="float">
            <text:p>48273974</text:p>
          </table:table-cell>
          <table:table-cell table:number-columns-repeated="2"/>
          <table:table-cell table:formula="of:=[.A29]" office:value-type="float" office:value="18" calcext:value-type="float">
            <text:p>18</text:p>
          </table:table-cell>
          <table:table-cell table:formula="of:=[.B29]/1000000" office:value-type="float" office:value="63.195815" calcext:value-type="float">
            <text:p>63.195815</text:p>
          </table:table-cell>
          <table:table-cell table:formula="of:=[.C29]/1000000" office:value-type="float" office:value="42.037024" calcext:value-type="float">
            <text:p>42.037024</text:p>
          </table:table-cell>
          <table:table-cell table:formula="of:=[.D29]/1000000" office:value-type="float" office:value="64.684838" calcext:value-type="float">
            <text:p>64.684838</text:p>
          </table:table-cell>
          <table:table-cell table:formula="of:=[.E29]/1000000" office:value-type="float" office:value="55.372584" calcext:value-type="float">
            <text:p>55.372584</text:p>
          </table:table-cell>
          <table:table-cell table:formula="of:=[.F29]/1000000" office:value-type="float" office:value="48.200735" calcext:value-type="float">
            <text:p>48.200735</text:p>
          </table:table-cell>
          <table:table-cell table:formula="of:=[.G29]/1000000" office:value-type="float" office:value="57.413207" calcext:value-type="float">
            <text:p>57.413207</text:p>
          </table:table-cell>
          <table:table-cell table:formula="of:=[.H29]/1000000" office:value-type="float" office:value="83.538119" calcext:value-type="float">
            <text:p>83.538119</text:p>
          </table:table-cell>
          <table:table-cell table:formula="of:=[.I29]/1000000" office:value-type="float" office:value="44.98099" calcext:value-type="float">
            <text:p>44.98099</text:p>
          </table:table-cell>
          <table:table-cell table:formula="of:=[.J29]/1000000" office:value-type="float" office:value="53.948455" calcext:value-type="float">
            <text:p>53.948455</text:p>
          </table:table-cell>
          <table:table-cell table:formula="of:=[.K29]/1000000" office:value-type="float" office:value="48.273974" calcext:value-type="float">
            <text:p>48.2739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045134" calcext:value-type="float">
            <text:p>54045134</text:p>
          </table:table-cell>
          <table:table-cell office:value-type="float" office:value="41968939" calcext:value-type="float">
            <text:p>41968939</text:p>
          </table:table-cell>
          <table:table-cell office:value-type="float" office:value="63532904" calcext:value-type="float">
            <text:p>63532904</text:p>
          </table:table-cell>
          <table:table-cell office:value-type="float" office:value="44178284" calcext:value-type="float">
            <text:p>44178284</text:p>
          </table:table-cell>
          <table:table-cell office:value-type="float" office:value="49359951" calcext:value-type="float">
            <text:p>49359951</text:p>
          </table:table-cell>
          <table:table-cell office:value-type="float" office:value="54227810" calcext:value-type="float">
            <text:p>54227810</text:p>
          </table:table-cell>
          <table:table-cell office:value-type="float" office:value="67125749" calcext:value-type="float">
            <text:p>67125749</text:p>
          </table:table-cell>
          <table:table-cell office:value-type="float" office:value="42418272" calcext:value-type="float">
            <text:p>42418272</text:p>
          </table:table-cell>
          <table:table-cell office:value-type="float" office:value="40177242" calcext:value-type="float">
            <text:p>40177242</text:p>
          </table:table-cell>
          <table:table-cell office:value-type="float" office:value="43976184" calcext:value-type="float">
            <text:p>43976184</text:p>
          </table:table-cell>
          <table:table-cell table:number-columns-repeated="2"/>
          <table:table-cell table:formula="of:=[.A30]" office:value-type="float" office:value="17" calcext:value-type="float">
            <text:p>17</text:p>
          </table:table-cell>
          <table:table-cell table:formula="of:=[.B30]/1000000" office:value-type="float" office:value="54.045134" calcext:value-type="float">
            <text:p>54.045134</text:p>
          </table:table-cell>
          <table:table-cell table:formula="of:=[.C30]/1000000" office:value-type="float" office:value="41.968939" calcext:value-type="float">
            <text:p>41.968939</text:p>
          </table:table-cell>
          <table:table-cell table:formula="of:=[.D30]/1000000" office:value-type="float" office:value="63.532904" calcext:value-type="float">
            <text:p>63.532904</text:p>
          </table:table-cell>
          <table:table-cell table:formula="of:=[.E30]/1000000" office:value-type="float" office:value="44.178284" calcext:value-type="float">
            <text:p>44.178284</text:p>
          </table:table-cell>
          <table:table-cell table:formula="of:=[.F30]/1000000" office:value-type="float" office:value="49.359951" calcext:value-type="float">
            <text:p>49.359951</text:p>
          </table:table-cell>
          <table:table-cell table:formula="of:=[.G30]/1000000" office:value-type="float" office:value="54.22781" calcext:value-type="float">
            <text:p>54.22781</text:p>
          </table:table-cell>
          <table:table-cell table:formula="of:=[.H30]/1000000" office:value-type="float" office:value="67.125749" calcext:value-type="float">
            <text:p>67.125749</text:p>
          </table:table-cell>
          <table:table-cell table:formula="of:=[.I30]/1000000" office:value-type="float" office:value="42.418272" calcext:value-type="float">
            <text:p>42.418272</text:p>
          </table:table-cell>
          <table:table-cell table:formula="of:=[.J30]/1000000" office:value-type="float" office:value="40.177242" calcext:value-type="float">
            <text:p>40.177242</text:p>
          </table:table-cell>
          <table:table-cell table:formula="of:=[.K30]/1000000" office:value-type="float" office:value="43.976184" calcext:value-type="float">
            <text:p>43.976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264543" calcext:value-type="float">
            <text:p>52264543</text:p>
          </table:table-cell>
          <table:table-cell office:value-type="float" office:value="52870190" calcext:value-type="float">
            <text:p>52870190</text:p>
          </table:table-cell>
          <table:table-cell office:value-type="float" office:value="60472537" calcext:value-type="float">
            <text:p>60472537</text:p>
          </table:table-cell>
          <table:table-cell office:value-type="float" office:value="47599681" calcext:value-type="float">
            <text:p>47599681</text:p>
          </table:table-cell>
          <table:table-cell office:value-type="float" office:value="41171196" calcext:value-type="float">
            <text:p>41171196</text:p>
          </table:table-cell>
          <table:table-cell office:value-type="float" office:value="44994418" calcext:value-type="float">
            <text:p>44994418</text:p>
          </table:table-cell>
          <table:table-cell office:value-type="float" office:value="59079900" calcext:value-type="float">
            <text:p>59079900</text:p>
          </table:table-cell>
          <table:table-cell office:value-type="float" office:value="43613089" calcext:value-type="float">
            <text:p>43613089</text:p>
          </table:table-cell>
          <table:table-cell office:value-type="float" office:value="41351861" calcext:value-type="float">
            <text:p>41351861</text:p>
          </table:table-cell>
          <table:table-cell office:value-type="float" office:value="39928235" calcext:value-type="float">
            <text:p>39928235</text:p>
          </table:table-cell>
          <table:table-cell table:number-columns-repeated="2"/>
          <table:table-cell table:formula="of:=[.A31]" office:value-type="float" office:value="16" calcext:value-type="float">
            <text:p>16</text:p>
          </table:table-cell>
          <table:table-cell table:formula="of:=[.B31]/1000000" office:value-type="float" office:value="52.264543" calcext:value-type="float">
            <text:p>52.264543</text:p>
          </table:table-cell>
          <table:table-cell table:formula="of:=[.C31]/1000000" office:value-type="float" office:value="52.87019" calcext:value-type="float">
            <text:p>52.87019</text:p>
          </table:table-cell>
          <table:table-cell table:formula="of:=[.D31]/1000000" office:value-type="float" office:value="60.472537" calcext:value-type="float">
            <text:p>60.472537</text:p>
          </table:table-cell>
          <table:table-cell table:formula="of:=[.E31]/1000000" office:value-type="float" office:value="47.599681" calcext:value-type="float">
            <text:p>47.599681</text:p>
          </table:table-cell>
          <table:table-cell table:formula="of:=[.F31]/1000000" office:value-type="float" office:value="41.171196" calcext:value-type="float">
            <text:p>41.171196</text:p>
          </table:table-cell>
          <table:table-cell table:formula="of:=[.G31]/1000000" office:value-type="float" office:value="44.994418" calcext:value-type="float">
            <text:p>44.994418</text:p>
          </table:table-cell>
          <table:table-cell table:formula="of:=[.H31]/1000000" office:value-type="float" office:value="59.0799" calcext:value-type="float">
            <text:p>59.0799</text:p>
          </table:table-cell>
          <table:table-cell table:formula="of:=[.I31]/1000000" office:value-type="float" office:value="43.613089" calcext:value-type="float">
            <text:p>43.613089</text:p>
          </table:table-cell>
          <table:table-cell table:formula="of:=[.J31]/1000000" office:value-type="float" office:value="41.351861" calcext:value-type="float">
            <text:p>41.351861</text:p>
          </table:table-cell>
          <table:table-cell table:formula="of:=[.K31]/1000000" office:value-type="float" office:value="39.928235" calcext:value-type="float">
            <text:p>39.928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734628" calcext:value-type="float">
            <text:p>47734628</text:p>
          </table:table-cell>
          <table:table-cell office:value-type="float" office:value="38871031" calcext:value-type="float">
            <text:p>38871031</text:p>
          </table:table-cell>
          <table:table-cell office:value-type="float" office:value="52178682" calcext:value-type="float">
            <text:p>52178682</text:p>
          </table:table-cell>
          <table:table-cell office:value-type="float" office:value="41583273" calcext:value-type="float">
            <text:p>41583273</text:p>
          </table:table-cell>
          <table:table-cell office:value-type="float" office:value="41061191" calcext:value-type="float">
            <text:p>41061191</text:p>
          </table:table-cell>
          <table:table-cell office:value-type="float" office:value="46198492" calcext:value-type="float">
            <text:p>46198492</text:p>
          </table:table-cell>
          <table:table-cell office:value-type="float" office:value="51068613" calcext:value-type="float">
            <text:p>51068613</text:p>
          </table:table-cell>
          <table:table-cell office:value-type="float" office:value="36570009" calcext:value-type="float">
            <text:p>36570009</text:p>
          </table:table-cell>
          <table:table-cell office:value-type="float" office:value="49125996" calcext:value-type="float">
            <text:p>49125996</text:p>
          </table:table-cell>
          <table:table-cell office:value-type="float" office:value="48434912" calcext:value-type="float">
            <text:p>48434912</text:p>
          </table:table-cell>
          <table:table-cell table:number-columns-repeated="2"/>
          <table:table-cell table:formula="of:=[.A32]" office:value-type="float" office:value="15" calcext:value-type="float">
            <text:p>15</text:p>
          </table:table-cell>
          <table:table-cell table:formula="of:=[.B32]/1000000" office:value-type="float" office:value="47.734628" calcext:value-type="float">
            <text:p>47.734628</text:p>
          </table:table-cell>
          <table:table-cell table:formula="of:=[.C32]/1000000" office:value-type="float" office:value="38.871031" calcext:value-type="float">
            <text:p>38.871031</text:p>
          </table:table-cell>
          <table:table-cell table:formula="of:=[.D32]/1000000" office:value-type="float" office:value="52.178682" calcext:value-type="float">
            <text:p>52.178682</text:p>
          </table:table-cell>
          <table:table-cell table:formula="of:=[.E32]/1000000" office:value-type="float" office:value="41.583273" calcext:value-type="float">
            <text:p>41.583273</text:p>
          </table:table-cell>
          <table:table-cell table:formula="of:=[.F32]/1000000" office:value-type="float" office:value="41.061191" calcext:value-type="float">
            <text:p>41.061191</text:p>
          </table:table-cell>
          <table:table-cell table:formula="of:=[.G32]/1000000" office:value-type="float" office:value="46.198492" calcext:value-type="float">
            <text:p>46.198492</text:p>
          </table:table-cell>
          <table:table-cell table:formula="of:=[.H32]/1000000" office:value-type="float" office:value="51.068613" calcext:value-type="float">
            <text:p>51.068613</text:p>
          </table:table-cell>
          <table:table-cell table:formula="of:=[.I32]/1000000" office:value-type="float" office:value="36.570009" calcext:value-type="float">
            <text:p>36.570009</text:p>
          </table:table-cell>
          <table:table-cell table:formula="of:=[.J32]/1000000" office:value-type="float" office:value="49.125996" calcext:value-type="float">
            <text:p>49.125996</text:p>
          </table:table-cell>
          <table:table-cell table:formula="of:=[.K32]/1000000" office:value-type="float" office:value="48.434912" calcext:value-type="float">
            <text:p>48.4349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395691" calcext:value-type="float">
            <text:p>38395691</text:p>
          </table:table-cell>
          <table:table-cell office:value-type="float" office:value="41191949" calcext:value-type="float">
            <text:p>41191949</text:p>
          </table:table-cell>
          <table:table-cell office:value-type="float" office:value="46380503" calcext:value-type="float">
            <text:p>46380503</text:p>
          </table:table-cell>
          <table:table-cell office:value-type="float" office:value="42586166" calcext:value-type="float">
            <text:p>42586166</text:p>
          </table:table-cell>
          <table:table-cell office:value-type="float" office:value="42698623" calcext:value-type="float">
            <text:p>42698623</text:p>
          </table:table-cell>
          <table:table-cell office:value-type="float" office:value="49767073" calcext:value-type="float">
            <text:p>49767073</text:p>
          </table:table-cell>
          <table:table-cell office:value-type="float" office:value="50761244" calcext:value-type="float">
            <text:p>50761244</text:p>
          </table:table-cell>
          <table:table-cell office:value-type="float" office:value="41447790" calcext:value-type="float">
            <text:p>41447790</text:p>
          </table:table-cell>
          <table:table-cell office:value-type="float" office:value="40921441" calcext:value-type="float">
            <text:p>40921441</text:p>
          </table:table-cell>
          <table:table-cell office:value-type="float" office:value="37911318" calcext:value-type="float">
            <text:p>37911318</text:p>
          </table:table-cell>
          <table:table-cell table:number-columns-repeated="2"/>
          <table:table-cell table:formula="of:=[.A33]" office:value-type="float" office:value="14" calcext:value-type="float">
            <text:p>14</text:p>
          </table:table-cell>
          <table:table-cell table:formula="of:=[.B33]/1000000" office:value-type="float" office:value="38.395691" calcext:value-type="float">
            <text:p>38.395691</text:p>
          </table:table-cell>
          <table:table-cell table:formula="of:=[.C33]/1000000" office:value-type="float" office:value="41.191949" calcext:value-type="float">
            <text:p>41.191949</text:p>
          </table:table-cell>
          <table:table-cell table:formula="of:=[.D33]/1000000" office:value-type="float" office:value="46.380503" calcext:value-type="float">
            <text:p>46.380503</text:p>
          </table:table-cell>
          <table:table-cell table:formula="of:=[.E33]/1000000" office:value-type="float" office:value="42.586166" calcext:value-type="float">
            <text:p>42.586166</text:p>
          </table:table-cell>
          <table:table-cell table:formula="of:=[.F33]/1000000" office:value-type="float" office:value="42.698623" calcext:value-type="float">
            <text:p>42.698623</text:p>
          </table:table-cell>
          <table:table-cell table:formula="of:=[.G33]/1000000" office:value-type="float" office:value="49.767073" calcext:value-type="float">
            <text:p>49.767073</text:p>
          </table:table-cell>
          <table:table-cell table:formula="of:=[.H33]/1000000" office:value-type="float" office:value="50.761244" calcext:value-type="float">
            <text:p>50.761244</text:p>
          </table:table-cell>
          <table:table-cell table:formula="of:=[.I33]/1000000" office:value-type="float" office:value="41.44779" calcext:value-type="float">
            <text:p>41.44779</text:p>
          </table:table-cell>
          <table:table-cell table:formula="of:=[.J33]/1000000" office:value-type="float" office:value="40.921441" calcext:value-type="float">
            <text:p>40.921441</text:p>
          </table:table-cell>
          <table:table-cell table:formula="of:=[.K33]/1000000" office:value-type="float" office:value="37.911318" calcext:value-type="float">
            <text:p>37.911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56029" calcext:value-type="float">
            <text:p>41756029</text:p>
          </table:table-cell>
          <table:table-cell office:value-type="float" office:value="41141701" calcext:value-type="float">
            <text:p>41141701</text:p>
          </table:table-cell>
          <table:table-cell office:value-type="float" office:value="41491020" calcext:value-type="float">
            <text:p>41491020</text:p>
          </table:table-cell>
          <table:table-cell office:value-type="float" office:value="43147249" calcext:value-type="float">
            <text:p>43147249</text:p>
          </table:table-cell>
          <table:table-cell office:value-type="float" office:value="40987036" calcext:value-type="float">
            <text:p>40987036</text:p>
          </table:table-cell>
          <table:table-cell office:value-type="float" office:value="43777301" calcext:value-type="float">
            <text:p>43777301</text:p>
          </table:table-cell>
          <table:table-cell office:value-type="float" office:value="48483903" calcext:value-type="float">
            <text:p>48483903</text:p>
          </table:table-cell>
          <table:table-cell office:value-type="float" office:value="46050863" calcext:value-type="float">
            <text:p>46050863</text:p>
          </table:table-cell>
          <table:table-cell office:value-type="float" office:value="41723280" calcext:value-type="float">
            <text:p>41723280</text:p>
          </table:table-cell>
          <table:table-cell office:value-type="float" office:value="44265462" calcext:value-type="float">
            <text:p>44265462</text:p>
          </table:table-cell>
          <table:table-cell table:number-columns-repeated="2"/>
          <table:table-cell table:formula="of:=[.A34]" office:value-type="float" office:value="13" calcext:value-type="float">
            <text:p>13</text:p>
          </table:table-cell>
          <table:table-cell table:formula="of:=[.B34]/1000000" office:value-type="float" office:value="41.756029" calcext:value-type="float">
            <text:p>41.756029</text:p>
          </table:table-cell>
          <table:table-cell table:formula="of:=[.C34]/1000000" office:value-type="float" office:value="41.141701" calcext:value-type="float">
            <text:p>41.141701</text:p>
          </table:table-cell>
          <table:table-cell table:formula="of:=[.D34]/1000000" office:value-type="float" office:value="41.49102" calcext:value-type="float">
            <text:p>41.49102</text:p>
          </table:table-cell>
          <table:table-cell table:formula="of:=[.E34]/1000000" office:value-type="float" office:value="43.147249" calcext:value-type="float">
            <text:p>43.147249</text:p>
          </table:table-cell>
          <table:table-cell table:formula="of:=[.F34]/1000000" office:value-type="float" office:value="40.987036" calcext:value-type="float">
            <text:p>40.987036</text:p>
          </table:table-cell>
          <table:table-cell table:formula="of:=[.G34]/1000000" office:value-type="float" office:value="43.777301" calcext:value-type="float">
            <text:p>43.777301</text:p>
          </table:table-cell>
          <table:table-cell table:formula="of:=[.H34]/1000000" office:value-type="float" office:value="48.483903" calcext:value-type="float">
            <text:p>48.483903</text:p>
          </table:table-cell>
          <table:table-cell table:formula="of:=[.I34]/1000000" office:value-type="float" office:value="46.050863" calcext:value-type="float">
            <text:p>46.050863</text:p>
          </table:table-cell>
          <table:table-cell table:formula="of:=[.J34]/1000000" office:value-type="float" office:value="41.72328" calcext:value-type="float">
            <text:p>41.72328</text:p>
          </table:table-cell>
          <table:table-cell table:formula="of:=[.K34]/1000000" office:value-type="float" office:value="44.265462" calcext:value-type="float">
            <text:p>44.265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568891" calcext:value-type="float">
            <text:p>41568891</text:p>
          </table:table-cell>
          <table:table-cell office:value-type="float" office:value="36631090" calcext:value-type="float">
            <text:p>36631090</text:p>
          </table:table-cell>
          <table:table-cell office:value-type="float" office:value="59168063" calcext:value-type="float">
            <text:p>59168063</text:p>
          </table:table-cell>
          <table:table-cell office:value-type="float" office:value="42256160" calcext:value-type="float">
            <text:p>42256160</text:p>
          </table:table-cell>
          <table:table-cell office:value-type="float" office:value="47076606" calcext:value-type="float">
            <text:p>47076606</text:p>
          </table:table-cell>
          <table:table-cell office:value-type="float" office:value="52631078" calcext:value-type="float">
            <text:p>52631078</text:p>
          </table:table-cell>
          <table:table-cell office:value-type="float" office:value="55427487" calcext:value-type="float">
            <text:p>55427487</text:p>
          </table:table-cell>
          <table:table-cell office:value-type="float" office:value="39413957" calcext:value-type="float">
            <text:p>39413957</text:p>
          </table:table-cell>
          <table:table-cell office:value-type="float" office:value="42046997" calcext:value-type="float">
            <text:p>42046997</text:p>
          </table:table-cell>
          <table:table-cell office:value-type="float" office:value="41177079" calcext:value-type="float">
            <text:p>41177079</text:p>
          </table:table-cell>
          <table:table-cell table:number-columns-repeated="2"/>
          <table:table-cell table:formula="of:=[.A35]" office:value-type="float" office:value="12" calcext:value-type="float">
            <text:p>12</text:p>
          </table:table-cell>
          <table:table-cell table:formula="of:=[.B35]/1000000" office:value-type="float" office:value="41.568891" calcext:value-type="float">
            <text:p>41.568891</text:p>
          </table:table-cell>
          <table:table-cell table:formula="of:=[.C35]/1000000" office:value-type="float" office:value="36.63109" calcext:value-type="float">
            <text:p>36.63109</text:p>
          </table:table-cell>
          <table:table-cell table:formula="of:=[.D35]/1000000" office:value-type="float" office:value="59.168063" calcext:value-type="float">
            <text:p>59.168063</text:p>
          </table:table-cell>
          <table:table-cell table:formula="of:=[.E35]/1000000" office:value-type="float" office:value="42.25616" calcext:value-type="float">
            <text:p>42.25616</text:p>
          </table:table-cell>
          <table:table-cell table:formula="of:=[.F35]/1000000" office:value-type="float" office:value="47.076606" calcext:value-type="float">
            <text:p>47.076606</text:p>
          </table:table-cell>
          <table:table-cell table:formula="of:=[.G35]/1000000" office:value-type="float" office:value="52.631078" calcext:value-type="float">
            <text:p>52.631078</text:p>
          </table:table-cell>
          <table:table-cell table:formula="of:=[.H35]/1000000" office:value-type="float" office:value="55.427487" calcext:value-type="float">
            <text:p>55.427487</text:p>
          </table:table-cell>
          <table:table-cell table:formula="of:=[.I35]/1000000" office:value-type="float" office:value="39.413957" calcext:value-type="float">
            <text:p>39.413957</text:p>
          </table:table-cell>
          <table:table-cell table:formula="of:=[.J35]/1000000" office:value-type="float" office:value="42.046997" calcext:value-type="float">
            <text:p>42.046997</text:p>
          </table:table-cell>
          <table:table-cell table:formula="of:=[.K35]/1000000" office:value-type="float" office:value="41.177079" calcext:value-type="float">
            <text:p>41.1770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765672" calcext:value-type="float">
            <text:p>37765672</text:p>
          </table:table-cell>
          <table:table-cell office:value-type="float" office:value="38241913" calcext:value-type="float">
            <text:p>38241913</text:p>
          </table:table-cell>
          <table:table-cell office:value-type="float" office:value="42321152" calcext:value-type="float">
            <text:p>42321152</text:p>
          </table:table-cell>
          <table:table-cell office:value-type="float" office:value="36928842" calcext:value-type="float">
            <text:p>36928842</text:p>
          </table:table-cell>
          <table:table-cell office:value-type="float" office:value="37133482" calcext:value-type="float">
            <text:p>37133482</text:p>
          </table:table-cell>
          <table:table-cell office:value-type="float" office:value="39224492" calcext:value-type="float">
            <text:p>39224492</text:p>
          </table:table-cell>
          <table:table-cell office:value-type="float" office:value="44121089" calcext:value-type="float">
            <text:p>44121089</text:p>
          </table:table-cell>
          <table:table-cell office:value-type="float" office:value="36558837" calcext:value-type="float">
            <text:p>36558837</text:p>
          </table:table-cell>
          <table:table-cell office:value-type="float" office:value="35934955" calcext:value-type="float">
            <text:p>35934955</text:p>
          </table:table-cell>
          <table:table-cell office:value-type="float" office:value="44819388" calcext:value-type="float">
            <text:p>44819388</text:p>
          </table:table-cell>
          <table:table-cell table:number-columns-repeated="2"/>
          <table:table-cell table:formula="of:=[.A36]" office:value-type="float" office:value="11" calcext:value-type="float">
            <text:p>11</text:p>
          </table:table-cell>
          <table:table-cell table:formula="of:=[.B36]/1000000" office:value-type="float" office:value="37.765672" calcext:value-type="float">
            <text:p>37.765672</text:p>
          </table:table-cell>
          <table:table-cell table:formula="of:=[.C36]/1000000" office:value-type="float" office:value="38.241913" calcext:value-type="float">
            <text:p>38.241913</text:p>
          </table:table-cell>
          <table:table-cell table:formula="of:=[.D36]/1000000" office:value-type="float" office:value="42.321152" calcext:value-type="float">
            <text:p>42.321152</text:p>
          </table:table-cell>
          <table:table-cell table:formula="of:=[.E36]/1000000" office:value-type="float" office:value="36.928842" calcext:value-type="float">
            <text:p>36.928842</text:p>
          </table:table-cell>
          <table:table-cell table:formula="of:=[.F36]/1000000" office:value-type="float" office:value="37.133482" calcext:value-type="float">
            <text:p>37.133482</text:p>
          </table:table-cell>
          <table:table-cell table:formula="of:=[.G36]/1000000" office:value-type="float" office:value="39.224492" calcext:value-type="float">
            <text:p>39.224492</text:p>
          </table:table-cell>
          <table:table-cell table:formula="of:=[.H36]/1000000" office:value-type="float" office:value="44.121089" calcext:value-type="float">
            <text:p>44.121089</text:p>
          </table:table-cell>
          <table:table-cell table:formula="of:=[.I36]/1000000" office:value-type="float" office:value="36.558837" calcext:value-type="float">
            <text:p>36.558837</text:p>
          </table:table-cell>
          <table:table-cell table:formula="of:=[.J36]/1000000" office:value-type="float" office:value="35.934955" calcext:value-type="float">
            <text:p>35.934955</text:p>
          </table:table-cell>
          <table:table-cell table:formula="of:=[.K36]/1000000" office:value-type="float" office:value="44.819388" calcext:value-type="float">
            <text:p>44.819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633360" calcext:value-type="float">
            <text:p>47633360</text:p>
          </table:table-cell>
          <table:table-cell office:value-type="float" office:value="37624625" calcext:value-type="float">
            <text:p>37624625</text:p>
          </table:table-cell>
          <table:table-cell office:value-type="float" office:value="42450583" calcext:value-type="float">
            <text:p>42450583</text:p>
          </table:table-cell>
          <table:table-cell office:value-type="float" office:value="46132346" calcext:value-type="float">
            <text:p>46132346</text:p>
          </table:table-cell>
          <table:table-cell office:value-type="float" office:value="38182786" calcext:value-type="float">
            <text:p>38182786</text:p>
          </table:table-cell>
          <table:table-cell office:value-type="float" office:value="44344183" calcext:value-type="float">
            <text:p>44344183</text:p>
          </table:table-cell>
          <table:table-cell office:value-type="float" office:value="43052906" calcext:value-type="float">
            <text:p>43052906</text:p>
          </table:table-cell>
          <table:table-cell office:value-type="float" office:value="56236931" calcext:value-type="float">
            <text:p>56236931</text:p>
          </table:table-cell>
          <table:table-cell office:value-type="float" office:value="62714181" calcext:value-type="float">
            <text:p>62714181</text:p>
          </table:table-cell>
          <table:table-cell office:value-type="float" office:value="51593821" calcext:value-type="float">
            <text:p>51593821</text:p>
          </table:table-cell>
          <table:table-cell table:number-columns-repeated="2"/>
          <table:table-cell table:formula="of:=[.A37]" office:value-type="float" office:value="10" calcext:value-type="float">
            <text:p>10</text:p>
          </table:table-cell>
          <table:table-cell table:formula="of:=[.B37]/1000000" office:value-type="float" office:value="47.63336" calcext:value-type="float">
            <text:p>47.63336</text:p>
          </table:table-cell>
          <table:table-cell table:formula="of:=[.C37]/1000000" office:value-type="float" office:value="37.624625" calcext:value-type="float">
            <text:p>37.624625</text:p>
          </table:table-cell>
          <table:table-cell table:formula="of:=[.D37]/1000000" office:value-type="float" office:value="42.450583" calcext:value-type="float">
            <text:p>42.450583</text:p>
          </table:table-cell>
          <table:table-cell table:formula="of:=[.E37]/1000000" office:value-type="float" office:value="46.132346" calcext:value-type="float">
            <text:p>46.132346</text:p>
          </table:table-cell>
          <table:table-cell table:formula="of:=[.F37]/1000000" office:value-type="float" office:value="38.182786" calcext:value-type="float">
            <text:p>38.182786</text:p>
          </table:table-cell>
          <table:table-cell table:formula="of:=[.G37]/1000000" office:value-type="float" office:value="44.344183" calcext:value-type="float">
            <text:p>44.344183</text:p>
          </table:table-cell>
          <table:table-cell table:formula="of:=[.H37]/1000000" office:value-type="float" office:value="43.052906" calcext:value-type="float">
            <text:p>43.052906</text:p>
          </table:table-cell>
          <table:table-cell table:formula="of:=[.I37]/1000000" office:value-type="float" office:value="56.236931" calcext:value-type="float">
            <text:p>56.236931</text:p>
          </table:table-cell>
          <table:table-cell table:formula="of:=[.J37]/1000000" office:value-type="float" office:value="62.714181" calcext:value-type="float">
            <text:p>62.714181</text:p>
          </table:table-cell>
          <table:table-cell table:formula="of:=[.K37]/1000000" office:value-type="float" office:value="51.593821" calcext:value-type="float">
            <text:p>51.593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46509" calcext:value-type="float">
            <text:p>42046509</text:p>
          </table:table-cell>
          <table:table-cell office:value-type="float" office:value="35710304" calcext:value-type="float">
            <text:p>35710304</text:p>
          </table:table-cell>
          <table:table-cell office:value-type="float" office:value="36966257" calcext:value-type="float">
            <text:p>36966257</text:p>
          </table:table-cell>
          <table:table-cell office:value-type="float" office:value="57964847" calcext:value-type="float">
            <text:p>57964847</text:p>
          </table:table-cell>
          <table:table-cell office:value-type="float" office:value="58907914" calcext:value-type="float">
            <text:p>58907914</text:p>
          </table:table-cell>
          <table:table-cell office:value-type="float" office:value="40644267" calcext:value-type="float">
            <text:p>40644267</text:p>
          </table:table-cell>
          <table:table-cell office:value-type="float" office:value="47785650" calcext:value-type="float">
            <text:p>47785650</text:p>
          </table:table-cell>
          <table:table-cell office:value-type="float" office:value="61459323" calcext:value-type="float">
            <text:p>61459323</text:p>
          </table:table-cell>
          <table:table-cell office:value-type="float" office:value="49991200" calcext:value-type="float">
            <text:p>49991200</text:p>
          </table:table-cell>
          <table:table-cell office:value-type="float" office:value="39750715" calcext:value-type="float">
            <text:p>39750715</text:p>
          </table:table-cell>
          <table:table-cell table:number-columns-repeated="2"/>
          <table:table-cell table:formula="of:=[.A38]" office:value-type="float" office:value="9" calcext:value-type="float">
            <text:p>9</text:p>
          </table:table-cell>
          <table:table-cell table:formula="of:=[.B38]/1000000" office:value-type="float" office:value="42.046509" calcext:value-type="float">
            <text:p>42.046509</text:p>
          </table:table-cell>
          <table:table-cell table:formula="of:=[.C38]/1000000" office:value-type="float" office:value="35.710304" calcext:value-type="float">
            <text:p>35.710304</text:p>
          </table:table-cell>
          <table:table-cell table:formula="of:=[.D38]/1000000" office:value-type="float" office:value="36.966257" calcext:value-type="float">
            <text:p>36.966257</text:p>
          </table:table-cell>
          <table:table-cell table:formula="of:=[.E38]/1000000" office:value-type="float" office:value="57.964847" calcext:value-type="float">
            <text:p>57.964847</text:p>
          </table:table-cell>
          <table:table-cell table:formula="of:=[.F38]/1000000" office:value-type="float" office:value="58.907914" calcext:value-type="float">
            <text:p>58.907914</text:p>
          </table:table-cell>
          <table:table-cell table:formula="of:=[.G38]/1000000" office:value-type="float" office:value="40.644267" calcext:value-type="float">
            <text:p>40.644267</text:p>
          </table:table-cell>
          <table:table-cell table:formula="of:=[.H38]/1000000" office:value-type="float" office:value="47.78565" calcext:value-type="float">
            <text:p>47.78565</text:p>
          </table:table-cell>
          <table:table-cell table:formula="of:=[.I38]/1000000" office:value-type="float" office:value="61.459323" calcext:value-type="float">
            <text:p>61.459323</text:p>
          </table:table-cell>
          <table:table-cell table:formula="of:=[.J38]/1000000" office:value-type="float" office:value="49.9912" calcext:value-type="float">
            <text:p>49.9912</text:p>
          </table:table-cell>
          <table:table-cell table:formula="of:=[.K38]/1000000" office:value-type="float" office:value="39.750715" calcext:value-type="float">
            <text:p>39.750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756662" calcext:value-type="float">
            <text:p>34756662</text:p>
          </table:table-cell>
          <table:table-cell office:value-type="float" office:value="36397865" calcext:value-type="float">
            <text:p>36397865</text:p>
          </table:table-cell>
          <table:table-cell office:value-type="float" office:value="37883356" calcext:value-type="float">
            <text:p>37883356</text:p>
          </table:table-cell>
          <table:table-cell office:value-type="float" office:value="46929988" calcext:value-type="float">
            <text:p>46929988</text:p>
          </table:table-cell>
          <table:table-cell office:value-type="float" office:value="55410418" calcext:value-type="float">
            <text:p>55410418</text:p>
          </table:table-cell>
          <table:table-cell office:value-type="float" office:value="36135711" calcext:value-type="float">
            <text:p>36135711</text:p>
          </table:table-cell>
          <table:table-cell office:value-type="float" office:value="39967499" calcext:value-type="float">
            <text:p>39967499</text:p>
          </table:table-cell>
          <table:table-cell office:value-type="float" office:value="65048341" calcext:value-type="float">
            <text:p>65048341</text:p>
          </table:table-cell>
          <table:table-cell office:value-type="float" office:value="46467950" calcext:value-type="float">
            <text:p>46467950</text:p>
          </table:table-cell>
          <table:table-cell office:value-type="float" office:value="40419529" calcext:value-type="float">
            <text:p>40419529</text:p>
          </table:table-cell>
          <table:table-cell table:number-columns-repeated="2"/>
          <table:table-cell table:formula="of:=[.A39]" office:value-type="float" office:value="8" calcext:value-type="float">
            <text:p>8</text:p>
          </table:table-cell>
          <table:table-cell table:formula="of:=[.B39]/1000000" office:value-type="float" office:value="34.756662" calcext:value-type="float">
            <text:p>34.756662</text:p>
          </table:table-cell>
          <table:table-cell table:formula="of:=[.C39]/1000000" office:value-type="float" office:value="36.397865" calcext:value-type="float">
            <text:p>36.397865</text:p>
          </table:table-cell>
          <table:table-cell table:formula="of:=[.D39]/1000000" office:value-type="float" office:value="37.883356" calcext:value-type="float">
            <text:p>37.883356</text:p>
          </table:table-cell>
          <table:table-cell table:formula="of:=[.E39]/1000000" office:value-type="float" office:value="46.929988" calcext:value-type="float">
            <text:p>46.929988</text:p>
          </table:table-cell>
          <table:table-cell table:formula="of:=[.F39]/1000000" office:value-type="float" office:value="55.410418" calcext:value-type="float">
            <text:p>55.410418</text:p>
          </table:table-cell>
          <table:table-cell table:formula="of:=[.G39]/1000000" office:value-type="float" office:value="36.135711" calcext:value-type="float">
            <text:p>36.135711</text:p>
          </table:table-cell>
          <table:table-cell table:formula="of:=[.H39]/1000000" office:value-type="float" office:value="39.967499" calcext:value-type="float">
            <text:p>39.967499</text:p>
          </table:table-cell>
          <table:table-cell table:formula="of:=[.I39]/1000000" office:value-type="float" office:value="65.048341" calcext:value-type="float">
            <text:p>65.048341</text:p>
          </table:table-cell>
          <table:table-cell table:formula="of:=[.J39]/1000000" office:value-type="float" office:value="46.46795" calcext:value-type="float">
            <text:p>46.46795</text:p>
          </table:table-cell>
          <table:table-cell table:formula="of:=[.K39]/1000000" office:value-type="float" office:value="40.419529" calcext:value-type="float">
            <text:p>40.419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43977" calcext:value-type="float">
            <text:p>44443977</text:p>
          </table:table-cell>
          <table:table-cell office:value-type="float" office:value="61052292" calcext:value-type="float">
            <text:p>61052292</text:p>
          </table:table-cell>
          <table:table-cell office:value-type="float" office:value="37845752" calcext:value-type="float">
            <text:p>37845752</text:p>
          </table:table-cell>
          <table:table-cell office:value-type="float" office:value="68087527" calcext:value-type="float">
            <text:p>68087527</text:p>
          </table:table-cell>
          <table:table-cell office:value-type="float" office:value="48257313" calcext:value-type="float">
            <text:p>48257313</text:p>
          </table:table-cell>
          <table:table-cell office:value-type="float" office:value="49152335" calcext:value-type="float">
            <text:p>49152335</text:p>
          </table:table-cell>
          <table:table-cell office:value-type="float" office:value="39771957" calcext:value-type="float">
            <text:p>39771957</text:p>
          </table:table-cell>
          <table:table-cell office:value-type="float" office:value="70375243" calcext:value-type="float">
            <text:p>70375243</text:p>
          </table:table-cell>
          <table:table-cell office:value-type="float" office:value="74259907" calcext:value-type="float">
            <text:p>74259907</text:p>
          </table:table-cell>
          <table:table-cell office:value-type="float" office:value="36027569" calcext:value-type="float">
            <text:p>36027569</text:p>
          </table:table-cell>
          <table:table-cell table:number-columns-repeated="2"/>
          <table:table-cell table:formula="of:=[.A40]" office:value-type="float" office:value="7" calcext:value-type="float">
            <text:p>7</text:p>
          </table:table-cell>
          <table:table-cell table:formula="of:=[.B40]/1000000" office:value-type="float" office:value="44.443977" calcext:value-type="float">
            <text:p>44.443977</text:p>
          </table:table-cell>
          <table:table-cell table:formula="of:=[.C40]/1000000" office:value-type="float" office:value="61.052292" calcext:value-type="float">
            <text:p>61.052292</text:p>
          </table:table-cell>
          <table:table-cell table:formula="of:=[.D40]/1000000" office:value-type="float" office:value="37.845752" calcext:value-type="float">
            <text:p>37.845752</text:p>
          </table:table-cell>
          <table:table-cell table:formula="of:=[.E40]/1000000" office:value-type="float" office:value="68.087527" calcext:value-type="float">
            <text:p>68.087527</text:p>
          </table:table-cell>
          <table:table-cell table:formula="of:=[.F40]/1000000" office:value-type="float" office:value="48.257313" calcext:value-type="float">
            <text:p>48.257313</text:p>
          </table:table-cell>
          <table:table-cell table:formula="of:=[.G40]/1000000" office:value-type="float" office:value="49.152335" calcext:value-type="float">
            <text:p>49.152335</text:p>
          </table:table-cell>
          <table:table-cell table:formula="of:=[.H40]/1000000" office:value-type="float" office:value="39.771957" calcext:value-type="float">
            <text:p>39.771957</text:p>
          </table:table-cell>
          <table:table-cell table:formula="of:=[.I40]/1000000" office:value-type="float" office:value="70.375243" calcext:value-type="float">
            <text:p>70.375243</text:p>
          </table:table-cell>
          <table:table-cell table:formula="of:=[.J40]/1000000" office:value-type="float" office:value="74.259907" calcext:value-type="float">
            <text:p>74.259907</text:p>
          </table:table-cell>
          <table:table-cell table:formula="of:=[.K40]/1000000" office:value-type="float" office:value="36.027569" calcext:value-type="float">
            <text:p>36.027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317781" calcext:value-type="float">
            <text:p>63317781</text:p>
          </table:table-cell>
          <table:table-cell office:value-type="float" office:value="66670729" calcext:value-type="float">
            <text:p>66670729</text:p>
          </table:table-cell>
          <table:table-cell office:value-type="float" office:value="54195542" calcext:value-type="float">
            <text:p>54195542</text:p>
          </table:table-cell>
          <table:table-cell office:value-type="float" office:value="76917913" calcext:value-type="float">
            <text:p>76917913</text:p>
          </table:table-cell>
          <table:table-cell office:value-type="float" office:value="91967910" calcext:value-type="float">
            <text:p>91967910</text:p>
          </table:table-cell>
          <table:table-cell office:value-type="float" office:value="43174397" calcext:value-type="float">
            <text:p>43174397</text:p>
          </table:table-cell>
          <table:table-cell office:value-type="float" office:value="39399609" calcext:value-type="float">
            <text:p>39399609</text:p>
          </table:table-cell>
          <table:table-cell office:value-type="float" office:value="70653611" calcext:value-type="float">
            <text:p>70653611</text:p>
          </table:table-cell>
          <table:table-cell office:value-type="float" office:value="44296139" calcext:value-type="float">
            <text:p>44296139</text:p>
          </table:table-cell>
          <table:table-cell office:value-type="float" office:value="48600560" calcext:value-type="float">
            <text:p>48600560</text:p>
          </table:table-cell>
          <table:table-cell table:number-columns-repeated="2"/>
          <table:table-cell table:formula="of:=[.A41]" office:value-type="float" office:value="6" calcext:value-type="float">
            <text:p>6</text:p>
          </table:table-cell>
          <table:table-cell table:formula="of:=[.B41]/1000000" office:value-type="float" office:value="63.317781" calcext:value-type="float">
            <text:p>63.317781</text:p>
          </table:table-cell>
          <table:table-cell table:formula="of:=[.C41]/1000000" office:value-type="float" office:value="66.670729" calcext:value-type="float">
            <text:p>66.670729</text:p>
          </table:table-cell>
          <table:table-cell table:formula="of:=[.D41]/1000000" office:value-type="float" office:value="54.195542" calcext:value-type="float">
            <text:p>54.195542</text:p>
          </table:table-cell>
          <table:table-cell table:formula="of:=[.E41]/1000000" office:value-type="float" office:value="76.917913" calcext:value-type="float">
            <text:p>76.917913</text:p>
          </table:table-cell>
          <table:table-cell table:formula="of:=[.F41]/1000000" office:value-type="float" office:value="91.96791" calcext:value-type="float">
            <text:p>91.96791</text:p>
          </table:table-cell>
          <table:table-cell table:formula="of:=[.G41]/1000000" office:value-type="float" office:value="43.174397" calcext:value-type="float">
            <text:p>43.174397</text:p>
          </table:table-cell>
          <table:table-cell table:formula="of:=[.H41]/1000000" office:value-type="float" office:value="39.399609" calcext:value-type="float">
            <text:p>39.399609</text:p>
          </table:table-cell>
          <table:table-cell table:formula="of:=[.I41]/1000000" office:value-type="float" office:value="70.653611" calcext:value-type="float">
            <text:p>70.653611</text:p>
          </table:table-cell>
          <table:table-cell table:formula="of:=[.J41]/1000000" office:value-type="float" office:value="44.296139" calcext:value-type="float">
            <text:p>44.296139</text:p>
          </table:table-cell>
          <table:table-cell table:formula="of:=[.K41]/1000000" office:value-type="float" office:value="48.60056" calcext:value-type="float">
            <text:p>48.60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64285" calcext:value-type="float">
            <text:p>57664285</text:p>
          </table:table-cell>
          <table:table-cell office:value-type="float" office:value="62743517" calcext:value-type="float">
            <text:p>62743517</text:p>
          </table:table-cell>
          <table:table-cell office:value-type="float" office:value="38525854" calcext:value-type="float">
            <text:p>38525854</text:p>
          </table:table-cell>
          <table:table-cell office:value-type="float" office:value="93914874" calcext:value-type="float">
            <text:p>93914874</text:p>
          </table:table-cell>
          <table:table-cell office:value-type="float" office:value="76949974" calcext:value-type="float">
            <text:p>76949974</text:p>
          </table:table-cell>
          <table:table-cell office:value-type="float" office:value="42484319" calcext:value-type="float">
            <text:p>42484319</text:p>
          </table:table-cell>
          <table:table-cell office:value-type="float" office:value="46042357" calcext:value-type="float">
            <text:p>46042357</text:p>
          </table:table-cell>
          <table:table-cell office:value-type="float" office:value="57448060" calcext:value-type="float">
            <text:p>57448060</text:p>
          </table:table-cell>
          <table:table-cell office:value-type="float" office:value="62410166" calcext:value-type="float">
            <text:p>62410166</text:p>
          </table:table-cell>
          <table:table-cell office:value-type="float" office:value="43160914" calcext:value-type="float">
            <text:p>43160914</text:p>
          </table:table-cell>
          <table:table-cell table:number-columns-repeated="2"/>
          <table:table-cell table:formula="of:=[.A42]" office:value-type="float" office:value="5" calcext:value-type="float">
            <text:p>5</text:p>
          </table:table-cell>
          <table:table-cell table:formula="of:=[.B42]/1000000" office:value-type="float" office:value="57.664285" calcext:value-type="float">
            <text:p>57.664285</text:p>
          </table:table-cell>
          <table:table-cell table:formula="of:=[.C42]/1000000" office:value-type="float" office:value="62.743517" calcext:value-type="float">
            <text:p>62.743517</text:p>
          </table:table-cell>
          <table:table-cell table:formula="of:=[.D42]/1000000" office:value-type="float" office:value="38.525854" calcext:value-type="float">
            <text:p>38.525854</text:p>
          </table:table-cell>
          <table:table-cell table:formula="of:=[.E42]/1000000" office:value-type="float" office:value="93.914874" calcext:value-type="float">
            <text:p>93.914874</text:p>
          </table:table-cell>
          <table:table-cell table:formula="of:=[.F42]/1000000" office:value-type="float" office:value="76.949974" calcext:value-type="float">
            <text:p>76.949974</text:p>
          </table:table-cell>
          <table:table-cell table:formula="of:=[.G42]/1000000" office:value-type="float" office:value="42.484319" calcext:value-type="float">
            <text:p>42.484319</text:p>
          </table:table-cell>
          <table:table-cell table:formula="of:=[.H42]/1000000" office:value-type="float" office:value="46.042357" calcext:value-type="float">
            <text:p>46.042357</text:p>
          </table:table-cell>
          <table:table-cell table:formula="of:=[.I42]/1000000" office:value-type="float" office:value="57.44806" calcext:value-type="float">
            <text:p>57.44806</text:p>
          </table:table-cell>
          <table:table-cell table:formula="of:=[.J42]/1000000" office:value-type="float" office:value="62.410166" calcext:value-type="float">
            <text:p>62.410166</text:p>
          </table:table-cell>
          <table:table-cell table:formula="of:=[.K42]/1000000" office:value-type="float" office:value="43.160914" calcext:value-type="float">
            <text:p>43.160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777039" calcext:value-type="float">
            <text:p>70777039</text:p>
          </table:table-cell>
          <table:table-cell office:value-type="float" office:value="78798015" calcext:value-type="float">
            <text:p>78798015</text:p>
          </table:table-cell>
          <table:table-cell office:value-type="float" office:value="63180230" calcext:value-type="float">
            <text:p>63180230</text:p>
          </table:table-cell>
          <table:table-cell office:value-type="float" office:value="89348778" calcext:value-type="float">
            <text:p>89348778</text:p>
          </table:table-cell>
          <table:table-cell office:value-type="float" office:value="87030548" calcext:value-type="float">
            <text:p>87030548</text:p>
          </table:table-cell>
          <table:table-cell office:value-type="float" office:value="78262005" calcext:value-type="float">
            <text:p>78262005</text:p>
          </table:table-cell>
          <table:table-cell office:value-type="float" office:value="44801745" calcext:value-type="float">
            <text:p>44801745</text:p>
          </table:table-cell>
          <table:table-cell office:value-type="float" office:value="89582344" calcext:value-type="float">
            <text:p>89582344</text:p>
          </table:table-cell>
          <table:table-cell office:value-type="float" office:value="83286173" calcext:value-type="float">
            <text:p>83286173</text:p>
          </table:table-cell>
          <table:table-cell office:value-type="float" office:value="51886736" calcext:value-type="float">
            <text:p>51886736</text:p>
          </table:table-cell>
          <table:table-cell table:number-columns-repeated="2"/>
          <table:table-cell table:formula="of:=[.A43]" office:value-type="float" office:value="4" calcext:value-type="float">
            <text:p>4</text:p>
          </table:table-cell>
          <table:table-cell table:formula="of:=[.B43]/1000000" office:value-type="float" office:value="70.777039" calcext:value-type="float">
            <text:p>70.777039</text:p>
          </table:table-cell>
          <table:table-cell table:formula="of:=[.C43]/1000000" office:value-type="float" office:value="78.798015" calcext:value-type="float">
            <text:p>78.798015</text:p>
          </table:table-cell>
          <table:table-cell table:formula="of:=[.D43]/1000000" office:value-type="float" office:value="63.18023" calcext:value-type="float">
            <text:p>63.18023</text:p>
          </table:table-cell>
          <table:table-cell table:formula="of:=[.E43]/1000000" office:value-type="float" office:value="89.348778" calcext:value-type="float">
            <text:p>89.348778</text:p>
          </table:table-cell>
          <table:table-cell table:formula="of:=[.F43]/1000000" office:value-type="float" office:value="87.030548" calcext:value-type="float">
            <text:p>87.030548</text:p>
          </table:table-cell>
          <table:table-cell table:formula="of:=[.G43]/1000000" office:value-type="float" office:value="78.262005" calcext:value-type="float">
            <text:p>78.262005</text:p>
          </table:table-cell>
          <table:table-cell table:formula="of:=[.H43]/1000000" office:value-type="float" office:value="44.801745" calcext:value-type="float">
            <text:p>44.801745</text:p>
          </table:table-cell>
          <table:table-cell table:formula="of:=[.I43]/1000000" office:value-type="float" office:value="89.582344" calcext:value-type="float">
            <text:p>89.582344</text:p>
          </table:table-cell>
          <table:table-cell table:formula="of:=[.J43]/1000000" office:value-type="float" office:value="83.286173" calcext:value-type="float">
            <text:p>83.286173</text:p>
          </table:table-cell>
          <table:table-cell table:formula="of:=[.K43]/1000000" office:value-type="float" office:value="51.886736" calcext:value-type="float">
            <text:p>51.886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889028" calcext:value-type="float">
            <text:p>84889028</text:p>
          </table:table-cell>
          <table:table-cell office:value-type="float" office:value="86859263" calcext:value-type="float">
            <text:p>86859263</text:p>
          </table:table-cell>
          <table:table-cell office:value-type="float" office:value="71283025" calcext:value-type="float">
            <text:p>71283025</text:p>
          </table:table-cell>
          <table:table-cell office:value-type="float" office:value="89634954" calcext:value-type="float">
            <text:p>89634954</text:p>
          </table:table-cell>
          <table:table-cell office:value-type="float" office:value="95469508" calcext:value-type="float">
            <text:p>95469508</text:p>
          </table:table-cell>
          <table:table-cell office:value-type="float" office:value="89251117" calcext:value-type="float">
            <text:p>89251117</text:p>
          </table:table-cell>
          <table:table-cell office:value-type="float" office:value="84023633" calcext:value-type="float">
            <text:p>84023633</text:p>
          </table:table-cell>
          <table:table-cell office:value-type="float" office:value="78717830" calcext:value-type="float">
            <text:p>78717830</text:p>
          </table:table-cell>
          <table:table-cell office:value-type="float" office:value="62568023" calcext:value-type="float">
            <text:p>62568023</text:p>
          </table:table-cell>
          <table:table-cell office:value-type="float" office:value="81340094" calcext:value-type="float">
            <text:p>81340094</text:p>
          </table:table-cell>
          <table:table-cell table:number-columns-repeated="2"/>
          <table:table-cell table:formula="of:=[.A44]" office:value-type="float" office:value="3" calcext:value-type="float">
            <text:p>3</text:p>
          </table:table-cell>
          <table:table-cell table:formula="of:=[.B44]/1000000" office:value-type="float" office:value="84.889028" calcext:value-type="float">
            <text:p>84.889028</text:p>
          </table:table-cell>
          <table:table-cell table:formula="of:=[.C44]/1000000" office:value-type="float" office:value="86.859263" calcext:value-type="float">
            <text:p>86.859263</text:p>
          </table:table-cell>
          <table:table-cell table:formula="of:=[.D44]/1000000" office:value-type="float" office:value="71.283025" calcext:value-type="float">
            <text:p>71.283025</text:p>
          </table:table-cell>
          <table:table-cell table:formula="of:=[.E44]/1000000" office:value-type="float" office:value="89.634954" calcext:value-type="float">
            <text:p>89.634954</text:p>
          </table:table-cell>
          <table:table-cell table:formula="of:=[.F44]/1000000" office:value-type="float" office:value="95.469508" calcext:value-type="float">
            <text:p>95.469508</text:p>
          </table:table-cell>
          <table:table-cell table:formula="of:=[.G44]/1000000" office:value-type="float" office:value="89.251117" calcext:value-type="float">
            <text:p>89.251117</text:p>
          </table:table-cell>
          <table:table-cell table:formula="of:=[.H44]/1000000" office:value-type="float" office:value="84.023633" calcext:value-type="float">
            <text:p>84.023633</text:p>
          </table:table-cell>
          <table:table-cell table:formula="of:=[.I44]/1000000" office:value-type="float" office:value="78.71783" calcext:value-type="float">
            <text:p>78.71783</text:p>
          </table:table-cell>
          <table:table-cell table:formula="of:=[.J44]/1000000" office:value-type="float" office:value="62.568023" calcext:value-type="float">
            <text:p>62.568023</text:p>
          </table:table-cell>
          <table:table-cell table:formula="of:=[.K44]/1000000" office:value-type="float" office:value="81.340094" calcext:value-type="float">
            <text:p>81.340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212852" calcext:value-type="float">
            <text:p>78212852</text:p>
          </table:table-cell>
          <table:table-cell office:value-type="float" office:value="65181579" calcext:value-type="float">
            <text:p>65181579</text:p>
          </table:table-cell>
          <table:table-cell office:value-type="float" office:value="71789467" calcext:value-type="float">
            <text:p>71789467</text:p>
          </table:table-cell>
          <table:table-cell office:value-type="float" office:value="84951025" calcext:value-type="float">
            <text:p>84951025</text:p>
          </table:table-cell>
          <table:table-cell office:value-type="float" office:value="95624638" calcext:value-type="float">
            <text:p>95624638</text:p>
          </table:table-cell>
          <table:table-cell office:value-type="float" office:value="77135901" calcext:value-type="float">
            <text:p>77135901</text:p>
          </table:table-cell>
          <table:table-cell office:value-type="float" office:value="85083325" calcext:value-type="float">
            <text:p>85083325</text:p>
          </table:table-cell>
          <table:table-cell office:value-type="float" office:value="60599251" calcext:value-type="float">
            <text:p>60599251</text:p>
          </table:table-cell>
          <table:table-cell office:value-type="float" office:value="57813079" calcext:value-type="float">
            <text:p>57813079</text:p>
          </table:table-cell>
          <table:table-cell office:value-type="float" office:value="66888622" calcext:value-type="float">
            <text:p>66888622</text:p>
          </table:table-cell>
          <table:table-cell table:number-columns-repeated="2"/>
          <table:table-cell table:formula="of:=[.A45]" office:value-type="float" office:value="2" calcext:value-type="float">
            <text:p>2</text:p>
          </table:table-cell>
          <table:table-cell table:formula="of:=[.B45]/1000000" office:value-type="float" office:value="78.212852" calcext:value-type="float">
            <text:p>78.212852</text:p>
          </table:table-cell>
          <table:table-cell table:formula="of:=[.C45]/1000000" office:value-type="float" office:value="65.181579" calcext:value-type="float">
            <text:p>65.181579</text:p>
          </table:table-cell>
          <table:table-cell table:formula="of:=[.D45]/1000000" office:value-type="float" office:value="71.789467" calcext:value-type="float">
            <text:p>71.789467</text:p>
          </table:table-cell>
          <table:table-cell table:formula="of:=[.E45]/1000000" office:value-type="float" office:value="84.951025" calcext:value-type="float">
            <text:p>84.951025</text:p>
          </table:table-cell>
          <table:table-cell table:formula="of:=[.F45]/1000000" office:value-type="float" office:value="95.624638" calcext:value-type="float">
            <text:p>95.624638</text:p>
          </table:table-cell>
          <table:table-cell table:formula="of:=[.G45]/1000000" office:value-type="float" office:value="77.135901" calcext:value-type="float">
            <text:p>77.135901</text:p>
          </table:table-cell>
          <table:table-cell table:formula="of:=[.H45]/1000000" office:value-type="float" office:value="85.083325" calcext:value-type="float">
            <text:p>85.083325</text:p>
          </table:table-cell>
          <table:table-cell table:formula="of:=[.I45]/1000000" office:value-type="float" office:value="60.599251" calcext:value-type="float">
            <text:p>60.599251</text:p>
          </table:table-cell>
          <table:table-cell table:formula="of:=[.J45]/1000000" office:value-type="float" office:value="57.813079" calcext:value-type="float">
            <text:p>57.813079</text:p>
          </table:table-cell>
          <table:table-cell table:formula="of:=[.K45]/1000000" office:value-type="float" office:value="66.888622" calcext:value-type="float">
            <text:p>66.888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43735" calcext:value-type="float">
            <text:p>72243735</text:p>
          </table:table-cell>
          <table:table-cell office:value-type="float" office:value="7904660" calcext:value-type="float">
            <text:p>7904660</text:p>
          </table:table-cell>
          <table:table-cell office:value-type="float" office:value="62336606" calcext:value-type="float">
            <text:p>62336606</text:p>
          </table:table-cell>
          <table:table-cell office:value-type="float" office:value="52335207" calcext:value-type="float">
            <text:p>52335207</text:p>
          </table:table-cell>
          <table:table-cell office:value-type="float" office:value="80743731" calcext:value-type="float">
            <text:p>80743731</text:p>
          </table:table-cell>
          <table:table-cell office:value-type="float" office:value="32581534" calcext:value-type="float">
            <text:p>32581534</text:p>
          </table:table-cell>
          <table:table-cell office:value-type="float" office:value="67733039" calcext:value-type="float">
            <text:p>67733039</text:p>
          </table:table-cell>
          <table:table-cell office:value-type="float" office:value="33793220" calcext:value-type="float">
            <text:p>33793220</text:p>
          </table:table-cell>
          <table:table-cell office:value-type="string" calcext:value-type="string">
            <text:p>null</text:p>
          </table:table-cell>
          <table:table-cell office:value-type="float" office:value="44564364" calcext:value-type="float">
            <text:p>44564364</text:p>
          </table:table-cell>
          <table:table-cell table:number-columns-repeated="2"/>
          <table:table-cell table:formula="of:=[.A46]" office:value-type="float" office:value="1" calcext:value-type="float">
            <text:p>1</text:p>
          </table:table-cell>
          <table:table-cell table:formula="of:=[.B46]/1000000" office:value-type="float" office:value="72.243735" calcext:value-type="float">
            <text:p>72.243735</text:p>
          </table:table-cell>
          <table:table-cell table:formula="of:=[.C46]/1000000" office:value-type="float" office:value="7.90466" calcext:value-type="float">
            <text:p>7.90466</text:p>
          </table:table-cell>
          <table:table-cell table:formula="of:=[.D46]/1000000" office:value-type="float" office:value="62.336606" calcext:value-type="float">
            <text:p>62.336606</text:p>
          </table:table-cell>
          <table:table-cell table:formula="of:=[.E46]/1000000" office:value-type="float" office:value="52.335207" calcext:value-type="float">
            <text:p>52.335207</text:p>
          </table:table-cell>
          <table:table-cell table:formula="of:=[.F46]/1000000" office:value-type="float" office:value="80.743731" calcext:value-type="float">
            <text:p>80.743731</text:p>
          </table:table-cell>
          <table:table-cell table:formula="of:=[.G46]/1000000" office:value-type="float" office:value="32.581534" calcext:value-type="float">
            <text:p>32.581534</text:p>
          </table:table-cell>
          <table:table-cell table:formula="of:=[.H46]/1000000" office:value-type="float" office:value="67.733039" calcext:value-type="float">
            <text:p>67.733039</text:p>
          </table:table-cell>
          <table:table-cell table:formula="of:=[.I46]/1000000" office:value-type="float" office:value="33.79322" calcext:value-type="float">
            <text:p>33.79322</text:p>
          </table:table-cell>
          <table:table-cell table:formula="of:=[.J46]/1000000" office:value-type="string" office:string-value="" calcext:value-type="error">
            <text:p>#VALUE!</text:p>
          </table:table-cell>
          <table:table-cell table:formula="of:=[.K46]/1000000" office:value-type="float" office:value="44.564364" calcext:value-type="float">
            <text:p>44.564364</text:p>
          </table:table-cell>
        </table:table-row>
      </table:table>
      <table:table table:name="viewfeed_2" table:style-name="ta1">
        <table:shapes>
          <draw:frame draw:z-index="0" draw:style-name="gr1" draw:text-style-name="P1" svg:width="789.76pt" svg:height="255.09pt" svg:x="61.2pt" svg:y="638.05pt">
            <loext:p draw:notify-on-update-of-ranges="viewfeed_2.N2:viewfeed_2.N46 viewfeed_2.O1:viewfeed_2.O1 viewfeed_2.O2:viewfeed_2.O46 viewfeed_2.N2:viewfeed_2.N46 viewfeed_2.P1:viewfeed_2.P1 viewfeed_2.P2:viewfeed_2.P46 viewfeed_2.N2:viewfeed_2.N46 viewfeed_2.Q1:viewfeed_2.Q1 viewfeed_2.Q2:viewfeed_2.Q46 viewfeed_2.N2:viewfeed_2.N46 viewfeed_2.R1:viewfeed_2.R1 viewfeed_2.R2:viewfeed_2.R46 viewfeed_2.N2:viewfeed_2.N46 viewfeed_2.S1:viewfeed_2.S1 viewfeed_2.S2:viewfeed_2.S46 viewfeed_2.N2:viewfeed_2.N46 viewfeed_2.T1:viewfeed_2.T1 viewfeed_2.T2:viewfeed_2.T46 viewfeed_2.N2:viewfeed_2.N46 viewfeed_2.U1:viewfeed_2.U1 viewfeed_2.U2:viewfeed_2.U46 viewfeed_2.N2:viewfeed_2.N46 viewfeed_2.V1:viewfeed_2.V1 viewfeed_2.V2:viewfeed_2.V46 viewfeed_2.N2:viewfeed_2.N46 viewfeed_2.W1:viewfeed_2.W1 viewfeed_2.W2:viewfeed_2.W46 viewfeed_2.N2:viewfeed_2.N46 viewfeed_2.X1:viewfeed_2.X1 viewfeed_2.X2:viewfeed_2.X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viewfeedresponsetime2_RUN1</text:p>
          </table:table-cell>
          <table:table-cell office:value-type="string" calcext:value-type="string">
            <text:p>viewfeedresponsetime2_RUN2</text:p>
          </table:table-cell>
          <table:table-cell office:value-type="string" calcext:value-type="string">
            <text:p>viewfeedresponsetime2_RUN3</text:p>
          </table:table-cell>
          <table:table-cell office:value-type="string" calcext:value-type="string">
            <text:p>viewfeedresponsetime2_RUN4</text:p>
          </table:table-cell>
          <table:table-cell office:value-type="string" calcext:value-type="string">
            <text:p>viewfeedresponsetime2_RUN5</text:p>
          </table:table-cell>
          <table:table-cell office:value-type="string" calcext:value-type="string">
            <text:p>viewfeedresponsetime2_RUN6</text:p>
          </table:table-cell>
          <table:table-cell office:value-type="string" calcext:value-type="string">
            <text:p>viewfeedresponsetime2_RUN7</text:p>
          </table:table-cell>
          <table:table-cell office:value-type="string" calcext:value-type="string">
            <text:p>viewfeedresponsetime2_RUN8</text:p>
          </table:table-cell>
          <table:table-cell office:value-type="string" calcext:value-type="string">
            <text:p>viewfeedresponsetime2_RUN9</text:p>
          </table:table-cell>
          <table:table-cell office:value-type="string" calcext:value-type="string">
            <text:p>viewfeedresponsetime2_RUN10</text:p>
          </table:table-cell>
          <table:table-cell table:number-columns-repeated="2"/>
          <table:table-cell table:formula="of:=[.A1]" office:value-type="string" office:string-value="Minutes" calcext:value-type="string">
            <text:p>Minutes</text:p>
          </table:table-cell>
          <table:table-cell table:formula="of:=[.B1]" office:value-type="string" office:string-value="viewfeedresponsetime2_RUN1" calcext:value-type="string">
            <text:p>viewfeedresponsetime2_RUN1</text:p>
          </table:table-cell>
          <table:table-cell table:formula="of:=[.C1]" office:value-type="string" office:string-value="viewfeedresponsetime2_RUN2" calcext:value-type="string">
            <text:p>viewfeedresponsetime2_RUN2</text:p>
          </table:table-cell>
          <table:table-cell table:formula="of:=[.D1]" office:value-type="string" office:string-value="viewfeedresponsetime2_RUN3" calcext:value-type="string">
            <text:p>viewfeedresponsetime2_RUN3</text:p>
          </table:table-cell>
          <table:table-cell table:formula="of:=[.E1]" office:value-type="string" office:string-value="viewfeedresponsetime2_RUN4" calcext:value-type="string">
            <text:p>viewfeedresponsetime2_RUN4</text:p>
          </table:table-cell>
          <table:table-cell table:formula="of:=[.F1]" office:value-type="string" office:string-value="viewfeedresponsetime2_RUN5" calcext:value-type="string">
            <text:p>viewfeedresponsetime2_RUN5</text:p>
          </table:table-cell>
          <table:table-cell table:formula="of:=[.G1]" office:value-type="string" office:string-value="viewfeedresponsetime2_RUN6" calcext:value-type="string">
            <text:p>viewfeedresponsetime2_RUN6</text:p>
          </table:table-cell>
          <table:table-cell table:formula="of:=[.H1]" office:value-type="string" office:string-value="viewfeedresponsetime2_RUN7" calcext:value-type="string">
            <text:p>viewfeedresponsetime2_RUN7</text:p>
          </table:table-cell>
          <table:table-cell table:formula="of:=[.I1]" office:value-type="string" office:string-value="viewfeedresponsetime2_RUN8" calcext:value-type="string">
            <text:p>viewfeedresponsetime2_RUN8</text:p>
          </table:table-cell>
          <table:table-cell table:formula="of:=[.J1]" office:value-type="string" office:string-value="viewfeedresponsetime2_RUN9" calcext:value-type="string">
            <text:p>viewfeedresponsetime2_RUN9</text:p>
          </table:table-cell>
          <table:table-cell table:formula="of:=[.K1]" office:value-type="string" office:string-value="viewfeedresponsetime2_RUN10" calcext:value-type="string">
            <text:p>viewfeedresponsetime2_RUN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4968098" calcext:value-type="float">
            <text:p>204968098</text:p>
          </table:table-cell>
          <table:table-cell office:value-type="float" office:value="212408767" calcext:value-type="float">
            <text:p>212408767</text:p>
          </table:table-cell>
          <table:table-cell office:value-type="float" office:value="208935789" calcext:value-type="float">
            <text:p>208935789</text:p>
          </table:table-cell>
          <table:table-cell office:value-type="float" office:value="213098450" calcext:value-type="float">
            <text:p>213098450</text:p>
          </table:table-cell>
          <table:table-cell office:value-type="float" office:value="221543860" calcext:value-type="float">
            <text:p>221543860</text:p>
          </table:table-cell>
          <table:table-cell office:value-type="float" office:value="223713167" calcext:value-type="float">
            <text:p>223713167</text:p>
          </table:table-cell>
          <table:table-cell office:value-type="float" office:value="247806885" calcext:value-type="float">
            <text:p>247806885</text:p>
          </table:table-cell>
          <table:table-cell office:value-type="float" office:value="219744225" calcext:value-type="float">
            <text:p>219744225</text:p>
          </table:table-cell>
          <table:table-cell office:value-type="float" office:value="210448825" calcext:value-type="float">
            <text:p>210448825</text:p>
          </table:table-cell>
          <table:table-cell office:value-type="float" office:value="216797068" calcext:value-type="float">
            <text:p>216797068</text:p>
          </table:table-cell>
          <table:table-cell table:number-columns-repeated="2"/>
          <table:table-cell table:formula="of:=[.A2]" office:value-type="float" office:value="45" calcext:value-type="float">
            <text:p>45</text:p>
          </table:table-cell>
          <table:table-cell table:formula="of:=[.B2]/1000000" office:value-type="float" office:value="204.968098" calcext:value-type="float">
            <text:p>204.968098</text:p>
          </table:table-cell>
          <table:table-cell table:formula="of:=[.C2]/1000000" office:value-type="float" office:value="212.408767" calcext:value-type="float">
            <text:p>212.408767</text:p>
          </table:table-cell>
          <table:table-cell table:formula="of:=[.D2]/1000000" office:value-type="float" office:value="208.935789" calcext:value-type="float">
            <text:p>208.935789</text:p>
          </table:table-cell>
          <table:table-cell table:formula="of:=[.E2]/1000000" office:value-type="float" office:value="213.09845" calcext:value-type="float">
            <text:p>213.09845</text:p>
          </table:table-cell>
          <table:table-cell table:formula="of:=[.F2]/1000000" office:value-type="float" office:value="221.54386" calcext:value-type="float">
            <text:p>221.54386</text:p>
          </table:table-cell>
          <table:table-cell table:formula="of:=[.G2]/1000000" office:value-type="float" office:value="223.713167" calcext:value-type="float">
            <text:p>223.713167</text:p>
          </table:table-cell>
          <table:table-cell table:formula="of:=[.H2]/1000000" office:value-type="float" office:value="247.806885" calcext:value-type="float">
            <text:p>247.806885</text:p>
          </table:table-cell>
          <table:table-cell table:formula="of:=[.I2]/1000000" office:value-type="float" office:value="219.744225" calcext:value-type="float">
            <text:p>219.744225</text:p>
          </table:table-cell>
          <table:table-cell table:formula="of:=[.J2]/1000000" office:value-type="float" office:value="210.448825" calcext:value-type="float">
            <text:p>210.448825</text:p>
          </table:table-cell>
          <table:table-cell table:formula="of:=[.K2]/1000000" office:value-type="float" office:value="216.797068" calcext:value-type="float">
            <text:p>216.7970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2933870" calcext:value-type="float">
            <text:p>202933870</text:p>
          </table:table-cell>
          <table:table-cell office:value-type="float" office:value="214166339" calcext:value-type="float">
            <text:p>214166339</text:p>
          </table:table-cell>
          <table:table-cell office:value-type="float" office:value="214226381" calcext:value-type="float">
            <text:p>214226381</text:p>
          </table:table-cell>
          <table:table-cell office:value-type="float" office:value="214056011" calcext:value-type="float">
            <text:p>214056011</text:p>
          </table:table-cell>
          <table:table-cell office:value-type="float" office:value="207253914" calcext:value-type="float">
            <text:p>207253914</text:p>
          </table:table-cell>
          <table:table-cell office:value-type="float" office:value="246062446" calcext:value-type="float">
            <text:p>246062446</text:p>
          </table:table-cell>
          <table:table-cell office:value-type="float" office:value="225734938" calcext:value-type="float">
            <text:p>225734938</text:p>
          </table:table-cell>
          <table:table-cell office:value-type="float" office:value="234873663" calcext:value-type="float">
            <text:p>234873663</text:p>
          </table:table-cell>
          <table:table-cell office:value-type="float" office:value="218827090" calcext:value-type="float">
            <text:p>218827090</text:p>
          </table:table-cell>
          <table:table-cell office:value-type="float" office:value="211170275" calcext:value-type="float">
            <text:p>211170275</text:p>
          </table:table-cell>
          <table:table-cell table:number-columns-repeated="2"/>
          <table:table-cell table:formula="of:=[.A3]" office:value-type="float" office:value="44" calcext:value-type="float">
            <text:p>44</text:p>
          </table:table-cell>
          <table:table-cell table:formula="of:=[.B3]/1000000" office:value-type="float" office:value="202.93387" calcext:value-type="float">
            <text:p>202.93387</text:p>
          </table:table-cell>
          <table:table-cell table:formula="of:=[.C3]/1000000" office:value-type="float" office:value="214.166339" calcext:value-type="float">
            <text:p>214.166339</text:p>
          </table:table-cell>
          <table:table-cell table:formula="of:=[.D3]/1000000" office:value-type="float" office:value="214.226381" calcext:value-type="float">
            <text:p>214.226381</text:p>
          </table:table-cell>
          <table:table-cell table:formula="of:=[.E3]/1000000" office:value-type="float" office:value="214.056011" calcext:value-type="float">
            <text:p>214.056011</text:p>
          </table:table-cell>
          <table:table-cell table:formula="of:=[.F3]/1000000" office:value-type="float" office:value="207.253914" calcext:value-type="float">
            <text:p>207.253914</text:p>
          </table:table-cell>
          <table:table-cell table:formula="of:=[.G3]/1000000" office:value-type="float" office:value="246.062446" calcext:value-type="float">
            <text:p>246.062446</text:p>
          </table:table-cell>
          <table:table-cell table:formula="of:=[.H3]/1000000" office:value-type="float" office:value="225.734938" calcext:value-type="float">
            <text:p>225.734938</text:p>
          </table:table-cell>
          <table:table-cell table:formula="of:=[.I3]/1000000" office:value-type="float" office:value="234.873663" calcext:value-type="float">
            <text:p>234.873663</text:p>
          </table:table-cell>
          <table:table-cell table:formula="of:=[.J3]/1000000" office:value-type="float" office:value="218.82709" calcext:value-type="float">
            <text:p>218.82709</text:p>
          </table:table-cell>
          <table:table-cell table:formula="of:=[.K3]/1000000" office:value-type="float" office:value="211.170275" calcext:value-type="float">
            <text:p>211.170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4039464" calcext:value-type="float">
            <text:p>214039464</text:p>
          </table:table-cell>
          <table:table-cell office:value-type="float" office:value="212512963" calcext:value-type="float">
            <text:p>212512963</text:p>
          </table:table-cell>
          <table:table-cell office:value-type="float" office:value="216998492" calcext:value-type="float">
            <text:p>216998492</text:p>
          </table:table-cell>
          <table:table-cell office:value-type="float" office:value="216071832" calcext:value-type="float">
            <text:p>216071832</text:p>
          </table:table-cell>
          <table:table-cell office:value-type="float" office:value="207760399" calcext:value-type="float">
            <text:p>207760399</text:p>
          </table:table-cell>
          <table:table-cell office:value-type="float" office:value="221689820" calcext:value-type="float">
            <text:p>221689820</text:p>
          </table:table-cell>
          <table:table-cell office:value-type="float" office:value="221693080" calcext:value-type="float">
            <text:p>221693080</text:p>
          </table:table-cell>
          <table:table-cell office:value-type="float" office:value="264027464" calcext:value-type="float">
            <text:p>264027464</text:p>
          </table:table-cell>
          <table:table-cell office:value-type="float" office:value="235114442" calcext:value-type="float">
            <text:p>235114442</text:p>
          </table:table-cell>
          <table:table-cell office:value-type="float" office:value="211076638" calcext:value-type="float">
            <text:p>211076638</text:p>
          </table:table-cell>
          <table:table-cell table:number-columns-repeated="2"/>
          <table:table-cell table:formula="of:=[.A4]" office:value-type="float" office:value="43" calcext:value-type="float">
            <text:p>43</text:p>
          </table:table-cell>
          <table:table-cell table:formula="of:=[.B4]/1000000" office:value-type="float" office:value="214.039464" calcext:value-type="float">
            <text:p>214.039464</text:p>
          </table:table-cell>
          <table:table-cell table:formula="of:=[.C4]/1000000" office:value-type="float" office:value="212.512963" calcext:value-type="float">
            <text:p>212.512963</text:p>
          </table:table-cell>
          <table:table-cell table:formula="of:=[.D4]/1000000" office:value-type="float" office:value="216.998492" calcext:value-type="float">
            <text:p>216.998492</text:p>
          </table:table-cell>
          <table:table-cell table:formula="of:=[.E4]/1000000" office:value-type="float" office:value="216.071832" calcext:value-type="float">
            <text:p>216.071832</text:p>
          </table:table-cell>
          <table:table-cell table:formula="of:=[.F4]/1000000" office:value-type="float" office:value="207.760399" calcext:value-type="float">
            <text:p>207.760399</text:p>
          </table:table-cell>
          <table:table-cell table:formula="of:=[.G4]/1000000" office:value-type="float" office:value="221.68982" calcext:value-type="float">
            <text:p>221.68982</text:p>
          </table:table-cell>
          <table:table-cell table:formula="of:=[.H4]/1000000" office:value-type="float" office:value="221.69308" calcext:value-type="float">
            <text:p>221.69308</text:p>
          </table:table-cell>
          <table:table-cell table:formula="of:=[.I4]/1000000" office:value-type="float" office:value="264.027464" calcext:value-type="float">
            <text:p>264.027464</text:p>
          </table:table-cell>
          <table:table-cell table:formula="of:=[.J4]/1000000" office:value-type="float" office:value="235.114442" calcext:value-type="float">
            <text:p>235.114442</text:p>
          </table:table-cell>
          <table:table-cell table:formula="of:=[.K4]/1000000" office:value-type="float" office:value="211.076638" calcext:value-type="float">
            <text:p>211.0766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7592340" calcext:value-type="float">
            <text:p>217592340</text:p>
          </table:table-cell>
          <table:table-cell office:value-type="float" office:value="217890820" calcext:value-type="float">
            <text:p>217890820</text:p>
          </table:table-cell>
          <table:table-cell office:value-type="float" office:value="201366369" calcext:value-type="float">
            <text:p>201366369</text:p>
          </table:table-cell>
          <table:table-cell office:value-type="float" office:value="208270115" calcext:value-type="float">
            <text:p>208270115</text:p>
          </table:table-cell>
          <table:table-cell office:value-type="float" office:value="211261378" calcext:value-type="float">
            <text:p>211261378</text:p>
          </table:table-cell>
          <table:table-cell office:value-type="float" office:value="207910191" calcext:value-type="float">
            <text:p>207910191</text:p>
          </table:table-cell>
          <table:table-cell office:value-type="float" office:value="219516253" calcext:value-type="float">
            <text:p>219516253</text:p>
          </table:table-cell>
          <table:table-cell office:value-type="float" office:value="232656802" calcext:value-type="float">
            <text:p>232656802</text:p>
          </table:table-cell>
          <table:table-cell office:value-type="float" office:value="205815461" calcext:value-type="float">
            <text:p>205815461</text:p>
          </table:table-cell>
          <table:table-cell office:value-type="float" office:value="212098901" calcext:value-type="float">
            <text:p>212098901</text:p>
          </table:table-cell>
          <table:table-cell table:number-columns-repeated="2"/>
          <table:table-cell table:formula="of:=[.A5]" office:value-type="float" office:value="42" calcext:value-type="float">
            <text:p>42</text:p>
          </table:table-cell>
          <table:table-cell table:formula="of:=[.B5]/1000000" office:value-type="float" office:value="217.59234" calcext:value-type="float">
            <text:p>217.59234</text:p>
          </table:table-cell>
          <table:table-cell table:formula="of:=[.C5]/1000000" office:value-type="float" office:value="217.89082" calcext:value-type="float">
            <text:p>217.89082</text:p>
          </table:table-cell>
          <table:table-cell table:formula="of:=[.D5]/1000000" office:value-type="float" office:value="201.366369" calcext:value-type="float">
            <text:p>201.366369</text:p>
          </table:table-cell>
          <table:table-cell table:formula="of:=[.E5]/1000000" office:value-type="float" office:value="208.270115" calcext:value-type="float">
            <text:p>208.270115</text:p>
          </table:table-cell>
          <table:table-cell table:formula="of:=[.F5]/1000000" office:value-type="float" office:value="211.261378" calcext:value-type="float">
            <text:p>211.261378</text:p>
          </table:table-cell>
          <table:table-cell table:formula="of:=[.G5]/1000000" office:value-type="float" office:value="207.910191" calcext:value-type="float">
            <text:p>207.910191</text:p>
          </table:table-cell>
          <table:table-cell table:formula="of:=[.H5]/1000000" office:value-type="float" office:value="219.516253" calcext:value-type="float">
            <text:p>219.516253</text:p>
          </table:table-cell>
          <table:table-cell table:formula="of:=[.I5]/1000000" office:value-type="float" office:value="232.656802" calcext:value-type="float">
            <text:p>232.656802</text:p>
          </table:table-cell>
          <table:table-cell table:formula="of:=[.J5]/1000000" office:value-type="float" office:value="205.815461" calcext:value-type="float">
            <text:p>205.815461</text:p>
          </table:table-cell>
          <table:table-cell table:formula="of:=[.K5]/1000000" office:value-type="float" office:value="212.098901" calcext:value-type="float">
            <text:p>212.0989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7019707" calcext:value-type="float">
            <text:p>207019707</text:p>
          </table:table-cell>
          <table:table-cell office:value-type="float" office:value="211463655" calcext:value-type="float">
            <text:p>211463655</text:p>
          </table:table-cell>
          <table:table-cell office:value-type="float" office:value="212963383" calcext:value-type="float">
            <text:p>212963383</text:p>
          </table:table-cell>
          <table:table-cell office:value-type="float" office:value="202764573" calcext:value-type="float">
            <text:p>202764573</text:p>
          </table:table-cell>
          <table:table-cell office:value-type="float" office:value="215351320" calcext:value-type="float">
            <text:p>215351320</text:p>
          </table:table-cell>
          <table:table-cell office:value-type="float" office:value="204290623" calcext:value-type="float">
            <text:p>204290623</text:p>
          </table:table-cell>
          <table:table-cell office:value-type="float" office:value="222923477" calcext:value-type="float">
            <text:p>222923477</text:p>
          </table:table-cell>
          <table:table-cell office:value-type="float" office:value="230571719" calcext:value-type="float">
            <text:p>230571719</text:p>
          </table:table-cell>
          <table:table-cell office:value-type="float" office:value="208729914" calcext:value-type="float">
            <text:p>208729914</text:p>
          </table:table-cell>
          <table:table-cell office:value-type="float" office:value="210251469" calcext:value-type="float">
            <text:p>210251469</text:p>
          </table:table-cell>
          <table:table-cell table:number-columns-repeated="2"/>
          <table:table-cell table:formula="of:=[.A6]" office:value-type="float" office:value="41" calcext:value-type="float">
            <text:p>41</text:p>
          </table:table-cell>
          <table:table-cell table:formula="of:=[.B6]/1000000" office:value-type="float" office:value="207.019707" calcext:value-type="float">
            <text:p>207.019707</text:p>
          </table:table-cell>
          <table:table-cell table:formula="of:=[.C6]/1000000" office:value-type="float" office:value="211.463655" calcext:value-type="float">
            <text:p>211.463655</text:p>
          </table:table-cell>
          <table:table-cell table:formula="of:=[.D6]/1000000" office:value-type="float" office:value="212.963383" calcext:value-type="float">
            <text:p>212.963383</text:p>
          </table:table-cell>
          <table:table-cell table:formula="of:=[.E6]/1000000" office:value-type="float" office:value="202.764573" calcext:value-type="float">
            <text:p>202.764573</text:p>
          </table:table-cell>
          <table:table-cell table:formula="of:=[.F6]/1000000" office:value-type="float" office:value="215.35132" calcext:value-type="float">
            <text:p>215.35132</text:p>
          </table:table-cell>
          <table:table-cell table:formula="of:=[.G6]/1000000" office:value-type="float" office:value="204.290623" calcext:value-type="float">
            <text:p>204.290623</text:p>
          </table:table-cell>
          <table:table-cell table:formula="of:=[.H6]/1000000" office:value-type="float" office:value="222.923477" calcext:value-type="float">
            <text:p>222.923477</text:p>
          </table:table-cell>
          <table:table-cell table:formula="of:=[.I6]/1000000" office:value-type="float" office:value="230.571719" calcext:value-type="float">
            <text:p>230.571719</text:p>
          </table:table-cell>
          <table:table-cell table:formula="of:=[.J6]/1000000" office:value-type="float" office:value="208.729914" calcext:value-type="float">
            <text:p>208.729914</text:p>
          </table:table-cell>
          <table:table-cell table:formula="of:=[.K6]/1000000" office:value-type="float" office:value="210.251469" calcext:value-type="float">
            <text:p>210.251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8130535" calcext:value-type="float">
            <text:p>198130535</text:p>
          </table:table-cell>
          <table:table-cell office:value-type="float" office:value="201026352" calcext:value-type="float">
            <text:p>201026352</text:p>
          </table:table-cell>
          <table:table-cell office:value-type="float" office:value="198978557" calcext:value-type="float">
            <text:p>198978557</text:p>
          </table:table-cell>
          <table:table-cell office:value-type="float" office:value="188707037" calcext:value-type="float">
            <text:p>188707037</text:p>
          </table:table-cell>
          <table:table-cell office:value-type="float" office:value="208408234" calcext:value-type="float">
            <text:p>208408234</text:p>
          </table:table-cell>
          <table:table-cell office:value-type="float" office:value="215836506" calcext:value-type="float">
            <text:p>215836506</text:p>
          </table:table-cell>
          <table:table-cell office:value-type="float" office:value="229619300" calcext:value-type="float">
            <text:p>229619300</text:p>
          </table:table-cell>
          <table:table-cell office:value-type="float" office:value="243314600" calcext:value-type="float">
            <text:p>243314600</text:p>
          </table:table-cell>
          <table:table-cell office:value-type="float" office:value="203105598" calcext:value-type="float">
            <text:p>203105598</text:p>
          </table:table-cell>
          <table:table-cell office:value-type="float" office:value="212824069" calcext:value-type="float">
            <text:p>212824069</text:p>
          </table:table-cell>
          <table:table-cell table:number-columns-repeated="2"/>
          <table:table-cell table:formula="of:=[.A7]" office:value-type="float" office:value="40" calcext:value-type="float">
            <text:p>40</text:p>
          </table:table-cell>
          <table:table-cell table:formula="of:=[.B7]/1000000" office:value-type="float" office:value="198.130535" calcext:value-type="float">
            <text:p>198.130535</text:p>
          </table:table-cell>
          <table:table-cell table:formula="of:=[.C7]/1000000" office:value-type="float" office:value="201.026352" calcext:value-type="float">
            <text:p>201.026352</text:p>
          </table:table-cell>
          <table:table-cell table:formula="of:=[.D7]/1000000" office:value-type="float" office:value="198.978557" calcext:value-type="float">
            <text:p>198.978557</text:p>
          </table:table-cell>
          <table:table-cell table:formula="of:=[.E7]/1000000" office:value-type="float" office:value="188.707037" calcext:value-type="float">
            <text:p>188.707037</text:p>
          </table:table-cell>
          <table:table-cell table:formula="of:=[.F7]/1000000" office:value-type="float" office:value="208.408234" calcext:value-type="float">
            <text:p>208.408234</text:p>
          </table:table-cell>
          <table:table-cell table:formula="of:=[.G7]/1000000" office:value-type="float" office:value="215.836506" calcext:value-type="float">
            <text:p>215.836506</text:p>
          </table:table-cell>
          <table:table-cell table:formula="of:=[.H7]/1000000" office:value-type="float" office:value="229.6193" calcext:value-type="float">
            <text:p>229.6193</text:p>
          </table:table-cell>
          <table:table-cell table:formula="of:=[.I7]/1000000" office:value-type="float" office:value="243.3146" calcext:value-type="float">
            <text:p>243.3146</text:p>
          </table:table-cell>
          <table:table-cell table:formula="of:=[.J7]/1000000" office:value-type="float" office:value="203.105598" calcext:value-type="float">
            <text:p>203.105598</text:p>
          </table:table-cell>
          <table:table-cell table:formula="of:=[.K7]/1000000" office:value-type="float" office:value="212.824069" calcext:value-type="float">
            <text:p>212.8240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4653650" calcext:value-type="float">
            <text:p>204653650</text:p>
          </table:table-cell>
          <table:table-cell office:value-type="float" office:value="195587506" calcext:value-type="float">
            <text:p>195587506</text:p>
          </table:table-cell>
          <table:table-cell office:value-type="float" office:value="194413509" calcext:value-type="float">
            <text:p>194413509</text:p>
          </table:table-cell>
          <table:table-cell office:value-type="float" office:value="180711785" calcext:value-type="float">
            <text:p>180711785</text:p>
          </table:table-cell>
          <table:table-cell office:value-type="float" office:value="197888608" calcext:value-type="float">
            <text:p>197888608</text:p>
          </table:table-cell>
          <table:table-cell office:value-type="float" office:value="201865901" calcext:value-type="float">
            <text:p>201865901</text:p>
          </table:table-cell>
          <table:table-cell office:value-type="float" office:value="248482063" calcext:value-type="float">
            <text:p>248482063</text:p>
          </table:table-cell>
          <table:table-cell office:value-type="float" office:value="233799833" calcext:value-type="float">
            <text:p>233799833</text:p>
          </table:table-cell>
          <table:table-cell office:value-type="float" office:value="221026230" calcext:value-type="float">
            <text:p>221026230</text:p>
          </table:table-cell>
          <table:table-cell office:value-type="float" office:value="210307566" calcext:value-type="float">
            <text:p>210307566</text:p>
          </table:table-cell>
          <table:table-cell table:number-columns-repeated="2"/>
          <table:table-cell table:formula="of:=[.A8]" office:value-type="float" office:value="39" calcext:value-type="float">
            <text:p>39</text:p>
          </table:table-cell>
          <table:table-cell table:formula="of:=[.B8]/1000000" office:value-type="float" office:value="204.65365" calcext:value-type="float">
            <text:p>204.65365</text:p>
          </table:table-cell>
          <table:table-cell table:formula="of:=[.C8]/1000000" office:value-type="float" office:value="195.587506" calcext:value-type="float">
            <text:p>195.587506</text:p>
          </table:table-cell>
          <table:table-cell table:formula="of:=[.D8]/1000000" office:value-type="float" office:value="194.413509" calcext:value-type="float">
            <text:p>194.413509</text:p>
          </table:table-cell>
          <table:table-cell table:formula="of:=[.E8]/1000000" office:value-type="float" office:value="180.711785" calcext:value-type="float">
            <text:p>180.711785</text:p>
          </table:table-cell>
          <table:table-cell table:formula="of:=[.F8]/1000000" office:value-type="float" office:value="197.888608" calcext:value-type="float">
            <text:p>197.888608</text:p>
          </table:table-cell>
          <table:table-cell table:formula="of:=[.G8]/1000000" office:value-type="float" office:value="201.865901" calcext:value-type="float">
            <text:p>201.865901</text:p>
          </table:table-cell>
          <table:table-cell table:formula="of:=[.H8]/1000000" office:value-type="float" office:value="248.482063" calcext:value-type="float">
            <text:p>248.482063</text:p>
          </table:table-cell>
          <table:table-cell table:formula="of:=[.I8]/1000000" office:value-type="float" office:value="233.799833" calcext:value-type="float">
            <text:p>233.799833</text:p>
          </table:table-cell>
          <table:table-cell table:formula="of:=[.J8]/1000000" office:value-type="float" office:value="221.02623" calcext:value-type="float">
            <text:p>221.02623</text:p>
          </table:table-cell>
          <table:table-cell table:formula="of:=[.K8]/1000000" office:value-type="float" office:value="210.307566" calcext:value-type="float">
            <text:p>210.307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7783291" calcext:value-type="float">
            <text:p>197783291</text:p>
          </table:table-cell>
          <table:table-cell office:value-type="float" office:value="192831408" calcext:value-type="float">
            <text:p>192831408</text:p>
          </table:table-cell>
          <table:table-cell office:value-type="float" office:value="192417491" calcext:value-type="float">
            <text:p>192417491</text:p>
          </table:table-cell>
          <table:table-cell office:value-type="float" office:value="195555498" calcext:value-type="float">
            <text:p>195555498</text:p>
          </table:table-cell>
          <table:table-cell office:value-type="float" office:value="200062775" calcext:value-type="float">
            <text:p>200062775</text:p>
          </table:table-cell>
          <table:table-cell office:value-type="float" office:value="198079412" calcext:value-type="float">
            <text:p>198079412</text:p>
          </table:table-cell>
          <table:table-cell office:value-type="float" office:value="229557736" calcext:value-type="float">
            <text:p>229557736</text:p>
          </table:table-cell>
          <table:table-cell office:value-type="float" office:value="233266431" calcext:value-type="float">
            <text:p>233266431</text:p>
          </table:table-cell>
          <table:table-cell office:value-type="float" office:value="207960018" calcext:value-type="float">
            <text:p>207960018</text:p>
          </table:table-cell>
          <table:table-cell office:value-type="float" office:value="221479476" calcext:value-type="float">
            <text:p>221479476</text:p>
          </table:table-cell>
          <table:table-cell table:number-columns-repeated="2"/>
          <table:table-cell table:formula="of:=[.A9]" office:value-type="float" office:value="38" calcext:value-type="float">
            <text:p>38</text:p>
          </table:table-cell>
          <table:table-cell table:formula="of:=[.B9]/1000000" office:value-type="float" office:value="197.783291" calcext:value-type="float">
            <text:p>197.783291</text:p>
          </table:table-cell>
          <table:table-cell table:formula="of:=[.C9]/1000000" office:value-type="float" office:value="192.831408" calcext:value-type="float">
            <text:p>192.831408</text:p>
          </table:table-cell>
          <table:table-cell table:formula="of:=[.D9]/1000000" office:value-type="float" office:value="192.417491" calcext:value-type="float">
            <text:p>192.417491</text:p>
          </table:table-cell>
          <table:table-cell table:formula="of:=[.E9]/1000000" office:value-type="float" office:value="195.555498" calcext:value-type="float">
            <text:p>195.555498</text:p>
          </table:table-cell>
          <table:table-cell table:formula="of:=[.F9]/1000000" office:value-type="float" office:value="200.062775" calcext:value-type="float">
            <text:p>200.062775</text:p>
          </table:table-cell>
          <table:table-cell table:formula="of:=[.G9]/1000000" office:value-type="float" office:value="198.079412" calcext:value-type="float">
            <text:p>198.079412</text:p>
          </table:table-cell>
          <table:table-cell table:formula="of:=[.H9]/1000000" office:value-type="float" office:value="229.557736" calcext:value-type="float">
            <text:p>229.557736</text:p>
          </table:table-cell>
          <table:table-cell table:formula="of:=[.I9]/1000000" office:value-type="float" office:value="233.266431" calcext:value-type="float">
            <text:p>233.266431</text:p>
          </table:table-cell>
          <table:table-cell table:formula="of:=[.J9]/1000000" office:value-type="float" office:value="207.960018" calcext:value-type="float">
            <text:p>207.960018</text:p>
          </table:table-cell>
          <table:table-cell table:formula="of:=[.K9]/1000000" office:value-type="float" office:value="221.479476" calcext:value-type="float">
            <text:p>221.479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0504991" calcext:value-type="float">
            <text:p>190504991</text:p>
          </table:table-cell>
          <table:table-cell office:value-type="float" office:value="182624896" calcext:value-type="float">
            <text:p>182624896</text:p>
          </table:table-cell>
          <table:table-cell office:value-type="float" office:value="175197875" calcext:value-type="float">
            <text:p>175197875</text:p>
          </table:table-cell>
          <table:table-cell office:value-type="float" office:value="169113911" calcext:value-type="float">
            <text:p>169113911</text:p>
          </table:table-cell>
          <table:table-cell office:value-type="float" office:value="193628729" calcext:value-type="float">
            <text:p>193628729</text:p>
          </table:table-cell>
          <table:table-cell office:value-type="float" office:value="190371726" calcext:value-type="float">
            <text:p>190371726</text:p>
          </table:table-cell>
          <table:table-cell office:value-type="float" office:value="221160607" calcext:value-type="float">
            <text:p>221160607</text:p>
          </table:table-cell>
          <table:table-cell office:value-type="float" office:value="256003974" calcext:value-type="float">
            <text:p>256003974</text:p>
          </table:table-cell>
          <table:table-cell office:value-type="float" office:value="205266899" calcext:value-type="float">
            <text:p>205266899</text:p>
          </table:table-cell>
          <table:table-cell office:value-type="float" office:value="198822178" calcext:value-type="float">
            <text:p>198822178</text:p>
          </table:table-cell>
          <table:table-cell table:number-columns-repeated="2"/>
          <table:table-cell table:formula="of:=[.A10]" office:value-type="float" office:value="37" calcext:value-type="float">
            <text:p>37</text:p>
          </table:table-cell>
          <table:table-cell table:formula="of:=[.B10]/1000000" office:value-type="float" office:value="190.504991" calcext:value-type="float">
            <text:p>190.504991</text:p>
          </table:table-cell>
          <table:table-cell table:formula="of:=[.C10]/1000000" office:value-type="float" office:value="182.624896" calcext:value-type="float">
            <text:p>182.624896</text:p>
          </table:table-cell>
          <table:table-cell table:formula="of:=[.D10]/1000000" office:value-type="float" office:value="175.197875" calcext:value-type="float">
            <text:p>175.197875</text:p>
          </table:table-cell>
          <table:table-cell table:formula="of:=[.E10]/1000000" office:value-type="float" office:value="169.113911" calcext:value-type="float">
            <text:p>169.113911</text:p>
          </table:table-cell>
          <table:table-cell table:formula="of:=[.F10]/1000000" office:value-type="float" office:value="193.628729" calcext:value-type="float">
            <text:p>193.628729</text:p>
          </table:table-cell>
          <table:table-cell table:formula="of:=[.G10]/1000000" office:value-type="float" office:value="190.371726" calcext:value-type="float">
            <text:p>190.371726</text:p>
          </table:table-cell>
          <table:table-cell table:formula="of:=[.H10]/1000000" office:value-type="float" office:value="221.160607" calcext:value-type="float">
            <text:p>221.160607</text:p>
          </table:table-cell>
          <table:table-cell table:formula="of:=[.I10]/1000000" office:value-type="float" office:value="256.003974" calcext:value-type="float">
            <text:p>256.003974</text:p>
          </table:table-cell>
          <table:table-cell table:formula="of:=[.J10]/1000000" office:value-type="float" office:value="205.266899" calcext:value-type="float">
            <text:p>205.266899</text:p>
          </table:table-cell>
          <table:table-cell table:formula="of:=[.K10]/1000000" office:value-type="float" office:value="198.822178" calcext:value-type="float">
            <text:p>198.8221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9538301" calcext:value-type="float">
            <text:p>189538301</text:p>
          </table:table-cell>
          <table:table-cell office:value-type="float" office:value="184481340" calcext:value-type="float">
            <text:p>184481340</text:p>
          </table:table-cell>
          <table:table-cell office:value-type="float" office:value="168497803" calcext:value-type="float">
            <text:p>168497803</text:p>
          </table:table-cell>
          <table:table-cell office:value-type="float" office:value="172260732" calcext:value-type="float">
            <text:p>172260732</text:p>
          </table:table-cell>
          <table:table-cell office:value-type="float" office:value="199752824" calcext:value-type="float">
            <text:p>199752824</text:p>
          </table:table-cell>
          <table:table-cell office:value-type="float" office:value="192615513" calcext:value-type="float">
            <text:p>192615513</text:p>
          </table:table-cell>
          <table:table-cell office:value-type="float" office:value="225033137" calcext:value-type="float">
            <text:p>225033137</text:p>
          </table:table-cell>
          <table:table-cell office:value-type="float" office:value="227811939" calcext:value-type="float">
            <text:p>227811939</text:p>
          </table:table-cell>
          <table:table-cell office:value-type="float" office:value="201931141" calcext:value-type="float">
            <text:p>201931141</text:p>
          </table:table-cell>
          <table:table-cell office:value-type="float" office:value="192908691" calcext:value-type="float">
            <text:p>192908691</text:p>
          </table:table-cell>
          <table:table-cell table:number-columns-repeated="2"/>
          <table:table-cell table:formula="of:=[.A11]" office:value-type="float" office:value="36" calcext:value-type="float">
            <text:p>36</text:p>
          </table:table-cell>
          <table:table-cell table:formula="of:=[.B11]/1000000" office:value-type="float" office:value="189.538301" calcext:value-type="float">
            <text:p>189.538301</text:p>
          </table:table-cell>
          <table:table-cell table:formula="of:=[.C11]/1000000" office:value-type="float" office:value="184.48134" calcext:value-type="float">
            <text:p>184.48134</text:p>
          </table:table-cell>
          <table:table-cell table:formula="of:=[.D11]/1000000" office:value-type="float" office:value="168.497803" calcext:value-type="float">
            <text:p>168.497803</text:p>
          </table:table-cell>
          <table:table-cell table:formula="of:=[.E11]/1000000" office:value-type="float" office:value="172.260732" calcext:value-type="float">
            <text:p>172.260732</text:p>
          </table:table-cell>
          <table:table-cell table:formula="of:=[.F11]/1000000" office:value-type="float" office:value="199.752824" calcext:value-type="float">
            <text:p>199.752824</text:p>
          </table:table-cell>
          <table:table-cell table:formula="of:=[.G11]/1000000" office:value-type="float" office:value="192.615513" calcext:value-type="float">
            <text:p>192.615513</text:p>
          </table:table-cell>
          <table:table-cell table:formula="of:=[.H11]/1000000" office:value-type="float" office:value="225.033137" calcext:value-type="float">
            <text:p>225.033137</text:p>
          </table:table-cell>
          <table:table-cell table:formula="of:=[.I11]/1000000" office:value-type="float" office:value="227.811939" calcext:value-type="float">
            <text:p>227.811939</text:p>
          </table:table-cell>
          <table:table-cell table:formula="of:=[.J11]/1000000" office:value-type="float" office:value="201.931141" calcext:value-type="float">
            <text:p>201.931141</text:p>
          </table:table-cell>
          <table:table-cell table:formula="of:=[.K11]/1000000" office:value-type="float" office:value="192.908691" calcext:value-type="float">
            <text:p>192.9086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1949481" calcext:value-type="float">
            <text:p>181949481</text:p>
          </table:table-cell>
          <table:table-cell office:value-type="float" office:value="174854950" calcext:value-type="float">
            <text:p>174854950</text:p>
          </table:table-cell>
          <table:table-cell office:value-type="float" office:value="135604121" calcext:value-type="float">
            <text:p>135604121</text:p>
          </table:table-cell>
          <table:table-cell office:value-type="float" office:value="166088502" calcext:value-type="float">
            <text:p>166088502</text:p>
          </table:table-cell>
          <table:table-cell office:value-type="float" office:value="185780791" calcext:value-type="float">
            <text:p>185780791</text:p>
          </table:table-cell>
          <table:table-cell office:value-type="float" office:value="190030856" calcext:value-type="float">
            <text:p>190030856</text:p>
          </table:table-cell>
          <table:table-cell office:value-type="float" office:value="211985748" calcext:value-type="float">
            <text:p>211985748</text:p>
          </table:table-cell>
          <table:table-cell office:value-type="float" office:value="210211986" calcext:value-type="float">
            <text:p>210211986</text:p>
          </table:table-cell>
          <table:table-cell office:value-type="float" office:value="209408833" calcext:value-type="float">
            <text:p>209408833</text:p>
          </table:table-cell>
          <table:table-cell office:value-type="float" office:value="198628631" calcext:value-type="float">
            <text:p>198628631</text:p>
          </table:table-cell>
          <table:table-cell table:number-columns-repeated="2"/>
          <table:table-cell table:formula="of:=[.A12]" office:value-type="float" office:value="35" calcext:value-type="float">
            <text:p>35</text:p>
          </table:table-cell>
          <table:table-cell table:formula="of:=[.B12]/1000000" office:value-type="float" office:value="181.949481" calcext:value-type="float">
            <text:p>181.949481</text:p>
          </table:table-cell>
          <table:table-cell table:formula="of:=[.C12]/1000000" office:value-type="float" office:value="174.85495" calcext:value-type="float">
            <text:p>174.85495</text:p>
          </table:table-cell>
          <table:table-cell table:formula="of:=[.D12]/1000000" office:value-type="float" office:value="135.604121" calcext:value-type="float">
            <text:p>135.604121</text:p>
          </table:table-cell>
          <table:table-cell table:formula="of:=[.E12]/1000000" office:value-type="float" office:value="166.088502" calcext:value-type="float">
            <text:p>166.088502</text:p>
          </table:table-cell>
          <table:table-cell table:formula="of:=[.F12]/1000000" office:value-type="float" office:value="185.780791" calcext:value-type="float">
            <text:p>185.780791</text:p>
          </table:table-cell>
          <table:table-cell table:formula="of:=[.G12]/1000000" office:value-type="float" office:value="190.030856" calcext:value-type="float">
            <text:p>190.030856</text:p>
          </table:table-cell>
          <table:table-cell table:formula="of:=[.H12]/1000000" office:value-type="float" office:value="211.985748" calcext:value-type="float">
            <text:p>211.985748</text:p>
          </table:table-cell>
          <table:table-cell table:formula="of:=[.I12]/1000000" office:value-type="float" office:value="210.211986" calcext:value-type="float">
            <text:p>210.211986</text:p>
          </table:table-cell>
          <table:table-cell table:formula="of:=[.J12]/1000000" office:value-type="float" office:value="209.408833" calcext:value-type="float">
            <text:p>209.408833</text:p>
          </table:table-cell>
          <table:table-cell table:formula="of:=[.K12]/1000000" office:value-type="float" office:value="198.628631" calcext:value-type="float">
            <text:p>198.628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404906" calcext:value-type="float">
            <text:p>118404906</text:p>
          </table:table-cell>
          <table:table-cell office:value-type="float" office:value="119075520" calcext:value-type="float">
            <text:p>119075520</text:p>
          </table:table-cell>
          <table:table-cell office:value-type="float" office:value="86849819" calcext:value-type="float">
            <text:p>86849819</text:p>
          </table:table-cell>
          <table:table-cell office:value-type="float" office:value="169875868" calcext:value-type="float">
            <text:p>169875868</text:p>
          </table:table-cell>
          <table:table-cell office:value-type="float" office:value="169499959" calcext:value-type="float">
            <text:p>169499959</text:p>
          </table:table-cell>
          <table:table-cell office:value-type="float" office:value="192792799" calcext:value-type="float">
            <text:p>192792799</text:p>
          </table:table-cell>
          <table:table-cell office:value-type="float" office:value="213637265" calcext:value-type="float">
            <text:p>213637265</text:p>
          </table:table-cell>
          <table:table-cell office:value-type="float" office:value="219428317" calcext:value-type="float">
            <text:p>219428317</text:p>
          </table:table-cell>
          <table:table-cell office:value-type="float" office:value="195370238" calcext:value-type="float">
            <text:p>195370238</text:p>
          </table:table-cell>
          <table:table-cell office:value-type="float" office:value="198631048" calcext:value-type="float">
            <text:p>198631048</text:p>
          </table:table-cell>
          <table:table-cell table:number-columns-repeated="2"/>
          <table:table-cell table:formula="of:=[.A13]" office:value-type="float" office:value="34" calcext:value-type="float">
            <text:p>34</text:p>
          </table:table-cell>
          <table:table-cell table:formula="of:=[.B13]/1000000" office:value-type="float" office:value="118.404906" calcext:value-type="float">
            <text:p>118.404906</text:p>
          </table:table-cell>
          <table:table-cell table:formula="of:=[.C13]/1000000" office:value-type="float" office:value="119.07552" calcext:value-type="float">
            <text:p>119.07552</text:p>
          </table:table-cell>
          <table:table-cell table:formula="of:=[.D13]/1000000" office:value-type="float" office:value="86.849819" calcext:value-type="float">
            <text:p>86.849819</text:p>
          </table:table-cell>
          <table:table-cell table:formula="of:=[.E13]/1000000" office:value-type="float" office:value="169.875868" calcext:value-type="float">
            <text:p>169.875868</text:p>
          </table:table-cell>
          <table:table-cell table:formula="of:=[.F13]/1000000" office:value-type="float" office:value="169.499959" calcext:value-type="float">
            <text:p>169.499959</text:p>
          </table:table-cell>
          <table:table-cell table:formula="of:=[.G13]/1000000" office:value-type="float" office:value="192.792799" calcext:value-type="float">
            <text:p>192.792799</text:p>
          </table:table-cell>
          <table:table-cell table:formula="of:=[.H13]/1000000" office:value-type="float" office:value="213.637265" calcext:value-type="float">
            <text:p>213.637265</text:p>
          </table:table-cell>
          <table:table-cell table:formula="of:=[.I13]/1000000" office:value-type="float" office:value="219.428317" calcext:value-type="float">
            <text:p>219.428317</text:p>
          </table:table-cell>
          <table:table-cell table:formula="of:=[.J13]/1000000" office:value-type="float" office:value="195.370238" calcext:value-type="float">
            <text:p>195.370238</text:p>
          </table:table-cell>
          <table:table-cell table:formula="of:=[.K13]/1000000" office:value-type="float" office:value="198.631048" calcext:value-type="float">
            <text:p>198.6310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4814672" calcext:value-type="float">
            <text:p>124814672</text:p>
          </table:table-cell>
          <table:table-cell office:value-type="float" office:value="115107659" calcext:value-type="float">
            <text:p>115107659</text:p>
          </table:table-cell>
          <table:table-cell office:value-type="float" office:value="92091529" calcext:value-type="float">
            <text:p>92091529</text:p>
          </table:table-cell>
          <table:table-cell office:value-type="float" office:value="171718783" calcext:value-type="float">
            <text:p>171718783</text:p>
          </table:table-cell>
          <table:table-cell office:value-type="float" office:value="144991222" calcext:value-type="float">
            <text:p>144991222</text:p>
          </table:table-cell>
          <table:table-cell office:value-type="float" office:value="170788604" calcext:value-type="float">
            <text:p>170788604</text:p>
          </table:table-cell>
          <table:table-cell office:value-type="float" office:value="212311950" calcext:value-type="float">
            <text:p>212311950</text:p>
          </table:table-cell>
          <table:table-cell office:value-type="float" office:value="206303458" calcext:value-type="float">
            <text:p>206303458</text:p>
          </table:table-cell>
          <table:table-cell office:value-type="float" office:value="183495377" calcext:value-type="float">
            <text:p>183495377</text:p>
          </table:table-cell>
          <table:table-cell office:value-type="float" office:value="203302382" calcext:value-type="float">
            <text:p>203302382</text:p>
          </table:table-cell>
          <table:table-cell table:number-columns-repeated="2"/>
          <table:table-cell table:formula="of:=[.A14]" office:value-type="float" office:value="33" calcext:value-type="float">
            <text:p>33</text:p>
          </table:table-cell>
          <table:table-cell table:formula="of:=[.B14]/1000000" office:value-type="float" office:value="124.814672" calcext:value-type="float">
            <text:p>124.814672</text:p>
          </table:table-cell>
          <table:table-cell table:formula="of:=[.C14]/1000000" office:value-type="float" office:value="115.107659" calcext:value-type="float">
            <text:p>115.107659</text:p>
          </table:table-cell>
          <table:table-cell table:formula="of:=[.D14]/1000000" office:value-type="float" office:value="92.091529" calcext:value-type="float">
            <text:p>92.091529</text:p>
          </table:table-cell>
          <table:table-cell table:formula="of:=[.E14]/1000000" office:value-type="float" office:value="171.718783" calcext:value-type="float">
            <text:p>171.718783</text:p>
          </table:table-cell>
          <table:table-cell table:formula="of:=[.F14]/1000000" office:value-type="float" office:value="144.991222" calcext:value-type="float">
            <text:p>144.991222</text:p>
          </table:table-cell>
          <table:table-cell table:formula="of:=[.G14]/1000000" office:value-type="float" office:value="170.788604" calcext:value-type="float">
            <text:p>170.788604</text:p>
          </table:table-cell>
          <table:table-cell table:formula="of:=[.H14]/1000000" office:value-type="float" office:value="212.31195" calcext:value-type="float">
            <text:p>212.31195</text:p>
          </table:table-cell>
          <table:table-cell table:formula="of:=[.I14]/1000000" office:value-type="float" office:value="206.303458" calcext:value-type="float">
            <text:p>206.303458</text:p>
          </table:table-cell>
          <table:table-cell table:formula="of:=[.J14]/1000000" office:value-type="float" office:value="183.495377" calcext:value-type="float">
            <text:p>183.495377</text:p>
          </table:table-cell>
          <table:table-cell table:formula="of:=[.K14]/1000000" office:value-type="float" office:value="203.302382" calcext:value-type="float">
            <text:p>203.302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611559" calcext:value-type="float">
            <text:p>99611559</text:p>
          </table:table-cell>
          <table:table-cell office:value-type="float" office:value="99484998" calcext:value-type="float">
            <text:p>99484998</text:p>
          </table:table-cell>
          <table:table-cell office:value-type="float" office:value="93276046" calcext:value-type="float">
            <text:p>93276046</text:p>
          </table:table-cell>
          <table:table-cell office:value-type="float" office:value="161308774" calcext:value-type="float">
            <text:p>161308774</text:p>
          </table:table-cell>
          <table:table-cell office:value-type="float" office:value="140959684" calcext:value-type="float">
            <text:p>140959684</text:p>
          </table:table-cell>
          <table:table-cell office:value-type="float" office:value="173046715" calcext:value-type="float">
            <text:p>173046715</text:p>
          </table:table-cell>
          <table:table-cell office:value-type="float" office:value="215299889" calcext:value-type="float">
            <text:p>215299889</text:p>
          </table:table-cell>
          <table:table-cell office:value-type="float" office:value="192371474" calcext:value-type="float">
            <text:p>192371474</text:p>
          </table:table-cell>
          <table:table-cell office:value-type="float" office:value="188496108" calcext:value-type="float">
            <text:p>188496108</text:p>
          </table:table-cell>
          <table:table-cell office:value-type="float" office:value="183586203" calcext:value-type="float">
            <text:p>183586203</text:p>
          </table:table-cell>
          <table:table-cell table:number-columns-repeated="2"/>
          <table:table-cell table:formula="of:=[.A15]" office:value-type="float" office:value="32" calcext:value-type="float">
            <text:p>32</text:p>
          </table:table-cell>
          <table:table-cell table:formula="of:=[.B15]/1000000" office:value-type="float" office:value="99.611559" calcext:value-type="float">
            <text:p>99.611559</text:p>
          </table:table-cell>
          <table:table-cell table:formula="of:=[.C15]/1000000" office:value-type="float" office:value="99.484998" calcext:value-type="float">
            <text:p>99.484998</text:p>
          </table:table-cell>
          <table:table-cell table:formula="of:=[.D15]/1000000" office:value-type="float" office:value="93.276046" calcext:value-type="float">
            <text:p>93.276046</text:p>
          </table:table-cell>
          <table:table-cell table:formula="of:=[.E15]/1000000" office:value-type="float" office:value="161.308774" calcext:value-type="float">
            <text:p>161.308774</text:p>
          </table:table-cell>
          <table:table-cell table:formula="of:=[.F15]/1000000" office:value-type="float" office:value="140.959684" calcext:value-type="float">
            <text:p>140.959684</text:p>
          </table:table-cell>
          <table:table-cell table:formula="of:=[.G15]/1000000" office:value-type="float" office:value="173.046715" calcext:value-type="float">
            <text:p>173.046715</text:p>
          </table:table-cell>
          <table:table-cell table:formula="of:=[.H15]/1000000" office:value-type="float" office:value="215.299889" calcext:value-type="float">
            <text:p>215.299889</text:p>
          </table:table-cell>
          <table:table-cell table:formula="of:=[.I15]/1000000" office:value-type="float" office:value="192.371474" calcext:value-type="float">
            <text:p>192.371474</text:p>
          </table:table-cell>
          <table:table-cell table:formula="of:=[.J15]/1000000" office:value-type="float" office:value="188.496108" calcext:value-type="float">
            <text:p>188.496108</text:p>
          </table:table-cell>
          <table:table-cell table:formula="of:=[.K15]/1000000" office:value-type="float" office:value="183.586203" calcext:value-type="float">
            <text:p>183.5862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504832" calcext:value-type="float">
            <text:p>96504832</text:p>
          </table:table-cell>
          <table:table-cell office:value-type="float" office:value="91525230" calcext:value-type="float">
            <text:p>91525230</text:p>
          </table:table-cell>
          <table:table-cell office:value-type="float" office:value="90185984" calcext:value-type="float">
            <text:p>90185984</text:p>
          </table:table-cell>
          <table:table-cell office:value-type="float" office:value="160192023" calcext:value-type="float">
            <text:p>160192023</text:p>
          </table:table-cell>
          <table:table-cell office:value-type="float" office:value="142463469" calcext:value-type="float">
            <text:p>142463469</text:p>
          </table:table-cell>
          <table:table-cell office:value-type="float" office:value="101327281" calcext:value-type="float">
            <text:p>101327281</text:p>
          </table:table-cell>
          <table:table-cell office:value-type="float" office:value="213230424" calcext:value-type="float">
            <text:p>213230424</text:p>
          </table:table-cell>
          <table:table-cell office:value-type="float" office:value="192344024" calcext:value-type="float">
            <text:p>192344024</text:p>
          </table:table-cell>
          <table:table-cell office:value-type="float" office:value="183207362" calcext:value-type="float">
            <text:p>183207362</text:p>
          </table:table-cell>
          <table:table-cell office:value-type="float" office:value="158139668" calcext:value-type="float">
            <text:p>158139668</text:p>
          </table:table-cell>
          <table:table-cell table:number-columns-repeated="2"/>
          <table:table-cell table:formula="of:=[.A16]" office:value-type="float" office:value="31" calcext:value-type="float">
            <text:p>31</text:p>
          </table:table-cell>
          <table:table-cell table:formula="of:=[.B16]/1000000" office:value-type="float" office:value="96.504832" calcext:value-type="float">
            <text:p>96.504832</text:p>
          </table:table-cell>
          <table:table-cell table:formula="of:=[.C16]/1000000" office:value-type="float" office:value="91.52523" calcext:value-type="float">
            <text:p>91.52523</text:p>
          </table:table-cell>
          <table:table-cell table:formula="of:=[.D16]/1000000" office:value-type="float" office:value="90.185984" calcext:value-type="float">
            <text:p>90.185984</text:p>
          </table:table-cell>
          <table:table-cell table:formula="of:=[.E16]/1000000" office:value-type="float" office:value="160.192023" calcext:value-type="float">
            <text:p>160.192023</text:p>
          </table:table-cell>
          <table:table-cell table:formula="of:=[.F16]/1000000" office:value-type="float" office:value="142.463469" calcext:value-type="float">
            <text:p>142.463469</text:p>
          </table:table-cell>
          <table:table-cell table:formula="of:=[.G16]/1000000" office:value-type="float" office:value="101.327281" calcext:value-type="float">
            <text:p>101.327281</text:p>
          </table:table-cell>
          <table:table-cell table:formula="of:=[.H16]/1000000" office:value-type="float" office:value="213.230424" calcext:value-type="float">
            <text:p>213.230424</text:p>
          </table:table-cell>
          <table:table-cell table:formula="of:=[.I16]/1000000" office:value-type="float" office:value="192.344024" calcext:value-type="float">
            <text:p>192.344024</text:p>
          </table:table-cell>
          <table:table-cell table:formula="of:=[.J16]/1000000" office:value-type="float" office:value="183.207362" calcext:value-type="float">
            <text:p>183.207362</text:p>
          </table:table-cell>
          <table:table-cell table:formula="of:=[.K16]/1000000" office:value-type="float" office:value="158.139668" calcext:value-type="float">
            <text:p>158.139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442363" calcext:value-type="float">
            <text:p>74442363</text:p>
          </table:table-cell>
          <table:table-cell office:value-type="float" office:value="66698307" calcext:value-type="float">
            <text:p>66698307</text:p>
          </table:table-cell>
          <table:table-cell office:value-type="float" office:value="89885976" calcext:value-type="float">
            <text:p>89885976</text:p>
          </table:table-cell>
          <table:table-cell office:value-type="float" office:value="150221863" calcext:value-type="float">
            <text:p>150221863</text:p>
          </table:table-cell>
          <table:table-cell office:value-type="float" office:value="131361732" calcext:value-type="float">
            <text:p>131361732</text:p>
          </table:table-cell>
          <table:table-cell office:value-type="float" office:value="93486273" calcext:value-type="float">
            <text:p>93486273</text:p>
          </table:table-cell>
          <table:table-cell office:value-type="float" office:value="202733425" calcext:value-type="float">
            <text:p>202733425</text:p>
          </table:table-cell>
          <table:table-cell office:value-type="float" office:value="176574323" calcext:value-type="float">
            <text:p>176574323</text:p>
          </table:table-cell>
          <table:table-cell office:value-type="float" office:value="178985556" calcext:value-type="float">
            <text:p>178985556</text:p>
          </table:table-cell>
          <table:table-cell office:value-type="float" office:value="145443092" calcext:value-type="float">
            <text:p>145443092</text:p>
          </table:table-cell>
          <table:table-cell table:number-columns-repeated="2"/>
          <table:table-cell table:formula="of:=[.A17]" office:value-type="float" office:value="30" calcext:value-type="float">
            <text:p>30</text:p>
          </table:table-cell>
          <table:table-cell table:formula="of:=[.B17]/1000000" office:value-type="float" office:value="74.442363" calcext:value-type="float">
            <text:p>74.442363</text:p>
          </table:table-cell>
          <table:table-cell table:formula="of:=[.C17]/1000000" office:value-type="float" office:value="66.698307" calcext:value-type="float">
            <text:p>66.698307</text:p>
          </table:table-cell>
          <table:table-cell table:formula="of:=[.D17]/1000000" office:value-type="float" office:value="89.885976" calcext:value-type="float">
            <text:p>89.885976</text:p>
          </table:table-cell>
          <table:table-cell table:formula="of:=[.E17]/1000000" office:value-type="float" office:value="150.221863" calcext:value-type="float">
            <text:p>150.221863</text:p>
          </table:table-cell>
          <table:table-cell table:formula="of:=[.F17]/1000000" office:value-type="float" office:value="131.361732" calcext:value-type="float">
            <text:p>131.361732</text:p>
          </table:table-cell>
          <table:table-cell table:formula="of:=[.G17]/1000000" office:value-type="float" office:value="93.486273" calcext:value-type="float">
            <text:p>93.486273</text:p>
          </table:table-cell>
          <table:table-cell table:formula="of:=[.H17]/1000000" office:value-type="float" office:value="202.733425" calcext:value-type="float">
            <text:p>202.733425</text:p>
          </table:table-cell>
          <table:table-cell table:formula="of:=[.I17]/1000000" office:value-type="float" office:value="176.574323" calcext:value-type="float">
            <text:p>176.574323</text:p>
          </table:table-cell>
          <table:table-cell table:formula="of:=[.J17]/1000000" office:value-type="float" office:value="178.985556" calcext:value-type="float">
            <text:p>178.985556</text:p>
          </table:table-cell>
          <table:table-cell table:formula="of:=[.K17]/1000000" office:value-type="float" office:value="145.443092" calcext:value-type="float">
            <text:p>145.4430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028102" calcext:value-type="float">
            <text:p>82028102</text:p>
          </table:table-cell>
          <table:table-cell office:value-type="float" office:value="70986366" calcext:value-type="float">
            <text:p>70986366</text:p>
          </table:table-cell>
          <table:table-cell office:value-type="float" office:value="72113330" calcext:value-type="float">
            <text:p>72113330</text:p>
          </table:table-cell>
          <table:table-cell office:value-type="float" office:value="159651030" calcext:value-type="float">
            <text:p>159651030</text:p>
          </table:table-cell>
          <table:table-cell office:value-type="float" office:value="119449076" calcext:value-type="float">
            <text:p>119449076</text:p>
          </table:table-cell>
          <table:table-cell office:value-type="float" office:value="107948457" calcext:value-type="float">
            <text:p>107948457</text:p>
          </table:table-cell>
          <table:table-cell office:value-type="float" office:value="203149553" calcext:value-type="float">
            <text:p>203149553</text:p>
          </table:table-cell>
          <table:table-cell office:value-type="float" office:value="145174897" calcext:value-type="float">
            <text:p>145174897</text:p>
          </table:table-cell>
          <table:table-cell office:value-type="float" office:value="126741100" calcext:value-type="float">
            <text:p>126741100</text:p>
          </table:table-cell>
          <table:table-cell office:value-type="float" office:value="127092949" calcext:value-type="float">
            <text:p>127092949</text:p>
          </table:table-cell>
          <table:table-cell table:number-columns-repeated="2"/>
          <table:table-cell table:formula="of:=[.A18]" office:value-type="float" office:value="29" calcext:value-type="float">
            <text:p>29</text:p>
          </table:table-cell>
          <table:table-cell table:formula="of:=[.B18]/1000000" office:value-type="float" office:value="82.028102" calcext:value-type="float">
            <text:p>82.028102</text:p>
          </table:table-cell>
          <table:table-cell table:formula="of:=[.C18]/1000000" office:value-type="float" office:value="70.986366" calcext:value-type="float">
            <text:p>70.986366</text:p>
          </table:table-cell>
          <table:table-cell table:formula="of:=[.D18]/1000000" office:value-type="float" office:value="72.11333" calcext:value-type="float">
            <text:p>72.11333</text:p>
          </table:table-cell>
          <table:table-cell table:formula="of:=[.E18]/1000000" office:value-type="float" office:value="159.65103" calcext:value-type="float">
            <text:p>159.65103</text:p>
          </table:table-cell>
          <table:table-cell table:formula="of:=[.F18]/1000000" office:value-type="float" office:value="119.449076" calcext:value-type="float">
            <text:p>119.449076</text:p>
          </table:table-cell>
          <table:table-cell table:formula="of:=[.G18]/1000000" office:value-type="float" office:value="107.948457" calcext:value-type="float">
            <text:p>107.948457</text:p>
          </table:table-cell>
          <table:table-cell table:formula="of:=[.H18]/1000000" office:value-type="float" office:value="203.149553" calcext:value-type="float">
            <text:p>203.149553</text:p>
          </table:table-cell>
          <table:table-cell table:formula="of:=[.I18]/1000000" office:value-type="float" office:value="145.174897" calcext:value-type="float">
            <text:p>145.174897</text:p>
          </table:table-cell>
          <table:table-cell table:formula="of:=[.J18]/1000000" office:value-type="float" office:value="126.7411" calcext:value-type="float">
            <text:p>126.7411</text:p>
          </table:table-cell>
          <table:table-cell table:formula="of:=[.K18]/1000000" office:value-type="float" office:value="127.092949" calcext:value-type="float">
            <text:p>127.0929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618726" calcext:value-type="float">
            <text:p>70618726</text:p>
          </table:table-cell>
          <table:table-cell office:value-type="float" office:value="51682041" calcext:value-type="float">
            <text:p>51682041</text:p>
          </table:table-cell>
          <table:table-cell office:value-type="float" office:value="81510999" calcext:value-type="float">
            <text:p>81510999</text:p>
          </table:table-cell>
          <table:table-cell office:value-type="float" office:value="120869477" calcext:value-type="float">
            <text:p>120869477</text:p>
          </table:table-cell>
          <table:table-cell office:value-type="float" office:value="99664553" calcext:value-type="float">
            <text:p>99664553</text:p>
          </table:table-cell>
          <table:table-cell office:value-type="float" office:value="86146580" calcext:value-type="float">
            <text:p>86146580</text:p>
          </table:table-cell>
          <table:table-cell office:value-type="float" office:value="192482515" calcext:value-type="float">
            <text:p>192482515</text:p>
          </table:table-cell>
          <table:table-cell office:value-type="float" office:value="110282691" calcext:value-type="float">
            <text:p>110282691</text:p>
          </table:table-cell>
          <table:table-cell office:value-type="float" office:value="108338601" calcext:value-type="float">
            <text:p>108338601</text:p>
          </table:table-cell>
          <table:table-cell office:value-type="float" office:value="96274091" calcext:value-type="float">
            <text:p>96274091</text:p>
          </table:table-cell>
          <table:table-cell table:number-columns-repeated="2"/>
          <table:table-cell table:formula="of:=[.A19]" office:value-type="float" office:value="28" calcext:value-type="float">
            <text:p>28</text:p>
          </table:table-cell>
          <table:table-cell table:formula="of:=[.B19]/1000000" office:value-type="float" office:value="70.618726" calcext:value-type="float">
            <text:p>70.618726</text:p>
          </table:table-cell>
          <table:table-cell table:formula="of:=[.C19]/1000000" office:value-type="float" office:value="51.682041" calcext:value-type="float">
            <text:p>51.682041</text:p>
          </table:table-cell>
          <table:table-cell table:formula="of:=[.D19]/1000000" office:value-type="float" office:value="81.510999" calcext:value-type="float">
            <text:p>81.510999</text:p>
          </table:table-cell>
          <table:table-cell table:formula="of:=[.E19]/1000000" office:value-type="float" office:value="120.869477" calcext:value-type="float">
            <text:p>120.869477</text:p>
          </table:table-cell>
          <table:table-cell table:formula="of:=[.F19]/1000000" office:value-type="float" office:value="99.664553" calcext:value-type="float">
            <text:p>99.664553</text:p>
          </table:table-cell>
          <table:table-cell table:formula="of:=[.G19]/1000000" office:value-type="float" office:value="86.14658" calcext:value-type="float">
            <text:p>86.14658</text:p>
          </table:table-cell>
          <table:table-cell table:formula="of:=[.H19]/1000000" office:value-type="float" office:value="192.482515" calcext:value-type="float">
            <text:p>192.482515</text:p>
          </table:table-cell>
          <table:table-cell table:formula="of:=[.I19]/1000000" office:value-type="float" office:value="110.282691" calcext:value-type="float">
            <text:p>110.282691</text:p>
          </table:table-cell>
          <table:table-cell table:formula="of:=[.J19]/1000000" office:value-type="float" office:value="108.338601" calcext:value-type="float">
            <text:p>108.338601</text:p>
          </table:table-cell>
          <table:table-cell table:formula="of:=[.K19]/1000000" office:value-type="float" office:value="96.274091" calcext:value-type="float">
            <text:p>96.274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50029" calcext:value-type="float">
            <text:p>64150029</text:p>
          </table:table-cell>
          <table:table-cell office:value-type="float" office:value="51504033" calcext:value-type="float">
            <text:p>51504033</text:p>
          </table:table-cell>
          <table:table-cell office:value-type="float" office:value="76855194" calcext:value-type="float">
            <text:p>76855194</text:p>
          </table:table-cell>
          <table:table-cell office:value-type="float" office:value="109161835" calcext:value-type="float">
            <text:p>109161835</text:p>
          </table:table-cell>
          <table:table-cell office:value-type="float" office:value="81575046" calcext:value-type="float">
            <text:p>81575046</text:p>
          </table:table-cell>
          <table:table-cell office:value-type="float" office:value="102558205" calcext:value-type="float">
            <text:p>102558205</text:p>
          </table:table-cell>
          <table:table-cell office:value-type="float" office:value="197040843" calcext:value-type="float">
            <text:p>197040843</text:p>
          </table:table-cell>
          <table:table-cell office:value-type="float" office:value="94583464" calcext:value-type="float">
            <text:p>94583464</text:p>
          </table:table-cell>
          <table:table-cell office:value-type="float" office:value="103965864" calcext:value-type="float">
            <text:p>103965864</text:p>
          </table:table-cell>
          <table:table-cell office:value-type="float" office:value="87345921" calcext:value-type="float">
            <text:p>87345921</text:p>
          </table:table-cell>
          <table:table-cell table:number-columns-repeated="2"/>
          <table:table-cell table:formula="of:=[.A20]" office:value-type="float" office:value="27" calcext:value-type="float">
            <text:p>27</text:p>
          </table:table-cell>
          <table:table-cell table:formula="of:=[.B20]/1000000" office:value-type="float" office:value="64.150029" calcext:value-type="float">
            <text:p>64.150029</text:p>
          </table:table-cell>
          <table:table-cell table:formula="of:=[.C20]/1000000" office:value-type="float" office:value="51.504033" calcext:value-type="float">
            <text:p>51.504033</text:p>
          </table:table-cell>
          <table:table-cell table:formula="of:=[.D20]/1000000" office:value-type="float" office:value="76.855194" calcext:value-type="float">
            <text:p>76.855194</text:p>
          </table:table-cell>
          <table:table-cell table:formula="of:=[.E20]/1000000" office:value-type="float" office:value="109.161835" calcext:value-type="float">
            <text:p>109.161835</text:p>
          </table:table-cell>
          <table:table-cell table:formula="of:=[.F20]/1000000" office:value-type="float" office:value="81.575046" calcext:value-type="float">
            <text:p>81.575046</text:p>
          </table:table-cell>
          <table:table-cell table:formula="of:=[.G20]/1000000" office:value-type="float" office:value="102.558205" calcext:value-type="float">
            <text:p>102.558205</text:p>
          </table:table-cell>
          <table:table-cell table:formula="of:=[.H20]/1000000" office:value-type="float" office:value="197.040843" calcext:value-type="float">
            <text:p>197.040843</text:p>
          </table:table-cell>
          <table:table-cell table:formula="of:=[.I20]/1000000" office:value-type="float" office:value="94.583464" calcext:value-type="float">
            <text:p>94.583464</text:p>
          </table:table-cell>
          <table:table-cell table:formula="of:=[.J20]/1000000" office:value-type="float" office:value="103.965864" calcext:value-type="float">
            <text:p>103.965864</text:p>
          </table:table-cell>
          <table:table-cell table:formula="of:=[.K20]/1000000" office:value-type="float" office:value="87.345921" calcext:value-type="float">
            <text:p>87.3459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707084" calcext:value-type="float">
            <text:p>73707084</text:p>
          </table:table-cell>
          <table:table-cell office:value-type="float" office:value="118613280" calcext:value-type="float">
            <text:p>118613280</text:p>
          </table:table-cell>
          <table:table-cell office:value-type="float" office:value="80213612" calcext:value-type="float">
            <text:p>80213612</text:p>
          </table:table-cell>
          <table:table-cell office:value-type="float" office:value="98265021" calcext:value-type="float">
            <text:p>98265021</text:p>
          </table:table-cell>
          <table:table-cell office:value-type="float" office:value="65857198" calcext:value-type="float">
            <text:p>65857198</text:p>
          </table:table-cell>
          <table:table-cell office:value-type="float" office:value="83944145" calcext:value-type="float">
            <text:p>83944145</text:p>
          </table:table-cell>
          <table:table-cell office:value-type="float" office:value="188420626" calcext:value-type="float">
            <text:p>188420626</text:p>
          </table:table-cell>
          <table:table-cell office:value-type="float" office:value="75073234" calcext:value-type="float">
            <text:p>75073234</text:p>
          </table:table-cell>
          <table:table-cell office:value-type="float" office:value="80121116" calcext:value-type="float">
            <text:p>80121116</text:p>
          </table:table-cell>
          <table:table-cell office:value-type="float" office:value="74744185" calcext:value-type="float">
            <text:p>74744185</text:p>
          </table:table-cell>
          <table:table-cell table:number-columns-repeated="2"/>
          <table:table-cell table:formula="of:=[.A21]" office:value-type="float" office:value="26" calcext:value-type="float">
            <text:p>26</text:p>
          </table:table-cell>
          <table:table-cell table:formula="of:=[.B21]/1000000" office:value-type="float" office:value="73.707084" calcext:value-type="float">
            <text:p>73.707084</text:p>
          </table:table-cell>
          <table:table-cell table:formula="of:=[.C21]/1000000" office:value-type="float" office:value="118.61328" calcext:value-type="float">
            <text:p>118.61328</text:p>
          </table:table-cell>
          <table:table-cell table:formula="of:=[.D21]/1000000" office:value-type="float" office:value="80.213612" calcext:value-type="float">
            <text:p>80.213612</text:p>
          </table:table-cell>
          <table:table-cell table:formula="of:=[.E21]/1000000" office:value-type="float" office:value="98.265021" calcext:value-type="float">
            <text:p>98.265021</text:p>
          </table:table-cell>
          <table:table-cell table:formula="of:=[.F21]/1000000" office:value-type="float" office:value="65.857198" calcext:value-type="float">
            <text:p>65.857198</text:p>
          </table:table-cell>
          <table:table-cell table:formula="of:=[.G21]/1000000" office:value-type="float" office:value="83.944145" calcext:value-type="float">
            <text:p>83.944145</text:p>
          </table:table-cell>
          <table:table-cell table:formula="of:=[.H21]/1000000" office:value-type="float" office:value="188.420626" calcext:value-type="float">
            <text:p>188.420626</text:p>
          </table:table-cell>
          <table:table-cell table:formula="of:=[.I21]/1000000" office:value-type="float" office:value="75.073234" calcext:value-type="float">
            <text:p>75.073234</text:p>
          </table:table-cell>
          <table:table-cell table:formula="of:=[.J21]/1000000" office:value-type="float" office:value="80.121116" calcext:value-type="float">
            <text:p>80.121116</text:p>
          </table:table-cell>
          <table:table-cell table:formula="of:=[.K21]/1000000" office:value-type="float" office:value="74.744185" calcext:value-type="float">
            <text:p>74.744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559810" calcext:value-type="float">
            <text:p>56559810</text:p>
          </table:table-cell>
          <table:table-cell office:value-type="float" office:value="62159561" calcext:value-type="float">
            <text:p>62159561</text:p>
          </table:table-cell>
          <table:table-cell office:value-type="float" office:value="86772789" calcext:value-type="float">
            <text:p>86772789</text:p>
          </table:table-cell>
          <table:table-cell office:value-type="float" office:value="87993975" calcext:value-type="float">
            <text:p>87993975</text:p>
          </table:table-cell>
          <table:table-cell office:value-type="float" office:value="68455776" calcext:value-type="float">
            <text:p>68455776</text:p>
          </table:table-cell>
          <table:table-cell office:value-type="float" office:value="110132207" calcext:value-type="float">
            <text:p>110132207</text:p>
          </table:table-cell>
          <table:table-cell office:value-type="float" office:value="153581175" calcext:value-type="float">
            <text:p>153581175</text:p>
          </table:table-cell>
          <table:table-cell office:value-type="float" office:value="65254455" calcext:value-type="float">
            <text:p>65254455</text:p>
          </table:table-cell>
          <table:table-cell office:value-type="float" office:value="72395591" calcext:value-type="float">
            <text:p>72395591</text:p>
          </table:table-cell>
          <table:table-cell office:value-type="float" office:value="55832181" calcext:value-type="float">
            <text:p>55832181</text:p>
          </table:table-cell>
          <table:table-cell table:number-columns-repeated="2"/>
          <table:table-cell table:formula="of:=[.A22]" office:value-type="float" office:value="25" calcext:value-type="float">
            <text:p>25</text:p>
          </table:table-cell>
          <table:table-cell table:formula="of:=[.B22]/1000000" office:value-type="float" office:value="56.55981" calcext:value-type="float">
            <text:p>56.55981</text:p>
          </table:table-cell>
          <table:table-cell table:formula="of:=[.C22]/1000000" office:value-type="float" office:value="62.159561" calcext:value-type="float">
            <text:p>62.159561</text:p>
          </table:table-cell>
          <table:table-cell table:formula="of:=[.D22]/1000000" office:value-type="float" office:value="86.772789" calcext:value-type="float">
            <text:p>86.772789</text:p>
          </table:table-cell>
          <table:table-cell table:formula="of:=[.E22]/1000000" office:value-type="float" office:value="87.993975" calcext:value-type="float">
            <text:p>87.993975</text:p>
          </table:table-cell>
          <table:table-cell table:formula="of:=[.F22]/1000000" office:value-type="float" office:value="68.455776" calcext:value-type="float">
            <text:p>68.455776</text:p>
          </table:table-cell>
          <table:table-cell table:formula="of:=[.G22]/1000000" office:value-type="float" office:value="110.132207" calcext:value-type="float">
            <text:p>110.132207</text:p>
          </table:table-cell>
          <table:table-cell table:formula="of:=[.H22]/1000000" office:value-type="float" office:value="153.581175" calcext:value-type="float">
            <text:p>153.581175</text:p>
          </table:table-cell>
          <table:table-cell table:formula="of:=[.I22]/1000000" office:value-type="float" office:value="65.254455" calcext:value-type="float">
            <text:p>65.254455</text:p>
          </table:table-cell>
          <table:table-cell table:formula="of:=[.J22]/1000000" office:value-type="float" office:value="72.395591" calcext:value-type="float">
            <text:p>72.395591</text:p>
          </table:table-cell>
          <table:table-cell table:formula="of:=[.K22]/1000000" office:value-type="float" office:value="55.832181" calcext:value-type="float">
            <text:p>55.832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988705" calcext:value-type="float">
            <text:p>59988705</text:p>
          </table:table-cell>
          <table:table-cell office:value-type="float" office:value="59512591" calcext:value-type="float">
            <text:p>59512591</text:p>
          </table:table-cell>
          <table:table-cell office:value-type="float" office:value="73176198" calcext:value-type="float">
            <text:p>73176198</text:p>
          </table:table-cell>
          <table:table-cell office:value-type="float" office:value="90015565" calcext:value-type="float">
            <text:p>90015565</text:p>
          </table:table-cell>
          <table:table-cell office:value-type="float" office:value="48662063" calcext:value-type="float">
            <text:p>48662063</text:p>
          </table:table-cell>
          <table:table-cell office:value-type="float" office:value="112261872" calcext:value-type="float">
            <text:p>112261872</text:p>
          </table:table-cell>
          <table:table-cell office:value-type="float" office:value="120507379" calcext:value-type="float">
            <text:p>120507379</text:p>
          </table:table-cell>
          <table:table-cell office:value-type="float" office:value="68152815" calcext:value-type="float">
            <text:p>68152815</text:p>
          </table:table-cell>
          <table:table-cell office:value-type="float" office:value="84157057" calcext:value-type="float">
            <text:p>84157057</text:p>
          </table:table-cell>
          <table:table-cell office:value-type="float" office:value="59993554" calcext:value-type="float">
            <text:p>59993554</text:p>
          </table:table-cell>
          <table:table-cell table:number-columns-repeated="2"/>
          <table:table-cell table:formula="of:=[.A23]" office:value-type="float" office:value="24" calcext:value-type="float">
            <text:p>24</text:p>
          </table:table-cell>
          <table:table-cell table:formula="of:=[.B23]/1000000" office:value-type="float" office:value="59.988705" calcext:value-type="float">
            <text:p>59.988705</text:p>
          </table:table-cell>
          <table:table-cell table:formula="of:=[.C23]/1000000" office:value-type="float" office:value="59.512591" calcext:value-type="float">
            <text:p>59.512591</text:p>
          </table:table-cell>
          <table:table-cell table:formula="of:=[.D23]/1000000" office:value-type="float" office:value="73.176198" calcext:value-type="float">
            <text:p>73.176198</text:p>
          </table:table-cell>
          <table:table-cell table:formula="of:=[.E23]/1000000" office:value-type="float" office:value="90.015565" calcext:value-type="float">
            <text:p>90.015565</text:p>
          </table:table-cell>
          <table:table-cell table:formula="of:=[.F23]/1000000" office:value-type="float" office:value="48.662063" calcext:value-type="float">
            <text:p>48.662063</text:p>
          </table:table-cell>
          <table:table-cell table:formula="of:=[.G23]/1000000" office:value-type="float" office:value="112.261872" calcext:value-type="float">
            <text:p>112.261872</text:p>
          </table:table-cell>
          <table:table-cell table:formula="of:=[.H23]/1000000" office:value-type="float" office:value="120.507379" calcext:value-type="float">
            <text:p>120.507379</text:p>
          </table:table-cell>
          <table:table-cell table:formula="of:=[.I23]/1000000" office:value-type="float" office:value="68.152815" calcext:value-type="float">
            <text:p>68.152815</text:p>
          </table:table-cell>
          <table:table-cell table:formula="of:=[.J23]/1000000" office:value-type="float" office:value="84.157057" calcext:value-type="float">
            <text:p>84.157057</text:p>
          </table:table-cell>
          <table:table-cell table:formula="of:=[.K23]/1000000" office:value-type="float" office:value="59.993554" calcext:value-type="float">
            <text:p>59.993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811469" calcext:value-type="float">
            <text:p>50811469</text:p>
          </table:table-cell>
          <table:table-cell office:value-type="float" office:value="48452618" calcext:value-type="float">
            <text:p>48452618</text:p>
          </table:table-cell>
          <table:table-cell office:value-type="float" office:value="71689372" calcext:value-type="float">
            <text:p>71689372</text:p>
          </table:table-cell>
          <table:table-cell office:value-type="float" office:value="69423070" calcext:value-type="float">
            <text:p>69423070</text:p>
          </table:table-cell>
          <table:table-cell office:value-type="float" office:value="59653397" calcext:value-type="float">
            <text:p>59653397</text:p>
          </table:table-cell>
          <table:table-cell office:value-type="float" office:value="90104613" calcext:value-type="float">
            <text:p>90104613</text:p>
          </table:table-cell>
          <table:table-cell office:value-type="float" office:value="120900023" calcext:value-type="float">
            <text:p>120900023</text:p>
          </table:table-cell>
          <table:table-cell office:value-type="float" office:value="62109003" calcext:value-type="float">
            <text:p>62109003</text:p>
          </table:table-cell>
          <table:table-cell office:value-type="float" office:value="65825815" calcext:value-type="float">
            <text:p>65825815</text:p>
          </table:table-cell>
          <table:table-cell office:value-type="float" office:value="43907737" calcext:value-type="float">
            <text:p>43907737</text:p>
          </table:table-cell>
          <table:table-cell table:number-columns-repeated="2"/>
          <table:table-cell table:formula="of:=[.A24]" office:value-type="float" office:value="23" calcext:value-type="float">
            <text:p>23</text:p>
          </table:table-cell>
          <table:table-cell table:formula="of:=[.B24]/1000000" office:value-type="float" office:value="50.811469" calcext:value-type="float">
            <text:p>50.811469</text:p>
          </table:table-cell>
          <table:table-cell table:formula="of:=[.C24]/1000000" office:value-type="float" office:value="48.452618" calcext:value-type="float">
            <text:p>48.452618</text:p>
          </table:table-cell>
          <table:table-cell table:formula="of:=[.D24]/1000000" office:value-type="float" office:value="71.689372" calcext:value-type="float">
            <text:p>71.689372</text:p>
          </table:table-cell>
          <table:table-cell table:formula="of:=[.E24]/1000000" office:value-type="float" office:value="69.42307" calcext:value-type="float">
            <text:p>69.42307</text:p>
          </table:table-cell>
          <table:table-cell table:formula="of:=[.F24]/1000000" office:value-type="float" office:value="59.653397" calcext:value-type="float">
            <text:p>59.653397</text:p>
          </table:table-cell>
          <table:table-cell table:formula="of:=[.G24]/1000000" office:value-type="float" office:value="90.104613" calcext:value-type="float">
            <text:p>90.104613</text:p>
          </table:table-cell>
          <table:table-cell table:formula="of:=[.H24]/1000000" office:value-type="float" office:value="120.900023" calcext:value-type="float">
            <text:p>120.900023</text:p>
          </table:table-cell>
          <table:table-cell table:formula="of:=[.I24]/1000000" office:value-type="float" office:value="62.109003" calcext:value-type="float">
            <text:p>62.109003</text:p>
          </table:table-cell>
          <table:table-cell table:formula="of:=[.J24]/1000000" office:value-type="float" office:value="65.825815" calcext:value-type="float">
            <text:p>65.825815</text:p>
          </table:table-cell>
          <table:table-cell table:formula="of:=[.K24]/1000000" office:value-type="float" office:value="43.907737" calcext:value-type="float">
            <text:p>43.9077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230840" calcext:value-type="float">
            <text:p>69230840</text:p>
          </table:table-cell>
          <table:table-cell office:value-type="float" office:value="62372637" calcext:value-type="float">
            <text:p>62372637</text:p>
          </table:table-cell>
          <table:table-cell office:value-type="float" office:value="67600808" calcext:value-type="float">
            <text:p>67600808</text:p>
          </table:table-cell>
          <table:table-cell office:value-type="float" office:value="74253613" calcext:value-type="float">
            <text:p>74253613</text:p>
          </table:table-cell>
          <table:table-cell office:value-type="float" office:value="48563183" calcext:value-type="float">
            <text:p>48563183</text:p>
          </table:table-cell>
          <table:table-cell office:value-type="float" office:value="97091596" calcext:value-type="float">
            <text:p>97091596</text:p>
          </table:table-cell>
          <table:table-cell office:value-type="float" office:value="111393798" calcext:value-type="float">
            <text:p>111393798</text:p>
          </table:table-cell>
          <table:table-cell office:value-type="float" office:value="46945099" calcext:value-type="float">
            <text:p>46945099</text:p>
          </table:table-cell>
          <table:table-cell office:value-type="float" office:value="63335367" calcext:value-type="float">
            <text:p>63335367</text:p>
          </table:table-cell>
          <table:table-cell office:value-type="float" office:value="57244656" calcext:value-type="float">
            <text:p>57244656</text:p>
          </table:table-cell>
          <table:table-cell table:number-columns-repeated="2"/>
          <table:table-cell table:formula="of:=[.A25]" office:value-type="float" office:value="22" calcext:value-type="float">
            <text:p>22</text:p>
          </table:table-cell>
          <table:table-cell table:formula="of:=[.B25]/1000000" office:value-type="float" office:value="69.23084" calcext:value-type="float">
            <text:p>69.23084</text:p>
          </table:table-cell>
          <table:table-cell table:formula="of:=[.C25]/1000000" office:value-type="float" office:value="62.372637" calcext:value-type="float">
            <text:p>62.372637</text:p>
          </table:table-cell>
          <table:table-cell table:formula="of:=[.D25]/1000000" office:value-type="float" office:value="67.600808" calcext:value-type="float">
            <text:p>67.600808</text:p>
          </table:table-cell>
          <table:table-cell table:formula="of:=[.E25]/1000000" office:value-type="float" office:value="74.253613" calcext:value-type="float">
            <text:p>74.253613</text:p>
          </table:table-cell>
          <table:table-cell table:formula="of:=[.F25]/1000000" office:value-type="float" office:value="48.563183" calcext:value-type="float">
            <text:p>48.563183</text:p>
          </table:table-cell>
          <table:table-cell table:formula="of:=[.G25]/1000000" office:value-type="float" office:value="97.091596" calcext:value-type="float">
            <text:p>97.091596</text:p>
          </table:table-cell>
          <table:table-cell table:formula="of:=[.H25]/1000000" office:value-type="float" office:value="111.393798" calcext:value-type="float">
            <text:p>111.393798</text:p>
          </table:table-cell>
          <table:table-cell table:formula="of:=[.I25]/1000000" office:value-type="float" office:value="46.945099" calcext:value-type="float">
            <text:p>46.945099</text:p>
          </table:table-cell>
          <table:table-cell table:formula="of:=[.J25]/1000000" office:value-type="float" office:value="63.335367" calcext:value-type="float">
            <text:p>63.335367</text:p>
          </table:table-cell>
          <table:table-cell table:formula="of:=[.K25]/1000000" office:value-type="float" office:value="57.244656" calcext:value-type="float">
            <text:p>57.2446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806270" calcext:value-type="float">
            <text:p>105806270</text:p>
          </table:table-cell>
          <table:table-cell office:value-type="float" office:value="58910773" calcext:value-type="float">
            <text:p>58910773</text:p>
          </table:table-cell>
          <table:table-cell office:value-type="float" office:value="73716743" calcext:value-type="float">
            <text:p>73716743</text:p>
          </table:table-cell>
          <table:table-cell office:value-type="float" office:value="52779475" calcext:value-type="float">
            <text:p>52779475</text:p>
          </table:table-cell>
          <table:table-cell office:value-type="float" office:value="43648018" calcext:value-type="float">
            <text:p>43648018</text:p>
          </table:table-cell>
          <table:table-cell office:value-type="float" office:value="71716215" calcext:value-type="float">
            <text:p>71716215</text:p>
          </table:table-cell>
          <table:table-cell office:value-type="float" office:value="96984123" calcext:value-type="float">
            <text:p>96984123</text:p>
          </table:table-cell>
          <table:table-cell office:value-type="float" office:value="45799235" calcext:value-type="float">
            <text:p>45799235</text:p>
          </table:table-cell>
          <table:table-cell office:value-type="float" office:value="70590240" calcext:value-type="float">
            <text:p>70590240</text:p>
          </table:table-cell>
          <table:table-cell office:value-type="float" office:value="53913559" calcext:value-type="float">
            <text:p>53913559</text:p>
          </table:table-cell>
          <table:table-cell table:number-columns-repeated="2"/>
          <table:table-cell table:formula="of:=[.A26]" office:value-type="float" office:value="21" calcext:value-type="float">
            <text:p>21</text:p>
          </table:table-cell>
          <table:table-cell table:formula="of:=[.B26]/1000000" office:value-type="float" office:value="105.80627" calcext:value-type="float">
            <text:p>105.80627</text:p>
          </table:table-cell>
          <table:table-cell table:formula="of:=[.C26]/1000000" office:value-type="float" office:value="58.910773" calcext:value-type="float">
            <text:p>58.910773</text:p>
          </table:table-cell>
          <table:table-cell table:formula="of:=[.D26]/1000000" office:value-type="float" office:value="73.716743" calcext:value-type="float">
            <text:p>73.716743</text:p>
          </table:table-cell>
          <table:table-cell table:formula="of:=[.E26]/1000000" office:value-type="float" office:value="52.779475" calcext:value-type="float">
            <text:p>52.779475</text:p>
          </table:table-cell>
          <table:table-cell table:formula="of:=[.F26]/1000000" office:value-type="float" office:value="43.648018" calcext:value-type="float">
            <text:p>43.648018</text:p>
          </table:table-cell>
          <table:table-cell table:formula="of:=[.G26]/1000000" office:value-type="float" office:value="71.716215" calcext:value-type="float">
            <text:p>71.716215</text:p>
          </table:table-cell>
          <table:table-cell table:formula="of:=[.H26]/1000000" office:value-type="float" office:value="96.984123" calcext:value-type="float">
            <text:p>96.984123</text:p>
          </table:table-cell>
          <table:table-cell table:formula="of:=[.I26]/1000000" office:value-type="float" office:value="45.799235" calcext:value-type="float">
            <text:p>45.799235</text:p>
          </table:table-cell>
          <table:table-cell table:formula="of:=[.J26]/1000000" office:value-type="float" office:value="70.59024" calcext:value-type="float">
            <text:p>70.59024</text:p>
          </table:table-cell>
          <table:table-cell table:formula="of:=[.K26]/1000000" office:value-type="float" office:value="53.913559" calcext:value-type="float">
            <text:p>53.913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927620" calcext:value-type="float">
            <text:p>75927620</text:p>
          </table:table-cell>
          <table:table-cell office:value-type="float" office:value="39633118" calcext:value-type="float">
            <text:p>39633118</text:p>
          </table:table-cell>
          <table:table-cell office:value-type="float" office:value="65156160" calcext:value-type="float">
            <text:p>65156160</text:p>
          </table:table-cell>
          <table:table-cell office:value-type="float" office:value="47827372" calcext:value-type="float">
            <text:p>47827372</text:p>
          </table:table-cell>
          <table:table-cell office:value-type="float" office:value="44389490" calcext:value-type="float">
            <text:p>44389490</text:p>
          </table:table-cell>
          <table:table-cell office:value-type="float" office:value="72582775" calcext:value-type="float">
            <text:p>72582775</text:p>
          </table:table-cell>
          <table:table-cell office:value-type="float" office:value="122967424" calcext:value-type="float">
            <text:p>122967424</text:p>
          </table:table-cell>
          <table:table-cell office:value-type="float" office:value="41661235" calcext:value-type="float">
            <text:p>41661235</text:p>
          </table:table-cell>
          <table:table-cell office:value-type="float" office:value="62628636" calcext:value-type="float">
            <text:p>62628636</text:p>
          </table:table-cell>
          <table:table-cell office:value-type="float" office:value="45612772" calcext:value-type="float">
            <text:p>45612772</text:p>
          </table:table-cell>
          <table:table-cell table:number-columns-repeated="2"/>
          <table:table-cell table:formula="of:=[.A27]" office:value-type="float" office:value="20" calcext:value-type="float">
            <text:p>20</text:p>
          </table:table-cell>
          <table:table-cell table:formula="of:=[.B27]/1000000" office:value-type="float" office:value="75.92762" calcext:value-type="float">
            <text:p>75.92762</text:p>
          </table:table-cell>
          <table:table-cell table:formula="of:=[.C27]/1000000" office:value-type="float" office:value="39.633118" calcext:value-type="float">
            <text:p>39.633118</text:p>
          </table:table-cell>
          <table:table-cell table:formula="of:=[.D27]/1000000" office:value-type="float" office:value="65.15616" calcext:value-type="float">
            <text:p>65.15616</text:p>
          </table:table-cell>
          <table:table-cell table:formula="of:=[.E27]/1000000" office:value-type="float" office:value="47.827372" calcext:value-type="float">
            <text:p>47.827372</text:p>
          </table:table-cell>
          <table:table-cell table:formula="of:=[.F27]/1000000" office:value-type="float" office:value="44.38949" calcext:value-type="float">
            <text:p>44.38949</text:p>
          </table:table-cell>
          <table:table-cell table:formula="of:=[.G27]/1000000" office:value-type="float" office:value="72.582775" calcext:value-type="float">
            <text:p>72.582775</text:p>
          </table:table-cell>
          <table:table-cell table:formula="of:=[.H27]/1000000" office:value-type="float" office:value="122.967424" calcext:value-type="float">
            <text:p>122.967424</text:p>
          </table:table-cell>
          <table:table-cell table:formula="of:=[.I27]/1000000" office:value-type="float" office:value="41.661235" calcext:value-type="float">
            <text:p>41.661235</text:p>
          </table:table-cell>
          <table:table-cell table:formula="of:=[.J27]/1000000" office:value-type="float" office:value="62.628636" calcext:value-type="float">
            <text:p>62.628636</text:p>
          </table:table-cell>
          <table:table-cell table:formula="of:=[.K27]/1000000" office:value-type="float" office:value="45.612772" calcext:value-type="float">
            <text:p>45.6127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302668" calcext:value-type="float">
            <text:p>84302668</text:p>
          </table:table-cell>
          <table:table-cell office:value-type="float" office:value="37155142" calcext:value-type="float">
            <text:p>37155142</text:p>
          </table:table-cell>
          <table:table-cell office:value-type="float" office:value="57207187" calcext:value-type="float">
            <text:p>57207187</text:p>
          </table:table-cell>
          <table:table-cell office:value-type="float" office:value="49297295" calcext:value-type="float">
            <text:p>49297295</text:p>
          </table:table-cell>
          <table:table-cell office:value-type="float" office:value="39823005" calcext:value-type="float">
            <text:p>39823005</text:p>
          </table:table-cell>
          <table:table-cell office:value-type="float" office:value="67103914" calcext:value-type="float">
            <text:p>67103914</text:p>
          </table:table-cell>
          <table:table-cell office:value-type="float" office:value="86161514" calcext:value-type="float">
            <text:p>86161514</text:p>
          </table:table-cell>
          <table:table-cell office:value-type="float" office:value="39353078" calcext:value-type="float">
            <text:p>39353078</text:p>
          </table:table-cell>
          <table:table-cell office:value-type="float" office:value="45818045" calcext:value-type="float">
            <text:p>45818045</text:p>
          </table:table-cell>
          <table:table-cell office:value-type="float" office:value="47581073" calcext:value-type="float">
            <text:p>47581073</text:p>
          </table:table-cell>
          <table:table-cell table:number-columns-repeated="2"/>
          <table:table-cell table:formula="of:=[.A28]" office:value-type="float" office:value="19" calcext:value-type="float">
            <text:p>19</text:p>
          </table:table-cell>
          <table:table-cell table:formula="of:=[.B28]/1000000" office:value-type="float" office:value="84.302668" calcext:value-type="float">
            <text:p>84.302668</text:p>
          </table:table-cell>
          <table:table-cell table:formula="of:=[.C28]/1000000" office:value-type="float" office:value="37.155142" calcext:value-type="float">
            <text:p>37.155142</text:p>
          </table:table-cell>
          <table:table-cell table:formula="of:=[.D28]/1000000" office:value-type="float" office:value="57.207187" calcext:value-type="float">
            <text:p>57.207187</text:p>
          </table:table-cell>
          <table:table-cell table:formula="of:=[.E28]/1000000" office:value-type="float" office:value="49.297295" calcext:value-type="float">
            <text:p>49.297295</text:p>
          </table:table-cell>
          <table:table-cell table:formula="of:=[.F28]/1000000" office:value-type="float" office:value="39.823005" calcext:value-type="float">
            <text:p>39.823005</text:p>
          </table:table-cell>
          <table:table-cell table:formula="of:=[.G28]/1000000" office:value-type="float" office:value="67.103914" calcext:value-type="float">
            <text:p>67.103914</text:p>
          </table:table-cell>
          <table:table-cell table:formula="of:=[.H28]/1000000" office:value-type="float" office:value="86.161514" calcext:value-type="float">
            <text:p>86.161514</text:p>
          </table:table-cell>
          <table:table-cell table:formula="of:=[.I28]/1000000" office:value-type="float" office:value="39.353078" calcext:value-type="float">
            <text:p>39.353078</text:p>
          </table:table-cell>
          <table:table-cell table:formula="of:=[.J28]/1000000" office:value-type="float" office:value="45.818045" calcext:value-type="float">
            <text:p>45.818045</text:p>
          </table:table-cell>
          <table:table-cell table:formula="of:=[.K28]/1000000" office:value-type="float" office:value="47.581073" calcext:value-type="float">
            <text:p>47.5810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250588" calcext:value-type="float">
            <text:p>66250588</text:p>
          </table:table-cell>
          <table:table-cell office:value-type="float" office:value="40752215" calcext:value-type="float">
            <text:p>40752215</text:p>
          </table:table-cell>
          <table:table-cell office:value-type="float" office:value="63941642" calcext:value-type="float">
            <text:p>63941642</text:p>
          </table:table-cell>
          <table:table-cell office:value-type="float" office:value="48958787" calcext:value-type="float">
            <text:p>48958787</text:p>
          </table:table-cell>
          <table:table-cell office:value-type="float" office:value="44949651" calcext:value-type="float">
            <text:p>44949651</text:p>
          </table:table-cell>
          <table:table-cell office:value-type="float" office:value="52235679" calcext:value-type="float">
            <text:p>52235679</text:p>
          </table:table-cell>
          <table:table-cell office:value-type="float" office:value="85442010" calcext:value-type="float">
            <text:p>85442010</text:p>
          </table:table-cell>
          <table:table-cell office:value-type="float" office:value="36038975" calcext:value-type="float">
            <text:p>36038975</text:p>
          </table:table-cell>
          <table:table-cell office:value-type="float" office:value="61534250" calcext:value-type="float">
            <text:p>61534250</text:p>
          </table:table-cell>
          <table:table-cell office:value-type="float" office:value="44761113" calcext:value-type="float">
            <text:p>44761113</text:p>
          </table:table-cell>
          <table:table-cell table:number-columns-repeated="2"/>
          <table:table-cell table:formula="of:=[.A29]" office:value-type="float" office:value="18" calcext:value-type="float">
            <text:p>18</text:p>
          </table:table-cell>
          <table:table-cell table:formula="of:=[.B29]/1000000" office:value-type="float" office:value="66.250588" calcext:value-type="float">
            <text:p>66.250588</text:p>
          </table:table-cell>
          <table:table-cell table:formula="of:=[.C29]/1000000" office:value-type="float" office:value="40.752215" calcext:value-type="float">
            <text:p>40.752215</text:p>
          </table:table-cell>
          <table:table-cell table:formula="of:=[.D29]/1000000" office:value-type="float" office:value="63.941642" calcext:value-type="float">
            <text:p>63.941642</text:p>
          </table:table-cell>
          <table:table-cell table:formula="of:=[.E29]/1000000" office:value-type="float" office:value="48.958787" calcext:value-type="float">
            <text:p>48.958787</text:p>
          </table:table-cell>
          <table:table-cell table:formula="of:=[.F29]/1000000" office:value-type="float" office:value="44.949651" calcext:value-type="float">
            <text:p>44.949651</text:p>
          </table:table-cell>
          <table:table-cell table:formula="of:=[.G29]/1000000" office:value-type="float" office:value="52.235679" calcext:value-type="float">
            <text:p>52.235679</text:p>
          </table:table-cell>
          <table:table-cell table:formula="of:=[.H29]/1000000" office:value-type="float" office:value="85.44201" calcext:value-type="float">
            <text:p>85.44201</text:p>
          </table:table-cell>
          <table:table-cell table:formula="of:=[.I29]/1000000" office:value-type="float" office:value="36.038975" calcext:value-type="float">
            <text:p>36.038975</text:p>
          </table:table-cell>
          <table:table-cell table:formula="of:=[.J29]/1000000" office:value-type="float" office:value="61.53425" calcext:value-type="float">
            <text:p>61.53425</text:p>
          </table:table-cell>
          <table:table-cell table:formula="of:=[.K29]/1000000" office:value-type="float" office:value="44.761113" calcext:value-type="float">
            <text:p>44.761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697089" calcext:value-type="float">
            <text:p>50697089</text:p>
          </table:table-cell>
          <table:table-cell office:value-type="float" office:value="36807554" calcext:value-type="float">
            <text:p>36807554</text:p>
          </table:table-cell>
          <table:table-cell office:value-type="float" office:value="65266389" calcext:value-type="float">
            <text:p>65266389</text:p>
          </table:table-cell>
          <table:table-cell office:value-type="float" office:value="38791940" calcext:value-type="float">
            <text:p>38791940</text:p>
          </table:table-cell>
          <table:table-cell office:value-type="float" office:value="46222693" calcext:value-type="float">
            <text:p>46222693</text:p>
          </table:table-cell>
          <table:table-cell office:value-type="float" office:value="54225206" calcext:value-type="float">
            <text:p>54225206</text:p>
          </table:table-cell>
          <table:table-cell office:value-type="float" office:value="66197675" calcext:value-type="float">
            <text:p>66197675</text:p>
          </table:table-cell>
          <table:table-cell office:value-type="float" office:value="37701162" calcext:value-type="float">
            <text:p>37701162</text:p>
          </table:table-cell>
          <table:table-cell office:value-type="float" office:value="42528014" calcext:value-type="float">
            <text:p>42528014</text:p>
          </table:table-cell>
          <table:table-cell office:value-type="float" office:value="40296769" calcext:value-type="float">
            <text:p>40296769</text:p>
          </table:table-cell>
          <table:table-cell table:number-columns-repeated="2"/>
          <table:table-cell table:formula="of:=[.A30]" office:value-type="float" office:value="17" calcext:value-type="float">
            <text:p>17</text:p>
          </table:table-cell>
          <table:table-cell table:formula="of:=[.B30]/1000000" office:value-type="float" office:value="50.697089" calcext:value-type="float">
            <text:p>50.697089</text:p>
          </table:table-cell>
          <table:table-cell table:formula="of:=[.C30]/1000000" office:value-type="float" office:value="36.807554" calcext:value-type="float">
            <text:p>36.807554</text:p>
          </table:table-cell>
          <table:table-cell table:formula="of:=[.D30]/1000000" office:value-type="float" office:value="65.266389" calcext:value-type="float">
            <text:p>65.266389</text:p>
          </table:table-cell>
          <table:table-cell table:formula="of:=[.E30]/1000000" office:value-type="float" office:value="38.79194" calcext:value-type="float">
            <text:p>38.79194</text:p>
          </table:table-cell>
          <table:table-cell table:formula="of:=[.F30]/1000000" office:value-type="float" office:value="46.222693" calcext:value-type="float">
            <text:p>46.222693</text:p>
          </table:table-cell>
          <table:table-cell table:formula="of:=[.G30]/1000000" office:value-type="float" office:value="54.225206" calcext:value-type="float">
            <text:p>54.225206</text:p>
          </table:table-cell>
          <table:table-cell table:formula="of:=[.H30]/1000000" office:value-type="float" office:value="66.197675" calcext:value-type="float">
            <text:p>66.197675</text:p>
          </table:table-cell>
          <table:table-cell table:formula="of:=[.I30]/1000000" office:value-type="float" office:value="37.701162" calcext:value-type="float">
            <text:p>37.701162</text:p>
          </table:table-cell>
          <table:table-cell table:formula="of:=[.J30]/1000000" office:value-type="float" office:value="42.528014" calcext:value-type="float">
            <text:p>42.528014</text:p>
          </table:table-cell>
          <table:table-cell table:formula="of:=[.K30]/1000000" office:value-type="float" office:value="40.296769" calcext:value-type="float">
            <text:p>40.296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49335" calcext:value-type="float">
            <text:p>46749335</text:p>
          </table:table-cell>
          <table:table-cell office:value-type="float" office:value="41012884" calcext:value-type="float">
            <text:p>41012884</text:p>
          </table:table-cell>
          <table:table-cell office:value-type="float" office:value="56288280" calcext:value-type="float">
            <text:p>56288280</text:p>
          </table:table-cell>
          <table:table-cell office:value-type="float" office:value="43572867" calcext:value-type="float">
            <text:p>43572867</text:p>
          </table:table-cell>
          <table:table-cell office:value-type="float" office:value="34217873" calcext:value-type="float">
            <text:p>34217873</text:p>
          </table:table-cell>
          <table:table-cell office:value-type="float" office:value="42075862" calcext:value-type="float">
            <text:p>42075862</text:p>
          </table:table-cell>
          <table:table-cell office:value-type="float" office:value="57186936" calcext:value-type="float">
            <text:p>57186936</text:p>
          </table:table-cell>
          <table:table-cell office:value-type="float" office:value="35107022" calcext:value-type="float">
            <text:p>35107022</text:p>
          </table:table-cell>
          <table:table-cell office:value-type="float" office:value="34299467" calcext:value-type="float">
            <text:p>34299467</text:p>
          </table:table-cell>
          <table:table-cell office:value-type="float" office:value="38455797" calcext:value-type="float">
            <text:p>38455797</text:p>
          </table:table-cell>
          <table:table-cell table:number-columns-repeated="2"/>
          <table:table-cell table:formula="of:=[.A31]" office:value-type="float" office:value="16" calcext:value-type="float">
            <text:p>16</text:p>
          </table:table-cell>
          <table:table-cell table:formula="of:=[.B31]/1000000" office:value-type="float" office:value="46.749335" calcext:value-type="float">
            <text:p>46.749335</text:p>
          </table:table-cell>
          <table:table-cell table:formula="of:=[.C31]/1000000" office:value-type="float" office:value="41.012884" calcext:value-type="float">
            <text:p>41.012884</text:p>
          </table:table-cell>
          <table:table-cell table:formula="of:=[.D31]/1000000" office:value-type="float" office:value="56.28828" calcext:value-type="float">
            <text:p>56.28828</text:p>
          </table:table-cell>
          <table:table-cell table:formula="of:=[.E31]/1000000" office:value-type="float" office:value="43.572867" calcext:value-type="float">
            <text:p>43.572867</text:p>
          </table:table-cell>
          <table:table-cell table:formula="of:=[.F31]/1000000" office:value-type="float" office:value="34.217873" calcext:value-type="float">
            <text:p>34.217873</text:p>
          </table:table-cell>
          <table:table-cell table:formula="of:=[.G31]/1000000" office:value-type="float" office:value="42.075862" calcext:value-type="float">
            <text:p>42.075862</text:p>
          </table:table-cell>
          <table:table-cell table:formula="of:=[.H31]/1000000" office:value-type="float" office:value="57.186936" calcext:value-type="float">
            <text:p>57.186936</text:p>
          </table:table-cell>
          <table:table-cell table:formula="of:=[.I31]/1000000" office:value-type="float" office:value="35.107022" calcext:value-type="float">
            <text:p>35.107022</text:p>
          </table:table-cell>
          <table:table-cell table:formula="of:=[.J31]/1000000" office:value-type="float" office:value="34.299467" calcext:value-type="float">
            <text:p>34.299467</text:p>
          </table:table-cell>
          <table:table-cell table:formula="of:=[.K31]/1000000" office:value-type="float" office:value="38.455797" calcext:value-type="float">
            <text:p>38.4557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295735" calcext:value-type="float">
            <text:p>50295735</text:p>
          </table:table-cell>
          <table:table-cell office:value-type="float" office:value="37779244" calcext:value-type="float">
            <text:p>37779244</text:p>
          </table:table-cell>
          <table:table-cell office:value-type="float" office:value="52533405" calcext:value-type="float">
            <text:p>52533405</text:p>
          </table:table-cell>
          <table:table-cell office:value-type="float" office:value="39253094" calcext:value-type="float">
            <text:p>39253094</text:p>
          </table:table-cell>
          <table:table-cell office:value-type="float" office:value="36500542" calcext:value-type="float">
            <text:p>36500542</text:p>
          </table:table-cell>
          <table:table-cell office:value-type="float" office:value="39305465" calcext:value-type="float">
            <text:p>39305465</text:p>
          </table:table-cell>
          <table:table-cell office:value-type="float" office:value="50254120" calcext:value-type="float">
            <text:p>50254120</text:p>
          </table:table-cell>
          <table:table-cell office:value-type="float" office:value="34379390" calcext:value-type="float">
            <text:p>34379390</text:p>
          </table:table-cell>
          <table:table-cell office:value-type="float" office:value="35239335" calcext:value-type="float">
            <text:p>35239335</text:p>
          </table:table-cell>
          <table:table-cell office:value-type="float" office:value="43739795" calcext:value-type="float">
            <text:p>43739795</text:p>
          </table:table-cell>
          <table:table-cell table:number-columns-repeated="2"/>
          <table:table-cell table:formula="of:=[.A32]" office:value-type="float" office:value="15" calcext:value-type="float">
            <text:p>15</text:p>
          </table:table-cell>
          <table:table-cell table:formula="of:=[.B32]/1000000" office:value-type="float" office:value="50.295735" calcext:value-type="float">
            <text:p>50.295735</text:p>
          </table:table-cell>
          <table:table-cell table:formula="of:=[.C32]/1000000" office:value-type="float" office:value="37.779244" calcext:value-type="float">
            <text:p>37.779244</text:p>
          </table:table-cell>
          <table:table-cell table:formula="of:=[.D32]/1000000" office:value-type="float" office:value="52.533405" calcext:value-type="float">
            <text:p>52.533405</text:p>
          </table:table-cell>
          <table:table-cell table:formula="of:=[.E32]/1000000" office:value-type="float" office:value="39.253094" calcext:value-type="float">
            <text:p>39.253094</text:p>
          </table:table-cell>
          <table:table-cell table:formula="of:=[.F32]/1000000" office:value-type="float" office:value="36.500542" calcext:value-type="float">
            <text:p>36.500542</text:p>
          </table:table-cell>
          <table:table-cell table:formula="of:=[.G32]/1000000" office:value-type="float" office:value="39.305465" calcext:value-type="float">
            <text:p>39.305465</text:p>
          </table:table-cell>
          <table:table-cell table:formula="of:=[.H32]/1000000" office:value-type="float" office:value="50.25412" calcext:value-type="float">
            <text:p>50.25412</text:p>
          </table:table-cell>
          <table:table-cell table:formula="of:=[.I32]/1000000" office:value-type="float" office:value="34.37939" calcext:value-type="float">
            <text:p>34.37939</text:p>
          </table:table-cell>
          <table:table-cell table:formula="of:=[.J32]/1000000" office:value-type="float" office:value="35.239335" calcext:value-type="float">
            <text:p>35.239335</text:p>
          </table:table-cell>
          <table:table-cell table:formula="of:=[.K32]/1000000" office:value-type="float" office:value="43.739795" calcext:value-type="float">
            <text:p>43.739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264897" calcext:value-type="float">
            <text:p>41264897</text:p>
          </table:table-cell>
          <table:table-cell office:value-type="float" office:value="37444793" calcext:value-type="float">
            <text:p>37444793</text:p>
          </table:table-cell>
          <table:table-cell office:value-type="float" office:value="46509742" calcext:value-type="float">
            <text:p>46509742</text:p>
          </table:table-cell>
          <table:table-cell office:value-type="float" office:value="38870286" calcext:value-type="float">
            <text:p>38870286</text:p>
          </table:table-cell>
          <table:table-cell office:value-type="float" office:value="35027411" calcext:value-type="float">
            <text:p>35027411</text:p>
          </table:table-cell>
          <table:table-cell office:value-type="float" office:value="46853954" calcext:value-type="float">
            <text:p>46853954</text:p>
          </table:table-cell>
          <table:table-cell office:value-type="float" office:value="45935113" calcext:value-type="float">
            <text:p>45935113</text:p>
          </table:table-cell>
          <table:table-cell office:value-type="float" office:value="37153621" calcext:value-type="float">
            <text:p>37153621</text:p>
          </table:table-cell>
          <table:table-cell office:value-type="float" office:value="35628785" calcext:value-type="float">
            <text:p>35628785</text:p>
          </table:table-cell>
          <table:table-cell office:value-type="float" office:value="36805183" calcext:value-type="float">
            <text:p>36805183</text:p>
          </table:table-cell>
          <table:table-cell table:number-columns-repeated="2"/>
          <table:table-cell table:formula="of:=[.A33]" office:value-type="float" office:value="14" calcext:value-type="float">
            <text:p>14</text:p>
          </table:table-cell>
          <table:table-cell table:formula="of:=[.B33]/1000000" office:value-type="float" office:value="41.264897" calcext:value-type="float">
            <text:p>41.264897</text:p>
          </table:table-cell>
          <table:table-cell table:formula="of:=[.C33]/1000000" office:value-type="float" office:value="37.444793" calcext:value-type="float">
            <text:p>37.444793</text:p>
          </table:table-cell>
          <table:table-cell table:formula="of:=[.D33]/1000000" office:value-type="float" office:value="46.509742" calcext:value-type="float">
            <text:p>46.509742</text:p>
          </table:table-cell>
          <table:table-cell table:formula="of:=[.E33]/1000000" office:value-type="float" office:value="38.870286" calcext:value-type="float">
            <text:p>38.870286</text:p>
          </table:table-cell>
          <table:table-cell table:formula="of:=[.F33]/1000000" office:value-type="float" office:value="35.027411" calcext:value-type="float">
            <text:p>35.027411</text:p>
          </table:table-cell>
          <table:table-cell table:formula="of:=[.G33]/1000000" office:value-type="float" office:value="46.853954" calcext:value-type="float">
            <text:p>46.853954</text:p>
          </table:table-cell>
          <table:table-cell table:formula="of:=[.H33]/1000000" office:value-type="float" office:value="45.935113" calcext:value-type="float">
            <text:p>45.935113</text:p>
          </table:table-cell>
          <table:table-cell table:formula="of:=[.I33]/1000000" office:value-type="float" office:value="37.153621" calcext:value-type="float">
            <text:p>37.153621</text:p>
          </table:table-cell>
          <table:table-cell table:formula="of:=[.J33]/1000000" office:value-type="float" office:value="35.628785" calcext:value-type="float">
            <text:p>35.628785</text:p>
          </table:table-cell>
          <table:table-cell table:formula="of:=[.K33]/1000000" office:value-type="float" office:value="36.805183" calcext:value-type="float">
            <text:p>36.8051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4905" calcext:value-type="float">
            <text:p>40004905</text:p>
          </table:table-cell>
          <table:table-cell office:value-type="float" office:value="34883111" calcext:value-type="float">
            <text:p>34883111</text:p>
          </table:table-cell>
          <table:table-cell office:value-type="float" office:value="42432111" calcext:value-type="float">
            <text:p>42432111</text:p>
          </table:table-cell>
          <table:table-cell office:value-type="float" office:value="36340571" calcext:value-type="float">
            <text:p>36340571</text:p>
          </table:table-cell>
          <table:table-cell office:value-type="float" office:value="37542545" calcext:value-type="float">
            <text:p>37542545</text:p>
          </table:table-cell>
          <table:table-cell office:value-type="float" office:value="39673003" calcext:value-type="float">
            <text:p>39673003</text:p>
          </table:table-cell>
          <table:table-cell office:value-type="float" office:value="44622534" calcext:value-type="float">
            <text:p>44622534</text:p>
          </table:table-cell>
          <table:table-cell office:value-type="float" office:value="36778932" calcext:value-type="float">
            <text:p>36778932</text:p>
          </table:table-cell>
          <table:table-cell office:value-type="float" office:value="35194500" calcext:value-type="float">
            <text:p>35194500</text:p>
          </table:table-cell>
          <table:table-cell office:value-type="float" office:value="38764333" calcext:value-type="float">
            <text:p>38764333</text:p>
          </table:table-cell>
          <table:table-cell table:number-columns-repeated="2"/>
          <table:table-cell table:formula="of:=[.A34]" office:value-type="float" office:value="13" calcext:value-type="float">
            <text:p>13</text:p>
          </table:table-cell>
          <table:table-cell table:formula="of:=[.B34]/1000000" office:value-type="float" office:value="40.004905" calcext:value-type="float">
            <text:p>40.004905</text:p>
          </table:table-cell>
          <table:table-cell table:formula="of:=[.C34]/1000000" office:value-type="float" office:value="34.883111" calcext:value-type="float">
            <text:p>34.883111</text:p>
          </table:table-cell>
          <table:table-cell table:formula="of:=[.D34]/1000000" office:value-type="float" office:value="42.432111" calcext:value-type="float">
            <text:p>42.432111</text:p>
          </table:table-cell>
          <table:table-cell table:formula="of:=[.E34]/1000000" office:value-type="float" office:value="36.340571" calcext:value-type="float">
            <text:p>36.340571</text:p>
          </table:table-cell>
          <table:table-cell table:formula="of:=[.F34]/1000000" office:value-type="float" office:value="37.542545" calcext:value-type="float">
            <text:p>37.542545</text:p>
          </table:table-cell>
          <table:table-cell table:formula="of:=[.G34]/1000000" office:value-type="float" office:value="39.673003" calcext:value-type="float">
            <text:p>39.673003</text:p>
          </table:table-cell>
          <table:table-cell table:formula="of:=[.H34]/1000000" office:value-type="float" office:value="44.622534" calcext:value-type="float">
            <text:p>44.622534</text:p>
          </table:table-cell>
          <table:table-cell table:formula="of:=[.I34]/1000000" office:value-type="float" office:value="36.778932" calcext:value-type="float">
            <text:p>36.778932</text:p>
          </table:table-cell>
          <table:table-cell table:formula="of:=[.J34]/1000000" office:value-type="float" office:value="35.1945" calcext:value-type="float">
            <text:p>35.1945</text:p>
          </table:table-cell>
          <table:table-cell table:formula="of:=[.K34]/1000000" office:value-type="float" office:value="38.764333" calcext:value-type="float">
            <text:p>38.764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315334" calcext:value-type="float">
            <text:p>38315334</text:p>
          </table:table-cell>
          <table:table-cell office:value-type="float" office:value="33369165" calcext:value-type="float">
            <text:p>33369165</text:p>
          </table:table-cell>
          <table:table-cell office:value-type="float" office:value="51113742" calcext:value-type="float">
            <text:p>51113742</text:p>
          </table:table-cell>
          <table:table-cell office:value-type="float" office:value="33920904" calcext:value-type="float">
            <text:p>33920904</text:p>
          </table:table-cell>
          <table:table-cell office:value-type="float" office:value="36647056" calcext:value-type="float">
            <text:p>36647056</text:p>
          </table:table-cell>
          <table:table-cell office:value-type="float" office:value="44579175" calcext:value-type="float">
            <text:p>44579175</text:p>
          </table:table-cell>
          <table:table-cell office:value-type="float" office:value="52044093" calcext:value-type="float">
            <text:p>52044093</text:p>
          </table:table-cell>
          <table:table-cell office:value-type="float" office:value="35182448" calcext:value-type="float">
            <text:p>35182448</text:p>
          </table:table-cell>
          <table:table-cell office:value-type="float" office:value="36446518" calcext:value-type="float">
            <text:p>36446518</text:p>
          </table:table-cell>
          <table:table-cell office:value-type="float" office:value="36066268" calcext:value-type="float">
            <text:p>36066268</text:p>
          </table:table-cell>
          <table:table-cell table:number-columns-repeated="2"/>
          <table:table-cell table:formula="of:=[.A35]" office:value-type="float" office:value="12" calcext:value-type="float">
            <text:p>12</text:p>
          </table:table-cell>
          <table:table-cell table:formula="of:=[.B35]/1000000" office:value-type="float" office:value="38.315334" calcext:value-type="float">
            <text:p>38.315334</text:p>
          </table:table-cell>
          <table:table-cell table:formula="of:=[.C35]/1000000" office:value-type="float" office:value="33.369165" calcext:value-type="float">
            <text:p>33.369165</text:p>
          </table:table-cell>
          <table:table-cell table:formula="of:=[.D35]/1000000" office:value-type="float" office:value="51.113742" calcext:value-type="float">
            <text:p>51.113742</text:p>
          </table:table-cell>
          <table:table-cell table:formula="of:=[.E35]/1000000" office:value-type="float" office:value="33.920904" calcext:value-type="float">
            <text:p>33.920904</text:p>
          </table:table-cell>
          <table:table-cell table:formula="of:=[.F35]/1000000" office:value-type="float" office:value="36.647056" calcext:value-type="float">
            <text:p>36.647056</text:p>
          </table:table-cell>
          <table:table-cell table:formula="of:=[.G35]/1000000" office:value-type="float" office:value="44.579175" calcext:value-type="float">
            <text:p>44.579175</text:p>
          </table:table-cell>
          <table:table-cell table:formula="of:=[.H35]/1000000" office:value-type="float" office:value="52.044093" calcext:value-type="float">
            <text:p>52.044093</text:p>
          </table:table-cell>
          <table:table-cell table:formula="of:=[.I35]/1000000" office:value-type="float" office:value="35.182448" calcext:value-type="float">
            <text:p>35.182448</text:p>
          </table:table-cell>
          <table:table-cell table:formula="of:=[.J35]/1000000" office:value-type="float" office:value="36.446518" calcext:value-type="float">
            <text:p>36.446518</text:p>
          </table:table-cell>
          <table:table-cell table:formula="of:=[.K35]/1000000" office:value-type="float" office:value="36.066268" calcext:value-type="float">
            <text:p>36.066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818171" calcext:value-type="float">
            <text:p>34818171</text:p>
          </table:table-cell>
          <table:table-cell office:value-type="float" office:value="36335811" calcext:value-type="float">
            <text:p>36335811</text:p>
          </table:table-cell>
          <table:table-cell office:value-type="float" office:value="41347314" calcext:value-type="float">
            <text:p>41347314</text:p>
          </table:table-cell>
          <table:table-cell office:value-type="float" office:value="31003060" calcext:value-type="float">
            <text:p>31003060</text:p>
          </table:table-cell>
          <table:table-cell office:value-type="float" office:value="38199819" calcext:value-type="float">
            <text:p>38199819</text:p>
          </table:table-cell>
          <table:table-cell office:value-type="float" office:value="35764315" calcext:value-type="float">
            <text:p>35764315</text:p>
          </table:table-cell>
          <table:table-cell office:value-type="float" office:value="39654380" calcext:value-type="float">
            <text:p>39654380</text:p>
          </table:table-cell>
          <table:table-cell office:value-type="float" office:value="35216503" calcext:value-type="float">
            <text:p>35216503</text:p>
          </table:table-cell>
          <table:table-cell office:value-type="float" office:value="36141097" calcext:value-type="float">
            <text:p>36141097</text:p>
          </table:table-cell>
          <table:table-cell office:value-type="float" office:value="41637094" calcext:value-type="float">
            <text:p>41637094</text:p>
          </table:table-cell>
          <table:table-cell table:number-columns-repeated="2"/>
          <table:table-cell table:formula="of:=[.A36]" office:value-type="float" office:value="11" calcext:value-type="float">
            <text:p>11</text:p>
          </table:table-cell>
          <table:table-cell table:formula="of:=[.B36]/1000000" office:value-type="float" office:value="34.818171" calcext:value-type="float">
            <text:p>34.818171</text:p>
          </table:table-cell>
          <table:table-cell table:formula="of:=[.C36]/1000000" office:value-type="float" office:value="36.335811" calcext:value-type="float">
            <text:p>36.335811</text:p>
          </table:table-cell>
          <table:table-cell table:formula="of:=[.D36]/1000000" office:value-type="float" office:value="41.347314" calcext:value-type="float">
            <text:p>41.347314</text:p>
          </table:table-cell>
          <table:table-cell table:formula="of:=[.E36]/1000000" office:value-type="float" office:value="31.00306" calcext:value-type="float">
            <text:p>31.00306</text:p>
          </table:table-cell>
          <table:table-cell table:formula="of:=[.F36]/1000000" office:value-type="float" office:value="38.199819" calcext:value-type="float">
            <text:p>38.199819</text:p>
          </table:table-cell>
          <table:table-cell table:formula="of:=[.G36]/1000000" office:value-type="float" office:value="35.764315" calcext:value-type="float">
            <text:p>35.764315</text:p>
          </table:table-cell>
          <table:table-cell table:formula="of:=[.H36]/1000000" office:value-type="float" office:value="39.65438" calcext:value-type="float">
            <text:p>39.65438</text:p>
          </table:table-cell>
          <table:table-cell table:formula="of:=[.I36]/1000000" office:value-type="float" office:value="35.216503" calcext:value-type="float">
            <text:p>35.216503</text:p>
          </table:table-cell>
          <table:table-cell table:formula="of:=[.J36]/1000000" office:value-type="float" office:value="36.141097" calcext:value-type="float">
            <text:p>36.141097</text:p>
          </table:table-cell>
          <table:table-cell table:formula="of:=[.K36]/1000000" office:value-type="float" office:value="41.637094" calcext:value-type="float">
            <text:p>41.637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28061" calcext:value-type="float">
            <text:p>37028061</text:p>
          </table:table-cell>
          <table:table-cell office:value-type="float" office:value="33865994" calcext:value-type="float">
            <text:p>33865994</text:p>
          </table:table-cell>
          <table:table-cell office:value-type="float" office:value="41616691" calcext:value-type="float">
            <text:p>41616691</text:p>
          </table:table-cell>
          <table:table-cell office:value-type="float" office:value="36581528" calcext:value-type="float">
            <text:p>36581528</text:p>
          </table:table-cell>
          <table:table-cell office:value-type="float" office:value="33904978" calcext:value-type="float">
            <text:p>33904978</text:p>
          </table:table-cell>
          <table:table-cell office:value-type="float" office:value="39183273" calcext:value-type="float">
            <text:p>39183273</text:p>
          </table:table-cell>
          <table:table-cell office:value-type="float" office:value="40004023" calcext:value-type="float">
            <text:p>40004023</text:p>
          </table:table-cell>
          <table:table-cell office:value-type="float" office:value="46572169" calcext:value-type="float">
            <text:p>46572169</text:p>
          </table:table-cell>
          <table:table-cell office:value-type="float" office:value="34590401" calcext:value-type="float">
            <text:p>34590401</text:p>
          </table:table-cell>
          <table:table-cell office:value-type="float" office:value="37326617" calcext:value-type="float">
            <text:p>37326617</text:p>
          </table:table-cell>
          <table:table-cell table:number-columns-repeated="2"/>
          <table:table-cell table:formula="of:=[.A37]" office:value-type="float" office:value="10" calcext:value-type="float">
            <text:p>10</text:p>
          </table:table-cell>
          <table:table-cell table:formula="of:=[.B37]/1000000" office:value-type="float" office:value="37.028061" calcext:value-type="float">
            <text:p>37.028061</text:p>
          </table:table-cell>
          <table:table-cell table:formula="of:=[.C37]/1000000" office:value-type="float" office:value="33.865994" calcext:value-type="float">
            <text:p>33.865994</text:p>
          </table:table-cell>
          <table:table-cell table:formula="of:=[.D37]/1000000" office:value-type="float" office:value="41.616691" calcext:value-type="float">
            <text:p>41.616691</text:p>
          </table:table-cell>
          <table:table-cell table:formula="of:=[.E37]/1000000" office:value-type="float" office:value="36.581528" calcext:value-type="float">
            <text:p>36.581528</text:p>
          </table:table-cell>
          <table:table-cell table:formula="of:=[.F37]/1000000" office:value-type="float" office:value="33.904978" calcext:value-type="float">
            <text:p>33.904978</text:p>
          </table:table-cell>
          <table:table-cell table:formula="of:=[.G37]/1000000" office:value-type="float" office:value="39.183273" calcext:value-type="float">
            <text:p>39.183273</text:p>
          </table:table-cell>
          <table:table-cell table:formula="of:=[.H37]/1000000" office:value-type="float" office:value="40.004023" calcext:value-type="float">
            <text:p>40.004023</text:p>
          </table:table-cell>
          <table:table-cell table:formula="of:=[.I37]/1000000" office:value-type="float" office:value="46.572169" calcext:value-type="float">
            <text:p>46.572169</text:p>
          </table:table-cell>
          <table:table-cell table:formula="of:=[.J37]/1000000" office:value-type="float" office:value="34.590401" calcext:value-type="float">
            <text:p>34.590401</text:p>
          </table:table-cell>
          <table:table-cell table:formula="of:=[.K37]/1000000" office:value-type="float" office:value="37.326617" calcext:value-type="float">
            <text:p>37.326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136047" calcext:value-type="float">
            <text:p>39136047</text:p>
          </table:table-cell>
          <table:table-cell office:value-type="float" office:value="34191042" calcext:value-type="float">
            <text:p>34191042</text:p>
          </table:table-cell>
          <table:table-cell office:value-type="float" office:value="32573821" calcext:value-type="float">
            <text:p>32573821</text:p>
          </table:table-cell>
          <table:table-cell office:value-type="float" office:value="38118336" calcext:value-type="float">
            <text:p>38118336</text:p>
          </table:table-cell>
          <table:table-cell office:value-type="float" office:value="39197325" calcext:value-type="float">
            <text:p>39197325</text:p>
          </table:table-cell>
          <table:table-cell office:value-type="float" office:value="35622153" calcext:value-type="float">
            <text:p>35622153</text:p>
          </table:table-cell>
          <table:table-cell office:value-type="float" office:value="36007438" calcext:value-type="float">
            <text:p>36007438</text:p>
          </table:table-cell>
          <table:table-cell office:value-type="float" office:value="42826140" calcext:value-type="float">
            <text:p>42826140</text:p>
          </table:table-cell>
          <table:table-cell office:value-type="float" office:value="33357319" calcext:value-type="float">
            <text:p>33357319</text:p>
          </table:table-cell>
          <table:table-cell office:value-type="float" office:value="36987073" calcext:value-type="float">
            <text:p>36987073</text:p>
          </table:table-cell>
          <table:table-cell table:number-columns-repeated="2"/>
          <table:table-cell table:formula="of:=[.A38]" office:value-type="float" office:value="9" calcext:value-type="float">
            <text:p>9</text:p>
          </table:table-cell>
          <table:table-cell table:formula="of:=[.B38]/1000000" office:value-type="float" office:value="39.136047" calcext:value-type="float">
            <text:p>39.136047</text:p>
          </table:table-cell>
          <table:table-cell table:formula="of:=[.C38]/1000000" office:value-type="float" office:value="34.191042" calcext:value-type="float">
            <text:p>34.191042</text:p>
          </table:table-cell>
          <table:table-cell table:formula="of:=[.D38]/1000000" office:value-type="float" office:value="32.573821" calcext:value-type="float">
            <text:p>32.573821</text:p>
          </table:table-cell>
          <table:table-cell table:formula="of:=[.E38]/1000000" office:value-type="float" office:value="38.118336" calcext:value-type="float">
            <text:p>38.118336</text:p>
          </table:table-cell>
          <table:table-cell table:formula="of:=[.F38]/1000000" office:value-type="float" office:value="39.197325" calcext:value-type="float">
            <text:p>39.197325</text:p>
          </table:table-cell>
          <table:table-cell table:formula="of:=[.G38]/1000000" office:value-type="float" office:value="35.622153" calcext:value-type="float">
            <text:p>35.622153</text:p>
          </table:table-cell>
          <table:table-cell table:formula="of:=[.H38]/1000000" office:value-type="float" office:value="36.007438" calcext:value-type="float">
            <text:p>36.007438</text:p>
          </table:table-cell>
          <table:table-cell table:formula="of:=[.I38]/1000000" office:value-type="float" office:value="42.82614" calcext:value-type="float">
            <text:p>42.82614</text:p>
          </table:table-cell>
          <table:table-cell table:formula="of:=[.J38]/1000000" office:value-type="float" office:value="33.357319" calcext:value-type="float">
            <text:p>33.357319</text:p>
          </table:table-cell>
          <table:table-cell table:formula="of:=[.K38]/1000000" office:value-type="float" office:value="36.987073" calcext:value-type="float">
            <text:p>36.987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14253" calcext:value-type="float">
            <text:p>32814253</text:p>
          </table:table-cell>
          <table:table-cell office:value-type="float" office:value="33738606" calcext:value-type="float">
            <text:p>33738606</text:p>
          </table:table-cell>
          <table:table-cell office:value-type="float" office:value="35700485" calcext:value-type="float">
            <text:p>35700485</text:p>
          </table:table-cell>
          <table:table-cell office:value-type="float" office:value="34909072" calcext:value-type="float">
            <text:p>34909072</text:p>
          </table:table-cell>
          <table:table-cell office:value-type="float" office:value="44364080" calcext:value-type="float">
            <text:p>44364080</text:p>
          </table:table-cell>
          <table:table-cell office:value-type="float" office:value="35152696" calcext:value-type="float">
            <text:p>35152696</text:p>
          </table:table-cell>
          <table:table-cell office:value-type="float" office:value="32319286" calcext:value-type="float">
            <text:p>32319286</text:p>
          </table:table-cell>
          <table:table-cell office:value-type="float" office:value="37251155" calcext:value-type="float">
            <text:p>37251155</text:p>
          </table:table-cell>
          <table:table-cell office:value-type="float" office:value="38584283" calcext:value-type="float">
            <text:p>38584283</text:p>
          </table:table-cell>
          <table:table-cell office:value-type="float" office:value="34894293" calcext:value-type="float">
            <text:p>34894293</text:p>
          </table:table-cell>
          <table:table-cell table:number-columns-repeated="2"/>
          <table:table-cell table:formula="of:=[.A39]" office:value-type="float" office:value="8" calcext:value-type="float">
            <text:p>8</text:p>
          </table:table-cell>
          <table:table-cell table:formula="of:=[.B39]/1000000" office:value-type="float" office:value="32.814253" calcext:value-type="float">
            <text:p>32.814253</text:p>
          </table:table-cell>
          <table:table-cell table:formula="of:=[.C39]/1000000" office:value-type="float" office:value="33.738606" calcext:value-type="float">
            <text:p>33.738606</text:p>
          </table:table-cell>
          <table:table-cell table:formula="of:=[.D39]/1000000" office:value-type="float" office:value="35.700485" calcext:value-type="float">
            <text:p>35.700485</text:p>
          </table:table-cell>
          <table:table-cell table:formula="of:=[.E39]/1000000" office:value-type="float" office:value="34.909072" calcext:value-type="float">
            <text:p>34.909072</text:p>
          </table:table-cell>
          <table:table-cell table:formula="of:=[.F39]/1000000" office:value-type="float" office:value="44.36408" calcext:value-type="float">
            <text:p>44.36408</text:p>
          </table:table-cell>
          <table:table-cell table:formula="of:=[.G39]/1000000" office:value-type="float" office:value="35.152696" calcext:value-type="float">
            <text:p>35.152696</text:p>
          </table:table-cell>
          <table:table-cell table:formula="of:=[.H39]/1000000" office:value-type="float" office:value="32.319286" calcext:value-type="float">
            <text:p>32.319286</text:p>
          </table:table-cell>
          <table:table-cell table:formula="of:=[.I39]/1000000" office:value-type="float" office:value="37.251155" calcext:value-type="float">
            <text:p>37.251155</text:p>
          </table:table-cell>
          <table:table-cell table:formula="of:=[.J39]/1000000" office:value-type="float" office:value="38.584283" calcext:value-type="float">
            <text:p>38.584283</text:p>
          </table:table-cell>
          <table:table-cell table:formula="of:=[.K39]/1000000" office:value-type="float" office:value="34.894293" calcext:value-type="float">
            <text:p>34.8942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77778" calcext:value-type="float">
            <text:p>35977778</text:p>
          </table:table-cell>
          <table:table-cell office:value-type="float" office:value="53867006" calcext:value-type="float">
            <text:p>53867006</text:p>
          </table:table-cell>
          <table:table-cell office:value-type="float" office:value="33255810" calcext:value-type="float">
            <text:p>33255810</text:p>
          </table:table-cell>
          <table:table-cell office:value-type="float" office:value="92932900" calcext:value-type="float">
            <text:p>92932900</text:p>
          </table:table-cell>
          <table:table-cell office:value-type="float" office:value="66106173" calcext:value-type="float">
            <text:p>66106173</text:p>
          </table:table-cell>
          <table:table-cell office:value-type="float" office:value="40643833" calcext:value-type="float">
            <text:p>40643833</text:p>
          </table:table-cell>
          <table:table-cell office:value-type="float" office:value="34109157" calcext:value-type="float">
            <text:p>34109157</text:p>
          </table:table-cell>
          <table:table-cell office:value-type="float" office:value="57951215" calcext:value-type="float">
            <text:p>57951215</text:p>
          </table:table-cell>
          <table:table-cell office:value-type="float" office:value="54896172" calcext:value-type="float">
            <text:p>54896172</text:p>
          </table:table-cell>
          <table:table-cell office:value-type="float" office:value="32977409" calcext:value-type="float">
            <text:p>32977409</text:p>
          </table:table-cell>
          <table:table-cell table:number-columns-repeated="2"/>
          <table:table-cell table:formula="of:=[.A40]" office:value-type="float" office:value="7" calcext:value-type="float">
            <text:p>7</text:p>
          </table:table-cell>
          <table:table-cell table:formula="of:=[.B40]/1000000" office:value-type="float" office:value="35.977778" calcext:value-type="float">
            <text:p>35.977778</text:p>
          </table:table-cell>
          <table:table-cell table:formula="of:=[.C40]/1000000" office:value-type="float" office:value="53.867006" calcext:value-type="float">
            <text:p>53.867006</text:p>
          </table:table-cell>
          <table:table-cell table:formula="of:=[.D40]/1000000" office:value-type="float" office:value="33.25581" calcext:value-type="float">
            <text:p>33.25581</text:p>
          </table:table-cell>
          <table:table-cell table:formula="of:=[.E40]/1000000" office:value-type="float" office:value="92.9329" calcext:value-type="float">
            <text:p>92.9329</text:p>
          </table:table-cell>
          <table:table-cell table:formula="of:=[.F40]/1000000" office:value-type="float" office:value="66.106173" calcext:value-type="float">
            <text:p>66.106173</text:p>
          </table:table-cell>
          <table:table-cell table:formula="of:=[.G40]/1000000" office:value-type="float" office:value="40.643833" calcext:value-type="float">
            <text:p>40.643833</text:p>
          </table:table-cell>
          <table:table-cell table:formula="of:=[.H40]/1000000" office:value-type="float" office:value="34.109157" calcext:value-type="float">
            <text:p>34.109157</text:p>
          </table:table-cell>
          <table:table-cell table:formula="of:=[.I40]/1000000" office:value-type="float" office:value="57.951215" calcext:value-type="float">
            <text:p>57.951215</text:p>
          </table:table-cell>
          <table:table-cell table:formula="of:=[.J40]/1000000" office:value-type="float" office:value="54.896172" calcext:value-type="float">
            <text:p>54.896172</text:p>
          </table:table-cell>
          <table:table-cell table:formula="of:=[.K40]/1000000" office:value-type="float" office:value="32.977409" calcext:value-type="float">
            <text:p>32.977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21494" calcext:value-type="float">
            <text:p>48621494</text:p>
          </table:table-cell>
          <table:table-cell office:value-type="float" office:value="36290350" calcext:value-type="float">
            <text:p>36290350</text:p>
          </table:table-cell>
          <table:table-cell office:value-type="float" office:value="34537756" calcext:value-type="float">
            <text:p>34537756</text:p>
          </table:table-cell>
          <table:table-cell office:value-type="float" office:value="86898217" calcext:value-type="float">
            <text:p>86898217</text:p>
          </table:table-cell>
          <table:table-cell office:value-type="float" office:value="80821826" calcext:value-type="float">
            <text:p>80821826</text:p>
          </table:table-cell>
          <table:table-cell office:value-type="float" office:value="35342223" calcext:value-type="float">
            <text:p>35342223</text:p>
          </table:table-cell>
          <table:table-cell office:value-type="float" office:value="33009637" calcext:value-type="float">
            <text:p>33009637</text:p>
          </table:table-cell>
          <table:table-cell office:value-type="float" office:value="65423306" calcext:value-type="float">
            <text:p>65423306</text:p>
          </table:table-cell>
          <table:table-cell office:value-type="float" office:value="49026819" calcext:value-type="float">
            <text:p>49026819</text:p>
          </table:table-cell>
          <table:table-cell office:value-type="float" office:value="35094174" calcext:value-type="float">
            <text:p>35094174</text:p>
          </table:table-cell>
          <table:table-cell table:number-columns-repeated="2"/>
          <table:table-cell table:formula="of:=[.A41]" office:value-type="float" office:value="6" calcext:value-type="float">
            <text:p>6</text:p>
          </table:table-cell>
          <table:table-cell table:formula="of:=[.B41]/1000000" office:value-type="float" office:value="48.621494" calcext:value-type="float">
            <text:p>48.621494</text:p>
          </table:table-cell>
          <table:table-cell table:formula="of:=[.C41]/1000000" office:value-type="float" office:value="36.29035" calcext:value-type="float">
            <text:p>36.29035</text:p>
          </table:table-cell>
          <table:table-cell table:formula="of:=[.D41]/1000000" office:value-type="float" office:value="34.537756" calcext:value-type="float">
            <text:p>34.537756</text:p>
          </table:table-cell>
          <table:table-cell table:formula="of:=[.E41]/1000000" office:value-type="float" office:value="86.898217" calcext:value-type="float">
            <text:p>86.898217</text:p>
          </table:table-cell>
          <table:table-cell table:formula="of:=[.F41]/1000000" office:value-type="float" office:value="80.821826" calcext:value-type="float">
            <text:p>80.821826</text:p>
          </table:table-cell>
          <table:table-cell table:formula="of:=[.G41]/1000000" office:value-type="float" office:value="35.342223" calcext:value-type="float">
            <text:p>35.342223</text:p>
          </table:table-cell>
          <table:table-cell table:formula="of:=[.H41]/1000000" office:value-type="float" office:value="33.009637" calcext:value-type="float">
            <text:p>33.009637</text:p>
          </table:table-cell>
          <table:table-cell table:formula="of:=[.I41]/1000000" office:value-type="float" office:value="65.423306" calcext:value-type="float">
            <text:p>65.423306</text:p>
          </table:table-cell>
          <table:table-cell table:formula="of:=[.J41]/1000000" office:value-type="float" office:value="49.026819" calcext:value-type="float">
            <text:p>49.026819</text:p>
          </table:table-cell>
          <table:table-cell table:formula="of:=[.K41]/1000000" office:value-type="float" office:value="35.094174" calcext:value-type="float">
            <text:p>35.094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130381" calcext:value-type="float">
            <text:p>47130381</text:p>
          </table:table-cell>
          <table:table-cell office:value-type="float" office:value="44403478" calcext:value-type="float">
            <text:p>44403478</text:p>
          </table:table-cell>
          <table:table-cell office:value-type="float" office:value="34836037" calcext:value-type="float">
            <text:p>34836037</text:p>
          </table:table-cell>
          <table:table-cell office:value-type="float" office:value="71714013" calcext:value-type="float">
            <text:p>71714013</text:p>
          </table:table-cell>
          <table:table-cell office:value-type="float" office:value="76193456" calcext:value-type="float">
            <text:p>76193456</text:p>
          </table:table-cell>
          <table:table-cell office:value-type="float" office:value="33981560" calcext:value-type="float">
            <text:p>33981560</text:p>
          </table:table-cell>
          <table:table-cell office:value-type="float" office:value="36197988" calcext:value-type="float">
            <text:p>36197988</text:p>
          </table:table-cell>
          <table:table-cell office:value-type="float" office:value="61726250" calcext:value-type="float">
            <text:p>61726250</text:p>
          </table:table-cell>
          <table:table-cell office:value-type="float" office:value="36980698" calcext:value-type="float">
            <text:p>36980698</text:p>
          </table:table-cell>
          <table:table-cell office:value-type="float" office:value="35724520" calcext:value-type="float">
            <text:p>35724520</text:p>
          </table:table-cell>
          <table:table-cell table:number-columns-repeated="2"/>
          <table:table-cell table:formula="of:=[.A42]" office:value-type="float" office:value="5" calcext:value-type="float">
            <text:p>5</text:p>
          </table:table-cell>
          <table:table-cell table:formula="of:=[.B42]/1000000" office:value-type="float" office:value="47.130381" calcext:value-type="float">
            <text:p>47.130381</text:p>
          </table:table-cell>
          <table:table-cell table:formula="of:=[.C42]/1000000" office:value-type="float" office:value="44.403478" calcext:value-type="float">
            <text:p>44.403478</text:p>
          </table:table-cell>
          <table:table-cell table:formula="of:=[.D42]/1000000" office:value-type="float" office:value="34.836037" calcext:value-type="float">
            <text:p>34.836037</text:p>
          </table:table-cell>
          <table:table-cell table:formula="of:=[.E42]/1000000" office:value-type="float" office:value="71.714013" calcext:value-type="float">
            <text:p>71.714013</text:p>
          </table:table-cell>
          <table:table-cell table:formula="of:=[.F42]/1000000" office:value-type="float" office:value="76.193456" calcext:value-type="float">
            <text:p>76.193456</text:p>
          </table:table-cell>
          <table:table-cell table:formula="of:=[.G42]/1000000" office:value-type="float" office:value="33.98156" calcext:value-type="float">
            <text:p>33.98156</text:p>
          </table:table-cell>
          <table:table-cell table:formula="of:=[.H42]/1000000" office:value-type="float" office:value="36.197988" calcext:value-type="float">
            <text:p>36.197988</text:p>
          </table:table-cell>
          <table:table-cell table:formula="of:=[.I42]/1000000" office:value-type="float" office:value="61.72625" calcext:value-type="float">
            <text:p>61.72625</text:p>
          </table:table-cell>
          <table:table-cell table:formula="of:=[.J42]/1000000" office:value-type="float" office:value="36.980698" calcext:value-type="float">
            <text:p>36.980698</text:p>
          </table:table-cell>
          <table:table-cell table:formula="of:=[.K42]/1000000" office:value-type="float" office:value="35.72452" calcext:value-type="float">
            <text:p>35.72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779924" calcext:value-type="float">
            <text:p>61779924</text:p>
          </table:table-cell>
          <table:table-cell office:value-type="float" office:value="67354361" calcext:value-type="float">
            <text:p>67354361</text:p>
          </table:table-cell>
          <table:table-cell office:value-type="float" office:value="36800647" calcext:value-type="float">
            <text:p>36800647</text:p>
          </table:table-cell>
          <table:table-cell office:value-type="float" office:value="85659975" calcext:value-type="float">
            <text:p>85659975</text:p>
          </table:table-cell>
          <table:table-cell office:value-type="float" office:value="88840657" calcext:value-type="float">
            <text:p>88840657</text:p>
          </table:table-cell>
          <table:table-cell office:value-type="float" office:value="60091860" calcext:value-type="float">
            <text:p>60091860</text:p>
          </table:table-cell>
          <table:table-cell office:value-type="float" office:value="44521115" calcext:value-type="float">
            <text:p>44521115</text:p>
          </table:table-cell>
          <table:table-cell office:value-type="float" office:value="72834763" calcext:value-type="float">
            <text:p>72834763</text:p>
          </table:table-cell>
          <table:table-cell office:value-type="float" office:value="67568229" calcext:value-type="float">
            <text:p>67568229</text:p>
          </table:table-cell>
          <table:table-cell office:value-type="float" office:value="35576199" calcext:value-type="float">
            <text:p>35576199</text:p>
          </table:table-cell>
          <table:table-cell table:number-columns-repeated="2"/>
          <table:table-cell table:formula="of:=[.A43]" office:value-type="float" office:value="4" calcext:value-type="float">
            <text:p>4</text:p>
          </table:table-cell>
          <table:table-cell table:formula="of:=[.B43]/1000000" office:value-type="float" office:value="61.779924" calcext:value-type="float">
            <text:p>61.779924</text:p>
          </table:table-cell>
          <table:table-cell table:formula="of:=[.C43]/1000000" office:value-type="float" office:value="67.354361" calcext:value-type="float">
            <text:p>67.354361</text:p>
          </table:table-cell>
          <table:table-cell table:formula="of:=[.D43]/1000000" office:value-type="float" office:value="36.800647" calcext:value-type="float">
            <text:p>36.800647</text:p>
          </table:table-cell>
          <table:table-cell table:formula="of:=[.E43]/1000000" office:value-type="float" office:value="85.659975" calcext:value-type="float">
            <text:p>85.659975</text:p>
          </table:table-cell>
          <table:table-cell table:formula="of:=[.F43]/1000000" office:value-type="float" office:value="88.840657" calcext:value-type="float">
            <text:p>88.840657</text:p>
          </table:table-cell>
          <table:table-cell table:formula="of:=[.G43]/1000000" office:value-type="float" office:value="60.09186" calcext:value-type="float">
            <text:p>60.09186</text:p>
          </table:table-cell>
          <table:table-cell table:formula="of:=[.H43]/1000000" office:value-type="float" office:value="44.521115" calcext:value-type="float">
            <text:p>44.521115</text:p>
          </table:table-cell>
          <table:table-cell table:formula="of:=[.I43]/1000000" office:value-type="float" office:value="72.834763" calcext:value-type="float">
            <text:p>72.834763</text:p>
          </table:table-cell>
          <table:table-cell table:formula="of:=[.J43]/1000000" office:value-type="float" office:value="67.568229" calcext:value-type="float">
            <text:p>67.568229</text:p>
          </table:table-cell>
          <table:table-cell table:formula="of:=[.K43]/1000000" office:value-type="float" office:value="35.576199" calcext:value-type="float">
            <text:p>35.576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516967" calcext:value-type="float">
            <text:p>87516967</text:p>
          </table:table-cell>
          <table:table-cell office:value-type="float" office:value="68136942" calcext:value-type="float">
            <text:p>68136942</text:p>
          </table:table-cell>
          <table:table-cell office:value-type="float" office:value="72638980" calcext:value-type="float">
            <text:p>72638980</text:p>
          </table:table-cell>
          <table:table-cell office:value-type="float" office:value="83120190" calcext:value-type="float">
            <text:p>83120190</text:p>
          </table:table-cell>
          <table:table-cell office:value-type="float" office:value="88663746" calcext:value-type="float">
            <text:p>88663746</text:p>
          </table:table-cell>
          <table:table-cell office:value-type="float" office:value="84139890" calcext:value-type="float">
            <text:p>84139890</text:p>
          </table:table-cell>
          <table:table-cell office:value-type="float" office:value="86585713" calcext:value-type="float">
            <text:p>86585713</text:p>
          </table:table-cell>
          <table:table-cell office:value-type="float" office:value="66268112" calcext:value-type="float">
            <text:p>66268112</text:p>
          </table:table-cell>
          <table:table-cell office:value-type="float" office:value="62103169" calcext:value-type="float">
            <text:p>62103169</text:p>
          </table:table-cell>
          <table:table-cell office:value-type="float" office:value="65652067" calcext:value-type="float">
            <text:p>65652067</text:p>
          </table:table-cell>
          <table:table-cell table:number-columns-repeated="2"/>
          <table:table-cell table:formula="of:=[.A44]" office:value-type="float" office:value="3" calcext:value-type="float">
            <text:p>3</text:p>
          </table:table-cell>
          <table:table-cell table:formula="of:=[.B44]/1000000" office:value-type="float" office:value="87.516967" calcext:value-type="float">
            <text:p>87.516967</text:p>
          </table:table-cell>
          <table:table-cell table:formula="of:=[.C44]/1000000" office:value-type="float" office:value="68.136942" calcext:value-type="float">
            <text:p>68.136942</text:p>
          </table:table-cell>
          <table:table-cell table:formula="of:=[.D44]/1000000" office:value-type="float" office:value="72.63898" calcext:value-type="float">
            <text:p>72.63898</text:p>
          </table:table-cell>
          <table:table-cell table:formula="of:=[.E44]/1000000" office:value-type="float" office:value="83.12019" calcext:value-type="float">
            <text:p>83.12019</text:p>
          </table:table-cell>
          <table:table-cell table:formula="of:=[.F44]/1000000" office:value-type="float" office:value="88.663746" calcext:value-type="float">
            <text:p>88.663746</text:p>
          </table:table-cell>
          <table:table-cell table:formula="of:=[.G44]/1000000" office:value-type="float" office:value="84.13989" calcext:value-type="float">
            <text:p>84.13989</text:p>
          </table:table-cell>
          <table:table-cell table:formula="of:=[.H44]/1000000" office:value-type="float" office:value="86.585713" calcext:value-type="float">
            <text:p>86.585713</text:p>
          </table:table-cell>
          <table:table-cell table:formula="of:=[.I44]/1000000" office:value-type="float" office:value="66.268112" calcext:value-type="float">
            <text:p>66.268112</text:p>
          </table:table-cell>
          <table:table-cell table:formula="of:=[.J44]/1000000" office:value-type="float" office:value="62.103169" calcext:value-type="float">
            <text:p>62.103169</text:p>
          </table:table-cell>
          <table:table-cell table:formula="of:=[.K44]/1000000" office:value-type="float" office:value="65.652067" calcext:value-type="float">
            <text:p>65.652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785354" calcext:value-type="float">
            <text:p>77785354</text:p>
          </table:table-cell>
          <table:table-cell office:value-type="float" office:value="62669757" calcext:value-type="float">
            <text:p>62669757</text:p>
          </table:table-cell>
          <table:table-cell office:value-type="float" office:value="66242025" calcext:value-type="float">
            <text:p>66242025</text:p>
          </table:table-cell>
          <table:table-cell office:value-type="float" office:value="82414140" calcext:value-type="float">
            <text:p>82414140</text:p>
          </table:table-cell>
          <table:table-cell office:value-type="float" office:value="88721289" calcext:value-type="float">
            <text:p>88721289</text:p>
          </table:table-cell>
          <table:table-cell office:value-type="float" office:value="73634355" calcext:value-type="float">
            <text:p>73634355</text:p>
          </table:table-cell>
          <table:table-cell office:value-type="float" office:value="79985730" calcext:value-type="float">
            <text:p>79985730</text:p>
          </table:table-cell>
          <table:table-cell office:value-type="float" office:value="67724236" calcext:value-type="float">
            <text:p>67724236</text:p>
          </table:table-cell>
          <table:table-cell office:value-type="float" office:value="65579181" calcext:value-type="float">
            <text:p>65579181</text:p>
          </table:table-cell>
          <table:table-cell office:value-type="float" office:value="66704300" calcext:value-type="float">
            <text:p>66704300</text:p>
          </table:table-cell>
          <table:table-cell table:number-columns-repeated="2"/>
          <table:table-cell table:formula="of:=[.A45]" office:value-type="float" office:value="2" calcext:value-type="float">
            <text:p>2</text:p>
          </table:table-cell>
          <table:table-cell table:formula="of:=[.B45]/1000000" office:value-type="float" office:value="77.785354" calcext:value-type="float">
            <text:p>77.785354</text:p>
          </table:table-cell>
          <table:table-cell table:formula="of:=[.C45]/1000000" office:value-type="float" office:value="62.669757" calcext:value-type="float">
            <text:p>62.669757</text:p>
          </table:table-cell>
          <table:table-cell table:formula="of:=[.D45]/1000000" office:value-type="float" office:value="66.242025" calcext:value-type="float">
            <text:p>66.242025</text:p>
          </table:table-cell>
          <table:table-cell table:formula="of:=[.E45]/1000000" office:value-type="float" office:value="82.41414" calcext:value-type="float">
            <text:p>82.41414</text:p>
          </table:table-cell>
          <table:table-cell table:formula="of:=[.F45]/1000000" office:value-type="float" office:value="88.721289" calcext:value-type="float">
            <text:p>88.721289</text:p>
          </table:table-cell>
          <table:table-cell table:formula="of:=[.G45]/1000000" office:value-type="float" office:value="73.634355" calcext:value-type="float">
            <text:p>73.634355</text:p>
          </table:table-cell>
          <table:table-cell table:formula="of:=[.H45]/1000000" office:value-type="float" office:value="79.98573" calcext:value-type="float">
            <text:p>79.98573</text:p>
          </table:table-cell>
          <table:table-cell table:formula="of:=[.I45]/1000000" office:value-type="float" office:value="67.724236" calcext:value-type="float">
            <text:p>67.724236</text:p>
          </table:table-cell>
          <table:table-cell table:formula="of:=[.J45]/1000000" office:value-type="float" office:value="65.579181" calcext:value-type="float">
            <text:p>65.579181</text:p>
          </table:table-cell>
          <table:table-cell table:formula="of:=[.K45]/1000000" office:value-type="float" office:value="66.7043" calcext:value-type="float">
            <text:p>66.7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99082" calcext:value-type="float">
            <text:p>50399082</text:p>
          </table:table-cell>
          <table:table-cell office:value-type="float" office:value="13556581" calcext:value-type="float">
            <text:p>13556581</text:p>
          </table:table-cell>
          <table:table-cell office:value-type="float" office:value="64502933" calcext:value-type="float">
            <text:p>64502933</text:p>
          </table:table-cell>
          <table:table-cell office:value-type="float" office:value="66045187" calcext:value-type="float">
            <text:p>66045187</text:p>
          </table:table-cell>
          <table:table-cell office:value-type="float" office:value="86526424" calcext:value-type="float">
            <text:p>86526424</text:p>
          </table:table-cell>
          <table:table-cell office:value-type="float" office:value="30579888" calcext:value-type="float">
            <text:p>30579888</text:p>
          </table:table-cell>
          <table:table-cell office:value-type="float" office:value="73953826" calcext:value-type="float">
            <text:p>73953826</text:p>
          </table:table-cell>
          <table:table-cell office:value-type="float" office:value="40660260" calcext:value-type="float">
            <text:p>40660260</text:p>
          </table:table-cell>
          <table:table-cell office:value-type="string" calcext:value-type="string">
            <text:p>null</text:p>
          </table:table-cell>
          <table:table-cell office:value-type="float" office:value="34302768" calcext:value-type="float">
            <text:p>34302768</text:p>
          </table:table-cell>
          <table:table-cell table:number-columns-repeated="2"/>
          <table:table-cell table:formula="of:=[.A46]" office:value-type="float" office:value="1" calcext:value-type="float">
            <text:p>1</text:p>
          </table:table-cell>
          <table:table-cell table:formula="of:=[.B46]/1000000" office:value-type="float" office:value="50.399082" calcext:value-type="float">
            <text:p>50.399082</text:p>
          </table:table-cell>
          <table:table-cell table:formula="of:=[.C46]/1000000" office:value-type="float" office:value="13.556581" calcext:value-type="float">
            <text:p>13.556581</text:p>
          </table:table-cell>
          <table:table-cell table:formula="of:=[.D46]/1000000" office:value-type="float" office:value="64.502933" calcext:value-type="float">
            <text:p>64.502933</text:p>
          </table:table-cell>
          <table:table-cell table:formula="of:=[.E46]/1000000" office:value-type="float" office:value="66.045187" calcext:value-type="float">
            <text:p>66.045187</text:p>
          </table:table-cell>
          <table:table-cell table:formula="of:=[.F46]/1000000" office:value-type="float" office:value="86.526424" calcext:value-type="float">
            <text:p>86.526424</text:p>
          </table:table-cell>
          <table:table-cell table:formula="of:=[.G46]/1000000" office:value-type="float" office:value="30.579888" calcext:value-type="float">
            <text:p>30.579888</text:p>
          </table:table-cell>
          <table:table-cell table:formula="of:=[.H46]/1000000" office:value-type="float" office:value="73.953826" calcext:value-type="float">
            <text:p>73.953826</text:p>
          </table:table-cell>
          <table:table-cell table:formula="of:=[.I46]/1000000" office:value-type="float" office:value="40.66026" calcext:value-type="float">
            <text:p>40.66026</text:p>
          </table:table-cell>
          <table:table-cell table:formula="of:=[.J46]/1000000" office:value-type="string" office:string-value="" calcext:value-type="error">
            <text:p>#VALUE!</text:p>
          </table:table-cell>
          <table:table-cell table:formula="of:=[.K46]/1000000" office:value-type="float" office:value="34.302768" calcext:value-type="float">
            <text:p>34.302768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office:value-type="float" office:value="65337581" calcext:value-type="float">
            <text:p>6533758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3"/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table:number-columns-repeated="2" office:value-type="string" calcext:value-type="string">
            <text:p>null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string" calcext:value-type="string">
            <text:p>null</text:p>
          </table:table-cell>
          <table:table-cell table:number-columns-repeated="2"/>
          <table:table-cell table:number-columns-repeated="2" office:value-type="string" calcext:value-type="string">
            <text:p>null</text:p>
          </table:table-cell>
          <table:table-cell table:number-columns-repeated="12"/>
        </table:table-row>
      </table:table>
      <table:table table:name="200_all" table:style-name="ta1">
        <table:shapes>
          <draw:frame draw:z-index="0" draw:style-name="gr1" draw:text-style-name="P1" svg:width="453.51pt" svg:height="255.09pt" svg:x="706.85pt" svg:y="2.83pt">
            <loext:p draw:notify-on-update-of-ranges="200_all.A2:200_all.A46 200_all.B1:200_all.B1 200_all.B2:200_all.B46 200_all.A2:200_all.A46 200_all.C1:200_all.C1 200_all.C2:200_all.C46 200_all.A2:200_all.A46 200_all.D1:200_all.D1 200_all.D2:200_all.D46 200_all.A2:200_all.A46 200_all.E1:200_all.E1 200_all.E2:200_all.E46 200_all.A2:200_all.A46 200_all.F1:200_all.F1 200_all.F2:200_all.F46 200_all.A2:200_all.A46 200_all.G1:200_all.G1 200_all.G2:200_all.G46 200_all.A2:200_all.A46 200_all.H1:200_all.H1 200_all.H2:200_all.H46 200_all.A2:200_all.A46 200_all.I1:200_all.I1 200_all.I2:200_all.I46 200_all.A2:200_all.A46 200_all.J1:200_all.J1 200_all.J2:200_all.J46 200_all.A2:200_all.A46 200_all.K1:200_all.K1 200_all.K2:200_all.K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_RUN1</text:p>
          </table:table-cell>
          <table:table-cell office:value-type="string" calcext:value-type="string">
            <text:p>Status_200_RUN2</text:p>
          </table:table-cell>
          <table:table-cell office:value-type="string" calcext:value-type="string">
            <text:p>Status_200_RUN3</text:p>
          </table:table-cell>
          <table:table-cell office:value-type="string" calcext:value-type="string">
            <text:p>Status_200_RUN4</text:p>
          </table:table-cell>
          <table:table-cell office:value-type="string" calcext:value-type="string">
            <text:p>Status_200_RUN5</text:p>
          </table:table-cell>
          <table:table-cell office:value-type="string" calcext:value-type="string">
            <text:p>Status_200_RUN6</text:p>
          </table:table-cell>
          <table:table-cell office:value-type="string" calcext:value-type="string">
            <text:p>Status_200_RUN7</text:p>
          </table:table-cell>
          <table:table-cell office:value-type="string" calcext:value-type="string">
            <text:p>Status_200_RUN8</text:p>
          </table:table-cell>
          <table:table-cell office:value-type="string" calcext:value-type="string">
            <text:p>Status_200_RUN9</text:p>
          </table:table-cell>
          <table:table-cell office:value-type="string" calcext:value-type="string">
            <text:p>Status_200_RUN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'200'.B2]+[200_2.B2]" office:value-type="float" office:value="105438" calcext:value-type="float">
            <text:p>105438</text:p>
          </table:table-cell>
          <table:table-cell table:formula="of:=['200'.C2]+[200_2.C2]" office:value-type="float" office:value="97245" calcext:value-type="float">
            <text:p>97245</text:p>
          </table:table-cell>
          <table:table-cell table:formula="of:=['200'.D2]+[200_2.D2]" office:value-type="float" office:value="108575" calcext:value-type="float">
            <text:p>108575</text:p>
          </table:table-cell>
          <table:table-cell table:formula="of:=['200'.E2]+[200_2.E2]" office:value-type="float" office:value="103584" calcext:value-type="float">
            <text:p>103584</text:p>
          </table:table-cell>
          <table:table-cell table:formula="of:=['200'.F2]+[200_2.F2]" office:value-type="float" office:value="101250" calcext:value-type="float">
            <text:p>101250</text:p>
          </table:table-cell>
          <table:table-cell table:formula="of:=['200'.G2]+[200_2.G2]" office:value-type="float" office:value="110128" calcext:value-type="float">
            <text:p>110128</text:p>
          </table:table-cell>
          <table:table-cell table:formula="of:=['200'.H2]+[200_2.H2]" office:value-type="float" office:value="116770" calcext:value-type="float">
            <text:p>116770</text:p>
          </table:table-cell>
          <table:table-cell table:formula="of:=['200'.I2]+[200_2.I2]" office:value-type="float" office:value="100669" calcext:value-type="float">
            <text:p>100669</text:p>
          </table:table-cell>
          <table:table-cell table:formula="of:=['200'.J2]+[200_2.J2]" office:value-type="float" office:value="104329" calcext:value-type="float">
            <text:p>104329</text:p>
          </table:table-cell>
          <table:table-cell table:formula="of:=['200'.K2]+[200_2.K2]" office:value-type="float" office:value="102733" calcext:value-type="float">
            <text:p>1027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'200'.B3]+[200_2.B3]" office:value-type="float" office:value="101870" calcext:value-type="float">
            <text:p>101870</text:p>
          </table:table-cell>
          <table:table-cell table:formula="of:=['200'.C3]+[200_2.C3]" office:value-type="float" office:value="93678" calcext:value-type="float">
            <text:p>93678</text:p>
          </table:table-cell>
          <table:table-cell table:formula="of:=['200'.D3]+[200_2.D3]" office:value-type="float" office:value="105013" calcext:value-type="float">
            <text:p>105013</text:p>
          </table:table-cell>
          <table:table-cell table:formula="of:=['200'.E3]+[200_2.E3]" office:value-type="float" office:value="100071" calcext:value-type="float">
            <text:p>100071</text:p>
          </table:table-cell>
          <table:table-cell table:formula="of:=['200'.F3]+[200_2.F3]" office:value-type="float" office:value="97741" calcext:value-type="float">
            <text:p>97741</text:p>
          </table:table-cell>
          <table:table-cell table:formula="of:=['200'.G3]+[200_2.G3]" office:value-type="float" office:value="106654" calcext:value-type="float">
            <text:p>106654</text:p>
          </table:table-cell>
          <table:table-cell table:formula="of:=['200'.H3]+[200_2.H3]" office:value-type="float" office:value="113360" calcext:value-type="float">
            <text:p>113360</text:p>
          </table:table-cell>
          <table:table-cell table:formula="of:=['200'.I3]+[200_2.I3]" office:value-type="float" office:value="97180" calcext:value-type="float">
            <text:p>97180</text:p>
          </table:table-cell>
          <table:table-cell table:formula="of:=['200'.J3]+[200_2.J3]" office:value-type="float" office:value="100908" calcext:value-type="float">
            <text:p>100908</text:p>
          </table:table-cell>
          <table:table-cell table:formula="of:=['200'.K3]+[200_2.K3]" office:value-type="float" office:value="99564" calcext:value-type="float">
            <text:p>995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'200'.B4]+[200_2.B4]" office:value-type="float" office:value="98283" calcext:value-type="float">
            <text:p>98283</text:p>
          </table:table-cell>
          <table:table-cell table:formula="of:=['200'.C4]+[200_2.C4]" office:value-type="float" office:value="90156" calcext:value-type="float">
            <text:p>90156</text:p>
          </table:table-cell>
          <table:table-cell table:formula="of:=['200'.D4]+[200_2.D4]" office:value-type="float" office:value="101478" calcext:value-type="float">
            <text:p>101478</text:p>
          </table:table-cell>
          <table:table-cell table:formula="of:=['200'.E4]+[200_2.E4]" office:value-type="float" office:value="96532" calcext:value-type="float">
            <text:p>96532</text:p>
          </table:table-cell>
          <table:table-cell table:formula="of:=['200'.F4]+[200_2.F4]" office:value-type="float" office:value="94165" calcext:value-type="float">
            <text:p>94165</text:p>
          </table:table-cell>
          <table:table-cell table:formula="of:=['200'.G4]+[200_2.G4]" office:value-type="float" office:value="103169" calcext:value-type="float">
            <text:p>103169</text:p>
          </table:table-cell>
          <table:table-cell table:formula="of:=['200'.H4]+[200_2.H4]" office:value-type="float" office:value="109854" calcext:value-type="float">
            <text:p>109854</text:p>
          </table:table-cell>
          <table:table-cell table:formula="of:=['200'.I4]+[200_2.I4]" office:value-type="float" office:value="93790" calcext:value-type="float">
            <text:p>93790</text:p>
          </table:table-cell>
          <table:table-cell table:formula="of:=['200'.J4]+[200_2.J4]" office:value-type="float" office:value="97448" calcext:value-type="float">
            <text:p>97448</text:p>
          </table:table-cell>
          <table:table-cell table:formula="of:=['200'.K4]+[200_2.K4]" office:value-type="float" office:value="96017" calcext:value-type="float">
            <text:p>96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'200'.B5]+[200_2.B5]" office:value-type="float" office:value="94752" calcext:value-type="float">
            <text:p>94752</text:p>
          </table:table-cell>
          <table:table-cell table:formula="of:=['200'.C5]+[200_2.C5]" office:value-type="float" office:value="86619" calcext:value-type="float">
            <text:p>86619</text:p>
          </table:table-cell>
          <table:table-cell table:formula="of:=['200'.D5]+[200_2.D5]" office:value-type="float" office:value="97891" calcext:value-type="float">
            <text:p>97891</text:p>
          </table:table-cell>
          <table:table-cell table:formula="of:=['200'.E5]+[200_2.E5]" office:value-type="float" office:value="92996" calcext:value-type="float">
            <text:p>92996</text:p>
          </table:table-cell>
          <table:table-cell table:formula="of:=['200'.F5]+[200_2.F5]" office:value-type="float" office:value="90626" calcext:value-type="float">
            <text:p>90626</text:p>
          </table:table-cell>
          <table:table-cell table:formula="of:=['200'.G5]+[200_2.G5]" office:value-type="float" office:value="99687" calcext:value-type="float">
            <text:p>99687</text:p>
          </table:table-cell>
          <table:table-cell table:formula="of:=['200'.H5]+[200_2.H5]" office:value-type="float" office:value="106375" calcext:value-type="float">
            <text:p>106375</text:p>
          </table:table-cell>
          <table:table-cell table:formula="of:=['200'.I5]+[200_2.I5]" office:value-type="float" office:value="90406" calcext:value-type="float">
            <text:p>90406</text:p>
          </table:table-cell>
          <table:table-cell table:formula="of:=['200'.J5]+[200_2.J5]" office:value-type="float" office:value="93886" calcext:value-type="float">
            <text:p>93886</text:p>
          </table:table-cell>
          <table:table-cell table:formula="of:=['200'.K5]+[200_2.K5]" office:value-type="float" office:value="92449" calcext:value-type="float">
            <text:p>924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'200'.B6]+[200_2.B6]" office:value-type="float" office:value="91177" calcext:value-type="float">
            <text:p>91177</text:p>
          </table:table-cell>
          <table:table-cell table:formula="of:=['200'.C6]+[200_2.C6]" office:value-type="float" office:value="83104" calcext:value-type="float">
            <text:p>83104</text:p>
          </table:table-cell>
          <table:table-cell table:formula="of:=['200'.D6]+[200_2.D6]" office:value-type="float" office:value="94315" calcext:value-type="float">
            <text:p>94315</text:p>
          </table:table-cell>
          <table:table-cell table:formula="of:=['200'.E6]+[200_2.E6]" office:value-type="float" office:value="89462" calcext:value-type="float">
            <text:p>89462</text:p>
          </table:table-cell>
          <table:table-cell table:formula="of:=['200'.F6]+[200_2.F6]" office:value-type="float" office:value="87070" calcext:value-type="float">
            <text:p>87070</text:p>
          </table:table-cell>
          <table:table-cell table:formula="of:=['200'.G6]+[200_2.G6]" office:value-type="float" office:value="96081" calcext:value-type="float">
            <text:p>96081</text:p>
          </table:table-cell>
          <table:table-cell table:formula="of:=['200'.H6]+[200_2.H6]" office:value-type="float" office:value="102917" calcext:value-type="float">
            <text:p>102917</text:p>
          </table:table-cell>
          <table:table-cell table:formula="of:=['200'.I6]+[200_2.I6]" office:value-type="float" office:value="86981" calcext:value-type="float">
            <text:p>86981</text:p>
          </table:table-cell>
          <table:table-cell table:formula="of:=['200'.J6]+[200_2.J6]" office:value-type="float" office:value="90297" calcext:value-type="float">
            <text:p>90297</text:p>
          </table:table-cell>
          <table:table-cell table:formula="of:=['200'.K6]+[200_2.K6]" office:value-type="float" office:value="88910" calcext:value-type="float">
            <text:p>889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'200'.B7]+[200_2.B7]" office:value-type="float" office:value="87539" calcext:value-type="float">
            <text:p>87539</text:p>
          </table:table-cell>
          <table:table-cell table:formula="of:=['200'.C7]+[200_2.C7]" office:value-type="float" office:value="79516" calcext:value-type="float">
            <text:p>79516</text:p>
          </table:table-cell>
          <table:table-cell table:formula="of:=['200'.D7]+[200_2.D7]" office:value-type="float" office:value="90710" calcext:value-type="float">
            <text:p>90710</text:p>
          </table:table-cell>
          <table:table-cell table:formula="of:=['200'.E7]+[200_2.E7]" office:value-type="float" office:value="85808" calcext:value-type="float">
            <text:p>85808</text:p>
          </table:table-cell>
          <table:table-cell table:formula="of:=['200'.F7]+[200_2.F7]" office:value-type="float" office:value="83517" calcext:value-type="float">
            <text:p>83517</text:p>
          </table:table-cell>
          <table:table-cell table:formula="of:=['200'.G7]+[200_2.G7]" office:value-type="float" office:value="92465" calcext:value-type="float">
            <text:p>92465</text:p>
          </table:table-cell>
          <table:table-cell table:formula="of:=['200'.H7]+[200_2.H7]" office:value-type="float" office:value="99402" calcext:value-type="float">
            <text:p>99402</text:p>
          </table:table-cell>
          <table:table-cell table:formula="of:=['200'.I7]+[200_2.I7]" office:value-type="float" office:value="83513" calcext:value-type="float">
            <text:p>83513</text:p>
          </table:table-cell>
          <table:table-cell table:formula="of:=['200'.J7]+[200_2.J7]" office:value-type="float" office:value="86689" calcext:value-type="float">
            <text:p>86689</text:p>
          </table:table-cell>
          <table:table-cell table:formula="of:=['200'.K7]+[200_2.K7]" office:value-type="float" office:value="85433" calcext:value-type="float">
            <text:p>854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'200'.B8]+[200_2.B8]" office:value-type="float" office:value="83946" calcext:value-type="float">
            <text:p>83946</text:p>
          </table:table-cell>
          <table:table-cell table:formula="of:=['200'.C8]+[200_2.C8]" office:value-type="float" office:value="75891" calcext:value-type="float">
            <text:p>75891</text:p>
          </table:table-cell>
          <table:table-cell table:formula="of:=['200'.D8]+[200_2.D8]" office:value-type="float" office:value="87111" calcext:value-type="float">
            <text:p>87111</text:p>
          </table:table-cell>
          <table:table-cell table:formula="of:=['200'.E8]+[200_2.E8]" office:value-type="float" office:value="82239" calcext:value-type="float">
            <text:p>82239</text:p>
          </table:table-cell>
          <table:table-cell table:formula="of:=['200'.F8]+[200_2.F8]" office:value-type="float" office:value="79914" calcext:value-type="float">
            <text:p>79914</text:p>
          </table:table-cell>
          <table:table-cell table:formula="of:=['200'.G8]+[200_2.G8]" office:value-type="float" office:value="88943" calcext:value-type="float">
            <text:p>88943</text:p>
          </table:table-cell>
          <table:table-cell table:formula="of:=['200'.H8]+[200_2.H8]" office:value-type="float" office:value="96019" calcext:value-type="float">
            <text:p>96019</text:p>
          </table:table-cell>
          <table:table-cell table:formula="of:=['200'.I8]+[200_2.I8]" office:value-type="float" office:value="80090" calcext:value-type="float">
            <text:p>80090</text:p>
          </table:table-cell>
          <table:table-cell table:formula="of:=['200'.J8]+[200_2.J8]" office:value-type="float" office:value="83165" calcext:value-type="float">
            <text:p>83165</text:p>
          </table:table-cell>
          <table:table-cell table:formula="of:=['200'.K8]+[200_2.K8]" office:value-type="float" office:value="81948" calcext:value-type="float">
            <text:p>819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'200'.B9]+[200_2.B9]" office:value-type="float" office:value="80357" calcext:value-type="float">
            <text:p>80357</text:p>
          </table:table-cell>
          <table:table-cell table:formula="of:=['200'.C9]+[200_2.C9]" office:value-type="float" office:value="72277" calcext:value-type="float">
            <text:p>72277</text:p>
          </table:table-cell>
          <table:table-cell table:formula="of:=['200'.D9]+[200_2.D9]" office:value-type="float" office:value="83514" calcext:value-type="float">
            <text:p>83514</text:p>
          </table:table-cell>
          <table:table-cell table:formula="of:=['200'.E9]+[200_2.E9]" office:value-type="float" office:value="78690" calcext:value-type="float">
            <text:p>78690</text:p>
          </table:table-cell>
          <table:table-cell table:formula="of:=['200'.F9]+[200_2.F9]" office:value-type="float" office:value="76335" calcext:value-type="float">
            <text:p>76335</text:p>
          </table:table-cell>
          <table:table-cell table:formula="of:=['200'.G9]+[200_2.G9]" office:value-type="float" office:value="85320" calcext:value-type="float">
            <text:p>85320</text:p>
          </table:table-cell>
          <table:table-cell table:formula="of:=['200'.H9]+[200_2.H9]" office:value-type="float" office:value="92594" calcext:value-type="float">
            <text:p>92594</text:p>
          </table:table-cell>
          <table:table-cell table:formula="of:=['200'.I9]+[200_2.I9]" office:value-type="float" office:value="76684" calcext:value-type="float">
            <text:p>76684</text:p>
          </table:table-cell>
          <table:table-cell table:formula="of:=['200'.J9]+[200_2.J9]" office:value-type="float" office:value="79633" calcext:value-type="float">
            <text:p>79633</text:p>
          </table:table-cell>
          <table:table-cell table:formula="of:=['200'.K9]+[200_2.K9]" office:value-type="float" office:value="78460" calcext:value-type="float">
            <text:p>784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'200'.B10]+[200_2.B10]" office:value-type="float" office:value="76698" calcext:value-type="float">
            <text:p>76698</text:p>
          </table:table-cell>
          <table:table-cell table:formula="of:=['200'.C10]+[200_2.C10]" office:value-type="float" office:value="68644" calcext:value-type="float">
            <text:p>68644</text:p>
          </table:table-cell>
          <table:table-cell table:formula="of:=['200'.D10]+[200_2.D10]" office:value-type="float" office:value="79848" calcext:value-type="float">
            <text:p>79848</text:p>
          </table:table-cell>
          <table:table-cell table:formula="of:=['200'.E10]+[200_2.E10]" office:value-type="float" office:value="75115" calcext:value-type="float">
            <text:p>75115</text:p>
          </table:table-cell>
          <table:table-cell table:formula="of:=['200'.F10]+[200_2.F10]" office:value-type="float" office:value="72751" calcext:value-type="float">
            <text:p>72751</text:p>
          </table:table-cell>
          <table:table-cell table:formula="of:=['200'.G10]+[200_2.G10]" office:value-type="float" office:value="81688" calcext:value-type="float">
            <text:p>81688</text:p>
          </table:table-cell>
          <table:table-cell table:formula="of:=['200'.H10]+[200_2.H10]" office:value-type="float" office:value="89284" calcext:value-type="float">
            <text:p>89284</text:p>
          </table:table-cell>
          <table:table-cell table:formula="of:=['200'.I10]+[200_2.I10]" office:value-type="float" office:value="73249" calcext:value-type="float">
            <text:p>73249</text:p>
          </table:table-cell>
          <table:table-cell table:formula="of:=['200'.J10]+[200_2.J10]" office:value-type="float" office:value="76083" calcext:value-type="float">
            <text:p>76083</text:p>
          </table:table-cell>
          <table:table-cell table:formula="of:=['200'.K10]+[200_2.K10]" office:value-type="float" office:value="74968" calcext:value-type="float">
            <text:p>74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'200'.B11]+[200_2.B11]" office:value-type="float" office:value="73196" calcext:value-type="float">
            <text:p>73196</text:p>
          </table:table-cell>
          <table:table-cell table:formula="of:=['200'.C11]+[200_2.C11]" office:value-type="float" office:value="65147" calcext:value-type="float">
            <text:p>65147</text:p>
          </table:table-cell>
          <table:table-cell table:formula="of:=['200'.D11]+[200_2.D11]" office:value-type="float" office:value="76421" calcext:value-type="float">
            <text:p>76421</text:p>
          </table:table-cell>
          <table:table-cell table:formula="of:=['200'.E11]+[200_2.E11]" office:value-type="float" office:value="71701" calcext:value-type="float">
            <text:p>71701</text:p>
          </table:table-cell>
          <table:table-cell table:formula="of:=['200'.F11]+[200_2.F11]" office:value-type="float" office:value="69223" calcext:value-type="float">
            <text:p>69223</text:p>
          </table:table-cell>
          <table:table-cell table:formula="of:=['200'.G11]+[200_2.G11]" office:value-type="float" office:value="78069" calcext:value-type="float">
            <text:p>78069</text:p>
          </table:table-cell>
          <table:table-cell table:formula="of:=['200'.H11]+[200_2.H11]" office:value-type="float" office:value="85772" calcext:value-type="float">
            <text:p>85772</text:p>
          </table:table-cell>
          <table:table-cell table:formula="of:=['200'.I11]+[200_2.I11]" office:value-type="float" office:value="69884" calcext:value-type="float">
            <text:p>69884</text:p>
          </table:table-cell>
          <table:table-cell table:formula="of:=['200'.J11]+[200_2.J11]" office:value-type="float" office:value="72497" calcext:value-type="float">
            <text:p>72497</text:p>
          </table:table-cell>
          <table:table-cell table:formula="of:=['200'.K11]+[200_2.K11]" office:value-type="float" office:value="71471" calcext:value-type="float">
            <text:p>714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'200'.B12]+[200_2.B12]" office:value-type="float" office:value="69680" calcext:value-type="float">
            <text:p>69680</text:p>
          </table:table-cell>
          <table:table-cell table:formula="of:=['200'.C12]+[200_2.C12]" office:value-type="float" office:value="61581" calcext:value-type="float">
            <text:p>61581</text:p>
          </table:table-cell>
          <table:table-cell table:formula="of:=['200'.D12]+[200_2.D12]" office:value-type="float" office:value="72953" calcext:value-type="float">
            <text:p>72953</text:p>
          </table:table-cell>
          <table:table-cell table:formula="of:=['200'.E12]+[200_2.E12]" office:value-type="float" office:value="68279" calcext:value-type="float">
            <text:p>68279</text:p>
          </table:table-cell>
          <table:table-cell table:formula="of:=['200'.F12]+[200_2.F12]" office:value-type="float" office:value="65628" calcext:value-type="float">
            <text:p>65628</text:p>
          </table:table-cell>
          <table:table-cell table:formula="of:=['200'.G12]+[200_2.G12]" office:value-type="float" office:value="74495" calcext:value-type="float">
            <text:p>74495</text:p>
          </table:table-cell>
          <table:table-cell table:formula="of:=['200'.H12]+[200_2.H12]" office:value-type="float" office:value="82233" calcext:value-type="float">
            <text:p>82233</text:p>
          </table:table-cell>
          <table:table-cell table:formula="of:=['200'.I12]+[200_2.I12]" office:value-type="float" office:value="66393" calcext:value-type="float">
            <text:p>66393</text:p>
          </table:table-cell>
          <table:table-cell table:formula="of:=['200'.J12]+[200_2.J12]" office:value-type="float" office:value="68944" calcext:value-type="float">
            <text:p>68944</text:p>
          </table:table-cell>
          <table:table-cell table:formula="of:=['200'.K12]+[200_2.K12]" office:value-type="float" office:value="68035" calcext:value-type="float">
            <text:p>680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'200'.B13]+[200_2.B13]" office:value-type="float" office:value="66176" calcext:value-type="float">
            <text:p>66176</text:p>
          </table:table-cell>
          <table:table-cell table:formula="of:=['200'.C13]+[200_2.C13]" office:value-type="float" office:value="58141" calcext:value-type="float">
            <text:p>58141</text:p>
          </table:table-cell>
          <table:table-cell table:formula="of:=['200'.D13]+[200_2.D13]" office:value-type="float" office:value="69436" calcext:value-type="float">
            <text:p>69436</text:p>
          </table:table-cell>
          <table:table-cell table:formula="of:=['200'.E13]+[200_2.E13]" office:value-type="float" office:value="64868" calcext:value-type="float">
            <text:p>64868</text:p>
          </table:table-cell>
          <table:table-cell table:formula="of:=['200'.F13]+[200_2.F13]" office:value-type="float" office:value="62032" calcext:value-type="float">
            <text:p>62032</text:p>
          </table:table-cell>
          <table:table-cell table:formula="of:=['200'.G13]+[200_2.G13]" office:value-type="float" office:value="70910" calcext:value-type="float">
            <text:p>70910</text:p>
          </table:table-cell>
          <table:table-cell table:formula="of:=['200'.H13]+[200_2.H13]" office:value-type="float" office:value="78677" calcext:value-type="float">
            <text:p>78677</text:p>
          </table:table-cell>
          <table:table-cell table:formula="of:=['200'.I13]+[200_2.I13]" office:value-type="float" office:value="62832" calcext:value-type="float">
            <text:p>62832</text:p>
          </table:table-cell>
          <table:table-cell table:formula="of:=['200'.J13]+[200_2.J13]" office:value-type="float" office:value="65424" calcext:value-type="float">
            <text:p>65424</text:p>
          </table:table-cell>
          <table:table-cell table:formula="of:=['200'.K13]+[200_2.K13]" office:value-type="float" office:value="64614" calcext:value-type="float">
            <text:p>64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'200'.B14]+[200_2.B14]" office:value-type="float" office:value="63054" calcext:value-type="float">
            <text:p>63054</text:p>
          </table:table-cell>
          <table:table-cell table:formula="of:=['200'.C14]+[200_2.C14]" office:value-type="float" office:value="54790" calcext:value-type="float">
            <text:p>54790</text:p>
          </table:table-cell>
          <table:table-cell table:formula="of:=['200'.D14]+[200_2.D14]" office:value-type="float" office:value="66500" calcext:value-type="float">
            <text:p>66500</text:p>
          </table:table-cell>
          <table:table-cell table:formula="of:=['200'.E14]+[200_2.E14]" office:value-type="float" office:value="61510" calcext:value-type="float">
            <text:p>61510</text:p>
          </table:table-cell>
          <table:table-cell table:formula="of:=['200'.F14]+[200_2.F14]" office:value-type="float" office:value="58710" calcext:value-type="float">
            <text:p>58710</text:p>
          </table:table-cell>
          <table:table-cell table:formula="of:=['200'.G14]+[200_2.G14]" office:value-type="float" office:value="67525" calcext:value-type="float">
            <text:p>67525</text:p>
          </table:table-cell>
          <table:table-cell table:formula="of:=['200'.H14]+[200_2.H14]" office:value-type="float" office:value="75219" calcext:value-type="float">
            <text:p>75219</text:p>
          </table:table-cell>
          <table:table-cell table:formula="of:=['200'.I14]+[200_2.I14]" office:value-type="float" office:value="59327" calcext:value-type="float">
            <text:p>59327</text:p>
          </table:table-cell>
          <table:table-cell table:formula="of:=['200'.J14]+[200_2.J14]" office:value-type="float" office:value="61878" calcext:value-type="float">
            <text:p>61878</text:p>
          </table:table-cell>
          <table:table-cell table:formula="of:=['200'.K14]+[200_2.K14]" office:value-type="float" office:value="61273" calcext:value-type="float">
            <text:p>61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200'.B15]+[200_2.B15]" office:value-type="float" office:value="59973" calcext:value-type="float">
            <text:p>59973</text:p>
          </table:table-cell>
          <table:table-cell table:formula="of:=['200'.C15]+[200_2.C15]" office:value-type="float" office:value="51426" calcext:value-type="float">
            <text:p>51426</text:p>
          </table:table-cell>
          <table:table-cell table:formula="of:=['200'.D15]+[200_2.D15]" office:value-type="float" office:value="63602" calcext:value-type="float">
            <text:p>63602</text:p>
          </table:table-cell>
          <table:table-cell table:formula="of:=['200'.E15]+[200_2.E15]" office:value-type="float" office:value="58104" calcext:value-type="float">
            <text:p>58104</text:p>
          </table:table-cell>
          <table:table-cell table:formula="of:=['200'.F15]+[200_2.F15]" office:value-type="float" office:value="55454" calcext:value-type="float">
            <text:p>55454</text:p>
          </table:table-cell>
          <table:table-cell table:formula="of:=['200'.G15]+[200_2.G15]" office:value-type="float" office:value="64123" calcext:value-type="float">
            <text:p>64123</text:p>
          </table:table-cell>
          <table:table-cell table:formula="of:=['200'.H15]+[200_2.H15]" office:value-type="float" office:value="71761" calcext:value-type="float">
            <text:p>71761</text:p>
          </table:table-cell>
          <table:table-cell table:formula="of:=['200'.I15]+[200_2.I15]" office:value-type="float" office:value="55778" calcext:value-type="float">
            <text:p>55778</text:p>
          </table:table-cell>
          <table:table-cell table:formula="of:=['200'.J15]+[200_2.J15]" office:value-type="float" office:value="58307" calcext:value-type="float">
            <text:p>58307</text:p>
          </table:table-cell>
          <table:table-cell table:formula="of:=['200'.K15]+[200_2.K15]" office:value-type="float" office:value="57910" calcext:value-type="float">
            <text:p>579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200'.B16]+[200_2.B16]" office:value-type="float" office:value="56896" calcext:value-type="float">
            <text:p>56896</text:p>
          </table:table-cell>
          <table:table-cell table:formula="of:=['200'.C16]+[200_2.C16]" office:value-type="float" office:value="48269" calcext:value-type="float">
            <text:p>48269</text:p>
          </table:table-cell>
          <table:table-cell table:formula="of:=['200'.D16]+[200_2.D16]" office:value-type="float" office:value="60703" calcext:value-type="float">
            <text:p>60703</text:p>
          </table:table-cell>
          <table:table-cell table:formula="of:=['200'.E16]+[200_2.E16]" office:value-type="float" office:value="54704" calcext:value-type="float">
            <text:p>54704</text:p>
          </table:table-cell>
          <table:table-cell table:formula="of:=['200'.F16]+[200_2.F16]" office:value-type="float" office:value="52032" calcext:value-type="float">
            <text:p>52032</text:p>
          </table:table-cell>
          <table:table-cell table:formula="of:=['200'.G16]+[200_2.G16]" office:value-type="float" office:value="60747" calcext:value-type="float">
            <text:p>60747</text:p>
          </table:table-cell>
          <table:table-cell table:formula="of:=['200'.H16]+[200_2.H16]" office:value-type="float" office:value="68295" calcext:value-type="float">
            <text:p>68295</text:p>
          </table:table-cell>
          <table:table-cell table:formula="of:=['200'.I16]+[200_2.I16]" office:value-type="float" office:value="52107" calcext:value-type="float">
            <text:p>52107</text:p>
          </table:table-cell>
          <table:table-cell table:formula="of:=['200'.J16]+[200_2.J16]" office:value-type="float" office:value="54804" calcext:value-type="float">
            <text:p>54804</text:p>
          </table:table-cell>
          <table:table-cell table:formula="of:=['200'.K16]+[200_2.K16]" office:value-type="float" office:value="54515" calcext:value-type="float">
            <text:p>545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200'.B17]+[200_2.B17]" office:value-type="float" office:value="54179" calcext:value-type="float">
            <text:p>54179</text:p>
          </table:table-cell>
          <table:table-cell table:formula="of:=['200'.C17]+[200_2.C17]" office:value-type="float" office:value="45418" calcext:value-type="float">
            <text:p>45418</text:p>
          </table:table-cell>
          <table:table-cell table:formula="of:=['200'.D17]+[200_2.D17]" office:value-type="float" office:value="57828" calcext:value-type="float">
            <text:p>57828</text:p>
          </table:table-cell>
          <table:table-cell table:formula="of:=['200'.E17]+[200_2.E17]" office:value-type="float" office:value="51390" calcext:value-type="float">
            <text:p>51390</text:p>
          </table:table-cell>
          <table:table-cell table:formula="of:=['200'.F17]+[200_2.F17]" office:value-type="float" office:value="48776" calcext:value-type="float">
            <text:p>48776</text:p>
          </table:table-cell>
          <table:table-cell table:formula="of:=['200'.G17]+[200_2.G17]" office:value-type="float" office:value="57775" calcext:value-type="float">
            <text:p>57775</text:p>
          </table:table-cell>
          <table:table-cell table:formula="of:=['200'.H17]+[200_2.H17]" office:value-type="float" office:value="64815" calcext:value-type="float">
            <text:p>64815</text:p>
          </table:table-cell>
          <table:table-cell table:formula="of:=['200'.I17]+[200_2.I17]" office:value-type="float" office:value="48666" calcext:value-type="float">
            <text:p>48666</text:p>
          </table:table-cell>
          <table:table-cell table:formula="of:=['200'.J17]+[200_2.J17]" office:value-type="float" office:value="51349" calcext:value-type="float">
            <text:p>51349</text:p>
          </table:table-cell>
          <table:table-cell table:formula="of:=['200'.K17]+[200_2.K17]" office:value-type="float" office:value="51209" calcext:value-type="float">
            <text:p>51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200'.B18]+[200_2.B18]" office:value-type="float" office:value="51514" calcext:value-type="float">
            <text:p>51514</text:p>
          </table:table-cell>
          <table:table-cell table:formula="of:=['200'.C18]+[200_2.C18]" office:value-type="float" office:value="42556" calcext:value-type="float">
            <text:p>42556</text:p>
          </table:table-cell>
          <table:table-cell table:formula="of:=['200'.D18]+[200_2.D18]" office:value-type="float" office:value="54942" calcext:value-type="float">
            <text:p>54942</text:p>
          </table:table-cell>
          <table:table-cell table:formula="of:=['200'.E18]+[200_2.E18]" office:value-type="float" office:value="48061" calcext:value-type="float">
            <text:p>48061</text:p>
          </table:table-cell>
          <table:table-cell table:formula="of:=['200'.F18]+[200_2.F18]" office:value-type="float" office:value="45506" calcext:value-type="float">
            <text:p>45506</text:p>
          </table:table-cell>
          <table:table-cell table:formula="of:=['200'.G18]+[200_2.G18]" office:value-type="float" office:value="54845" calcext:value-type="float">
            <text:p>54845</text:p>
          </table:table-cell>
          <table:table-cell table:formula="of:=['200'.H18]+[200_2.H18]" office:value-type="float" office:value="61328" calcext:value-type="float">
            <text:p>61328</text:p>
          </table:table-cell>
          <table:table-cell table:formula="of:=['200'.I18]+[200_2.I18]" office:value-type="float" office:value="45170" calcext:value-type="float">
            <text:p>45170</text:p>
          </table:table-cell>
          <table:table-cell table:formula="of:=['200'.J18]+[200_2.J18]" office:value-type="float" office:value="47812" calcext:value-type="float">
            <text:p>47812</text:p>
          </table:table-cell>
          <table:table-cell table:formula="of:=['200'.K18]+[200_2.K18]" office:value-type="float" office:value="47903" calcext:value-type="float">
            <text:p>47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200'.B19]+[200_2.B19]" office:value-type="float" office:value="48853" calcext:value-type="float">
            <text:p>48853</text:p>
          </table:table-cell>
          <table:table-cell table:formula="of:=['200'.C19]+[200_2.C19]" office:value-type="float" office:value="39947" calcext:value-type="float">
            <text:p>39947</text:p>
          </table:table-cell>
          <table:table-cell table:formula="of:=['200'.D19]+[200_2.D19]" office:value-type="float" office:value="52052" calcext:value-type="float">
            <text:p>52052</text:p>
          </table:table-cell>
          <table:table-cell table:formula="of:=['200'.E19]+[200_2.E19]" office:value-type="float" office:value="44663" calcext:value-type="float">
            <text:p>44663</text:p>
          </table:table-cell>
          <table:table-cell table:formula="of:=['200'.F19]+[200_2.F19]" office:value-type="float" office:value="42251" calcext:value-type="float">
            <text:p>42251</text:p>
          </table:table-cell>
          <table:table-cell table:formula="of:=['200'.G19]+[200_2.G19]" office:value-type="float" office:value="51913" calcext:value-type="float">
            <text:p>51913</text:p>
          </table:table-cell>
          <table:table-cell table:formula="of:=['200'.H19]+[200_2.H19]" office:value-type="float" office:value="57835" calcext:value-type="float">
            <text:p>57835</text:p>
          </table:table-cell>
          <table:table-cell table:formula="of:=['200'.I19]+[200_2.I19]" office:value-type="float" office:value="41663" calcext:value-type="float">
            <text:p>41663</text:p>
          </table:table-cell>
          <table:table-cell table:formula="of:=['200'.J19]+[200_2.J19]" office:value-type="float" office:value="44582" calcext:value-type="float">
            <text:p>44582</text:p>
          </table:table-cell>
          <table:table-cell table:formula="of:=['200'.K19]+[200_2.K19]" office:value-type="float" office:value="44572" calcext:value-type="float">
            <text:p>445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200'.B20]+[200_2.B20]" office:value-type="float" office:value="46253" calcext:value-type="float">
            <text:p>46253</text:p>
          </table:table-cell>
          <table:table-cell table:formula="of:=['200'.C20]+[200_2.C20]" office:value-type="float" office:value="37744" calcext:value-type="float">
            <text:p>37744</text:p>
          </table:table-cell>
          <table:table-cell table:formula="of:=['200'.D20]+[200_2.D20]" office:value-type="float" office:value="49257" calcext:value-type="float">
            <text:p>49257</text:p>
          </table:table-cell>
          <table:table-cell table:formula="of:=['200'.E20]+[200_2.E20]" office:value-type="float" office:value="41591" calcext:value-type="float">
            <text:p>41591</text:p>
          </table:table-cell>
          <table:table-cell table:formula="of:=['200'.F20]+[200_2.F20]" office:value-type="float" office:value="39306" calcext:value-type="float">
            <text:p>39306</text:p>
          </table:table-cell>
          <table:table-cell table:formula="of:=['200'.G20]+[200_2.G20]" office:value-type="float" office:value="48987" calcext:value-type="float">
            <text:p>48987</text:p>
          </table:table-cell>
          <table:table-cell table:formula="of:=['200'.H20]+[200_2.H20]" office:value-type="float" office:value="54486" calcext:value-type="float">
            <text:p>54486</text:p>
          </table:table-cell>
          <table:table-cell table:formula="of:=['200'.I20]+[200_2.I20]" office:value-type="float" office:value="38675" calcext:value-type="float">
            <text:p>38675</text:p>
          </table:table-cell>
          <table:table-cell table:formula="of:=['200'.J20]+[200_2.J20]" office:value-type="float" office:value="41400" calcext:value-type="float">
            <text:p>41400</text:p>
          </table:table-cell>
          <table:table-cell table:formula="of:=['200'.K20]+[200_2.K20]" office:value-type="float" office:value="41790" calcext:value-type="float">
            <text:p>417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200'.B21]+[200_2.B21]" office:value-type="float" office:value="43668" calcext:value-type="float">
            <text:p>43668</text:p>
          </table:table-cell>
          <table:table-cell table:formula="of:=['200'.C21]+[200_2.C21]" office:value-type="float" office:value="35501" calcext:value-type="float">
            <text:p>35501</text:p>
          </table:table-cell>
          <table:table-cell table:formula="of:=['200'.D21]+[200_2.D21]" office:value-type="float" office:value="46501" calcext:value-type="float">
            <text:p>46501</text:p>
          </table:table-cell>
          <table:table-cell table:formula="of:=['200'.E21]+[200_2.E21]" office:value-type="float" office:value="38512" calcext:value-type="float">
            <text:p>38512</text:p>
          </table:table-cell>
          <table:table-cell table:formula="of:=['200'.F21]+[200_2.F21]" office:value-type="float" office:value="36421" calcext:value-type="float">
            <text:p>36421</text:p>
          </table:table-cell>
          <table:table-cell table:formula="of:=['200'.G21]+[200_2.G21]" office:value-type="float" office:value="46079" calcext:value-type="float">
            <text:p>46079</text:p>
          </table:table-cell>
          <table:table-cell table:formula="of:=['200'.H21]+[200_2.H21]" office:value-type="float" office:value="51070" calcext:value-type="float">
            <text:p>51070</text:p>
          </table:table-cell>
          <table:table-cell table:formula="of:=['200'.I21]+[200_2.I21]" office:value-type="float" office:value="35711" calcext:value-type="float">
            <text:p>35711</text:p>
          </table:table-cell>
          <table:table-cell table:formula="of:=['200'.J21]+[200_2.J21]" office:value-type="float" office:value="38223" calcext:value-type="float">
            <text:p>38223</text:p>
          </table:table-cell>
          <table:table-cell table:formula="of:=['200'.K21]+[200_2.K21]" office:value-type="float" office:value="39014" calcext:value-type="float">
            <text:p>39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200'.B22]+[200_2.B22]" office:value-type="float" office:value="41093" calcext:value-type="float">
            <text:p>41093</text:p>
          </table:table-cell>
          <table:table-cell table:formula="of:=['200'.C22]+[200_2.C22]" office:value-type="float" office:value="33095" calcext:value-type="float">
            <text:p>33095</text:p>
          </table:table-cell>
          <table:table-cell table:formula="of:=['200'.D22]+[200_2.D22]" office:value-type="float" office:value="43744" calcext:value-type="float">
            <text:p>43744</text:p>
          </table:table-cell>
          <table:table-cell table:formula="of:=['200'.E22]+[200_2.E22]" office:value-type="float" office:value="35411" calcext:value-type="float">
            <text:p>35411</text:p>
          </table:table-cell>
          <table:table-cell table:formula="of:=['200'.F22]+[200_2.F22]" office:value-type="float" office:value="33500" calcext:value-type="float">
            <text:p>33500</text:p>
          </table:table-cell>
          <table:table-cell table:formula="of:=['200'.G22]+[200_2.G22]" office:value-type="float" office:value="43150" calcext:value-type="float">
            <text:p>43150</text:p>
          </table:table-cell>
          <table:table-cell table:formula="of:=['200'.H22]+[200_2.H22]" office:value-type="float" office:value="47652" calcext:value-type="float">
            <text:p>47652</text:p>
          </table:table-cell>
          <table:table-cell table:formula="of:=['200'.I22]+[200_2.I22]" office:value-type="float" office:value="32723" calcext:value-type="float">
            <text:p>32723</text:p>
          </table:table-cell>
          <table:table-cell table:formula="of:=['200'.J22]+[200_2.J22]" office:value-type="float" office:value="35591" calcext:value-type="float">
            <text:p>35591</text:p>
          </table:table-cell>
          <table:table-cell table:formula="of:=['200'.K22]+[200_2.K22]" office:value-type="float" office:value="36281" calcext:value-type="float">
            <text:p>36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200'.B23]+[200_2.B23]" office:value-type="float" office:value="38707" calcext:value-type="float">
            <text:p>38707</text:p>
          </table:table-cell>
          <table:table-cell table:formula="of:=['200'.C23]+[200_2.C23]" office:value-type="float" office:value="30926" calcext:value-type="float">
            <text:p>30926</text:p>
          </table:table-cell>
          <table:table-cell table:formula="of:=['200'.D23]+[200_2.D23]" office:value-type="float" office:value="41047" calcext:value-type="float">
            <text:p>41047</text:p>
          </table:table-cell>
          <table:table-cell table:formula="of:=['200'.E23]+[200_2.E23]" office:value-type="float" office:value="32584" calcext:value-type="float">
            <text:p>32584</text:p>
          </table:table-cell>
          <table:table-cell table:formula="of:=['200'.F23]+[200_2.F23]" office:value-type="float" office:value="31061" calcext:value-type="float">
            <text:p>31061</text:p>
          </table:table-cell>
          <table:table-cell table:formula="of:=['200'.G23]+[200_2.G23]" office:value-type="float" office:value="40269" calcext:value-type="float">
            <text:p>40269</text:p>
          </table:table-cell>
          <table:table-cell table:formula="of:=['200'.H23]+[200_2.H23]" office:value-type="float" office:value="44468" calcext:value-type="float">
            <text:p>44468</text:p>
          </table:table-cell>
          <table:table-cell table:formula="of:=['200'.I23]+[200_2.I23]" office:value-type="float" office:value="30194" calcext:value-type="float">
            <text:p>30194</text:p>
          </table:table-cell>
          <table:table-cell table:formula="of:=['200'.J23]+[200_2.J23]" office:value-type="float" office:value="33040" calcext:value-type="float">
            <text:p>33040</text:p>
          </table:table-cell>
          <table:table-cell table:formula="of:=['200'.K23]+[200_2.K23]" office:value-type="float" office:value="33941" calcext:value-type="float">
            <text:p>339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200'.B24]+[200_2.B24]" office:value-type="float" office:value="36371" calcext:value-type="float">
            <text:p>36371</text:p>
          </table:table-cell>
          <table:table-cell table:formula="of:=['200'.C24]+[200_2.C24]" office:value-type="float" office:value="28734" calcext:value-type="float">
            <text:p>28734</text:p>
          </table:table-cell>
          <table:table-cell table:formula="of:=['200'.D24]+[200_2.D24]" office:value-type="float" office:value="38482" calcext:value-type="float">
            <text:p>38482</text:p>
          </table:table-cell>
          <table:table-cell table:formula="of:=['200'.E24]+[200_2.E24]" office:value-type="float" office:value="29763" calcext:value-type="float">
            <text:p>29763</text:p>
          </table:table-cell>
          <table:table-cell table:formula="of:=['200'.F24]+[200_2.F24]" office:value-type="float" office:value="28653" calcext:value-type="float">
            <text:p>28653</text:p>
          </table:table-cell>
          <table:table-cell table:formula="of:=['200'.G24]+[200_2.G24]" office:value-type="float" office:value="37404" calcext:value-type="float">
            <text:p>37404</text:p>
          </table:table-cell>
          <table:table-cell table:formula="of:=['200'.H24]+[200_2.H24]" office:value-type="float" office:value="41319" calcext:value-type="float">
            <text:p>41319</text:p>
          </table:table-cell>
          <table:table-cell table:formula="of:=['200'.I24]+[200_2.I24]" office:value-type="float" office:value="27714" calcext:value-type="float">
            <text:p>27714</text:p>
          </table:table-cell>
          <table:table-cell table:formula="of:=['200'.J24]+[200_2.J24]" office:value-type="float" office:value="30501" calcext:value-type="float">
            <text:p>30501</text:p>
          </table:table-cell>
          <table:table-cell table:formula="of:=['200'.K24]+[200_2.K24]" office:value-type="float" office:value="31649" calcext:value-type="float">
            <text:p>316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00'.B25]+[200_2.B25]" office:value-type="float" office:value="34017" calcext:value-type="float">
            <text:p>34017</text:p>
          </table:table-cell>
          <table:table-cell table:formula="of:=['200'.C25]+[200_2.C25]" office:value-type="float" office:value="26319" calcext:value-type="float">
            <text:p>26319</text:p>
          </table:table-cell>
          <table:table-cell table:formula="of:=['200'.D25]+[200_2.D25]" office:value-type="float" office:value="35928" calcext:value-type="float">
            <text:p>35928</text:p>
          </table:table-cell>
          <table:table-cell table:formula="of:=['200'.E25]+[200_2.E25]" office:value-type="float" office:value="26943" calcext:value-type="float">
            <text:p>26943</text:p>
          </table:table-cell>
          <table:table-cell table:formula="of:=['200'.F25]+[200_2.F25]" office:value-type="float" office:value="26239" calcext:value-type="float">
            <text:p>26239</text:p>
          </table:table-cell>
          <table:table-cell table:formula="of:=['200'.G25]+[200_2.G25]" office:value-type="float" office:value="34528" calcext:value-type="float">
            <text:p>34528</text:p>
          </table:table-cell>
          <table:table-cell table:formula="of:=['200'.H25]+[200_2.H25]" office:value-type="float" office:value="38189" calcext:value-type="float">
            <text:p>38189</text:p>
          </table:table-cell>
          <table:table-cell table:formula="of:=['200'.I25]+[200_2.I25]" office:value-type="float" office:value="25235" calcext:value-type="float">
            <text:p>25235</text:p>
          </table:table-cell>
          <table:table-cell table:formula="of:=['200'.J25]+[200_2.J25]" office:value-type="float" office:value="27822" calcext:value-type="float">
            <text:p>27822</text:p>
          </table:table-cell>
          <table:table-cell table:formula="of:=['200'.K25]+[200_2.K25]" office:value-type="float" office:value="29383" calcext:value-type="float">
            <text:p>293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200'.B26]+[200_2.B26]" office:value-type="float" office:value="31288" calcext:value-type="float">
            <text:p>31288</text:p>
          </table:table-cell>
          <table:table-cell table:formula="of:=['200'.C26]+[200_2.C26]" office:value-type="float" office:value="23885" calcext:value-type="float">
            <text:p>23885</text:p>
          </table:table-cell>
          <table:table-cell table:formula="of:=['200'.D26]+[200_2.D26]" office:value-type="float" office:value="33250" calcext:value-type="float">
            <text:p>33250</text:p>
          </table:table-cell>
          <table:table-cell table:formula="of:=['200'.E26]+[200_2.E26]" office:value-type="float" office:value="24403" calcext:value-type="float">
            <text:p>24403</text:p>
          </table:table-cell>
          <table:table-cell table:formula="of:=['200'.F26]+[200_2.F26]" office:value-type="float" office:value="24047" calcext:value-type="float">
            <text:p>24047</text:p>
          </table:table-cell>
          <table:table-cell table:formula="of:=['200'.G26]+[200_2.G26]" office:value-type="float" office:value="31873" calcext:value-type="float">
            <text:p>31873</text:p>
          </table:table-cell>
          <table:table-cell table:formula="of:=['200'.H26]+[200_2.H26]" office:value-type="float" office:value="35147" calcext:value-type="float">
            <text:p>35147</text:p>
          </table:table-cell>
          <table:table-cell table:formula="of:=['200'.I26]+[200_2.I26]" office:value-type="float" office:value="22938" calcext:value-type="float">
            <text:p>22938</text:p>
          </table:table-cell>
          <table:table-cell table:formula="of:=['200'.J26]+[200_2.J26]" office:value-type="float" office:value="25136" calcext:value-type="float">
            <text:p>25136</text:p>
          </table:table-cell>
          <table:table-cell table:formula="of:=['200'.K26]+[200_2.K26]" office:value-type="float" office:value="27191" calcext:value-type="float">
            <text:p>271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200'.B27]+[200_2.B27]" office:value-type="float" office:value="28513" calcext:value-type="float">
            <text:p>28513</text:p>
          </table:table-cell>
          <table:table-cell table:formula="of:=['200'.C27]+[200_2.C27]" office:value-type="float" office:value="21463" calcext:value-type="float">
            <text:p>21463</text:p>
          </table:table-cell>
          <table:table-cell table:formula="of:=['200'.D27]+[200_2.D27]" office:value-type="float" office:value="30579" calcext:value-type="float">
            <text:p>30579</text:p>
          </table:table-cell>
          <table:table-cell table:formula="of:=['200'.E27]+[200_2.E27]" office:value-type="float" office:value="21860" calcext:value-type="float">
            <text:p>21860</text:p>
          </table:table-cell>
          <table:table-cell table:formula="of:=['200'.F27]+[200_2.F27]" office:value-type="float" office:value="21894" calcext:value-type="float">
            <text:p>21894</text:p>
          </table:table-cell>
          <table:table-cell table:formula="of:=['200'.G27]+[200_2.G27]" office:value-type="float" office:value="29259" calcext:value-type="float">
            <text:p>29259</text:p>
          </table:table-cell>
          <table:table-cell table:formula="of:=['200'.H27]+[200_2.H27]" office:value-type="float" office:value="32121" calcext:value-type="float">
            <text:p>32121</text:p>
          </table:table-cell>
          <table:table-cell table:formula="of:=['200'.I27]+[200_2.I27]" office:value-type="float" office:value="20694" calcext:value-type="float">
            <text:p>20694</text:p>
          </table:table-cell>
          <table:table-cell table:formula="of:=['200'.J27]+[200_2.J27]" office:value-type="float" office:value="22464" calcext:value-type="float">
            <text:p>22464</text:p>
          </table:table-cell>
          <table:table-cell table:formula="of:=['200'.K27]+[200_2.K27]" office:value-type="float" office:value="25008" calcext:value-type="float">
            <text:p>25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200'.B28]+[200_2.B28]" office:value-type="float" office:value="25796" calcext:value-type="float">
            <text:p>25796</text:p>
          </table:table-cell>
          <table:table-cell table:formula="of:=['200'.C28]+[200_2.C28]" office:value-type="float" office:value="19630" calcext:value-type="float">
            <text:p>19630</text:p>
          </table:table-cell>
          <table:table-cell table:formula="of:=['200'.D28]+[200_2.D28]" office:value-type="float" office:value="27917" calcext:value-type="float">
            <text:p>27917</text:p>
          </table:table-cell>
          <table:table-cell table:formula="of:=['200'.E28]+[200_2.E28]" office:value-type="float" office:value="19310" calcext:value-type="float">
            <text:p>19310</text:p>
          </table:table-cell>
          <table:table-cell table:formula="of:=['200'.F28]+[200_2.F28]" office:value-type="float" office:value="19741" calcext:value-type="float">
            <text:p>19741</text:p>
          </table:table-cell>
          <table:table-cell table:formula="of:=['200'.G28]+[200_2.G28]" office:value-type="float" office:value="26597" calcext:value-type="float">
            <text:p>26597</text:p>
          </table:table-cell>
          <table:table-cell table:formula="of:=['200'.H28]+[200_2.H28]" office:value-type="float" office:value="29101" calcext:value-type="float">
            <text:p>29101</text:p>
          </table:table-cell>
          <table:table-cell table:formula="of:=['200'.I28]+[200_2.I28]" office:value-type="float" office:value="18422" calcext:value-type="float">
            <text:p>18422</text:p>
          </table:table-cell>
          <table:table-cell table:formula="of:=['200'.J28]+[200_2.J28]" office:value-type="float" office:value="20269" calcext:value-type="float">
            <text:p>20269</text:p>
          </table:table-cell>
          <table:table-cell table:formula="of:=['200'.K28]+[200_2.K28]" office:value-type="float" office:value="22859" calcext:value-type="float">
            <text:p>22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200'.B29]+[200_2.B29]" office:value-type="float" office:value="23605" calcext:value-type="float">
            <text:p>23605</text:p>
          </table:table-cell>
          <table:table-cell table:formula="of:=['200'.C29]+[200_2.C29]" office:value-type="float" office:value="17846" calcext:value-type="float">
            <text:p>17846</text:p>
          </table:table-cell>
          <table:table-cell table:formula="of:=['200'.D29]+[200_2.D29]" office:value-type="float" office:value="25519" calcext:value-type="float">
            <text:p>25519</text:p>
          </table:table-cell>
          <table:table-cell table:formula="of:=['200'.E29]+[200_2.E29]" office:value-type="float" office:value="17119" calcext:value-type="float">
            <text:p>17119</text:p>
          </table:table-cell>
          <table:table-cell table:formula="of:=['200'.F29]+[200_2.F29]" office:value-type="float" office:value="17579" calcext:value-type="float">
            <text:p>17579</text:p>
          </table:table-cell>
          <table:table-cell table:formula="of:=['200'.G29]+[200_2.G29]" office:value-type="float" office:value="24133" calcext:value-type="float">
            <text:p>24133</text:p>
          </table:table-cell>
          <table:table-cell table:formula="of:=['200'.H29]+[200_2.H29]" office:value-type="float" office:value="26382" calcext:value-type="float">
            <text:p>26382</text:p>
          </table:table-cell>
          <table:table-cell table:formula="of:=['200'.I29]+[200_2.I29]" office:value-type="float" office:value="16774" calcext:value-type="float">
            <text:p>16774</text:p>
          </table:table-cell>
          <table:table-cell table:formula="of:=['200'.J29]+[200_2.J29]" office:value-type="float" office:value="18184" calcext:value-type="float">
            <text:p>18184</text:p>
          </table:table-cell>
          <table:table-cell table:formula="of:=['200'.K29]+[200_2.K29]" office:value-type="float" office:value="21031" calcext:value-type="float">
            <text:p>21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200'.B30]+[200_2.B30]" office:value-type="float" office:value="21018" calcext:value-type="float">
            <text:p>21018</text:p>
          </table:table-cell>
          <table:table-cell table:formula="of:=['200'.C30]+[200_2.C30]" office:value-type="float" office:value="16084" calcext:value-type="float">
            <text:p>16084</text:p>
          </table:table-cell>
          <table:table-cell table:formula="of:=['200'.D30]+[200_2.D30]" office:value-type="float" office:value="23508" calcext:value-type="float">
            <text:p>23508</text:p>
          </table:table-cell>
          <table:table-cell table:formula="of:=['200'.E30]+[200_2.E30]" office:value-type="float" office:value="14952" calcext:value-type="float">
            <text:p>14952</text:p>
          </table:table-cell>
          <table:table-cell table:formula="of:=['200'.F30]+[200_2.F30]" office:value-type="float" office:value="15425" calcext:value-type="float">
            <text:p>15425</text:p>
          </table:table-cell>
          <table:table-cell table:formula="of:=['200'.G30]+[200_2.G30]" office:value-type="float" office:value="21662" calcext:value-type="float">
            <text:p>21662</text:p>
          </table:table-cell>
          <table:table-cell table:formula="of:=['200'.H30]+[200_2.H30]" office:value-type="float" office:value="23700" calcext:value-type="float">
            <text:p>23700</text:p>
          </table:table-cell>
          <table:table-cell table:formula="of:=['200'.I30]+[200_2.I30]" office:value-type="float" office:value="15180" calcext:value-type="float">
            <text:p>15180</text:p>
          </table:table-cell>
          <table:table-cell table:formula="of:=['200'.J30]+[200_2.J30]" office:value-type="float" office:value="16082" calcext:value-type="float">
            <text:p>16082</text:p>
          </table:table-cell>
          <table:table-cell table:formula="of:=['200'.K30]+[200_2.K30]" office:value-type="float" office:value="19251" calcext:value-type="float">
            <text:p>192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200'.B31]+[200_2.B31]" office:value-type="float" office:value="18448" calcext:value-type="float">
            <text:p>18448</text:p>
          </table:table-cell>
          <table:table-cell table:formula="of:=['200'.C31]+[200_2.C31]" office:value-type="float" office:value="14609" calcext:value-type="float">
            <text:p>14609</text:p>
          </table:table-cell>
          <table:table-cell table:formula="of:=['200'.D31]+[200_2.D31]" office:value-type="float" office:value="21151" calcext:value-type="float">
            <text:p>21151</text:p>
          </table:table-cell>
          <table:table-cell table:formula="of:=['200'.E31]+[200_2.E31]" office:value-type="float" office:value="12783" calcext:value-type="float">
            <text:p>12783</text:p>
          </table:table-cell>
          <table:table-cell table:formula="of:=['200'.F31]+[200_2.F31]" office:value-type="float" office:value="13265" calcext:value-type="float">
            <text:p>13265</text:p>
          </table:table-cell>
          <table:table-cell table:formula="of:=['200'.G31]+[200_2.G31]" office:value-type="float" office:value="19216" calcext:value-type="float">
            <text:p>19216</text:p>
          </table:table-cell>
          <table:table-cell table:formula="of:=['200'.H31]+[200_2.H31]" office:value-type="float" office:value="21027" calcext:value-type="float">
            <text:p>21027</text:p>
          </table:table-cell>
          <table:table-cell table:formula="of:=['200'.I31]+[200_2.I31]" office:value-type="float" office:value="13593" calcext:value-type="float">
            <text:p>13593</text:p>
          </table:table-cell>
          <table:table-cell table:formula="of:=['200'.J31]+[200_2.J31]" office:value-type="float" office:value="14314" calcext:value-type="float">
            <text:p>14314</text:p>
          </table:table-cell>
          <table:table-cell table:formula="of:=['200'.K31]+[200_2.K31]" office:value-type="float" office:value="17467" calcext:value-type="float">
            <text:p>17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200'.B32]+[200_2.B32]" office:value-type="float" office:value="16318" calcext:value-type="float">
            <text:p>16318</text:p>
          </table:table-cell>
          <table:table-cell table:formula="of:=['200'.C32]+[200_2.C32]" office:value-type="float" office:value="13294" calcext:value-type="float">
            <text:p>13294</text:p>
          </table:table-cell>
          <table:table-cell table:formula="of:=['200'.D32]+[200_2.D32]" office:value-type="float" office:value="18901" calcext:value-type="float">
            <text:p>18901</text:p>
          </table:table-cell>
          <table:table-cell table:formula="of:=['200'.E32]+[200_2.E32]" office:value-type="float" office:value="10954" calcext:value-type="float">
            <text:p>10954</text:p>
          </table:table-cell>
          <table:table-cell table:formula="of:=['200'.F32]+[200_2.F32]" office:value-type="float" office:value="11442" calcext:value-type="float">
            <text:p>11442</text:p>
          </table:table-cell>
          <table:table-cell table:formula="of:=['200'.G32]+[200_2.G32]" office:value-type="float" office:value="17331" calcext:value-type="float">
            <text:p>17331</text:p>
          </table:table-cell>
          <table:table-cell table:formula="of:=['200'.H32]+[200_2.H32]" office:value-type="float" office:value="18734" calcext:value-type="float">
            <text:p>18734</text:p>
          </table:table-cell>
          <table:table-cell table:formula="of:=['200'.I32]+[200_2.I32]" office:value-type="float" office:value="12168" calcext:value-type="float">
            <text:p>12168</text:p>
          </table:table-cell>
          <table:table-cell table:formula="of:=['200'.J32]+[200_2.J32]" office:value-type="float" office:value="12596" calcext:value-type="float">
            <text:p>12596</text:p>
          </table:table-cell>
          <table:table-cell table:formula="of:=['200'.K32]+[200_2.K32]" office:value-type="float" office:value="15878" calcext:value-type="float">
            <text:p>158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200'.B33]+[200_2.B33]" office:value-type="float" office:value="14238" calcext:value-type="float">
            <text:p>14238</text:p>
          </table:table-cell>
          <table:table-cell table:formula="of:=['200'.C33]+[200_2.C33]" office:value-type="float" office:value="11842" calcext:value-type="float">
            <text:p>11842</text:p>
          </table:table-cell>
          <table:table-cell table:formula="of:=['200'.D33]+[200_2.D33]" office:value-type="float" office:value="16664" calcext:value-type="float">
            <text:p>16664</text:p>
          </table:table-cell>
          <table:table-cell table:formula="of:=['200'.E33]+[200_2.E33]" office:value-type="float" office:value="9196" calcext:value-type="float">
            <text:p>9196</text:p>
          </table:table-cell>
          <table:table-cell table:formula="of:=['200'.F33]+[200_2.F33]" office:value-type="float" office:value="9723" calcext:value-type="float">
            <text:p>9723</text:p>
          </table:table-cell>
          <table:table-cell table:formula="of:=['200'.G33]+[200_2.G33]" office:value-type="float" office:value="15538" calcext:value-type="float">
            <text:p>15538</text:p>
          </table:table-cell>
          <table:table-cell table:formula="of:=['200'.H33]+[200_2.H33]" office:value-type="float" office:value="16489" calcext:value-type="float">
            <text:p>16489</text:p>
          </table:table-cell>
          <table:table-cell table:formula="of:=['200'.I33]+[200_2.I33]" office:value-type="float" office:value="10769" calcext:value-type="float">
            <text:p>10769</text:p>
          </table:table-cell>
          <table:table-cell table:formula="of:=['200'.J33]+[200_2.J33]" office:value-type="float" office:value="10895" calcext:value-type="float">
            <text:p>10895</text:p>
          </table:table-cell>
          <table:table-cell table:formula="of:=['200'.K33]+[200_2.K33]" office:value-type="float" office:value="14327" calcext:value-type="float">
            <text:p>14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200'.B34]+[200_2.B34]" office:value-type="float" office:value="12188" calcext:value-type="float">
            <text:p>12188</text:p>
          </table:table-cell>
          <table:table-cell table:formula="of:=['200'.C34]+[200_2.C34]" office:value-type="float" office:value="10220" calcext:value-type="float">
            <text:p>10220</text:p>
          </table:table-cell>
          <table:table-cell table:formula="of:=['200'.D34]+[200_2.D34]" office:value-type="float" office:value="14432" calcext:value-type="float">
            <text:p>14432</text:p>
          </table:table-cell>
          <table:table-cell table:formula="of:=['200'.E34]+[200_2.E34]" office:value-type="float" office:value="7408" calcext:value-type="float">
            <text:p>7408</text:p>
          </table:table-cell>
          <table:table-cell table:formula="of:=['200'.F34]+[200_2.F34]" office:value-type="float" office:value="7990" calcext:value-type="float">
            <text:p>7990</text:p>
          </table:table-cell>
          <table:table-cell table:formula="of:=['200'.G34]+[200_2.G34]" office:value-type="float" office:value="13763" calcext:value-type="float">
            <text:p>13763</text:p>
          </table:table-cell>
          <table:table-cell table:formula="of:=['200'.H34]+[200_2.H34]" office:value-type="float" office:value="14261" calcext:value-type="float">
            <text:p>14261</text:p>
          </table:table-cell>
          <table:table-cell table:formula="of:=['200'.I34]+[200_2.I34]" office:value-type="float" office:value="9376" calcext:value-type="float">
            <text:p>9376</text:p>
          </table:table-cell>
          <table:table-cell table:formula="of:=['200'.J34]+[200_2.J34]" office:value-type="float" office:value="9510" calcext:value-type="float">
            <text:p>9510</text:p>
          </table:table-cell>
          <table:table-cell table:formula="of:=['200'.K34]+[200_2.K34]"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200'.B35]+[200_2.B35]" office:value-type="float" office:value="10453" calcext:value-type="float">
            <text:p>10453</text:p>
          </table:table-cell>
          <table:table-cell table:formula="of:=['200'.C35]+[200_2.C35]" office:value-type="float" office:value="8598" calcext:value-type="float">
            <text:p>8598</text:p>
          </table:table-cell>
          <table:table-cell table:formula="of:=['200'.D35]+[200_2.D35]" office:value-type="float" office:value="12506" calcext:value-type="float">
            <text:p>12506</text:p>
          </table:table-cell>
          <table:table-cell table:formula="of:=['200'.E35]+[200_2.E35]" office:value-type="float" office:value="6063" calcext:value-type="float">
            <text:p>6063</text:p>
          </table:table-cell>
          <table:table-cell table:formula="of:=['200'.F35]+[200_2.F35]" office:value-type="float" office:value="6640" calcext:value-type="float">
            <text:p>6640</text:p>
          </table:table-cell>
          <table:table-cell table:formula="of:=['200'.G35]+[200_2.G35]" office:value-type="float" office:value="11951" calcext:value-type="float">
            <text:p>11951</text:p>
          </table:table-cell>
          <table:table-cell table:formula="of:=['200'.H35]+[200_2.H35]" office:value-type="float" office:value="12295" calcext:value-type="float">
            <text:p>12295</text:p>
          </table:table-cell>
          <table:table-cell table:formula="of:=['200'.I35]+[200_2.I35]" office:value-type="float" office:value="8180" calcext:value-type="float">
            <text:p>8180</text:p>
          </table:table-cell>
          <table:table-cell table:formula="of:=['200'.J35]+[200_2.J35]" office:value-type="float" office:value="8153" calcext:value-type="float">
            <text:p>8153</text:p>
          </table:table-cell>
          <table:table-cell table:formula="of:=['200'.K35]+[200_2.K35]"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200'.B36]+[200_2.B36]" office:value-type="float" office:value="8751" calcext:value-type="float">
            <text:p>8751</text:p>
          </table:table-cell>
          <table:table-cell table:formula="of:=['200'.C36]+[200_2.C36]" office:value-type="float" office:value="6966" calcext:value-type="float">
            <text:p>6966</text:p>
          </table:table-cell>
          <table:table-cell table:formula="of:=['200'.D36]+[200_2.D36]" office:value-type="float" office:value="10609" calcext:value-type="float">
            <text:p>10609</text:p>
          </table:table-cell>
          <table:table-cell table:formula="of:=['200'.E36]+[200_2.E36]" office:value-type="float" office:value="4788" calcext:value-type="float">
            <text:p>4788</text:p>
          </table:table-cell>
          <table:table-cell table:formula="of:=['200'.F36]+[200_2.F36]" office:value-type="float" office:value="5368" calcext:value-type="float">
            <text:p>5368</text:p>
          </table:table-cell>
          <table:table-cell table:formula="of:=['200'.G36]+[200_2.G36]" office:value-type="float" office:value="10140" calcext:value-type="float">
            <text:p>10140</text:p>
          </table:table-cell>
          <table:table-cell table:formula="of:=['200'.H36]+[200_2.H36]" office:value-type="float" office:value="10360" calcext:value-type="float">
            <text:p>10360</text:p>
          </table:table-cell>
          <table:table-cell table:formula="of:=['200'.I36]+[200_2.I36]" office:value-type="float" office:value="7032" calcext:value-type="float">
            <text:p>7032</text:p>
          </table:table-cell>
          <table:table-cell table:formula="of:=['200'.J36]+[200_2.J36]" office:value-type="float" office:value="6824" calcext:value-type="float">
            <text:p>6824</text:p>
          </table:table-cell>
          <table:table-cell table:formula="of:=['200'.K36]+[200_2.K36]"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200'.B37]+[200_2.B37]" office:value-type="float" office:value="7068" calcext:value-type="float">
            <text:p>7068</text:p>
          </table:table-cell>
          <table:table-cell table:formula="of:=['200'.C37]+[200_2.C37]" office:value-type="float" office:value="5716" calcext:value-type="float">
            <text:p>5716</text:p>
          </table:table-cell>
          <table:table-cell table:formula="of:=['200'.D37]+[200_2.D37]" office:value-type="float" office:value="8749" calcext:value-type="float">
            <text:p>8749</text:p>
          </table:table-cell>
          <table:table-cell table:formula="of:=['200'.E37]+[200_2.E37]" office:value-type="float" office:value="3498" calcext:value-type="float">
            <text:p>3498</text:p>
          </table:table-cell>
          <table:table-cell table:formula="of:=['200'.F37]+[200_2.F37]" office:value-type="float" office:value="4073" calcext:value-type="float">
            <text:p>4073</text:p>
          </table:table-cell>
          <table:table-cell table:formula="of:=['200'.G37]+[200_2.G37]" office:value-type="float" office:value="8337" calcext:value-type="float">
            <text:p>8337</text:p>
          </table:table-cell>
          <table:table-cell table:formula="of:=['200'.H37]+[200_2.H37]" office:value-type="float" office:value="8457" calcext:value-type="float">
            <text:p>8457</text:p>
          </table:table-cell>
          <table:table-cell table:formula="of:=['200'.I37]+[200_2.I37]" office:value-type="float" office:value="5889" calcext:value-type="float">
            <text:p>5889</text:p>
          </table:table-cell>
          <table:table-cell table:formula="of:=['200'.J37]+[200_2.J37]" office:value-type="float" office:value="5868" calcext:value-type="float">
            <text:p>5868</text:p>
          </table:table-cell>
          <table:table-cell table:formula="of:=['200'.K37]+[200_2.K37]"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200'.B38]+[200_2.B38]" office:value-type="float" office:value="5817" calcext:value-type="float">
            <text:p>5817</text:p>
          </table:table-cell>
          <table:table-cell table:formula="of:=['200'.C38]+[200_2.C38]" office:value-type="float" office:value="4526" calcext:value-type="float">
            <text:p>4526</text:p>
          </table:table-cell>
          <table:table-cell table:formula="of:=['200'.D38]+[200_2.D38]" office:value-type="float" office:value="7237" calcext:value-type="float">
            <text:p>7237</text:p>
          </table:table-cell>
          <table:table-cell table:formula="of:=['200'.E38]+[200_2.E38]" office:value-type="float" office:value="2689" calcext:value-type="float">
            <text:p>2689</text:p>
          </table:table-cell>
          <table:table-cell table:formula="of:=['200'.F38]+[200_2.F38]" office:value-type="float" office:value="3262" calcext:value-type="float">
            <text:p>3262</text:p>
          </table:table-cell>
          <table:table-cell table:formula="of:=['200'.G38]+[200_2.G38]" office:value-type="float" office:value="6773" calcext:value-type="float">
            <text:p>6773</text:p>
          </table:table-cell>
          <table:table-cell table:formula="of:=['200'.H38]+[200_2.H38]" office:value-type="float" office:value="6935" calcext:value-type="float">
            <text:p>6935</text:p>
          </table:table-cell>
          <table:table-cell table:formula="of:=['200'.I38]+[200_2.I38]" office:value-type="float" office:value="5056" calcext:value-type="float">
            <text:p>5056</text:p>
          </table:table-cell>
          <table:table-cell table:formula="of:=['200'.J38]+[200_2.J38]" office:value-type="float" office:value="4967" calcext:value-type="float">
            <text:p>4967</text:p>
          </table:table-cell>
          <table:table-cell table:formula="of:=['200'.K38]+[200_2.K38]" office:value-type="float" office:value="7717" calcext:value-type="float">
            <text:p>7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200'.B39]+[200_2.B39]" office:value-type="float" office:value="4615" calcext:value-type="float">
            <text:p>4615</text:p>
          </table:table-cell>
          <table:table-cell table:formula="of:=['200'.C39]+[200_2.C39]" office:value-type="float" office:value="3344" calcext:value-type="float">
            <text:p>3344</text:p>
          </table:table-cell>
          <table:table-cell table:formula="of:=['200'.D39]+[200_2.D39]" office:value-type="float" office:value="5781" calcext:value-type="float">
            <text:p>5781</text:p>
          </table:table-cell>
          <table:table-cell table:formula="of:=['200'.E39]+[200_2.E39]" office:value-type="float" office:value="1950" calcext:value-type="float">
            <text:p>1950</text:p>
          </table:table-cell>
          <table:table-cell table:formula="of:=['200'.F39]+[200_2.F39]" office:value-type="float" office:value="2549" calcext:value-type="float">
            <text:p>2549</text:p>
          </table:table-cell>
          <table:table-cell table:formula="of:=['200'.G39]+[200_2.G39]" office:value-type="float" office:value="5231" calcext:value-type="float">
            <text:p>5231</text:p>
          </table:table-cell>
          <table:table-cell table:formula="of:=['200'.H39]+[200_2.H39]" office:value-type="float" office:value="5476" calcext:value-type="float">
            <text:p>5476</text:p>
          </table:table-cell>
          <table:table-cell table:formula="of:=['200'.I39]+[200_2.I39]" office:value-type="float" office:value="4241" calcext:value-type="float">
            <text:p>4241</text:p>
          </table:table-cell>
          <table:table-cell table:formula="of:=['200'.J39]+[200_2.J39]" office:value-type="float" office:value="4074" calcext:value-type="float">
            <text:p>4074</text:p>
          </table:table-cell>
          <table:table-cell table:formula="of:=['200'.K39]+[200_2.K39]"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200'.B40]+[200_2.B40]" office:value-type="float" office:value="3430" calcext:value-type="float">
            <text:p>3430</text:p>
          </table:table-cell>
          <table:table-cell table:formula="of:=['200'.C40]+[200_2.C40]" office:value-type="float" office:value="3344" calcext:value-type="float">
            <text:p>3344</text:p>
          </table:table-cell>
          <table:table-cell table:formula="of:=['200'.D40]+[200_2.D40]" office:value-type="float" office:value="4353" calcext:value-type="float">
            <text:p>4353</text:p>
          </table:table-cell>
          <table:table-cell table:formula="of:=['200'.E40]+[200_2.E40]" office:value-type="float" office:value="1207" calcext:value-type="float">
            <text:p>1207</text:p>
          </table:table-cell>
          <table:table-cell table:formula="of:=['200'.F40]+[200_2.F40]" office:value-type="float" office:value="1836" calcext:value-type="float">
            <text:p>1836</text:p>
          </table:table-cell>
          <table:table-cell table:formula="of:=['200'.G40]+[200_2.G40]" office:value-type="float" office:value="3703" calcext:value-type="float">
            <text:p>3703</text:p>
          </table:table-cell>
          <table:table-cell table:formula="of:=['200'.H40]+[200_2.H40]" office:value-type="float" office:value="4018" calcext:value-type="float">
            <text:p>4018</text:p>
          </table:table-cell>
          <table:table-cell table:formula="of:=['200'.I40]+[200_2.I40]" office:value-type="float" office:value="3445" calcext:value-type="float">
            <text:p>3445</text:p>
          </table:table-cell>
          <table:table-cell table:formula="of:=['200'.J40]+[200_2.J40]" office:value-type="float" office:value="3254" calcext:value-type="float">
            <text:p>3254</text:p>
          </table:table-cell>
          <table:table-cell table:formula="of:=['200'.K40]+[200_2.K40]"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200'.B41]+[200_2.B41]" office:value-type="float" office:value="2635" calcext:value-type="float">
            <text:p>2635</text:p>
          </table:table-cell>
          <table:table-cell table:formula="of:=['200'.C41]+[200_2.C41]" office:value-type="float" office:value="2580" calcext:value-type="float">
            <text:p>2580</text:p>
          </table:table-cell>
          <table:table-cell table:formula="of:=['200'.D41]+[200_2.D41]" office:value-type="float" office:value="3347" calcext:value-type="float">
            <text:p>3347</text:p>
          </table:table-cell>
          <table:table-cell table:formula="of:=['200'.E41]+[200_2.E41]" office:value-type="float" office:value="904" calcext:value-type="float">
            <text:p>904</text:p>
          </table:table-cell>
          <table:table-cell table:formula="of:=['200'.F41]+[200_2.F41]" office:value-type="float" office:value="1438" calcext:value-type="float">
            <text:p>1438</text:p>
          </table:table-cell>
          <table:table-cell table:formula="of:=['200'.G41]+[200_2.G41]" office:value-type="float" office:value="2715" calcext:value-type="float">
            <text:p>2715</text:p>
          </table:table-cell>
          <table:table-cell table:formula="of:=['200'.H41]+[200_2.H41]" office:value-type="float" office:value="3024" calcext:value-type="float">
            <text:p>3024</text:p>
          </table:table-cell>
          <table:table-cell table:formula="of:=['200'.I41]+[200_2.I41]" office:value-type="float" office:value="2815" calcext:value-type="float">
            <text:p>2815</text:p>
          </table:table-cell>
          <table:table-cell table:formula="of:=['200'.J41]+[200_2.J41]" office:value-type="float" office:value="2435" calcext:value-type="float">
            <text:p>2435</text:p>
          </table:table-cell>
          <table:table-cell table:formula="of:=['200'.K41]+[200_2.K41]"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200'.B42]+[200_2.B42]" office:value-type="float" office:value="1923" calcext:value-type="float">
            <text:p>1923</text:p>
          </table:table-cell>
          <table:table-cell table:formula="of:=['200'.C42]+[200_2.C42]" office:value-type="float" office:value="1874" calcext:value-type="float">
            <text:p>1874</text:p>
          </table:table-cell>
          <table:table-cell table:formula="of:=['200'.D42]+[200_2.D42]" office:value-type="float" office:value="2410" calcext:value-type="float">
            <text:p>2410</text:p>
          </table:table-cell>
          <table:table-cell table:formula="of:=['200'.E42]+[200_2.E42]" office:value-type="float" office:value="674" calcext:value-type="float">
            <text:p>674</text:p>
          </table:table-cell>
          <table:table-cell table:formula="of:=['200'.F42]+[200_2.F42]" office:value-type="float" office:value="1093" calcext:value-type="float">
            <text:p>1093</text:p>
          </table:table-cell>
          <table:table-cell table:formula="of:=['200'.G42]+[200_2.G42]" office:value-type="float" office:value="1829" calcext:value-type="float">
            <text:p>1829</text:p>
          </table:table-cell>
          <table:table-cell table:formula="of:=['200'.H42]+[200_2.H42]" office:value-type="float" office:value="2088" calcext:value-type="float">
            <text:p>2088</text:p>
          </table:table-cell>
          <table:table-cell table:formula="of:=['200'.I42]+[200_2.I42]" office:value-type="float" office:value="2218" calcext:value-type="float">
            <text:p>2218</text:p>
          </table:table-cell>
          <table:table-cell table:formula="of:=['200'.J42]+[200_2.J42]" office:value-type="float" office:value="1629" calcext:value-type="float">
            <text:p>1629</text:p>
          </table:table-cell>
          <table:table-cell table:formula="of:=['200'.K42]+[200_2.K42]"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200'.B43]+[200_2.B43]" office:value-type="float" office:value="1216" calcext:value-type="float">
            <text:p>1216</text:p>
          </table:table-cell>
          <table:table-cell table:formula="of:=['200'.C43]+[200_2.C43]" office:value-type="float" office:value="1186" calcext:value-type="float">
            <text:p>1186</text:p>
          </table:table-cell>
          <table:table-cell table:formula="of:=['200'.D43]+[200_2.D43]" office:value-type="float" office:value="1494" calcext:value-type="float">
            <text:p>1494</text:p>
          </table:table-cell>
          <table:table-cell table:formula="of:=['200'.E43]+[200_2.E43]" office:value-type="float" office:value="434" calcext:value-type="float">
            <text:p>434</text:p>
          </table:table-cell>
          <table:table-cell table:formula="of:=['200'.F43]+[200_2.F43]" office:value-type="float" office:value="757" calcext:value-type="float">
            <text:p>757</text:p>
          </table:table-cell>
          <table:table-cell table:formula="of:=['200'.G43]+[200_2.G43]" office:value-type="float" office:value="957" calcext:value-type="float">
            <text:p>957</text:p>
          </table:table-cell>
          <table:table-cell table:formula="of:=['200'.H43]+[200_2.H43]" office:value-type="float" office:value="1139" calcext:value-type="float">
            <text:p>1139</text:p>
          </table:table-cell>
          <table:table-cell table:formula="of:=['200'.I43]+[200_2.I43]" office:value-type="float" office:value="1627" calcext:value-type="float">
            <text:p>1627</text:p>
          </table:table-cell>
          <table:table-cell table:formula="of:=['200'.J43]+[200_2.J43]" office:value-type="float" office:value="1073" calcext:value-type="float">
            <text:p>1073</text:p>
          </table:table-cell>
          <table:table-cell table:formula="of:=['200'.K43]+[200_2.K43]"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200'.B44]+[200_2.B44]" office:value-type="float" office:value="795" calcext:value-type="float">
            <text:p>795</text:p>
          </table:table-cell>
          <table:table-cell table:formula="of:=['200'.C44]+[200_2.C44]" office:value-type="float" office:value="774" calcext:value-type="float">
            <text:p>774</text:p>
          </table:table-cell>
          <table:table-cell table:formula="of:=['200'.D44]+[200_2.D44]" office:value-type="float" office:value="980" calcext:value-type="float">
            <text:p>980</text:p>
          </table:table-cell>
          <table:table-cell table:formula="of:=['200'.E44]+[200_2.E44]" office:value-type="float" office:value="285" calcext:value-type="float">
            <text:p>285</text:p>
          </table:table-cell>
          <table:table-cell table:formula="of:=['200'.F44]+[200_2.F44]" office:value-type="float" office:value="510" calcext:value-type="float">
            <text:p>510</text:p>
          </table:table-cell>
          <table:table-cell table:formula="of:=['200'.G44]+[200_2.G44]" office:value-type="float" office:value="594" calcext:value-type="float">
            <text:p>594</text:p>
          </table:table-cell>
          <table:table-cell table:formula="of:=['200'.H44]+[200_2.H44]" office:value-type="float" office:value="740" calcext:value-type="float">
            <text:p>740</text:p>
          </table:table-cell>
          <table:table-cell table:formula="of:=['200'.I44]+[200_2.I44]" office:value-type="float" office:value="1093" calcext:value-type="float">
            <text:p>1093</text:p>
          </table:table-cell>
          <table:table-cell table:formula="of:=['200'.J44]+[200_2.J44]" office:value-type="float" office:value="549" calcext:value-type="float">
            <text:p>549</text:p>
          </table:table-cell>
          <table:table-cell table:formula="of:=['200'.K44]+[200_2.K44]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200'.B45]+[200_2.B45]" office:value-type="float" office:value="414" calcext:value-type="float">
            <text:p>414</text:p>
          </table:table-cell>
          <table:table-cell table:formula="of:=['200'.C45]+[200_2.C45]" office:value-type="float" office:value="398" calcext:value-type="float">
            <text:p>398</text:p>
          </table:table-cell>
          <table:table-cell table:formula="of:=['200'.D45]+[200_2.D45]" office:value-type="float" office:value="503" calcext:value-type="float">
            <text:p>503</text:p>
          </table:table-cell>
          <table:table-cell table:formula="of:=['200'.E45]+[200_2.E45]" office:value-type="float" office:value="147" calcext:value-type="float">
            <text:p>147</text:p>
          </table:table-cell>
          <table:table-cell table:formula="of:=['200'.F45]+[200_2.F45]" office:value-type="float" office:value="275" calcext:value-type="float">
            <text:p>275</text:p>
          </table:table-cell>
          <table:table-cell table:formula="of:=['200'.G45]+[200_2.G45]" office:value-type="float" office:value="302" calcext:value-type="float">
            <text:p>302</text:p>
          </table:table-cell>
          <table:table-cell table:formula="of:=['200'.H45]+[200_2.H45]" office:value-type="float" office:value="384" calcext:value-type="float">
            <text:p>384</text:p>
          </table:table-cell>
          <table:table-cell table:formula="of:=['200'.I45]+[200_2.I45]" office:value-type="float" office:value="563" calcext:value-type="float">
            <text:p>563</text:p>
          </table:table-cell>
          <table:table-cell table:formula="of:=['200'.J45]+[200_2.J45]" office:value-type="string" office:string-value="" calcext:value-type="error">
            <text:p>#VALUE!</text:p>
          </table:table-cell>
          <table:table-cell table:formula="of:=['200'.K45]+[200_2.K45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200'.B46]+[200_2.B46]" office:value-type="string" office:string-value="" calcext:value-type="error">
            <text:p>#VALUE!</text:p>
          </table:table-cell>
          <table:table-cell table:formula="of:=['200'.C46]+[200_2.C46]" office:value-type="string" office:string-value="" calcext:value-type="error">
            <text:p>#VALUE!</text:p>
          </table:table-cell>
          <table:table-cell table:formula="of:=['200'.D46]+[200_2.D46]" office:value-type="string" office:string-value="" calcext:value-type="error">
            <text:p>#VALUE!</text:p>
          </table:table-cell>
          <table:table-cell table:formula="of:=['200'.E46]+[200_2.E46]" office:value-type="string" office:string-value="" calcext:value-type="error">
            <text:p>#VALUE!</text:p>
          </table:table-cell>
          <table:table-cell table:formula="of:=['200'.F46]+[200_2.F46]" office:value-type="string" office:string-value="" calcext:value-type="error">
            <text:p>#VALUE!</text:p>
          </table:table-cell>
          <table:table-cell table:formula="of:=['200'.G46]+[200_2.G46]" office:value-type="string" office:string-value="" calcext:value-type="error">
            <text:p>#VALUE!</text:p>
          </table:table-cell>
          <table:table-cell table:formula="of:=['200'.H46]+[200_2.H46]" office:value-type="string" office:string-value="" calcext:value-type="error">
            <text:p>#VALUE!</text:p>
          </table:table-cell>
          <table:table-cell table:formula="of:=['200'.I46]+[200_2.I46]" office:value-type="string" office:string-value="" calcext:value-type="error">
            <text:p>#VALUE!</text:p>
          </table:table-cell>
          <table:table-cell table:formula="of:=['200'.J46]+[200_2.J46]" office:value-type="string" office:string-value="" calcext:value-type="error">
            <text:p>#VALUE!</text:p>
          </table:table-cell>
          <table:table-cell table:formula="of:=['200'.K46]+[200_2.K46]" office:value-type="string" office:string-value="" calcext:value-type="error">
            <text:p>#VALUE!</text:p>
          </table:table-cell>
        </table:table-row>
      </table:table>
      <table:table table:name="500_all" table:style-name="ta1">
        <table:shapes>
          <draw:frame draw:z-index="0" draw:style-name="gr1" draw:text-style-name="P1" svg:width="453.51pt" svg:height="255.09pt" svg:x="756.65pt" svg:y="43.63pt">
            <loext:p draw:notify-on-update-of-ranges="500_all.A2:500_all.A46 500_all.B1:500_all.B1 500_all.B2:500_all.B46 500_all.A2:500_all.A46 500_all.C1:500_all.C1 500_all.C2:500_all.C46 500_all.A2:500_all.A46 500_all.D1:500_all.D1 500_all.D2:500_all.D46 500_all.A2:500_all.A46 500_all.E1:500_all.E1 500_all.E2:500_all.E46 500_all.A2:500_all.A46 500_all.F1:500_all.F1 500_all.F2:500_all.F46 500_all.A2:500_all.A46 500_all.G1:500_all.G1 500_all.G2:500_all.G46 500_all.A2:500_all.A46 500_all.H1:500_all.H1 500_all.H2:500_all.H46 500_all.A2:500_all.A46 500_all.I1:500_all.I1 500_all.I2:500_all.I46 500_all.A2:500_all.A46 500_all.J1:500_all.J1 500_all.J2:500_all.J46 500_all.A2:500_all.A46 500_all.K1:500_all.K1 500_all.K2:500_all.K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500_RUN1</text:p>
          </table:table-cell>
          <table:table-cell office:value-type="string" calcext:value-type="string">
            <text:p>Status_500_RUN2</text:p>
          </table:table-cell>
          <table:table-cell office:value-type="string" calcext:value-type="string">
            <text:p>Status_500_RUN3</text:p>
          </table:table-cell>
          <table:table-cell office:value-type="string" calcext:value-type="string">
            <text:p>Status_500_RUN4</text:p>
          </table:table-cell>
          <table:table-cell office:value-type="string" calcext:value-type="string">
            <text:p>Status_500_RUN5</text:p>
          </table:table-cell>
          <table:table-cell office:value-type="string" calcext:value-type="string">
            <text:p>Status_500_RUN6</text:p>
          </table:table-cell>
          <table:table-cell office:value-type="string" calcext:value-type="string">
            <text:p>Status_500_RUN7</text:p>
          </table:table-cell>
          <table:table-cell office:value-type="string" calcext:value-type="string">
            <text:p>Status_500_RUN8</text:p>
          </table:table-cell>
          <table:table-cell office:value-type="string" calcext:value-type="string">
            <text:p>Status_500_RUN9</text:p>
          </table:table-cell>
          <table:table-cell office:value-type="string" calcext:value-type="string">
            <text:p>Status_500_RUN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500_2.B2]+['500'.B2]" office:value-type="float" office:value="3976" calcext:value-type="float">
            <text:p>3976</text:p>
          </table:table-cell>
          <table:table-cell table:formula="of:=[500_2.C2]+['500'.C2]" office:value-type="float" office:value="3799" calcext:value-type="float">
            <text:p>3799</text:p>
          </table:table-cell>
          <table:table-cell table:formula="of:=[500_2.D2]+['500'.D2]" office:value-type="float" office:value="3332" calcext:value-type="float">
            <text:p>3332</text:p>
          </table:table-cell>
          <table:table-cell table:formula="of:=[500_2.E2]+['500'.E2]" office:value-type="float" office:value="3557" calcext:value-type="float">
            <text:p>3557</text:p>
          </table:table-cell>
          <table:table-cell table:formula="of:=[500_2.F2]+['500'.F2]" office:value-type="float" office:value="4027" calcext:value-type="float">
            <text:p>4027</text:p>
          </table:table-cell>
          <table:table-cell table:formula="of:=[500_2.G2]+['500'.G2]" office:value-type="float" office:value="4392" calcext:value-type="float">
            <text:p>4392</text:p>
          </table:table-cell>
          <table:table-cell table:formula="of:=[500_2.H2]+['500'.H2]" office:value-type="float" office:value="7472" calcext:value-type="float">
            <text:p>7472</text:p>
          </table:table-cell>
          <table:table-cell table:formula="of:=[500_2.I2]+['500'.I2]" office:value-type="float" office:value="7066" calcext:value-type="float">
            <text:p>7066</text:p>
          </table:table-cell>
          <table:table-cell table:formula="of:=[500_2.J2]+['500'.J2]" office:value-type="float" office:value="5151" calcext:value-type="float">
            <text:p>5151</text:p>
          </table:table-cell>
          <table:table-cell table:formula="of:=[500_2.K2]+['500'.K2]"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500_2.B3]+['500'.B3]" office:value-type="float" office:value="3587" calcext:value-type="float">
            <text:p>3587</text:p>
          </table:table-cell>
          <table:table-cell table:formula="of:=[500_2.C3]+['500'.C3]" office:value-type="float" office:value="3403" calcext:value-type="float">
            <text:p>3403</text:p>
          </table:table-cell>
          <table:table-cell table:formula="of:=[500_2.D3]+['500'.D3]" office:value-type="float" office:value="2949" calcext:value-type="float">
            <text:p>2949</text:p>
          </table:table-cell>
          <table:table-cell table:formula="of:=[500_2.E3]+['500'.E3]" office:value-type="float" office:value="3131" calcext:value-type="float">
            <text:p>3131</text:p>
          </table:table-cell>
          <table:table-cell table:formula="of:=[500_2.F3]+['500'.F3]" office:value-type="float" office:value="3578" calcext:value-type="float">
            <text:p>3578</text:p>
          </table:table-cell>
          <table:table-cell table:formula="of:=[500_2.G3]+['500'.G3]" office:value-type="float" office:value="3921" calcext:value-type="float">
            <text:p>3921</text:p>
          </table:table-cell>
          <table:table-cell table:formula="of:=[500_2.H3]+['500'.H3]" office:value-type="float" office:value="6951" calcext:value-type="float">
            <text:p>6951</text:p>
          </table:table-cell>
          <table:table-cell table:formula="of:=[500_2.I3]+['500'.I3]" office:value-type="float" office:value="6622" calcext:value-type="float">
            <text:p>6622</text:p>
          </table:table-cell>
          <table:table-cell table:formula="of:=[500_2.J3]+['500'.J3]" office:value-type="float" office:value="4621" calcext:value-type="float">
            <text:p>4621</text:p>
          </table:table-cell>
          <table:table-cell table:formula="of:=[500_2.K3]+['500'.K3]"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500_2.B4]+['500'.B4]" office:value-type="float" office:value="3204" calcext:value-type="float">
            <text:p>3204</text:p>
          </table:table-cell>
          <table:table-cell table:formula="of:=[500_2.C4]+['500'.C4]" office:value-type="float" office:value="2975" calcext:value-type="float">
            <text:p>2975</text:p>
          </table:table-cell>
          <table:table-cell table:formula="of:=[500_2.D4]+['500'.D4]" office:value-type="float" office:value="2522" calcext:value-type="float">
            <text:p>2522</text:p>
          </table:table-cell>
          <table:table-cell table:formula="of:=[500_2.E4]+['500'.E4]" office:value-type="float" office:value="2710" calcext:value-type="float">
            <text:p>2710</text:p>
          </table:table-cell>
          <table:table-cell table:formula="of:=[500_2.F4]+['500'.F4]" office:value-type="float" office:value="3214" calcext:value-type="float">
            <text:p>3214</text:p>
          </table:table-cell>
          <table:table-cell table:formula="of:=[500_2.G4]+['500'.G4]" office:value-type="float" office:value="3438" calcext:value-type="float">
            <text:p>3438</text:p>
          </table:table-cell>
          <table:table-cell table:formula="of:=[500_2.H4]+['500'.H4]" office:value-type="float" office:value="6530" calcext:value-type="float">
            <text:p>6530</text:p>
          </table:table-cell>
          <table:table-cell table:formula="of:=[500_2.I4]+['500'.I4]" office:value-type="float" office:value="6065" calcext:value-type="float">
            <text:p>6065</text:p>
          </table:table-cell>
          <table:table-cell table:formula="of:=[500_2.J4]+['500'.J4]" office:value-type="float" office:value="4134" calcext:value-type="float">
            <text:p>4134</text:p>
          </table:table-cell>
          <table:table-cell table:formula="of:=[500_2.K4]+['500'.K4]"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500_2.B5]+['500'.B5]" office:value-type="float" office:value="2780" calcext:value-type="float">
            <text:p>2780</text:p>
          </table:table-cell>
          <table:table-cell table:formula="of:=[500_2.C5]+['500'.C5]" office:value-type="float" office:value="2561" calcext:value-type="float">
            <text:p>2561</text:p>
          </table:table-cell>
          <table:table-cell table:formula="of:=[500_2.D5]+['500'.D5]" office:value-type="float" office:value="2141" calcext:value-type="float">
            <text:p>2141</text:p>
          </table:table-cell>
          <table:table-cell table:formula="of:=[500_2.E5]+['500'.E5]" office:value-type="float" office:value="2288" calcext:value-type="float">
            <text:p>2288</text:p>
          </table:table-cell>
          <table:table-cell table:formula="of:=[500_2.F5]+['500'.F5]" office:value-type="float" office:value="2804" calcext:value-type="float">
            <text:p>2804</text:p>
          </table:table-cell>
          <table:table-cell table:formula="of:=[500_2.G5]+['500'.G5]" office:value-type="float" office:value="2979" calcext:value-type="float">
            <text:p>2979</text:p>
          </table:table-cell>
          <table:table-cell table:formula="of:=[500_2.H5]+['500'.H5]" office:value-type="float" office:value="6049" calcext:value-type="float">
            <text:p>6049</text:p>
          </table:table-cell>
          <table:table-cell table:formula="of:=[500_2.I5]+['500'.I5]" office:value-type="float" office:value="5490" calcext:value-type="float">
            <text:p>5490</text:p>
          </table:table-cell>
          <table:table-cell table:formula="of:=[500_2.J5]+['500'.J5]" office:value-type="float" office:value="3748" calcext:value-type="float">
            <text:p>3748</text:p>
          </table:table-cell>
          <table:table-cell table:formula="of:=[500_2.K5]+['500'.K5]"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500_2.B6]+['500'.B6]" office:value-type="float" office:value="2399" calcext:value-type="float">
            <text:p>2399</text:p>
          </table:table-cell>
          <table:table-cell table:formula="of:=[500_2.C6]+['500'.C6]" office:value-type="float" office:value="2143" calcext:value-type="float">
            <text:p>2143</text:p>
          </table:table-cell>
          <table:table-cell table:formula="of:=[500_2.D6]+['500'.D6]" office:value-type="float" office:value="1762" calcext:value-type="float">
            <text:p>1762</text:p>
          </table:table-cell>
          <table:table-cell table:formula="of:=[500_2.E6]+['500'.E6]" office:value-type="float" office:value="1856" calcext:value-type="float">
            <text:p>1856</text:p>
          </table:table-cell>
          <table:table-cell table:formula="of:=[500_2.F6]+['500'.F6]" office:value-type="float" office:value="2422" calcext:value-type="float">
            <text:p>2422</text:p>
          </table:table-cell>
          <table:table-cell table:formula="of:=[500_2.G6]+['500'.G6]" office:value-type="float" office:value="2626" calcext:value-type="float">
            <text:p>2626</text:p>
          </table:table-cell>
          <table:table-cell table:formula="of:=[500_2.H6]+['500'.H6]" office:value-type="float" office:value="5571" calcext:value-type="float">
            <text:p>5571</text:p>
          </table:table-cell>
          <table:table-cell table:formula="of:=[500_2.I6]+['500'.I6]" office:value-type="float" office:value="4986" calcext:value-type="float">
            <text:p>4986</text:p>
          </table:table-cell>
          <table:table-cell table:formula="of:=[500_2.J6]+['500'.J6]" office:value-type="float" office:value="3388" calcext:value-type="float">
            <text:p>3388</text:p>
          </table:table-cell>
          <table:table-cell table:formula="of:=[500_2.K6]+['500'.K6]"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500_2.B7]+['500'.B7]" office:value-type="float" office:value="2060" calcext:value-type="float">
            <text:p>2060</text:p>
          </table:table-cell>
          <table:table-cell table:formula="of:=[500_2.C7]+['500'.C7]" office:value-type="float" office:value="1779" calcext:value-type="float">
            <text:p>1779</text:p>
          </table:table-cell>
          <table:table-cell table:formula="of:=[500_2.D7]+['500'.D7]" office:value-type="float" office:value="1410" calcext:value-type="float">
            <text:p>1410</text:p>
          </table:table-cell>
          <table:table-cell table:formula="of:=[500_2.E7]+['500'.E7]" office:value-type="float" office:value="1567" calcext:value-type="float">
            <text:p>1567</text:p>
          </table:table-cell>
          <table:table-cell table:formula="of:=[500_2.F7]+['500'.F7]" office:value-type="float" office:value="2024" calcext:value-type="float">
            <text:p>2024</text:p>
          </table:table-cell>
          <table:table-cell table:formula="of:=[500_2.G7]+['500'.G7]" office:value-type="float" office:value="2293" calcext:value-type="float">
            <text:p>2293</text:p>
          </table:table-cell>
          <table:table-cell table:formula="of:=[500_2.H7]+['500'.H7]" office:value-type="float" office:value="5127" calcext:value-type="float">
            <text:p>5127</text:p>
          </table:table-cell>
          <table:table-cell table:formula="of:=[500_2.I7]+['500'.I7]" office:value-type="float" office:value="4537" calcext:value-type="float">
            <text:p>4537</text:p>
          </table:table-cell>
          <table:table-cell table:formula="of:=[500_2.J7]+['500'.J7]" office:value-type="float" office:value="3061" calcext:value-type="float">
            <text:p>3061</text:p>
          </table:table-cell>
          <table:table-cell table:formula="of:=[500_2.K7]+['500'.K7]"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500_2.B8]+['500'.B8]" office:value-type="float" office:value="1736" calcext:value-type="float">
            <text:p>1736</text:p>
          </table:table-cell>
          <table:table-cell table:formula="of:=[500_2.C8]+['500'.C8]" office:value-type="float" office:value="1455" calcext:value-type="float">
            <text:p>1455</text:p>
          </table:table-cell>
          <table:table-cell table:formula="of:=[500_2.D8]+['500'.D8]" office:value-type="float" office:value="1122" calcext:value-type="float">
            <text:p>1122</text:p>
          </table:table-cell>
          <table:table-cell table:formula="of:=[500_2.E8]+['500'.E8]" office:value-type="float" office:value="1343" calcext:value-type="float">
            <text:p>1343</text:p>
          </table:table-cell>
          <table:table-cell table:formula="of:=[500_2.F8]+['500'.F8]" office:value-type="float" office:value="1723" calcext:value-type="float">
            <text:p>1723</text:p>
          </table:table-cell>
          <table:table-cell table:formula="of:=[500_2.G8]+['500'.G8]" office:value-type="float" office:value="1871" calcext:value-type="float">
            <text:p>1871</text:p>
          </table:table-cell>
          <table:table-cell table:formula="of:=[500_2.H8]+['500'.H8]" office:value-type="float" office:value="4602" calcext:value-type="float">
            <text:p>4602</text:p>
          </table:table-cell>
          <table:table-cell table:formula="of:=[500_2.I8]+['500'.I8]" office:value-type="float" office:value="4005" calcext:value-type="float">
            <text:p>4005</text:p>
          </table:table-cell>
          <table:table-cell table:formula="of:=[500_2.J8]+['500'.J8]" office:value-type="float" office:value="2667" calcext:value-type="float">
            <text:p>2667</text:p>
          </table:table-cell>
          <table:table-cell table:formula="of:=[500_2.K8]+['500'.K8]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500_2.B9]+['500'.B9]" office:value-type="float" office:value="1405" calcext:value-type="float">
            <text:p>1405</text:p>
          </table:table-cell>
          <table:table-cell table:formula="of:=[500_2.C9]+['500'.C9]" office:value-type="float" office:value="1099" calcext:value-type="float">
            <text:p>1099</text:p>
          </table:table-cell>
          <table:table-cell table:formula="of:=[500_2.D9]+['500'.D9]" office:value-type="float" office:value="875" calcext:value-type="float">
            <text:p>875</text:p>
          </table:table-cell>
          <table:table-cell table:formula="of:=[500_2.E9]+['500'.E9]" office:value-type="float" office:value="1161" calcext:value-type="float">
            <text:p>1161</text:p>
          </table:table-cell>
          <table:table-cell table:formula="of:=[500_2.F9]+['500'.F9]" office:value-type="float" office:value="1444" calcext:value-type="float">
            <text:p>1444</text:p>
          </table:table-cell>
          <table:table-cell table:formula="of:=[500_2.G9]+['500'.G9]" office:value-type="float" office:value="1546" calcext:value-type="float">
            <text:p>1546</text:p>
          </table:table-cell>
          <table:table-cell table:formula="of:=[500_2.H9]+['500'.H9]" office:value-type="float" office:value="4098" calcext:value-type="float">
            <text:p>4098</text:p>
          </table:table-cell>
          <table:table-cell table:formula="of:=[500_2.I9]+['500'.I9]" office:value-type="float" office:value="3473" calcext:value-type="float">
            <text:p>3473</text:p>
          </table:table-cell>
          <table:table-cell table:formula="of:=[500_2.J9]+['500'.J9]" office:value-type="float" office:value="2252" calcext:value-type="float">
            <text:p>2252</text:p>
          </table:table-cell>
          <table:table-cell table:formula="of:=[500_2.K9]+['500'.K9]"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500_2.B10]+['500'.B10]" office:value-type="float" office:value="1156" calcext:value-type="float">
            <text:p>1156</text:p>
          </table:table-cell>
          <table:table-cell table:formula="of:=[500_2.C10]+['500'.C10]" office:value-type="float" office:value="827" calcext:value-type="float">
            <text:p>827</text:p>
          </table:table-cell>
          <table:table-cell table:formula="of:=[500_2.D10]+['500'.D10]" office:value-type="float" office:value="693" calcext:value-type="float">
            <text:p>693</text:p>
          </table:table-cell>
          <table:table-cell table:formula="of:=[500_2.E10]+['500'.E10]" office:value-type="float" office:value="983" calcext:value-type="float">
            <text:p>983</text:p>
          </table:table-cell>
          <table:table-cell table:formula="of:=[500_2.F10]+['500'.F10]" office:value-type="float" office:value="1185" calcext:value-type="float">
            <text:p>1185</text:p>
          </table:table-cell>
          <table:table-cell table:formula="of:=[500_2.G10]+['500'.G10]" office:value-type="float" office:value="1212" calcext:value-type="float">
            <text:p>1212</text:p>
          </table:table-cell>
          <table:table-cell table:formula="of:=[500_2.H10]+['500'.H10]" office:value-type="float" office:value="3477" calcext:value-type="float">
            <text:p>3477</text:p>
          </table:table-cell>
          <table:table-cell table:formula="of:=[500_2.I10]+['500'.I10]" office:value-type="float" office:value="2964" calcext:value-type="float">
            <text:p>2964</text:p>
          </table:table-cell>
          <table:table-cell table:formula="of:=[500_2.J10]+['500'.J10]" office:value-type="float" office:value="1894" calcext:value-type="float">
            <text:p>1894</text:p>
          </table:table-cell>
          <table:table-cell table:formula="of:=[500_2.K10]+['500'.K10]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500_2.B11]+['500'.B11]" office:value-type="float" office:value="945" calcext:value-type="float">
            <text:p>945</text:p>
          </table:table-cell>
          <table:table-cell table:formula="of:=[500_2.C11]+['500'.C11]" office:value-type="float" office:value="647" calcext:value-type="float">
            <text:p>647</text:p>
          </table:table-cell>
          <table:table-cell table:formula="of:=[500_2.D11]+['500'.D11]" office:value-type="float" office:value="547" calcext:value-type="float">
            <text:p>547</text:p>
          </table:table-cell>
          <table:table-cell table:formula="of:=[500_2.E11]+['500'.E11]" office:value-type="float" office:value="863" calcext:value-type="float">
            <text:p>863</text:p>
          </table:table-cell>
          <table:table-cell table:formula="of:=[500_2.F11]+['500'.F11]" office:value-type="float" office:value="909" calcext:value-type="float">
            <text:p>909</text:p>
          </table:table-cell>
          <table:table-cell table:formula="of:=[500_2.G11]+['500'.G11]" office:value-type="float" office:value="1024" calcext:value-type="float">
            <text:p>1024</text:p>
          </table:table-cell>
          <table:table-cell table:formula="of:=[500_2.H11]+['500'.H11]" office:value-type="float" office:value="3049" calcext:value-type="float">
            <text:p>3049</text:p>
          </table:table-cell>
          <table:table-cell table:formula="of:=[500_2.I11]+['500'.I11]" office:value-type="float" office:value="2387" calcext:value-type="float">
            <text:p>2387</text:p>
          </table:table-cell>
          <table:table-cell table:formula="of:=[500_2.J11]+['500'.J11]" office:value-type="float" office:value="1568" calcext:value-type="float">
            <text:p>1568</text:p>
          </table:table-cell>
          <table:table-cell table:formula="of:=[500_2.K11]+['500'.K11]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500_2.B12]+['500'.B12]" office:value-type="float" office:value="793" calcext:value-type="float">
            <text:p>793</text:p>
          </table:table-cell>
          <table:table-cell table:formula="of:=[500_2.C12]+['500'.C12]" office:value-type="float" office:value="510" calcext:value-type="float">
            <text:p>510</text:p>
          </table:table-cell>
          <table:table-cell table:formula="of:=[500_2.D12]+['500'.D12]" office:value-type="float" office:value="478" calcext:value-type="float">
            <text:p>478</text:p>
          </table:table-cell>
          <table:table-cell table:formula="of:=[500_2.E12]+['500'.E12]" office:value-type="float" office:value="780" calcext:value-type="float">
            <text:p>780</text:p>
          </table:table-cell>
          <table:table-cell table:formula="of:=[500_2.F12]+['500'.F12]" office:value-type="float" office:value="716" calcext:value-type="float">
            <text:p>716</text:p>
          </table:table-cell>
          <table:table-cell table:formula="of:=[500_2.G12]+['500'.G12]" office:value-type="float" office:value="777" calcext:value-type="float">
            <text:p>777</text:p>
          </table:table-cell>
          <table:table-cell table:formula="of:=[500_2.H12]+['500'.H12]" office:value-type="float" office:value="2620" calcext:value-type="float">
            <text:p>2620</text:p>
          </table:table-cell>
          <table:table-cell table:formula="of:=[500_2.I12]+['500'.I12]" office:value-type="float" office:value="1949" calcext:value-type="float">
            <text:p>1949</text:p>
          </table:table-cell>
          <table:table-cell table:formula="of:=[500_2.J12]+['500'.J12]" office:value-type="float" office:value="1240" calcext:value-type="float">
            <text:p>1240</text:p>
          </table:table-cell>
          <table:table-cell table:formula="of:=[500_2.K12]+['500'.K12]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500_2.B13]+['500'.B13]" office:value-type="float" office:value="650" calcext:value-type="float">
            <text:p>650</text:p>
          </table:table-cell>
          <table:table-cell table:formula="of:=[500_2.C13]+['500'.C13]" office:value-type="float" office:value="357" calcext:value-type="float">
            <text:p>357</text:p>
          </table:table-cell>
          <table:table-cell table:formula="of:=[500_2.D13]+['500'.D13]" office:value-type="float" office:value="441" calcext:value-type="float">
            <text:p>441</text:p>
          </table:table-cell>
          <table:table-cell table:formula="of:=[500_2.E13]+['500'.E13]" office:value-type="float" office:value="667" calcext:value-type="float">
            <text:p>667</text:p>
          </table:table-cell>
          <table:table-cell table:formula="of:=[500_2.F13]+['500'.F13]" office:value-type="float" office:value="497" calcext:value-type="float">
            <text:p>497</text:p>
          </table:table-cell>
          <table:table-cell table:formula="of:=[500_2.G13]+['500'.G13]" office:value-type="float" office:value="571" calcext:value-type="float">
            <text:p>571</text:p>
          </table:table-cell>
          <table:table-cell table:formula="of:=[500_2.H13]+['500'.H13]" office:value-type="float" office:value="2229" calcext:value-type="float">
            <text:p>2229</text:p>
          </table:table-cell>
          <table:table-cell table:formula="of:=[500_2.I13]+['500'.I13]" office:value-type="float" office:value="1560" calcext:value-type="float">
            <text:p>1560</text:p>
          </table:table-cell>
          <table:table-cell table:formula="of:=[500_2.J13]+['500'.J13]" office:value-type="float" office:value="984" calcext:value-type="float">
            <text:p>984</text:p>
          </table:table-cell>
          <table:table-cell table:formula="of:=[500_2.K13]+['500'.K13]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500_2.B14]+['500'.B14]" office:value-type="float" office:value="599" calcext:value-type="float">
            <text:p>599</text:p>
          </table:table-cell>
          <table:table-cell table:formula="of:=[500_2.C14]+['500'.C14]" office:value-type="float" office:value="322" calcext:value-type="float">
            <text:p>322</text:p>
          </table:table-cell>
          <table:table-cell table:formula="of:=[500_2.D14]+['500'.D14]" office:value-type="float" office:value="389" calcext:value-type="float">
            <text:p>389</text:p>
          </table:table-cell>
          <table:table-cell table:formula="of:=[500_2.E14]+['500'.E14]" office:value-type="float" office:value="550" calcext:value-type="float">
            <text:p>550</text:p>
          </table:table-cell>
          <table:table-cell table:formula="of:=[500_2.F14]+['500'.F14]" office:value-type="float" office:value="341" calcext:value-type="float">
            <text:p>341</text:p>
          </table:table-cell>
          <table:table-cell table:formula="of:=[500_2.G14]+['500'.G14]" office:value-type="float" office:value="398" calcext:value-type="float">
            <text:p>398</text:p>
          </table:table-cell>
          <table:table-cell table:formula="of:=[500_2.H14]+['500'.H14]" office:value-type="float" office:value="1886" calcext:value-type="float">
            <text:p>1886</text:p>
          </table:table-cell>
          <table:table-cell table:formula="of:=[500_2.I14]+['500'.I14]" office:value-type="float" office:value="1164" calcext:value-type="float">
            <text:p>1164</text:p>
          </table:table-cell>
          <table:table-cell table:formula="of:=[500_2.J14]+['500'.J14]" office:value-type="float" office:value="797" calcext:value-type="float">
            <text:p>797</text:p>
          </table:table-cell>
          <table:table-cell table:formula="of:=[500_2.K14]+['500'.K14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500_2.B15]+['500'.B15]" office:value-type="float" office:value="572" calcext:value-type="float">
            <text:p>572</text:p>
          </table:table-cell>
          <table:table-cell table:formula="of:=[500_2.C15]+['500'.C15]" office:value-type="float" office:value="297" calcext:value-type="float">
            <text:p>297</text:p>
          </table:table-cell>
          <table:table-cell table:formula="of:=[500_2.D15]+['500'.D15]" office:value-type="float" office:value="385" calcext:value-type="float">
            <text:p>385</text:p>
          </table:table-cell>
          <table:table-cell table:formula="of:=[500_2.E15]+['500'.E15]" office:value-type="float" office:value="454" calcext:value-type="float">
            <text:p>454</text:p>
          </table:table-cell>
          <table:table-cell table:formula="of:=[500_2.F15]+['500'.F15]" office:value-type="float" office:value="238" calcext:value-type="float">
            <text:p>238</text:p>
          </table:table-cell>
          <table:table-cell table:formula="of:=[500_2.G15]+['500'.G15]" office:value-type="float" office:value="282" calcext:value-type="float">
            <text:p>282</text:p>
          </table:table-cell>
          <table:table-cell table:formula="of:=[500_2.H15]+['500'.H15]" office:value-type="float" office:value="1569" calcext:value-type="float">
            <text:p>1569</text:p>
          </table:table-cell>
          <table:table-cell table:formula="of:=[500_2.I15]+['500'.I15]" office:value-type="float" office:value="807" calcext:value-type="float">
            <text:p>807</text:p>
          </table:table-cell>
          <table:table-cell table:formula="of:=[500_2.J15]+['500'.J15]" office:value-type="float" office:value="598" calcext:value-type="float">
            <text:p>598</text:p>
          </table:table-cell>
          <table:table-cell table:formula="of:=[500_2.K15]+['500'.K15]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500_2.B16]+['500'.B16]" office:value-type="float" office:value="554" calcext:value-type="float">
            <text:p>554</text:p>
          </table:table-cell>
          <table:table-cell table:formula="of:=[500_2.C16]+['500'.C16]" office:value-type="float" office:value="257" calcext:value-type="float">
            <text:p>257</text:p>
          </table:table-cell>
          <table:table-cell table:formula="of:=[500_2.D16]+['500'.D16]" office:value-type="float" office:value="383" calcext:value-type="float">
            <text:p>383</text:p>
          </table:table-cell>
          <table:table-cell table:formula="of:=[500_2.E16]+['500'.E16]" office:value-type="float" office:value="365" calcext:value-type="float">
            <text:p>365</text:p>
          </table:table-cell>
          <table:table-cell table:formula="of:=[500_2.F16]+['500'.F16]" office:value-type="float" office:value="180" calcext:value-type="float">
            <text:p>180</text:p>
          </table:table-cell>
          <table:table-cell table:formula="of:=[500_2.G16]+['500'.G16]" office:value-type="float" office:value="157" calcext:value-type="float">
            <text:p>157</text:p>
          </table:table-cell>
          <table:table-cell table:formula="of:=[500_2.H16]+['500'.H16]" office:value-type="float" office:value="1250" calcext:value-type="float">
            <text:p>1250</text:p>
          </table:table-cell>
          <table:table-cell table:formula="of:=[500_2.I16]+['500'.I16]" office:value-type="float" office:value="559" calcext:value-type="float">
            <text:p>559</text:p>
          </table:table-cell>
          <table:table-cell table:formula="of:=[500_2.J16]+['500'.J16]" office:value-type="float" office:value="435" calcext:value-type="float">
            <text:p>435</text:p>
          </table:table-cell>
          <table:table-cell table:formula="of:=[500_2.K16]+['500'.K16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500_2.B17]+['500'.B17]" office:value-type="float" office:value="535" calcext:value-type="float">
            <text:p>535</text:p>
          </table:table-cell>
          <table:table-cell table:formula="of:=[500_2.C17]+['500'.C17]" office:value-type="float" office:value="257" calcext:value-type="float">
            <text:p>257</text:p>
          </table:table-cell>
          <table:table-cell table:formula="of:=[500_2.D17]+['500'.D17]" office:value-type="float" office:value="374" calcext:value-type="float">
            <text:p>374</text:p>
          </table:table-cell>
          <table:table-cell table:formula="of:=[500_2.E17]+['500'.E17]" office:value-type="float" office:value="263" calcext:value-type="float">
            <text:p>263</text:p>
          </table:table-cell>
          <table:table-cell table:formula="of:=[500_2.F17]+['500'.F17]" office:value-type="float" office:value="119" calcext:value-type="float">
            <text:p>119</text:p>
          </table:table-cell>
          <table:table-cell table:formula="of:=[500_2.G17]+['500'.G17]" office:value-type="float" office:value="119" calcext:value-type="float">
            <text:p>119</text:p>
          </table:table-cell>
          <table:table-cell table:formula="of:=[500_2.H17]+['500'.H17]" office:value-type="float" office:value="1012" calcext:value-type="float">
            <text:p>1012</text:p>
          </table:table-cell>
          <table:table-cell table:formula="of:=[500_2.I17]+['500'.I17]" office:value-type="float" office:value="357" calcext:value-type="float">
            <text:p>357</text:p>
          </table:table-cell>
          <table:table-cell table:formula="of:=[500_2.J17]+['500'.J17]" office:value-type="float" office:value="255" calcext:value-type="float">
            <text:p>255</text:p>
          </table:table-cell>
          <table:table-cell table:formula="of:=[500_2.K17]+['500'.K17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500_2.B18]+['500'.B18]" office:value-type="float" office:value="526" calcext:value-type="float">
            <text:p>526</text:p>
          </table:table-cell>
          <table:table-cell table:formula="of:=[500_2.C18]+['500'.C18]" office:value-type="float" office:value="252" calcext:value-type="float">
            <text:p>252</text:p>
          </table:table-cell>
          <table:table-cell table:formula="of:=[500_2.D18]+['500'.D18]" office:value-type="float" office:value="367" calcext:value-type="float">
            <text:p>367</text:p>
          </table:table-cell>
          <table:table-cell table:formula="of:=[500_2.E18]+['500'.E18]" office:value-type="float" office:value="208" calcext:value-type="float">
            <text:p>208</text:p>
          </table:table-cell>
          <table:table-cell table:formula="of:=[500_2.F18]+['500'.F18]" office:value-type="float" office:value="74" calcext:value-type="float">
            <text:p>74</text:p>
          </table:table-cell>
          <table:table-cell table:formula="of:=[500_2.G18]+['500'.G18]" office:value-type="float" office:value="110" calcext:value-type="float">
            <text:p>110</text:p>
          </table:table-cell>
          <table:table-cell table:formula="of:=[500_2.H18]+['500'.H18]" office:value-type="float" office:value="804" calcext:value-type="float">
            <text:p>804</text:p>
          </table:table-cell>
          <table:table-cell table:formula="of:=[500_2.I18]+['500'.I18]" office:value-type="float" office:value="235" calcext:value-type="float">
            <text:p>235</text:p>
          </table:table-cell>
          <table:table-cell table:formula="of:=[500_2.J18]+['500'.J18]" office:value-type="float" office:value="130" calcext:value-type="float">
            <text:p>130</text:p>
          </table:table-cell>
          <table:table-cell table:formula="of:=[500_2.K18]+['500'.K1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500_2.B19]+['500'.B19]" office:value-type="float" office:value="525" calcext:value-type="float">
            <text:p>525</text:p>
          </table:table-cell>
          <table:table-cell table:formula="of:=[500_2.C19]+['500'.C19]" office:value-type="float" office:value="245" calcext:value-type="float">
            <text:p>245</text:p>
          </table:table-cell>
          <table:table-cell table:formula="of:=[500_2.D19]+['500'.D19]" office:value-type="float" office:value="367" calcext:value-type="float">
            <text:p>367</text:p>
          </table:table-cell>
          <table:table-cell table:formula="of:=[500_2.E19]+['500'.E19]" office:value-type="float" office:value="152" calcext:value-type="float">
            <text:p>152</text:p>
          </table:table-cell>
          <table:table-cell table:formula="of:=[500_2.F19]+['500'.F19]" office:value-type="float" office:value="46" calcext:value-type="float">
            <text:p>46</text:p>
          </table:table-cell>
          <table:table-cell table:formula="of:=[500_2.G19]+['500'.G19]" office:value-type="float" office:value="96" calcext:value-type="float">
            <text:p>96</text:p>
          </table:table-cell>
          <table:table-cell table:formula="of:=[500_2.H19]+['500'.H19]" office:value-type="float" office:value="597" calcext:value-type="float">
            <text:p>597</text:p>
          </table:table-cell>
          <table:table-cell table:formula="of:=[500_2.I19]+['500'.I19]" office:value-type="float" office:value="143" calcext:value-type="float">
            <text:p>143</text:p>
          </table:table-cell>
          <table:table-cell table:formula="of:=[500_2.J19]+['500'.J19]" office:value-type="float" office:value="84" calcext:value-type="float">
            <text:p>84</text:p>
          </table:table-cell>
          <table:table-cell table:formula="of:=[500_2.K19]+['500'.K19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500_2.B20]+['500'.B20]" office:value-type="float" office:value="524" calcext:value-type="float">
            <text:p>524</text:p>
          </table:table-cell>
          <table:table-cell table:formula="of:=[500_2.C20]+['500'.C20]" office:value-type="float" office:value="245" calcext:value-type="float">
            <text:p>245</text:p>
          </table:table-cell>
          <table:table-cell table:formula="of:=[500_2.D20]+['500'.D20]" office:value-type="float" office:value="362" calcext:value-type="float">
            <text:p>362</text:p>
          </table:table-cell>
          <table:table-cell table:formula="of:=[500_2.E20]+['500'.E20]" office:value-type="float" office:value="90" calcext:value-type="float">
            <text:p>90</text:p>
          </table:table-cell>
          <table:table-cell table:formula="of:=[500_2.F20]+['500'.F20]" office:value-type="float" office:value="34" calcext:value-type="float">
            <text:p>34</text:p>
          </table:table-cell>
          <table:table-cell table:formula="of:=[500_2.G20]+['500'.G20]" office:value-type="float" office:value="87" calcext:value-type="float">
            <text:p>87</text:p>
          </table:table-cell>
          <table:table-cell table:formula="of:=[500_2.H20]+['500'.H20]" office:value-type="float" office:value="409" calcext:value-type="float">
            <text:p>409</text:p>
          </table:table-cell>
          <table:table-cell table:formula="of:=[500_2.I20]+['500'.I20]" office:value-type="float" office:value="73" calcext:value-type="float">
            <text:p>73</text:p>
          </table:table-cell>
          <table:table-cell table:formula="of:=[500_2.J20]+['500'.J20]" office:value-type="float" office:value="71" calcext:value-type="float">
            <text:p>71</text:p>
          </table:table-cell>
          <table:table-cell table:formula="of:=[500_2.K20]+['500'.K2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500_2.B21]+['500'.B21]" office:value-type="float" office:value="524" calcext:value-type="float">
            <text:p>524</text:p>
          </table:table-cell>
          <table:table-cell table:formula="of:=[500_2.C21]+['500'.C21]" office:value-type="float" office:value="238" calcext:value-type="float">
            <text:p>238</text:p>
          </table:table-cell>
          <table:table-cell table:formula="of:=[500_2.D21]+['500'.D21]" office:value-type="float" office:value="361" calcext:value-type="float">
            <text:p>361</text:p>
          </table:table-cell>
          <table:table-cell table:formula="of:=[500_2.E21]+['500'.E21]" office:value-type="float" office:value="75" calcext:value-type="float">
            <text:p>75</text:p>
          </table:table-cell>
          <table:table-cell table:formula="of:=[500_2.F21]+['500'.F21]" office:value-type="float" office:value="34" calcext:value-type="float">
            <text:p>34</text:p>
          </table:table-cell>
          <table:table-cell table:formula="of:=[500_2.G21]+['500'.G21]" office:value-type="float" office:value="64" calcext:value-type="float">
            <text:p>64</text:p>
          </table:table-cell>
          <table:table-cell table:formula="of:=[500_2.H21]+['500'.H21]" office:value-type="float" office:value="282" calcext:value-type="float">
            <text:p>282</text:p>
          </table:table-cell>
          <table:table-cell table:formula="of:=[500_2.I21]+['500'.I21]" office:value-type="float" office:value="48" calcext:value-type="float">
            <text:p>48</text:p>
          </table:table-cell>
          <table:table-cell table:formula="of:=[500_2.J21]+['500'.J21]" office:value-type="float" office:value="64" calcext:value-type="float">
            <text:p>64</text:p>
          </table:table-cell>
          <table:table-cell table:formula="of:=[500_2.K21]+['500'.K2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500_2.B22]+['500'.B22]" office:value-type="float" office:value="523" calcext:value-type="float">
            <text:p>523</text:p>
          </table:table-cell>
          <table:table-cell table:formula="of:=[500_2.C22]+['500'.C22]" office:value-type="float" office:value="170" calcext:value-type="float">
            <text:p>170</text:p>
          </table:table-cell>
          <table:table-cell table:formula="of:=[500_2.D22]+['500'.D22]" office:value-type="float" office:value="358" calcext:value-type="float">
            <text:p>358</text:p>
          </table:table-cell>
          <table:table-cell table:formula="of:=[500_2.E22]+['500'.E22]" office:value-type="float" office:value="60" calcext:value-type="float">
            <text:p>60</text:p>
          </table:table-cell>
          <table:table-cell table:formula="of:=[500_2.F22]+['500'.F22]" office:value-type="float" office:value="33" calcext:value-type="float">
            <text:p>33</text:p>
          </table:table-cell>
          <table:table-cell table:formula="of:=[500_2.G22]+['500'.G22]" office:value-type="float" office:value="61" calcext:value-type="float">
            <text:p>61</text:p>
          </table:table-cell>
          <table:table-cell table:formula="of:=[500_2.H22]+['500'.H22]" office:value-type="float" office:value="171" calcext:value-type="float">
            <text:p>171</text:p>
          </table:table-cell>
          <table:table-cell table:formula="of:=[500_2.I22]+['500'.I22]" office:value-type="float" office:value="47" calcext:value-type="float">
            <text:p>47</text:p>
          </table:table-cell>
          <table:table-cell table:formula="of:=[500_2.J22]+['500'.J22]" office:value-type="float" office:value="54" calcext:value-type="float">
            <text:p>54</text:p>
          </table:table-cell>
          <table:table-cell table:formula="of:=[500_2.K22]+['500'.K2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500_2.B23]+['500'.B23]" office:value-type="float" office:value="523" calcext:value-type="float">
            <text:p>523</text:p>
          </table:table-cell>
          <table:table-cell table:formula="of:=[500_2.C23]+['500'.C23]" office:value-type="float" office:value="159" calcext:value-type="float">
            <text:p>159</text:p>
          </table:table-cell>
          <table:table-cell table:formula="of:=[500_2.D23]+['500'.D23]" office:value-type="float" office:value="354" calcext:value-type="float">
            <text:p>354</text:p>
          </table:table-cell>
          <table:table-cell table:formula="of:=[500_2.E23]+['500'.E23]" office:value-type="float" office:value="37" calcext:value-type="float">
            <text:p>37</text:p>
          </table:table-cell>
          <table:table-cell table:formula="of:=[500_2.F23]+['500'.F23]" office:value-type="float" office:value="5" calcext:value-type="float">
            <text:p>5</text:p>
          </table:table-cell>
          <table:table-cell table:formula="of:=[500_2.G23]+['500'.G23]" office:value-type="float" office:value="56" calcext:value-type="float">
            <text:p>56</text:p>
          </table:table-cell>
          <table:table-cell table:formula="of:=[500_2.H23]+['500'.H23]" office:value-type="float" office:value="118" calcext:value-type="float">
            <text:p>118</text:p>
          </table:table-cell>
          <table:table-cell table:formula="of:=[500_2.I23]+['500'.I23]" office:value-type="float" office:value="32" calcext:value-type="float">
            <text:p>32</text:p>
          </table:table-cell>
          <table:table-cell table:formula="of:=[500_2.J23]+['500'.J23]" office:value-type="float" office:value="54" calcext:value-type="float">
            <text:p>54</text:p>
          </table:table-cell>
          <table:table-cell table:formula="of:=[500_2.K23]+['500'.K2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500_2.B24]+['500'.B24]" office:value-type="float" office:value="523" calcext:value-type="float">
            <text:p>523</text:p>
          </table:table-cell>
          <table:table-cell table:formula="of:=[500_2.C24]+['500'.C24]" office:value-type="float" office:value="159" calcext:value-type="float">
            <text:p>159</text:p>
          </table:table-cell>
          <table:table-cell table:formula="of:=[500_2.D24]+['500'.D24]" office:value-type="float" office:value="354" calcext:value-type="float">
            <text:p>354</text:p>
          </table:table-cell>
          <table:table-cell table:formula="of:=[500_2.E24]+['500'.E24]" office:value-type="float" office:value="30" calcext:value-type="float">
            <text:p>30</text:p>
          </table:table-cell>
          <table:table-cell table:formula="of:=[500_2.F24]+['500'.F24]" office:value-type="float" office:value="5" calcext:value-type="float">
            <text:p>5</text:p>
          </table:table-cell>
          <table:table-cell table:formula="of:=[500_2.G24]+['500'.G24]" office:value-type="float" office:value="40" calcext:value-type="float">
            <text:p>40</text:p>
          </table:table-cell>
          <table:table-cell table:formula="of:=[500_2.H24]+['500'.H24]" office:value-type="float" office:value="106" calcext:value-type="float">
            <text:p>106</text:p>
          </table:table-cell>
          <table:table-cell table:formula="of:=[500_2.I24]+['500'.I24]" office:value-type="float" office:value="29" calcext:value-type="float">
            <text:p>29</text:p>
          </table:table-cell>
          <table:table-cell table:formula="of:=[500_2.J24]+['500'.J24]" office:value-type="float" office:value="54" calcext:value-type="float">
            <text:p>54</text:p>
          </table:table-cell>
          <table:table-cell table:formula="of:=[500_2.K24]+['500'.K2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500_2.B25]+['500'.B25]" office:value-type="float" office:value="523" calcext:value-type="float">
            <text:p>523</text:p>
          </table:table-cell>
          <table:table-cell table:formula="of:=[500_2.C25]+['500'.C25]" office:value-type="float" office:value="157" calcext:value-type="float">
            <text:p>157</text:p>
          </table:table-cell>
          <table:table-cell table:formula="of:=[500_2.D25]+['500'.D25]" office:value-type="float" office:value="346" calcext:value-type="float">
            <text:p>346</text:p>
          </table:table-cell>
          <table:table-cell table:formula="of:=[500_2.E25]+['500'.E25]" office:value-type="float" office:value="30" calcext:value-type="float">
            <text:p>30</text:p>
          </table:table-cell>
          <table:table-cell table:formula="of:=[500_2.F25]+['500'.F25]" office:value-type="float" office:value="5" calcext:value-type="float">
            <text:p>5</text:p>
          </table:table-cell>
          <table:table-cell table:formula="of:=[500_2.G25]+['500'.G25]" office:value-type="float" office:value="35" calcext:value-type="float">
            <text:p>35</text:p>
          </table:table-cell>
          <table:table-cell table:formula="of:=[500_2.H25]+['500'.H25]" office:value-type="float" office:value="83" calcext:value-type="float">
            <text:p>83</text:p>
          </table:table-cell>
          <table:table-cell table:formula="of:=[500_2.I25]+['500'.I25]" office:value-type="float" office:value="29" calcext:value-type="float">
            <text:p>29</text:p>
          </table:table-cell>
          <table:table-cell table:formula="of:=[500_2.J25]+['500'.J25]" office:value-type="float" office:value="54" calcext:value-type="float">
            <text:p>54</text:p>
          </table:table-cell>
          <table:table-cell table:formula="of:=[500_2.K25]+['500'.K2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500_2.B26]+['500'.B26]" office:value-type="float" office:value="507" calcext:value-type="float">
            <text:p>507</text:p>
          </table:table-cell>
          <table:table-cell table:formula="of:=[500_2.C26]+['500'.C26]" office:value-type="float" office:value="157" calcext:value-type="float">
            <text:p>157</text:p>
          </table:table-cell>
          <table:table-cell table:formula="of:=[500_2.D26]+['500'.D26]" office:value-type="float" office:value="344" calcext:value-type="float">
            <text:p>344</text:p>
          </table:table-cell>
          <table:table-cell table:formula="of:=[500_2.E26]+['500'.E26]" office:value-type="float" office:value="7" calcext:value-type="float">
            <text:p>7</text:p>
          </table:table-cell>
          <table:table-cell table:formula="of:=[500_2.F26]+['500'.F26]" office:value-type="float" office:value="5" calcext:value-type="float">
            <text:p>5</text:p>
          </table:table-cell>
          <table:table-cell table:formula="of:=[500_2.G26]+['500'.G26]" office:value-type="float" office:value="21" calcext:value-type="float">
            <text:p>21</text:p>
          </table:table-cell>
          <table:table-cell table:formula="of:=[500_2.H26]+['500'.H26]" office:value-type="float" office:value="74" calcext:value-type="float">
            <text:p>74</text:p>
          </table:table-cell>
          <table:table-cell table:formula="of:=[500_2.I26]+['500'.I26]" office:value-type="float" office:value="29" calcext:value-type="float">
            <text:p>29</text:p>
          </table:table-cell>
          <table:table-cell table:formula="of:=[500_2.J26]+['500'.J26]" office:value-type="float" office:value="54" calcext:value-type="float">
            <text:p>54</text:p>
          </table:table-cell>
          <table:table-cell table:formula="of:=[500_2.K26]+['500'.K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500_2.B27]+['500'.B27]" office:value-type="float" office:value="505" calcext:value-type="float">
            <text:p>505</text:p>
          </table:table-cell>
          <table:table-cell table:formula="of:=[500_2.C27]+['500'.C27]" office:value-type="float" office:value="157" calcext:value-type="float">
            <text:p>157</text:p>
          </table:table-cell>
          <table:table-cell table:formula="of:=[500_2.D27]+['500'.D27]" office:value-type="float" office:value="344" calcext:value-type="float">
            <text:p>344</text:p>
          </table:table-cell>
          <table:table-cell table:formula="of:=[500_2.E27]+['500'.E27]" office:value-type="float" office:value="7" calcext:value-type="float">
            <text:p>7</text:p>
          </table:table-cell>
          <table:table-cell table:formula="of:=[500_2.F27]+['500'.F27]" office:value-type="float" office:value="5" calcext:value-type="float">
            <text:p>5</text:p>
          </table:table-cell>
          <table:table-cell table:formula="of:=[500_2.G27]+['500'.G27]" office:value-type="float" office:value="20" calcext:value-type="float">
            <text:p>20</text:p>
          </table:table-cell>
          <table:table-cell table:formula="of:=[500_2.H27]+['500'.H27]" office:value-type="float" office:value="56" calcext:value-type="float">
            <text:p>56</text:p>
          </table:table-cell>
          <table:table-cell table:formula="of:=[500_2.I27]+['500'.I27]" office:value-type="float" office:value="29" calcext:value-type="float">
            <text:p>29</text:p>
          </table:table-cell>
          <table:table-cell table:formula="of:=[500_2.J27]+['500'.J27]" office:value-type="float" office:value="54" calcext:value-type="float">
            <text:p>54</text:p>
          </table:table-cell>
          <table:table-cell table:formula="of:=[500_2.K27]+['500'.K2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500_2.B28]+['500'.B28]" office:value-type="float" office:value="461" calcext:value-type="float">
            <text:p>461</text:p>
          </table:table-cell>
          <table:table-cell table:formula="of:=[500_2.C28]+['500'.C28]" office:value-type="float" office:value="135" calcext:value-type="float">
            <text:p>135</text:p>
          </table:table-cell>
          <table:table-cell table:formula="of:=[500_2.D28]+['500'.D28]" office:value-type="float" office:value="344" calcext:value-type="float">
            <text:p>344</text:p>
          </table:table-cell>
          <table:table-cell table:formula="of:=[500_2.E28]+['500'.E28]" office:value-type="float" office:value="7" calcext:value-type="float">
            <text:p>7</text:p>
          </table:table-cell>
          <table:table-cell table:formula="of:=[500_2.F28]+['500'.F28]" office:value-type="float" office:value="5" calcext:value-type="float">
            <text:p>5</text:p>
          </table:table-cell>
          <table:table-cell table:formula="of:=[500_2.G28]+['500'.G28]" office:value-type="float" office:value="20" calcext:value-type="float">
            <text:p>20</text:p>
          </table:table-cell>
          <table:table-cell table:formula="of:=[500_2.H28]+['500'.H28]" office:value-type="float" office:value="47" calcext:value-type="float">
            <text:p>47</text:p>
          </table:table-cell>
          <table:table-cell table:formula="of:=[500_2.I28]+['500'.I28]" office:value-type="float" office:value="29" calcext:value-type="float">
            <text:p>29</text:p>
          </table:table-cell>
          <table:table-cell table:formula="of:=[500_2.J28]+['500'.J28]" office:value-type="float" office:value="40" calcext:value-type="float">
            <text:p>40</text:p>
          </table:table-cell>
          <table:table-cell table:formula="of:=[500_2.K28]+['500'.K2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500_2.B29]+['500'.B29]" office:value-type="float" office:value="40" calcext:value-type="float">
            <text:p>40</text:p>
          </table:table-cell>
          <table:table-cell table:formula="of:=[500_2.C29]+['500'.C29]" office:value-type="float" office:value="135" calcext:value-type="float">
            <text:p>135</text:p>
          </table:table-cell>
          <table:table-cell table:formula="of:=[500_2.D29]+['500'.D29]" office:value-type="float" office:value="339" calcext:value-type="float">
            <text:p>339</text:p>
          </table:table-cell>
          <table:table-cell table:formula="of:=[500_2.E29]+['500'.E29]" office:value-type="float" office:value="0" calcext:value-type="float">
            <text:p>0</text:p>
          </table:table-cell>
          <table:table-cell table:formula="of:=[500_2.F29]+['500'.F29]" office:value-type="float" office:value="5" calcext:value-type="float">
            <text:p>5</text:p>
          </table:table-cell>
          <table:table-cell table:formula="of:=[500_2.G29]+['500'.G29]" office:value-type="float" office:value="20" calcext:value-type="float">
            <text:p>20</text:p>
          </table:table-cell>
          <table:table-cell table:formula="of:=[500_2.H29]+['500'.H29]" office:value-type="float" office:value="27" calcext:value-type="float">
            <text:p>27</text:p>
          </table:table-cell>
          <table:table-cell table:formula="of:=[500_2.I29]+['500'.I29]" office:value-type="float" office:value="1" calcext:value-type="float">
            <text:p>1</text:p>
          </table:table-cell>
          <table:table-cell table:formula="of:=[500_2.J29]+['500'.J29]" office:value-type="float" office:value="4" calcext:value-type="float">
            <text:p>4</text:p>
          </table:table-cell>
          <table:table-cell table:formula="of:=[500_2.K29]+['500'.K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500_2.B30]+['500'.B30]" office:value-type="float" office:value="40" calcext:value-type="float">
            <text:p>40</text:p>
          </table:table-cell>
          <table:table-cell table:formula="of:=[500_2.C30]+['500'.C30]" office:value-type="float" office:value="135" calcext:value-type="float">
            <text:p>135</text:p>
          </table:table-cell>
          <table:table-cell table:formula="of:=[500_2.D30]+['500'.D30]" office:value-type="float" office:value="10" calcext:value-type="float">
            <text:p>10</text:p>
          </table:table-cell>
          <table:table-cell table:formula="of:=[500_2.E30]+['500'.E30]" office:value-type="float" office:value="0" calcext:value-type="float">
            <text:p>0</text:p>
          </table:table-cell>
          <table:table-cell table:formula="of:=[500_2.F30]+['500'.F30]" office:value-type="float" office:value="5" calcext:value-type="float">
            <text:p>5</text:p>
          </table:table-cell>
          <table:table-cell table:formula="of:=[500_2.G30]+['500'.G30]" office:value-type="float" office:value="20" calcext:value-type="float">
            <text:p>20</text:p>
          </table:table-cell>
          <table:table-cell table:formula="of:=[500_2.H30]+['500'.H30]" office:value-type="float" office:value="26" calcext:value-type="float">
            <text:p>26</text:p>
          </table:table-cell>
          <table:table-cell table:formula="of:=[500_2.I30]+['500'.I30]" office:value-type="float" office:value="1" calcext:value-type="float">
            <text:p>1</text:p>
          </table:table-cell>
          <table:table-cell table:formula="of:=[500_2.J30]+['500'.J30]" office:value-type="float" office:value="4" calcext:value-type="float">
            <text:p>4</text:p>
          </table:table-cell>
          <table:table-cell table:formula="of:=[500_2.K30]+['500'.K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500_2.B31]+['500'.B31]" office:value-type="float" office:value="40" calcext:value-type="float">
            <text:p>40</text:p>
          </table:table-cell>
          <table:table-cell table:formula="of:=[500_2.C31]+['500'.C31]" office:value-type="float" office:value="112" calcext:value-type="float">
            <text:p>112</text:p>
          </table:table-cell>
          <table:table-cell table:formula="of:=[500_2.D31]+['500'.D31]" office:value-type="float" office:value="9" calcext:value-type="float">
            <text:p>9</text:p>
          </table:table-cell>
          <table:table-cell table:formula="of:=[500_2.E31]+['500'.E31]" office:value-type="float" office:value="0" calcext:value-type="float">
            <text:p>0</text:p>
          </table:table-cell>
          <table:table-cell table:formula="of:=[500_2.F31]+['500'.F31]" office:value-type="float" office:value="5" calcext:value-type="float">
            <text:p>5</text:p>
          </table:table-cell>
          <table:table-cell table:formula="of:=[500_2.G31]+['500'.G31]" office:value-type="float" office:value="20" calcext:value-type="float">
            <text:p>20</text:p>
          </table:table-cell>
          <table:table-cell table:formula="of:=[500_2.H31]+['500'.H31]" office:value-type="float" office:value="24" calcext:value-type="float">
            <text:p>24</text:p>
          </table:table-cell>
          <table:table-cell table:formula="of:=[500_2.I31]+['500'.I31]" office:value-type="float" office:value="1" calcext:value-type="float">
            <text:p>1</text:p>
          </table:table-cell>
          <table:table-cell table:formula="of:=[500_2.J31]+['500'.J31]" office:value-type="float" office:value="0" calcext:value-type="float">
            <text:p>0</text:p>
          </table:table-cell>
          <table:table-cell table:formula="of:=[500_2.K31]+['500'.K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500_2.B32]+['500'.B32]" office:value-type="float" office:value="34" calcext:value-type="float">
            <text:p>34</text:p>
          </table:table-cell>
          <table:table-cell table:formula="of:=[500_2.C32]+['500'.C32]" office:value-type="float" office:value="0" calcext:value-type="float">
            <text:p>0</text:p>
          </table:table-cell>
          <table:table-cell table:formula="of:=[500_2.D32]+['500'.D32]" office:value-type="float" office:value="9" calcext:value-type="float">
            <text:p>9</text:p>
          </table:table-cell>
          <table:table-cell table:formula="of:=[500_2.E32]+['500'.E32]" office:value-type="float" office:value="0" calcext:value-type="float">
            <text:p>0</text:p>
          </table:table-cell>
          <table:table-cell table:formula="of:=[500_2.F32]+['500'.F32]" office:value-type="float" office:value="5" calcext:value-type="float">
            <text:p>5</text:p>
          </table:table-cell>
          <table:table-cell table:formula="of:=[500_2.G32]+['500'.G32]" office:value-type="float" office:value="6" calcext:value-type="float">
            <text:p>6</text:p>
          </table:table-cell>
          <table:table-cell table:formula="of:=[500_2.H32]+['500'.H32]" office:value-type="float" office:value="3" calcext:value-type="float">
            <text:p>3</text:p>
          </table:table-cell>
          <table:table-cell table:formula="of:=[500_2.I32]+['500'.I32]" office:value-type="float" office:value="1" calcext:value-type="float">
            <text:p>1</text:p>
          </table:table-cell>
          <table:table-cell table:formula="of:=[500_2.J32]+['500'.J32]" office:value-type="float" office:value="0" calcext:value-type="float">
            <text:p>0</text:p>
          </table:table-cell>
          <table:table-cell table:formula="of:=[500_2.K32]+['500'.K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500_2.B33]+['500'.B33]" office:value-type="float" office:value="34" calcext:value-type="float">
            <text:p>34</text:p>
          </table:table-cell>
          <table:table-cell table:formula="of:=[500_2.C33]+['500'.C33]" office:value-type="float" office:value="0" calcext:value-type="float">
            <text:p>0</text:p>
          </table:table-cell>
          <table:table-cell table:formula="of:=[500_2.D33]+['500'.D33]" office:value-type="float" office:value="9" calcext:value-type="float">
            <text:p>9</text:p>
          </table:table-cell>
          <table:table-cell table:formula="of:=[500_2.E33]+['500'.E33]" office:value-type="float" office:value="0" calcext:value-type="float">
            <text:p>0</text:p>
          </table:table-cell>
          <table:table-cell table:formula="of:=[500_2.F33]+['500'.F33]" office:value-type="float" office:value="5" calcext:value-type="float">
            <text:p>5</text:p>
          </table:table-cell>
          <table:table-cell table:formula="of:=[500_2.G33]+['500'.G33]" office:value-type="float" office:value="6" calcext:value-type="float">
            <text:p>6</text:p>
          </table:table-cell>
          <table:table-cell table:formula="of:=[500_2.H33]+['500'.H33]" office:value-type="float" office:value="3" calcext:value-type="float">
            <text:p>3</text:p>
          </table:table-cell>
          <table:table-cell table:formula="of:=[500_2.I33]+['500'.I33]" office:value-type="float" office:value="1" calcext:value-type="float">
            <text:p>1</text:p>
          </table:table-cell>
          <table:table-cell table:formula="of:=[500_2.J33]+['500'.J33]" office:value-type="float" office:value="0" calcext:value-type="float">
            <text:p>0</text:p>
          </table:table-cell>
          <table:table-cell table:formula="of:=[500_2.K33]+['500'.K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500_2.B34]+['500'.B34]" office:value-type="float" office:value="34" calcext:value-type="float">
            <text:p>34</text:p>
          </table:table-cell>
          <table:table-cell table:formula="of:=[500_2.C34]+['500'.C34]" office:value-type="float" office:value="0" calcext:value-type="float">
            <text:p>0</text:p>
          </table:table-cell>
          <table:table-cell table:formula="of:=[500_2.D34]+['500'.D34]" office:value-type="float" office:value="9" calcext:value-type="float">
            <text:p>9</text:p>
          </table:table-cell>
          <table:table-cell table:formula="of:=[500_2.E34]+['500'.E34]" office:value-type="float" office:value="0" calcext:value-type="float">
            <text:p>0</text:p>
          </table:table-cell>
          <table:table-cell table:formula="of:=[500_2.F34]+['500'.F34]" office:value-type="float" office:value="5" calcext:value-type="float">
            <text:p>5</text:p>
          </table:table-cell>
          <table:table-cell table:formula="of:=[500_2.G34]+['500'.G34]" office:value-type="float" office:value="6" calcext:value-type="float">
            <text:p>6</text:p>
          </table:table-cell>
          <table:table-cell table:formula="of:=[500_2.H34]+['500'.H34]" office:value-type="float" office:value="3" calcext:value-type="float">
            <text:p>3</text:p>
          </table:table-cell>
          <table:table-cell table:formula="of:=[500_2.I34]+['500'.I34]" office:value-type="float" office:value="1" calcext:value-type="float">
            <text:p>1</text:p>
          </table:table-cell>
          <table:table-cell table:formula="of:=[500_2.J34]+['500'.J34]" office:value-type="float" office:value="0" calcext:value-type="float">
            <text:p>0</text:p>
          </table:table-cell>
          <table:table-cell table:formula="of:=[500_2.K34]+['500'.K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500_2.B35]+['500'.B35]" office:value-type="float" office:value="16" calcext:value-type="float">
            <text:p>16</text:p>
          </table:table-cell>
          <table:table-cell table:formula="of:=[500_2.C35]+['500'.C35]" office:value-type="float" office:value="0" calcext:value-type="float">
            <text:p>0</text:p>
          </table:table-cell>
          <table:table-cell table:formula="of:=[500_2.D35]+['500'.D35]" office:value-type="float" office:value="0" calcext:value-type="float">
            <text:p>0</text:p>
          </table:table-cell>
          <table:table-cell table:formula="of:=[500_2.E35]+['500'.E35]" office:value-type="float" office:value="0" calcext:value-type="float">
            <text:p>0</text:p>
          </table:table-cell>
          <table:table-cell table:formula="of:=[500_2.F35]+['500'.F35]" office:value-type="float" office:value="1" calcext:value-type="float">
            <text:p>1</text:p>
          </table:table-cell>
          <table:table-cell table:formula="of:=[500_2.G35]+['500'.G35]" office:value-type="float" office:value="6" calcext:value-type="float">
            <text:p>6</text:p>
          </table:table-cell>
          <table:table-cell table:formula="of:=[500_2.H35]+['500'.H35]" office:value-type="float" office:value="0" calcext:value-type="float">
            <text:p>0</text:p>
          </table:table-cell>
          <table:table-cell table:formula="of:=[500_2.I35]+['500'.I35]" office:value-type="float" office:value="1" calcext:value-type="float">
            <text:p>1</text:p>
          </table:table-cell>
          <table:table-cell table:formula="of:=[500_2.J35]+['500'.J35]" office:value-type="float" office:value="0" calcext:value-type="float">
            <text:p>0</text:p>
          </table:table-cell>
          <table:table-cell table:formula="of:=[500_2.K35]+['500'.K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500_2.B36]+['500'.B36]" office:value-type="float" office:value="16" calcext:value-type="float">
            <text:p>16</text:p>
          </table:table-cell>
          <table:table-cell table:formula="of:=[500_2.C36]+['500'.C36]" office:value-type="float" office:value="0" calcext:value-type="float">
            <text:p>0</text:p>
          </table:table-cell>
          <table:table-cell table:formula="of:=[500_2.D36]+['500'.D36]" office:value-type="float" office:value="0" calcext:value-type="float">
            <text:p>0</text:p>
          </table:table-cell>
          <table:table-cell table:formula="of:=[500_2.E36]+['500'.E36]" office:value-type="float" office:value="0" calcext:value-type="float">
            <text:p>0</text:p>
          </table:table-cell>
          <table:table-cell table:formula="of:=[500_2.F36]+['500'.F36]" office:value-type="float" office:value="1" calcext:value-type="float">
            <text:p>1</text:p>
          </table:table-cell>
          <table:table-cell table:formula="of:=[500_2.G36]+['500'.G36]" office:value-type="float" office:value="0" calcext:value-type="float">
            <text:p>0</text:p>
          </table:table-cell>
          <table:table-cell table:formula="of:=[500_2.H36]+['500'.H36]" office:value-type="float" office:value="0" calcext:value-type="float">
            <text:p>0</text:p>
          </table:table-cell>
          <table:table-cell table:formula="of:=[500_2.I36]+['500'.I36]" office:value-type="float" office:value="1" calcext:value-type="float">
            <text:p>1</text:p>
          </table:table-cell>
          <table:table-cell table:formula="of:=[500_2.J36]+['500'.J36]" office:value-type="float" office:value="0" calcext:value-type="float">
            <text:p>0</text:p>
          </table:table-cell>
          <table:table-cell table:formula="of:=[500_2.K36]+['500'.K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500_2.B37]+['500'.B37]" office:value-type="float" office:value="16" calcext:value-type="float">
            <text:p>16</text:p>
          </table:table-cell>
          <table:table-cell table:formula="of:=[500_2.C37]+['500'.C37]" office:value-type="float" office:value="0" calcext:value-type="float">
            <text:p>0</text:p>
          </table:table-cell>
          <table:table-cell table:formula="of:=[500_2.D37]+['500'.D37]" office:value-type="float" office:value="0" calcext:value-type="float">
            <text:p>0</text:p>
          </table:table-cell>
          <table:table-cell table:formula="of:=[500_2.E37]+['500'.E37]" office:value-type="float" office:value="0" calcext:value-type="float">
            <text:p>0</text:p>
          </table:table-cell>
          <table:table-cell table:formula="of:=[500_2.F37]+['500'.F37]" office:value-type="float" office:value="1" calcext:value-type="float">
            <text:p>1</text:p>
          </table:table-cell>
          <table:table-cell table:formula="of:=[500_2.G37]+['500'.G37]" office:value-type="float" office:value="0" calcext:value-type="float">
            <text:p>0</text:p>
          </table:table-cell>
          <table:table-cell table:formula="of:=[500_2.H37]+['500'.H37]" office:value-type="float" office:value="0" calcext:value-type="float">
            <text:p>0</text:p>
          </table:table-cell>
          <table:table-cell table:formula="of:=[500_2.I37]+['500'.I37]" office:value-type="float" office:value="1" calcext:value-type="float">
            <text:p>1</text:p>
          </table:table-cell>
          <table:table-cell table:formula="of:=[500_2.J37]+['500'.J37]" office:value-type="float" office:value="0" calcext:value-type="float">
            <text:p>0</text:p>
          </table:table-cell>
          <table:table-cell table:formula="of:=[500_2.K37]+['500'.K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500_2.B38]+['500'.B38]" office:value-type="float" office:value="0" calcext:value-type="float">
            <text:p>0</text:p>
          </table:table-cell>
          <table:table-cell table:formula="of:=[500_2.C38]+['500'.C38]" office:value-type="float" office:value="0" calcext:value-type="float">
            <text:p>0</text:p>
          </table:table-cell>
          <table:table-cell table:formula="of:=[500_2.D38]+['500'.D38]" office:value-type="float" office:value="0" calcext:value-type="float">
            <text:p>0</text:p>
          </table:table-cell>
          <table:table-cell table:formula="of:=[500_2.E38]+['500'.E38]" office:value-type="float" office:value="0" calcext:value-type="float">
            <text:p>0</text:p>
          </table:table-cell>
          <table:table-cell table:formula="of:=[500_2.F38]+['500'.F38]" office:value-type="float" office:value="0" calcext:value-type="float">
            <text:p>0</text:p>
          </table:table-cell>
          <table:table-cell table:formula="of:=[500_2.G38]+['500'.G38]" office:value-type="float" office:value="0" calcext:value-type="float">
            <text:p>0</text:p>
          </table:table-cell>
          <table:table-cell table:formula="of:=[500_2.H38]+['500'.H38]" office:value-type="float" office:value="0" calcext:value-type="float">
            <text:p>0</text:p>
          </table:table-cell>
          <table:table-cell table:formula="of:=[500_2.I38]+['500'.I38]" office:value-type="float" office:value="0" calcext:value-type="float">
            <text:p>0</text:p>
          </table:table-cell>
          <table:table-cell table:formula="of:=[500_2.J38]+['500'.J38]" office:value-type="float" office:value="0" calcext:value-type="float">
            <text:p>0</text:p>
          </table:table-cell>
          <table:table-cell table:formula="of:=[500_2.K38]+['500'.K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500_2.B39]+['500'.B39]" office:value-type="float" office:value="0" calcext:value-type="float">
            <text:p>0</text:p>
          </table:table-cell>
          <table:table-cell table:formula="of:=[500_2.C39]+['500'.C39]" office:value-type="float" office:value="0" calcext:value-type="float">
            <text:p>0</text:p>
          </table:table-cell>
          <table:table-cell table:formula="of:=[500_2.D39]+['500'.D39]" office:value-type="float" office:value="0" calcext:value-type="float">
            <text:p>0</text:p>
          </table:table-cell>
          <table:table-cell table:formula="of:=[500_2.E39]+['500'.E39]" office:value-type="float" office:value="0" calcext:value-type="float">
            <text:p>0</text:p>
          </table:table-cell>
          <table:table-cell table:formula="of:=[500_2.F39]+['500'.F39]" office:value-type="float" office:value="0" calcext:value-type="float">
            <text:p>0</text:p>
          </table:table-cell>
          <table:table-cell table:formula="of:=[500_2.G39]+['500'.G39]" office:value-type="float" office:value="0" calcext:value-type="float">
            <text:p>0</text:p>
          </table:table-cell>
          <table:table-cell table:formula="of:=[500_2.H39]+['500'.H39]" office:value-type="float" office:value="0" calcext:value-type="float">
            <text:p>0</text:p>
          </table:table-cell>
          <table:table-cell table:formula="of:=[500_2.I39]+['500'.I39]" office:value-type="float" office:value="0" calcext:value-type="float">
            <text:p>0</text:p>
          </table:table-cell>
          <table:table-cell table:formula="of:=[500_2.J39]+['500'.J39]" office:value-type="float" office:value="0" calcext:value-type="float">
            <text:p>0</text:p>
          </table:table-cell>
          <table:table-cell table:formula="of:=[500_2.K39]+['500'.K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500_2.B40]+['500'.B40]" office:value-type="float" office:value="0" calcext:value-type="float">
            <text:p>0</text:p>
          </table:table-cell>
          <table:table-cell table:formula="of:=[500_2.C40]+['500'.C40]" office:value-type="float" office:value="0" calcext:value-type="float">
            <text:p>0</text:p>
          </table:table-cell>
          <table:table-cell table:formula="of:=[500_2.D40]+['500'.D40]" office:value-type="float" office:value="0" calcext:value-type="float">
            <text:p>0</text:p>
          </table:table-cell>
          <table:table-cell table:formula="of:=[500_2.E40]+['500'.E40]" office:value-type="float" office:value="0" calcext:value-type="float">
            <text:p>0</text:p>
          </table:table-cell>
          <table:table-cell table:formula="of:=[500_2.F40]+['500'.F40]" office:value-type="float" office:value="0" calcext:value-type="float">
            <text:p>0</text:p>
          </table:table-cell>
          <table:table-cell table:formula="of:=[500_2.G40]+['500'.G40]" office:value-type="float" office:value="0" calcext:value-type="float">
            <text:p>0</text:p>
          </table:table-cell>
          <table:table-cell table:formula="of:=[500_2.H40]+['500'.H40]" office:value-type="float" office:value="0" calcext:value-type="float">
            <text:p>0</text:p>
          </table:table-cell>
          <table:table-cell table:formula="of:=[500_2.I40]+['500'.I40]" office:value-type="float" office:value="0" calcext:value-type="float">
            <text:p>0</text:p>
          </table:table-cell>
          <table:table-cell table:formula="of:=[500_2.J40]+['500'.J40]" office:value-type="float" office:value="0" calcext:value-type="float">
            <text:p>0</text:p>
          </table:table-cell>
          <table:table-cell table:formula="of:=[500_2.K40]+['500'.K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500_2.B41]+['500'.B41]" office:value-type="float" office:value="0" calcext:value-type="float">
            <text:p>0</text:p>
          </table:table-cell>
          <table:table-cell table:formula="of:=[500_2.C41]+['500'.C41]" office:value-type="float" office:value="0" calcext:value-type="float">
            <text:p>0</text:p>
          </table:table-cell>
          <table:table-cell table:formula="of:=[500_2.D41]+['500'.D41]" office:value-type="float" office:value="0" calcext:value-type="float">
            <text:p>0</text:p>
          </table:table-cell>
          <table:table-cell table:formula="of:=[500_2.E41]+['500'.E41]" office:value-type="float" office:value="0" calcext:value-type="float">
            <text:p>0</text:p>
          </table:table-cell>
          <table:table-cell table:formula="of:=[500_2.F41]+['500'.F41]" office:value-type="float" office:value="0" calcext:value-type="float">
            <text:p>0</text:p>
          </table:table-cell>
          <table:table-cell table:formula="of:=[500_2.G41]+['500'.G41]" office:value-type="float" office:value="0" calcext:value-type="float">
            <text:p>0</text:p>
          </table:table-cell>
          <table:table-cell table:formula="of:=[500_2.H41]+['500'.H41]" office:value-type="float" office:value="0" calcext:value-type="float">
            <text:p>0</text:p>
          </table:table-cell>
          <table:table-cell table:formula="of:=[500_2.I41]+['500'.I41]" office:value-type="float" office:value="0" calcext:value-type="float">
            <text:p>0</text:p>
          </table:table-cell>
          <table:table-cell table:formula="of:=[500_2.J41]+['500'.J41]" office:value-type="float" office:value="0" calcext:value-type="float">
            <text:p>0</text:p>
          </table:table-cell>
          <table:table-cell table:formula="of:=[500_2.K41]+['500'.K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500_2.B42]+['500'.B42]" office:value-type="float" office:value="0" calcext:value-type="float">
            <text:p>0</text:p>
          </table:table-cell>
          <table:table-cell table:formula="of:=[500_2.C42]+['500'.C42]" office:value-type="float" office:value="0" calcext:value-type="float">
            <text:p>0</text:p>
          </table:table-cell>
          <table:table-cell table:formula="of:=[500_2.D42]+['500'.D42]" office:value-type="float" office:value="0" calcext:value-type="float">
            <text:p>0</text:p>
          </table:table-cell>
          <table:table-cell table:formula="of:=[500_2.E42]+['500'.E42]" office:value-type="float" office:value="0" calcext:value-type="float">
            <text:p>0</text:p>
          </table:table-cell>
          <table:table-cell table:formula="of:=[500_2.F42]+['500'.F42]" office:value-type="float" office:value="0" calcext:value-type="float">
            <text:p>0</text:p>
          </table:table-cell>
          <table:table-cell table:formula="of:=[500_2.G42]+['500'.G42]" office:value-type="float" office:value="0" calcext:value-type="float">
            <text:p>0</text:p>
          </table:table-cell>
          <table:table-cell table:formula="of:=[500_2.H42]+['500'.H42]" office:value-type="float" office:value="0" calcext:value-type="float">
            <text:p>0</text:p>
          </table:table-cell>
          <table:table-cell table:formula="of:=[500_2.I42]+['500'.I42]" office:value-type="float" office:value="0" calcext:value-type="float">
            <text:p>0</text:p>
          </table:table-cell>
          <table:table-cell table:formula="of:=[500_2.J42]+['500'.J42]" office:value-type="float" office:value="0" calcext:value-type="float">
            <text:p>0</text:p>
          </table:table-cell>
          <table:table-cell table:formula="of:=[500_2.K42]+['500'.K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500_2.B43]+['500'.B43]" office:value-type="float" office:value="0" calcext:value-type="float">
            <text:p>0</text:p>
          </table:table-cell>
          <table:table-cell table:formula="of:=[500_2.C43]+['500'.C43]" office:value-type="float" office:value="0" calcext:value-type="float">
            <text:p>0</text:p>
          </table:table-cell>
          <table:table-cell table:formula="of:=[500_2.D43]+['500'.D43]" office:value-type="float" office:value="0" calcext:value-type="float">
            <text:p>0</text:p>
          </table:table-cell>
          <table:table-cell table:formula="of:=[500_2.E43]+['500'.E43]" office:value-type="float" office:value="0" calcext:value-type="float">
            <text:p>0</text:p>
          </table:table-cell>
          <table:table-cell table:formula="of:=[500_2.F43]+['500'.F43]" office:value-type="float" office:value="0" calcext:value-type="float">
            <text:p>0</text:p>
          </table:table-cell>
          <table:table-cell table:formula="of:=[500_2.G43]+['500'.G43]" office:value-type="float" office:value="0" calcext:value-type="float">
            <text:p>0</text:p>
          </table:table-cell>
          <table:table-cell table:formula="of:=[500_2.H43]+['500'.H43]" office:value-type="float" office:value="0" calcext:value-type="float">
            <text:p>0</text:p>
          </table:table-cell>
          <table:table-cell table:formula="of:=[500_2.I43]+['500'.I43]" office:value-type="float" office:value="0" calcext:value-type="float">
            <text:p>0</text:p>
          </table:table-cell>
          <table:table-cell table:formula="of:=[500_2.J43]+['500'.J43]" office:value-type="float" office:value="0" calcext:value-type="float">
            <text:p>0</text:p>
          </table:table-cell>
          <table:table-cell table:formula="of:=[500_2.K43]+['500'.K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500_2.B44]+['500'.B44]" office:value-type="float" office:value="0" calcext:value-type="float">
            <text:p>0</text:p>
          </table:table-cell>
          <table:table-cell table:formula="of:=[500_2.C44]+['500'.C44]" office:value-type="float" office:value="0" calcext:value-type="float">
            <text:p>0</text:p>
          </table:table-cell>
          <table:table-cell table:formula="of:=[500_2.D44]+['500'.D44]" office:value-type="float" office:value="0" calcext:value-type="float">
            <text:p>0</text:p>
          </table:table-cell>
          <table:table-cell table:formula="of:=[500_2.E44]+['500'.E44]" office:value-type="float" office:value="0" calcext:value-type="float">
            <text:p>0</text:p>
          </table:table-cell>
          <table:table-cell table:formula="of:=[500_2.F44]+['500'.F44]" office:value-type="float" office:value="0" calcext:value-type="float">
            <text:p>0</text:p>
          </table:table-cell>
          <table:table-cell table:formula="of:=[500_2.G44]+['500'.G44]" office:value-type="float" office:value="0" calcext:value-type="float">
            <text:p>0</text:p>
          </table:table-cell>
          <table:table-cell table:formula="of:=[500_2.H44]+['500'.H44]" office:value-type="float" office:value="0" calcext:value-type="float">
            <text:p>0</text:p>
          </table:table-cell>
          <table:table-cell table:formula="of:=[500_2.I44]+['500'.I44]" office:value-type="float" office:value="0" calcext:value-type="float">
            <text:p>0</text:p>
          </table:table-cell>
          <table:table-cell table:formula="of:=[500_2.J44]+['500'.J44]" office:value-type="float" office:value="0" calcext:value-type="float">
            <text:p>0</text:p>
          </table:table-cell>
          <table:table-cell table:formula="of:=[500_2.K44]+['500'.K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500_2.B45]+['500'.B45]" office:value-type="float" office:value="0" calcext:value-type="float">
            <text:p>0</text:p>
          </table:table-cell>
          <table:table-cell table:formula="of:=[500_2.C45]+['500'.C45]" office:value-type="float" office:value="0" calcext:value-type="float">
            <text:p>0</text:p>
          </table:table-cell>
          <table:table-cell table:formula="of:=[500_2.D45]+['500'.D45]" office:value-type="float" office:value="0" calcext:value-type="float">
            <text:p>0</text:p>
          </table:table-cell>
          <table:table-cell table:formula="of:=[500_2.E45]+['500'.E45]" office:value-type="float" office:value="0" calcext:value-type="float">
            <text:p>0</text:p>
          </table:table-cell>
          <table:table-cell table:formula="of:=[500_2.F45]+['500'.F45]" office:value-type="float" office:value="0" calcext:value-type="float">
            <text:p>0</text:p>
          </table:table-cell>
          <table:table-cell table:formula="of:=[500_2.G45]+['500'.G45]" office:value-type="float" office:value="0" calcext:value-type="float">
            <text:p>0</text:p>
          </table:table-cell>
          <table:table-cell table:formula="of:=[500_2.H45]+['500'.H45]" office:value-type="float" office:value="0" calcext:value-type="float">
            <text:p>0</text:p>
          </table:table-cell>
          <table:table-cell table:formula="of:=[500_2.I45]+['500'.I45]" office:value-type="float" office:value="0" calcext:value-type="float">
            <text:p>0</text:p>
          </table:table-cell>
          <table:table-cell table:formula="of:=[500_2.J45]+['500'.J45]" office:value-type="string" office:string-value="" calcext:value-type="error">
            <text:p>#VALUE!</text:p>
          </table:table-cell>
          <table:table-cell table:formula="of:=[500_2.K45]+['500'.K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500_2.B46]+['500'.B46]" office:value-type="string" office:string-value="" calcext:value-type="error">
            <text:p>#VALUE!</text:p>
          </table:table-cell>
          <table:table-cell table:formula="of:=[500_2.C46]+['500'.C46]" office:value-type="string" office:string-value="" calcext:value-type="error">
            <text:p>#VALUE!</text:p>
          </table:table-cell>
          <table:table-cell table:formula="of:=[500_2.D46]+['500'.D46]" office:value-type="string" office:string-value="" calcext:value-type="error">
            <text:p>#VALUE!</text:p>
          </table:table-cell>
          <table:table-cell table:formula="of:=[500_2.E46]+['500'.E46]" office:value-type="string" office:string-value="" calcext:value-type="error">
            <text:p>#VALUE!</text:p>
          </table:table-cell>
          <table:table-cell table:formula="of:=[500_2.F46]+['500'.F46]" office:value-type="string" office:string-value="" calcext:value-type="error">
            <text:p>#VALUE!</text:p>
          </table:table-cell>
          <table:table-cell table:formula="of:=[500_2.G46]+['500'.G46]" office:value-type="string" office:string-value="" calcext:value-type="error">
            <text:p>#VALUE!</text:p>
          </table:table-cell>
          <table:table-cell table:formula="of:=[500_2.H46]+['500'.H46]" office:value-type="string" office:string-value="" calcext:value-type="error">
            <text:p>#VALUE!</text:p>
          </table:table-cell>
          <table:table-cell table:formula="of:=[500_2.I46]+['500'.I46]" office:value-type="string" office:string-value="" calcext:value-type="error">
            <text:p>#VALUE!</text:p>
          </table:table-cell>
          <table:table-cell table:formula="of:=[500_2.J46]+['500'.J46]" office:value-type="string" office:string-value="" calcext:value-type="error">
            <text:p>#VALUE!</text:p>
          </table:table-cell>
          <table:table-cell table:formula="of:=[500_2.K46]+['500'.K46]" office:value-type="string" office:string-value="" calcext:value-type="error">
            <text:p>#VALUE!</text:p>
          </table:table-cell>
        </table:table-row>
      </table:table>
      <table:table table:name="Sheet11" table:style-name="ta1">
        <table:table-column table:style-name="co3" table:default-cell-style-name="Default"/>
        <table:table-row table:style-name="ro1">
          <table:table-cell office:value-type="string" calcext:value-type="string">
            <text:p>ORDE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ventlog_RUN1.csv</text:p>
          </table:table-cell>
        </table:table-row>
        <table:table-row table:style-name="ro1">
          <table:table-cell office:value-type="string" calcext:value-type="string">
            <text:p>eventlog_RUN10.csv</text:p>
          </table:table-cell>
        </table:table-row>
        <table:table-row table:style-name="ro1">
          <table:table-cell office:value-type="string" calcext:value-type="string">
            <text:p>eventlog_RUN2.csv</text:p>
          </table:table-cell>
        </table:table-row>
        <table:table-row table:style-name="ro1">
          <table:table-cell office:value-type="string" calcext:value-type="string">
            <text:p>eventlog_RUN3.csv</text:p>
          </table:table-cell>
        </table:table-row>
        <table:table-row table:style-name="ro1">
          <table:table-cell office:value-type="string" calcext:value-type="string">
            <text:p>eventlog_RUN4.csv</text:p>
          </table:table-cell>
        </table:table-row>
        <table:table-row table:style-name="ro1">
          <table:table-cell office:value-type="string" calcext:value-type="string">
            <text:p>eventlog_RUN5.csv</text:p>
          </table:table-cell>
        </table:table-row>
        <table:table-row table:style-name="ro1">
          <table:table-cell office:value-type="string" calcext:value-type="string">
            <text:p>eventlog_RUN6.csv</text:p>
          </table:table-cell>
        </table:table-row>
        <table:table-row table:style-name="ro1">
          <table:table-cell office:value-type="string" calcext:value-type="string">
            <text:p>eventlog_RUN7.csv</text:p>
          </table:table-cell>
        </table:table-row>
        <table:table-row table:style-name="ro1">
          <table:table-cell office:value-type="string" calcext:value-type="string">
            <text:p>eventlog_RUN8.csv</text:p>
          </table:table-cell>
        </table:table-row>
        <table:table-row table:style-name="ro1">
          <table:table-cell office:value-type="string" calcext:value-type="string">
            <text:p>eventlog_RUN9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3:47:32.919595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13:56:17.250562879</dc:date>
    <meta:editing-duration>PT38M55S</meta:editing-duration>
    <meta:editing-cycles>7</meta:editing-cycles>
    <meta:generator>LibreOffice/5.2.5.1$Linux_X86_64 LibreOffice_project/20m0$Build-1</meta:generator>
    <meta:document-statistic meta:table-count="11" meta:cell-count="62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42cm" svg:y="1.875cm" style:legend-expansion="high" chart:style-name="ch2"/>
        <chart:plot-area chart:style-name="ch3" table:cell-range-address="cpu.A2:cpu.K50 cpu.B1:cpu.K1" chart:data-source-has-labels="row" svg:x="0.32cm" svg:y="0.18cm" svg:width="9.902cm" svg:height="8.64cm">
          <chartooo:coordinate-region svg:x="1.151cm" svg:y="0.389cm" svg:width="8.683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.B2:cpu.B50" chart:label-cell-address="cpu.B1:cpu.B1" chart:class="chart:scatter">
            <chart:domain table:cell-range-address="cpu.A2:cpu.A50"/>
            <chart:data-point chart:repeated="49"/>
          </chart:series>
          <chart:series chart:style-name="ch7" chart:values-cell-range-address="cpu.C2:cpu.C50" chart:label-cell-address="cpu.C1:cpu.C1" chart:class="chart:scatter">
            <chart:data-point chart:repeated="49"/>
          </chart:series>
          <chart:series chart:style-name="ch8" chart:values-cell-range-address="cpu.D2:cpu.D50" chart:label-cell-address="cpu.D1:cpu.D1" chart:class="chart:scatter">
            <chart:data-point chart:repeated="49"/>
          </chart:series>
          <chart:series chart:style-name="ch9" chart:values-cell-range-address="cpu.E2:cpu.E50" chart:label-cell-address="cpu.E1:cpu.E1" chart:class="chart:scatter">
            <chart:data-point chart:repeated="49"/>
          </chart:series>
          <chart:series chart:style-name="ch10" chart:values-cell-range-address="cpu.F2:cpu.F50" chart:label-cell-address="cpu.F1:cpu.F1" chart:class="chart:scatter">
            <chart:data-point chart:repeated="49"/>
          </chart:series>
          <chart:series chart:style-name="ch11" chart:values-cell-range-address="cpu.G2:cpu.G50" chart:label-cell-address="cpu.G1:cpu.G1" chart:class="chart:scatter">
            <chart:data-point chart:repeated="49"/>
          </chart:series>
          <chart:series chart:style-name="ch12" chart:values-cell-range-address="cpu.H2:cpu.H50" chart:label-cell-address="cpu.H1:cpu.H1" chart:class="chart:scatter">
            <chart:data-point chart:repeated="49"/>
          </chart:series>
          <chart:series chart:style-name="ch13" chart:values-cell-range-address="cpu.I2:cpu.I50" chart:label-cell-address="cpu.I1:cpu.I1" chart:class="chart:scatter">
            <chart:data-point chart:repeated="49"/>
          </chart:series>
          <chart:series chart:style-name="ch14" chart:values-cell-range-address="cpu.J2:cpu.J50" chart:label-cell-address="cpu.J1:cpu.J1" chart:class="chart:scatter">
            <chart:data-point chart:repeated="49"/>
          </chart:series>
          <chart:series chart:style-name="ch15" chart:values-cell-range-address="cpu.K2:cpu.K50" chart:label-cell-address="cpu.K1:cpu.K1" chart:class="chart:scatter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usage_middle_RUN1</text:p>
                <draw:g>
                  <svg:desc>cpu.B1:cpu.B1</svg:desc>
                </draw:g>
              </table:table-cell>
              <table:table-cell office:value-type="string">
                <text:p>cpuusage_middle_RUN2</text:p>
                <draw:g>
                  <svg:desc>cpu.C1:cpu.C1</svg:desc>
                </draw:g>
              </table:table-cell>
              <table:table-cell office:value-type="string">
                <text:p>cpuusage_middle_RUN3</text:p>
                <draw:g>
                  <svg:desc>cpu.D1:cpu.D1</svg:desc>
                </draw:g>
              </table:table-cell>
              <table:table-cell office:value-type="string">
                <text:p>cpuusage_middle_RUN4</text:p>
                <draw:g>
                  <svg:desc>cpu.E1:cpu.E1</svg:desc>
                </draw:g>
              </table:table-cell>
              <table:table-cell office:value-type="string">
                <text:p>cpuusage_middle_RUN5</text:p>
                <draw:g>
                  <svg:desc>cpu.F1:cpu.F1</svg:desc>
                </draw:g>
              </table:table-cell>
              <table:table-cell office:value-type="string">
                <text:p>cpuusage_middle_RUN6</text:p>
                <draw:g>
                  <svg:desc>cpu.G1:cpu.G1</svg:desc>
                </draw:g>
              </table:table-cell>
              <table:table-cell office:value-type="string">
                <text:p>cpuusage_middle_RUN7</text:p>
                <draw:g>
                  <svg:desc>cpu.H1:cpu.H1</svg:desc>
                </draw:g>
              </table:table-cell>
              <table:table-cell office:value-type="string">
                <text:p>cpuusage_middle_RUN8</text:p>
                <draw:g>
                  <svg:desc>cpu.I1:cpu.I1</svg:desc>
                </draw:g>
              </table:table-cell>
              <table:table-cell office:value-type="string">
                <text:p>cpuusage_middle_RUN9</text:p>
                <draw:g>
                  <svg:desc>cpu.J1:cpu.J1</svg:desc>
                </draw:g>
              </table:table-cell>
              <table:table-cell office:value-type="string">
                <text:p>cpuusage_middle_RUN10</text:p>
                <draw:g>
                  <svg:desc>cpu.K1:cpu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cpu.A2:cpu.A50</svg:desc>
                </draw:g>
              </table:table-cell>
              <table:table-cell office:value-type="float" office:value="987">
                <text:p>987</text:p>
                <draw:g>
                  <svg:desc>cpu.B2:cpu.B50</svg:desc>
                </draw:g>
              </table:table-cell>
              <table:table-cell office:value-type="float" office:value="990">
                <text:p>990</text:p>
                <draw:g>
                  <svg:desc>cpu.C2:cpu.C50</svg:desc>
                </draw:g>
              </table:table-cell>
              <table:table-cell office:value-type="float" office:value="994">
                <text:p>994</text:p>
                <draw:g>
                  <svg:desc>cpu.D2:cpu.D50</svg:desc>
                </draw:g>
              </table:table-cell>
              <table:table-cell office:value-type="float" office:value="980">
                <text:p>980</text:p>
                <draw:g>
                  <svg:desc>cpu.E2:cpu.E50</svg:desc>
                </draw:g>
              </table:table-cell>
              <table:table-cell office:value-type="float" office:value="989">
                <text:p>989</text:p>
                <draw:g>
                  <svg:desc>cpu.F2:cpu.F50</svg:desc>
                </draw:g>
              </table:table-cell>
              <table:table-cell office:value-type="float" office:value="993">
                <text:p>993</text:p>
                <draw:g>
                  <svg:desc>cpu.G2:cpu.G50</svg:desc>
                </draw:g>
              </table:table-cell>
              <table:table-cell office:value-type="float" office:value="995">
                <text:p>995</text:p>
                <draw:g>
                  <svg:desc>cpu.H2:cpu.H50</svg:desc>
                </draw:g>
              </table:table-cell>
              <table:table-cell office:value-type="float" office:value="995">
                <text:p>995</text:p>
                <draw:g>
                  <svg:desc>cpu.I2:cpu.I50</svg:desc>
                </draw:g>
              </table:table-cell>
              <table:table-cell office:value-type="float" office:value="992">
                <text:p>992</text:p>
                <draw:g>
                  <svg:desc>cpu.J2:cpu.J50</svg:desc>
                </draw:g>
              </table:table-cell>
              <table:table-cell office:value-type="float" office:value="912">
                <text:p>912</text:p>
                <draw:g>
                  <svg:desc>cpu.K2:cpu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994">
                <text:p>994</text:p>
              </table:table-cell>
              <table:table-cell office:value-type="float" office:value="995">
                <text:p>995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95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992">
                <text:p>992</text:p>
              </table:table-cell>
              <table:table-cell office:value-type="float" office:value="981">
                <text:p>98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990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995">
                <text:p>995</text:p>
              </table:table-cell>
              <table:table-cell office:value-type="float" office:value="993">
                <text:p>993</text:p>
              </table:table-cell>
              <table:table-cell office:value-type="float" office:value="987">
                <text:p>98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985">
                <text:p>985</text:p>
              </table:table-cell>
              <table:table-cell office:value-type="float" office:value="992">
                <text:p>992</text:p>
              </table:table-cell>
              <table:table-cell office:value-type="float" office:value="984">
                <text:p>984</text:p>
              </table:table-cell>
              <table:table-cell office:value-type="float" office:value="991">
                <text:p>991</text:p>
              </table:table-cell>
              <table:table-cell office:value-type="float" office:value="988">
                <text:p>988</text:p>
              </table:table-cell>
              <table:table-cell office:value-type="float" office:value="986">
                <text:p>986</text:p>
              </table:table-cell>
              <table:table-cell office:value-type="float" office:value="992">
                <text:p>992</text:p>
              </table:table-cell>
              <table:table-cell office:value-type="float" office:value="993">
                <text:p>993</text:p>
              </table:table-cell>
              <table:table-cell office:value-type="float" office:value="985">
                <text:p>98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986">
                <text:p>986</text:p>
              </table:table-cell>
              <table:table-cell office:value-type="float" office:value="990">
                <text:p>990</text:p>
              </table:table-cell>
              <table:table-cell office:value-type="float" office:value="984">
                <text:p>984</text:p>
              </table:table-cell>
              <table:table-cell office:value-type="float" office:value="975">
                <text:p>975</text:p>
              </table:table-cell>
              <table:table-cell office:value-type="float" office:value="996">
                <text:p>996</text:p>
              </table:table-cell>
              <table:table-cell office:value-type="float" office:value="983">
                <text:p>983</text:p>
              </table:table-cell>
              <table:table-cell office:value-type="float" office:value="990">
                <text:p>990</text:p>
              </table:table-cell>
              <table:table-cell office:value-type="float" office:value="995">
                <text:p>995</text:p>
              </table:table-cell>
              <table:table-cell office:value-type="float" office:value="989">
                <text:p>9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978">
                <text:p>978</text:p>
              </table:table-cell>
              <table:table-cell office:value-type="float" office:value="991">
                <text:p>991</text:p>
              </table:table-cell>
              <table:table-cell office:value-type="float" office:value="978">
                <text:p>978</text:p>
              </table:table-cell>
              <table:table-cell office:value-type="float" office:value="963">
                <text:p>963</text:p>
              </table:table-cell>
              <table:table-cell office:value-type="float" office:value="985">
                <text:p>985</text:p>
              </table:table-cell>
              <table:table-cell office:value-type="float" office:value="991">
                <text:p>991</text:p>
              </table:table-cell>
              <table:table-cell office:value-type="float" office:value="995">
                <text:p>995</text:p>
              </table:table-cell>
              <table:table-cell office:value-type="float" office:value="992">
                <text:p>992</text:p>
              </table:table-cell>
              <table:table-cell office:value-type="float" office:value="990">
                <text:p>99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990">
                <text:p>990</text:p>
              </table:table-cell>
              <table:table-cell office:value-type="float" office:value="982">
                <text:p>982</text:p>
              </table:table-cell>
              <table:table-cell office:value-type="float" office:value="976">
                <text:p>976</text:p>
              </table:table-cell>
              <table:table-cell office:value-type="float" office:value="965">
                <text:p>965</text:p>
              </table:table-cell>
              <table:table-cell office:value-type="float" office:value="982">
                <text:p>982</text:p>
              </table:table-cell>
              <table:table-cell office:value-type="float" office:value="983">
                <text:p>983</text:p>
              </table:table-cell>
              <table:table-cell office:value-type="float" office:value="988">
                <text:p>988</text:p>
              </table:table-cell>
              <table:table-cell office:value-type="float" office:value="992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974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969">
                <text:p>969</text:p>
              </table:table-cell>
              <table:table-cell office:value-type="float" office:value="965">
                <text:p>965</text:p>
              </table:table-cell>
              <table:table-cell office:value-type="float" office:value="980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971">
                <text:p>971</text:p>
              </table:table-cell>
              <table:table-cell office:value-type="float" office:value="994">
                <text:p>994</text:p>
              </table:table-cell>
              <table:table-cell office:value-type="float" office:value="983">
                <text:p>98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959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47">
                <text:p>947</text:p>
              </table:table-cell>
              <table:table-cell office:value-type="float" office:value="929">
                <text:p>929</text:p>
              </table:table-cell>
              <table:table-cell office:value-type="float" office:value="973">
                <text:p>973</text:p>
              </table:table-cell>
              <table:table-cell office:value-type="float" office:value="978">
                <text:p>978</text:p>
              </table:table-cell>
              <table:table-cell office:value-type="float" office:value="960">
                <text:p>960</text:p>
              </table:table-cell>
              <table:table-cell office:value-type="float" office:value="997">
                <text:p>997</text:p>
              </table:table-cell>
              <table:table-cell office:value-type="float" office:value="985">
                <text:p>98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36">
                <text:p>936</text:p>
              </table:table-cell>
              <table:table-cell office:value-type="float" office:value="953">
                <text:p>953</text:p>
              </table:table-cell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72">
                <text:p>972</text:p>
              </table:table-cell>
              <table:table-cell office:value-type="float" office:value="975">
                <text:p>975</text:p>
              </table:table-cell>
              <table:table-cell office:value-type="float" office:value="988">
                <text:p>988</text:p>
              </table:table-cell>
              <table:table-cell office:value-type="float" office:value="994">
                <text:p>994</text:p>
              </table:table-cell>
              <table:table-cell office:value-type="float" office:value="985">
                <text:p>98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944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905">
                <text:p>905</text:p>
              </table:table-cell>
              <table:table-cell office:value-type="float" office:value="931">
                <text:p>931</text:p>
              </table:table-cell>
              <table:table-cell office:value-type="float" office:value="966">
                <text:p>966</text:p>
              </table:table-cell>
              <table:table-cell office:value-type="float" office:value="972">
                <text:p>972</text:p>
              </table:table-cell>
              <table:table-cell office:value-type="float" office:value="994">
                <text:p>994</text:p>
              </table:table-cell>
              <table:table-cell office:value-type="float" office:value="992">
                <text:p>992</text:p>
              </table:table-cell>
              <table:table-cell office:value-type="float" office:value="981">
                <text:p>98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882">
                <text:p>882</text:p>
              </table:table-cell>
              <table:table-cell office:value-type="float" office:value="902">
                <text:p>902</text:p>
              </table:table-cell>
              <table:table-cell office:value-type="float" office:value="827">
                <text:p>827</text:p>
              </table:table-cell>
              <table:table-cell office:value-type="float" office:value="942">
                <text:p>942</text:p>
              </table:table-cell>
              <table:table-cell office:value-type="float" office:value="935">
                <text:p>935</text:p>
              </table:table-cell>
              <table:table-cell office:value-type="float" office:value="957">
                <text:p>957</text:p>
              </table:table-cell>
              <table:table-cell office:value-type="float" office:value="992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969">
                <text:p>969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844">
                <text:p>844</text:p>
              </table:table-cell>
              <table:table-cell office:value-type="float" office:value="888">
                <text:p>888</text:p>
              </table:table-cell>
              <table:table-cell office:value-type="float" office:value="820">
                <text:p>820</text:p>
              </table:table-cell>
              <table:table-cell office:value-type="float" office:value="946">
                <text:p>946</text:p>
              </table:table-cell>
              <table:table-cell office:value-type="float" office:value="897">
                <text:p>897</text:p>
              </table:table-cell>
              <table:table-cell office:value-type="float" office:value="939">
                <text:p>939</text:p>
              </table:table-cell>
              <table:table-cell office:value-type="float" office:value="973">
                <text:p>973</text:p>
              </table:table-cell>
              <table:table-cell office:value-type="float" office:value="982">
                <text:p>982</text:p>
              </table:table-cell>
              <table:table-cell office:value-type="float" office:value="973">
                <text:p>97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820">
                <text:p>820</text:p>
              </table:table-cell>
              <table:table-cell office:value-type="float" office:value="846">
                <text:p>846</text:p>
              </table:table-cell>
              <table:table-cell office:value-type="float" office:value="805">
                <text:p>805</text:p>
              </table:table-cell>
              <table:table-cell office:value-type="float" office:value="947">
                <text:p>947</text:p>
              </table:table-cell>
              <table:table-cell office:value-type="float" office:value="900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984">
                <text:p>984</text:p>
              </table:table-cell>
              <table:table-cell office:value-type="float" office:value="975">
                <text:p>975</text:p>
              </table:table-cell>
              <table:table-cell office:value-type="float" office:value="968">
                <text:p>96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761">
                <text:p>761</text:p>
              </table:table-cell>
              <table:table-cell office:value-type="float" office:value="789">
                <text:p>789</text:p>
              </table:table-cell>
              <table:table-cell office:value-type="float" office:value="802">
                <text:p>802</text:p>
              </table:table-cell>
              <table:table-cell office:value-type="float" office:value="922">
                <text:p>922</text:p>
              </table:table-cell>
              <table:table-cell office:value-type="float" office:value="906">
                <text:p>906</text:p>
              </table:table-cell>
              <table:table-cell office:value-type="float" office:value="834">
                <text:p>834</text:p>
              </table:table-cell>
              <table:table-cell office:value-type="float" office:value="986">
                <text:p>986</text:p>
              </table:table-cell>
              <table:table-cell office:value-type="float" office:value="963">
                <text:p>963</text:p>
              </table:table-cell>
              <table:table-cell office:value-type="float" office:value="945">
                <text:p>94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90">
                <text:p>790</text:p>
              </table:table-cell>
              <table:table-cell office:value-type="float" office:value="927">
                <text:p>927</text:p>
              </table:table-cell>
              <table:table-cell office:value-type="float" office:value="906">
                <text:p>906</text:p>
              </table:table-cell>
              <table:table-cell office:value-type="float" office:value="831">
                <text:p>831</text:p>
              </table:table-cell>
              <table:table-cell office:value-type="float" office:value="975">
                <text:p>975</text:p>
              </table:table-cell>
              <table:table-cell office:value-type="float" office:value="962">
                <text:p>962</text:p>
              </table:table-cell>
              <table:table-cell office:value-type="float" office:value="946">
                <text:p>94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41">
                <text:p>741</text:p>
              </table:table-cell>
              <table:table-cell office:value-type="float" office:value="708">
                <text:p>708</text:p>
              </table:table-cell>
              <table:table-cell office:value-type="float" office:value="762">
                <text:p>762</text:p>
              </table:table-cell>
              <table:table-cell office:value-type="float" office:value="913">
                <text:p>913</text:p>
              </table:table-cell>
              <table:table-cell office:value-type="float" office:value="880">
                <text:p>880</text:p>
              </table:table-cell>
              <table:table-cell office:value-type="float" office:value="827">
                <text:p>827</text:p>
              </table:table-cell>
              <table:table-cell office:value-type="float" office:value="965">
                <text:p>965</text:p>
              </table:table-cell>
              <table:table-cell office:value-type="float" office:value="920">
                <text:p>920</text:p>
              </table:table-cell>
              <table:table-cell office:value-type="float" office:value="899">
                <text:p>89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724">
                <text:p>724</text:p>
              </table:table-cell>
              <table:table-cell office:value-type="float" office:value="639">
                <text:p>639</text:p>
              </table:table-cell>
              <table:table-cell office:value-type="float" office:value="768">
                <text:p>768</text:p>
              </table:table-cell>
              <table:table-cell office:value-type="float" office:value="857">
                <text:p>857</text:p>
              </table:table-cell>
              <table:table-cell office:value-type="float" office:value="823">
                <text:p>823</text:p>
              </table:table-cell>
              <table:table-cell office:value-type="float" office:value="818">
                <text:p>818</text:p>
              </table:table-cell>
              <table:table-cell office:value-type="float" office:value="955">
                <text:p>955</text:p>
              </table:table-cell>
              <table:table-cell office:value-type="float" office:value="841">
                <text:p>841</text:p>
              </table:table-cell>
              <table:table-cell office:value-type="float" office:value="867">
                <text:p>86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730">
                <text:p>730</text:p>
              </table:table-cell>
              <table:table-cell office:value-type="float" office:value="634">
                <text:p>634</text:p>
              </table:table-cell>
              <table:table-cell office:value-type="float" office:value="762">
                <text:p>762</text:p>
              </table:table-cell>
              <table:table-cell office:value-type="float" office:value="830">
                <text:p>830</text:p>
              </table:table-cell>
              <table:table-cell office:value-type="float" office:value="783">
                <text:p>783</text:p>
              </table:table-cell>
              <table:table-cell office:value-type="float" office:value="825">
                <text:p>825</text:p>
              </table:table-cell>
              <table:table-cell office:value-type="float" office:value="962">
                <text:p>962</text:p>
              </table:table-cell>
              <table:table-cell office:value-type="float" office:value="805">
                <text:p>805</text:p>
              </table:table-cell>
              <table:table-cell office:value-type="float" office:value="831">
                <text:p>83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07">
                <text:p>707</text:p>
              </table:table-cell>
              <table:table-cell office:value-type="float" office:value="312">
                <text:p>312</text:p>
              </table:table-cell>
              <table:table-cell office:value-type="float" office:value="757">
                <text:p>757</text:p>
              </table:table-cell>
              <table:table-cell office:value-type="float" office:value="814">
                <text:p>814</text:p>
              </table:table-cell>
              <table:table-cell office:value-type="float" office:value="755">
                <text:p>755</text:p>
              </table:table-cell>
              <table:table-cell office:value-type="float" office:value="833">
                <text:p>833</text:p>
              </table:table-cell>
              <table:table-cell office:value-type="float" office:value="953">
                <text:p>953</text:p>
              </table:table-cell>
              <table:table-cell office:value-type="float" office:value="757">
                <text:p>757</text:p>
              </table:table-cell>
              <table:table-cell office:value-type="float" office:value="765">
                <text:p>76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671">
                <text:p>671</text:p>
              </table:table-cell>
              <table:table-cell office:value-type="float" office:value="608">
                <text:p>608</text:p>
              </table:table-cell>
              <table:table-cell office:value-type="float" office:value="734">
                <text:p>734</text:p>
              </table:table-cell>
              <table:table-cell office:value-type="float" office:value="782">
                <text:p>782</text:p>
              </table:table-cell>
              <table:table-cell office:value-type="float" office:value="694">
                <text:p>694</text:p>
              </table:table-cell>
              <table:table-cell office:value-type="float" office:value="833">
                <text:p>833</text:p>
              </table:table-cell>
              <table:table-cell office:value-type="float" office:value="914">
                <text:p>914</text:p>
              </table:table-cell>
              <table:table-cell office:value-type="float" office:value="693">
                <text:p>693</text:p>
              </table:table-cell>
              <table:table-cell office:value-type="float" office:value="716">
                <text:p>71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657">
                <text:p>657</text:p>
              </table:table-cell>
              <table:table-cell office:value-type="float" office:value="619">
                <text:p>619</text:p>
              </table:table-cell>
              <table:table-cell office:value-type="float" office:value="724">
                <text:p>724</text:p>
              </table:table-cell>
              <table:table-cell office:value-type="float" office:value="760">
                <text:p>760</text:p>
              </table:table-cell>
              <table:table-cell office:value-type="float" office:value="642">
                <text:p>642</text:p>
              </table:table-cell>
              <table:table-cell office:value-type="float" office:value="817">
                <text:p>817</text:p>
              </table:table-cell>
              <table:table-cell office:value-type="float" office:value="866">
                <text:p>866</text:p>
              </table:table-cell>
              <table:table-cell office:value-type="float" office:value="681">
                <text:p>681</text:p>
              </table:table-cell>
              <table:table-cell office:value-type="float" office:value="710">
                <text:p>71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2">
                <text:p>652</text:p>
              </table:table-cell>
              <table:table-cell office:value-type="float" office:value="634">
                <text:p>634</text:p>
              </table:table-cell>
              <table:table-cell office:value-type="float" office:value="719">
                <text:p>719</text:p>
              </table:table-cell>
              <table:table-cell office:value-type="float" office:value="738">
                <text:p>738</text:p>
              </table:table-cell>
              <table:table-cell office:value-type="float" office:value="655">
                <text:p>655</text:p>
              </table:table-cell>
              <table:table-cell office:value-type="float" office:value="796">
                <text:p>796</text:p>
              </table:table-cell>
              <table:table-cell office:value-type="float" office:value="863">
                <text:p>863</text:p>
              </table:table-cell>
              <table:table-cell office:value-type="float" office:value="673">
                <text:p>673</text:p>
              </table:table-cell>
              <table:table-cell office:value-type="float" office:value="732">
                <text:p>73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735">
                <text:p>735</text:p>
              </table:table-cell>
              <table:table-cell office:value-type="float" office:value="673">
                <text:p>673</text:p>
              </table:table-cell>
              <table:table-cell office:value-type="float" office:value="719">
                <text:p>719</text:p>
              </table:table-cell>
              <table:table-cell office:value-type="float" office:value="690">
                <text:p>690</text:p>
              </table:table-cell>
              <table:table-cell office:value-type="float" office:value="616">
                <text:p>616</text:p>
              </table:table-cell>
              <table:table-cell office:value-type="float" office:value="764">
                <text:p>764</text:p>
              </table:table-cell>
              <table:table-cell office:value-type="float" office:value="856">
                <text:p>856</text:p>
              </table:table-cell>
              <table:table-cell office:value-type="float" office:value="642">
                <text:p>642</text:p>
              </table:table-cell>
              <table:table-cell office:value-type="float" office:value="744">
                <text:p>74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774">
                <text:p>774</text:p>
              </table:table-cell>
              <table:table-cell office:value-type="float" office:value="650">
                <text:p>650</text:p>
              </table:table-cell>
              <table:table-cell office:value-type="float" office:value="739">
                <text:p>739</text:p>
              </table:table-cell>
              <table:table-cell office:value-type="float" office:value="660">
                <text:p>660</text:p>
              </table:table-cell>
              <table:table-cell office:value-type="float" office:value="590">
                <text:p>590</text:p>
              </table:table-cell>
              <table:table-cell office:value-type="float" office:value="746">
                <text:p>746</text:p>
              </table:table-cell>
              <table:table-cell office:value-type="float" office:value="838">
                <text:p>838</text:p>
              </table:table-cell>
              <table:table-cell office:value-type="float" office:value="611">
                <text:p>611</text:p>
              </table:table-cell>
              <table:table-cell office:value-type="float" office:value="728">
                <text:p>72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37">
                <text:p>737</text:p>
              </table:table-cell>
              <table:table-cell office:value-type="float" office:value="571">
                <text:p>571</text:p>
              </table:table-cell>
              <table:table-cell office:value-type="float" office:value="708">
                <text:p>708</text:p>
              </table:table-cell>
              <table:table-cell office:value-type="float" office:value="656">
                <text:p>656</text:p>
              </table:table-cell>
              <table:table-cell office:value-type="float" office:value="576">
                <text:p>576</text:p>
              </table:table-cell>
              <table:table-cell office:value-type="float" office:value="730">
                <text:p>730</text:p>
              </table:table-cell>
              <table:table-cell office:value-type="float" office:value="849">
                <text:p>849</text:p>
              </table:table-cell>
              <table:table-cell office:value-type="float" office:value="573">
                <text:p>573</text:p>
              </table:table-cell>
              <table:table-cell office:value-type="float" office:value="666">
                <text:p>66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570">
                <text:p>570</text:p>
              </table:table-cell>
              <table:table-cell office:value-type="float" office:value="494">
                <text:p>494</text:p>
              </table:table-cell>
              <table:table-cell office:value-type="float" office:value="671">
                <text:p>671</text:p>
              </table:table-cell>
              <table:table-cell office:value-type="float" office:value="618">
                <text:p>618</text:p>
              </table:table-cell>
              <table:table-cell office:value-type="float" office:value="567">
                <text:p>567</text:p>
              </table:table-cell>
              <table:table-cell office:value-type="float" office:value="688">
                <text:p>688</text:p>
              </table:table-cell>
              <table:table-cell office:value-type="float" office:value="797">
                <text:p>797</text:p>
              </table:table-cell>
              <table:table-cell office:value-type="float" office:value="478">
                <text:p>478</text:p>
              </table:table-cell>
              <table:table-cell office:value-type="float" office:value="595">
                <text:p>59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03">
                <text:p>703</text:p>
              </table:table-cell>
              <table:table-cell office:value-type="float" office:value="492">
                <text:p>492</text:p>
              </table:table-cell>
              <table:table-cell office:value-type="float" office:value="583">
                <text:p>583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  <table:table-cell office:value-type="float" office:value="678">
                <text:p>678</text:p>
              </table:table-cell>
              <table:table-cell office:value-type="float" office:value="757">
                <text:p>757</text:p>
              </table:table-cell>
              <table:table-cell office:value-type="float" office:value="458">
                <text:p>458</text:p>
              </table:table-cell>
              <table:table-cell office:value-type="float" office:value="554">
                <text:p>55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651">
                <text:p>651</text:p>
              </table:table-cell>
              <table:table-cell office:value-type="float" office:value="457">
                <text:p>457</text:p>
              </table:table-cell>
              <table:table-cell office:value-type="float" office:value="656">
                <text:p>656</text:p>
              </table:table-cell>
              <table:table-cell office:value-type="float" office:value="567">
                <text:p>567</text:p>
              </table:table-cell>
              <table:table-cell office:value-type="float" office:value="559">
                <text:p>559</text:p>
              </table:table-cell>
              <table:table-cell office:value-type="float" office:value="623">
                <text:p>623</text:p>
              </table:table-cell>
              <table:table-cell office:value-type="float" office:value="729">
                <text:p>729</text:p>
              </table:table-cell>
              <table:table-cell office:value-type="float" office:value="431">
                <text:p>431</text:p>
              </table:table-cell>
              <table:table-cell office:value-type="float" office:value="523">
                <text:p>52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603">
                <text:p>603</text:p>
              </table:table-cell>
              <table:table-cell office:value-type="float" office:value="388">
                <text:p>388</text:p>
              </table:table-cell>
              <table:table-cell office:value-type="float" office:value="637">
                <text:p>637</text:p>
              </table:table-cell>
              <table:table-cell office:value-type="float" office:value="517">
                <text:p>517</text:p>
              </table:table-cell>
              <table:table-cell office:value-type="float" office:value="502">
                <text:p>502</text:p>
              </table:table-cell>
              <table:table-cell office:value-type="float" office:value="516">
                <text:p>516</text:p>
              </table:table-cell>
              <table:table-cell office:value-type="float" office:value="694">
                <text:p>694</text:p>
              </table:table-cell>
              <table:table-cell office:value-type="float" office:value="403">
                <text:p>403</text:p>
              </table:table-cell>
              <table:table-cell office:value-type="float" office:value="468">
                <text:p>46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63">
                <text:p>563</text:p>
              </table:table-cell>
              <table:table-cell office:value-type="float" office:value="415">
                <text:p>415</text:p>
              </table:table-cell>
              <table:table-cell office:value-type="float" office:value="631">
                <text:p>631</text:p>
              </table:table-cell>
              <table:table-cell office:value-type="float" office:value="502">
                <text:p>502</text:p>
              </table:table-cell>
              <table:table-cell office:value-type="float" office:value="460">
                <text:p>460</text:p>
              </table:table-cell>
              <table:table-cell office:value-type="float" office:value="536">
                <text:p>536</text:p>
              </table:table-cell>
              <table:table-cell office:value-type="float" office:value="617">
                <text:p>617</text:p>
              </table:table-cell>
              <table:table-cell office:value-type="float" office:value="387">
                <text:p>387</text:p>
              </table:table-cell>
              <table:table-cell office:value-type="float" office:value="457">
                <text:p>45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547">
                <text:p>547</text:p>
              </table:table-cell>
              <table:table-cell office:value-type="float" office:value="410">
                <text:p>410</text:p>
              </table:table-cell>
              <table:table-cell office:value-type="float" office:value="594">
                <text:p>594</text:p>
              </table:table-cell>
              <table:table-cell office:value-type="float" office:value="461">
                <text:p>461</text:p>
              </table:table-cell>
              <table:table-cell office:value-type="float" office:value="440">
                <text:p>440</text:p>
              </table:table-cell>
              <table:table-cell office:value-type="float" office:value="535">
                <text:p>535</text:p>
              </table:table-cell>
              <table:table-cell office:value-type="float" office:value="607">
                <text:p>607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81">
                <text:p>481</text:p>
              </table:table-cell>
              <table:table-cell office:value-type="float" office:value="433">
                <text:p>433</text:p>
              </table:table-cell>
              <table:table-cell office:value-type="float" office:value="547">
                <text:p>547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  <table:table-cell office:value-type="float" office:value="538">
                <text:p>538</text:p>
              </table:table-cell>
              <table:table-cell office:value-type="float" office:value="578">
                <text:p>578</text:p>
              </table:table-cell>
              <table:table-cell office:value-type="float" office:value="343">
                <text:p>343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465">
                <text:p>465</text:p>
              </table:table-cell>
              <table:table-cell office:value-type="float" office:value="417">
                <text:p>417</text:p>
              </table:table-cell>
              <table:table-cell office:value-type="float" office:value="531">
                <text:p>531</text:p>
              </table:table-cell>
              <table:table-cell office:value-type="float" office:value="335">
                <text:p>335</text:p>
              </table:table-cell>
              <table:table-cell office:value-type="float" office:value="348">
                <text:p>348</text:p>
              </table:table-cell>
              <table:table-cell office:value-type="float" office:value="541">
                <text:p>541</text:p>
              </table:table-cell>
              <table:table-cell office:value-type="float" office:value="574">
                <text:p>574</text:p>
              </table:table-cell>
              <table:table-cell office:value-type="float" office:value="318">
                <text:p>318</text:p>
              </table:table-cell>
              <table:table-cell office:value-type="float" office:value="370">
                <text:p>37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431">
                <text:p>431</text:p>
              </table:table-cell>
              <table:table-cell office:value-type="float" office:value="378">
                <text:p>378</text:p>
              </table:table-cell>
              <table:table-cell office:value-type="float" office:value="494">
                <text:p>494</text:p>
              </table:table-cell>
              <table:table-cell office:value-type="float" office:value="301">
                <text:p>301</text:p>
              </table:table-cell>
              <table:table-cell office:value-type="float" office:value="326">
                <text:p>326</text:p>
              </table:table-cell>
              <table:table-cell office:value-type="float" office:value="512">
                <text:p>512</text:p>
              </table:table-cell>
              <table:table-cell office:value-type="float" office:value="543">
                <text:p>543</text:p>
              </table:table-cell>
              <table:table-cell office:value-type="float" office:value="290">
                <text:p>290</text:p>
              </table:table-cell>
              <table:table-cell office:value-type="float" office:value="310">
                <text:p>3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1">
                <text:p>361</text:p>
              </table:table-cell>
              <table:table-cell office:value-type="float" office:value="322">
                <text:p>322</text:p>
              </table:table-cell>
              <table:table-cell office:value-type="float" office:value="431">
                <text:p>431</text:p>
              </table:table-cell>
              <table:table-cell office:value-type="float" office:value="225">
                <text:p>225</text:p>
              </table:table-cell>
              <table:table-cell office:value-type="float" office:value="249">
                <text:p>249</text:p>
              </table:table-cell>
              <table:table-cell office:value-type="float" office:value="449">
                <text:p>449</text:p>
              </table:table-cell>
              <table:table-cell office:value-type="float" office:value="468">
                <text:p>468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34">
                <text:p>334</text:p>
              </table:table-cell>
              <table:table-cell office:value-type="float" office:value="307">
                <text:p>307</text:p>
              </table:table-cell>
              <table:table-cell office:value-type="float" office:value="409">
                <text:p>409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289">
                <text:p>289</text:p>
              </table:table-cell>
              <table:table-cell office:value-type="float" office:value="268">
                <text:p>268</text:p>
              </table:table-cell>
              <table:table-cell office:value-type="float" office:value="378">
                <text:p>378</text:p>
              </table:table-cell>
              <table:table-cell office:value-type="float" office:value="155">
                <text:p>155</text:p>
              </table:table-cell>
              <table:table-cell office:value-type="float" office:value="177">
                <text:p>177</text:p>
              </table:table-cell>
              <table:table-cell office:value-type="float" office:value="354">
                <text:p>354</text:p>
              </table:table-cell>
              <table:table-cell office:value-type="float" office:value="380">
                <text:p>380</text:p>
              </table:table-cell>
              <table:table-cell office:value-type="float" office:value="215">
                <text:p>215</text:p>
              </table:table-cell>
              <table:table-cell office:value-type="float" office:value="241">
                <text:p>24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199">
                <text:p>199</text:p>
              </table:table-cell>
              <table:table-cell office:value-type="float" office:value="310">
                <text:p>310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271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182">
                <text:p>182</text:p>
              </table:table-cell>
              <table:table-cell office:value-type="float" office:value="231">
                <text:p>2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  <table:table-cell office:value-type="float" office:value="258">
                <text:p>258</text:p>
              </table:table-cell>
              <table:table-cell office:value-type="float" office:value="66">
                <text:p>66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76">
                <text:p>176</text:p>
              </table:table-cell>
              <table:table-cell office:value-type="float" office:value="222">
                <text:p>2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225">
                <text:p>225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4">
                <text:p>194</text:p>
              </table:table-cell>
              <table:table-cell office:value-type="float" office:value="228">
                <text:p>228</text:p>
              </table:table-cell>
              <table:table-cell office:value-type="float" office:value="171">
                <text:p>171</text:p>
              </table:table-cell>
              <table:table-cell office:value-type="float" office:value="182">
                <text:p>18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  <table:table-cell office:value-type="float" office:value="136">
                <text:p>136</text:p>
              </table:table-cell>
              <table:table-cell office:value-type="float" office:value="121">
                <text:p>1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81cm" svg:y="1.875cm" style:legend-expansion="high" chart:style-name="ch2"/>
        <chart:plot-area chart:style-name="ch3" table:cell-range-address="users.A2:users.K50 users.B1:users.K1" chart:data-source-has-labels="row" svg:x="0.32cm" svg:y="0.18cm" svg:width="10.841cm" svg:height="8.64cm">
          <chartooo:coordinate-region svg:x="1.151cm" svg:y="0.388cm" svg:width="9.815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ers.B2:users.B50" chart:label-cell-address="users.B1:users.B1" chart:class="chart:scatter">
            <chart:domain table:cell-range-address="users.A2:users.A50"/>
            <chart:data-point chart:repeated="49"/>
          </chart:series>
          <chart:series chart:style-name="ch7" chart:values-cell-range-address="users.C2:users.C50" chart:label-cell-address="users.C1:users.C1" chart:class="chart:scatter">
            <chart:data-point chart:repeated="49"/>
          </chart:series>
          <chart:series chart:style-name="ch8" chart:values-cell-range-address="users.D2:users.D50" chart:label-cell-address="users.D1:users.D1" chart:class="chart:scatter">
            <chart:data-point chart:repeated="49"/>
          </chart:series>
          <chart:series chart:style-name="ch9" chart:values-cell-range-address="users.E2:users.E50" chart:label-cell-address="users.E1:users.E1" chart:class="chart:scatter">
            <chart:data-point chart:repeated="49"/>
          </chart:series>
          <chart:series chart:style-name="ch10" chart:values-cell-range-address="users.F2:users.F50" chart:label-cell-address="users.F1:users.F1" chart:class="chart:scatter">
            <chart:data-point chart:repeated="49"/>
          </chart:series>
          <chart:series chart:style-name="ch11" chart:values-cell-range-address="users.G2:users.G50" chart:label-cell-address="users.G1:users.G1" chart:class="chart:scatter">
            <chart:data-point chart:repeated="49"/>
          </chart:series>
          <chart:series chart:style-name="ch12" chart:values-cell-range-address="users.H2:users.H50" chart:label-cell-address="users.H1:users.H1" chart:class="chart:scatter">
            <chart:data-point chart:repeated="49"/>
          </chart:series>
          <chart:series chart:style-name="ch13" chart:values-cell-range-address="users.I2:users.I50" chart:label-cell-address="users.I1:users.I1" chart:class="chart:scatter">
            <chart:data-point chart:repeated="49"/>
          </chart:series>
          <chart:series chart:style-name="ch14" chart:values-cell-range-address="users.J2:users.J50" chart:label-cell-address="users.J1:users.J1" chart:class="chart:scatter">
            <chart:data-point chart:repeated="49"/>
          </chart:series>
          <chart:series chart:style-name="ch15" chart:values-cell-range-address="users.K2:users.K50" chart:label-cell-address="users.K1:users.K1" chart:class="chart:scatter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RUN1</text:p>
                <draw:g>
                  <svg:desc>users.B1:users.B1</svg:desc>
                </draw:g>
              </table:table-cell>
              <table:table-cell office:value-type="string">
                <text:p>locustusers_RUN2</text:p>
                <draw:g>
                  <svg:desc>users.C1:users.C1</svg:desc>
                </draw:g>
              </table:table-cell>
              <table:table-cell office:value-type="string">
                <text:p>locustusers_RUN3</text:p>
                <draw:g>
                  <svg:desc>users.D1:users.D1</svg:desc>
                </draw:g>
              </table:table-cell>
              <table:table-cell office:value-type="string">
                <text:p>locustusers_RUN4</text:p>
                <draw:g>
                  <svg:desc>users.E1:users.E1</svg:desc>
                </draw:g>
              </table:table-cell>
              <table:table-cell office:value-type="string">
                <text:p>locustusers_RUN5</text:p>
                <draw:g>
                  <svg:desc>users.F1:users.F1</svg:desc>
                </draw:g>
              </table:table-cell>
              <table:table-cell office:value-type="string">
                <text:p>locustusers_RUN6</text:p>
                <draw:g>
                  <svg:desc>users.G1:users.G1</svg:desc>
                </draw:g>
              </table:table-cell>
              <table:table-cell office:value-type="string">
                <text:p>locustusers_RUN7</text:p>
                <draw:g>
                  <svg:desc>users.H1:users.H1</svg:desc>
                </draw:g>
              </table:table-cell>
              <table:table-cell office:value-type="string">
                <text:p>locustusers_RUN8</text:p>
                <draw:g>
                  <svg:desc>users.I1:users.I1</svg:desc>
                </draw:g>
              </table:table-cell>
              <table:table-cell office:value-type="string">
                <text:p>locustusers_RUN9</text:p>
                <draw:g>
                  <svg:desc>users.J1:users.J1</svg:desc>
                </draw:g>
              </table:table-cell>
              <table:table-cell office:value-type="string">
                <text:p>locustusers_RUN10</text:p>
                <draw:g>
                  <svg:desc>users.K1:user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users.A2:users.A50</svg:desc>
                </draw:g>
              </table:table-cell>
              <table:table-cell office:value-type="float" office:value="600">
                <text:p>600</text:p>
                <draw:g>
                  <svg:desc>users.B2:users.B50</svg:desc>
                </draw:g>
              </table:table-cell>
              <table:table-cell office:value-type="float" office:value="600">
                <text:p>600</text:p>
                <draw:g>
                  <svg:desc>users.C2:users.C50</svg:desc>
                </draw:g>
              </table:table-cell>
              <table:table-cell office:value-type="float" office:value="600">
                <text:p>600</text:p>
                <draw:g>
                  <svg:desc>users.D2:users.D50</svg:desc>
                </draw:g>
              </table:table-cell>
              <table:table-cell office:value-type="float" office:value="600">
                <text:p>600</text:p>
                <draw:g>
                  <svg:desc>users.E2:users.E50</svg:desc>
                </draw:g>
              </table:table-cell>
              <table:table-cell office:value-type="float" office:value="600">
                <text:p>600</text:p>
                <draw:g>
                  <svg:desc>users.F2:users.F50</svg:desc>
                </draw:g>
              </table:table-cell>
              <table:table-cell office:value-type="float" office:value="600">
                <text:p>600</text:p>
                <draw:g>
                  <svg:desc>users.G2:users.G50</svg:desc>
                </draw:g>
              </table:table-cell>
              <table:table-cell office:value-type="float" office:value="600">
                <text:p>600</text:p>
                <draw:g>
                  <svg:desc>users.H2:users.H50</svg:desc>
                </draw:g>
              </table:table-cell>
              <table:table-cell office:value-type="float" office:value="600">
                <text:p>600</text:p>
                <draw:g>
                  <svg:desc>users.I2:users.I50</svg:desc>
                </draw:g>
              </table:table-cell>
              <table:table-cell office:value-type="float" office:value="600">
                <text:p>600</text:p>
                <draw:g>
                  <svg:desc>users.J2:users.J50</svg:desc>
                </draw:g>
              </table:table-cell>
              <table:table-cell office:value-type="float" office:value="600">
                <text:p>600</text:p>
                <draw:g>
                  <svg:desc>users.K2:users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89">
                <text:p>58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547">
                <text:p>547</text:p>
              </table:table-cell>
              <table:table-cell office:value-type="float" office:value="582">
                <text:p>582</text:p>
              </table:table-cell>
              <table:table-cell office:value-type="float" office:value="523">
                <text:p>523</text:p>
              </table:table-cell>
              <table:table-cell office:value-type="float" office:value="544">
                <text:p>544</text:p>
              </table:table-cell>
              <table:table-cell office:value-type="float" office:value="551">
                <text:p>551</text:p>
              </table:table-cell>
              <table:table-cell office:value-type="float" office:value="557">
                <text:p>557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  <table:table-cell office:value-type="float" office:value="589">
                <text:p>58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47">
                <text:p>547</text:p>
              </table:table-cell>
              <table:table-cell office:value-type="float" office:value="582">
                <text:p>582</text:p>
              </table:table-cell>
              <table:table-cell office:value-type="float" office:value="523">
                <text:p>523</text:p>
              </table:table-cell>
              <table:table-cell office:value-type="float" office:value="544">
                <text:p>544</text:p>
              </table:table-cell>
              <table:table-cell office:value-type="float" office:value="551">
                <text:p>551</text:p>
              </table:table-cell>
              <table:table-cell office:value-type="float" office:value="557">
                <text:p>557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  <table:table-cell office:value-type="float" office:value="589">
                <text:p>58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47">
                <text:p>547</text:p>
              </table:table-cell>
              <table:table-cell office:value-type="float" office:value="582">
                <text:p>582</text:p>
              </table:table-cell>
              <table:table-cell office:value-type="float" office:value="523">
                <text:p>523</text:p>
              </table:table-cell>
              <table:table-cell office:value-type="float" office:value="544">
                <text:p>544</text:p>
              </table:table-cell>
              <table:table-cell office:value-type="float" office:value="551">
                <text:p>551</text:p>
              </table:table-cell>
              <table:table-cell office:value-type="float" office:value="557">
                <text:p>557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  <table:table-cell office:value-type="float" office:value="537">
                <text:p>53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505">
                <text:p>505</text:p>
              </table:table-cell>
              <table:table-cell office:value-type="float" office:value="521">
                <text:p>521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8">
                <text:p>498</text:p>
              </table:table-cell>
              <table:table-cell office:value-type="float" office:value="535">
                <text:p>535</text:p>
              </table:table-cell>
              <table:table-cell office:value-type="float" office:value="582">
                <text:p>582</text:p>
              </table:table-cell>
              <table:table-cell office:value-type="float" office:value="567">
                <text:p>567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505">
                <text:p>505</text:p>
              </table:table-cell>
              <table:table-cell office:value-type="float" office:value="521">
                <text:p>521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8">
                <text:p>498</text:p>
              </table:table-cell>
              <table:table-cell office:value-type="float" office:value="535">
                <text:p>535</text:p>
              </table:table-cell>
              <table:table-cell office:value-type="float" office:value="582">
                <text:p>582</text:p>
              </table:table-cell>
              <table:table-cell office:value-type="float" office:value="567">
                <text:p>567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505">
                <text:p>505</text:p>
              </table:table-cell>
              <table:table-cell office:value-type="float" office:value="521">
                <text:p>521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8">
                <text:p>498</text:p>
              </table:table-cell>
              <table:table-cell office:value-type="float" office:value="535">
                <text:p>535</text:p>
              </table:table-cell>
              <table:table-cell office:value-type="float" office:value="582">
                <text:p>582</text:p>
              </table:table-cell>
              <table:table-cell office:value-type="float" office:value="567">
                <text:p>567</text:p>
              </table:table-cell>
              <table:table-cell office:value-type="float" office:value="531">
                <text:p>53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66">
                <text:p>466</text:p>
              </table:table-cell>
              <table:table-cell office:value-type="float" office:value="470">
                <text:p>470</text:p>
              </table:table-cell>
              <table:table-cell office:value-type="float" office:value="450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528">
                <text:p>528</text:p>
              </table:table-cell>
              <table:table-cell office:value-type="float" office:value="542">
                <text:p>542</text:p>
              </table:table-cell>
              <table:table-cell office:value-type="float" office:value="531">
                <text:p>5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66">
                <text:p>466</text:p>
              </table:table-cell>
              <table:table-cell office:value-type="float" office:value="470">
                <text:p>470</text:p>
              </table:table-cell>
              <table:table-cell office:value-type="float" office:value="450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528">
                <text:p>528</text:p>
              </table:table-cell>
              <table:table-cell office:value-type="float" office:value="542">
                <text:p>542</text:p>
              </table:table-cell>
              <table:table-cell office:value-type="float" office:value="531">
                <text:p>5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466">
                <text:p>466</text:p>
              </table:table-cell>
              <table:table-cell office:value-type="float" office:value="470">
                <text:p>470</text:p>
              </table:table-cell>
              <table:table-cell office:value-type="float" office:value="450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528">
                <text:p>528</text:p>
              </table:table-cell>
              <table:table-cell office:value-type="float" office:value="542">
                <text:p>542</text:p>
              </table:table-cell>
              <table:table-cell office:value-type="float" office:value="483">
                <text:p>48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92">
                <text:p>392</text:p>
              </table:table-cell>
              <table:table-cell office:value-type="float" office:value="425">
                <text:p>425</text:p>
              </table:table-cell>
              <table:table-cell office:value-type="float" office:value="366">
                <text:p>366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447">
                <text:p>447</text:p>
              </table:table-cell>
              <table:table-cell office:value-type="float" office:value="484">
                <text:p>484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92">
                <text:p>392</text:p>
              </table:table-cell>
              <table:table-cell office:value-type="float" office:value="425">
                <text:p>425</text:p>
              </table:table-cell>
              <table:table-cell office:value-type="float" office:value="366">
                <text:p>366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447">
                <text:p>447</text:p>
              </table:table-cell>
              <table:table-cell office:value-type="float" office:value="484">
                <text:p>484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92">
                <text:p>392</text:p>
              </table:table-cell>
              <table:table-cell office:value-type="float" office:value="425">
                <text:p>425</text:p>
              </table:table-cell>
              <table:table-cell office:value-type="float" office:value="366">
                <text:p>366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447">
                <text:p>447</text:p>
              </table:table-cell>
              <table:table-cell office:value-type="float" office:value="484">
                <text:p>484</text:p>
              </table:table-cell>
              <table:table-cell office:value-type="float" office:value="498">
                <text:p>498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39">
                <text:p>339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433">
                <text:p>433</text:p>
              </table:table-cell>
              <table:table-cell office:value-type="float" office:value="418">
                <text:p>418</text:p>
              </table:table-cell>
              <table:table-cell office:value-type="float" office:value="372">
                <text:p>372</text:p>
              </table:table-cell>
              <table:table-cell office:value-type="float" office:value="472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66">
                <text:p>46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39">
                <text:p>339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433">
                <text:p>433</text:p>
              </table:table-cell>
              <table:table-cell office:value-type="float" office:value="418">
                <text:p>418</text:p>
              </table:table-cell>
              <table:table-cell office:value-type="float" office:value="372">
                <text:p>372</text:p>
              </table:table-cell>
              <table:table-cell office:value-type="float" office:value="472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66">
                <text:p>46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39">
                <text:p>339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433">
                <text:p>433</text:p>
              </table:table-cell>
              <table:table-cell office:value-type="float" office:value="418">
                <text:p>418</text:p>
              </table:table-cell>
              <table:table-cell office:value-type="float" office:value="372">
                <text:p>372</text:p>
              </table:table-cell>
              <table:table-cell office:value-type="float" office:value="472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06">
                <text:p>40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276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393">
                <text:p>393</text:p>
              </table:table-cell>
              <table:table-cell office:value-type="float" office:value="366">
                <text:p>366</text:p>
              </table:table-cell>
              <table:table-cell office:value-type="float" office:value="371">
                <text:p>371</text:p>
              </table:table-cell>
              <table:table-cell office:value-type="float" office:value="451">
                <text:p>451</text:p>
              </table:table-cell>
              <table:table-cell office:value-type="float" office:value="378">
                <text:p>378</text:p>
              </table:table-cell>
              <table:table-cell office:value-type="float" office:value="406">
                <text:p>40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26">
                <text:p>326</text:p>
              </table:table-cell>
              <table:table-cell office:value-type="float" office:value="276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393">
                <text:p>393</text:p>
              </table:table-cell>
              <table:table-cell office:value-type="float" office:value="366">
                <text:p>366</text:p>
              </table:table-cell>
              <table:table-cell office:value-type="float" office:value="371">
                <text:p>371</text:p>
              </table:table-cell>
              <table:table-cell office:value-type="float" office:value="451">
                <text:p>451</text:p>
              </table:table-cell>
              <table:table-cell office:value-type="float" office:value="378">
                <text:p>378</text:p>
              </table:table-cell>
              <table:table-cell office:value-type="float" office:value="406">
                <text:p>40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26">
                <text:p>326</text:p>
              </table:table-cell>
              <table:table-cell office:value-type="float" office:value="276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393">
                <text:p>393</text:p>
              </table:table-cell>
              <table:table-cell office:value-type="float" office:value="366">
                <text:p>366</text:p>
              </table:table-cell>
              <table:table-cell office:value-type="float" office:value="371">
                <text:p>371</text:p>
              </table:table-cell>
              <table:table-cell office:value-type="float" office:value="451">
                <text:p>451</text:p>
              </table:table-cell>
              <table:table-cell office:value-type="float" office:value="378">
                <text:p>378</text:p>
              </table:table-cell>
              <table:table-cell office:value-type="float" office:value="323">
                <text:p>3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95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323">
                <text:p>323</text:p>
              </table:table-cell>
              <table:table-cell office:value-type="float" office:value="355">
                <text:p>355</text:p>
              </table:table-cell>
              <table:table-cell office:value-type="float" office:value="301">
                <text:p>301</text:p>
              </table:table-cell>
              <table:table-cell office:value-type="float" office:value="363">
                <text:p>363</text:p>
              </table:table-cell>
              <table:table-cell office:value-type="float" office:value="403">
                <text:p>403</text:p>
              </table:table-cell>
              <table:table-cell office:value-type="float" office:value="312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5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323">
                <text:p>323</text:p>
              </table:table-cell>
              <table:table-cell office:value-type="float" office:value="355">
                <text:p>355</text:p>
              </table:table-cell>
              <table:table-cell office:value-type="float" office:value="301">
                <text:p>301</text:p>
              </table:table-cell>
              <table:table-cell office:value-type="float" office:value="363">
                <text:p>363</text:p>
              </table:table-cell>
              <table:table-cell office:value-type="float" office:value="403">
                <text:p>403</text:p>
              </table:table-cell>
              <table:table-cell office:value-type="float" office:value="312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323">
                <text:p>323</text:p>
              </table:table-cell>
              <table:table-cell office:value-type="float" office:value="355">
                <text:p>355</text:p>
              </table:table-cell>
              <table:table-cell office:value-type="float" office:value="301">
                <text:p>301</text:p>
              </table:table-cell>
              <table:table-cell office:value-type="float" office:value="363">
                <text:p>363</text:p>
              </table:table-cell>
              <table:table-cell office:value-type="float" office:value="403">
                <text:p>403</text:p>
              </table:table-cell>
              <table:table-cell office:value-type="float" office:value="312">
                <text:p>312</text:p>
              </table:table-cell>
              <table:table-cell office:value-type="float" office:value="339">
                <text:p>33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49">
                <text:p>349</text:p>
              </table:table-cell>
              <table:table-cell office:value-type="float" office:value="306">
                <text:p>306</text:p>
              </table:table-cell>
              <table:table-cell office:value-type="float" office:value="337">
                <text:p>337</text:p>
              </table:table-cell>
              <table:table-cell office:value-type="float" office:value="320">
                <text:p>320</text:p>
              </table:table-cell>
              <table:table-cell office:value-type="float" office:value="272">
                <text:p>272</text:p>
              </table:table-cell>
              <table:table-cell office:value-type="float" office:value="334">
                <text:p>334</text:p>
              </table:table-cell>
              <table:table-cell office:value-type="float" office:value="383">
                <text:p>383</text:p>
              </table:table-cell>
              <table:table-cell office:value-type="float" office:value="285">
                <text:p>285</text:p>
              </table:table-cell>
              <table:table-cell office:value-type="float" office:value="339">
                <text:p>3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49">
                <text:p>349</text:p>
              </table:table-cell>
              <table:table-cell office:value-type="float" office:value="306">
                <text:p>306</text:p>
              </table:table-cell>
              <table:table-cell office:value-type="float" office:value="337">
                <text:p>337</text:p>
              </table:table-cell>
              <table:table-cell office:value-type="float" office:value="320">
                <text:p>320</text:p>
              </table:table-cell>
              <table:table-cell office:value-type="float" office:value="272">
                <text:p>272</text:p>
              </table:table-cell>
              <table:table-cell office:value-type="float" office:value="334">
                <text:p>334</text:p>
              </table:table-cell>
              <table:table-cell office:value-type="float" office:value="383">
                <text:p>383</text:p>
              </table:table-cell>
              <table:table-cell office:value-type="float" office:value="285">
                <text:p>285</text:p>
              </table:table-cell>
              <table:table-cell office:value-type="float" office:value="339">
                <text:p>3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9">
                <text:p>349</text:p>
              </table:table-cell>
              <table:table-cell office:value-type="float" office:value="306">
                <text:p>306</text:p>
              </table:table-cell>
              <table:table-cell office:value-type="float" office:value="337">
                <text:p>337</text:p>
              </table:table-cell>
              <table:table-cell office:value-type="float" office:value="320">
                <text:p>320</text:p>
              </table:table-cell>
              <table:table-cell office:value-type="float" office:value="272">
                <text:p>272</text:p>
              </table:table-cell>
              <table:table-cell office:value-type="float" office:value="334">
                <text:p>334</text:p>
              </table:table-cell>
              <table:table-cell office:value-type="float" office:value="383">
                <text:p>383</text:p>
              </table:table-cell>
              <table:table-cell office:value-type="float" office:value="285">
                <text:p>285</text:p>
              </table:table-cell>
              <table:table-cell office:value-type="float" office:value="267">
                <text:p>26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223">
                <text:p>223</text:p>
              </table:table-cell>
              <table:table-cell office:value-type="float" office:value="298">
                <text:p>298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39">
                <text:p>339</text:p>
              </table:table-cell>
              <table:table-cell office:value-type="float" office:value="200">
                <text:p>200</text:p>
              </table:table-cell>
              <table:table-cell office:value-type="float" office:value="267">
                <text:p>26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327">
                <text:p>327</text:p>
              </table:table-cell>
              <table:table-cell office:value-type="float" office:value="223">
                <text:p>223</text:p>
              </table:table-cell>
              <table:table-cell office:value-type="float" office:value="298">
                <text:p>298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39">
                <text:p>339</text:p>
              </table:table-cell>
              <table:table-cell office:value-type="float" office:value="200">
                <text:p>200</text:p>
              </table:table-cell>
              <table:table-cell office:value-type="float" office:value="267">
                <text:p>26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327">
                <text:p>327</text:p>
              </table:table-cell>
              <table:table-cell office:value-type="float" office:value="223">
                <text:p>223</text:p>
              </table:table-cell>
              <table:table-cell office:value-type="float" office:value="298">
                <text:p>298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39">
                <text:p>339</text:p>
              </table:table-cell>
              <table:table-cell office:value-type="float" office:value="200">
                <text:p>200</text:p>
              </table:table-cell>
              <table:table-cell office:value-type="float" office:value="216">
                <text:p>2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61">
                <text:p>261</text:p>
              </table:table-cell>
              <table:table-cell office:value-type="float" office:value="182">
                <text:p>182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  <table:table-cell office:value-type="float" office:value="217">
                <text:p>217</text:p>
              </table:table-cell>
              <table:table-cell office:value-type="float" office:value="226">
                <text:p>226</text:p>
              </table:table-cell>
              <table:table-cell office:value-type="float" office:value="282">
                <text:p>282</text:p>
              </table:table-cell>
              <table:table-cell office:value-type="float" office:value="176">
                <text:p>176</text:p>
              </table:table-cell>
              <table:table-cell office:value-type="float" office:value="216">
                <text:p>2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61">
                <text:p>261</text:p>
              </table:table-cell>
              <table:table-cell office:value-type="float" office:value="182">
                <text:p>182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  <table:table-cell office:value-type="float" office:value="217">
                <text:p>217</text:p>
              </table:table-cell>
              <table:table-cell office:value-type="float" office:value="226">
                <text:p>226</text:p>
              </table:table-cell>
              <table:table-cell office:value-type="float" office:value="282">
                <text:p>282</text:p>
              </table:table-cell>
              <table:table-cell office:value-type="float" office:value="176">
                <text:p>176</text:p>
              </table:table-cell>
              <table:table-cell office:value-type="float" office:value="216">
                <text:p>2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1">
                <text:p>261</text:p>
              </table:table-cell>
              <table:table-cell office:value-type="float" office:value="182">
                <text:p>182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  <table:table-cell office:value-type="float" office:value="217">
                <text:p>217</text:p>
              </table:table-cell>
              <table:table-cell office:value-type="float" office:value="226">
                <text:p>226</text:p>
              </table:table-cell>
              <table:table-cell office:value-type="float" office:value="282">
                <text:p>282</text:p>
              </table:table-cell>
              <table:table-cell office:value-type="float" office:value="176">
                <text:p>176</text:p>
              </table:table-cell>
              <table:table-cell office:value-type="float" office:value="169">
                <text:p>16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7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145">
                <text:p>145</text:p>
              </table:table-cell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7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145">
                <text:p>145</text:p>
              </table:table-cell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7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145">
                <text:p>145</text:p>
              </table:table-cell>
              <table:table-cell office:value-type="float" office:value="113">
                <text:p>11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193">
                <text:p>193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193">
                <text:p>193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193">
                <text:p>193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9cm" svg:y="1.875cm" style:legend-expansion="high" chart:style-name="ch2"/>
        <chart:plot-area chart:style-name="ch3" table:cell-range-address="200_all.A2:200_all.K46 200_all.B1:200_all.K1" chart:data-source-has-labels="row" svg:x="0.32cm" svg:y="0.18cm" svg:width="10.869cm" svg:height="8.64cm">
          <chartooo:coordinate-region svg:x="1.537cm" svg:y="0.388cm" svg:width="9.263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0_all.B2:200_all.B46" chart:label-cell-address="200_all.B1:200_all.B1" chart:class="chart:scatter">
            <chart:domain table:cell-range-address="200_all.A2:200_all.A46"/>
            <chart:data-point chart:repeated="45"/>
          </chart:series>
          <chart:series chart:style-name="ch7" chart:values-cell-range-address="200_all.C2:200_all.C46" chart:label-cell-address="200_all.C1:200_all.C1" chart:class="chart:scatter">
            <chart:data-point chart:repeated="45"/>
          </chart:series>
          <chart:series chart:style-name="ch8" chart:values-cell-range-address="200_all.D2:200_all.D46" chart:label-cell-address="200_all.D1:200_all.D1" chart:class="chart:scatter">
            <chart:data-point chart:repeated="45"/>
          </chart:series>
          <chart:series chart:style-name="ch9" chart:values-cell-range-address="200_all.E2:200_all.E46" chart:label-cell-address="200_all.E1:200_all.E1" chart:class="chart:scatter">
            <chart:data-point chart:repeated="45"/>
          </chart:series>
          <chart:series chart:style-name="ch10" chart:values-cell-range-address="200_all.F2:200_all.F46" chart:label-cell-address="200_all.F1:200_all.F1" chart:class="chart:scatter">
            <chart:data-point chart:repeated="45"/>
          </chart:series>
          <chart:series chart:style-name="ch11" chart:values-cell-range-address="200_all.G2:200_all.G46" chart:label-cell-address="200_all.G1:200_all.G1" chart:class="chart:scatter">
            <chart:data-point chart:repeated="45"/>
          </chart:series>
          <chart:series chart:style-name="ch12" chart:values-cell-range-address="200_all.H2:200_all.H46" chart:label-cell-address="200_all.H1:200_all.H1" chart:class="chart:scatter">
            <chart:data-point chart:repeated="45"/>
          </chart:series>
          <chart:series chart:style-name="ch13" chart:values-cell-range-address="200_all.I2:200_all.I46" chart:label-cell-address="200_all.I1:200_all.I1" chart:class="chart:scatter">
            <chart:data-point chart:repeated="45"/>
          </chart:series>
          <chart:series chart:style-name="ch14" chart:values-cell-range-address="200_all.J2:200_all.J46" chart:label-cell-address="200_all.J1:200_all.J1" chart:class="chart:scatter">
            <chart:data-point chart:repeated="45"/>
          </chart:series>
          <chart:series chart:style-name="ch15" chart:values-cell-range-address="200_all.K2:200_all.K46" chart:label-cell-address="200_all.K1:200_all.K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200_RUN1</text:p>
                <draw:g>
                  <svg:desc>200_all.B1:200_all.B1</svg:desc>
                </draw:g>
              </table:table-cell>
              <table:table-cell office:value-type="string">
                <text:p>Status_200_RUN2</text:p>
                <draw:g>
                  <svg:desc>200_all.C1:200_all.C1</svg:desc>
                </draw:g>
              </table:table-cell>
              <table:table-cell office:value-type="string">
                <text:p>Status_200_RUN3</text:p>
                <draw:g>
                  <svg:desc>200_all.D1:200_all.D1</svg:desc>
                </draw:g>
              </table:table-cell>
              <table:table-cell office:value-type="string">
                <text:p>Status_200_RUN4</text:p>
                <draw:g>
                  <svg:desc>200_all.E1:200_all.E1</svg:desc>
                </draw:g>
              </table:table-cell>
              <table:table-cell office:value-type="string">
                <text:p>Status_200_RUN5</text:p>
                <draw:g>
                  <svg:desc>200_all.F1:200_all.F1</svg:desc>
                </draw:g>
              </table:table-cell>
              <table:table-cell office:value-type="string">
                <text:p>Status_200_RUN6</text:p>
                <draw:g>
                  <svg:desc>200_all.G1:200_all.G1</svg:desc>
                </draw:g>
              </table:table-cell>
              <table:table-cell office:value-type="string">
                <text:p>Status_200_RUN7</text:p>
                <draw:g>
                  <svg:desc>200_all.H1:200_all.H1</svg:desc>
                </draw:g>
              </table:table-cell>
              <table:table-cell office:value-type="string">
                <text:p>Status_200_RUN8</text:p>
                <draw:g>
                  <svg:desc>200_all.I1:200_all.I1</svg:desc>
                </draw:g>
              </table:table-cell>
              <table:table-cell office:value-type="string">
                <text:p>Status_200_RUN9</text:p>
                <draw:g>
                  <svg:desc>200_all.J1:200_all.J1</svg:desc>
                </draw:g>
              </table:table-cell>
              <table:table-cell office:value-type="string">
                <text:p>Status_200_RUN10</text:p>
                <draw:g>
                  <svg:desc>200_all.K1:200_al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200_all.A2:200_all.A46</svg:desc>
                </draw:g>
              </table:table-cell>
              <table:table-cell office:value-type="float" office:value="105438">
                <text:p>105438</text:p>
                <draw:g>
                  <svg:desc>200_all.B2:200_all.B46</svg:desc>
                </draw:g>
              </table:table-cell>
              <table:table-cell office:value-type="float" office:value="97245">
                <text:p>97245</text:p>
                <draw:g>
                  <svg:desc>200_all.C2:200_all.C46</svg:desc>
                </draw:g>
              </table:table-cell>
              <table:table-cell office:value-type="float" office:value="108575">
                <text:p>108575</text:p>
                <draw:g>
                  <svg:desc>200_all.D2:200_all.D46</svg:desc>
                </draw:g>
              </table:table-cell>
              <table:table-cell office:value-type="float" office:value="103584">
                <text:p>103584</text:p>
                <draw:g>
                  <svg:desc>200_all.E2:200_all.E46</svg:desc>
                </draw:g>
              </table:table-cell>
              <table:table-cell office:value-type="float" office:value="101250">
                <text:p>101250</text:p>
                <draw:g>
                  <svg:desc>200_all.F2:200_all.F46</svg:desc>
                </draw:g>
              </table:table-cell>
              <table:table-cell office:value-type="float" office:value="110128">
                <text:p>110128</text:p>
                <draw:g>
                  <svg:desc>200_all.G2:200_all.G46</svg:desc>
                </draw:g>
              </table:table-cell>
              <table:table-cell office:value-type="float" office:value="116770">
                <text:p>116770</text:p>
                <draw:g>
                  <svg:desc>200_all.H2:200_all.H46</svg:desc>
                </draw:g>
              </table:table-cell>
              <table:table-cell office:value-type="float" office:value="100669">
                <text:p>100669</text:p>
                <draw:g>
                  <svg:desc>200_all.I2:200_all.I46</svg:desc>
                </draw:g>
              </table:table-cell>
              <table:table-cell office:value-type="float" office:value="104329">
                <text:p>104329</text:p>
                <draw:g>
                  <svg:desc>200_all.J2:200_all.J46</svg:desc>
                </draw:g>
              </table:table-cell>
              <table:table-cell office:value-type="float" office:value="102733">
                <text:p>102733</text:p>
                <draw:g>
                  <svg:desc>200_all.K2:200_all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101870">
                <text:p>101870</text:p>
              </table:table-cell>
              <table:table-cell office:value-type="float" office:value="93678">
                <text:p>93678</text:p>
              </table:table-cell>
              <table:table-cell office:value-type="float" office:value="105013">
                <text:p>105013</text:p>
              </table:table-cell>
              <table:table-cell office:value-type="float" office:value="100071">
                <text:p>100071</text:p>
              </table:table-cell>
              <table:table-cell office:value-type="float" office:value="97741">
                <text:p>97741</text:p>
              </table:table-cell>
              <table:table-cell office:value-type="float" office:value="106654">
                <text:p>106654</text:p>
              </table:table-cell>
              <table:table-cell office:value-type="float" office:value="113360">
                <text:p>113360</text:p>
              </table:table-cell>
              <table:table-cell office:value-type="float" office:value="97180">
                <text:p>97180</text:p>
              </table:table-cell>
              <table:table-cell office:value-type="float" office:value="100908">
                <text:p>100908</text:p>
              </table:table-cell>
              <table:table-cell office:value-type="float" office:value="99564">
                <text:p>9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98283">
                <text:p>98283</text:p>
              </table:table-cell>
              <table:table-cell office:value-type="float" office:value="90156">
                <text:p>90156</text:p>
              </table:table-cell>
              <table:table-cell office:value-type="float" office:value="101478">
                <text:p>101478</text:p>
              </table:table-cell>
              <table:table-cell office:value-type="float" office:value="96532">
                <text:p>96532</text:p>
              </table:table-cell>
              <table:table-cell office:value-type="float" office:value="94165">
                <text:p>94165</text:p>
              </table:table-cell>
              <table:table-cell office:value-type="float" office:value="103169">
                <text:p>103169</text:p>
              </table:table-cell>
              <table:table-cell office:value-type="float" office:value="109854">
                <text:p>109854</text:p>
              </table:table-cell>
              <table:table-cell office:value-type="float" office:value="93790">
                <text:p>93790</text:p>
              </table:table-cell>
              <table:table-cell office:value-type="float" office:value="97448">
                <text:p>97448</text:p>
              </table:table-cell>
              <table:table-cell office:value-type="float" office:value="96017">
                <text:p>9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94752">
                <text:p>94752</text:p>
              </table:table-cell>
              <table:table-cell office:value-type="float" office:value="86619">
                <text:p>86619</text:p>
              </table:table-cell>
              <table:table-cell office:value-type="float" office:value="97891">
                <text:p>97891</text:p>
              </table:table-cell>
              <table:table-cell office:value-type="float" office:value="92996">
                <text:p>92996</text:p>
              </table:table-cell>
              <table:table-cell office:value-type="float" office:value="90626">
                <text:p>90626</text:p>
              </table:table-cell>
              <table:table-cell office:value-type="float" office:value="99687">
                <text:p>99687</text:p>
              </table:table-cell>
              <table:table-cell office:value-type="float" office:value="106375">
                <text:p>106375</text:p>
              </table:table-cell>
              <table:table-cell office:value-type="float" office:value="90406">
                <text:p>90406</text:p>
              </table:table-cell>
              <table:table-cell office:value-type="float" office:value="93886">
                <text:p>93886</text:p>
              </table:table-cell>
              <table:table-cell office:value-type="float" office:value="92449">
                <text:p>92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91177">
                <text:p>91177</text:p>
              </table:table-cell>
              <table:table-cell office:value-type="float" office:value="83104">
                <text:p>83104</text:p>
              </table:table-cell>
              <table:table-cell office:value-type="float" office:value="94315">
                <text:p>94315</text:p>
              </table:table-cell>
              <table:table-cell office:value-type="float" office:value="89462">
                <text:p>89462</text:p>
              </table:table-cell>
              <table:table-cell office:value-type="float" office:value="87070">
                <text:p>87070</text:p>
              </table:table-cell>
              <table:table-cell office:value-type="float" office:value="96081">
                <text:p>96081</text:p>
              </table:table-cell>
              <table:table-cell office:value-type="float" office:value="102917">
                <text:p>102917</text:p>
              </table:table-cell>
              <table:table-cell office:value-type="float" office:value="86981">
                <text:p>86981</text:p>
              </table:table-cell>
              <table:table-cell office:value-type="float" office:value="90297">
                <text:p>90297</text:p>
              </table:table-cell>
              <table:table-cell office:value-type="float" office:value="88910">
                <text:p>88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87539">
                <text:p>87539</text:p>
              </table:table-cell>
              <table:table-cell office:value-type="float" office:value="79516">
                <text:p>79516</text:p>
              </table:table-cell>
              <table:table-cell office:value-type="float" office:value="90710">
                <text:p>90710</text:p>
              </table:table-cell>
              <table:table-cell office:value-type="float" office:value="85808">
                <text:p>85808</text:p>
              </table:table-cell>
              <table:table-cell office:value-type="float" office:value="83517">
                <text:p>83517</text:p>
              </table:table-cell>
              <table:table-cell office:value-type="float" office:value="92465">
                <text:p>92465</text:p>
              </table:table-cell>
              <table:table-cell office:value-type="float" office:value="99402">
                <text:p>99402</text:p>
              </table:table-cell>
              <table:table-cell office:value-type="float" office:value="83513">
                <text:p>83513</text:p>
              </table:table-cell>
              <table:table-cell office:value-type="float" office:value="86689">
                <text:p>86689</text:p>
              </table:table-cell>
              <table:table-cell office:value-type="float" office:value="85433">
                <text:p>85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83946">
                <text:p>83946</text:p>
              </table:table-cell>
              <table:table-cell office:value-type="float" office:value="75891">
                <text:p>75891</text:p>
              </table:table-cell>
              <table:table-cell office:value-type="float" office:value="87111">
                <text:p>87111</text:p>
              </table:table-cell>
              <table:table-cell office:value-type="float" office:value="82239">
                <text:p>82239</text:p>
              </table:table-cell>
              <table:table-cell office:value-type="float" office:value="79914">
                <text:p>79914</text:p>
              </table:table-cell>
              <table:table-cell office:value-type="float" office:value="88943">
                <text:p>88943</text:p>
              </table:table-cell>
              <table:table-cell office:value-type="float" office:value="96019">
                <text:p>96019</text:p>
              </table:table-cell>
              <table:table-cell office:value-type="float" office:value="80090">
                <text:p>80090</text:p>
              </table:table-cell>
              <table:table-cell office:value-type="float" office:value="83165">
                <text:p>83165</text:p>
              </table:table-cell>
              <table:table-cell office:value-type="float" office:value="81948">
                <text:p>8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80357">
                <text:p>80357</text:p>
              </table:table-cell>
              <table:table-cell office:value-type="float" office:value="72277">
                <text:p>72277</text:p>
              </table:table-cell>
              <table:table-cell office:value-type="float" office:value="83514">
                <text:p>83514</text:p>
              </table:table-cell>
              <table:table-cell office:value-type="float" office:value="78690">
                <text:p>78690</text:p>
              </table:table-cell>
              <table:table-cell office:value-type="float" office:value="76335">
                <text:p>76335</text:p>
              </table:table-cell>
              <table:table-cell office:value-type="float" office:value="85320">
                <text:p>85320</text:p>
              </table:table-cell>
              <table:table-cell office:value-type="float" office:value="92594">
                <text:p>92594</text:p>
              </table:table-cell>
              <table:table-cell office:value-type="float" office:value="76684">
                <text:p>76684</text:p>
              </table:table-cell>
              <table:table-cell office:value-type="float" office:value="79633">
                <text:p>79633</text:p>
              </table:table-cell>
              <table:table-cell office:value-type="float" office:value="78460">
                <text:p>78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76698">
                <text:p>76698</text:p>
              </table:table-cell>
              <table:table-cell office:value-type="float" office:value="68644">
                <text:p>68644</text:p>
              </table:table-cell>
              <table:table-cell office:value-type="float" office:value="79848">
                <text:p>79848</text:p>
              </table:table-cell>
              <table:table-cell office:value-type="float" office:value="75115">
                <text:p>75115</text:p>
              </table:table-cell>
              <table:table-cell office:value-type="float" office:value="72751">
                <text:p>72751</text:p>
              </table:table-cell>
              <table:table-cell office:value-type="float" office:value="81688">
                <text:p>81688</text:p>
              </table:table-cell>
              <table:table-cell office:value-type="float" office:value="89284">
                <text:p>89284</text:p>
              </table:table-cell>
              <table:table-cell office:value-type="float" office:value="73249">
                <text:p>73249</text:p>
              </table:table-cell>
              <table:table-cell office:value-type="float" office:value="76083">
                <text:p>76083</text:p>
              </table:table-cell>
              <table:table-cell office:value-type="float" office:value="74968">
                <text:p>7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3196">
                <text:p>73196</text:p>
              </table:table-cell>
              <table:table-cell office:value-type="float" office:value="65147">
                <text:p>65147</text:p>
              </table:table-cell>
              <table:table-cell office:value-type="float" office:value="76421">
                <text:p>76421</text:p>
              </table:table-cell>
              <table:table-cell office:value-type="float" office:value="71701">
                <text:p>71701</text:p>
              </table:table-cell>
              <table:table-cell office:value-type="float" office:value="69223">
                <text:p>69223</text:p>
              </table:table-cell>
              <table:table-cell office:value-type="float" office:value="78069">
                <text:p>78069</text:p>
              </table:table-cell>
              <table:table-cell office:value-type="float" office:value="85772">
                <text:p>85772</text:p>
              </table:table-cell>
              <table:table-cell office:value-type="float" office:value="69884">
                <text:p>69884</text:p>
              </table:table-cell>
              <table:table-cell office:value-type="float" office:value="72497">
                <text:p>72497</text:p>
              </table:table-cell>
              <table:table-cell office:value-type="float" office:value="71471">
                <text:p>71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9680">
                <text:p>69680</text:p>
              </table:table-cell>
              <table:table-cell office:value-type="float" office:value="61581">
                <text:p>61581</text:p>
              </table:table-cell>
              <table:table-cell office:value-type="float" office:value="72953">
                <text:p>72953</text:p>
              </table:table-cell>
              <table:table-cell office:value-type="float" office:value="68279">
                <text:p>68279</text:p>
              </table:table-cell>
              <table:table-cell office:value-type="float" office:value="65628">
                <text:p>65628</text:p>
              </table:table-cell>
              <table:table-cell office:value-type="float" office:value="74495">
                <text:p>74495</text:p>
              </table:table-cell>
              <table:table-cell office:value-type="float" office:value="82233">
                <text:p>82233</text:p>
              </table:table-cell>
              <table:table-cell office:value-type="float" office:value="66393">
                <text:p>66393</text:p>
              </table:table-cell>
              <table:table-cell office:value-type="float" office:value="68944">
                <text:p>68944</text:p>
              </table:table-cell>
              <table:table-cell office:value-type="float" office:value="68035">
                <text:p>68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66176">
                <text:p>66176</text:p>
              </table:table-cell>
              <table:table-cell office:value-type="float" office:value="58141">
                <text:p>58141</text:p>
              </table:table-cell>
              <table:table-cell office:value-type="float" office:value="69436">
                <text:p>69436</text:p>
              </table:table-cell>
              <table:table-cell office:value-type="float" office:value="64868">
                <text:p>64868</text:p>
              </table:table-cell>
              <table:table-cell office:value-type="float" office:value="62032">
                <text:p>62032</text:p>
              </table:table-cell>
              <table:table-cell office:value-type="float" office:value="70910">
                <text:p>70910</text:p>
              </table:table-cell>
              <table:table-cell office:value-type="float" office:value="78677">
                <text:p>78677</text:p>
              </table:table-cell>
              <table:table-cell office:value-type="float" office:value="62832">
                <text:p>62832</text:p>
              </table:table-cell>
              <table:table-cell office:value-type="float" office:value="65424">
                <text:p>65424</text:p>
              </table:table-cell>
              <table:table-cell office:value-type="float" office:value="64614">
                <text:p>64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63054">
                <text:p>63054</text:p>
              </table:table-cell>
              <table:table-cell office:value-type="float" office:value="54790">
                <text:p>54790</text:p>
              </table:table-cell>
              <table:table-cell office:value-type="float" office:value="66500">
                <text:p>66500</text:p>
              </table:table-cell>
              <table:table-cell office:value-type="float" office:value="61510">
                <text:p>61510</text:p>
              </table:table-cell>
              <table:table-cell office:value-type="float" office:value="58710">
                <text:p>58710</text:p>
              </table:table-cell>
              <table:table-cell office:value-type="float" office:value="67525">
                <text:p>67525</text:p>
              </table:table-cell>
              <table:table-cell office:value-type="float" office:value="75219">
                <text:p>75219</text:p>
              </table:table-cell>
              <table:table-cell office:value-type="float" office:value="59327">
                <text:p>59327</text:p>
              </table:table-cell>
              <table:table-cell office:value-type="float" office:value="61878">
                <text:p>61878</text:p>
              </table:table-cell>
              <table:table-cell office:value-type="float" office:value="61273">
                <text:p>61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9973">
                <text:p>59973</text:p>
              </table:table-cell>
              <table:table-cell office:value-type="float" office:value="51426">
                <text:p>51426</text:p>
              </table:table-cell>
              <table:table-cell office:value-type="float" office:value="63602">
                <text:p>63602</text:p>
              </table:table-cell>
              <table:table-cell office:value-type="float" office:value="58104">
                <text:p>58104</text:p>
              </table:table-cell>
              <table:table-cell office:value-type="float" office:value="55454">
                <text:p>55454</text:p>
              </table:table-cell>
              <table:table-cell office:value-type="float" office:value="64123">
                <text:p>64123</text:p>
              </table:table-cell>
              <table:table-cell office:value-type="float" office:value="71761">
                <text:p>71761</text:p>
              </table:table-cell>
              <table:table-cell office:value-type="float" office:value="55778">
                <text:p>55778</text:p>
              </table:table-cell>
              <table:table-cell office:value-type="float" office:value="58307">
                <text:p>58307</text:p>
              </table:table-cell>
              <table:table-cell office:value-type="float" office:value="57910">
                <text:p>579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56896">
                <text:p>56896</text:p>
              </table:table-cell>
              <table:table-cell office:value-type="float" office:value="48269">
                <text:p>48269</text:p>
              </table:table-cell>
              <table:table-cell office:value-type="float" office:value="60703">
                <text:p>60703</text:p>
              </table:table-cell>
              <table:table-cell office:value-type="float" office:value="54704">
                <text:p>54704</text:p>
              </table:table-cell>
              <table:table-cell office:value-type="float" office:value="52032">
                <text:p>52032</text:p>
              </table:table-cell>
              <table:table-cell office:value-type="float" office:value="60747">
                <text:p>60747</text:p>
              </table:table-cell>
              <table:table-cell office:value-type="float" office:value="68295">
                <text:p>68295</text:p>
              </table:table-cell>
              <table:table-cell office:value-type="float" office:value="52107">
                <text:p>52107</text:p>
              </table:table-cell>
              <table:table-cell office:value-type="float" office:value="54804">
                <text:p>54804</text:p>
              </table:table-cell>
              <table:table-cell office:value-type="float" office:value="54515">
                <text:p>54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4179">
                <text:p>54179</text:p>
              </table:table-cell>
              <table:table-cell office:value-type="float" office:value="45418">
                <text:p>45418</text:p>
              </table:table-cell>
              <table:table-cell office:value-type="float" office:value="57828">
                <text:p>57828</text:p>
              </table:table-cell>
              <table:table-cell office:value-type="float" office:value="51390">
                <text:p>51390</text:p>
              </table:table-cell>
              <table:table-cell office:value-type="float" office:value="48776">
                <text:p>48776</text:p>
              </table:table-cell>
              <table:table-cell office:value-type="float" office:value="57775">
                <text:p>57775</text:p>
              </table:table-cell>
              <table:table-cell office:value-type="float" office:value="64815">
                <text:p>64815</text:p>
              </table:table-cell>
              <table:table-cell office:value-type="float" office:value="48666">
                <text:p>48666</text:p>
              </table:table-cell>
              <table:table-cell office:value-type="float" office:value="51349">
                <text:p>51349</text:p>
              </table:table-cell>
              <table:table-cell office:value-type="float" office:value="51209">
                <text:p>51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51514">
                <text:p>51514</text:p>
              </table:table-cell>
              <table:table-cell office:value-type="float" office:value="42556">
                <text:p>42556</text:p>
              </table:table-cell>
              <table:table-cell office:value-type="float" office:value="54942">
                <text:p>54942</text:p>
              </table:table-cell>
              <table:table-cell office:value-type="float" office:value="48061">
                <text:p>48061</text:p>
              </table:table-cell>
              <table:table-cell office:value-type="float" office:value="45506">
                <text:p>45506</text:p>
              </table:table-cell>
              <table:table-cell office:value-type="float" office:value="54845">
                <text:p>54845</text:p>
              </table:table-cell>
              <table:table-cell office:value-type="float" office:value="61328">
                <text:p>61328</text:p>
              </table:table-cell>
              <table:table-cell office:value-type="float" office:value="45170">
                <text:p>45170</text:p>
              </table:table-cell>
              <table:table-cell office:value-type="float" office:value="47812">
                <text:p>47812</text:p>
              </table:table-cell>
              <table:table-cell office:value-type="float" office:value="47903">
                <text:p>47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48853">
                <text:p>48853</text:p>
              </table:table-cell>
              <table:table-cell office:value-type="float" office:value="39947">
                <text:p>39947</text:p>
              </table:table-cell>
              <table:table-cell office:value-type="float" office:value="52052">
                <text:p>52052</text:p>
              </table:table-cell>
              <table:table-cell office:value-type="float" office:value="44663">
                <text:p>44663</text:p>
              </table:table-cell>
              <table:table-cell office:value-type="float" office:value="42251">
                <text:p>42251</text:p>
              </table:table-cell>
              <table:table-cell office:value-type="float" office:value="51913">
                <text:p>51913</text:p>
              </table:table-cell>
              <table:table-cell office:value-type="float" office:value="57835">
                <text:p>57835</text:p>
              </table:table-cell>
              <table:table-cell office:value-type="float" office:value="41663">
                <text:p>41663</text:p>
              </table:table-cell>
              <table:table-cell office:value-type="float" office:value="44582">
                <text:p>44582</text:p>
              </table:table-cell>
              <table:table-cell office:value-type="float" office:value="44572">
                <text:p>44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46253">
                <text:p>46253</text:p>
              </table:table-cell>
              <table:table-cell office:value-type="float" office:value="37744">
                <text:p>37744</text:p>
              </table:table-cell>
              <table:table-cell office:value-type="float" office:value="49257">
                <text:p>49257</text:p>
              </table:table-cell>
              <table:table-cell office:value-type="float" office:value="41591">
                <text:p>41591</text:p>
              </table:table-cell>
              <table:table-cell office:value-type="float" office:value="39306">
                <text:p>39306</text:p>
              </table:table-cell>
              <table:table-cell office:value-type="float" office:value="48987">
                <text:p>48987</text:p>
              </table:table-cell>
              <table:table-cell office:value-type="float" office:value="54486">
                <text:p>54486</text:p>
              </table:table-cell>
              <table:table-cell office:value-type="float" office:value="38675">
                <text:p>38675</text:p>
              </table:table-cell>
              <table:table-cell office:value-type="float" office:value="41400">
                <text:p>41400</text:p>
              </table:table-cell>
              <table:table-cell office:value-type="float" office:value="41790">
                <text:p>417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43668">
                <text:p>43668</text:p>
              </table:table-cell>
              <table:table-cell office:value-type="float" office:value="35501">
                <text:p>35501</text:p>
              </table:table-cell>
              <table:table-cell office:value-type="float" office:value="46501">
                <text:p>46501</text:p>
              </table:table-cell>
              <table:table-cell office:value-type="float" office:value="38512">
                <text:p>38512</text:p>
              </table:table-cell>
              <table:table-cell office:value-type="float" office:value="36421">
                <text:p>36421</text:p>
              </table:table-cell>
              <table:table-cell office:value-type="float" office:value="46079">
                <text:p>46079</text:p>
              </table:table-cell>
              <table:table-cell office:value-type="float" office:value="51070">
                <text:p>51070</text:p>
              </table:table-cell>
              <table:table-cell office:value-type="float" office:value="35711">
                <text:p>35711</text:p>
              </table:table-cell>
              <table:table-cell office:value-type="float" office:value="38223">
                <text:p>38223</text:p>
              </table:table-cell>
              <table:table-cell office:value-type="float" office:value="39014">
                <text:p>39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41093">
                <text:p>41093</text:p>
              </table:table-cell>
              <table:table-cell office:value-type="float" office:value="33095">
                <text:p>33095</text:p>
              </table:table-cell>
              <table:table-cell office:value-type="float" office:value="43744">
                <text:p>43744</text:p>
              </table:table-cell>
              <table:table-cell office:value-type="float" office:value="35411">
                <text:p>35411</text:p>
              </table:table-cell>
              <table:table-cell office:value-type="float" office:value="33500">
                <text:p>33500</text:p>
              </table:table-cell>
              <table:table-cell office:value-type="float" office:value="43150">
                <text:p>43150</text:p>
              </table:table-cell>
              <table:table-cell office:value-type="float" office:value="47652">
                <text:p>47652</text:p>
              </table:table-cell>
              <table:table-cell office:value-type="float" office:value="32723">
                <text:p>32723</text:p>
              </table:table-cell>
              <table:table-cell office:value-type="float" office:value="35591">
                <text:p>35591</text:p>
              </table:table-cell>
              <table:table-cell office:value-type="float" office:value="36281">
                <text:p>36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8707">
                <text:p>38707</text:p>
              </table:table-cell>
              <table:table-cell office:value-type="float" office:value="30926">
                <text:p>30926</text:p>
              </table:table-cell>
              <table:table-cell office:value-type="float" office:value="41047">
                <text:p>41047</text:p>
              </table:table-cell>
              <table:table-cell office:value-type="float" office:value="32584">
                <text:p>32584</text:p>
              </table:table-cell>
              <table:table-cell office:value-type="float" office:value="31061">
                <text:p>31061</text:p>
              </table:table-cell>
              <table:table-cell office:value-type="float" office:value="40269">
                <text:p>40269</text:p>
              </table:table-cell>
              <table:table-cell office:value-type="float" office:value="44468">
                <text:p>44468</text:p>
              </table:table-cell>
              <table:table-cell office:value-type="float" office:value="30194">
                <text:p>30194</text:p>
              </table:table-cell>
              <table:table-cell office:value-type="float" office:value="33040">
                <text:p>33040</text:p>
              </table:table-cell>
              <table:table-cell office:value-type="float" office:value="33941">
                <text:p>33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371">
                <text:p>36371</text:p>
              </table:table-cell>
              <table:table-cell office:value-type="float" office:value="28734">
                <text:p>28734</text:p>
              </table:table-cell>
              <table:table-cell office:value-type="float" office:value="38482">
                <text:p>38482</text:p>
              </table:table-cell>
              <table:table-cell office:value-type="float" office:value="29763">
                <text:p>29763</text:p>
              </table:table-cell>
              <table:table-cell office:value-type="float" office:value="28653">
                <text:p>28653</text:p>
              </table:table-cell>
              <table:table-cell office:value-type="float" office:value="37404">
                <text:p>37404</text:p>
              </table:table-cell>
              <table:table-cell office:value-type="float" office:value="41319">
                <text:p>41319</text:p>
              </table:table-cell>
              <table:table-cell office:value-type="float" office:value="27714">
                <text:p>27714</text:p>
              </table:table-cell>
              <table:table-cell office:value-type="float" office:value="30501">
                <text:p>30501</text:p>
              </table:table-cell>
              <table:table-cell office:value-type="float" office:value="31649">
                <text:p>31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4017">
                <text:p>34017</text:p>
              </table:table-cell>
              <table:table-cell office:value-type="float" office:value="26319">
                <text:p>26319</text:p>
              </table:table-cell>
              <table:table-cell office:value-type="float" office:value="35928">
                <text:p>35928</text:p>
              </table:table-cell>
              <table:table-cell office:value-type="float" office:value="26943">
                <text:p>26943</text:p>
              </table:table-cell>
              <table:table-cell office:value-type="float" office:value="26239">
                <text:p>26239</text:p>
              </table:table-cell>
              <table:table-cell office:value-type="float" office:value="34528">
                <text:p>34528</text:p>
              </table:table-cell>
              <table:table-cell office:value-type="float" office:value="38189">
                <text:p>38189</text:p>
              </table:table-cell>
              <table:table-cell office:value-type="float" office:value="25235">
                <text:p>25235</text:p>
              </table:table-cell>
              <table:table-cell office:value-type="float" office:value="27822">
                <text:p>27822</text:p>
              </table:table-cell>
              <table:table-cell office:value-type="float" office:value="29383">
                <text:p>29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1288">
                <text:p>31288</text:p>
              </table:table-cell>
              <table:table-cell office:value-type="float" office:value="23885">
                <text:p>23885</text:p>
              </table:table-cell>
              <table:table-cell office:value-type="float" office:value="33250">
                <text:p>33250</text:p>
              </table:table-cell>
              <table:table-cell office:value-type="float" office:value="24403">
                <text:p>24403</text:p>
              </table:table-cell>
              <table:table-cell office:value-type="float" office:value="24047">
                <text:p>24047</text:p>
              </table:table-cell>
              <table:table-cell office:value-type="float" office:value="31873">
                <text:p>31873</text:p>
              </table:table-cell>
              <table:table-cell office:value-type="float" office:value="35147">
                <text:p>35147</text:p>
              </table:table-cell>
              <table:table-cell office:value-type="float" office:value="22938">
                <text:p>22938</text:p>
              </table:table-cell>
              <table:table-cell office:value-type="float" office:value="25136">
                <text:p>25136</text:p>
              </table:table-cell>
              <table:table-cell office:value-type="float" office:value="27191">
                <text:p>27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8513">
                <text:p>28513</text:p>
              </table:table-cell>
              <table:table-cell office:value-type="float" office:value="21463">
                <text:p>21463</text:p>
              </table:table-cell>
              <table:table-cell office:value-type="float" office:value="30579">
                <text:p>30579</text:p>
              </table:table-cell>
              <table:table-cell office:value-type="float" office:value="21860">
                <text:p>21860</text:p>
              </table:table-cell>
              <table:table-cell office:value-type="float" office:value="21894">
                <text:p>21894</text:p>
              </table:table-cell>
              <table:table-cell office:value-type="float" office:value="29259">
                <text:p>29259</text:p>
              </table:table-cell>
              <table:table-cell office:value-type="float" office:value="32121">
                <text:p>32121</text:p>
              </table:table-cell>
              <table:table-cell office:value-type="float" office:value="20694">
                <text:p>20694</text:p>
              </table:table-cell>
              <table:table-cell office:value-type="float" office:value="22464">
                <text:p>22464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5796">
                <text:p>25796</text:p>
              </table:table-cell>
              <table:table-cell office:value-type="float" office:value="19630">
                <text:p>19630</text:p>
              </table:table-cell>
              <table:table-cell office:value-type="float" office:value="27917">
                <text:p>27917</text:p>
              </table:table-cell>
              <table:table-cell office:value-type="float" office:value="19310">
                <text:p>19310</text:p>
              </table:table-cell>
              <table:table-cell office:value-type="float" office:value="19741">
                <text:p>19741</text:p>
              </table:table-cell>
              <table:table-cell office:value-type="float" office:value="26597">
                <text:p>26597</text:p>
              </table:table-cell>
              <table:table-cell office:value-type="float" office:value="29101">
                <text:p>29101</text:p>
              </table:table-cell>
              <table:table-cell office:value-type="float" office:value="18422">
                <text:p>18422</text:p>
              </table:table-cell>
              <table:table-cell office:value-type="float" office:value="20269">
                <text:p>20269</text:p>
              </table:table-cell>
              <table:table-cell office:value-type="float" office:value="22859">
                <text:p>22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605">
                <text:p>23605</text:p>
              </table:table-cell>
              <table:table-cell office:value-type="float" office:value="17846">
                <text:p>17846</text:p>
              </table:table-cell>
              <table:table-cell office:value-type="float" office:value="25519">
                <text:p>25519</text:p>
              </table:table-cell>
              <table:table-cell office:value-type="float" office:value="17119">
                <text:p>17119</text:p>
              </table:table-cell>
              <table:table-cell office:value-type="float" office:value="17579">
                <text:p>17579</text:p>
              </table:table-cell>
              <table:table-cell office:value-type="float" office:value="24133">
                <text:p>24133</text:p>
              </table:table-cell>
              <table:table-cell office:value-type="float" office:value="26382">
                <text:p>26382</text:p>
              </table:table-cell>
              <table:table-cell office:value-type="float" office:value="16774">
                <text:p>16774</text:p>
              </table:table-cell>
              <table:table-cell office:value-type="float" office:value="18184">
                <text:p>18184</text:p>
              </table:table-cell>
              <table:table-cell office:value-type="float" office:value="21031">
                <text:p>21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1018">
                <text:p>21018</text:p>
              </table:table-cell>
              <table:table-cell office:value-type="float" office:value="16084">
                <text:p>16084</text:p>
              </table:table-cell>
              <table:table-cell office:value-type="float" office:value="23508">
                <text:p>23508</text:p>
              </table:table-cell>
              <table:table-cell office:value-type="float" office:value="14952">
                <text:p>14952</text:p>
              </table:table-cell>
              <table:table-cell office:value-type="float" office:value="15425">
                <text:p>15425</text:p>
              </table:table-cell>
              <table:table-cell office:value-type="float" office:value="21662">
                <text:p>21662</text:p>
              </table:table-cell>
              <table:table-cell office:value-type="float" office:value="23700">
                <text:p>23700</text:p>
              </table:table-cell>
              <table:table-cell office:value-type="float" office:value="15180">
                <text:p>15180</text:p>
              </table:table-cell>
              <table:table-cell office:value-type="float" office:value="16082">
                <text:p>16082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8448">
                <text:p>18448</text:p>
              </table:table-cell>
              <table:table-cell office:value-type="float" office:value="14609">
                <text:p>14609</text:p>
              </table:table-cell>
              <table:table-cell office:value-type="float" office:value="21151">
                <text:p>21151</text:p>
              </table:table-cell>
              <table:table-cell office:value-type="float" office:value="12783">
                <text:p>12783</text:p>
              </table:table-cell>
              <table:table-cell office:value-type="float" office:value="13265">
                <text:p>13265</text:p>
              </table:table-cell>
              <table:table-cell office:value-type="float" office:value="19216">
                <text:p>19216</text:p>
              </table:table-cell>
              <table:table-cell office:value-type="float" office:value="21027">
                <text:p>21027</text:p>
              </table:table-cell>
              <table:table-cell office:value-type="float" office:value="13593">
                <text:p>13593</text:p>
              </table:table-cell>
              <table:table-cell office:value-type="float" office:value="14314">
                <text:p>14314</text:p>
              </table:table-cell>
              <table:table-cell office:value-type="float" office:value="17467">
                <text:p>17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6318">
                <text:p>16318</text:p>
              </table:table-cell>
              <table:table-cell office:value-type="float" office:value="13294">
                <text:p>13294</text:p>
              </table:table-cell>
              <table:table-cell office:value-type="float" office:value="18901">
                <text:p>18901</text:p>
              </table:table-cell>
              <table:table-cell office:value-type="float" office:value="10954">
                <text:p>10954</text:p>
              </table:table-cell>
              <table:table-cell office:value-type="float" office:value="11442">
                <text:p>11442</text:p>
              </table:table-cell>
              <table:table-cell office:value-type="float" office:value="17331">
                <text:p>17331</text:p>
              </table:table-cell>
              <table:table-cell office:value-type="float" office:value="18734">
                <text:p>18734</text:p>
              </table:table-cell>
              <table:table-cell office:value-type="float" office:value="12168">
                <text:p>12168</text:p>
              </table:table-cell>
              <table:table-cell office:value-type="float" office:value="12596">
                <text:p>12596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4238">
                <text:p>14238</text:p>
              </table:table-cell>
              <table:table-cell office:value-type="float" office:value="11842">
                <text:p>11842</text:p>
              </table:table-cell>
              <table:table-cell office:value-type="float" office:value="16664">
                <text:p>16664</text:p>
              </table:table-cell>
              <table:table-cell office:value-type="float" office:value="9196">
                <text:p>9196</text:p>
              </table:table-cell>
              <table:table-cell office:value-type="float" office:value="9723">
                <text:p>9723</text:p>
              </table:table-cell>
              <table:table-cell office:value-type="float" office:value="15538">
                <text:p>15538</text:p>
              </table:table-cell>
              <table:table-cell office:value-type="float" office:value="16489">
                <text:p>16489</text:p>
              </table:table-cell>
              <table:table-cell office:value-type="float" office:value="10769">
                <text:p>10769</text:p>
              </table:table-cell>
              <table:table-cell office:value-type="float" office:value="10895">
                <text:p>10895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2188">
                <text:p>12188</text:p>
              </table:table-cell>
              <table:table-cell office:value-type="float" office:value="10220">
                <text:p>10220</text:p>
              </table:table-cell>
              <table:table-cell office:value-type="float" office:value="14432">
                <text:p>14432</text:p>
              </table:table-cell>
              <table:table-cell office:value-type="float" office:value="7408">
                <text:p>7408</text:p>
              </table:table-cell>
              <table:table-cell office:value-type="float" office:value="7990">
                <text:p>7990</text:p>
              </table:table-cell>
              <table:table-cell office:value-type="float" office:value="13763">
                <text:p>13763</text:p>
              </table:table-cell>
              <table:table-cell office:value-type="float" office:value="14261">
                <text:p>14261</text:p>
              </table:table-cell>
              <table:table-cell office:value-type="float" office:value="9376">
                <text:p>9376</text:p>
              </table:table-cell>
              <table:table-cell office:value-type="float" office:value="9510">
                <text:p>9510</text:p>
              </table:table-cell>
              <table:table-cell office:value-type="float" office:value="12796">
                <text:p>12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0453">
                <text:p>10453</text:p>
              </table:table-cell>
              <table:table-cell office:value-type="float" office:value="8598">
                <text:p>8598</text:p>
              </table:table-cell>
              <table:table-cell office:value-type="float" office:value="12506">
                <text:p>12506</text:p>
              </table:table-cell>
              <table:table-cell office:value-type="float" office:value="6063">
                <text:p>6063</text:p>
              </table:table-cell>
              <table:table-cell office:value-type="float" office:value="6640">
                <text:p>6640</text:p>
              </table:table-cell>
              <table:table-cell office:value-type="float" office:value="11951">
                <text:p>11951</text:p>
              </table:table-cell>
              <table:table-cell office:value-type="float" office:value="12295">
                <text:p>12295</text:p>
              </table:table-cell>
              <table:table-cell office:value-type="float" office:value="8180">
                <text:p>8180</text:p>
              </table:table-cell>
              <table:table-cell office:value-type="float" office:value="8153">
                <text:p>8153</text:p>
              </table:table-cell>
              <table:table-cell office:value-type="float" office:value="11502">
                <text:p>11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8751">
                <text:p>8751</text:p>
              </table:table-cell>
              <table:table-cell office:value-type="float" office:value="6966">
                <text:p>6966</text:p>
              </table:table-cell>
              <table:table-cell office:value-type="float" office:value="10609">
                <text:p>10609</text:p>
              </table:table-cell>
              <table:table-cell office:value-type="float" office:value="4788">
                <text:p>4788</text:p>
              </table:table-cell>
              <table:table-cell office:value-type="float" office:value="5368">
                <text:p>5368</text:p>
              </table:table-cell>
              <table:table-cell office:value-type="float" office:value="10140">
                <text:p>10140</text:p>
              </table:table-cell>
              <table:table-cell office:value-type="float" office:value="10360">
                <text:p>10360</text:p>
              </table:table-cell>
              <table:table-cell office:value-type="float" office:value="7032">
                <text:p>7032</text:p>
              </table:table-cell>
              <table:table-cell office:value-type="float" office:value="6824">
                <text:p>6824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7068">
                <text:p>7068</text:p>
              </table:table-cell>
              <table:table-cell office:value-type="float" office:value="5716">
                <text:p>5716</text:p>
              </table:table-cell>
              <table:table-cell office:value-type="float" office:value="8749">
                <text:p>8749</text:p>
              </table:table-cell>
              <table:table-cell office:value-type="float" office:value="3498">
                <text:p>3498</text:p>
              </table:table-cell>
              <table:table-cell office:value-type="float" office:value="4073">
                <text:p>4073</text:p>
              </table:table-cell>
              <table:table-cell office:value-type="float" office:value="8337">
                <text:p>8337</text:p>
              </table:table-cell>
              <table:table-cell office:value-type="float" office:value="8457">
                <text:p>8457</text:p>
              </table:table-cell>
              <table:table-cell office:value-type="float" office:value="5889">
                <text:p>5889</text:p>
              </table:table-cell>
              <table:table-cell office:value-type="float" office:value="5868">
                <text:p>5868</text:p>
              </table:table-cell>
              <table:table-cell office:value-type="float" office:value="8993">
                <text:p>8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5817">
                <text:p>5817</text:p>
              </table:table-cell>
              <table:table-cell office:value-type="float" office:value="4526">
                <text:p>4526</text:p>
              </table:table-cell>
              <table:table-cell office:value-type="float" office:value="7237">
                <text:p>7237</text:p>
              </table:table-cell>
              <table:table-cell office:value-type="float" office:value="2689">
                <text:p>2689</text:p>
              </table:table-cell>
              <table:table-cell office:value-type="float" office:value="3262">
                <text:p>3262</text:p>
              </table:table-cell>
              <table:table-cell office:value-type="float" office:value="6773">
                <text:p>6773</text:p>
              </table:table-cell>
              <table:table-cell office:value-type="float" office:value="6935">
                <text:p>6935</text:p>
              </table:table-cell>
              <table:table-cell office:value-type="float" office:value="5056">
                <text:p>5056</text:p>
              </table:table-cell>
              <table:table-cell office:value-type="float" office:value="4967">
                <text:p>4967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4615">
                <text:p>4615</text:p>
              </table:table-cell>
              <table:table-cell office:value-type="float" office:value="3344">
                <text:p>3344</text:p>
              </table:table-cell>
              <table:table-cell office:value-type="float" office:value="5781">
                <text:p>5781</text:p>
              </table:table-cell>
              <table:table-cell office:value-type="float" office:value="1950">
                <text:p>1950</text:p>
              </table:table-cell>
              <table:table-cell office:value-type="float" office:value="2549">
                <text:p>2549</text:p>
              </table:table-cell>
              <table:table-cell office:value-type="float" office:value="5231">
                <text:p>5231</text:p>
              </table:table-cell>
              <table:table-cell office:value-type="float" office:value="5476">
                <text:p>5476</text:p>
              </table:table-cell>
              <table:table-cell office:value-type="float" office:value="4241">
                <text:p>4241</text:p>
              </table:table-cell>
              <table:table-cell office:value-type="float" office:value="4074">
                <text:p>4074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3430">
                <text:p>3430</text:p>
              </table:table-cell>
              <table:table-cell office:value-type="float" office:value="3344">
                <text:p>3344</text:p>
              </table:table-cell>
              <table:table-cell office:value-type="float" office:value="4353">
                <text:p>4353</text:p>
              </table:table-cell>
              <table:table-cell office:value-type="float" office:value="1207">
                <text:p>1207</text:p>
              </table:table-cell>
              <table:table-cell office:value-type="float" office:value="1836">
                <text:p>1836</text:p>
              </table:table-cell>
              <table:table-cell office:value-type="float" office:value="3703">
                <text:p>3703</text:p>
              </table:table-cell>
              <table:table-cell office:value-type="float" office:value="4018">
                <text:p>4018</text:p>
              </table:table-cell>
              <table:table-cell office:value-type="float" office:value="3445">
                <text:p>3445</text:p>
              </table:table-cell>
              <table:table-cell office:value-type="float" office:value="3254">
                <text:p>3254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2635">
                <text:p>2635</text:p>
              </table:table-cell>
              <table:table-cell office:value-type="float" office:value="2580">
                <text:p>2580</text:p>
              </table:table-cell>
              <table:table-cell office:value-type="float" office:value="3347">
                <text:p>3347</text:p>
              </table:table-cell>
              <table:table-cell office:value-type="float" office:value="904">
                <text:p>904</text:p>
              </table:table-cell>
              <table:table-cell office:value-type="float" office:value="1438">
                <text:p>1438</text:p>
              </table:table-cell>
              <table:table-cell office:value-type="float" office:value="2715">
                <text:p>2715</text:p>
              </table:table-cell>
              <table:table-cell office:value-type="float" office:value="3024">
                <text:p>3024</text:p>
              </table:table-cell>
              <table:table-cell office:value-type="float" office:value="2815">
                <text:p>2815</text:p>
              </table:table-cell>
              <table:table-cell office:value-type="float" office:value="2435">
                <text:p>2435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923">
                <text:p>1923</text:p>
              </table:table-cell>
              <table:table-cell office:value-type="float" office:value="1874">
                <text:p>1874</text:p>
              </table:table-cell>
              <table:table-cell office:value-type="float" office:value="2410">
                <text:p>2410</text:p>
              </table:table-cell>
              <table:table-cell office:value-type="float" office:value="674">
                <text:p>674</text:p>
              </table:table-cell>
              <table:table-cell office:value-type="float" office:value="1093">
                <text:p>1093</text:p>
              </table:table-cell>
              <table:table-cell office:value-type="float" office:value="1829">
                <text:p>1829</text:p>
              </table:table-cell>
              <table:table-cell office:value-type="float" office:value="2088">
                <text:p>2088</text:p>
              </table:table-cell>
              <table:table-cell office:value-type="float" office:value="2218">
                <text:p>2218</text:p>
              </table:table-cell>
              <table:table-cell office:value-type="float" office:value="1629">
                <text:p>1629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216">
                <text:p>1216</text:p>
              </table:table-cell>
              <table:table-cell office:value-type="float" office:value="1186">
                <text:p>1186</text:p>
              </table:table-cell>
              <table:table-cell office:value-type="float" office:value="1494">
                <text:p>1494</text:p>
              </table:table-cell>
              <table:table-cell office:value-type="float" office:value="434">
                <text:p>434</text:p>
              </table:table-cell>
              <table:table-cell office:value-type="float" office:value="757">
                <text:p>757</text:p>
              </table:table-cell>
              <table:table-cell office:value-type="float" office:value="957">
                <text:p>957</text:p>
              </table:table-cell>
              <table:table-cell office:value-type="float" office:value="1139">
                <text:p>1139</text:p>
              </table:table-cell>
              <table:table-cell office:value-type="float" office:value="1627">
                <text:p>1627</text:p>
              </table:table-cell>
              <table:table-cell office:value-type="float" office:value="1073">
                <text:p>107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795">
                <text:p>795</text:p>
              </table:table-cell>
              <table:table-cell office:value-type="float" office:value="774">
                <text:p>774</text:p>
              </table:table-cell>
              <table:table-cell office:value-type="float" office:value="980">
                <text:p>980</text:p>
              </table:table-cell>
              <table:table-cell office:value-type="float" office:value="285">
                <text:p>285</text:p>
              </table:table-cell>
              <table:table-cell office:value-type="float" office:value="510">
                <text:p>510</text:p>
              </table:table-cell>
              <table:table-cell office:value-type="float" office:value="594">
                <text:p>594</text:p>
              </table:table-cell>
              <table:table-cell office:value-type="float" office:value="740">
                <text:p>740</text:p>
              </table:table-cell>
              <table:table-cell office:value-type="float" office:value="1093">
                <text:p>1093</text:p>
              </table:table-cell>
              <table:table-cell office:value-type="float" office:value="549">
                <text:p>54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  <table:table-cell office:value-type="float" office:value="398">
                <text:p>398</text:p>
              </table:table-cell>
              <table:table-cell office:value-type="float" office:value="503">
                <text:p>503</text:p>
              </table:table-cell>
              <table:table-cell office:value-type="float" office:value="147">
                <text:p>147</text:p>
              </table:table-cell>
              <table:table-cell office:value-type="float" office:value="275">
                <text:p>275</text:p>
              </table:table-cell>
              <table:table-cell office:value-type="float" office:value="302">
                <text:p>302</text:p>
              </table:table-cell>
              <table:table-cell office:value-type="float" office:value="384">
                <text:p>384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9cm" svg:y="1.875cm" style:legend-expansion="high" chart:style-name="ch2"/>
        <chart:plot-area chart:style-name="ch3" table:cell-range-address="500_all.A2:500_all.K46 500_all.B1:500_all.K1" chart:data-source-has-labels="row" svg:x="0.32cm" svg:y="0.18cm" svg:width="10.869cm" svg:height="8.64cm">
          <chartooo:coordinate-region svg:x="1.344cm" svg:y="0.388cm" svg:width="9.65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0_all.B2:500_all.B46" chart:label-cell-address="500_all.B1:500_all.B1" chart:class="chart:scatter">
            <chart:domain table:cell-range-address="500_all.A2:500_all.A46"/>
            <chart:data-point chart:repeated="45"/>
          </chart:series>
          <chart:series chart:style-name="ch7" chart:values-cell-range-address="500_all.C2:500_all.C46" chart:label-cell-address="500_all.C1:500_all.C1" chart:class="chart:scatter">
            <chart:data-point chart:repeated="45"/>
          </chart:series>
          <chart:series chart:style-name="ch8" chart:values-cell-range-address="500_all.D2:500_all.D46" chart:label-cell-address="500_all.D1:500_all.D1" chart:class="chart:scatter">
            <chart:data-point chart:repeated="45"/>
          </chart:series>
          <chart:series chart:style-name="ch9" chart:values-cell-range-address="500_all.E2:500_all.E46" chart:label-cell-address="500_all.E1:500_all.E1" chart:class="chart:scatter">
            <chart:data-point chart:repeated="45"/>
          </chart:series>
          <chart:series chart:style-name="ch10" chart:values-cell-range-address="500_all.F2:500_all.F46" chart:label-cell-address="500_all.F1:500_all.F1" chart:class="chart:scatter">
            <chart:data-point chart:repeated="45"/>
          </chart:series>
          <chart:series chart:style-name="ch11" chart:values-cell-range-address="500_all.G2:500_all.G46" chart:label-cell-address="500_all.G1:500_all.G1" chart:class="chart:scatter">
            <chart:data-point chart:repeated="45"/>
          </chart:series>
          <chart:series chart:style-name="ch12" chart:values-cell-range-address="500_all.H2:500_all.H46" chart:label-cell-address="500_all.H1:500_all.H1" chart:class="chart:scatter">
            <chart:data-point chart:repeated="45"/>
          </chart:series>
          <chart:series chart:style-name="ch13" chart:values-cell-range-address="500_all.I2:500_all.I46" chart:label-cell-address="500_all.I1:500_all.I1" chart:class="chart:scatter">
            <chart:data-point chart:repeated="45"/>
          </chart:series>
          <chart:series chart:style-name="ch14" chart:values-cell-range-address="500_all.J2:500_all.J46" chart:label-cell-address="500_all.J1:500_all.J1" chart:class="chart:scatter">
            <chart:data-point chart:repeated="45"/>
          </chart:series>
          <chart:series chart:style-name="ch15" chart:values-cell-range-address="500_all.K2:500_all.K46" chart:label-cell-address="500_all.K1:500_all.K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500_RUN1</text:p>
                <draw:g>
                  <svg:desc>500_all.B1:500_all.B1</svg:desc>
                </draw:g>
              </table:table-cell>
              <table:table-cell office:value-type="string">
                <text:p>Status_500_RUN2</text:p>
                <draw:g>
                  <svg:desc>500_all.C1:500_all.C1</svg:desc>
                </draw:g>
              </table:table-cell>
              <table:table-cell office:value-type="string">
                <text:p>Status_500_RUN3</text:p>
                <draw:g>
                  <svg:desc>500_all.D1:500_all.D1</svg:desc>
                </draw:g>
              </table:table-cell>
              <table:table-cell office:value-type="string">
                <text:p>Status_500_RUN4</text:p>
                <draw:g>
                  <svg:desc>500_all.E1:500_all.E1</svg:desc>
                </draw:g>
              </table:table-cell>
              <table:table-cell office:value-type="string">
                <text:p>Status_500_RUN5</text:p>
                <draw:g>
                  <svg:desc>500_all.F1:500_all.F1</svg:desc>
                </draw:g>
              </table:table-cell>
              <table:table-cell office:value-type="string">
                <text:p>Status_500_RUN6</text:p>
                <draw:g>
                  <svg:desc>500_all.G1:500_all.G1</svg:desc>
                </draw:g>
              </table:table-cell>
              <table:table-cell office:value-type="string">
                <text:p>Status_500_RUN7</text:p>
                <draw:g>
                  <svg:desc>500_all.H1:500_all.H1</svg:desc>
                </draw:g>
              </table:table-cell>
              <table:table-cell office:value-type="string">
                <text:p>Status_500_RUN8</text:p>
                <draw:g>
                  <svg:desc>500_all.I1:500_all.I1</svg:desc>
                </draw:g>
              </table:table-cell>
              <table:table-cell office:value-type="string">
                <text:p>Status_500_RUN9</text:p>
                <draw:g>
                  <svg:desc>500_all.J1:500_all.J1</svg:desc>
                </draw:g>
              </table:table-cell>
              <table:table-cell office:value-type="string">
                <text:p>Status_500_RUN10</text:p>
                <draw:g>
                  <svg:desc>500_all.K1:500_al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500_all.A2:500_all.A46</svg:desc>
                </draw:g>
              </table:table-cell>
              <table:table-cell office:value-type="float" office:value="3976">
                <text:p>3976</text:p>
                <draw:g>
                  <svg:desc>500_all.B2:500_all.B46</svg:desc>
                </draw:g>
              </table:table-cell>
              <table:table-cell office:value-type="float" office:value="3799">
                <text:p>3799</text:p>
                <draw:g>
                  <svg:desc>500_all.C2:500_all.C46</svg:desc>
                </draw:g>
              </table:table-cell>
              <table:table-cell office:value-type="float" office:value="3332">
                <text:p>3332</text:p>
                <draw:g>
                  <svg:desc>500_all.D2:500_all.D46</svg:desc>
                </draw:g>
              </table:table-cell>
              <table:table-cell office:value-type="float" office:value="3557">
                <text:p>3557</text:p>
                <draw:g>
                  <svg:desc>500_all.E2:500_all.E46</svg:desc>
                </draw:g>
              </table:table-cell>
              <table:table-cell office:value-type="float" office:value="4027">
                <text:p>4027</text:p>
                <draw:g>
                  <svg:desc>500_all.F2:500_all.F46</svg:desc>
                </draw:g>
              </table:table-cell>
              <table:table-cell office:value-type="float" office:value="4392">
                <text:p>4392</text:p>
                <draw:g>
                  <svg:desc>500_all.G2:500_all.G46</svg:desc>
                </draw:g>
              </table:table-cell>
              <table:table-cell office:value-type="float" office:value="7472">
                <text:p>7472</text:p>
                <draw:g>
                  <svg:desc>500_all.H2:500_all.H46</svg:desc>
                </draw:g>
              </table:table-cell>
              <table:table-cell office:value-type="float" office:value="7066">
                <text:p>7066</text:p>
                <draw:g>
                  <svg:desc>500_all.I2:500_all.I46</svg:desc>
                </draw:g>
              </table:table-cell>
              <table:table-cell office:value-type="float" office:value="5151">
                <text:p>5151</text:p>
                <draw:g>
                  <svg:desc>500_all.J2:500_all.J46</svg:desc>
                </draw:g>
              </table:table-cell>
              <table:table-cell office:value-type="float" office:value="4980">
                <text:p>4980</text:p>
                <draw:g>
                  <svg:desc>500_all.K2:500_all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3587">
                <text:p>3587</text:p>
              </table:table-cell>
              <table:table-cell office:value-type="float" office:value="3403">
                <text:p>3403</text:p>
              </table:table-cell>
              <table:table-cell office:value-type="float" office:value="2949">
                <text:p>2949</text:p>
              </table:table-cell>
              <table:table-cell office:value-type="float" office:value="3131">
                <text:p>3131</text:p>
              </table:table-cell>
              <table:table-cell office:value-type="float" office:value="3578">
                <text:p>3578</text:p>
              </table:table-cell>
              <table:table-cell office:value-type="float" office:value="3921">
                <text:p>3921</text:p>
              </table:table-cell>
              <table:table-cell office:value-type="float" office:value="6951">
                <text:p>6951</text:p>
              </table:table-cell>
              <table:table-cell office:value-type="float" office:value="6622">
                <text:p>6622</text:p>
              </table:table-cell>
              <table:table-cell office:value-type="float" office:value="4621">
                <text:p>4621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3204">
                <text:p>3204</text:p>
              </table:table-cell>
              <table:table-cell office:value-type="float" office:value="2975">
                <text:p>2975</text:p>
              </table:table-cell>
              <table:table-cell office:value-type="float" office:value="2522">
                <text:p>2522</text:p>
              </table:table-cell>
              <table:table-cell office:value-type="float" office:value="2710">
                <text:p>2710</text:p>
              </table:table-cell>
              <table:table-cell office:value-type="float" office:value="3214">
                <text:p>3214</text:p>
              </table:table-cell>
              <table:table-cell office:value-type="float" office:value="3438">
                <text:p>3438</text:p>
              </table:table-cell>
              <table:table-cell office:value-type="float" office:value="6530">
                <text:p>6530</text:p>
              </table:table-cell>
              <table:table-cell office:value-type="float" office:value="6065">
                <text:p>6065</text:p>
              </table:table-cell>
              <table:table-cell office:value-type="float" office:value="4134">
                <text:p>413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80">
                <text:p>2780</text:p>
              </table:table-cell>
              <table:table-cell office:value-type="float" office:value="2561">
                <text:p>2561</text:p>
              </table:table-cell>
              <table:table-cell office:value-type="float" office:value="2141">
                <text:p>2141</text:p>
              </table:table-cell>
              <table:table-cell office:value-type="float" office:value="2288">
                <text:p>2288</text:p>
              </table:table-cell>
              <table:table-cell office:value-type="float" office:value="2804">
                <text:p>2804</text:p>
              </table:table-cell>
              <table:table-cell office:value-type="float" office:value="2979">
                <text:p>2979</text:p>
              </table:table-cell>
              <table:table-cell office:value-type="float" office:value="6049">
                <text:p>6049</text:p>
              </table:table-cell>
              <table:table-cell office:value-type="float" office:value="5490">
                <text:p>5490</text:p>
              </table:table-cell>
              <table:table-cell office:value-type="float" office:value="3748">
                <text:p>3748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399">
                <text:p>2399</text:p>
              </table:table-cell>
              <table:table-cell office:value-type="float" office:value="2143">
                <text:p>2143</text:p>
              </table:table-cell>
              <table:table-cell office:value-type="float" office:value="1762">
                <text:p>1762</text:p>
              </table:table-cell>
              <table:table-cell office:value-type="float" office:value="1856">
                <text:p>1856</text:p>
              </table:table-cell>
              <table:table-cell office:value-type="float" office:value="2422">
                <text:p>2422</text:p>
              </table:table-cell>
              <table:table-cell office:value-type="float" office:value="2626">
                <text:p>2626</text:p>
              </table:table-cell>
              <table:table-cell office:value-type="float" office:value="5571">
                <text:p>5571</text:p>
              </table:table-cell>
              <table:table-cell office:value-type="float" office:value="4986">
                <text:p>4986</text:p>
              </table:table-cell>
              <table:table-cell office:value-type="float" office:value="3388">
                <text:p>3388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060">
                <text:p>2060</text:p>
              </table:table-cell>
              <table:table-cell office:value-type="float" office:value="1779">
                <text:p>1779</text:p>
              </table:table-cell>
              <table:table-cell office:value-type="float" office:value="1410">
                <text:p>1410</text:p>
              </table:table-cell>
              <table:table-cell office:value-type="float" office:value="1567">
                <text:p>1567</text:p>
              </table:table-cell>
              <table:table-cell office:value-type="float" office:value="2024">
                <text:p>2024</text:p>
              </table:table-cell>
              <table:table-cell office:value-type="float" office:value="2293">
                <text:p>2293</text:p>
              </table:table-cell>
              <table:table-cell office:value-type="float" office:value="5127">
                <text:p>5127</text:p>
              </table:table-cell>
              <table:table-cell office:value-type="float" office:value="4537">
                <text:p>4537</text:p>
              </table:table-cell>
              <table:table-cell office:value-type="float" office:value="3061">
                <text:p>3061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736">
                <text:p>1736</text:p>
              </table:table-cell>
              <table:table-cell office:value-type="float" office:value="1455">
                <text:p>1455</text:p>
              </table:table-cell>
              <table:table-cell office:value-type="float" office:value="1122">
                <text:p>1122</text:p>
              </table:table-cell>
              <table:table-cell office:value-type="float" office:value="1343">
                <text:p>1343</text:p>
              </table:table-cell>
              <table:table-cell office:value-type="float" office:value="1723">
                <text:p>1723</text:p>
              </table:table-cell>
              <table:table-cell office:value-type="float" office:value="1871">
                <text:p>1871</text:p>
              </table:table-cell>
              <table:table-cell office:value-type="float" office:value="4602">
                <text:p>4602</text:p>
              </table:table-cell>
              <table:table-cell office:value-type="float" office:value="4005">
                <text:p>4005</text:p>
              </table:table-cell>
              <table:table-cell office:value-type="float" office:value="2667">
                <text:p>2667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405">
                <text:p>1405</text:p>
              </table:table-cell>
              <table:table-cell office:value-type="float" office:value="1099">
                <text:p>1099</text:p>
              </table:table-cell>
              <table:table-cell office:value-type="float" office:value="875">
                <text:p>875</text:p>
              </table:table-cell>
              <table:table-cell office:value-type="float" office:value="1161">
                <text:p>1161</text:p>
              </table:table-cell>
              <table:table-cell office:value-type="float" office:value="1444">
                <text:p>1444</text:p>
              </table:table-cell>
              <table:table-cell office:value-type="float" office:value="1546">
                <text:p>1546</text:p>
              </table:table-cell>
              <table:table-cell office:value-type="float" office:value="4098">
                <text:p>4098</text:p>
              </table:table-cell>
              <table:table-cell office:value-type="float" office:value="3473">
                <text:p>3473</text:p>
              </table:table-cell>
              <table:table-cell office:value-type="float" office:value="2252">
                <text:p>225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56">
                <text:p>1156</text:p>
              </table:table-cell>
              <table:table-cell office:value-type="float" office:value="827">
                <text:p>827</text:p>
              </table:table-cell>
              <table:table-cell office:value-type="float" office:value="693">
                <text:p>693</text:p>
              </table:table-cell>
              <table:table-cell office:value-type="float" office:value="983">
                <text:p>983</text:p>
              </table:table-cell>
              <table:table-cell office:value-type="float" office:value="1185">
                <text:p>1185</text:p>
              </table:table-cell>
              <table:table-cell office:value-type="float" office:value="1212">
                <text:p>1212</text:p>
              </table:table-cell>
              <table:table-cell office:value-type="float" office:value="3477">
                <text:p>3477</text:p>
              </table:table-cell>
              <table:table-cell office:value-type="float" office:value="2964">
                <text:p>2964</text:p>
              </table:table-cell>
              <table:table-cell office:value-type="float" office:value="1894">
                <text:p>189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45">
                <text:p>945</text:p>
              </table:table-cell>
              <table:table-cell office:value-type="float" office:value="647">
                <text:p>647</text:p>
              </table:table-cell>
              <table:table-cell office:value-type="float" office:value="547">
                <text:p>547</text:p>
              </table:table-cell>
              <table:table-cell office:value-type="float" office:value="863">
                <text:p>863</text:p>
              </table:table-cell>
              <table:table-cell office:value-type="float" office:value="909">
                <text:p>909</text:p>
              </table:table-cell>
              <table:table-cell office:value-type="float" office:value="1024">
                <text:p>1024</text:p>
              </table:table-cell>
              <table:table-cell office:value-type="float" office:value="3049">
                <text:p>3049</text:p>
              </table:table-cell>
              <table:table-cell office:value-type="float" office:value="2387">
                <text:p>2387</text:p>
              </table:table-cell>
              <table:table-cell office:value-type="float" office:value="1568">
                <text:p>156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793">
                <text:p>793</text:p>
              </table:table-cell>
              <table:table-cell office:value-type="float" office:value="510">
                <text:p>510</text:p>
              </table:table-cell>
              <table:table-cell office:value-type="float" office:value="478">
                <text:p>478</text:p>
              </table:table-cell>
              <table:table-cell office:value-type="float" office:value="780">
                <text:p>780</text:p>
              </table:table-cell>
              <table:table-cell office:value-type="float" office:value="716">
                <text:p>716</text:p>
              </table:table-cell>
              <table:table-cell office:value-type="float" office:value="777">
                <text:p>777</text:p>
              </table:table-cell>
              <table:table-cell office:value-type="float" office:value="2620">
                <text:p>2620</text:p>
              </table:table-cell>
              <table:table-cell office:value-type="float" office:value="1949">
                <text:p>1949</text:p>
              </table:table-cell>
              <table:table-cell office:value-type="float" office:value="1240">
                <text:p>124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650">
                <text:p>650</text:p>
              </table:table-cell>
              <table:table-cell office:value-type="float" office:value="357">
                <text:p>357</text:p>
              </table:table-cell>
              <table:table-cell office:value-type="float" office:value="441">
                <text:p>441</text:p>
              </table:table-cell>
              <table:table-cell office:value-type="float" office:value="667">
                <text:p>667</text:p>
              </table:table-cell>
              <table:table-cell office:value-type="float" office:value="497">
                <text:p>497</text:p>
              </table:table-cell>
              <table:table-cell office:value-type="float" office:value="571">
                <text:p>571</text:p>
              </table:table-cell>
              <table:table-cell office:value-type="float" office:value="2229">
                <text:p>2229</text:p>
              </table:table-cell>
              <table:table-cell office:value-type="float" office:value="1560">
                <text:p>1560</text:p>
              </table:table-cell>
              <table:table-cell office:value-type="float" office:value="984">
                <text:p>98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599">
                <text:p>599</text:p>
              </table:table-cell>
              <table:table-cell office:value-type="float" office:value="322">
                <text:p>322</text:p>
              </table:table-cell>
              <table:table-cell office:value-type="float" office:value="389">
                <text:p>389</text:p>
              </table:table-cell>
              <table:table-cell office:value-type="float" office:value="550">
                <text:p>550</text:p>
              </table:table-cell>
              <table:table-cell office:value-type="float" office:value="341">
                <text:p>341</text:p>
              </table:table-cell>
              <table:table-cell office:value-type="float" office:value="398">
                <text:p>398</text:p>
              </table:table-cell>
              <table:table-cell office:value-type="float" office:value="1886">
                <text:p>1886</text:p>
              </table:table-cell>
              <table:table-cell office:value-type="float" office:value="1164">
                <text:p>1164</text:p>
              </table:table-cell>
              <table:table-cell office:value-type="float" office:value="797">
                <text:p>79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72">
                <text:p>572</text:p>
              </table:table-cell>
              <table:table-cell office:value-type="float" office:value="297">
                <text:p>297</text:p>
              </table:table-cell>
              <table:table-cell office:value-type="float" office:value="385">
                <text:p>385</text:p>
              </table:table-cell>
              <table:table-cell office:value-type="float" office:value="454">
                <text:p>454</text:p>
              </table:table-cell>
              <table:table-cell office:value-type="float" office:value="238">
                <text:p>238</text:p>
              </table:table-cell>
              <table:table-cell office:value-type="float" office:value="282">
                <text:p>282</text:p>
              </table:table-cell>
              <table:table-cell office:value-type="float" office:value="1569">
                <text:p>1569</text:p>
              </table:table-cell>
              <table:table-cell office:value-type="float" office:value="807">
                <text:p>807</text:p>
              </table:table-cell>
              <table:table-cell office:value-type="float" office:value="598">
                <text:p>59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554">
                <text:p>554</text:p>
              </table:table-cell>
              <table:table-cell office:value-type="float" office:value="257">
                <text:p>257</text:p>
              </table:table-cell>
              <table:table-cell office:value-type="float" office:value="383">
                <text:p>383</text:p>
              </table:table-cell>
              <table:table-cell office:value-type="float" office:value="365">
                <text:p>365</text:p>
              </table:table-cell>
              <table:table-cell office:value-type="float" office:value="180">
                <text:p>180</text:p>
              </table:table-cell>
              <table:table-cell office:value-type="float" office:value="157">
                <text:p>157</text:p>
              </table:table-cell>
              <table:table-cell office:value-type="float" office:value="1250">
                <text:p>1250</text:p>
              </table:table-cell>
              <table:table-cell office:value-type="float" office:value="559">
                <text:p>559</text:p>
              </table:table-cell>
              <table:table-cell office:value-type="float" office:value="435">
                <text:p>43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257">
                <text:p>257</text:p>
              </table:table-cell>
              <table:table-cell office:value-type="float" office:value="374">
                <text:p>374</text:p>
              </table:table-cell>
              <table:table-cell office:value-type="float" office:value="263">
                <text:p>263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12">
                <text:p>1012</text:p>
              </table:table-cell>
              <table:table-cell office:value-type="float" office:value="357">
                <text:p>357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526">
                <text:p>526</text:p>
              </table:table-cell>
              <table:table-cell office:value-type="float" office:value="252">
                <text:p>252</text:p>
              </table:table-cell>
              <table:table-cell office:value-type="float" office:value="367">
                <text:p>367</text:p>
              </table:table-cell>
              <table:table-cell office:value-type="float" office:value="208">
                <text:p>208</text:p>
              </table:table-cell>
              <table:table-cell office:value-type="float" office:value="74">
                <text:p>74</text:p>
              </table:table-cell>
              <table:table-cell office:value-type="float" office:value="110">
                <text:p>110</text:p>
              </table:table-cell>
              <table:table-cell office:value-type="float" office:value="804">
                <text:p>804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245">
                <text:p>245</text:p>
              </table:table-cell>
              <table:table-cell office:value-type="float" office:value="367">
                <text:p>367</text:p>
              </table:table-cell>
              <table:table-cell office:value-type="float" office:value="152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597">
                <text:p>597</text:p>
              </table:table-cell>
              <table:table-cell office:value-type="float" office:value="143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524">
                <text:p>524</text:p>
              </table:table-cell>
              <table:table-cell office:value-type="float" office:value="245">
                <text:p>245</text:p>
              </table:table-cell>
              <table:table-cell office:value-type="float" office:value="362">
                <text:p>362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409">
                <text:p>40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24">
                <text:p>524</text:p>
              </table:table-cell>
              <table:table-cell office:value-type="float" office:value="238">
                <text:p>238</text:p>
              </table:table-cell>
              <table:table-cell office:value-type="float" office:value="361">
                <text:p>361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282">
                <text:p>28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23">
                <text:p>523</text:p>
              </table:table-cell>
              <table:table-cell office:value-type="float" office:value="170">
                <text:p>170</text:p>
              </table:table-cell>
              <table:table-cell office:value-type="float" office:value="358">
                <text:p>358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23">
                <text:p>523</text:p>
              </table:table-cell>
              <table:table-cell office:value-type="float" office:value="159">
                <text:p>159</text:p>
              </table:table-cell>
              <table:table-cell office:value-type="float" office:value="354">
                <text:p>354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118">
                <text:p>118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23">
                <text:p>523</text:p>
              </table:table-cell>
              <table:table-cell office:value-type="float" office:value="159">
                <text:p>159</text:p>
              </table:table-cell>
              <table:table-cell office:value-type="float" office:value="354">
                <text:p>354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523">
                <text:p>523</text:p>
              </table:table-cell>
              <table:table-cell office:value-type="float" office:value="157">
                <text:p>157</text:p>
              </table:table-cell>
              <table:table-cell office:value-type="float" office:value="346">
                <text:p>346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07">
                <text:p>507</text:p>
              </table:table-cell>
              <table:table-cell office:value-type="float" office:value="157">
                <text:p>157</text:p>
              </table:table-cell>
              <table:table-cell office:value-type="float" office:value="344">
                <text:p>34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344">
                <text:p>34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461">
                <text:p>461</text:p>
              </table:table-cell>
              <table:table-cell office:value-type="float" office:value="135">
                <text:p>135</text:p>
              </table:table-cell>
              <table:table-cell office:value-type="float" office:value="344">
                <text:p>34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355cm" svg:height="9cm" xlink:href=".." xlink:type="simple" chart:class="chart:scatter" chart:style-name="ch1">
        <chart:legend chart:legend-position="end" svg:x="19.014cm" svg:y="1.875cm" style:legend-expansion="high" chart:style-name="ch2"/>
        <chart:plot-area chart:style-name="ch3" table:cell-range-address="viewfeed.N2:viewfeed.X46 viewfeed.O1:viewfeed.X1" chart:data-source-has-labels="row" svg:x="0.507cm" svg:y="0.18cm" svg:width="18cm" svg:height="8.64cm">
          <chartooo:coordinate-region svg:x="1.338cm" svg:y="0.389cm" svg:width="16.974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ewfeed.O2:viewfeed.O46" chart:label-cell-address="viewfeed.O1:viewfeed.O1" chart:class="chart:scatter">
            <chart:domain table:cell-range-address="viewfeed.N2:viewfeed.N46"/>
            <chart:data-point chart:repeated="45"/>
          </chart:series>
          <chart:series chart:style-name="ch7" chart:values-cell-range-address="viewfeed.P2:viewfeed.P46" chart:label-cell-address="viewfeed.P1:viewfeed.P1" chart:class="chart:scatter">
            <chart:data-point chart:repeated="45"/>
          </chart:series>
          <chart:series chart:style-name="ch8" chart:values-cell-range-address="viewfeed.Q2:viewfeed.Q46" chart:label-cell-address="viewfeed.Q1:viewfeed.Q1" chart:class="chart:scatter">
            <chart:data-point chart:repeated="45"/>
          </chart:series>
          <chart:series chart:style-name="ch9" chart:values-cell-range-address="viewfeed.R2:viewfeed.R46" chart:label-cell-address="viewfeed.R1:viewfeed.R1" chart:class="chart:scatter">
            <chart:data-point chart:repeated="45"/>
          </chart:series>
          <chart:series chart:style-name="ch10" chart:values-cell-range-address="viewfeed.S2:viewfeed.S46" chart:label-cell-address="viewfeed.S1:viewfeed.S1" chart:class="chart:scatter">
            <chart:data-point chart:repeated="45"/>
          </chart:series>
          <chart:series chart:style-name="ch11" chart:values-cell-range-address="viewfeed.T2:viewfeed.T46" chart:label-cell-address="viewfeed.T1:viewfeed.T1" chart:class="chart:scatter">
            <chart:data-point chart:repeated="45"/>
          </chart:series>
          <chart:series chart:style-name="ch12" chart:values-cell-range-address="viewfeed.U2:viewfeed.U46" chart:label-cell-address="viewfeed.U1:viewfeed.U1" chart:class="chart:scatter">
            <chart:data-point chart:repeated="45"/>
          </chart:series>
          <chart:series chart:style-name="ch13" chart:values-cell-range-address="viewfeed.V2:viewfeed.V46" chart:label-cell-address="viewfeed.V1:viewfeed.V1" chart:class="chart:scatter">
            <chart:data-point chart:repeated="45"/>
          </chart:series>
          <chart:series chart:style-name="ch14" chart:values-cell-range-address="viewfeed.W2:viewfeed.W46" chart:label-cell-address="viewfeed.W1:viewfeed.W1" chart:class="chart:scatter">
            <chart:data-point chart:repeated="45"/>
          </chart:series>
          <chart:series chart:style-name="ch15" chart:values-cell-range-address="viewfeed.X2:viewfeed.X46" chart:label-cell-address="viewfeed.X1:viewfeed.X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viewfeedresponsetime1_RUN1</text:p>
                <draw:g>
                  <svg:desc>viewfeed.O1:viewfeed.O1</svg:desc>
                </draw:g>
              </table:table-cell>
              <table:table-cell office:value-type="string">
                <text:p>viewfeedresponsetime1_RUN2</text:p>
                <draw:g>
                  <svg:desc>viewfeed.P1:viewfeed.P1</svg:desc>
                </draw:g>
              </table:table-cell>
              <table:table-cell office:value-type="string">
                <text:p>viewfeedresponsetime1_RUN3</text:p>
                <draw:g>
                  <svg:desc>viewfeed.Q1:viewfeed.Q1</svg:desc>
                </draw:g>
              </table:table-cell>
              <table:table-cell office:value-type="string">
                <text:p>viewfeedresponsetime1_RUN4</text:p>
                <draw:g>
                  <svg:desc>viewfeed.R1:viewfeed.R1</svg:desc>
                </draw:g>
              </table:table-cell>
              <table:table-cell office:value-type="string">
                <text:p>viewfeedresponsetime1_RUN5</text:p>
                <draw:g>
                  <svg:desc>viewfeed.S1:viewfeed.S1</svg:desc>
                </draw:g>
              </table:table-cell>
              <table:table-cell office:value-type="string">
                <text:p>viewfeedresponsetime1_RUN6</text:p>
                <draw:g>
                  <svg:desc>viewfeed.T1:viewfeed.T1</svg:desc>
                </draw:g>
              </table:table-cell>
              <table:table-cell office:value-type="string">
                <text:p>viewfeedresponsetime1_RUN7</text:p>
                <draw:g>
                  <svg:desc>viewfeed.U1:viewfeed.U1</svg:desc>
                </draw:g>
              </table:table-cell>
              <table:table-cell office:value-type="string">
                <text:p>viewfeedresponsetime1_RUN8</text:p>
                <draw:g>
                  <svg:desc>viewfeed.V1:viewfeed.V1</svg:desc>
                </draw:g>
              </table:table-cell>
              <table:table-cell office:value-type="string">
                <text:p>viewfeedresponsetime1_RUN9</text:p>
                <draw:g>
                  <svg:desc>viewfeed.W1:viewfeed.W1</svg:desc>
                </draw:g>
              </table:table-cell>
              <table:table-cell office:value-type="string">
                <text:p>viewfeedresponsetime1_RUN10</text:p>
                <draw:g>
                  <svg:desc>viewfeed.X1:viewfeed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viewfeed.N2:viewfeed.N46</svg:desc>
                </draw:g>
              </table:table-cell>
              <table:table-cell office:value-type="float" office:value="207.34723">
                <text:p>207.34723</text:p>
                <draw:g>
                  <svg:desc>viewfeed.O2:viewfeed.O46</svg:desc>
                </draw:g>
              </table:table-cell>
              <table:table-cell office:value-type="float" office:value="205.459355">
                <text:p>205.459355</text:p>
                <draw:g>
                  <svg:desc>viewfeed.P2:viewfeed.P46</svg:desc>
                </draw:g>
              </table:table-cell>
              <table:table-cell office:value-type="float" office:value="214.342284">
                <text:p>214.342284</text:p>
                <draw:g>
                  <svg:desc>viewfeed.Q2:viewfeed.Q46</svg:desc>
                </draw:g>
              </table:table-cell>
              <table:table-cell office:value-type="float" office:value="212.158807">
                <text:p>212.158807</text:p>
                <draw:g>
                  <svg:desc>viewfeed.R2:viewfeed.R46</svg:desc>
                </draw:g>
              </table:table-cell>
              <table:table-cell office:value-type="float" office:value="227.280808">
                <text:p>227.280808</text:p>
                <draw:g>
                  <svg:desc>viewfeed.S2:viewfeed.S46</svg:desc>
                </draw:g>
              </table:table-cell>
              <table:table-cell office:value-type="float" office:value="230.758764">
                <text:p>230.758764</text:p>
                <draw:g>
                  <svg:desc>viewfeed.T2:viewfeed.T46</svg:desc>
                </draw:g>
              </table:table-cell>
              <table:table-cell office:value-type="float" office:value="239.965444">
                <text:p>239.965444</text:p>
                <draw:g>
                  <svg:desc>viewfeed.U2:viewfeed.U46</svg:desc>
                </draw:g>
              </table:table-cell>
              <table:table-cell office:value-type="float" office:value="229.696358">
                <text:p>229.696358</text:p>
                <draw:g>
                  <svg:desc>viewfeed.V2:viewfeed.V46</svg:desc>
                </draw:g>
              </table:table-cell>
              <table:table-cell office:value-type="float" office:value="213.024318">
                <text:p>213.024318</text:p>
                <draw:g>
                  <svg:desc>viewfeed.W2:viewfeed.W46</svg:desc>
                </draw:g>
              </table:table-cell>
              <table:table-cell office:value-type="float" office:value="211.027875">
                <text:p>211.027875</text:p>
                <draw:g>
                  <svg:desc>viewfeed.X2:viewfeed.X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13.019641">
                <text:p>213.019641</text:p>
              </table:table-cell>
              <table:table-cell office:value-type="float" office:value="216.51755">
                <text:p>216.51755</text:p>
              </table:table-cell>
              <table:table-cell office:value-type="float" office:value="208.362883">
                <text:p>208.362883</text:p>
              </table:table-cell>
              <table:table-cell office:value-type="float" office:value="212.512447">
                <text:p>212.512447</text:p>
              </table:table-cell>
              <table:table-cell office:value-type="float" office:value="210.087479">
                <text:p>210.087479</text:p>
              </table:table-cell>
              <table:table-cell office:value-type="float" office:value="228.877245">
                <text:p>228.877245</text:p>
              </table:table-cell>
              <table:table-cell office:value-type="float" office:value="234.251707">
                <text:p>234.251707</text:p>
              </table:table-cell>
              <table:table-cell office:value-type="float" office:value="249.237377">
                <text:p>249.237377</text:p>
              </table:table-cell>
              <table:table-cell office:value-type="float" office:value="215.040922">
                <text:p>215.040922</text:p>
              </table:table-cell>
              <table:table-cell office:value-type="float" office:value="210.197975">
                <text:p>210.197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13.152459">
                <text:p>213.152459</text:p>
              </table:table-cell>
              <table:table-cell office:value-type="float" office:value="213.940037">
                <text:p>213.940037</text:p>
              </table:table-cell>
              <table:table-cell office:value-type="float" office:value="214.960066">
                <text:p>214.960066</text:p>
              </table:table-cell>
              <table:table-cell office:value-type="float" office:value="208.533201">
                <text:p>208.533201</text:p>
              </table:table-cell>
              <table:table-cell office:value-type="float" office:value="207.836792">
                <text:p>207.836792</text:p>
              </table:table-cell>
              <table:table-cell office:value-type="float" office:value="221.249203">
                <text:p>221.249203</text:p>
              </table:table-cell>
              <table:table-cell office:value-type="float" office:value="231.33775">
                <text:p>231.33775</text:p>
              </table:table-cell>
              <table:table-cell office:value-type="float" office:value="242.203551">
                <text:p>242.203551</text:p>
              </table:table-cell>
              <table:table-cell office:value-type="float" office:value="235.007137">
                <text:p>235.007137</text:p>
              </table:table-cell>
              <table:table-cell office:value-type="float" office:value="219.97126">
                <text:p>219.97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08.419258">
                <text:p>208.419258</text:p>
              </table:table-cell>
              <table:table-cell office:value-type="float" office:value="217.403566">
                <text:p>217.403566</text:p>
              </table:table-cell>
              <table:table-cell office:value-type="float" office:value="201.431084">
                <text:p>201.431084</text:p>
              </table:table-cell>
              <table:table-cell office:value-type="float" office:value="205.270376">
                <text:p>205.270376</text:p>
              </table:table-cell>
              <table:table-cell office:value-type="float" office:value="212.441607">
                <text:p>212.441607</text:p>
              </table:table-cell>
              <table:table-cell office:value-type="float" office:value="203.847198">
                <text:p>203.847198</text:p>
              </table:table-cell>
              <table:table-cell office:value-type="float" office:value="220.294723">
                <text:p>220.294723</text:p>
              </table:table-cell>
              <table:table-cell office:value-type="float" office:value="243.124097">
                <text:p>243.124097</text:p>
              </table:table-cell>
              <table:table-cell office:value-type="float" office:value="201.823233">
                <text:p>201.823233</text:p>
              </table:table-cell>
              <table:table-cell office:value-type="float" office:value="214.753068">
                <text:p>214.753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09.888241">
                <text:p>209.888241</text:p>
              </table:table-cell>
              <table:table-cell office:value-type="float" office:value="209.38703">
                <text:p>209.38703</text:p>
              </table:table-cell>
              <table:table-cell office:value-type="float" office:value="211.400026">
                <text:p>211.400026</text:p>
              </table:table-cell>
              <table:table-cell office:value-type="float" office:value="203.486248">
                <text:p>203.486248</text:p>
              </table:table-cell>
              <table:table-cell office:value-type="float" office:value="214.812797">
                <text:p>214.812797</text:p>
              </table:table-cell>
              <table:table-cell office:value-type="float" office:value="206.130313">
                <text:p>206.130313</text:p>
              </table:table-cell>
              <table:table-cell office:value-type="float" office:value="216.895257">
                <text:p>216.895257</text:p>
              </table:table-cell>
              <table:table-cell office:value-type="float" office:value="233.355229">
                <text:p>233.355229</text:p>
              </table:table-cell>
              <table:table-cell office:value-type="float" office:value="214.456707">
                <text:p>214.456707</text:p>
              </table:table-cell>
              <table:table-cell office:value-type="float" office:value="209.140515">
                <text:p>209.14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01.823212">
                <text:p>201.823212</text:p>
              </table:table-cell>
              <table:table-cell office:value-type="float" office:value="203.267927">
                <text:p>203.267927</text:p>
              </table:table-cell>
              <table:table-cell office:value-type="float" office:value="192.993979">
                <text:p>192.993979</text:p>
              </table:table-cell>
              <table:table-cell office:value-type="float" office:value="186.466703">
                <text:p>186.466703</text:p>
              </table:table-cell>
              <table:table-cell office:value-type="float" office:value="202.180702">
                <text:p>202.180702</text:p>
              </table:table-cell>
              <table:table-cell office:value-type="float" office:value="220.757732">
                <text:p>220.757732</text:p>
              </table:table-cell>
              <table:table-cell office:value-type="float" office:value="234.840908">
                <text:p>234.840908</text:p>
              </table:table-cell>
              <table:table-cell office:value-type="float" office:value="226.581263">
                <text:p>226.581263</text:p>
              </table:table-cell>
              <table:table-cell office:value-type="float" office:value="204.688943">
                <text:p>204.688943</text:p>
              </table:table-cell>
              <table:table-cell office:value-type="float" office:value="216.241659">
                <text:p>216.241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08.967798">
                <text:p>208.967798</text:p>
              </table:table-cell>
              <table:table-cell office:value-type="float" office:value="202.701482">
                <text:p>202.701482</text:p>
              </table:table-cell>
              <table:table-cell office:value-type="float" office:value="192.837763">
                <text:p>192.837763</text:p>
              </table:table-cell>
              <table:table-cell office:value-type="float" office:value="180.982747">
                <text:p>180.982747</text:p>
              </table:table-cell>
              <table:table-cell office:value-type="float" office:value="197.263409">
                <text:p>197.263409</text:p>
              </table:table-cell>
              <table:table-cell office:value-type="float" office:value="210.743836">
                <text:p>210.743836</text:p>
              </table:table-cell>
              <table:table-cell office:value-type="float" office:value="242.784404">
                <text:p>242.784404</text:p>
              </table:table-cell>
              <table:table-cell office:value-type="float" office:value="246.200162">
                <text:p>246.200162</text:p>
              </table:table-cell>
              <table:table-cell office:value-type="float" office:value="219.902302">
                <text:p>219.902302</text:p>
              </table:table-cell>
              <table:table-cell office:value-type="float" office:value="208.028845">
                <text:p>208.028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92.570576">
                <text:p>192.570576</text:p>
              </table:table-cell>
              <table:table-cell office:value-type="float" office:value="199.504291">
                <text:p>199.504291</text:p>
              </table:table-cell>
              <table:table-cell office:value-type="float" office:value="192.978909">
                <text:p>192.978909</text:p>
              </table:table-cell>
              <table:table-cell office:value-type="float" office:value="185.201723">
                <text:p>185.201723</text:p>
              </table:table-cell>
              <table:table-cell office:value-type="float" office:value="198.953639">
                <text:p>198.953639</text:p>
              </table:table-cell>
              <table:table-cell office:value-type="float" office:value="205.451422">
                <text:p>205.451422</text:p>
              </table:table-cell>
              <table:table-cell office:value-type="float" office:value="234.377903">
                <text:p>234.377903</text:p>
              </table:table-cell>
              <table:table-cell office:value-type="float" office:value="226.598535">
                <text:p>226.598535</text:p>
              </table:table-cell>
              <table:table-cell office:value-type="float" office:value="202.01192">
                <text:p>202.01192</text:p>
              </table:table-cell>
              <table:table-cell office:value-type="float" office:value="232.136156">
                <text:p>232.136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88.300567">
                <text:p>188.300567</text:p>
              </table:table-cell>
              <table:table-cell office:value-type="float" office:value="182.024687">
                <text:p>182.024687</text:p>
              </table:table-cell>
              <table:table-cell office:value-type="float" office:value="180.051375">
                <text:p>180.051375</text:p>
              </table:table-cell>
              <table:table-cell office:value-type="float" office:value="167.032911">
                <text:p>167.032911</text:p>
              </table:table-cell>
              <table:table-cell office:value-type="float" office:value="191.273473">
                <text:p>191.273473</text:p>
              </table:table-cell>
              <table:table-cell office:value-type="float" office:value="188.189284">
                <text:p>188.189284</text:p>
              </table:table-cell>
              <table:table-cell office:value-type="float" office:value="213.228046">
                <text:p>213.228046</text:p>
              </table:table-cell>
              <table:table-cell office:value-type="float" office:value="232.676619">
                <text:p>232.676619</text:p>
              </table:table-cell>
              <table:table-cell office:value-type="float" office:value="202.933029">
                <text:p>202.933029</text:p>
              </table:table-cell>
              <table:table-cell office:value-type="float" office:value="195.488122">
                <text:p>195.488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78.432154">
                <text:p>178.432154</text:p>
              </table:table-cell>
              <table:table-cell office:value-type="float" office:value="183.972159">
                <text:p>183.972159</text:p>
              </table:table-cell>
              <table:table-cell office:value-type="float" office:value="172.310747">
                <text:p>172.310747</text:p>
              </table:table-cell>
              <table:table-cell office:value-type="float" office:value="170.468674">
                <text:p>170.468674</text:p>
              </table:table-cell>
              <table:table-cell office:value-type="float" office:value="200.05795">
                <text:p>200.05795</text:p>
              </table:table-cell>
              <table:table-cell office:value-type="float" office:value="182.571336">
                <text:p>182.571336</text:p>
              </table:table-cell>
              <table:table-cell office:value-type="float" office:value="216.413617">
                <text:p>216.413617</text:p>
              </table:table-cell>
              <table:table-cell office:value-type="float" office:value="227.6189">
                <text:p>227.6189</text:p>
              </table:table-cell>
              <table:table-cell office:value-type="float" office:value="198.277151">
                <text:p>198.277151</text:p>
              </table:table-cell>
              <table:table-cell office:value-type="float" office:value="187.661655">
                <text:p>187.661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75.906622">
                <text:p>175.906622</text:p>
              </table:table-cell>
              <table:table-cell office:value-type="float" office:value="180.25285">
                <text:p>180.25285</text:p>
              </table:table-cell>
              <table:table-cell office:value-type="float" office:value="142.075918">
                <text:p>142.075918</text:p>
              </table:table-cell>
              <table:table-cell office:value-type="float" office:value="173.395046">
                <text:p>173.395046</text:p>
              </table:table-cell>
              <table:table-cell office:value-type="float" office:value="186.856471">
                <text:p>186.856471</text:p>
              </table:table-cell>
              <table:table-cell office:value-type="float" office:value="182.109962">
                <text:p>182.109962</text:p>
              </table:table-cell>
              <table:table-cell office:value-type="float" office:value="212.446409">
                <text:p>212.446409</text:p>
              </table:table-cell>
              <table:table-cell office:value-type="float" office:value="212.23745">
                <text:p>212.23745</text:p>
              </table:table-cell>
              <table:table-cell office:value-type="float" office:value="204.381135">
                <text:p>204.381135</text:p>
              </table:table-cell>
              <table:table-cell office:value-type="float" office:value="200.64851">
                <text:p>200.64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14.523349">
                <text:p>114.523349</text:p>
              </table:table-cell>
              <table:table-cell office:value-type="float" office:value="119.693292">
                <text:p>119.693292</text:p>
              </table:table-cell>
              <table:table-cell office:value-type="float" office:value="90.358014">
                <text:p>90.358014</text:p>
              </table:table-cell>
              <table:table-cell office:value-type="float" office:value="168.304865">
                <text:p>168.304865</text:p>
              </table:table-cell>
              <table:table-cell office:value-type="float" office:value="174.382626">
                <text:p>174.382626</text:p>
              </table:table-cell>
              <table:table-cell office:value-type="float" office:value="197.186937">
                <text:p>197.186937</text:p>
              </table:table-cell>
              <table:table-cell office:value-type="float" office:value="207.924943">
                <text:p>207.924943</text:p>
              </table:table-cell>
              <table:table-cell office:value-type="float" office:value="211.73776">
                <text:p>211.73776</text:p>
              </table:table-cell>
              <table:table-cell office:value-type="float" office:value="196.872097">
                <text:p>196.872097</text:p>
              </table:table-cell>
              <table:table-cell office:value-type="float" office:value="201.15838">
                <text:p>201.15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17.889973">
                <text:p>117.889973</text:p>
              </table:table-cell>
              <table:table-cell office:value-type="float" office:value="115.573582">
                <text:p>115.573582</text:p>
              </table:table-cell>
              <table:table-cell office:value-type="float" office:value="94.976143">
                <text:p>94.976143</text:p>
              </table:table-cell>
              <table:table-cell office:value-type="float" office:value="167.527636">
                <text:p>167.527636</text:p>
              </table:table-cell>
              <table:table-cell office:value-type="float" office:value="156.692437">
                <text:p>156.692437</text:p>
              </table:table-cell>
              <table:table-cell office:value-type="float" office:value="164.003842">
                <text:p>164.003842</text:p>
              </table:table-cell>
              <table:table-cell office:value-type="float" office:value="206.735691">
                <text:p>206.735691</text:p>
              </table:table-cell>
              <table:table-cell office:value-type="float" office:value="204.497478">
                <text:p>204.497478</text:p>
              </table:table-cell>
              <table:table-cell office:value-type="float" office:value="190.054681">
                <text:p>190.054681</text:p>
              </table:table-cell>
              <table:table-cell office:value-type="float" office:value="195.324779">
                <text:p>195.324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95.818974">
                <text:p>95.818974</text:p>
              </table:table-cell>
              <table:table-cell office:value-type="float" office:value="105.688667">
                <text:p>105.688667</text:p>
              </table:table-cell>
              <table:table-cell office:value-type="float" office:value="95.374669">
                <text:p>95.374669</text:p>
              </table:table-cell>
              <table:table-cell office:value-type="float" office:value="155.086956">
                <text:p>155.086956</text:p>
              </table:table-cell>
              <table:table-cell office:value-type="float" office:value="144.669199">
                <text:p>144.669199</text:p>
              </table:table-cell>
              <table:table-cell office:value-type="float" office:value="177.171726">
                <text:p>177.171726</text:p>
              </table:table-cell>
              <table:table-cell office:value-type="float" office:value="212.116112">
                <text:p>212.116112</text:p>
              </table:table-cell>
              <table:table-cell office:value-type="float" office:value="194.737174">
                <text:p>194.737174</text:p>
              </table:table-cell>
              <table:table-cell office:value-type="float" office:value="190.825962">
                <text:p>190.825962</text:p>
              </table:table-cell>
              <table:table-cell office:value-type="float" office:value="185.686988">
                <text:p>185.686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98.673011">
                <text:p>98.673011</text:p>
              </table:table-cell>
              <table:table-cell office:value-type="float" office:value="89.301032">
                <text:p>89.301032</text:p>
              </table:table-cell>
              <table:table-cell office:value-type="float" office:value="89.890435">
                <text:p>89.890435</text:p>
              </table:table-cell>
              <table:table-cell office:value-type="float" office:value="158.024244">
                <text:p>158.024244</text:p>
              </table:table-cell>
              <table:table-cell office:value-type="float" office:value="135.777489">
                <text:p>135.777489</text:p>
              </table:table-cell>
              <table:table-cell office:value-type="float" office:value="99.209785">
                <text:p>99.209785</text:p>
              </table:table-cell>
              <table:table-cell office:value-type="float" office:value="202.648394">
                <text:p>202.648394</text:p>
              </table:table-cell>
              <table:table-cell office:value-type="float" office:value="184.119616">
                <text:p>184.119616</text:p>
              </table:table-cell>
              <table:table-cell office:value-type="float" office:value="191.553987">
                <text:p>191.553987</text:p>
              </table:table-cell>
              <table:table-cell office:value-type="float" office:value="157.661728">
                <text:p>157.661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5.495349">
                <text:p>75.495349</text:p>
              </table:table-cell>
              <table:table-cell office:value-type="float" office:value="64.556132">
                <text:p>64.556132</text:p>
              </table:table-cell>
              <table:table-cell office:value-type="float" office:value="90.993864">
                <text:p>90.993864</text:p>
              </table:table-cell>
              <table:table-cell office:value-type="float" office:value="138.22816">
                <text:p>138.22816</text:p>
              </table:table-cell>
              <table:table-cell office:value-type="float" office:value="135.534965">
                <text:p>135.534965</text:p>
              </table:table-cell>
              <table:table-cell office:value-type="float" office:value="97.285978">
                <text:p>97.285978</text:p>
              </table:table-cell>
              <table:table-cell office:value-type="float" office:value="198.577464">
                <text:p>198.577464</text:p>
              </table:table-cell>
              <table:table-cell office:value-type="float" office:value="187.47137">
                <text:p>187.47137</text:p>
              </table:table-cell>
              <table:table-cell office:value-type="float" office:value="175.107171">
                <text:p>175.107171</text:p>
              </table:table-cell>
              <table:table-cell office:value-type="float" office:value="155.751443">
                <text:p>155.751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86.175296">
                <text:p>86.175296</text:p>
              </table:table-cell>
              <table:table-cell office:value-type="float" office:value="64.954093">
                <text:p>64.954093</text:p>
              </table:table-cell>
              <table:table-cell office:value-type="float" office:value="73.719678">
                <text:p>73.719678</text:p>
              </table:table-cell>
              <table:table-cell office:value-type="float" office:value="154.907603">
                <text:p>154.907603</text:p>
              </table:table-cell>
              <table:table-cell office:value-type="float" office:value="112.281728">
                <text:p>112.281728</text:p>
              </table:table-cell>
              <table:table-cell office:value-type="float" office:value="103.963748">
                <text:p>103.963748</text:p>
              </table:table-cell>
              <table:table-cell office:value-type="float" office:value="189.22792">
                <text:p>189.22792</text:p>
              </table:table-cell>
              <table:table-cell office:value-type="float" office:value="158.551074">
                <text:p>158.551074</text:p>
              </table:table-cell>
              <table:table-cell office:value-type="float" office:value="122.826785">
                <text:p>122.826785</text:p>
              </table:table-cell>
              <table:table-cell office:value-type="float" office:value="124.695009">
                <text:p>124.69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72.048442">
                <text:p>72.048442</text:p>
              </table:table-cell>
              <table:table-cell office:value-type="float" office:value="53.53738">
                <text:p>53.53738</text:p>
              </table:table-cell>
              <table:table-cell office:value-type="float" office:value="80.635176">
                <text:p>80.635176</text:p>
              </table:table-cell>
              <table:table-cell office:value-type="float" office:value="119.5145">
                <text:p>119.5145</text:p>
              </table:table-cell>
              <table:table-cell office:value-type="float" office:value="102.743564">
                <text:p>102.743564</text:p>
              </table:table-cell>
              <table:table-cell office:value-type="float" office:value="91.594809">
                <text:p>91.594809</text:p>
              </table:table-cell>
              <table:table-cell office:value-type="float" office:value="191.58272">
                <text:p>191.58272</text:p>
              </table:table-cell>
              <table:table-cell office:value-type="float" office:value="112.619891">
                <text:p>112.619891</text:p>
              </table:table-cell>
              <table:table-cell office:value-type="float" office:value="108.476145">
                <text:p>108.476145</text:p>
              </table:table-cell>
              <table:table-cell office:value-type="float" office:value="94.886041">
                <text:p>94.8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4.389513">
                <text:p>64.389513</text:p>
              </table:table-cell>
              <table:table-cell office:value-type="float" office:value="56.883905">
                <text:p>56.883905</text:p>
              </table:table-cell>
              <table:table-cell office:value-type="float" office:value="74.182495">
                <text:p>74.182495</text:p>
              </table:table-cell>
              <table:table-cell office:value-type="float" office:value="110.296263">
                <text:p>110.296263</text:p>
              </table:table-cell>
              <table:table-cell office:value-type="float" office:value="81.876917">
                <text:p>81.876917</text:p>
              </table:table-cell>
              <table:table-cell office:value-type="float" office:value="112.221983">
                <text:p>112.221983</text:p>
              </table:table-cell>
              <table:table-cell office:value-type="float" office:value="189.625528">
                <text:p>189.625528</text:p>
              </table:table-cell>
              <table:table-cell office:value-type="float" office:value="93.743982">
                <text:p>93.743982</text:p>
              </table:table-cell>
              <table:table-cell office:value-type="float" office:value="102.558708">
                <text:p>102.558708</text:p>
              </table:table-cell>
              <table:table-cell office:value-type="float" office:value="89.355498">
                <text:p>89.355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6.998621">
                <text:p>76.998621</text:p>
              </table:table-cell>
              <table:table-cell office:value-type="float" office:value="117.905801">
                <text:p>117.905801</text:p>
              </table:table-cell>
              <table:table-cell office:value-type="float" office:value="83.559467">
                <text:p>83.559467</text:p>
              </table:table-cell>
              <table:table-cell office:value-type="float" office:value="90.908806">
                <text:p>90.908806</text:p>
              </table:table-cell>
              <table:table-cell office:value-type="float" office:value="57.106567">
                <text:p>57.106567</text:p>
              </table:table-cell>
              <table:table-cell office:value-type="float" office:value="82.27647">
                <text:p>82.27647</text:p>
              </table:table-cell>
              <table:table-cell office:value-type="float" office:value="190.947172">
                <text:p>190.947172</text:p>
              </table:table-cell>
              <table:table-cell office:value-type="float" office:value="78.412942">
                <text:p>78.412942</text:p>
              </table:table-cell>
              <table:table-cell office:value-type="float" office:value="87.965296">
                <text:p>87.965296</text:p>
              </table:table-cell>
              <table:table-cell office:value-type="float" office:value="70.80886">
                <text:p>70.80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0.413719">
                <text:p>50.413719</text:p>
              </table:table-cell>
              <table:table-cell office:value-type="float" office:value="65.486942">
                <text:p>65.486942</text:p>
              </table:table-cell>
              <table:table-cell office:value-type="float" office:value="80.119567">
                <text:p>80.119567</text:p>
              </table:table-cell>
              <table:table-cell office:value-type="float" office:value="85.027573">
                <text:p>85.027573</text:p>
              </table:table-cell>
              <table:table-cell office:value-type="float" office:value="65.854174">
                <text:p>65.854174</text:p>
              </table:table-cell>
              <table:table-cell office:value-type="float" office:value="108.826281">
                <text:p>108.826281</text:p>
              </table:table-cell>
              <table:table-cell office:value-type="float" office:value="145.5745">
                <text:p>145.5745</text:p>
              </table:table-cell>
              <table:table-cell office:value-type="float" office:value="70.97549">
                <text:p>70.97549</text:p>
              </table:table-cell>
              <table:table-cell office:value-type="float" office:value="70.091441">
                <text:p>70.091441</text:p>
              </table:table-cell>
              <table:table-cell office:value-type="float" office:value="53.684224">
                <text:p>53.684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7.965597">
                <text:p>57.965597</text:p>
              </table:table-cell>
              <table:table-cell office:value-type="float" office:value="65.871499">
                <text:p>65.871499</text:p>
              </table:table-cell>
              <table:table-cell office:value-type="float" office:value="68.717224">
                <text:p>68.717224</text:p>
              </table:table-cell>
              <table:table-cell office:value-type="float" office:value="88.221274">
                <text:p>88.221274</text:p>
              </table:table-cell>
              <table:table-cell office:value-type="float" office:value="52.057215">
                <text:p>52.057215</text:p>
              </table:table-cell>
              <table:table-cell office:value-type="float" office:value="115.243135">
                <text:p>115.243135</text:p>
              </table:table-cell>
              <table:table-cell office:value-type="float" office:value="121.193278">
                <text:p>121.193278</text:p>
              </table:table-cell>
              <table:table-cell office:value-type="float" office:value="74.054503">
                <text:p>74.054503</text:p>
              </table:table-cell>
              <table:table-cell office:value-type="float" office:value="80.111947">
                <text:p>80.111947</text:p>
              </table:table-cell>
              <table:table-cell office:value-type="float" office:value="60.818895">
                <text:p>60.818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.465709">
                <text:p>53.465709</text:p>
              </table:table-cell>
              <table:table-cell office:value-type="float" office:value="51.443981">
                <text:p>51.443981</text:p>
              </table:table-cell>
              <table:table-cell office:value-type="float" office:value="75.252012">
                <text:p>75.252012</text:p>
              </table:table-cell>
              <table:table-cell office:value-type="float" office:value="78.946487">
                <text:p>78.946487</text:p>
              </table:table-cell>
              <table:table-cell office:value-type="float" office:value="64.336068">
                <text:p>64.336068</text:p>
              </table:table-cell>
              <table:table-cell office:value-type="float" office:value="96.89375">
                <text:p>96.89375</text:p>
              </table:table-cell>
              <table:table-cell office:value-type="float" office:value="111.268664">
                <text:p>111.268664</text:p>
              </table:table-cell>
              <table:table-cell office:value-type="float" office:value="61.851193">
                <text:p>61.851193</text:p>
              </table:table-cell>
              <table:table-cell office:value-type="float" office:value="76.371011">
                <text:p>76.371011</text:p>
              </table:table-cell>
              <table:table-cell office:value-type="float" office:value="49.088454">
                <text:p>49.088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65.54415">
                <text:p>65.54415</text:p>
              </table:table-cell>
              <table:table-cell office:value-type="float" office:value="60.104983">
                <text:p>60.104983</text:p>
              </table:table-cell>
              <table:table-cell office:value-type="float" office:value="74.034451">
                <text:p>74.034451</text:p>
              </table:table-cell>
              <table:table-cell office:value-type="float" office:value="77.623678">
                <text:p>77.623678</text:p>
              </table:table-cell>
              <table:table-cell office:value-type="float" office:value="49.700097">
                <text:p>49.700097</text:p>
              </table:table-cell>
              <table:table-cell office:value-type="float" office:value="94.991197">
                <text:p>94.991197</text:p>
              </table:table-cell>
              <table:table-cell office:value-type="float" office:value="110.789712">
                <text:p>110.789712</text:p>
              </table:table-cell>
              <table:table-cell office:value-type="float" office:value="53.467665">
                <text:p>53.467665</text:p>
              </table:table-cell>
              <table:table-cell office:value-type="float" office:value="70.609557">
                <text:p>70.609557</text:p>
              </table:table-cell>
              <table:table-cell office:value-type="float" office:value="58.267234">
                <text:p>58.26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01.40751">
                <text:p>101.40751</text:p>
              </table:table-cell>
              <table:table-cell office:value-type="float" office:value="65.135127">
                <text:p>65.135127</text:p>
              </table:table-cell>
              <table:table-cell office:value-type="float" office:value="74.246189">
                <text:p>74.246189</text:p>
              </table:table-cell>
              <table:table-cell office:value-type="float" office:value="51.544734">
                <text:p>51.544734</text:p>
              </table:table-cell>
              <table:table-cell office:value-type="float" office:value="46.412069">
                <text:p>46.412069</text:p>
              </table:table-cell>
              <table:table-cell office:value-type="float" office:value="82.521742">
                <text:p>82.521742</text:p>
              </table:table-cell>
              <table:table-cell office:value-type="float" office:value="97.933701">
                <text:p>97.933701</text:p>
              </table:table-cell>
              <table:table-cell office:value-type="float" office:value="52.316507">
                <text:p>52.316507</text:p>
              </table:table-cell>
              <table:table-cell office:value-type="float" office:value="75.898092">
                <text:p>75.898092</text:p>
              </table:table-cell>
              <table:table-cell office:value-type="float" office:value="52.229975">
                <text:p>52.229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1.596353">
                <text:p>71.596353</text:p>
              </table:table-cell>
              <table:table-cell office:value-type="float" office:value="37.605839">
                <text:p>37.605839</text:p>
              </table:table-cell>
              <table:table-cell office:value-type="float" office:value="68.22172">
                <text:p>68.22172</text:p>
              </table:table-cell>
              <table:table-cell office:value-type="float" office:value="46.868099">
                <text:p>46.868099</text:p>
              </table:table-cell>
              <table:table-cell office:value-type="float" office:value="43.038278">
                <text:p>43.038278</text:p>
              </table:table-cell>
              <table:table-cell office:value-type="float" office:value="83.267898">
                <text:p>83.267898</text:p>
              </table:table-cell>
              <table:table-cell office:value-type="float" office:value="121.696215">
                <text:p>121.696215</text:p>
              </table:table-cell>
              <table:table-cell office:value-type="float" office:value="39.907478">
                <text:p>39.907478</text:p>
              </table:table-cell>
              <table:table-cell office:value-type="float" office:value="62.366396">
                <text:p>62.366396</text:p>
              </table:table-cell>
              <table:table-cell office:value-type="float" office:value="48.485605">
                <text:p>48.48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73.14928">
                <text:p>73.14928</text:p>
              </table:table-cell>
              <table:table-cell office:value-type="float" office:value="43.621606">
                <text:p>43.621606</text:p>
              </table:table-cell>
              <table:table-cell office:value-type="float" office:value="62.23562">
                <text:p>62.23562</text:p>
              </table:table-cell>
              <table:table-cell office:value-type="float" office:value="55.612916">
                <text:p>55.612916</text:p>
              </table:table-cell>
              <table:table-cell office:value-type="float" office:value="41.710785">
                <text:p>41.710785</text:p>
              </table:table-cell>
              <table:table-cell office:value-type="float" office:value="69.569145">
                <text:p>69.569145</text:p>
              </table:table-cell>
              <table:table-cell office:value-type="float" office:value="83.735497">
                <text:p>83.735497</text:p>
              </table:table-cell>
              <table:table-cell office:value-type="float" office:value="41.656901">
                <text:p>41.656901</text:p>
              </table:table-cell>
              <table:table-cell office:value-type="float" office:value="49.338513">
                <text:p>49.338513</text:p>
              </table:table-cell>
              <table:table-cell office:value-type="float" office:value="45.01728">
                <text:p>45.01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3.195815">
                <text:p>63.195815</text:p>
              </table:table-cell>
              <table:table-cell office:value-type="float" office:value="42.037024">
                <text:p>42.037024</text:p>
              </table:table-cell>
              <table:table-cell office:value-type="float" office:value="64.684838">
                <text:p>64.684838</text:p>
              </table:table-cell>
              <table:table-cell office:value-type="float" office:value="55.372584">
                <text:p>55.372584</text:p>
              </table:table-cell>
              <table:table-cell office:value-type="float" office:value="48.200735">
                <text:p>48.200735</text:p>
              </table:table-cell>
              <table:table-cell office:value-type="float" office:value="57.413207">
                <text:p>57.413207</text:p>
              </table:table-cell>
              <table:table-cell office:value-type="float" office:value="83.538119">
                <text:p>83.538119</text:p>
              </table:table-cell>
              <table:table-cell office:value-type="float" office:value="44.98099">
                <text:p>44.98099</text:p>
              </table:table-cell>
              <table:table-cell office:value-type="float" office:value="53.948455">
                <text:p>53.948455</text:p>
              </table:table-cell>
              <table:table-cell office:value-type="float" office:value="48.273974">
                <text:p>48.273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54.045134">
                <text:p>54.045134</text:p>
              </table:table-cell>
              <table:table-cell office:value-type="float" office:value="41.968939">
                <text:p>41.968939</text:p>
              </table:table-cell>
              <table:table-cell office:value-type="float" office:value="63.532904">
                <text:p>63.532904</text:p>
              </table:table-cell>
              <table:table-cell office:value-type="float" office:value="44.178284">
                <text:p>44.178284</text:p>
              </table:table-cell>
              <table:table-cell office:value-type="float" office:value="49.359951">
                <text:p>49.359951</text:p>
              </table:table-cell>
              <table:table-cell office:value-type="float" office:value="54.22781">
                <text:p>54.22781</text:p>
              </table:table-cell>
              <table:table-cell office:value-type="float" office:value="67.125749">
                <text:p>67.125749</text:p>
              </table:table-cell>
              <table:table-cell office:value-type="float" office:value="42.418272">
                <text:p>42.418272</text:p>
              </table:table-cell>
              <table:table-cell office:value-type="float" office:value="40.177242">
                <text:p>40.177242</text:p>
              </table:table-cell>
              <table:table-cell office:value-type="float" office:value="43.976184">
                <text:p>43.976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52.264543">
                <text:p>52.264543</text:p>
              </table:table-cell>
              <table:table-cell office:value-type="float" office:value="52.87019">
                <text:p>52.87019</text:p>
              </table:table-cell>
              <table:table-cell office:value-type="float" office:value="60.472537">
                <text:p>60.472537</text:p>
              </table:table-cell>
              <table:table-cell office:value-type="float" office:value="47.599681">
                <text:p>47.599681</text:p>
              </table:table-cell>
              <table:table-cell office:value-type="float" office:value="41.171196">
                <text:p>41.171196</text:p>
              </table:table-cell>
              <table:table-cell office:value-type="float" office:value="44.994418">
                <text:p>44.994418</text:p>
              </table:table-cell>
              <table:table-cell office:value-type="float" office:value="59.0799">
                <text:p>59.0799</text:p>
              </table:table-cell>
              <table:table-cell office:value-type="float" office:value="43.613089">
                <text:p>43.613089</text:p>
              </table:table-cell>
              <table:table-cell office:value-type="float" office:value="41.351861">
                <text:p>41.351861</text:p>
              </table:table-cell>
              <table:table-cell office:value-type="float" office:value="39.928235">
                <text:p>39.928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47.734628">
                <text:p>47.734628</text:p>
              </table:table-cell>
              <table:table-cell office:value-type="float" office:value="38.871031">
                <text:p>38.871031</text:p>
              </table:table-cell>
              <table:table-cell office:value-type="float" office:value="52.178682">
                <text:p>52.178682</text:p>
              </table:table-cell>
              <table:table-cell office:value-type="float" office:value="41.583273">
                <text:p>41.583273</text:p>
              </table:table-cell>
              <table:table-cell office:value-type="float" office:value="41.061191">
                <text:p>41.061191</text:p>
              </table:table-cell>
              <table:table-cell office:value-type="float" office:value="46.198492">
                <text:p>46.198492</text:p>
              </table:table-cell>
              <table:table-cell office:value-type="float" office:value="51.068613">
                <text:p>51.068613</text:p>
              </table:table-cell>
              <table:table-cell office:value-type="float" office:value="36.570009">
                <text:p>36.570009</text:p>
              </table:table-cell>
              <table:table-cell office:value-type="float" office:value="49.125996">
                <text:p>49.125996</text:p>
              </table:table-cell>
              <table:table-cell office:value-type="float" office:value="48.434912">
                <text:p>48.434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38.395691">
                <text:p>38.395691</text:p>
              </table:table-cell>
              <table:table-cell office:value-type="float" office:value="41.191949">
                <text:p>41.191949</text:p>
              </table:table-cell>
              <table:table-cell office:value-type="float" office:value="46.380503">
                <text:p>46.380503</text:p>
              </table:table-cell>
              <table:table-cell office:value-type="float" office:value="42.586166">
                <text:p>42.586166</text:p>
              </table:table-cell>
              <table:table-cell office:value-type="float" office:value="42.698623">
                <text:p>42.698623</text:p>
              </table:table-cell>
              <table:table-cell office:value-type="float" office:value="49.767073">
                <text:p>49.767073</text:p>
              </table:table-cell>
              <table:table-cell office:value-type="float" office:value="50.761244">
                <text:p>50.761244</text:p>
              </table:table-cell>
              <table:table-cell office:value-type="float" office:value="41.44779">
                <text:p>41.44779</text:p>
              </table:table-cell>
              <table:table-cell office:value-type="float" office:value="40.921441">
                <text:p>40.921441</text:p>
              </table:table-cell>
              <table:table-cell office:value-type="float" office:value="37.911318">
                <text:p>37.911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1.756029">
                <text:p>41.756029</text:p>
              </table:table-cell>
              <table:table-cell office:value-type="float" office:value="41.141701">
                <text:p>41.141701</text:p>
              </table:table-cell>
              <table:table-cell office:value-type="float" office:value="41.49102">
                <text:p>41.49102</text:p>
              </table:table-cell>
              <table:table-cell office:value-type="float" office:value="43.147249">
                <text:p>43.147249</text:p>
              </table:table-cell>
              <table:table-cell office:value-type="float" office:value="40.987036">
                <text:p>40.987036</text:p>
              </table:table-cell>
              <table:table-cell office:value-type="float" office:value="43.777301">
                <text:p>43.777301</text:p>
              </table:table-cell>
              <table:table-cell office:value-type="float" office:value="48.483903">
                <text:p>48.483903</text:p>
              </table:table-cell>
              <table:table-cell office:value-type="float" office:value="46.050863">
                <text:p>46.050863</text:p>
              </table:table-cell>
              <table:table-cell office:value-type="float" office:value="41.72328">
                <text:p>41.72328</text:p>
              </table:table-cell>
              <table:table-cell office:value-type="float" office:value="44.265462">
                <text:p>44.265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41.568891">
                <text:p>41.568891</text:p>
              </table:table-cell>
              <table:table-cell office:value-type="float" office:value="36.63109">
                <text:p>36.63109</text:p>
              </table:table-cell>
              <table:table-cell office:value-type="float" office:value="59.168063">
                <text:p>59.168063</text:p>
              </table:table-cell>
              <table:table-cell office:value-type="float" office:value="42.25616">
                <text:p>42.25616</text:p>
              </table:table-cell>
              <table:table-cell office:value-type="float" office:value="47.076606">
                <text:p>47.076606</text:p>
              </table:table-cell>
              <table:table-cell office:value-type="float" office:value="52.631078">
                <text:p>52.631078</text:p>
              </table:table-cell>
              <table:table-cell office:value-type="float" office:value="55.427487">
                <text:p>55.427487</text:p>
              </table:table-cell>
              <table:table-cell office:value-type="float" office:value="39.413957">
                <text:p>39.413957</text:p>
              </table:table-cell>
              <table:table-cell office:value-type="float" office:value="42.046997">
                <text:p>42.046997</text:p>
              </table:table-cell>
              <table:table-cell office:value-type="float" office:value="41.177079">
                <text:p>41.177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37.765672">
                <text:p>37.765672</text:p>
              </table:table-cell>
              <table:table-cell office:value-type="float" office:value="38.241913">
                <text:p>38.241913</text:p>
              </table:table-cell>
              <table:table-cell office:value-type="float" office:value="42.321152">
                <text:p>42.321152</text:p>
              </table:table-cell>
              <table:table-cell office:value-type="float" office:value="36.928842">
                <text:p>36.928842</text:p>
              </table:table-cell>
              <table:table-cell office:value-type="float" office:value="37.133482">
                <text:p>37.133482</text:p>
              </table:table-cell>
              <table:table-cell office:value-type="float" office:value="39.224492">
                <text:p>39.224492</text:p>
              </table:table-cell>
              <table:table-cell office:value-type="float" office:value="44.121089">
                <text:p>44.121089</text:p>
              </table:table-cell>
              <table:table-cell office:value-type="float" office:value="36.558837">
                <text:p>36.558837</text:p>
              </table:table-cell>
              <table:table-cell office:value-type="float" office:value="35.934955">
                <text:p>35.934955</text:p>
              </table:table-cell>
              <table:table-cell office:value-type="float" office:value="44.819388">
                <text:p>44.819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47.63336">
                <text:p>47.63336</text:p>
              </table:table-cell>
              <table:table-cell office:value-type="float" office:value="37.624625">
                <text:p>37.624625</text:p>
              </table:table-cell>
              <table:table-cell office:value-type="float" office:value="42.450583">
                <text:p>42.450583</text:p>
              </table:table-cell>
              <table:table-cell office:value-type="float" office:value="46.132346">
                <text:p>46.132346</text:p>
              </table:table-cell>
              <table:table-cell office:value-type="float" office:value="38.182786">
                <text:p>38.182786</text:p>
              </table:table-cell>
              <table:table-cell office:value-type="float" office:value="44.344183">
                <text:p>44.344183</text:p>
              </table:table-cell>
              <table:table-cell office:value-type="float" office:value="43.052906">
                <text:p>43.052906</text:p>
              </table:table-cell>
              <table:table-cell office:value-type="float" office:value="56.236931">
                <text:p>56.236931</text:p>
              </table:table-cell>
              <table:table-cell office:value-type="float" office:value="62.714181">
                <text:p>62.714181</text:p>
              </table:table-cell>
              <table:table-cell office:value-type="float" office:value="51.593821">
                <text:p>51.593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42.046509">
                <text:p>42.046509</text:p>
              </table:table-cell>
              <table:table-cell office:value-type="float" office:value="35.710304">
                <text:p>35.710304</text:p>
              </table:table-cell>
              <table:table-cell office:value-type="float" office:value="36.966257">
                <text:p>36.966257</text:p>
              </table:table-cell>
              <table:table-cell office:value-type="float" office:value="57.964847">
                <text:p>57.964847</text:p>
              </table:table-cell>
              <table:table-cell office:value-type="float" office:value="58.907914">
                <text:p>58.907914</text:p>
              </table:table-cell>
              <table:table-cell office:value-type="float" office:value="40.644267">
                <text:p>40.644267</text:p>
              </table:table-cell>
              <table:table-cell office:value-type="float" office:value="47.78565">
                <text:p>47.78565</text:p>
              </table:table-cell>
              <table:table-cell office:value-type="float" office:value="61.459323">
                <text:p>61.459323</text:p>
              </table:table-cell>
              <table:table-cell office:value-type="float" office:value="49.9912">
                <text:p>49.9912</text:p>
              </table:table-cell>
              <table:table-cell office:value-type="float" office:value="39.750715">
                <text:p>39.750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34.756662">
                <text:p>34.756662</text:p>
              </table:table-cell>
              <table:table-cell office:value-type="float" office:value="36.397865">
                <text:p>36.397865</text:p>
              </table:table-cell>
              <table:table-cell office:value-type="float" office:value="37.883356">
                <text:p>37.883356</text:p>
              </table:table-cell>
              <table:table-cell office:value-type="float" office:value="46.929988">
                <text:p>46.929988</text:p>
              </table:table-cell>
              <table:table-cell office:value-type="float" office:value="55.410418">
                <text:p>55.410418</text:p>
              </table:table-cell>
              <table:table-cell office:value-type="float" office:value="36.135711">
                <text:p>36.135711</text:p>
              </table:table-cell>
              <table:table-cell office:value-type="float" office:value="39.967499">
                <text:p>39.967499</text:p>
              </table:table-cell>
              <table:table-cell office:value-type="float" office:value="65.048341">
                <text:p>65.048341</text:p>
              </table:table-cell>
              <table:table-cell office:value-type="float" office:value="46.46795">
                <text:p>46.46795</text:p>
              </table:table-cell>
              <table:table-cell office:value-type="float" office:value="40.419529">
                <text:p>40.419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4.443977">
                <text:p>44.443977</text:p>
              </table:table-cell>
              <table:table-cell office:value-type="float" office:value="61.052292">
                <text:p>61.052292</text:p>
              </table:table-cell>
              <table:table-cell office:value-type="float" office:value="37.845752">
                <text:p>37.845752</text:p>
              </table:table-cell>
              <table:table-cell office:value-type="float" office:value="68.087527">
                <text:p>68.087527</text:p>
              </table:table-cell>
              <table:table-cell office:value-type="float" office:value="48.257313">
                <text:p>48.257313</text:p>
              </table:table-cell>
              <table:table-cell office:value-type="float" office:value="49.152335">
                <text:p>49.152335</text:p>
              </table:table-cell>
              <table:table-cell office:value-type="float" office:value="39.771957">
                <text:p>39.771957</text:p>
              </table:table-cell>
              <table:table-cell office:value-type="float" office:value="70.375243">
                <text:p>70.375243</text:p>
              </table:table-cell>
              <table:table-cell office:value-type="float" office:value="74.259907">
                <text:p>74.259907</text:p>
              </table:table-cell>
              <table:table-cell office:value-type="float" office:value="36.027569">
                <text:p>36.027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3.317781">
                <text:p>63.317781</text:p>
              </table:table-cell>
              <table:table-cell office:value-type="float" office:value="66.670729">
                <text:p>66.670729</text:p>
              </table:table-cell>
              <table:table-cell office:value-type="float" office:value="54.195542">
                <text:p>54.195542</text:p>
              </table:table-cell>
              <table:table-cell office:value-type="float" office:value="76.917913">
                <text:p>76.917913</text:p>
              </table:table-cell>
              <table:table-cell office:value-type="float" office:value="91.96791">
                <text:p>91.96791</text:p>
              </table:table-cell>
              <table:table-cell office:value-type="float" office:value="43.174397">
                <text:p>43.174397</text:p>
              </table:table-cell>
              <table:table-cell office:value-type="float" office:value="39.399609">
                <text:p>39.399609</text:p>
              </table:table-cell>
              <table:table-cell office:value-type="float" office:value="70.653611">
                <text:p>70.653611</text:p>
              </table:table-cell>
              <table:table-cell office:value-type="float" office:value="44.296139">
                <text:p>44.296139</text:p>
              </table:table-cell>
              <table:table-cell office:value-type="float" office:value="48.60056">
                <text:p>48.60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7.664285">
                <text:p>57.664285</text:p>
              </table:table-cell>
              <table:table-cell office:value-type="float" office:value="62.743517">
                <text:p>62.743517</text:p>
              </table:table-cell>
              <table:table-cell office:value-type="float" office:value="38.525854">
                <text:p>38.525854</text:p>
              </table:table-cell>
              <table:table-cell office:value-type="float" office:value="93.914874">
                <text:p>93.914874</text:p>
              </table:table-cell>
              <table:table-cell office:value-type="float" office:value="76.949974">
                <text:p>76.949974</text:p>
              </table:table-cell>
              <table:table-cell office:value-type="float" office:value="42.484319">
                <text:p>42.484319</text:p>
              </table:table-cell>
              <table:table-cell office:value-type="float" office:value="46.042357">
                <text:p>46.042357</text:p>
              </table:table-cell>
              <table:table-cell office:value-type="float" office:value="57.44806">
                <text:p>57.44806</text:p>
              </table:table-cell>
              <table:table-cell office:value-type="float" office:value="62.410166">
                <text:p>62.410166</text:p>
              </table:table-cell>
              <table:table-cell office:value-type="float" office:value="43.160914">
                <text:p>43.160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70.777039">
                <text:p>70.777039</text:p>
              </table:table-cell>
              <table:table-cell office:value-type="float" office:value="78.798015">
                <text:p>78.798015</text:p>
              </table:table-cell>
              <table:table-cell office:value-type="float" office:value="63.18023">
                <text:p>63.18023</text:p>
              </table:table-cell>
              <table:table-cell office:value-type="float" office:value="89.348778">
                <text:p>89.348778</text:p>
              </table:table-cell>
              <table:table-cell office:value-type="float" office:value="87.030548">
                <text:p>87.030548</text:p>
              </table:table-cell>
              <table:table-cell office:value-type="float" office:value="78.262005">
                <text:p>78.262005</text:p>
              </table:table-cell>
              <table:table-cell office:value-type="float" office:value="44.801745">
                <text:p>44.801745</text:p>
              </table:table-cell>
              <table:table-cell office:value-type="float" office:value="89.582344">
                <text:p>89.582344</text:p>
              </table:table-cell>
              <table:table-cell office:value-type="float" office:value="83.286173">
                <text:p>83.286173</text:p>
              </table:table-cell>
              <table:table-cell office:value-type="float" office:value="51.886736">
                <text:p>51.886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4.889028">
                <text:p>84.889028</text:p>
              </table:table-cell>
              <table:table-cell office:value-type="float" office:value="86.859263">
                <text:p>86.859263</text:p>
              </table:table-cell>
              <table:table-cell office:value-type="float" office:value="71.283025">
                <text:p>71.283025</text:p>
              </table:table-cell>
              <table:table-cell office:value-type="float" office:value="89.634954">
                <text:p>89.634954</text:p>
              </table:table-cell>
              <table:table-cell office:value-type="float" office:value="95.469508">
                <text:p>95.469508</text:p>
              </table:table-cell>
              <table:table-cell office:value-type="float" office:value="89.251117">
                <text:p>89.251117</text:p>
              </table:table-cell>
              <table:table-cell office:value-type="float" office:value="84.023633">
                <text:p>84.023633</text:p>
              </table:table-cell>
              <table:table-cell office:value-type="float" office:value="78.71783">
                <text:p>78.71783</text:p>
              </table:table-cell>
              <table:table-cell office:value-type="float" office:value="62.568023">
                <text:p>62.568023</text:p>
              </table:table-cell>
              <table:table-cell office:value-type="float" office:value="81.340094">
                <text:p>81.340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8.212852">
                <text:p>78.212852</text:p>
              </table:table-cell>
              <table:table-cell office:value-type="float" office:value="65.181579">
                <text:p>65.181579</text:p>
              </table:table-cell>
              <table:table-cell office:value-type="float" office:value="71.789467">
                <text:p>71.789467</text:p>
              </table:table-cell>
              <table:table-cell office:value-type="float" office:value="84.951025">
                <text:p>84.951025</text:p>
              </table:table-cell>
              <table:table-cell office:value-type="float" office:value="95.624638">
                <text:p>95.624638</text:p>
              </table:table-cell>
              <table:table-cell office:value-type="float" office:value="77.135901">
                <text:p>77.135901</text:p>
              </table:table-cell>
              <table:table-cell office:value-type="float" office:value="85.083325">
                <text:p>85.083325</text:p>
              </table:table-cell>
              <table:table-cell office:value-type="float" office:value="60.599251">
                <text:p>60.599251</text:p>
              </table:table-cell>
              <table:table-cell office:value-type="float" office:value="57.813079">
                <text:p>57.813079</text:p>
              </table:table-cell>
              <table:table-cell office:value-type="float" office:value="66.888622">
                <text:p>66.888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72.243735">
                <text:p>72.243735</text:p>
              </table:table-cell>
              <table:table-cell office:value-type="float" office:value="7.90466">
                <text:p>7.90466</text:p>
              </table:table-cell>
              <table:table-cell office:value-type="float" office:value="62.336606">
                <text:p>62.336606</text:p>
              </table:table-cell>
              <table:table-cell office:value-type="float" office:value="52.335207">
                <text:p>52.335207</text:p>
              </table:table-cell>
              <table:table-cell office:value-type="float" office:value="80.743731">
                <text:p>80.743731</text:p>
              </table:table-cell>
              <table:table-cell office:value-type="float" office:value="32.581534">
                <text:p>32.581534</text:p>
              </table:table-cell>
              <table:table-cell office:value-type="float" office:value="67.733039">
                <text:p>67.733039</text:p>
              </table:table-cell>
              <table:table-cell office:value-type="float" office:value="33.79322">
                <text:p>33.79322</text:p>
              </table:table-cell>
              <table:table-cell office:value-type="float" office:value="NaN">
                <text:p>NaN</text:p>
              </table:table-cell>
              <table:table-cell office:value-type="float" office:value="44.564364">
                <text:p>44.5643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862cm" svg:height="9cm" xlink:href=".." xlink:type="simple" chart:class="chart:scatter" chart:style-name="ch1">
        <chart:legend chart:legend-position="end" svg:x="21.521cm" svg:y="1.875cm" style:legend-expansion="high" chart:style-name="ch2"/>
        <chart:plot-area chart:style-name="ch3" table:cell-range-address="viewfeed_2.N2:viewfeed_2.X46 viewfeed_2.O1:viewfeed_2.X1" chart:data-source-has-labels="row" svg:x="0.557cm" svg:y="0.18cm" svg:width="20.407cm" svg:height="8.64cm">
          <chartooo:coordinate-region svg:x="1.388cm" svg:y="0.389cm" svg:width="19.38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ewfeed_2.O2:viewfeed_2.O46" chart:label-cell-address="viewfeed_2.O1:viewfeed_2.O1" chart:class="chart:scatter">
            <chart:domain table:cell-range-address="viewfeed_2.N2:viewfeed_2.N46"/>
            <chart:data-point chart:repeated="45"/>
          </chart:series>
          <chart:series chart:style-name="ch7" chart:values-cell-range-address="viewfeed_2.P2:viewfeed_2.P46" chart:label-cell-address="viewfeed_2.P1:viewfeed_2.P1" chart:class="chart:scatter">
            <chart:data-point chart:repeated="45"/>
          </chart:series>
          <chart:series chart:style-name="ch8" chart:values-cell-range-address="viewfeed_2.Q2:viewfeed_2.Q46" chart:label-cell-address="viewfeed_2.Q1:viewfeed_2.Q1" chart:class="chart:scatter">
            <chart:data-point chart:repeated="45"/>
          </chart:series>
          <chart:series chart:style-name="ch9" chart:values-cell-range-address="viewfeed_2.R2:viewfeed_2.R46" chart:label-cell-address="viewfeed_2.R1:viewfeed_2.R1" chart:class="chart:scatter">
            <chart:data-point chart:repeated="45"/>
          </chart:series>
          <chart:series chart:style-name="ch10" chart:values-cell-range-address="viewfeed_2.S2:viewfeed_2.S46" chart:label-cell-address="viewfeed_2.S1:viewfeed_2.S1" chart:class="chart:scatter">
            <chart:data-point chart:repeated="45"/>
          </chart:series>
          <chart:series chart:style-name="ch11" chart:values-cell-range-address="viewfeed_2.T2:viewfeed_2.T46" chart:label-cell-address="viewfeed_2.T1:viewfeed_2.T1" chart:class="chart:scatter">
            <chart:data-point chart:repeated="45"/>
          </chart:series>
          <chart:series chart:style-name="ch12" chart:values-cell-range-address="viewfeed_2.U2:viewfeed_2.U46" chart:label-cell-address="viewfeed_2.U1:viewfeed_2.U1" chart:class="chart:scatter">
            <chart:data-point chart:repeated="45"/>
          </chart:series>
          <chart:series chart:style-name="ch13" chart:values-cell-range-address="viewfeed_2.V2:viewfeed_2.V46" chart:label-cell-address="viewfeed_2.V1:viewfeed_2.V1" chart:class="chart:scatter">
            <chart:data-point chart:repeated="45"/>
          </chart:series>
          <chart:series chart:style-name="ch14" chart:values-cell-range-address="viewfeed_2.W2:viewfeed_2.W46" chart:label-cell-address="viewfeed_2.W1:viewfeed_2.W1" chart:class="chart:scatter">
            <chart:data-point chart:repeated="45"/>
          </chart:series>
          <chart:series chart:style-name="ch15" chart:values-cell-range-address="viewfeed_2.X2:viewfeed_2.X46" chart:label-cell-address="viewfeed_2.X1:viewfeed_2.X1" chart:class="chart:scatter">
            <chart:data-point chart:repeated="4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viewfeedresponsetime2_RUN1</text:p>
                <draw:g>
                  <svg:desc>viewfeed_2.O1:viewfeed_2.O1</svg:desc>
                </draw:g>
              </table:table-cell>
              <table:table-cell office:value-type="string">
                <text:p>viewfeedresponsetime2_RUN2</text:p>
                <draw:g>
                  <svg:desc>viewfeed_2.P1:viewfeed_2.P1</svg:desc>
                </draw:g>
              </table:table-cell>
              <table:table-cell office:value-type="string">
                <text:p>viewfeedresponsetime2_RUN3</text:p>
                <draw:g>
                  <svg:desc>viewfeed_2.Q1:viewfeed_2.Q1</svg:desc>
                </draw:g>
              </table:table-cell>
              <table:table-cell office:value-type="string">
                <text:p>viewfeedresponsetime2_RUN4</text:p>
                <draw:g>
                  <svg:desc>viewfeed_2.R1:viewfeed_2.R1</svg:desc>
                </draw:g>
              </table:table-cell>
              <table:table-cell office:value-type="string">
                <text:p>viewfeedresponsetime2_RUN5</text:p>
                <draw:g>
                  <svg:desc>viewfeed_2.S1:viewfeed_2.S1</svg:desc>
                </draw:g>
              </table:table-cell>
              <table:table-cell office:value-type="string">
                <text:p>viewfeedresponsetime2_RUN6</text:p>
                <draw:g>
                  <svg:desc>viewfeed_2.T1:viewfeed_2.T1</svg:desc>
                </draw:g>
              </table:table-cell>
              <table:table-cell office:value-type="string">
                <text:p>viewfeedresponsetime2_RUN7</text:p>
                <draw:g>
                  <svg:desc>viewfeed_2.U1:viewfeed_2.U1</svg:desc>
                </draw:g>
              </table:table-cell>
              <table:table-cell office:value-type="string">
                <text:p>viewfeedresponsetime2_RUN8</text:p>
                <draw:g>
                  <svg:desc>viewfeed_2.V1:viewfeed_2.V1</svg:desc>
                </draw:g>
              </table:table-cell>
              <table:table-cell office:value-type="string">
                <text:p>viewfeedresponsetime2_RUN9</text:p>
                <draw:g>
                  <svg:desc>viewfeed_2.W1:viewfeed_2.W1</svg:desc>
                </draw:g>
              </table:table-cell>
              <table:table-cell office:value-type="string">
                <text:p>viewfeedresponsetime2_RUN10</text:p>
                <draw:g>
                  <svg:desc>viewfeed_2.X1:viewfeed_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viewfeed_2.N2:viewfeed_2.N46</svg:desc>
                </draw:g>
              </table:table-cell>
              <table:table-cell office:value-type="float" office:value="204.968098">
                <text:p>204.968098</text:p>
                <draw:g>
                  <svg:desc>viewfeed_2.O2:viewfeed_2.O46</svg:desc>
                </draw:g>
              </table:table-cell>
              <table:table-cell office:value-type="float" office:value="212.408767">
                <text:p>212.408767</text:p>
                <draw:g>
                  <svg:desc>viewfeed_2.P2:viewfeed_2.P46</svg:desc>
                </draw:g>
              </table:table-cell>
              <table:table-cell office:value-type="float" office:value="208.935789">
                <text:p>208.935789</text:p>
                <draw:g>
                  <svg:desc>viewfeed_2.Q2:viewfeed_2.Q46</svg:desc>
                </draw:g>
              </table:table-cell>
              <table:table-cell office:value-type="float" office:value="213.09845">
                <text:p>213.09845</text:p>
                <draw:g>
                  <svg:desc>viewfeed_2.R2:viewfeed_2.R46</svg:desc>
                </draw:g>
              </table:table-cell>
              <table:table-cell office:value-type="float" office:value="221.54386">
                <text:p>221.54386</text:p>
                <draw:g>
                  <svg:desc>viewfeed_2.S2:viewfeed_2.S46</svg:desc>
                </draw:g>
              </table:table-cell>
              <table:table-cell office:value-type="float" office:value="223.713167">
                <text:p>223.713167</text:p>
                <draw:g>
                  <svg:desc>viewfeed_2.T2:viewfeed_2.T46</svg:desc>
                </draw:g>
              </table:table-cell>
              <table:table-cell office:value-type="float" office:value="247.806885">
                <text:p>247.806885</text:p>
                <draw:g>
                  <svg:desc>viewfeed_2.U2:viewfeed_2.U46</svg:desc>
                </draw:g>
              </table:table-cell>
              <table:table-cell office:value-type="float" office:value="219.744225">
                <text:p>219.744225</text:p>
                <draw:g>
                  <svg:desc>viewfeed_2.V2:viewfeed_2.V46</svg:desc>
                </draw:g>
              </table:table-cell>
              <table:table-cell office:value-type="float" office:value="210.448825">
                <text:p>210.448825</text:p>
                <draw:g>
                  <svg:desc>viewfeed_2.W2:viewfeed_2.W46</svg:desc>
                </draw:g>
              </table:table-cell>
              <table:table-cell office:value-type="float" office:value="216.797068">
                <text:p>216.797068</text:p>
                <draw:g>
                  <svg:desc>viewfeed_2.X2:viewfeed_2.X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02.93387">
                <text:p>202.93387</text:p>
              </table:table-cell>
              <table:table-cell office:value-type="float" office:value="214.166339">
                <text:p>214.166339</text:p>
              </table:table-cell>
              <table:table-cell office:value-type="float" office:value="214.226381">
                <text:p>214.226381</text:p>
              </table:table-cell>
              <table:table-cell office:value-type="float" office:value="214.056011">
                <text:p>214.056011</text:p>
              </table:table-cell>
              <table:table-cell office:value-type="float" office:value="207.253914">
                <text:p>207.253914</text:p>
              </table:table-cell>
              <table:table-cell office:value-type="float" office:value="246.062446">
                <text:p>246.062446</text:p>
              </table:table-cell>
              <table:table-cell office:value-type="float" office:value="225.734938">
                <text:p>225.734938</text:p>
              </table:table-cell>
              <table:table-cell office:value-type="float" office:value="234.873663">
                <text:p>234.873663</text:p>
              </table:table-cell>
              <table:table-cell office:value-type="float" office:value="218.82709">
                <text:p>218.82709</text:p>
              </table:table-cell>
              <table:table-cell office:value-type="float" office:value="211.170275">
                <text:p>211.17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14.039464">
                <text:p>214.039464</text:p>
              </table:table-cell>
              <table:table-cell office:value-type="float" office:value="212.512963">
                <text:p>212.512963</text:p>
              </table:table-cell>
              <table:table-cell office:value-type="float" office:value="216.998492">
                <text:p>216.998492</text:p>
              </table:table-cell>
              <table:table-cell office:value-type="float" office:value="216.071832">
                <text:p>216.071832</text:p>
              </table:table-cell>
              <table:table-cell office:value-type="float" office:value="207.760399">
                <text:p>207.760399</text:p>
              </table:table-cell>
              <table:table-cell office:value-type="float" office:value="221.68982">
                <text:p>221.68982</text:p>
              </table:table-cell>
              <table:table-cell office:value-type="float" office:value="221.69308">
                <text:p>221.69308</text:p>
              </table:table-cell>
              <table:table-cell office:value-type="float" office:value="264.027464">
                <text:p>264.027464</text:p>
              </table:table-cell>
              <table:table-cell office:value-type="float" office:value="235.114442">
                <text:p>235.114442</text:p>
              </table:table-cell>
              <table:table-cell office:value-type="float" office:value="211.076638">
                <text:p>211.076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17.59234">
                <text:p>217.59234</text:p>
              </table:table-cell>
              <table:table-cell office:value-type="float" office:value="217.89082">
                <text:p>217.89082</text:p>
              </table:table-cell>
              <table:table-cell office:value-type="float" office:value="201.366369">
                <text:p>201.366369</text:p>
              </table:table-cell>
              <table:table-cell office:value-type="float" office:value="208.270115">
                <text:p>208.270115</text:p>
              </table:table-cell>
              <table:table-cell office:value-type="float" office:value="211.261378">
                <text:p>211.261378</text:p>
              </table:table-cell>
              <table:table-cell office:value-type="float" office:value="207.910191">
                <text:p>207.910191</text:p>
              </table:table-cell>
              <table:table-cell office:value-type="float" office:value="219.516253">
                <text:p>219.516253</text:p>
              </table:table-cell>
              <table:table-cell office:value-type="float" office:value="232.656802">
                <text:p>232.656802</text:p>
              </table:table-cell>
              <table:table-cell office:value-type="float" office:value="205.815461">
                <text:p>205.815461</text:p>
              </table:table-cell>
              <table:table-cell office:value-type="float" office:value="212.098901">
                <text:p>212.098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07.019707">
                <text:p>207.019707</text:p>
              </table:table-cell>
              <table:table-cell office:value-type="float" office:value="211.463655">
                <text:p>211.463655</text:p>
              </table:table-cell>
              <table:table-cell office:value-type="float" office:value="212.963383">
                <text:p>212.963383</text:p>
              </table:table-cell>
              <table:table-cell office:value-type="float" office:value="202.764573">
                <text:p>202.764573</text:p>
              </table:table-cell>
              <table:table-cell office:value-type="float" office:value="215.35132">
                <text:p>215.35132</text:p>
              </table:table-cell>
              <table:table-cell office:value-type="float" office:value="204.290623">
                <text:p>204.290623</text:p>
              </table:table-cell>
              <table:table-cell office:value-type="float" office:value="222.923477">
                <text:p>222.923477</text:p>
              </table:table-cell>
              <table:table-cell office:value-type="float" office:value="230.571719">
                <text:p>230.571719</text:p>
              </table:table-cell>
              <table:table-cell office:value-type="float" office:value="208.729914">
                <text:p>208.729914</text:p>
              </table:table-cell>
              <table:table-cell office:value-type="float" office:value="210.251469">
                <text:p>210.251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98.130535">
                <text:p>198.130535</text:p>
              </table:table-cell>
              <table:table-cell office:value-type="float" office:value="201.026352">
                <text:p>201.026352</text:p>
              </table:table-cell>
              <table:table-cell office:value-type="float" office:value="198.978557">
                <text:p>198.978557</text:p>
              </table:table-cell>
              <table:table-cell office:value-type="float" office:value="188.707037">
                <text:p>188.707037</text:p>
              </table:table-cell>
              <table:table-cell office:value-type="float" office:value="208.408234">
                <text:p>208.408234</text:p>
              </table:table-cell>
              <table:table-cell office:value-type="float" office:value="215.836506">
                <text:p>215.836506</text:p>
              </table:table-cell>
              <table:table-cell office:value-type="float" office:value="229.6193">
                <text:p>229.6193</text:p>
              </table:table-cell>
              <table:table-cell office:value-type="float" office:value="243.3146">
                <text:p>243.3146</text:p>
              </table:table-cell>
              <table:table-cell office:value-type="float" office:value="203.105598">
                <text:p>203.105598</text:p>
              </table:table-cell>
              <table:table-cell office:value-type="float" office:value="212.824069">
                <text:p>212.824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04.65365">
                <text:p>204.65365</text:p>
              </table:table-cell>
              <table:table-cell office:value-type="float" office:value="195.587506">
                <text:p>195.587506</text:p>
              </table:table-cell>
              <table:table-cell office:value-type="float" office:value="194.413509">
                <text:p>194.413509</text:p>
              </table:table-cell>
              <table:table-cell office:value-type="float" office:value="180.711785">
                <text:p>180.711785</text:p>
              </table:table-cell>
              <table:table-cell office:value-type="float" office:value="197.888608">
                <text:p>197.888608</text:p>
              </table:table-cell>
              <table:table-cell office:value-type="float" office:value="201.865901">
                <text:p>201.865901</text:p>
              </table:table-cell>
              <table:table-cell office:value-type="float" office:value="248.482063">
                <text:p>248.482063</text:p>
              </table:table-cell>
              <table:table-cell office:value-type="float" office:value="233.799833">
                <text:p>233.799833</text:p>
              </table:table-cell>
              <table:table-cell office:value-type="float" office:value="221.02623">
                <text:p>221.02623</text:p>
              </table:table-cell>
              <table:table-cell office:value-type="float" office:value="210.307566">
                <text:p>210.307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97.783291">
                <text:p>197.783291</text:p>
              </table:table-cell>
              <table:table-cell office:value-type="float" office:value="192.831408">
                <text:p>192.831408</text:p>
              </table:table-cell>
              <table:table-cell office:value-type="float" office:value="192.417491">
                <text:p>192.417491</text:p>
              </table:table-cell>
              <table:table-cell office:value-type="float" office:value="195.555498">
                <text:p>195.555498</text:p>
              </table:table-cell>
              <table:table-cell office:value-type="float" office:value="200.062775">
                <text:p>200.062775</text:p>
              </table:table-cell>
              <table:table-cell office:value-type="float" office:value="198.079412">
                <text:p>198.079412</text:p>
              </table:table-cell>
              <table:table-cell office:value-type="float" office:value="229.557736">
                <text:p>229.557736</text:p>
              </table:table-cell>
              <table:table-cell office:value-type="float" office:value="233.266431">
                <text:p>233.266431</text:p>
              </table:table-cell>
              <table:table-cell office:value-type="float" office:value="207.960018">
                <text:p>207.960018</text:p>
              </table:table-cell>
              <table:table-cell office:value-type="float" office:value="221.479476">
                <text:p>221.47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90.504991">
                <text:p>190.504991</text:p>
              </table:table-cell>
              <table:table-cell office:value-type="float" office:value="182.624896">
                <text:p>182.624896</text:p>
              </table:table-cell>
              <table:table-cell office:value-type="float" office:value="175.197875">
                <text:p>175.197875</text:p>
              </table:table-cell>
              <table:table-cell office:value-type="float" office:value="169.113911">
                <text:p>169.113911</text:p>
              </table:table-cell>
              <table:table-cell office:value-type="float" office:value="193.628729">
                <text:p>193.628729</text:p>
              </table:table-cell>
              <table:table-cell office:value-type="float" office:value="190.371726">
                <text:p>190.371726</text:p>
              </table:table-cell>
              <table:table-cell office:value-type="float" office:value="221.160607">
                <text:p>221.160607</text:p>
              </table:table-cell>
              <table:table-cell office:value-type="float" office:value="256.003974">
                <text:p>256.003974</text:p>
              </table:table-cell>
              <table:table-cell office:value-type="float" office:value="205.266899">
                <text:p>205.266899</text:p>
              </table:table-cell>
              <table:table-cell office:value-type="float" office:value="198.822178">
                <text:p>198.822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89.538301">
                <text:p>189.538301</text:p>
              </table:table-cell>
              <table:table-cell office:value-type="float" office:value="184.48134">
                <text:p>184.48134</text:p>
              </table:table-cell>
              <table:table-cell office:value-type="float" office:value="168.497803">
                <text:p>168.497803</text:p>
              </table:table-cell>
              <table:table-cell office:value-type="float" office:value="172.260732">
                <text:p>172.260732</text:p>
              </table:table-cell>
              <table:table-cell office:value-type="float" office:value="199.752824">
                <text:p>199.752824</text:p>
              </table:table-cell>
              <table:table-cell office:value-type="float" office:value="192.615513">
                <text:p>192.615513</text:p>
              </table:table-cell>
              <table:table-cell office:value-type="float" office:value="225.033137">
                <text:p>225.033137</text:p>
              </table:table-cell>
              <table:table-cell office:value-type="float" office:value="227.811939">
                <text:p>227.811939</text:p>
              </table:table-cell>
              <table:table-cell office:value-type="float" office:value="201.931141">
                <text:p>201.931141</text:p>
              </table:table-cell>
              <table:table-cell office:value-type="float" office:value="192.908691">
                <text:p>192.908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81.949481">
                <text:p>181.949481</text:p>
              </table:table-cell>
              <table:table-cell office:value-type="float" office:value="174.85495">
                <text:p>174.85495</text:p>
              </table:table-cell>
              <table:table-cell office:value-type="float" office:value="135.604121">
                <text:p>135.604121</text:p>
              </table:table-cell>
              <table:table-cell office:value-type="float" office:value="166.088502">
                <text:p>166.088502</text:p>
              </table:table-cell>
              <table:table-cell office:value-type="float" office:value="185.780791">
                <text:p>185.780791</text:p>
              </table:table-cell>
              <table:table-cell office:value-type="float" office:value="190.030856">
                <text:p>190.030856</text:p>
              </table:table-cell>
              <table:table-cell office:value-type="float" office:value="211.985748">
                <text:p>211.985748</text:p>
              </table:table-cell>
              <table:table-cell office:value-type="float" office:value="210.211986">
                <text:p>210.211986</text:p>
              </table:table-cell>
              <table:table-cell office:value-type="float" office:value="209.408833">
                <text:p>209.408833</text:p>
              </table:table-cell>
              <table:table-cell office:value-type="float" office:value="198.628631">
                <text:p>198.628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18.404906">
                <text:p>118.404906</text:p>
              </table:table-cell>
              <table:table-cell office:value-type="float" office:value="119.07552">
                <text:p>119.07552</text:p>
              </table:table-cell>
              <table:table-cell office:value-type="float" office:value="86.849819">
                <text:p>86.849819</text:p>
              </table:table-cell>
              <table:table-cell office:value-type="float" office:value="169.875868">
                <text:p>169.875868</text:p>
              </table:table-cell>
              <table:table-cell office:value-type="float" office:value="169.499959">
                <text:p>169.499959</text:p>
              </table:table-cell>
              <table:table-cell office:value-type="float" office:value="192.792799">
                <text:p>192.792799</text:p>
              </table:table-cell>
              <table:table-cell office:value-type="float" office:value="213.637265">
                <text:p>213.637265</text:p>
              </table:table-cell>
              <table:table-cell office:value-type="float" office:value="219.428317">
                <text:p>219.428317</text:p>
              </table:table-cell>
              <table:table-cell office:value-type="float" office:value="195.370238">
                <text:p>195.370238</text:p>
              </table:table-cell>
              <table:table-cell office:value-type="float" office:value="198.631048">
                <text:p>198.631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24.814672">
                <text:p>124.814672</text:p>
              </table:table-cell>
              <table:table-cell office:value-type="float" office:value="115.107659">
                <text:p>115.107659</text:p>
              </table:table-cell>
              <table:table-cell office:value-type="float" office:value="92.091529">
                <text:p>92.091529</text:p>
              </table:table-cell>
              <table:table-cell office:value-type="float" office:value="171.718783">
                <text:p>171.718783</text:p>
              </table:table-cell>
              <table:table-cell office:value-type="float" office:value="144.991222">
                <text:p>144.991222</text:p>
              </table:table-cell>
              <table:table-cell office:value-type="float" office:value="170.788604">
                <text:p>170.788604</text:p>
              </table:table-cell>
              <table:table-cell office:value-type="float" office:value="212.31195">
                <text:p>212.31195</text:p>
              </table:table-cell>
              <table:table-cell office:value-type="float" office:value="206.303458">
                <text:p>206.303458</text:p>
              </table:table-cell>
              <table:table-cell office:value-type="float" office:value="183.495377">
                <text:p>183.495377</text:p>
              </table:table-cell>
              <table:table-cell office:value-type="float" office:value="203.302382">
                <text:p>203.302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99.611559">
                <text:p>99.611559</text:p>
              </table:table-cell>
              <table:table-cell office:value-type="float" office:value="99.484998">
                <text:p>99.484998</text:p>
              </table:table-cell>
              <table:table-cell office:value-type="float" office:value="93.276046">
                <text:p>93.276046</text:p>
              </table:table-cell>
              <table:table-cell office:value-type="float" office:value="161.308774">
                <text:p>161.308774</text:p>
              </table:table-cell>
              <table:table-cell office:value-type="float" office:value="140.959684">
                <text:p>140.959684</text:p>
              </table:table-cell>
              <table:table-cell office:value-type="float" office:value="173.046715">
                <text:p>173.046715</text:p>
              </table:table-cell>
              <table:table-cell office:value-type="float" office:value="215.299889">
                <text:p>215.299889</text:p>
              </table:table-cell>
              <table:table-cell office:value-type="float" office:value="192.371474">
                <text:p>192.371474</text:p>
              </table:table-cell>
              <table:table-cell office:value-type="float" office:value="188.496108">
                <text:p>188.496108</text:p>
              </table:table-cell>
              <table:table-cell office:value-type="float" office:value="183.586203">
                <text:p>183.586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96.504832">
                <text:p>96.504832</text:p>
              </table:table-cell>
              <table:table-cell office:value-type="float" office:value="91.52523">
                <text:p>91.52523</text:p>
              </table:table-cell>
              <table:table-cell office:value-type="float" office:value="90.185984">
                <text:p>90.185984</text:p>
              </table:table-cell>
              <table:table-cell office:value-type="float" office:value="160.192023">
                <text:p>160.192023</text:p>
              </table:table-cell>
              <table:table-cell office:value-type="float" office:value="142.463469">
                <text:p>142.463469</text:p>
              </table:table-cell>
              <table:table-cell office:value-type="float" office:value="101.327281">
                <text:p>101.327281</text:p>
              </table:table-cell>
              <table:table-cell office:value-type="float" office:value="213.230424">
                <text:p>213.230424</text:p>
              </table:table-cell>
              <table:table-cell office:value-type="float" office:value="192.344024">
                <text:p>192.344024</text:p>
              </table:table-cell>
              <table:table-cell office:value-type="float" office:value="183.207362">
                <text:p>183.207362</text:p>
              </table:table-cell>
              <table:table-cell office:value-type="float" office:value="158.139668">
                <text:p>158.139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4.442363">
                <text:p>74.442363</text:p>
              </table:table-cell>
              <table:table-cell office:value-type="float" office:value="66.698307">
                <text:p>66.698307</text:p>
              </table:table-cell>
              <table:table-cell office:value-type="float" office:value="89.885976">
                <text:p>89.885976</text:p>
              </table:table-cell>
              <table:table-cell office:value-type="float" office:value="150.221863">
                <text:p>150.221863</text:p>
              </table:table-cell>
              <table:table-cell office:value-type="float" office:value="131.361732">
                <text:p>131.361732</text:p>
              </table:table-cell>
              <table:table-cell office:value-type="float" office:value="93.486273">
                <text:p>93.486273</text:p>
              </table:table-cell>
              <table:table-cell office:value-type="float" office:value="202.733425">
                <text:p>202.733425</text:p>
              </table:table-cell>
              <table:table-cell office:value-type="float" office:value="176.574323">
                <text:p>176.574323</text:p>
              </table:table-cell>
              <table:table-cell office:value-type="float" office:value="178.985556">
                <text:p>178.985556</text:p>
              </table:table-cell>
              <table:table-cell office:value-type="float" office:value="145.443092">
                <text:p>145.443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82.028102">
                <text:p>82.028102</text:p>
              </table:table-cell>
              <table:table-cell office:value-type="float" office:value="70.986366">
                <text:p>70.986366</text:p>
              </table:table-cell>
              <table:table-cell office:value-type="float" office:value="72.11333">
                <text:p>72.11333</text:p>
              </table:table-cell>
              <table:table-cell office:value-type="float" office:value="159.65103">
                <text:p>159.65103</text:p>
              </table:table-cell>
              <table:table-cell office:value-type="float" office:value="119.449076">
                <text:p>119.449076</text:p>
              </table:table-cell>
              <table:table-cell office:value-type="float" office:value="107.948457">
                <text:p>107.948457</text:p>
              </table:table-cell>
              <table:table-cell office:value-type="float" office:value="203.149553">
                <text:p>203.149553</text:p>
              </table:table-cell>
              <table:table-cell office:value-type="float" office:value="145.174897">
                <text:p>145.174897</text:p>
              </table:table-cell>
              <table:table-cell office:value-type="float" office:value="126.7411">
                <text:p>126.7411</text:p>
              </table:table-cell>
              <table:table-cell office:value-type="float" office:value="127.092949">
                <text:p>127.092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70.618726">
                <text:p>70.618726</text:p>
              </table:table-cell>
              <table:table-cell office:value-type="float" office:value="51.682041">
                <text:p>51.682041</text:p>
              </table:table-cell>
              <table:table-cell office:value-type="float" office:value="81.510999">
                <text:p>81.510999</text:p>
              </table:table-cell>
              <table:table-cell office:value-type="float" office:value="120.869477">
                <text:p>120.869477</text:p>
              </table:table-cell>
              <table:table-cell office:value-type="float" office:value="99.664553">
                <text:p>99.664553</text:p>
              </table:table-cell>
              <table:table-cell office:value-type="float" office:value="86.14658">
                <text:p>86.14658</text:p>
              </table:table-cell>
              <table:table-cell office:value-type="float" office:value="192.482515">
                <text:p>192.482515</text:p>
              </table:table-cell>
              <table:table-cell office:value-type="float" office:value="110.282691">
                <text:p>110.282691</text:p>
              </table:table-cell>
              <table:table-cell office:value-type="float" office:value="108.338601">
                <text:p>108.338601</text:p>
              </table:table-cell>
              <table:table-cell office:value-type="float" office:value="96.274091">
                <text:p>96.274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4.150029">
                <text:p>64.150029</text:p>
              </table:table-cell>
              <table:table-cell office:value-type="float" office:value="51.504033">
                <text:p>51.504033</text:p>
              </table:table-cell>
              <table:table-cell office:value-type="float" office:value="76.855194">
                <text:p>76.855194</text:p>
              </table:table-cell>
              <table:table-cell office:value-type="float" office:value="109.161835">
                <text:p>109.161835</text:p>
              </table:table-cell>
              <table:table-cell office:value-type="float" office:value="81.575046">
                <text:p>81.575046</text:p>
              </table:table-cell>
              <table:table-cell office:value-type="float" office:value="102.558205">
                <text:p>102.558205</text:p>
              </table:table-cell>
              <table:table-cell office:value-type="float" office:value="197.040843">
                <text:p>197.040843</text:p>
              </table:table-cell>
              <table:table-cell office:value-type="float" office:value="94.583464">
                <text:p>94.583464</text:p>
              </table:table-cell>
              <table:table-cell office:value-type="float" office:value="103.965864">
                <text:p>103.965864</text:p>
              </table:table-cell>
              <table:table-cell office:value-type="float" office:value="87.345921">
                <text:p>87.345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3.707084">
                <text:p>73.707084</text:p>
              </table:table-cell>
              <table:table-cell office:value-type="float" office:value="118.61328">
                <text:p>118.61328</text:p>
              </table:table-cell>
              <table:table-cell office:value-type="float" office:value="80.213612">
                <text:p>80.213612</text:p>
              </table:table-cell>
              <table:table-cell office:value-type="float" office:value="98.265021">
                <text:p>98.265021</text:p>
              </table:table-cell>
              <table:table-cell office:value-type="float" office:value="65.857198">
                <text:p>65.857198</text:p>
              </table:table-cell>
              <table:table-cell office:value-type="float" office:value="83.944145">
                <text:p>83.944145</text:p>
              </table:table-cell>
              <table:table-cell office:value-type="float" office:value="188.420626">
                <text:p>188.420626</text:p>
              </table:table-cell>
              <table:table-cell office:value-type="float" office:value="75.073234">
                <text:p>75.073234</text:p>
              </table:table-cell>
              <table:table-cell office:value-type="float" office:value="80.121116">
                <text:p>80.121116</text:p>
              </table:table-cell>
              <table:table-cell office:value-type="float" office:value="74.744185">
                <text:p>74.744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6.55981">
                <text:p>56.55981</text:p>
              </table:table-cell>
              <table:table-cell office:value-type="float" office:value="62.159561">
                <text:p>62.159561</text:p>
              </table:table-cell>
              <table:table-cell office:value-type="float" office:value="86.772789">
                <text:p>86.772789</text:p>
              </table:table-cell>
              <table:table-cell office:value-type="float" office:value="87.993975">
                <text:p>87.993975</text:p>
              </table:table-cell>
              <table:table-cell office:value-type="float" office:value="68.455776">
                <text:p>68.455776</text:p>
              </table:table-cell>
              <table:table-cell office:value-type="float" office:value="110.132207">
                <text:p>110.132207</text:p>
              </table:table-cell>
              <table:table-cell office:value-type="float" office:value="153.581175">
                <text:p>153.581175</text:p>
              </table:table-cell>
              <table:table-cell office:value-type="float" office:value="65.254455">
                <text:p>65.254455</text:p>
              </table:table-cell>
              <table:table-cell office:value-type="float" office:value="72.395591">
                <text:p>72.395591</text:p>
              </table:table-cell>
              <table:table-cell office:value-type="float" office:value="55.832181">
                <text:p>55.832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9.988705">
                <text:p>59.988705</text:p>
              </table:table-cell>
              <table:table-cell office:value-type="float" office:value="59.512591">
                <text:p>59.512591</text:p>
              </table:table-cell>
              <table:table-cell office:value-type="float" office:value="73.176198">
                <text:p>73.176198</text:p>
              </table:table-cell>
              <table:table-cell office:value-type="float" office:value="90.015565">
                <text:p>90.015565</text:p>
              </table:table-cell>
              <table:table-cell office:value-type="float" office:value="48.662063">
                <text:p>48.662063</text:p>
              </table:table-cell>
              <table:table-cell office:value-type="float" office:value="112.261872">
                <text:p>112.261872</text:p>
              </table:table-cell>
              <table:table-cell office:value-type="float" office:value="120.507379">
                <text:p>120.507379</text:p>
              </table:table-cell>
              <table:table-cell office:value-type="float" office:value="68.152815">
                <text:p>68.152815</text:p>
              </table:table-cell>
              <table:table-cell office:value-type="float" office:value="84.157057">
                <text:p>84.157057</text:p>
              </table:table-cell>
              <table:table-cell office:value-type="float" office:value="59.993554">
                <text:p>59.993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0.811469">
                <text:p>50.811469</text:p>
              </table:table-cell>
              <table:table-cell office:value-type="float" office:value="48.452618">
                <text:p>48.452618</text:p>
              </table:table-cell>
              <table:table-cell office:value-type="float" office:value="71.689372">
                <text:p>71.689372</text:p>
              </table:table-cell>
              <table:table-cell office:value-type="float" office:value="69.42307">
                <text:p>69.42307</text:p>
              </table:table-cell>
              <table:table-cell office:value-type="float" office:value="59.653397">
                <text:p>59.653397</text:p>
              </table:table-cell>
              <table:table-cell office:value-type="float" office:value="90.104613">
                <text:p>90.104613</text:p>
              </table:table-cell>
              <table:table-cell office:value-type="float" office:value="120.900023">
                <text:p>120.900023</text:p>
              </table:table-cell>
              <table:table-cell office:value-type="float" office:value="62.109003">
                <text:p>62.109003</text:p>
              </table:table-cell>
              <table:table-cell office:value-type="float" office:value="65.825815">
                <text:p>65.825815</text:p>
              </table:table-cell>
              <table:table-cell office:value-type="float" office:value="43.907737">
                <text:p>43.907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69.23084">
                <text:p>69.23084</text:p>
              </table:table-cell>
              <table:table-cell office:value-type="float" office:value="62.372637">
                <text:p>62.372637</text:p>
              </table:table-cell>
              <table:table-cell office:value-type="float" office:value="67.600808">
                <text:p>67.600808</text:p>
              </table:table-cell>
              <table:table-cell office:value-type="float" office:value="74.253613">
                <text:p>74.253613</text:p>
              </table:table-cell>
              <table:table-cell office:value-type="float" office:value="48.563183">
                <text:p>48.563183</text:p>
              </table:table-cell>
              <table:table-cell office:value-type="float" office:value="97.091596">
                <text:p>97.091596</text:p>
              </table:table-cell>
              <table:table-cell office:value-type="float" office:value="111.393798">
                <text:p>111.393798</text:p>
              </table:table-cell>
              <table:table-cell office:value-type="float" office:value="46.945099">
                <text:p>46.945099</text:p>
              </table:table-cell>
              <table:table-cell office:value-type="float" office:value="63.335367">
                <text:p>63.335367</text:p>
              </table:table-cell>
              <table:table-cell office:value-type="float" office:value="57.244656">
                <text:p>57.244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05.80627">
                <text:p>105.80627</text:p>
              </table:table-cell>
              <table:table-cell office:value-type="float" office:value="58.910773">
                <text:p>58.910773</text:p>
              </table:table-cell>
              <table:table-cell office:value-type="float" office:value="73.716743">
                <text:p>73.716743</text:p>
              </table:table-cell>
              <table:table-cell office:value-type="float" office:value="52.779475">
                <text:p>52.779475</text:p>
              </table:table-cell>
              <table:table-cell office:value-type="float" office:value="43.648018">
                <text:p>43.648018</text:p>
              </table:table-cell>
              <table:table-cell office:value-type="float" office:value="71.716215">
                <text:p>71.716215</text:p>
              </table:table-cell>
              <table:table-cell office:value-type="float" office:value="96.984123">
                <text:p>96.984123</text:p>
              </table:table-cell>
              <table:table-cell office:value-type="float" office:value="45.799235">
                <text:p>45.799235</text:p>
              </table:table-cell>
              <table:table-cell office:value-type="float" office:value="70.59024">
                <text:p>70.59024</text:p>
              </table:table-cell>
              <table:table-cell office:value-type="float" office:value="53.913559">
                <text:p>53.913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5.92762">
                <text:p>75.92762</text:p>
              </table:table-cell>
              <table:table-cell office:value-type="float" office:value="39.633118">
                <text:p>39.633118</text:p>
              </table:table-cell>
              <table:table-cell office:value-type="float" office:value="65.15616">
                <text:p>65.15616</text:p>
              </table:table-cell>
              <table:table-cell office:value-type="float" office:value="47.827372">
                <text:p>47.827372</text:p>
              </table:table-cell>
              <table:table-cell office:value-type="float" office:value="44.38949">
                <text:p>44.38949</text:p>
              </table:table-cell>
              <table:table-cell office:value-type="float" office:value="72.582775">
                <text:p>72.582775</text:p>
              </table:table-cell>
              <table:table-cell office:value-type="float" office:value="122.967424">
                <text:p>122.967424</text:p>
              </table:table-cell>
              <table:table-cell office:value-type="float" office:value="41.661235">
                <text:p>41.661235</text:p>
              </table:table-cell>
              <table:table-cell office:value-type="float" office:value="62.628636">
                <text:p>62.628636</text:p>
              </table:table-cell>
              <table:table-cell office:value-type="float" office:value="45.612772">
                <text:p>45.612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4.302668">
                <text:p>84.302668</text:p>
              </table:table-cell>
              <table:table-cell office:value-type="float" office:value="37.155142">
                <text:p>37.155142</text:p>
              </table:table-cell>
              <table:table-cell office:value-type="float" office:value="57.207187">
                <text:p>57.207187</text:p>
              </table:table-cell>
              <table:table-cell office:value-type="float" office:value="49.297295">
                <text:p>49.297295</text:p>
              </table:table-cell>
              <table:table-cell office:value-type="float" office:value="39.823005">
                <text:p>39.823005</text:p>
              </table:table-cell>
              <table:table-cell office:value-type="float" office:value="67.103914">
                <text:p>67.103914</text:p>
              </table:table-cell>
              <table:table-cell office:value-type="float" office:value="86.161514">
                <text:p>86.161514</text:p>
              </table:table-cell>
              <table:table-cell office:value-type="float" office:value="39.353078">
                <text:p>39.353078</text:p>
              </table:table-cell>
              <table:table-cell office:value-type="float" office:value="45.818045">
                <text:p>45.818045</text:p>
              </table:table-cell>
              <table:table-cell office:value-type="float" office:value="47.581073">
                <text:p>47.581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6.250588">
                <text:p>66.250588</text:p>
              </table:table-cell>
              <table:table-cell office:value-type="float" office:value="40.752215">
                <text:p>40.752215</text:p>
              </table:table-cell>
              <table:table-cell office:value-type="float" office:value="63.941642">
                <text:p>63.941642</text:p>
              </table:table-cell>
              <table:table-cell office:value-type="float" office:value="48.958787">
                <text:p>48.958787</text:p>
              </table:table-cell>
              <table:table-cell office:value-type="float" office:value="44.949651">
                <text:p>44.949651</text:p>
              </table:table-cell>
              <table:table-cell office:value-type="float" office:value="52.235679">
                <text:p>52.235679</text:p>
              </table:table-cell>
              <table:table-cell office:value-type="float" office:value="85.44201">
                <text:p>85.44201</text:p>
              </table:table-cell>
              <table:table-cell office:value-type="float" office:value="36.038975">
                <text:p>36.038975</text:p>
              </table:table-cell>
              <table:table-cell office:value-type="float" office:value="61.53425">
                <text:p>61.53425</text:p>
              </table:table-cell>
              <table:table-cell office:value-type="float" office:value="44.761113">
                <text:p>44.761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50.697089">
                <text:p>50.697089</text:p>
              </table:table-cell>
              <table:table-cell office:value-type="float" office:value="36.807554">
                <text:p>36.807554</text:p>
              </table:table-cell>
              <table:table-cell office:value-type="float" office:value="65.266389">
                <text:p>65.266389</text:p>
              </table:table-cell>
              <table:table-cell office:value-type="float" office:value="38.79194">
                <text:p>38.79194</text:p>
              </table:table-cell>
              <table:table-cell office:value-type="float" office:value="46.222693">
                <text:p>46.222693</text:p>
              </table:table-cell>
              <table:table-cell office:value-type="float" office:value="54.225206">
                <text:p>54.225206</text:p>
              </table:table-cell>
              <table:table-cell office:value-type="float" office:value="66.197675">
                <text:p>66.197675</text:p>
              </table:table-cell>
              <table:table-cell office:value-type="float" office:value="37.701162">
                <text:p>37.701162</text:p>
              </table:table-cell>
              <table:table-cell office:value-type="float" office:value="42.528014">
                <text:p>42.528014</text:p>
              </table:table-cell>
              <table:table-cell office:value-type="float" office:value="40.296769">
                <text:p>40.296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46.749335">
                <text:p>46.749335</text:p>
              </table:table-cell>
              <table:table-cell office:value-type="float" office:value="41.012884">
                <text:p>41.012884</text:p>
              </table:table-cell>
              <table:table-cell office:value-type="float" office:value="56.28828">
                <text:p>56.28828</text:p>
              </table:table-cell>
              <table:table-cell office:value-type="float" office:value="43.572867">
                <text:p>43.572867</text:p>
              </table:table-cell>
              <table:table-cell office:value-type="float" office:value="34.217873">
                <text:p>34.217873</text:p>
              </table:table-cell>
              <table:table-cell office:value-type="float" office:value="42.075862">
                <text:p>42.075862</text:p>
              </table:table-cell>
              <table:table-cell office:value-type="float" office:value="57.186936">
                <text:p>57.186936</text:p>
              </table:table-cell>
              <table:table-cell office:value-type="float" office:value="35.107022">
                <text:p>35.107022</text:p>
              </table:table-cell>
              <table:table-cell office:value-type="float" office:value="34.299467">
                <text:p>34.299467</text:p>
              </table:table-cell>
              <table:table-cell office:value-type="float" office:value="38.455797">
                <text:p>38.455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0.295735">
                <text:p>50.295735</text:p>
              </table:table-cell>
              <table:table-cell office:value-type="float" office:value="37.779244">
                <text:p>37.779244</text:p>
              </table:table-cell>
              <table:table-cell office:value-type="float" office:value="52.533405">
                <text:p>52.533405</text:p>
              </table:table-cell>
              <table:table-cell office:value-type="float" office:value="39.253094">
                <text:p>39.253094</text:p>
              </table:table-cell>
              <table:table-cell office:value-type="float" office:value="36.500542">
                <text:p>36.500542</text:p>
              </table:table-cell>
              <table:table-cell office:value-type="float" office:value="39.305465">
                <text:p>39.305465</text:p>
              </table:table-cell>
              <table:table-cell office:value-type="float" office:value="50.25412">
                <text:p>50.25412</text:p>
              </table:table-cell>
              <table:table-cell office:value-type="float" office:value="34.37939">
                <text:p>34.37939</text:p>
              </table:table-cell>
              <table:table-cell office:value-type="float" office:value="35.239335">
                <text:p>35.239335</text:p>
              </table:table-cell>
              <table:table-cell office:value-type="float" office:value="43.739795">
                <text:p>43.739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41.264897">
                <text:p>41.264897</text:p>
              </table:table-cell>
              <table:table-cell office:value-type="float" office:value="37.444793">
                <text:p>37.444793</text:p>
              </table:table-cell>
              <table:table-cell office:value-type="float" office:value="46.509742">
                <text:p>46.509742</text:p>
              </table:table-cell>
              <table:table-cell office:value-type="float" office:value="38.870286">
                <text:p>38.870286</text:p>
              </table:table-cell>
              <table:table-cell office:value-type="float" office:value="35.027411">
                <text:p>35.027411</text:p>
              </table:table-cell>
              <table:table-cell office:value-type="float" office:value="46.853954">
                <text:p>46.853954</text:p>
              </table:table-cell>
              <table:table-cell office:value-type="float" office:value="45.935113">
                <text:p>45.935113</text:p>
              </table:table-cell>
              <table:table-cell office:value-type="float" office:value="37.153621">
                <text:p>37.153621</text:p>
              </table:table-cell>
              <table:table-cell office:value-type="float" office:value="35.628785">
                <text:p>35.628785</text:p>
              </table:table-cell>
              <table:table-cell office:value-type="float" office:value="36.805183">
                <text:p>36.805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0.004905">
                <text:p>40.004905</text:p>
              </table:table-cell>
              <table:table-cell office:value-type="float" office:value="34.883111">
                <text:p>34.883111</text:p>
              </table:table-cell>
              <table:table-cell office:value-type="float" office:value="42.432111">
                <text:p>42.432111</text:p>
              </table:table-cell>
              <table:table-cell office:value-type="float" office:value="36.340571">
                <text:p>36.340571</text:p>
              </table:table-cell>
              <table:table-cell office:value-type="float" office:value="37.542545">
                <text:p>37.542545</text:p>
              </table:table-cell>
              <table:table-cell office:value-type="float" office:value="39.673003">
                <text:p>39.673003</text:p>
              </table:table-cell>
              <table:table-cell office:value-type="float" office:value="44.622534">
                <text:p>44.622534</text:p>
              </table:table-cell>
              <table:table-cell office:value-type="float" office:value="36.778932">
                <text:p>36.778932</text:p>
              </table:table-cell>
              <table:table-cell office:value-type="float" office:value="35.1945">
                <text:p>35.1945</text:p>
              </table:table-cell>
              <table:table-cell office:value-type="float" office:value="38.764333">
                <text:p>38.764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8.315334">
                <text:p>38.315334</text:p>
              </table:table-cell>
              <table:table-cell office:value-type="float" office:value="33.369165">
                <text:p>33.369165</text:p>
              </table:table-cell>
              <table:table-cell office:value-type="float" office:value="51.113742">
                <text:p>51.113742</text:p>
              </table:table-cell>
              <table:table-cell office:value-type="float" office:value="33.920904">
                <text:p>33.920904</text:p>
              </table:table-cell>
              <table:table-cell office:value-type="float" office:value="36.647056">
                <text:p>36.647056</text:p>
              </table:table-cell>
              <table:table-cell office:value-type="float" office:value="44.579175">
                <text:p>44.579175</text:p>
              </table:table-cell>
              <table:table-cell office:value-type="float" office:value="52.044093">
                <text:p>52.044093</text:p>
              </table:table-cell>
              <table:table-cell office:value-type="float" office:value="35.182448">
                <text:p>35.182448</text:p>
              </table:table-cell>
              <table:table-cell office:value-type="float" office:value="36.446518">
                <text:p>36.446518</text:p>
              </table:table-cell>
              <table:table-cell office:value-type="float" office:value="36.066268">
                <text:p>36.0662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34.818171">
                <text:p>34.818171</text:p>
              </table:table-cell>
              <table:table-cell office:value-type="float" office:value="36.335811">
                <text:p>36.335811</text:p>
              </table:table-cell>
              <table:table-cell office:value-type="float" office:value="41.347314">
                <text:p>41.347314</text:p>
              </table:table-cell>
              <table:table-cell office:value-type="float" office:value="31.00306">
                <text:p>31.00306</text:p>
              </table:table-cell>
              <table:table-cell office:value-type="float" office:value="38.199819">
                <text:p>38.199819</text:p>
              </table:table-cell>
              <table:table-cell office:value-type="float" office:value="35.764315">
                <text:p>35.764315</text:p>
              </table:table-cell>
              <table:table-cell office:value-type="float" office:value="39.65438">
                <text:p>39.65438</text:p>
              </table:table-cell>
              <table:table-cell office:value-type="float" office:value="35.216503">
                <text:p>35.216503</text:p>
              </table:table-cell>
              <table:table-cell office:value-type="float" office:value="36.141097">
                <text:p>36.141097</text:p>
              </table:table-cell>
              <table:table-cell office:value-type="float" office:value="41.637094">
                <text:p>41.637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7.028061">
                <text:p>37.028061</text:p>
              </table:table-cell>
              <table:table-cell office:value-type="float" office:value="33.865994">
                <text:p>33.865994</text:p>
              </table:table-cell>
              <table:table-cell office:value-type="float" office:value="41.616691">
                <text:p>41.616691</text:p>
              </table:table-cell>
              <table:table-cell office:value-type="float" office:value="36.581528">
                <text:p>36.581528</text:p>
              </table:table-cell>
              <table:table-cell office:value-type="float" office:value="33.904978">
                <text:p>33.904978</text:p>
              </table:table-cell>
              <table:table-cell office:value-type="float" office:value="39.183273">
                <text:p>39.183273</text:p>
              </table:table-cell>
              <table:table-cell office:value-type="float" office:value="40.004023">
                <text:p>40.004023</text:p>
              </table:table-cell>
              <table:table-cell office:value-type="float" office:value="46.572169">
                <text:p>46.572169</text:p>
              </table:table-cell>
              <table:table-cell office:value-type="float" office:value="34.590401">
                <text:p>34.590401</text:p>
              </table:table-cell>
              <table:table-cell office:value-type="float" office:value="37.326617">
                <text:p>37.326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9.136047">
                <text:p>39.136047</text:p>
              </table:table-cell>
              <table:table-cell office:value-type="float" office:value="34.191042">
                <text:p>34.191042</text:p>
              </table:table-cell>
              <table:table-cell office:value-type="float" office:value="32.573821">
                <text:p>32.573821</text:p>
              </table:table-cell>
              <table:table-cell office:value-type="float" office:value="38.118336">
                <text:p>38.118336</text:p>
              </table:table-cell>
              <table:table-cell office:value-type="float" office:value="39.197325">
                <text:p>39.197325</text:p>
              </table:table-cell>
              <table:table-cell office:value-type="float" office:value="35.622153">
                <text:p>35.622153</text:p>
              </table:table-cell>
              <table:table-cell office:value-type="float" office:value="36.007438">
                <text:p>36.007438</text:p>
              </table:table-cell>
              <table:table-cell office:value-type="float" office:value="42.82614">
                <text:p>42.82614</text:p>
              </table:table-cell>
              <table:table-cell office:value-type="float" office:value="33.357319">
                <text:p>33.357319</text:p>
              </table:table-cell>
              <table:table-cell office:value-type="float" office:value="36.987073">
                <text:p>36.987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32.814253">
                <text:p>32.814253</text:p>
              </table:table-cell>
              <table:table-cell office:value-type="float" office:value="33.738606">
                <text:p>33.738606</text:p>
              </table:table-cell>
              <table:table-cell office:value-type="float" office:value="35.700485">
                <text:p>35.700485</text:p>
              </table:table-cell>
              <table:table-cell office:value-type="float" office:value="34.909072">
                <text:p>34.909072</text:p>
              </table:table-cell>
              <table:table-cell office:value-type="float" office:value="44.36408">
                <text:p>44.36408</text:p>
              </table:table-cell>
              <table:table-cell office:value-type="float" office:value="35.152696">
                <text:p>35.152696</text:p>
              </table:table-cell>
              <table:table-cell office:value-type="float" office:value="32.319286">
                <text:p>32.319286</text:p>
              </table:table-cell>
              <table:table-cell office:value-type="float" office:value="37.251155">
                <text:p>37.251155</text:p>
              </table:table-cell>
              <table:table-cell office:value-type="float" office:value="38.584283">
                <text:p>38.584283</text:p>
              </table:table-cell>
              <table:table-cell office:value-type="float" office:value="34.894293">
                <text:p>34.894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35.977778">
                <text:p>35.977778</text:p>
              </table:table-cell>
              <table:table-cell office:value-type="float" office:value="53.867006">
                <text:p>53.867006</text:p>
              </table:table-cell>
              <table:table-cell office:value-type="float" office:value="33.25581">
                <text:p>33.25581</text:p>
              </table:table-cell>
              <table:table-cell office:value-type="float" office:value="92.9329">
                <text:p>92.9329</text:p>
              </table:table-cell>
              <table:table-cell office:value-type="float" office:value="66.106173">
                <text:p>66.106173</text:p>
              </table:table-cell>
              <table:table-cell office:value-type="float" office:value="40.643833">
                <text:p>40.643833</text:p>
              </table:table-cell>
              <table:table-cell office:value-type="float" office:value="34.109157">
                <text:p>34.109157</text:p>
              </table:table-cell>
              <table:table-cell office:value-type="float" office:value="57.951215">
                <text:p>57.951215</text:p>
              </table:table-cell>
              <table:table-cell office:value-type="float" office:value="54.896172">
                <text:p>54.896172</text:p>
              </table:table-cell>
              <table:table-cell office:value-type="float" office:value="32.977409">
                <text:p>32.977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48.621494">
                <text:p>48.621494</text:p>
              </table:table-cell>
              <table:table-cell office:value-type="float" office:value="36.29035">
                <text:p>36.29035</text:p>
              </table:table-cell>
              <table:table-cell office:value-type="float" office:value="34.537756">
                <text:p>34.537756</text:p>
              </table:table-cell>
              <table:table-cell office:value-type="float" office:value="86.898217">
                <text:p>86.898217</text:p>
              </table:table-cell>
              <table:table-cell office:value-type="float" office:value="80.821826">
                <text:p>80.821826</text:p>
              </table:table-cell>
              <table:table-cell office:value-type="float" office:value="35.342223">
                <text:p>35.342223</text:p>
              </table:table-cell>
              <table:table-cell office:value-type="float" office:value="33.009637">
                <text:p>33.009637</text:p>
              </table:table-cell>
              <table:table-cell office:value-type="float" office:value="65.423306">
                <text:p>65.423306</text:p>
              </table:table-cell>
              <table:table-cell office:value-type="float" office:value="49.026819">
                <text:p>49.026819</text:p>
              </table:table-cell>
              <table:table-cell office:value-type="float" office:value="35.094174">
                <text:p>35.094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7.130381">
                <text:p>47.130381</text:p>
              </table:table-cell>
              <table:table-cell office:value-type="float" office:value="44.403478">
                <text:p>44.403478</text:p>
              </table:table-cell>
              <table:table-cell office:value-type="float" office:value="34.836037">
                <text:p>34.836037</text:p>
              </table:table-cell>
              <table:table-cell office:value-type="float" office:value="71.714013">
                <text:p>71.714013</text:p>
              </table:table-cell>
              <table:table-cell office:value-type="float" office:value="76.193456">
                <text:p>76.193456</text:p>
              </table:table-cell>
              <table:table-cell office:value-type="float" office:value="33.98156">
                <text:p>33.98156</text:p>
              </table:table-cell>
              <table:table-cell office:value-type="float" office:value="36.197988">
                <text:p>36.197988</text:p>
              </table:table-cell>
              <table:table-cell office:value-type="float" office:value="61.72625">
                <text:p>61.72625</text:p>
              </table:table-cell>
              <table:table-cell office:value-type="float" office:value="36.980698">
                <text:p>36.980698</text:p>
              </table:table-cell>
              <table:table-cell office:value-type="float" office:value="35.72452">
                <text:p>35.72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61.779924">
                <text:p>61.779924</text:p>
              </table:table-cell>
              <table:table-cell office:value-type="float" office:value="67.354361">
                <text:p>67.354361</text:p>
              </table:table-cell>
              <table:table-cell office:value-type="float" office:value="36.800647">
                <text:p>36.800647</text:p>
              </table:table-cell>
              <table:table-cell office:value-type="float" office:value="85.659975">
                <text:p>85.659975</text:p>
              </table:table-cell>
              <table:table-cell office:value-type="float" office:value="88.840657">
                <text:p>88.840657</text:p>
              </table:table-cell>
              <table:table-cell office:value-type="float" office:value="60.09186">
                <text:p>60.09186</text:p>
              </table:table-cell>
              <table:table-cell office:value-type="float" office:value="44.521115">
                <text:p>44.521115</text:p>
              </table:table-cell>
              <table:table-cell office:value-type="float" office:value="72.834763">
                <text:p>72.834763</text:p>
              </table:table-cell>
              <table:table-cell office:value-type="float" office:value="67.568229">
                <text:p>67.568229</text:p>
              </table:table-cell>
              <table:table-cell office:value-type="float" office:value="35.576199">
                <text:p>35.576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7.516967">
                <text:p>87.516967</text:p>
              </table:table-cell>
              <table:table-cell office:value-type="float" office:value="68.136942">
                <text:p>68.136942</text:p>
              </table:table-cell>
              <table:table-cell office:value-type="float" office:value="72.63898">
                <text:p>72.63898</text:p>
              </table:table-cell>
              <table:table-cell office:value-type="float" office:value="83.12019">
                <text:p>83.12019</text:p>
              </table:table-cell>
              <table:table-cell office:value-type="float" office:value="88.663746">
                <text:p>88.663746</text:p>
              </table:table-cell>
              <table:table-cell office:value-type="float" office:value="84.13989">
                <text:p>84.13989</text:p>
              </table:table-cell>
              <table:table-cell office:value-type="float" office:value="86.585713">
                <text:p>86.585713</text:p>
              </table:table-cell>
              <table:table-cell office:value-type="float" office:value="66.268112">
                <text:p>66.268112</text:p>
              </table:table-cell>
              <table:table-cell office:value-type="float" office:value="62.103169">
                <text:p>62.103169</text:p>
              </table:table-cell>
              <table:table-cell office:value-type="float" office:value="65.652067">
                <text:p>65.652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7.785354">
                <text:p>77.785354</text:p>
              </table:table-cell>
              <table:table-cell office:value-type="float" office:value="62.669757">
                <text:p>62.669757</text:p>
              </table:table-cell>
              <table:table-cell office:value-type="float" office:value="66.242025">
                <text:p>66.242025</text:p>
              </table:table-cell>
              <table:table-cell office:value-type="float" office:value="82.41414">
                <text:p>82.41414</text:p>
              </table:table-cell>
              <table:table-cell office:value-type="float" office:value="88.721289">
                <text:p>88.721289</text:p>
              </table:table-cell>
              <table:table-cell office:value-type="float" office:value="73.634355">
                <text:p>73.634355</text:p>
              </table:table-cell>
              <table:table-cell office:value-type="float" office:value="79.98573">
                <text:p>79.98573</text:p>
              </table:table-cell>
              <table:table-cell office:value-type="float" office:value="67.724236">
                <text:p>67.724236</text:p>
              </table:table-cell>
              <table:table-cell office:value-type="float" office:value="65.579181">
                <text:p>65.579181</text:p>
              </table:table-cell>
              <table:table-cell office:value-type="float" office:value="66.7043">
                <text:p>66.7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50.399082">
                <text:p>50.399082</text:p>
              </table:table-cell>
              <table:table-cell office:value-type="float" office:value="13.556581">
                <text:p>13.556581</text:p>
              </table:table-cell>
              <table:table-cell office:value-type="float" office:value="64.502933">
                <text:p>64.502933</text:p>
              </table:table-cell>
              <table:table-cell office:value-type="float" office:value="66.045187">
                <text:p>66.045187</text:p>
              </table:table-cell>
              <table:table-cell office:value-type="float" office:value="86.526424">
                <text:p>86.526424</text:p>
              </table:table-cell>
              <table:table-cell office:value-type="float" office:value="30.579888">
                <text:p>30.579888</text:p>
              </table:table-cell>
              <table:table-cell office:value-type="float" office:value="73.953826">
                <text:p>73.953826</text:p>
              </table:table-cell>
              <table:table-cell office:value-type="float" office:value="40.66026">
                <text:p>40.66026</text:p>
              </table:table-cell>
              <table:table-cell office:value-type="float" office:value="NaN">
                <text:p>NaN</text:p>
              </table:table-cell>
              <table:table-cell office:value-type="float" office:value="34.302768">
                <text:p>34.3027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